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280000006821B01716AE21F21E.tif" manifest:media-type="image/tiff"/>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Cambria Math" svg:font-family="'Cambria Math'" style:font-family-generic="roman" style:font-pitch="variable"/>
    <style:font-face style:name="Cambria Math1" svg:font-family="'Cambria Math'"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Mangal" svg:font-family="Mangal" style:font-family-generic="system" style:font-pitch="variable"/>
    <style:font-face style:name="Noto Sans CJK SC" svg:font-family="'Noto Sans CJK SC'" style:font-family-generic="system" style:font-pitch="variable"/>
    <style:font-face style:name="Segoe UI" svg:font-family="'Segoe UI'" style:font-family-generic="roman"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arial" svg:font-family="arial" style:font-family-generic="roman" style:font-pitch="variable"/>
    <style:font-face style:name="arial1" svg:font-family="arial" style:font-family-generic="swiss"/>
  </office:font-face-decls>
  <office:automatic-styles>
    <style:style style:name="P1" style:family="paragraph" style:parent-style-name="LO-normal">
      <style:paragraph-properties fo:line-height="150%" fo:text-align="justify" style:justify-single-word="false"/>
    </style:style>
    <style:style style:name="P2" style:family="paragraph" style:parent-style-name="Text_20_body">
      <style:paragraph-properties fo:line-height="150%" fo:text-align="justify" style:justify-single-word="false"/>
    </style:style>
    <style:style style:name="P3" style:family="paragraph" style:parent-style-name="LO-normal">
      <style:paragraph-properties fo:line-height="150%" fo:text-align="justify" style:justify-single-word="false"/>
      <style:text-properties officeooo:paragraph-rsid="01147818"/>
    </style:style>
    <style:style style:name="P4" style:family="paragraph" style:parent-style-name="LO-normal">
      <style:paragraph-properties fo:line-height="150%" fo:text-align="justify" style:justify-single-word="false"/>
      <style:text-properties officeooo:paragraph-rsid="0115e083"/>
    </style:style>
    <style:style style:name="P5" style:family="paragraph" style:parent-style-name="LO-normal">
      <style:paragraph-properties fo:line-height="150%" fo:text-align="justify" style:justify-single-word="false"/>
      <style:text-properties officeooo:paragraph-rsid="01187d12"/>
    </style:style>
    <style:style style:name="P6" style:family="paragraph" style:parent-style-name="LO-normal">
      <style:paragraph-properties fo:line-height="150%" fo:text-align="justify" style:justify-single-word="false"/>
      <style:text-properties officeooo:paragraph-rsid="014c77c7"/>
    </style:style>
    <style:style style:name="P7" style:family="paragraph" style:parent-style-name="LO-normal">
      <style:paragraph-properties fo:line-height="150%" fo:text-align="justify" style:justify-single-word="false"/>
      <style:text-properties officeooo:paragraph-rsid="016eb567"/>
    </style:style>
    <style:style style:name="P8" style:family="paragraph" style:parent-style-name="LO-normal">
      <style:paragraph-properties fo:line-height="150%" fo:text-align="justify" style:justify-single-word="false"/>
      <style:text-properties officeooo:paragraph-rsid="01b13d40"/>
    </style:style>
    <style:style style:name="P9" style:family="paragraph" style:parent-style-name="LO-normal">
      <style:paragraph-properties fo:line-height="150%" fo:text-align="justify" style:justify-single-word="false"/>
      <style:text-properties officeooo:paragraph-rsid="01b8fd0d"/>
    </style:style>
    <style:style style:name="P10" style:family="paragraph" style:parent-style-name="Standard">
      <style:text-properties fo:font-size="10pt" fo:language="en" fo:country="US" style:font-size-asian="10pt" style:language-asian="zh" style:country-asian="CN" style:font-size-complex="10pt" style:language-complex="hi" style:country-complex="IN"/>
    </style:style>
    <style:style style:name="P11" style:family="paragraph" style:parent-style-name="Standard">
      <style:paragraph-properties fo:text-align="justify" style:justify-single-word="false"/>
      <style:text-properties fo:font-size="10pt" fo:language="en" fo:country="US" style:font-size-asian="10pt" style:language-asian="zh" style:country-asian="CN" style:font-size-complex="10pt" style:language-complex="hi" style:country-complex="IN"/>
    </style:style>
    <style:style style:name="P12" style:family="paragraph" style:parent-style-name="LO-normal">
      <style:paragraph-properties fo:margin-left="1.101cm" fo:margin-right="0cm" fo:line-height="100%" fo:orphans="0" fo:widows="0" fo:text-indent="-1.101cm" style:auto-text-indent="false"/>
      <style:text-properties fo:font-size="10pt" fo:language="en" fo:country="US" style:font-size-asian="10pt" style:language-asian="zh" style:country-asian="CN" style:font-size-complex="10pt" style:language-complex="hi" style:country-complex="IN"/>
    </style:style>
    <style:style style:name="P13" style:family="paragraph" style:parent-style-name="LO-normal">
      <style:paragraph-properties fo:margin-left="0cm" fo:margin-right="0cm" fo:line-height="150%" fo:text-align="justify" style:justify-single-word="false" fo:text-indent="1.27cm" style:auto-text-indent="false"/>
      <style:text-properties fo:font-size="10pt" fo:language="en" fo:country="US" officeooo:paragraph-rsid="00a010db" style:font-size-asian="10pt" style:language-asian="zh" style:country-asian="CN" style:font-size-complex="10pt" style:language-complex="hi" style:country-complex="IN"/>
    </style:style>
    <style:style style:name="P14" style:family="paragraph" style:parent-style-name="LO-normal">
      <style:paragraph-properties fo:margin-left="0cm" fo:margin-right="0cm" fo:line-height="150%" fo:text-align="justify" style:justify-single-word="false" fo:text-indent="1.27cm" style:auto-text-indent="false"/>
      <style:text-properties fo:font-size="10pt" fo:language="en" fo:country="US" officeooo:paragraph-rsid="003090e9" style:font-size-asian="10pt" style:language-asian="zh" style:country-asian="CN" style:font-size-complex="10pt" style:language-complex="hi" style:country-complex="IN"/>
    </style:style>
    <style:style style:name="P15" style:family="paragraph" style:parent-style-name="LO-normal">
      <style:paragraph-properties fo:line-height="150%" fo:text-align="justify" style:justify-single-word="false"/>
      <style:text-properties fo:font-size="10pt" fo:language="en" fo:country="US" officeooo:paragraph-rsid="0036fbd2" style:font-size-asian="10pt" style:language-asian="zh" style:country-asian="CN" style:font-size-complex="10pt" style:language-complex="hi" style:country-complex="IN"/>
    </style:style>
    <style:style style:name="P16" style:family="paragraph" style:parent-style-name="LO-normal">
      <style:paragraph-properties fo:margin-left="0cm" fo:margin-right="0cm" fo:line-height="150%" fo:text-align="justify" style:justify-single-word="false" fo:text-indent="1.27cm" style:auto-text-indent="false"/>
      <style:text-properties fo:font-size="10pt" fo:language="en" fo:country="US" officeooo:paragraph-rsid="00c116e4" style:font-size-asian="10pt" style:language-asian="zh" style:country-asian="CN" style:font-size-complex="10pt" style:language-complex="hi" style:country-complex="IN"/>
    </style:style>
    <style:style style:name="P17" style:family="paragraph" style:parent-style-name="LO-normal">
      <style:paragraph-properties fo:margin-left="0cm" fo:margin-right="0cm" fo:line-height="150%" fo:text-align="justify" style:justify-single-word="false" fo:text-indent="1.27cm" style:auto-text-indent="false"/>
      <style:text-properties fo:font-size="10pt" fo:language="en" fo:country="US" officeooo:paragraph-rsid="009c1f69" style:font-size-asian="10pt" style:language-asian="zh" style:country-asian="CN" style:font-size-complex="10pt" style:language-complex="hi" style:country-complex="IN"/>
    </style:style>
    <style:style style:name="P18" style:family="paragraph" style:parent-style-name="LO-normal">
      <style:paragraph-properties fo:line-height="150%" fo:text-align="justify" style:justify-single-word="false"/>
      <style:text-properties fo:font-size="10pt" fo:language="en" fo:country="US" style:font-name-asian="Times New Roman1" style:font-size-asian="10pt" style:language-asian="zh" style:country-asian="CN" style:font-name-complex="Times New Roman1" style:font-size-complex="10pt" style:language-complex="hi" style:country-complex="IN"/>
    </style:style>
    <style:style style:name="P19" style:family="paragraph" style:parent-style-name="LO-normal">
      <style:paragraph-properties fo:margin-left="0cm" fo:margin-right="0cm" fo:line-height="150%" fo:text-align="justify" style:justify-single-word="false" fo:text-indent="1.27cm" style:auto-text-indent="false"/>
      <style:text-properties fo:font-size="10pt" fo:language="en" fo:country="US" style:font-name-asian="Times New Roman1" style:font-size-asian="10pt" style:language-asian="zh" style:country-asian="CN" style:font-name-complex="Times New Roman1" style:font-size-complex="10pt" style:language-complex="hi" style:country-complex="IN"/>
    </style:style>
    <style:style style:name="P20" style:family="paragraph" style:parent-style-name="LO-normal">
      <style:paragraph-properties fo:line-height="150%"/>
      <style:text-properties fo:font-size="10pt" fo:language="en" fo:country="US" style:font-name-asian="Times New Roman1" style:font-size-asian="10pt" style:language-asian="zh" style:country-asian="CN" style:font-name-complex="Times New Roman1" style:font-size-complex="10pt" style:language-complex="hi" style:country-complex="IN"/>
    </style:style>
    <style:style style:name="P21" style:family="paragraph" style:parent-style-name="LO-normal">
      <style:paragraph-properties fo:text-align="justify" style:justify-single-word="false"/>
      <style:text-properties fo:font-size="10pt" fo:language="en" fo:country="US" style:font-name-asian="Times New Roman1" style:font-size-asian="10pt" style:language-asian="zh" style:country-asian="CN" style:font-name-complex="Times New Roman1" style:font-size-complex="10pt" style:language-complex="hi" style:country-complex="IN"/>
    </style:style>
    <style:style style:name="P22" style:family="paragraph" style:parent-style-name="LO-normal">
      <style:paragraph-properties fo:line-height="150%" fo:text-align="justify" style:justify-single-word="false"/>
      <style:text-properties fo:font-size="10pt" fo:language="en" fo:country="US" officeooo:rsid="00a75d0d" style:font-name-asian="Times New Roman1" style:font-size-asian="10pt" style:language-asian="zh" style:country-asian="CN" style:font-name-complex="Times New Roman1" style:font-size-complex="10pt" style:language-complex="hi" style:country-complex="IN"/>
    </style:style>
    <style:style style:name="P23" style:family="paragraph" style:parent-style-name="LO-normal">
      <style:paragraph-properties fo:text-align="justify" style:justify-single-word="false"/>
      <style:text-properties fo:font-size="10pt" fo:language="en" fo:country="US" fo:font-weight="bold" style:font-name-asian="Times New Roman1" style:font-size-asian="10pt" style:language-asian="zh" style:country-asian="CN" style:font-weight-asian="bold" style:font-name-complex="Times New Roman1" style:font-size-complex="10pt" style:language-complex="hi" style:country-complex="IN"/>
    </style:style>
    <style:style style:name="P24" style:family="paragraph" style:parent-style-name="LO-normal">
      <style:paragraph-properties fo:line-height="150%" fo:text-align="justify" style:justify-single-word="false"/>
      <style:text-properties fo:font-size="10pt" fo:language="en" fo:country="US" fo:font-weight="bold" style:font-name-asian="Times New Roman1" style:font-size-asian="10pt" style:language-asian="zh" style:country-asian="CN" style:font-weight-asian="bold" style:font-name-complex="Times New Roman1" style:font-size-complex="10pt" style:language-complex="hi" style:country-complex="IN"/>
    </style:style>
    <style:style style:name="P25" style:family="paragraph" style:parent-style-name="LO-normal">
      <style:paragraph-properties fo:line-height="150%" fo:text-align="justify" style:justify-single-word="false" fo:break-before="page"/>
      <style:text-properties fo:font-size="10pt" fo:language="en" fo:country="US" fo:font-weight="bold" style:font-name-asian="Times New Roman1" style:font-size-asian="10pt" style:language-asian="zh" style:country-asian="CN" style:font-weight-asian="bold" style:font-name-complex="Times New Roman1" style:font-size-complex="10pt" style:language-complex="hi" style:country-complex="IN"/>
    </style:style>
    <style:style style:name="P26" style:family="paragraph" style:parent-style-name="Bibliography_20_1">
      <style:paragraph-properties fo:break-before="page"/>
      <style:text-properties fo:font-size="10pt" fo:language="en" fo:country="US" fo:font-weight="bold" officeooo:paragraph-rsid="012cfdff" style:font-name-asian="Times New Roman1" style:font-size-asian="10pt" style:language-asian="zh" style:country-asian="CN" style:font-weight-asian="bold" style:font-name-complex="Times New Roman1" style:font-size-complex="10pt" style:language-complex="hi" style:country-complex="IN"/>
    </style:style>
    <style:style style:name="P27" style:family="paragraph" style:parent-style-name="LO-normal">
      <style:paragraph-properties fo:margin-left="1.101cm" fo:margin-right="0cm" fo:line-height="100%" fo:orphans="0" fo:widows="0" fo:text-indent="-1.101cm" style:auto-text-indent="false" fo:break-before="page"/>
      <style:text-properties fo:font-size="10pt" fo:language="en" fo:country="US" fo:font-weight="bold" style:font-size-asian="10pt" style:language-asian="zh" style:country-asian="CN" style:font-weight-asian="bold" style:font-size-complex="10pt" style:language-complex="hi" style:country-complex="IN" style:font-weight-complex="bold"/>
    </style:style>
    <style:style style:name="P28" style:family="paragraph" style:parent-style-name="LO-normal">
      <style:paragraph-properties fo:line-height="150%" fo:text-align="justify" style:justify-single-word="false"/>
      <style:text-properties fo:font-size="10pt" fo:language="en" fo:country="US" fo:font-style="italic" fo:font-weight="bold" officeooo:paragraph-rsid="010454d1" style:font-name-asian="Times New Roman1" style:font-size-asian="10pt" style:language-asian="zh" style:country-asian="CN" style:font-style-asian="italic" style:font-weight-asian="bold" style:font-name-complex="Times New Roman1" style:font-size-complex="10pt" style:language-complex="hi" style:country-complex="IN"/>
    </style:style>
    <style:style style:name="P29" style:family="paragraph" style:parent-style-name="LO-normal">
      <style:paragraph-properties fo:line-height="150%" fo:text-align="justify" style:justify-single-word="false"/>
      <style:text-properties fo:font-size="10pt" fo:language="en" fo:country="US" fo:font-style="italic" fo:font-weight="bold" style:font-name-asian="Times New Roman1" style:font-size-asian="10pt" style:language-asian="zh" style:country-asian="CN" style:font-style-asian="italic" style:font-weight-asian="bold" style:font-name-complex="Times New Roman1" style:font-size-complex="10pt" style:language-complex="hi" style:country-complex="IN"/>
    </style:style>
    <style:style style:name="P30" style:family="paragraph" style:parent-style-name="LO-normal">
      <style:paragraph-properties fo:line-height="150%" fo:text-align="justify" style:justify-single-word="false"/>
      <style:text-properties fo:font-size="10pt" fo:language="en" fo:country="US" fo:font-style="italic" fo:font-weight="bold" officeooo:rsid="0038775e" officeooo:paragraph-rsid="010454d1" style:font-name-asian="Times New Roman1" style:font-size-asian="10pt" style:language-asian="zh" style:country-asian="CN" style:font-style-asian="italic" style:font-weight-asian="bold" style:font-name-complex="Times New Roman1" style:font-size-complex="10pt" style:language-complex="hi" style:country-complex="IN"/>
    </style:style>
    <style:style style:name="P31" style:family="paragraph" style:parent-style-name="LO-normal">
      <style:paragraph-properties fo:line-height="150%" fo:text-align="justify" style:justify-single-word="false"/>
      <style:text-properties fo:font-size="10pt" fo:language="en" fo:country="US" fo:font-style="normal" fo:font-weight="normal" officeooo:rsid="0113f2b9" officeooo:paragraph-rsid="0115e083" style:font-name-asian="Times New Roman1"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style>
    <style:style style:name="P32" style:family="paragraph" style:parent-style-name="LO-normal">
      <style:paragraph-properties fo:line-height="150%" fo:text-align="justify" style:justify-single-word="false"/>
      <style:text-properties fo:font-size="10pt" fo:language="en" fo:country="US" fo:font-style="normal" style:text-underline-style="none" fo:font-weight="normal" officeooo:rsid="0113f2b9" officeooo:paragraph-rsid="01147818" style:font-name-asian="Times New Roman1"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style>
    <style:style style:name="P33" style:family="paragraph" style:parent-style-name="LO-normal">
      <style:paragraph-properties fo:line-height="150%" fo:text-align="justify" style:justify-single-word="false"/>
      <style:text-properties fo:font-size="10pt" style:font-size-asian="10pt" style:font-size-complex="10pt"/>
    </style:style>
    <style:style style:name="P34" style:family="paragraph" style:parent-style-name="LO-normal">
      <style:paragraph-properties fo:line-height="150%" fo:text-align="justify" style:justify-single-word="false"/>
      <style:text-properties fo:font-size="10pt" officeooo:paragraph-rsid="010454d1" style:font-size-asian="10pt" style:font-size-complex="10pt"/>
    </style:style>
    <style:style style:name="P35" style:family="paragraph" style:parent-style-name="LO-normal">
      <style:paragraph-properties fo:line-height="150%" fo:text-align="justify" style:justify-single-word="false"/>
      <style:text-properties fo:font-size="10pt" officeooo:paragraph-rsid="00914ffb" style:font-size-asian="10pt" style:font-size-complex="10pt"/>
    </style:style>
    <style:style style:name="P36" style:family="paragraph" style:parent-style-name="LO-normal">
      <style:paragraph-properties fo:line-height="150%" fo:text-align="justify" style:justify-single-word="false"/>
      <style:text-properties fo:font-size="10pt" officeooo:paragraph-rsid="015ec82d" style:font-size-asian="10pt" style:font-size-complex="10pt"/>
    </style:style>
    <style:style style:name="P37" style:family="paragraph" style:parent-style-name="LO-normal">
      <style:paragraph-properties fo:line-height="150%" fo:text-align="justify" style:justify-single-word="false"/>
      <style:text-properties fo:font-size="10pt" officeooo:paragraph-rsid="017758ef" style:font-size-asian="10pt" style:font-size-complex="10pt"/>
    </style:style>
    <style:style style:name="P38" style:family="paragraph" style:parent-style-name="LO-normal">
      <style:paragraph-properties fo:line-height="150%" fo:text-align="justify" style:justify-single-word="false"/>
      <style:text-properties fo:font-size="10pt" officeooo:paragraph-rsid="017d7bdd" style:font-size-asian="10pt" style:font-size-complex="10pt"/>
    </style:style>
    <style:style style:name="P39" style:family="paragraph" style:parent-style-name="LO-normal">
      <style:paragraph-properties fo:line-height="150%" fo:text-align="justify" style:justify-single-word="false"/>
      <style:text-properties fo:font-size="10pt" officeooo:paragraph-rsid="01b13d40" style:font-size-asian="10pt" style:font-size-complex="10pt"/>
    </style:style>
    <style:style style:name="P40" style:family="paragraph" style:parent-style-name="LO-normal">
      <style:paragraph-properties fo:text-align="justify" style:justify-single-word="false"/>
    </style:style>
    <style:style style:name="P41" style:family="paragraph" style:parent-style-name="Standard">
      <style:text-properties fo:font-size="14pt" fo:language="en" fo:country="US" fo:font-weight="bold" style:font-size-asian="14pt" style:language-asian="zh" style:country-asian="CN" style:font-weight-asian="bold" style:font-size-complex="14pt" style:language-complex="hi" style:country-complex="IN"/>
    </style:style>
    <style:style style:name="P42" style:family="paragraph" style:parent-style-name="Standard">
      <style:paragraph-properties fo:line-height="150%" fo:text-align="justify" style:justify-single-word="false"/>
      <style:text-properties fo:color="#000000" loext:opacity="100%" fo:language="en" fo:country="US" style:font-name-asian="Times New Roman1" style:language-asian="zh" style:country-asian="CN" style:language-complex="hi" style:country-complex="IN"/>
    </style:style>
    <style:style style:name="P43" style:family="paragraph" style:parent-style-name="Standard">
      <style:paragraph-properties fo:line-height="150%" fo:text-align="justify" style:justify-single-word="false"/>
      <style:text-properties fo:language="en" fo:country="US" style:language-asian="zh" style:country-asian="CN" style:language-complex="hi" style:country-complex="IN"/>
    </style:style>
    <style:style style:name="P44" style:family="paragraph" style:parent-style-name="LO-normal">
      <style:paragraph-properties fo:line-height="150%" fo:text-align="justify" style:justify-single-word="false"/>
      <style:text-properties fo:language="en" fo:country="US" style:language-asian="zh" style:country-asian="CN" style:language-complex="hi" style:country-complex="IN"/>
    </style:style>
    <style:style style:name="P45" style:family="paragraph" style:parent-style-name="LO-normal">
      <style:paragraph-properties fo:line-height="150%" fo:text-align="justify" style:justify-single-word="false"/>
      <style:text-properties fo:language="en" fo:country="US" officeooo:paragraph-rsid="011aa4ec" style:language-asian="zh" style:country-asian="CN" style:language-complex="hi" style:country-complex="IN"/>
    </style:style>
    <style:style style:name="P46" style:family="paragraph" style:parent-style-name="LO-normal">
      <style:paragraph-properties fo:line-height="150%" fo:text-align="start" style:justify-single-word="false"/>
      <style:text-properties fo:language="en" fo:country="US" style:language-asian="zh" style:country-asian="CN" style:language-complex="hi" style:country-complex="IN"/>
    </style:style>
    <style:style style:name="P47" style:family="paragraph" style:parent-style-name="LO-normal">
      <style:paragraph-properties fo:text-align="justify" style:justify-single-word="false"/>
      <style:text-properties fo:language="en" fo:country="US" style:language-asian="zh" style:country-asian="CN" style:language-complex="hi" style:country-complex="IN"/>
    </style:style>
    <style:style style:name="P48" style:family="paragraph" style:parent-style-name="LO-normal">
      <style:paragraph-properties fo:text-align="start" style:justify-single-word="false"/>
      <style:text-properties fo:language="en" fo:country="US" style:language-asian="zh" style:country-asian="CN" style:language-complex="hi" style:country-complex="IN"/>
    </style:style>
    <style:style style:name="P49" style:family="paragraph" style:parent-style-name="LO-normal">
      <style:paragraph-properties fo:text-align="justify" style:justify-single-word="false"/>
      <style:text-properties fo:language="en" fo:country="US" style:font-name-asian="Times New Roman1" style:language-asian="zh" style:country-asian="CN" style:font-name-complex="Times New Roman1" style:language-complex="hi" style:country-complex="IN"/>
    </style:style>
    <style:style style:name="P50" style:family="paragraph" style:parent-style-name="LO-normal">
      <style:paragraph-properties fo:line-height="150%" fo:text-align="start" style:justify-single-word="false"/>
      <style:text-properties style:text-position="super 58%" fo:font-size="10pt" fo:language="en" fo:country="US" fo:font-style="italic" style:font-name-asian="Times New Roman1" style:font-size-asian="10pt" style:language-asian="zh" style:country-asian="CN" style:font-style-asian="italic" style:font-name-complex="Times New Roman1" style:font-size-complex="10pt" style:language-complex="hi" style:country-complex="IN"/>
    </style:style>
    <style:style style:name="P51" style:family="paragraph" style:parent-style-name="Text_20_body">
      <style:paragraph-properties fo:margin-top="0cm" fo:margin-bottom="0cm" style:contextual-spacing="false" fo:line-height="150%" fo:text-align="justify" style:justify-single-word="false"/>
      <style:text-properties style:font-name="Arial" fo:font-size="10pt" officeooo:paragraph-rsid="00914ffb" style:font-size-asian="10pt" style:font-name-complex="Arial1" style:font-size-complex="10pt"/>
    </style:style>
    <style:style style:name="P52" style:family="paragraph" style:parent-style-name="LO-normal">
      <style:paragraph-properties fo:line-height="150%" fo:text-align="justify" style:justify-single-word="false"/>
      <style:text-properties style:font-name="Arial" fo:font-size="10pt" officeooo:paragraph-rsid="00914ffb" style:font-size-asian="10pt" style:font-name-complex="Arial1" style:font-size-complex="10pt"/>
    </style:style>
    <style:style style:name="P53" style:family="paragraph" style:parent-style-name="LO-normal">
      <style:paragraph-properties fo:line-height="150%" fo:text-align="justify" style:justify-single-word="false" fo:break-before="page"/>
      <style:text-properties style:font-name="Arial" fo:font-size="10pt" fo:font-weight="bold" officeooo:paragraph-rsid="00914ffb" style:font-name-asian="Times New Roman1" style:font-size-asian="10pt" style:font-weight-asian="bold" style:font-name-complex="Arial1" style:font-size-complex="10pt"/>
    </style:style>
    <style:style style:name="P54" style:family="paragraph" style:parent-style-name="LO-normal">
      <style:paragraph-properties fo:line-height="150%" fo:text-align="justify" style:justify-single-word="false"/>
      <style:text-properties style:font-name="Arial" fo:font-size="10pt" officeooo:paragraph-rsid="00914ffb" style:font-name-asian="Times New Roman1" style:font-size-asian="10pt" style:font-name-complex="Arial1" style:font-size-complex="10pt"/>
    </style:style>
    <style:style style:name="P55" style:family="paragraph" style:parent-style-name="Bibliography_20_1">
      <style:text-properties fo:font-size="9pt" style:font-size-asian="9pt" style:font-size-complex="9pt"/>
    </style:style>
    <style:style style:name="P56" style:family="paragraph" style:parent-style-name="Bibliography_20_1">
      <style:text-properties fo:font-size="9pt" officeooo:paragraph-rsid="0139d1e2" style:font-size-asian="9pt" style:font-size-complex="9pt"/>
    </style:style>
    <style:style style:name="P57" style:family="paragraph" style:parent-style-name="Bibliography_20_1">
      <style:text-properties fo:font-size="9pt" officeooo:paragraph-rsid="013ab280" style:font-size-asian="9pt" style:font-size-complex="9pt"/>
    </style:style>
    <style:style style:name="P58" style:family="paragraph" style:parent-style-name="LO-normal" style:master-page-name="Standard">
      <style:paragraph-properties fo:line-height="150%" fo:text-align="justify" style:justify-single-word="false" style:page-number="1"/>
      <style:text-properties fo:language="en" fo:country="US" style:language-asian="zh" style:country-asian="CN" style:language-complex="hi" style:country-complex="IN"/>
    </style:style>
    <style:style style:name="P5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T1" style:family="text">
      <style:text-properties fo:font-size="10pt" style:font-size-asian="10pt" style:font-size-complex="10pt"/>
    </style:style>
    <style:style style:name="T2" style:family="text">
      <style:text-properties fo:font-size="10pt" fo:font-weight="bold" style:font-name-asian="Times New Roman1" style:font-size-asian="10pt" style:font-weight-asian="bold" style:font-name-complex="Times New Roman1" style:font-size-complex="10pt"/>
    </style:style>
    <style:style style:name="T3" style:family="text">
      <style:text-properties fo:font-size="10pt" fo:font-weight="bold" style:font-name-asian="Times New Roman1" style:font-size-asian="10pt" style:font-weight-asian="bold" style:font-name-complex="Times New Roman1" style:font-size-complex="10pt" style:font-weight-complex="bold"/>
    </style:style>
    <style:style style:name="T4" style:family="text">
      <style:text-properties fo:font-size="10pt" fo:font-weight="bold" officeooo:rsid="007e33b5" style:font-name-asian="Times New Roman1" style:font-size-asian="10pt" style:font-weight-asian="bold" style:font-name-complex="Times New Roman1" style:font-size-complex="10pt" style:font-weight-complex="bold"/>
    </style:style>
    <style:style style:name="T5" style:family="text">
      <style:text-properties fo:font-size="10pt" style:font-name-asian="Times New Roman1" style:font-size-asian="10pt" style:font-name-complex="Times New Roman1" style:font-size-complex="10pt"/>
    </style:style>
    <style:style style:name="T6" style:family="text">
      <style:text-properties fo:font-size="10pt" officeooo:rsid="003ac3df" style:font-name-asian="Times New Roman1" style:font-size-asian="10pt" style:font-name-complex="Times New Roman1" style:font-size-complex="10pt"/>
    </style:style>
    <style:style style:name="T7" style:family="text">
      <style:text-properties fo:font-size="10pt" officeooo:rsid="007e33b5" style:font-name-asian="Times New Roman1" style:font-size-asian="10pt" style:font-name-complex="Times New Roman1" style:font-size-complex="10pt"/>
    </style:style>
    <style:style style:name="T8" style:family="text">
      <style:text-properties fo:font-size="10pt" officeooo:rsid="00883b9e" style:font-name-asian="Times New Roman1" style:font-size-asian="10pt" style:font-name-complex="Times New Roman1" style:font-size-complex="10pt"/>
    </style:style>
    <style:style style:name="T9" style:family="text">
      <style:text-properties fo:font-size="10pt" officeooo:rsid="00aedee7" style:font-name-asian="Times New Roman1" style:font-size-asian="10pt" style:font-name-complex="Times New Roman1" style:font-size-complex="10pt"/>
    </style:style>
    <style:style style:name="T10" style:family="text">
      <style:text-properties fo:font-size="10pt" officeooo:rsid="00b03189" style:font-name-asian="Times New Roman1" style:font-size-asian="10pt" style:font-name-complex="Times New Roman1" style:font-size-complex="10pt"/>
    </style:style>
    <style:style style:name="T11" style:family="text">
      <style:text-properties fo:font-size="10pt" officeooo:rsid="00b33758" style:font-name-asian="Times New Roman1" style:font-size-asian="10pt" style:font-name-complex="Times New Roman1" style:font-size-complex="10pt"/>
    </style:style>
    <style:style style:name="T12" style:family="text">
      <style:text-properties fo:font-size="10pt" officeooo:rsid="00d92107" style:font-name-asian="Times New Roman1" style:font-size-asian="10pt" style:font-name-complex="Times New Roman1" style:font-size-complex="10pt"/>
    </style:style>
    <style:style style:name="T13" style:family="text">
      <style:text-properties fo:font-size="10pt" officeooo:rsid="00dcea8c" style:font-name-asian="Times New Roman1" style:font-size-asian="10pt" style:font-name-complex="Times New Roman1" style:font-size-complex="10pt"/>
    </style:style>
    <style:style style:name="T14" style:family="text">
      <style:text-properties fo:font-size="10pt" officeooo:rsid="00e81204" style:font-name-asian="Times New Roman1" style:font-size-asian="10pt" style:font-name-complex="Times New Roman1" style:font-size-complex="10pt"/>
    </style:style>
    <style:style style:name="T15" style:family="text">
      <style:text-properties fo:font-size="10pt" officeooo:rsid="00e8c327" style:font-name-asian="Times New Roman1" style:font-size-asian="10pt" style:font-name-complex="Times New Roman1" style:font-size-complex="10pt"/>
    </style:style>
    <style:style style:name="T16" style:family="text">
      <style:text-properties fo:font-size="10pt" officeooo:rsid="00e8e25a" style:font-name-asian="Times New Roman1" style:font-size-asian="10pt" style:font-name-complex="Times New Roman1" style:font-size-complex="10pt"/>
    </style:style>
    <style:style style:name="T17" style:family="text">
      <style:text-properties fo:font-size="10pt" officeooo:rsid="0106a2c2" style:font-name-asian="Times New Roman1" style:font-size-asian="10pt" style:font-name-complex="Times New Roman1" style:font-size-complex="10pt"/>
    </style:style>
    <style:style style:name="T18" style:family="text">
      <style:text-properties fo:font-size="10pt" officeooo:rsid="011aa4ec" style:font-name-asian="Times New Roman1" style:font-size-asian="10pt" style:font-name-complex="Times New Roman1" style:font-size-complex="10pt"/>
    </style:style>
    <style:style style:name="T19" style:family="text">
      <style:text-properties fo:font-size="10pt" officeooo:rsid="0146d369" style:font-name-asian="Times New Roman1" style:font-size-asian="10pt" style:font-name-complex="Times New Roman1" style:font-size-complex="10pt"/>
    </style:style>
    <style:style style:name="T20" style:family="text">
      <style:text-properties fo:font-size="10pt" officeooo:rsid="01b57b12" style:font-name-asian="Times New Roman1" style:font-size-asian="10pt" style:font-name-complex="Times New Roman1" style:font-size-complex="10pt"/>
    </style:style>
    <style:style style:name="T21" style:family="text">
      <style:text-properties fo:font-size="10pt" style:font-name-asian="Times New Roman1" style:font-size-asian="10pt" style:font-size-complex="10pt"/>
    </style:style>
    <style:style style:name="T22" style:family="text">
      <style:text-properties fo:font-size="10pt" fo:font-style="italic" style:font-name-asian="Times New Roman1" style:font-size-asian="10pt" style:font-style-asian="italic" style:font-name-complex="Times New Roman1" style:font-size-complex="10pt"/>
    </style:style>
    <style:style style:name="T23" style:family="text">
      <style:text-properties fo:font-size="10pt" fo:font-style="italic" style:font-name-asian="Times New Roman1" style:font-size-asian="10pt" style:font-style-asian="italic" style:font-name-complex="Times New Roman1" style:font-size-complex="10pt" style:font-style-complex="italic"/>
    </style:style>
    <style:style style:name="T24" style:family="text">
      <style:text-properties fo:font-size="10pt" fo:font-style="italic" officeooo:rsid="00e8c327" style:font-name-asian="Times New Roman1" style:font-size-asian="10pt" style:font-style-asian="italic" style:font-name-complex="Times New Roman1" style:font-size-complex="10pt" style:font-style-complex="italic"/>
    </style:style>
    <style:style style:name="T25" style:family="text">
      <style:text-properties fo:font-size="10pt" fo:font-style="italic" style:font-size-asian="10pt" style:font-style-asian="italic" style:font-size-complex="10pt"/>
    </style:style>
    <style:style style:name="T26" style:family="text">
      <style:text-properties fo:font-size="10pt" fo:font-weight="normal" officeooo:rsid="007e33b5" style:font-name-asian="Times New Roman1" style:font-size-asian="10pt" style:font-weight-asian="normal" style:font-name-complex="Times New Roman1" style:font-size-complex="10pt" style:font-weight-complex="normal"/>
    </style:style>
    <style:style style:name="T27" style:family="text">
      <style:text-properties fo:font-size="10pt" fo:language="en" fo:country="US" fo:font-weight="bold" style:font-name-asian="Times New Roman1" style:font-size-asian="10pt" style:language-asian="zh" style:country-asian="CN" style:font-weight-asian="bold" style:font-name-complex="Times New Roman1" style:font-size-complex="10pt" style:language-complex="hi" style:country-complex="IN"/>
    </style:style>
    <style:style style:name="T28" style:family="text">
      <style:text-properties fo:font-size="10pt" fo:language="en" fo:country="US" fo:font-weight="bold" style:font-name-asian="Times New Roman1" style:font-size-asian="10pt" style:language-asian="zh" style:country-asian="CN" style:font-weight-asian="bold" style:font-name-complex="Times New Roman1" style:font-size-complex="10pt" style:language-complex="hi" style:country-complex="IN" style:font-weight-complex="bold"/>
    </style:style>
    <style:style style:name="T29" style:family="text">
      <style:text-properties fo:font-size="10pt" fo:language="en" fo:country="US" fo:font-weight="bold" officeooo:rsid="01187d12" style:font-name-asian="Times New Roman1" style:font-size-asian="10pt" style:language-asian="zh" style:country-asian="CN" style:font-weight-asian="bold" style:font-name-complex="Times New Roman1" style:font-size-complex="10pt" style:language-complex="hi" style:country-complex="IN" style:font-weight-complex="bold"/>
    </style:style>
    <style:style style:name="T30" style:family="text">
      <style:text-properties fo:font-size="10pt" fo:language="en" fo:country="US" fo:font-weight="bold" officeooo:rsid="016bd567" style:font-name-asian="Times New Roman1" style:font-size-asian="10pt" style:language-asian="zh" style:country-asian="CN" style:font-weight-asian="bold" style:font-name-complex="Times New Roman1" style:font-size-complex="10pt" style:language-complex="hi" style:country-complex="IN" style:font-weight-complex="bold"/>
    </style:style>
    <style:style style:name="T31" style:family="text">
      <style:text-properties fo:font-size="10pt" fo:language="en" fo:country="US" fo:font-weight="bold" officeooo:rsid="0174b56d" style:font-name-asian="Times New Roman1" style:font-size-asian="10pt" style:language-asian="zh" style:country-asian="CN" style:font-weight-asian="bold" style:font-name-complex="Times New Roman1" style:font-size-complex="10pt" style:language-complex="hi" style:country-complex="IN" style:font-weight-complex="bold"/>
    </style:style>
    <style:style style:name="T32" style:family="text">
      <style:text-properties fo:font-size="10pt" fo:language="en" fo:country="US" fo:font-weight="bold" officeooo:rsid="01757f96" style:font-name-asian="Times New Roman1" style:font-size-asian="10pt" style:language-asian="zh" style:country-asian="CN" style:font-weight-asian="bold" style:font-name-complex="Times New Roman1" style:font-size-complex="10pt" style:language-complex="hi" style:country-complex="IN" style:font-weight-complex="bold"/>
    </style:style>
    <style:style style:name="T33" style:family="text">
      <style:text-properties fo:font-size="10pt" fo:language="en" fo:country="US" fo:font-weight="bold" officeooo:rsid="00da7359" style:font-name-asian="Times New Roman1" style:font-size-asian="10pt" style:language-asian="zh" style:country-asian="CN" style:font-weight-asian="bold" style:font-name-complex="Times New Roman1" style:font-size-complex="10pt" style:language-complex="hi" style:country-complex="IN"/>
    </style:style>
    <style:style style:name="T34" style:family="text">
      <style:text-properties fo:font-size="10pt" fo:language="en" fo:country="US" fo:font-weight="bold" officeooo:rsid="00363104" style:font-name-asian="Times New Roman1" style:font-size-asian="10pt" style:language-asian="zh" style:country-asian="CN" style:font-weight-asian="bold" style:font-name-complex="Times New Roman1" style:font-size-complex="10pt" style:language-complex="hi" style:country-complex="IN"/>
    </style:style>
    <style:style style:name="T35" style:family="text">
      <style:text-properties fo:font-size="10pt" fo:language="en" fo:country="US" fo:font-weight="bold" officeooo:rsid="01757f96" style:font-name-asian="Times New Roman1" style:font-size-asian="10pt" style:language-asian="zh" style:country-asian="CN" style:font-weight-asian="bold" style:font-name-complex="Times New Roman1" style:font-size-complex="10pt" style:language-complex="hi" style:country-complex="IN"/>
    </style:style>
    <style:style style:name="T36" style:family="text">
      <style:text-properties fo:font-size="10pt" fo:language="en" fo:country="US" style:font-name-asian="Times New Roman1" style:font-size-asian="10pt" style:language-asian="zh" style:country-asian="CN" style:font-name-complex="Times New Roman1" style:font-size-complex="10pt" style:language-complex="hi" style:country-complex="IN"/>
    </style:style>
    <style:style style:name="T37" style:family="text">
      <style:text-properties fo:font-size="10pt" fo:language="en" fo:country="US" officeooo:rsid="002de7af" style:font-name-asian="Times New Roman1" style:font-size-asian="10pt" style:language-asian="zh" style:country-asian="CN" style:font-name-complex="Times New Roman1" style:font-size-complex="10pt" style:language-complex="hi" style:country-complex="IN"/>
    </style:style>
    <style:style style:name="T38" style:family="text">
      <style:text-properties fo:font-size="10pt" fo:language="en" fo:country="US" officeooo:rsid="002e4d99" style:font-name-asian="Times New Roman1" style:font-size-asian="10pt" style:language-asian="zh" style:country-asian="CN" style:font-name-complex="Times New Roman1" style:font-size-complex="10pt" style:language-complex="hi" style:country-complex="IN"/>
    </style:style>
    <style:style style:name="T39" style:family="text">
      <style:text-properties fo:font-size="10pt" fo:language="en" fo:country="US" officeooo:rsid="00254115" style:font-name-asian="Times New Roman1" style:font-size-asian="10pt" style:language-asian="zh" style:country-asian="CN" style:font-name-complex="Times New Roman1" style:font-size-complex="10pt" style:language-complex="hi" style:country-complex="IN"/>
    </style:style>
    <style:style style:name="T40" style:family="text">
      <style:text-properties fo:font-size="10pt" fo:language="en" fo:country="US" officeooo:rsid="0026982c" style:font-name-asian="Times New Roman1" style:font-size-asian="10pt" style:language-asian="zh" style:country-asian="CN" style:font-name-complex="Times New Roman1" style:font-size-complex="10pt" style:language-complex="hi" style:country-complex="IN"/>
    </style:style>
    <style:style style:name="T41" style:family="text">
      <style:text-properties fo:font-size="10pt" fo:language="en" fo:country="US" officeooo:rsid="00b5513e" style:font-name-asian="Times New Roman1" style:font-size-asian="10pt" style:language-asian="zh" style:country-asian="CN" style:font-name-complex="Times New Roman1" style:font-size-complex="10pt" style:language-complex="hi" style:country-complex="IN"/>
    </style:style>
    <style:style style:name="T42" style:family="text">
      <style:text-properties fo:font-size="10pt" fo:language="en" fo:country="US" officeooo:rsid="00b6671c" style:font-name-asian="Times New Roman1" style:font-size-asian="10pt" style:language-asian="zh" style:country-asian="CN" style:font-name-complex="Times New Roman1" style:font-size-complex="10pt" style:language-complex="hi" style:country-complex="IN"/>
    </style:style>
    <style:style style:name="T43" style:family="text">
      <style:text-properties fo:font-size="10pt" fo:language="en" fo:country="US" officeooo:rsid="00b89c92" style:font-name-asian="Times New Roman1" style:font-size-asian="10pt" style:language-asian="zh" style:country-asian="CN" style:font-name-complex="Times New Roman1" style:font-size-complex="10pt" style:language-complex="hi" style:country-complex="IN"/>
    </style:style>
    <style:style style:name="T44" style:family="text">
      <style:text-properties fo:font-size="10pt" fo:language="en" fo:country="US" officeooo:rsid="00ba5d3a" style:font-name-asian="Times New Roman1" style:font-size-asian="10pt" style:language-asian="zh" style:country-asian="CN" style:font-name-complex="Times New Roman1" style:font-size-complex="10pt" style:language-complex="hi" style:country-complex="IN"/>
    </style:style>
    <style:style style:name="T45" style:family="text">
      <style:text-properties fo:font-size="10pt" fo:language="en" fo:country="US" officeooo:rsid="00ddc6d7" style:font-name-asian="Times New Roman1" style:font-size-asian="10pt" style:language-asian="zh" style:country-asian="CN" style:font-name-complex="Times New Roman1" style:font-size-complex="10pt" style:language-complex="hi" style:country-complex="IN"/>
    </style:style>
    <style:style style:name="T46" style:family="text">
      <style:text-properties fo:font-size="10pt" fo:language="en" fo:country="US" officeooo:rsid="00ec5b6d" style:font-name-asian="Times New Roman1" style:font-size-asian="10pt" style:language-asian="zh" style:country-asian="CN" style:font-name-complex="Times New Roman1" style:font-size-complex="10pt" style:language-complex="hi" style:country-complex="IN"/>
    </style:style>
    <style:style style:name="T47" style:family="text">
      <style:text-properties fo:font-size="10pt" fo:language="en" fo:country="US" officeooo:rsid="00ed872c" style:font-name-asian="Times New Roman1" style:font-size-asian="10pt" style:language-asian="zh" style:country-asian="CN" style:font-name-complex="Times New Roman1" style:font-size-complex="10pt" style:language-complex="hi" style:country-complex="IN"/>
    </style:style>
    <style:style style:name="T48" style:family="text">
      <style:text-properties fo:font-size="10pt" fo:language="en" fo:country="US" officeooo:rsid="01028629" style:font-name-asian="Times New Roman1" style:font-size-asian="10pt" style:language-asian="zh" style:country-asian="CN" style:font-name-complex="Times New Roman1" style:font-size-complex="10pt" style:language-complex="hi" style:country-complex="IN"/>
    </style:style>
    <style:style style:name="T49" style:family="text">
      <style:text-properties fo:font-size="10pt" fo:language="en" fo:country="US" officeooo:rsid="010454d1" style:font-name-asian="Times New Roman1" style:font-size-asian="10pt" style:language-asian="zh" style:country-asian="CN" style:font-name-complex="Times New Roman1" style:font-size-complex="10pt" style:language-complex="hi" style:country-complex="IN"/>
    </style:style>
    <style:style style:name="T50" style:family="text">
      <style:text-properties fo:font-size="10pt" fo:language="en" fo:country="US" officeooo:rsid="010899d7" style:font-name-asian="Times New Roman1" style:font-size-asian="10pt" style:language-asian="zh" style:country-asian="CN" style:font-name-complex="Times New Roman1" style:font-size-complex="10pt" style:language-complex="hi" style:country-complex="IN"/>
    </style:style>
    <style:style style:name="T51" style:family="text">
      <style:text-properties fo:font-size="10pt" fo:language="en" fo:country="US" officeooo:rsid="010a7284" style:font-name-asian="Times New Roman1" style:font-size-asian="10pt" style:language-asian="zh" style:country-asian="CN" style:font-name-complex="Times New Roman1" style:font-size-complex="10pt" style:language-complex="hi" style:country-complex="IN"/>
    </style:style>
    <style:style style:name="T52" style:family="text">
      <style:text-properties fo:font-size="10pt" fo:language="en" fo:country="US" officeooo:rsid="010c1b47" style:font-name-asian="Times New Roman1" style:font-size-asian="10pt" style:language-asian="zh" style:country-asian="CN" style:font-name-complex="Times New Roman1" style:font-size-complex="10pt" style:language-complex="hi" style:country-complex="IN"/>
    </style:style>
    <style:style style:name="T53" style:family="text">
      <style:text-properties fo:font-size="10pt" fo:language="en" fo:country="US" officeooo:rsid="010d7418" style:font-name-asian="Times New Roman1" style:font-size-asian="10pt" style:language-asian="zh" style:country-asian="CN" style:font-name-complex="Times New Roman1" style:font-size-complex="10pt" style:language-complex="hi" style:country-complex="IN"/>
    </style:style>
    <style:style style:name="T54" style:family="text">
      <style:text-properties fo:font-size="10pt" fo:language="en" fo:country="US" officeooo:rsid="0113f2b9" style:font-name-asian="Times New Roman1" style:font-size-asian="10pt" style:language-asian="zh" style:country-asian="CN" style:font-name-complex="Times New Roman1" style:font-size-complex="10pt" style:language-complex="hi" style:country-complex="IN"/>
    </style:style>
    <style:style style:name="T55" style:family="text">
      <style:text-properties fo:font-size="10pt" fo:language="en" fo:country="US" officeooo:rsid="01147818" style:font-name-asian="Times New Roman1" style:font-size-asian="10pt" style:language-asian="zh" style:country-asian="CN" style:font-name-complex="Times New Roman1" style:font-size-complex="10pt" style:language-complex="hi" style:country-complex="IN"/>
    </style:style>
    <style:style style:name="T56" style:family="text">
      <style:text-properties fo:font-size="10pt" fo:language="en" fo:country="US" officeooo:rsid="011894e8" style:font-name-asian="Times New Roman1" style:font-size-asian="10pt" style:language-asian="zh" style:country-asian="CN" style:font-name-complex="Times New Roman1" style:font-size-complex="10pt" style:language-complex="hi" style:country-complex="IN"/>
    </style:style>
    <style:style style:name="T57" style:family="text">
      <style:text-properties fo:font-size="10pt" fo:language="en" fo:country="US" officeooo:rsid="0119ef50" style:font-name-asian="Times New Roman1" style:font-size-asian="10pt" style:language-asian="zh" style:country-asian="CN" style:font-name-complex="Times New Roman1" style:font-size-complex="10pt" style:language-complex="hi" style:country-complex="IN"/>
    </style:style>
    <style:style style:name="T58" style:family="text">
      <style:text-properties fo:font-size="10pt" fo:language="en" fo:country="US" officeooo:rsid="00213057" style:font-name-asian="Times New Roman1" style:font-size-asian="10pt" style:language-asian="zh" style:country-asian="CN" style:font-name-complex="Times New Roman1" style:font-size-complex="10pt" style:language-complex="hi" style:country-complex="IN"/>
    </style:style>
    <style:style style:name="T59" style:family="text">
      <style:text-properties fo:font-size="10pt" fo:language="en" fo:country="US" officeooo:rsid="00dcea8c" style:font-name-asian="Times New Roman1" style:font-size-asian="10pt" style:language-asian="zh" style:country-asian="CN" style:font-name-complex="Times New Roman1" style:font-size-complex="10pt" style:language-complex="hi" style:country-complex="IN"/>
    </style:style>
    <style:style style:name="T60" style:family="text">
      <style:text-properties fo:font-size="10pt" fo:language="en" fo:country="US" officeooo:rsid="0146d369" style:font-name-asian="Times New Roman1" style:font-size-asian="10pt" style:language-asian="zh" style:country-asian="CN" style:font-name-complex="Times New Roman1" style:font-size-complex="10pt" style:language-complex="hi" style:country-complex="IN"/>
    </style:style>
    <style:style style:name="T61" style:family="text">
      <style:text-properties fo:font-size="10pt" fo:language="en" fo:country="US" officeooo:rsid="01481167" style:font-name-asian="Times New Roman1" style:font-size-asian="10pt" style:language-asian="zh" style:country-asian="CN" style:font-name-complex="Times New Roman1" style:font-size-complex="10pt" style:language-complex="hi" style:country-complex="IN"/>
    </style:style>
    <style:style style:name="T62" style:family="text">
      <style:text-properties fo:font-size="10pt" fo:language="en" fo:country="US" officeooo:rsid="01497db9" style:font-name-asian="Times New Roman1" style:font-size-asian="10pt" style:language-asian="zh" style:country-asian="CN" style:font-name-complex="Times New Roman1" style:font-size-complex="10pt" style:language-complex="hi" style:country-complex="IN"/>
    </style:style>
    <style:style style:name="T63" style:family="text">
      <style:text-properties fo:font-size="10pt" fo:language="en" fo:country="US" officeooo:rsid="014b2618" style:font-name-asian="Times New Roman1" style:font-size-asian="10pt" style:language-asian="zh" style:country-asian="CN" style:font-name-complex="Times New Roman1" style:font-size-complex="10pt" style:language-complex="hi" style:country-complex="IN"/>
    </style:style>
    <style:style style:name="T64" style:family="text">
      <style:text-properties fo:font-size="10pt" fo:language="en" fo:country="US" officeooo:rsid="014c6e6a" style:font-name-asian="Times New Roman1" style:font-size-asian="10pt" style:language-asian="zh" style:country-asian="CN" style:font-name-complex="Times New Roman1" style:font-size-complex="10pt" style:language-complex="hi" style:country-complex="IN"/>
    </style:style>
    <style:style style:name="T65" style:family="text">
      <style:text-properties fo:font-size="10pt" fo:language="en" fo:country="US" officeooo:rsid="008e732b" style:font-name-asian="Times New Roman1" style:font-size-asian="10pt" style:language-asian="zh" style:country-asian="CN" style:font-name-complex="Times New Roman1" style:font-size-complex="10pt" style:language-complex="hi" style:country-complex="IN"/>
    </style:style>
    <style:style style:name="T66" style:family="text">
      <style:text-properties fo:font-size="10pt" fo:language="en" fo:country="US" officeooo:rsid="009b1835" style:font-name-asian="Times New Roman1" style:font-size-asian="10pt" style:language-asian="zh" style:country-asian="CN" style:font-name-complex="Times New Roman1" style:font-size-complex="10pt" style:language-complex="hi" style:country-complex="IN"/>
    </style:style>
    <style:style style:name="T67" style:family="text">
      <style:text-properties fo:font-size="10pt" fo:language="en" fo:country="US" officeooo:rsid="01291b40" style:font-name-asian="Times New Roman1" style:font-size-asian="10pt" style:language-asian="zh" style:country-asian="CN" style:font-name-complex="Times New Roman1" style:font-size-complex="10pt" style:language-complex="hi" style:country-complex="IN"/>
    </style:style>
    <style:style style:name="T68" style:family="text">
      <style:text-properties fo:font-size="10pt" fo:language="en" fo:country="US" officeooo:rsid="00e142a2" style:font-name-asian="Times New Roman1" style:font-size-asian="10pt" style:language-asian="zh" style:country-asian="CN" style:font-name-complex="Times New Roman1" style:font-size-complex="10pt" style:language-complex="hi" style:country-complex="IN"/>
    </style:style>
    <style:style style:name="T69" style:family="text">
      <style:text-properties fo:font-size="10pt" fo:language="en" fo:country="US" officeooo:rsid="00e0b76c" style:font-name-asian="Times New Roman1" style:font-size-asian="10pt" style:language-asian="zh" style:country-asian="CN" style:font-name-complex="Times New Roman1" style:font-size-complex="10pt" style:language-complex="hi" style:country-complex="IN"/>
    </style:style>
    <style:style style:name="T70" style:family="text">
      <style:text-properties fo:font-size="10pt" fo:language="en" fo:country="US" officeooo:rsid="00d25ca8" style:font-name-asian="Times New Roman1" style:font-size-asian="10pt" style:language-asian="zh" style:country-asian="CN" style:font-name-complex="Times New Roman1" style:font-size-complex="10pt" style:language-complex="hi" style:country-complex="IN"/>
    </style:style>
    <style:style style:name="T71" style:family="text">
      <style:text-properties fo:font-size="10pt" fo:language="en" fo:country="US" officeooo:rsid="00467d94" style:font-name-asian="Times New Roman1" style:font-size-asian="10pt" style:language-asian="zh" style:country-asian="CN" style:font-name-complex="Times New Roman1" style:font-size-complex="10pt" style:language-complex="hi" style:country-complex="IN"/>
    </style:style>
    <style:style style:name="T72" style:family="text">
      <style:text-properties fo:font-size="10pt" fo:language="en" fo:country="US" officeooo:rsid="00fde8b7" style:font-name-asian="Times New Roman1" style:font-size-asian="10pt" style:language-asian="zh" style:country-asian="CN" style:font-name-complex="Times New Roman1" style:font-size-complex="10pt" style:language-complex="hi" style:country-complex="IN"/>
    </style:style>
    <style:style style:name="T73" style:family="text">
      <style:text-properties fo:font-size="10pt" fo:language="en" fo:country="US" officeooo:rsid="012436aa" style:font-name-asian="Times New Roman1" style:font-size-asian="10pt" style:language-asian="zh" style:country-asian="CN" style:font-name-complex="Times New Roman1" style:font-size-complex="10pt" style:language-complex="hi" style:country-complex="IN"/>
    </style:style>
    <style:style style:name="T74" style:family="text">
      <style:text-properties fo:font-size="10pt" fo:language="en" fo:country="US" officeooo:rsid="0131b38a" style:font-name-asian="Times New Roman1" style:font-size-asian="10pt" style:language-asian="zh" style:country-asian="CN" style:font-name-complex="Times New Roman1" style:font-size-complex="10pt" style:language-complex="hi" style:country-complex="IN"/>
    </style:style>
    <style:style style:name="T75" style:family="text">
      <style:text-properties fo:font-size="10pt" fo:language="en" fo:country="US" officeooo:rsid="00c82cfa" style:font-name-asian="Times New Roman1" style:font-size-asian="10pt" style:language-asian="zh" style:country-asian="CN" style:font-name-complex="Times New Roman1" style:font-size-complex="10pt" style:language-complex="hi" style:country-complex="IN"/>
    </style:style>
    <style:style style:name="T76" style:family="text">
      <style:text-properties fo:font-size="10pt" fo:language="en" fo:country="US" officeooo:rsid="01260c05" style:font-name-asian="Times New Roman1" style:font-size-asian="10pt" style:language-asian="zh" style:country-asian="CN" style:font-name-complex="Times New Roman1" style:font-size-complex="10pt" style:language-complex="hi" style:country-complex="IN"/>
    </style:style>
    <style:style style:name="T77" style:family="text">
      <style:text-properties fo:font-size="10pt" fo:language="en" fo:country="US" officeooo:rsid="002f455f" style:font-name-asian="Times New Roman1" style:font-size-asian="10pt" style:language-asian="zh" style:country-asian="CN" style:font-name-complex="Times New Roman1" style:font-size-complex="10pt" style:language-complex="hi" style:country-complex="IN"/>
    </style:style>
    <style:style style:name="T78" style:family="text">
      <style:text-properties fo:font-size="10pt" fo:language="en" fo:country="US" officeooo:rsid="00ef6632" style:font-name-asian="Times New Roman1" style:font-size-asian="10pt" style:language-asian="zh" style:country-asian="CN" style:font-name-complex="Times New Roman1" style:font-size-complex="10pt" style:language-complex="hi" style:country-complex="IN"/>
    </style:style>
    <style:style style:name="T79" style:family="text">
      <style:text-properties fo:font-size="10pt" fo:language="en" fo:country="US" officeooo:rsid="014deebc" style:font-name-asian="Times New Roman1" style:font-size-asian="10pt" style:language-asian="zh" style:country-asian="CN" style:font-name-complex="Times New Roman1" style:font-size-complex="10pt" style:language-complex="hi" style:country-complex="IN"/>
    </style:style>
    <style:style style:name="T80" style:family="text">
      <style:text-properties fo:font-size="10pt" fo:language="en" fo:country="US" officeooo:rsid="0155f58b" style:font-name-asian="Times New Roman1" style:font-size-asian="10pt" style:language-asian="zh" style:country-asian="CN" style:font-name-complex="Times New Roman1" style:font-size-complex="10pt" style:language-complex="hi" style:country-complex="IN"/>
    </style:style>
    <style:style style:name="T81" style:family="text">
      <style:text-properties fo:font-size="10pt" fo:language="en" fo:country="US" officeooo:rsid="015776c8" style:font-name-asian="Times New Roman1" style:font-size-asian="10pt" style:language-asian="zh" style:country-asian="CN" style:font-name-complex="Times New Roman1" style:font-size-complex="10pt" style:language-complex="hi" style:country-complex="IN"/>
    </style:style>
    <style:style style:name="T82" style:family="text">
      <style:text-properties fo:font-size="10pt" fo:language="en" fo:country="US" officeooo:rsid="00363104" style:font-name-asian="Times New Roman1" style:font-size-asian="10pt" style:language-asian="zh" style:country-asian="CN" style:font-name-complex="Times New Roman1" style:font-size-complex="10pt" style:language-complex="hi" style:country-complex="IN"/>
    </style:style>
    <style:style style:name="T83" style:family="text">
      <style:text-properties fo:font-size="10pt" fo:language="en" fo:country="US" officeooo:rsid="00bf5db0" style:font-name-asian="Times New Roman1" style:font-size-asian="10pt" style:language-asian="zh" style:country-asian="CN" style:font-name-complex="Times New Roman1" style:font-size-complex="10pt" style:language-complex="hi" style:country-complex="IN"/>
    </style:style>
    <style:style style:name="T84" style:family="text">
      <style:text-properties fo:font-size="10pt" fo:language="en" fo:country="US" officeooo:rsid="00dec1eb" style:font-name-asian="Times New Roman1" style:font-size-asian="10pt" style:language-asian="zh" style:country-asian="CN" style:font-name-complex="Times New Roman1" style:font-size-complex="10pt" style:language-complex="hi" style:country-complex="IN"/>
    </style:style>
    <style:style style:name="T85" style:family="text">
      <style:text-properties fo:font-size="10pt" fo:language="en" fo:country="US" officeooo:rsid="015a9832" style:font-name-asian="Times New Roman1" style:font-size-asian="10pt" style:language-asian="zh" style:country-asian="CN" style:font-name-complex="Times New Roman1" style:font-size-complex="10pt" style:language-complex="hi" style:country-complex="IN"/>
    </style:style>
    <style:style style:name="T86" style:family="text">
      <style:text-properties fo:font-size="10pt" fo:language="en" fo:country="US" officeooo:rsid="015b90f3" style:font-name-asian="Times New Roman1" style:font-size-asian="10pt" style:language-asian="zh" style:country-asian="CN" style:font-name-complex="Times New Roman1" style:font-size-complex="10pt" style:language-complex="hi" style:country-complex="IN"/>
    </style:style>
    <style:style style:name="T87" style:family="text">
      <style:text-properties fo:font-size="10pt" fo:language="en" fo:country="US" officeooo:rsid="015c65b0" style:font-name-asian="Times New Roman1" style:font-size-asian="10pt" style:language-asian="zh" style:country-asian="CN" style:font-name-complex="Times New Roman1" style:font-size-complex="10pt" style:language-complex="hi" style:country-complex="IN"/>
    </style:style>
    <style:style style:name="T88" style:family="text">
      <style:text-properties fo:font-size="10pt" fo:language="en" fo:country="US" officeooo:rsid="015d2f9c" style:font-name-asian="Times New Roman1" style:font-size-asian="10pt" style:language-asian="zh" style:country-asian="CN" style:font-name-complex="Times New Roman1" style:font-size-complex="10pt" style:language-complex="hi" style:country-complex="IN"/>
    </style:style>
    <style:style style:name="T89" style:family="text">
      <style:text-properties fo:font-size="10pt" fo:language="en" fo:country="US" officeooo:rsid="015ec82d" style:font-name-asian="Times New Roman1" style:font-size-asian="10pt" style:language-asian="zh" style:country-asian="CN" style:font-name-complex="Times New Roman1" style:font-size-complex="10pt" style:language-complex="hi" style:country-complex="IN"/>
    </style:style>
    <style:style style:name="T90" style:family="text">
      <style:text-properties fo:font-size="10pt" fo:language="en" fo:country="US" officeooo:rsid="016eb567" style:font-name-asian="Times New Roman1" style:font-size-asian="10pt" style:language-asian="zh" style:country-asian="CN" style:font-name-complex="Times New Roman1" style:font-size-complex="10pt" style:language-complex="hi" style:country-complex="IN"/>
    </style:style>
    <style:style style:name="T91" style:family="text">
      <style:text-properties fo:font-size="10pt" fo:language="en" fo:country="US" officeooo:rsid="017058e6" style:font-name-asian="Times New Roman1" style:font-size-asian="10pt" style:language-asian="zh" style:country-asian="CN" style:font-name-complex="Times New Roman1" style:font-size-complex="10pt" style:language-complex="hi" style:country-complex="IN"/>
    </style:style>
    <style:style style:name="T92" style:family="text">
      <style:text-properties fo:font-size="10pt" fo:language="en" fo:country="US" officeooo:rsid="01738e2b" style:font-name-asian="Times New Roman1" style:font-size-asian="10pt" style:language-asian="zh" style:country-asian="CN" style:font-name-complex="Times New Roman1" style:font-size-complex="10pt" style:language-complex="hi" style:country-complex="IN"/>
    </style:style>
    <style:style style:name="T93" style:family="text">
      <style:text-properties fo:font-size="10pt" fo:language="en" fo:country="US" officeooo:rsid="0174b56d" style:font-name-asian="Times New Roman1" style:font-size-asian="10pt" style:language-asian="zh" style:country-asian="CN" style:font-name-complex="Times New Roman1" style:font-size-complex="10pt" style:language-complex="hi" style:country-complex="IN"/>
    </style:style>
    <style:style style:name="T94" style:family="text">
      <style:text-properties fo:font-size="10pt" fo:language="en" fo:country="US" officeooo:rsid="01879a7c" style:font-name-asian="Times New Roman1" style:font-size-asian="10pt" style:language-asian="zh" style:country-asian="CN" style:font-name-complex="Times New Roman1" style:font-size-complex="10pt" style:language-complex="hi" style:country-complex="IN"/>
    </style:style>
    <style:style style:name="T95" style:family="text">
      <style:text-properties fo:font-size="10pt" fo:language="en" fo:country="US" officeooo:rsid="0189dc52" style:font-name-asian="Times New Roman1" style:font-size-asian="10pt" style:language-asian="zh" style:country-asian="CN" style:font-name-complex="Times New Roman1" style:font-size-complex="10pt" style:language-complex="hi" style:country-complex="IN"/>
    </style:style>
    <style:style style:name="T96" style:family="text">
      <style:text-properties fo:font-size="10pt" fo:language="en" fo:country="US" officeooo:rsid="018b02fa" style:font-name-asian="Times New Roman1" style:font-size-asian="10pt" style:language-asian="zh" style:country-asian="CN" style:font-name-complex="Times New Roman1" style:font-size-complex="10pt" style:language-complex="hi" style:country-complex="IN"/>
    </style:style>
    <style:style style:name="T97" style:family="text">
      <style:text-properties fo:font-size="10pt" fo:language="en" fo:country="US" officeooo:rsid="018c7065" style:font-name-asian="Times New Roman1" style:font-size-asian="10pt" style:language-asian="zh" style:country-asian="CN" style:font-name-complex="Times New Roman1" style:font-size-complex="10pt" style:language-complex="hi" style:country-complex="IN"/>
    </style:style>
    <style:style style:name="T98" style:family="text">
      <style:text-properties fo:font-size="10pt" fo:language="en" fo:country="US" officeooo:rsid="0192fc22" style:font-name-asian="Times New Roman1" style:font-size-asian="10pt" style:language-asian="zh" style:country-asian="CN" style:font-name-complex="Times New Roman1" style:font-size-complex="10pt" style:language-complex="hi" style:country-complex="IN"/>
    </style:style>
    <style:style style:name="T99" style:family="text">
      <style:text-properties fo:font-size="10pt" fo:language="en" fo:country="US" officeooo:rsid="019ed067" style:font-name-asian="Times New Roman1" style:font-size-asian="10pt" style:language-asian="zh" style:country-asian="CN" style:font-name-complex="Times New Roman1" style:font-size-complex="10pt" style:language-complex="hi" style:country-complex="IN"/>
    </style:style>
    <style:style style:name="T100" style:family="text">
      <style:text-properties fo:font-size="10pt" fo:language="en" fo:country="US" officeooo:rsid="01a0e169" style:font-name-asian="Times New Roman1" style:font-size-asian="10pt" style:language-asian="zh" style:country-asian="CN" style:font-name-complex="Times New Roman1" style:font-size-complex="10pt" style:language-complex="hi" style:country-complex="IN"/>
    </style:style>
    <style:style style:name="T101" style:family="text">
      <style:text-properties fo:font-size="10pt" fo:language="en" fo:country="US" officeooo:rsid="01aac610" style:font-name-asian="Times New Roman1" style:font-size-asian="10pt" style:language-asian="zh" style:country-asian="CN" style:font-name-complex="Times New Roman1" style:font-size-complex="10pt" style:language-complex="hi" style:country-complex="IN"/>
    </style:style>
    <style:style style:name="T102" style:family="text">
      <style:text-properties fo:font-size="10pt" fo:language="en" fo:country="US" officeooo:rsid="01b8fd0d" style:font-name-asian="Times New Roman1" style:font-size-asian="10pt" style:language-asian="zh" style:country-asian="CN" style:font-name-complex="Times New Roman1" style:font-size-complex="10pt" style:language-complex="hi" style:country-complex="IN"/>
    </style:style>
    <style:style style:name="T103" style:family="text">
      <style:text-properties fo:font-size="10pt" fo:language="en" fo:country="US" fo:font-style="italic" style:font-name-asian="Times New Roman1" style:font-size-asian="10pt" style:language-asian="zh" style:country-asian="CN" style:font-style-asian="italic" style:font-name-complex="Times New Roman1" style:font-size-complex="10pt" style:language-complex="hi" style:country-complex="IN"/>
    </style:style>
    <style:style style:name="T104" style:family="text">
      <style:text-properties fo:font-size="10pt" fo:language="en" fo:country="US" fo:font-style="italic" style:font-name-asian="Times New Roman1" style:font-size-asian="10pt" style:language-asian="zh" style:country-asian="CN" style:font-style-asian="italic" style:font-name-complex="Times New Roman1" style:font-size-complex="10pt" style:language-complex="hi" style:country-complex="IN" style:font-style-complex="italic"/>
    </style:style>
    <style:style style:name="T105" style:family="text">
      <style:text-properties fo:font-size="10pt" fo:language="en" fo:country="US" fo:font-style="italic" officeooo:rsid="014b2618" style:font-name-asian="Times New Roman1" style:font-size-asian="10pt" style:language-asian="zh" style:country-asian="CN" style:font-style-asian="italic" style:font-name-complex="Times New Roman1" style:font-size-complex="10pt" style:language-complex="hi" style:country-complex="IN" style:font-style-complex="italic"/>
    </style:style>
    <style:style style:name="T106" style:family="text">
      <style:text-properties fo:font-size="10pt" fo:language="en" fo:country="US" fo:font-style="italic" officeooo:rsid="014c77c7" style:font-name-asian="Times New Roman1" style:font-size-asian="10pt" style:language-asian="zh" style:country-asian="CN" style:font-style-asian="italic" style:font-name-complex="Times New Roman1" style:font-size-complex="10pt" style:language-complex="hi" style:country-complex="IN" style:font-style-complex="italic"/>
    </style:style>
    <style:style style:name="T107" style:family="text">
      <style:text-properties fo:font-size="10pt" fo:language="en" fo:country="US" fo:font-style="italic" fo:font-weight="normal" officeooo:rsid="002b57e7" style:font-name-asian="Times New Roman1" style:font-size-asian="10pt" style:language-asian="zh" style:country-asian="CN" style:font-style-asian="italic" style:font-weight-asian="normal" style:font-name-complex="Times New Roman1" style:font-size-complex="10pt" style:language-complex="hi" style:country-complex="IN" style:font-style-complex="italic" style:font-weight-complex="normal"/>
    </style:style>
    <style:style style:name="T108" style:family="text">
      <style:text-properties fo:font-size="10pt" fo:language="en" fo:country="US" fo:font-style="normal" style:text-underline-style="none" fo:font-weight="normal" style:font-name-asian="Times New Roman1"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style>
    <style:style style:name="T109" style:family="text">
      <style:text-properties fo:font-size="10pt" fo:language="en" fo:country="US" fo:font-style="normal" style:text-underline-style="none" fo:font-weight="normal" officeooo:rsid="0113f2b9" style:font-name-asian="Times New Roman1"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style>
    <style:style style:name="T110" style:family="text">
      <style:text-properties fo:font-size="10pt" fo:language="en" fo:country="US" fo:font-style="normal" style:text-underline-style="none" fo:font-weight="normal" officeooo:rsid="011749c4" style:font-name-asian="Times New Roman1"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style>
    <style:style style:name="T111" style:family="text">
      <style:text-properties fo:font-size="10pt" fo:language="en" fo:country="US" fo:font-style="normal" officeooo:rsid="014b2618" style:font-name-asian="Times New Roman1" style:font-size-asian="10pt" style:language-asian="zh" style:country-asian="CN" style:font-style-asian="normal" style:font-name-complex="Times New Roman1" style:font-size-complex="10pt" style:language-complex="hi" style:country-complex="IN" style:font-style-complex="normal"/>
    </style:style>
    <style:style style:name="T112" style:family="text">
      <style:text-properties fo:font-size="10pt" fo:language="en" fo:country="US" fo:font-style="normal" officeooo:rsid="00254115" style:font-name-asian="Times New Roman1" style:font-size-asian="10pt" style:language-asian="zh" style:country-asian="CN" style:font-style-asian="normal" style:font-name-complex="Times New Roman1" style:font-size-complex="10pt" style:language-complex="hi" style:country-complex="IN" style:font-style-complex="normal"/>
    </style:style>
    <style:style style:name="T113" style:family="text">
      <style:text-properties fo:font-size="10pt" fo:language="en" fo:country="US" fo:font-style="normal" officeooo:rsid="00dcea8c" style:font-name-asian="Times New Roman1" style:font-size-asian="10pt" style:language-asian="zh" style:country-asian="CN" style:font-style-asian="normal" style:font-name-complex="Times New Roman1" style:font-size-complex="10pt" style:language-complex="hi" style:country-complex="IN" style:font-style-complex="normal"/>
    </style:style>
    <style:style style:name="T114" style:family="text">
      <style:text-properties fo:font-size="10pt" fo:language="en" fo:country="US" fo:font-style="normal" officeooo:rsid="014c6e6a" style:font-name-asian="Times New Roman1" style:font-size-asian="10pt" style:language-asian="zh" style:country-asian="CN" style:font-style-asian="normal" style:font-name-complex="Times New Roman1" style:font-size-complex="10pt" style:language-complex="hi" style:country-complex="IN" style:font-style-complex="normal"/>
    </style:style>
    <style:style style:name="T115" style:family="text">
      <style:text-properties fo:font-size="10pt" fo:language="en" fo:country="US" fo:font-style="normal" officeooo:rsid="014c77c7" style:font-name-asian="Times New Roman1" style:font-size-asian="10pt" style:language-asian="zh" style:country-asian="CN" style:font-style-asian="normal" style:font-name-complex="Times New Roman1" style:font-size-complex="10pt" style:language-complex="hi" style:country-complex="IN" style:font-style-complex="normal"/>
    </style:style>
    <style:style style:name="T116" style:family="text">
      <style:text-properties fo:font-size="10pt" fo:language="en" fo:country="US" fo:font-style="normal" fo:font-weight="normal" style:font-name-asian="Times New Roman1"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style>
    <style:style style:name="T117" style:family="text">
      <style:text-properties fo:font-size="10pt" fo:language="en" fo:country="US" fo:font-style="normal" fo:font-weight="normal" officeooo:rsid="002b57e7" style:font-name-asian="Times New Roman1"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style>
    <style:style style:name="T118" style:family="text">
      <style:text-properties fo:font-size="10pt" fo:language="en" fo:country="US" fo:font-style="normal" fo:font-weight="normal" officeooo:rsid="0113f2b9" style:font-name-asian="Times New Roman1"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style>
    <style:style style:name="T119" style:family="text">
      <style:text-properties fo:font-size="10pt" fo:language="en" fo:country="US" fo:font-weight="normal" style:font-name-asian="Times New Roman1" style:font-size-asian="10pt" style:language-asian="zh" style:country-asian="CN" style:font-weight-asian="normal" style:font-name-complex="Times New Roman1" style:font-size-complex="10pt" style:language-complex="hi" style:country-complex="IN" style:font-weight-complex="normal"/>
    </style:style>
    <style:style style:name="T120" style:family="text">
      <style:text-properties fo:font-size="10pt" fo:language="en" fo:country="US" fo:font-weight="normal" officeooo:rsid="010c1b47" style:font-name-asian="Times New Roman1" style:font-size-asian="10pt" style:language-asian="zh" style:country-asian="CN" style:font-weight-asian="normal" style:font-name-complex="Times New Roman1" style:font-size-complex="10pt" style:language-complex="hi" style:country-complex="IN" style:font-weight-complex="normal"/>
    </style:style>
    <style:style style:name="T121" style:family="text">
      <style:text-properties fo:font-size="10pt" fo:language="en" fo:country="US" fo:font-weight="normal" officeooo:rsid="01187d12" style:font-name-asian="Times New Roman1" style:font-size-asian="10pt" style:language-asian="zh" style:country-asian="CN" style:font-weight-asian="normal" style:font-name-complex="Times New Roman1" style:font-size-complex="10pt" style:language-complex="hi" style:country-complex="IN" style:font-weight-complex="normal"/>
    </style:style>
    <style:style style:name="T122" style:family="text">
      <style:text-properties fo:font-size="10pt" fo:language="en" fo:country="US" fo:font-weight="normal" officeooo:rsid="011894e8" style:font-name-asian="Times New Roman1" style:font-size-asian="10pt" style:language-asian="zh" style:country-asian="CN" style:font-weight-asian="normal" style:font-name-complex="Times New Roman1" style:font-size-complex="10pt" style:language-complex="hi" style:country-complex="IN" style:font-weight-complex="normal"/>
    </style:style>
    <style:style style:name="T123" style:family="text">
      <style:text-properties fo:font-size="10pt" fo:language="en" fo:country="US" fo:font-weight="normal" officeooo:rsid="016bd567" style:font-name-asian="Times New Roman1" style:font-size-asian="10pt" style:language-asian="zh" style:country-asian="CN" style:font-weight-asian="normal" style:font-name-complex="Times New Roman1" style:font-size-complex="10pt" style:language-complex="hi" style:country-complex="IN" style:font-weight-complex="normal"/>
    </style:style>
    <style:style style:name="T124" style:family="text">
      <style:text-properties fo:font-size="10pt" fo:language="en" fo:country="US" fo:font-weight="normal" officeooo:rsid="0174b56d" style:font-name-asian="Times New Roman1" style:font-size-asian="10pt" style:language-asian="zh" style:country-asian="CN" style:font-weight-asian="normal" style:font-name-complex="Times New Roman1" style:font-size-complex="10pt" style:language-complex="hi" style:country-complex="IN" style:font-weight-complex="normal"/>
    </style:style>
    <style:style style:name="T125" style:family="text">
      <style:text-properties fo:font-size="10pt" fo:language="en" fo:country="US" style:font-size-asian="10pt" style:language-asian="zh" style:country-asian="CN" style:font-name-complex="Mangal" style:font-size-complex="10pt" style:language-complex="hi" style:country-complex="IN"/>
    </style:style>
    <style:style style:name="T126" style:family="text">
      <style:text-properties fo:font-size="10pt" fo:language="en" fo:country="US" style:font-name-asian="Times New Roman" style:font-size-asian="10pt" style:language-asian="zh" style:country-asian="CN" style:font-name-complex="Times New Roman" style:font-size-complex="10pt" style:language-complex="hi" style:country-complex="IN"/>
    </style:style>
    <style:style style:name="T127" style:family="text">
      <style:text-properties fo:font-size="14pt" fo:font-weight="bold" style:font-size-asian="14pt" style:font-weight-asian="bold" style:font-size-complex="14pt"/>
    </style:style>
    <style:style style:name="T128" style:family="text">
      <style:text-properties fo:font-size="14pt" fo:font-style="normal" fo:font-weight="bold" style:font-size-asian="14pt" style:font-style-asian="normal" style:font-weight-asian="bold" style:font-size-complex="14pt"/>
    </style:style>
    <style:style style:name="T129" style:family="text">
      <style:text-properties style:text-position="super 58%" fo:font-size="10pt" style:font-name-asian="Times New Roman1" style:font-size-asian="10pt" style:font-name-complex="Times New Roman1" style:font-size-complex="10pt"/>
    </style:style>
    <style:style style:name="T130" style:family="text">
      <style:text-properties fo:color="#1155cc" loext:opacity="100%" fo:font-size="10pt" fo:language="en" fo:country="US" style:text-underline-style="solid" style:text-underline-width="auto" style:text-underline-color="font-color" style:font-name-asian="Times New Roman1" style:font-size-asian="10pt" style:language-asian="zh" style:country-asian="CN" style:font-name-complex="Times New Roman1" style:font-size-complex="10pt" style:language-complex="hi" style:country-complex="IN"/>
    </style:style>
    <style:style style:name="T131" style:family="text">
      <style:text-properties style:font-name="arial" fo:font-size="10pt" style:font-name-asian="Times New Roman1" style:font-size-asian="10pt" style:font-name-complex="Times New Roman1" style:font-size-complex="10pt"/>
    </style:style>
    <style:style style:name="T132" style:family="text">
      <style:text-properties style:font-name="arial" fo:font-size="10pt" fo:font-style="normal" fo:font-weight="normal" style:font-size-asian="10pt" style:font-style-asian="normal" style:font-weight-asian="normal" style:font-size-complex="10pt"/>
    </style:style>
    <style:style style:name="T133" style:family="text">
      <style:text-properties style:font-name="arial" fo:font-size="10pt" style:font-size-asian="10pt" style:font-size-complex="10pt"/>
    </style:style>
    <style:style style:name="T134" style:family="text">
      <style:text-properties style:font-name="arial" fo:font-size="10pt" officeooo:rsid="00e81204" style:font-size-asian="10pt" style:font-size-complex="10pt"/>
    </style:style>
    <style:style style:name="T135" style:family="text">
      <style:text-properties style:text-position="sub 58%" style:font-name="Arial" fo:font-size="10pt" fo:font-style="italic" style:font-name-asian="Times New Roman1" style:font-size-asian="10pt" style:font-style-asian="italic" style:font-name-complex="Arial1" style:font-size-complex="10pt"/>
    </style:style>
    <style:style style:name="T136" style:family="text">
      <style:text-properties style:text-position="sub 58%" style:font-name="Arial" fo:font-size="10pt" fo:font-style="italic" style:font-name-asian="Times New Roman1" style:font-size-asian="10pt" style:font-style-asian="italic" style:font-name-complex="Arial1" style:font-size-complex="10pt" style:font-style-complex="italic"/>
    </style:style>
    <style:style style:name="T137" style:family="text">
      <style:text-properties style:text-position="sub 58%" style:font-name="Arial" fo:font-size="10pt" style:font-name-asian="Times New Roman1" style:font-size-asian="10pt" style:font-name-complex="Arial1" style:font-size-complex="10pt"/>
    </style:style>
    <style:style style:name="T138" style:family="text">
      <style:text-properties style:text-position="sub 58%" style:font-name="Arial" fo:font-style="italic" style:font-style-asian="italic" style:font-name-complex="Arial1" style:font-style-complex="italic"/>
    </style:style>
    <style:style style:name="T139" style:family="text">
      <style:text-properties style:text-position="sub 58%" fo:language="en" fo:country="US" style:font-name-asian="Times New Roman1" style:language-asian="zh" style:country-asian="CN" style:font-name-complex="Times New Roman1" style:language-complex="hi" style:country-complex="IN"/>
    </style:style>
    <style:style style:name="T140" style:family="text">
      <style:text-properties style:text-position="sub 58%" fo:language="en" fo:country="US" fo:font-style="italic" style:font-name-asian="Times New Roman1" style:language-asian="zh" style:country-asian="CN" style:font-style-asian="italic" style:font-name-complex="Times New Roman1" style:language-complex="hi" style:country-complex="IN" style:font-style-complex="italic"/>
    </style:style>
    <style:style style:name="T141" style:family="text">
      <style:text-properties style:text-position="sub 58%" fo:font-style="italic" style:font-name-asian="Times New Roman1" style:font-style-asian="italic" style:font-name-complex="Times New Roman1" style:font-style-complex="italic"/>
    </style:style>
    <style:style style:name="T142" style:family="text">
      <style:text-properties style:text-position="sub 58%" fo:font-size="10pt" fo:language="en" fo:country="US" fo:font-style="italic" style:font-name-asian="Times New Roman1" style:font-size-asian="10pt" style:language-asian="zh" style:country-asian="CN" style:font-style-asian="italic" style:font-name-complex="Times New Roman1" style:font-size-complex="10pt" style:language-complex="hi" style:country-complex="IN" style:font-style-complex="italic"/>
    </style:style>
    <style:style style:name="T143" style:family="text">
      <style:text-properties fo:font-weight="bold" style:font-weight-asian="bold"/>
    </style:style>
    <style:style style:name="T144" style:family="text">
      <style:text-properties fo:font-weight="bold" style:font-name-asian="Times New Roman1" style:font-weight-asian="bold" style:font-name-complex="Times New Roman1"/>
    </style:style>
    <style:style style:name="T145" style:family="text">
      <style:text-properties fo:font-weight="bold" officeooo:rsid="00bf96c2" style:font-name-asian="Times New Roman1" style:font-weight-asian="bold" style:font-name-complex="Times New Roman1" style:font-weight-complex="bold"/>
    </style:style>
    <style:style style:name="T146" style:family="text">
      <style:text-properties fo:font-weight="bold" officeooo:rsid="00c116e4" style:font-name-asian="Times New Roman1" style:font-weight-asian="bold" style:font-name-complex="Times New Roman1"/>
    </style:style>
    <style:style style:name="T147" style:family="text">
      <style:text-properties fo:font-variant="normal" fo:text-transform="none" style:text-position="0% 100%" fo:font-size="10pt" fo:font-style="normal" style:text-underline-style="none" fo:font-weight="normal" style:font-size-asian="10pt" style:font-size-complex="10pt"/>
    </style:style>
    <style:style style:name="T148" style:family="text">
      <style:text-properties fo:font-variant="normal" fo:text-transform="none" style:text-position="0% 100%" fo:font-size="10pt" fo:language="en" fo:country="US" fo:font-style="normal" style:text-underline-style="none" fo:font-weight="normal" style:font-name-asian="Times New Roman1" style:font-size-asian="10pt" style:language-asian="zh" style:country-asian="CN" style:font-name-complex="Times New Roman1" style:font-size-complex="10pt" style:language-complex="hi" style:country-complex="IN"/>
    </style:style>
    <style:style style:name="T149" style:family="text">
      <style:text-properties fo:font-variant="normal" fo:text-transform="none" style:text-position="0% 100%" fo:font-style="normal" style:text-underline-style="none" fo:font-weight="normal"/>
    </style:style>
    <style:style style:name="T150" style:family="text">
      <style:text-properties fo:font-variant="normal" fo:text-transform="none" style:text-position="0% 100%" style:font-name="arial1" fo:language="en" fo:country="US" fo:font-style="normal" style:text-underline-style="none" fo:font-weight="normal" style:font-name-asian="Times New Roman1" style:language-asian="zh" style:country-asian="CN" style:font-name-complex="Times New Roman1" style:language-complex="hi" style:country-complex="IN"/>
    </style:style>
    <style:style style:name="T151" style:family="text">
      <style:text-properties fo:font-variant="normal" fo:text-transform="none" style:text-position="0% 100%" fo:language="en" fo:country="US" fo:font-style="normal" style:text-underline-style="none" fo:font-weight="normal" style:font-name-asian="Times New Roman1" style:language-asian="zh" style:country-asian="CN" style:font-name-complex="Times New Roman1" style:language-complex="hi" style:country-complex="IN"/>
    </style:style>
    <style:style style:name="T152" style:family="text">
      <style:text-properties fo:font-style="italic" style:font-style-asian="italic"/>
    </style:style>
    <style:style style:name="T153" style:family="text">
      <style:text-properties fo:font-style="italic" officeooo:rsid="0139d1e2" style:font-style-asian="italic"/>
    </style:style>
    <style:style style:name="T154" style:family="text">
      <style:text-properties fo:font-style="italic" officeooo:rsid="01788e95" style:font-style-asian="italic"/>
    </style:style>
    <style:style style:name="T155" style:family="text">
      <style:text-properties fo:font-style="italic" fo:font-weight="normal" officeooo:rsid="002b57e7" style:font-name-asian="Times New Roman1" style:font-style-asian="italic" style:font-weight-asian="normal" style:font-name-complex="Times New Roman1" style:font-style-complex="italic" style:font-weight-complex="normal"/>
    </style:style>
    <style:style style:name="T156" style:family="text">
      <style:text-properties fo:font-style="italic" fo:font-weight="normal" officeooo:rsid="00c116e4" style:font-name-asian="Times New Roman1" style:font-style-asian="italic" style:font-weight-asian="normal" style:font-name-complex="Times New Roman1" style:font-style-complex="italic" style:font-weight-complex="normal"/>
    </style:style>
    <style:style style:name="T157" style:family="text">
      <style:text-properties fo:font-style="italic" style:font-name-asian="Times New Roman1" style:font-style-asian="italic" style:font-name-complex="Times New Roman1" style:font-style-complex="italic"/>
    </style:style>
    <style:style style:name="T158" style:family="text">
      <style:text-properties fo:font-style="italic" officeooo:rsid="005a8f7f" style:font-name-asian="Times New Roman1" style:font-style-asian="italic" style:font-name-complex="Times New Roman1" style:font-style-complex="italic"/>
    </style:style>
    <style:style style:name="T159" style:family="text">
      <style:text-properties fo:language="en" fo:country="US" style:language-asian="zh" style:country-asian="CN" style:language-complex="hi" style:country-complex="IN"/>
    </style:style>
    <style:style style:name="T160" style:family="text">
      <style:text-properties fo:language="en" fo:country="US" style:font-name-asian="Times New Roman1" style:language-asian="zh" style:country-asian="CN" style:font-name-complex="Times New Roman1" style:language-complex="hi" style:country-complex="IN"/>
    </style:style>
    <style:style style:name="T161" style:family="text">
      <style:text-properties fo:language="en" fo:country="US" officeooo:rsid="00b6671c" style:font-name-asian="Times New Roman1" style:language-asian="zh" style:country-asian="CN" style:font-name-complex="Times New Roman1" style:language-complex="hi" style:country-complex="IN"/>
    </style:style>
    <style:style style:name="T162" style:family="text">
      <style:text-properties fo:language="en" fo:country="US" officeooo:rsid="00b5faf1" style:font-name-asian="Times New Roman1" style:language-asian="zh" style:country-asian="CN" style:font-name-complex="Times New Roman1" style:language-complex="hi" style:country-complex="IN"/>
    </style:style>
    <style:style style:name="T163" style:family="text">
      <style:text-properties fo:language="en" fo:country="US" officeooo:rsid="00b7f816" style:font-name-asian="Times New Roman1" style:language-asian="zh" style:country-asian="CN" style:font-name-complex="Times New Roman1" style:language-complex="hi" style:country-complex="IN"/>
    </style:style>
    <style:style style:name="T164" style:family="text">
      <style:text-properties fo:language="en" fo:country="US" officeooo:rsid="00ea61f2" style:font-name-asian="Times New Roman1" style:language-asian="zh" style:country-asian="CN" style:font-name-complex="Times New Roman1" style:language-complex="hi" style:country-complex="IN"/>
    </style:style>
    <style:style style:name="T165" style:family="text">
      <style:text-properties fo:language="en" fo:country="US" officeooo:rsid="00ae4525" style:font-name-asian="Times New Roman1" style:language-asian="zh" style:country-asian="CN" style:font-name-complex="Times New Roman1" style:language-complex="hi" style:country-complex="IN"/>
    </style:style>
    <style:style style:name="T166" style:family="text">
      <style:text-properties fo:language="en" fo:country="US" officeooo:rsid="00b89c92" style:font-name-asian="Times New Roman1" style:language-asian="zh" style:country-asian="CN" style:font-name-complex="Times New Roman1" style:language-complex="hi" style:country-complex="IN"/>
    </style:style>
    <style:style style:name="T167" style:family="text">
      <style:text-properties fo:language="en" fo:country="US" officeooo:rsid="00ddc6d7" style:font-name-asian="Times New Roman1" style:language-asian="zh" style:country-asian="CN" style:font-name-complex="Times New Roman1" style:language-complex="hi" style:country-complex="IN"/>
    </style:style>
    <style:style style:name="T168" style:family="text">
      <style:text-properties fo:language="en" fo:country="US" officeooo:rsid="00ece687" style:font-name-asian="Times New Roman1" style:language-asian="zh" style:country-asian="CN" style:font-name-complex="Times New Roman1" style:language-complex="hi" style:country-complex="IN"/>
    </style:style>
    <style:style style:name="T169" style:family="text">
      <style:text-properties fo:language="en" fo:country="US" officeooo:rsid="002b57e7" style:font-name-asian="Times New Roman1" style:language-asian="zh" style:country-asian="CN" style:font-name-complex="Times New Roman1" style:language-complex="hi" style:country-complex="IN"/>
    </style:style>
    <style:style style:name="T170" style:family="text">
      <style:text-properties fo:language="en" fo:country="US" officeooo:rsid="011e5146" style:font-name-asian="Times New Roman1" style:language-asian="zh" style:country-asian="CN" style:font-name-complex="Times New Roman1" style:language-complex="hi" style:country-complex="IN"/>
    </style:style>
    <style:style style:name="T171" style:family="text">
      <style:text-properties fo:language="en" fo:country="US" officeooo:rsid="010c1b47" style:font-name-asian="Times New Roman1" style:language-asian="zh" style:country-asian="CN" style:font-name-complex="Times New Roman1" style:language-complex="hi" style:country-complex="IN"/>
    </style:style>
    <style:style style:name="T172" style:family="text">
      <style:text-properties fo:language="en" fo:country="US" officeooo:rsid="01028629" style:font-name-asian="Times New Roman1" style:language-asian="zh" style:country-asian="CN" style:font-name-complex="Times New Roman1" style:language-complex="hi" style:country-complex="IN"/>
    </style:style>
    <style:style style:name="T173" style:family="text">
      <style:text-properties fo:language="en" fo:country="US" officeooo:rsid="002c0e13" style:font-name-asian="Times New Roman1" style:language-asian="zh" style:country-asian="CN" style:font-name-complex="Times New Roman1" style:language-complex="hi" style:country-complex="IN"/>
    </style:style>
    <style:style style:name="T174" style:family="text">
      <style:text-properties fo:language="en" fo:country="US" officeooo:rsid="0101544f" style:font-name-asian="Times New Roman1" style:language-asian="zh" style:country-asian="CN" style:font-name-complex="Times New Roman1" style:language-complex="hi" style:country-complex="IN"/>
    </style:style>
    <style:style style:name="T175" style:family="text">
      <style:text-properties fo:language="en" fo:country="US" officeooo:rsid="0105c834" style:font-name-asian="Times New Roman1" style:language-asian="zh" style:country-asian="CN" style:font-name-complex="Times New Roman1" style:language-complex="hi" style:country-complex="IN"/>
    </style:style>
    <style:style style:name="T176" style:family="text">
      <style:text-properties fo:language="en" fo:country="US" officeooo:rsid="00363104" style:font-name-asian="Times New Roman1" style:language-asian="zh" style:country-asian="CN" style:font-name-complex="Times New Roman1" style:language-complex="hi" style:country-complex="IN"/>
    </style:style>
    <style:style style:name="T177" style:family="text">
      <style:text-properties fo:language="en" fo:country="US" officeooo:rsid="00dec1eb" style:font-name-asian="Times New Roman1" style:language-asian="zh" style:country-asian="CN" style:font-name-complex="Times New Roman1" style:language-complex="hi" style:country-complex="IN"/>
    </style:style>
    <style:style style:name="T178" style:family="text">
      <style:text-properties fo:language="en" fo:country="US" officeooo:rsid="0036fbd2" style:font-name-asian="Times New Roman1" style:language-asian="zh" style:country-asian="CN" style:font-name-complex="Times New Roman1" style:language-complex="hi" style:country-complex="IN"/>
    </style:style>
    <style:style style:name="T179" style:family="text">
      <style:text-properties fo:language="en" fo:country="US" officeooo:rsid="00f60739" style:font-name-asian="Times New Roman1" style:language-asian="zh" style:country-asian="CN" style:font-name-complex="Times New Roman1" style:language-complex="hi" style:country-complex="IN"/>
    </style:style>
    <style:style style:name="T180" style:family="text">
      <style:text-properties fo:language="en" fo:country="US" officeooo:rsid="0038bc06" style:font-name-asian="Times New Roman1" style:language-asian="zh" style:country-asian="CN" style:font-name-complex="Times New Roman1" style:language-complex="hi" style:country-complex="IN"/>
    </style:style>
    <style:style style:name="T181" style:family="text">
      <style:text-properties fo:language="en" fo:country="US" officeooo:rsid="00c436bc" style:font-name-asian="Times New Roman1" style:language-asian="zh" style:country-asian="CN" style:font-name-complex="Times New Roman1" style:language-complex="hi" style:country-complex="IN"/>
    </style:style>
    <style:style style:name="T182" style:family="text">
      <style:text-properties fo:language="en" fo:country="US" officeooo:rsid="0038775e" style:font-name-asian="Times New Roman1" style:language-asian="zh" style:country-asian="CN" style:font-name-complex="Times New Roman1" style:language-complex="hi" style:country-complex="IN"/>
    </style:style>
    <style:style style:name="T183" style:family="text">
      <style:text-properties fo:language="en" fo:country="US" officeooo:rsid="011fcc51" style:font-name-asian="Times New Roman1" style:language-asian="zh" style:country-asian="CN" style:font-name-complex="Times New Roman1" style:language-complex="hi" style:country-complex="IN"/>
    </style:style>
    <style:style style:name="T184" style:family="text">
      <style:text-properties fo:language="en" fo:country="US" officeooo:rsid="0121c6f6" style:font-name-asian="Times New Roman1" style:language-asian="zh" style:country-asian="CN" style:font-name-complex="Times New Roman1" style:language-complex="hi" style:country-complex="IN"/>
    </style:style>
    <style:style style:name="T185" style:family="text">
      <style:text-properties fo:language="en" fo:country="US" officeooo:rsid="0133ceee" style:font-name-asian="Times New Roman1" style:language-asian="zh" style:country-asian="CN" style:font-name-complex="Times New Roman1" style:language-complex="hi" style:country-complex="IN"/>
    </style:style>
    <style:style style:name="T186" style:family="text">
      <style:text-properties fo:language="en" fo:country="US" officeooo:rsid="00f700a8" style:font-name-asian="Times New Roman1" style:language-asian="zh" style:country-asian="CN" style:font-name-complex="Times New Roman1" style:language-complex="hi" style:country-complex="IN"/>
    </style:style>
    <style:style style:name="T187" style:family="text">
      <style:text-properties fo:language="en" fo:country="US" officeooo:rsid="0135184c" style:font-name-asian="Times New Roman1" style:language-asian="zh" style:country-asian="CN" style:font-name-complex="Times New Roman1" style:language-complex="hi" style:country-complex="IN"/>
    </style:style>
    <style:style style:name="T188" style:family="text">
      <style:text-properties fo:language="en" fo:country="US" officeooo:rsid="010f9a23" style:font-name-asian="Times New Roman1" style:language-asian="zh" style:country-asian="CN" style:font-name-complex="Times New Roman1" style:language-complex="hi" style:country-complex="IN"/>
    </style:style>
    <style:style style:name="T189" style:family="text">
      <style:text-properties fo:language="en" fo:country="US" officeooo:rsid="011145ff" style:font-name-asian="Times New Roman1" style:language-asian="zh" style:country-asian="CN" style:font-name-complex="Times New Roman1" style:language-complex="hi" style:country-complex="IN"/>
    </style:style>
    <style:style style:name="T190" style:family="text">
      <style:text-properties fo:language="en" fo:country="US" officeooo:rsid="01232bba" style:font-name-asian="Times New Roman1" style:language-asian="zh" style:country-asian="CN" style:font-name-complex="Times New Roman1" style:language-complex="hi" style:country-complex="IN"/>
    </style:style>
    <style:style style:name="T191" style:family="text">
      <style:text-properties fo:language="en" fo:country="US" officeooo:rsid="0123413b" style:font-name-asian="Times New Roman1" style:language-asian="zh" style:country-asian="CN" style:font-name-complex="Times New Roman1" style:language-complex="hi" style:country-complex="IN"/>
    </style:style>
    <style:style style:name="T192" style:family="text">
      <style:text-properties fo:language="en" fo:country="US" officeooo:rsid="0046388e" style:font-name-asian="Times New Roman1" style:language-asian="zh" style:country-asian="CN" style:font-name-complex="Times New Roman1" style:language-complex="hi" style:country-complex="IN"/>
    </style:style>
    <style:style style:name="T193" style:family="text">
      <style:text-properties fo:language="en" fo:country="US" officeooo:rsid="00a6c9f8" style:font-name-asian="Times New Roman1" style:language-asian="zh" style:country-asian="CN" style:font-name-complex="Times New Roman1" style:language-complex="hi" style:country-complex="IN"/>
    </style:style>
    <style:style style:name="T194" style:family="text">
      <style:text-properties fo:language="en" fo:country="US" officeooo:rsid="00e0b76c" style:font-name-asian="Times New Roman1" style:language-asian="zh" style:country-asian="CN" style:font-name-complex="Times New Roman1" style:language-complex="hi" style:country-complex="IN"/>
    </style:style>
    <style:style style:name="T195" style:family="text">
      <style:text-properties fo:language="en" fo:country="US" officeooo:rsid="00aad48e" style:font-name-asian="Times New Roman1" style:language-asian="zh" style:country-asian="CN" style:font-name-complex="Times New Roman1" style:language-complex="hi" style:country-complex="IN"/>
    </style:style>
    <style:style style:name="T196" style:family="text">
      <style:text-properties fo:language="en" fo:country="US" officeooo:rsid="00a75d0d" style:font-name-asian="Times New Roman1" style:language-asian="zh" style:country-asian="CN" style:font-name-complex="Times New Roman1" style:language-complex="hi" style:country-complex="IN"/>
    </style:style>
    <style:style style:name="T197" style:family="text">
      <style:text-properties fo:language="en" fo:country="US" officeooo:rsid="00a8e5d2" style:font-name-asian="Times New Roman1" style:language-asian="zh" style:country-asian="CN" style:font-name-complex="Times New Roman1" style:language-complex="hi" style:country-complex="IN"/>
    </style:style>
    <style:style style:name="T198" style:family="text">
      <style:text-properties fo:language="en" fo:country="US" officeooo:rsid="00467d94" style:font-name-asian="Times New Roman1" style:language-asian="zh" style:country-asian="CN" style:font-name-complex="Times New Roman1" style:language-complex="hi" style:country-complex="IN"/>
    </style:style>
    <style:style style:name="T199" style:family="text">
      <style:text-properties fo:language="en" fo:country="US" officeooo:rsid="00fde8b7" style:font-name-asian="Times New Roman1" style:language-asian="zh" style:country-asian="CN" style:font-name-complex="Times New Roman1" style:language-complex="hi" style:country-complex="IN"/>
    </style:style>
    <style:style style:name="T200" style:family="text">
      <style:text-properties fo:language="en" fo:country="US" officeooo:rsid="01274f9a" style:font-name-asian="Times New Roman1" style:language-asian="zh" style:country-asian="CN" style:font-name-complex="Times New Roman1" style:language-complex="hi" style:country-complex="IN"/>
    </style:style>
    <style:style style:name="T201" style:family="text">
      <style:text-properties fo:language="en" fo:country="US" officeooo:rsid="0048587f" style:font-name-asian="Times New Roman1" style:language-asian="zh" style:country-asian="CN" style:font-name-complex="Times New Roman1" style:language-complex="hi" style:country-complex="IN"/>
    </style:style>
    <style:style style:name="T202" style:family="text">
      <style:text-properties fo:language="en" fo:country="US" officeooo:rsid="00cf02f6" style:font-name-asian="Times New Roman1" style:language-asian="zh" style:country-asian="CN" style:font-name-complex="Times New Roman1" style:language-complex="hi" style:country-complex="IN"/>
    </style:style>
    <style:style style:name="T203" style:family="text">
      <style:text-properties fo:language="en" fo:country="US" officeooo:rsid="00cff481" style:font-name-asian="Times New Roman1" style:language-asian="zh" style:country-asian="CN" style:font-name-complex="Times New Roman1" style:language-complex="hi" style:country-complex="IN"/>
    </style:style>
    <style:style style:name="T204" style:family="text">
      <style:text-properties fo:language="en" fo:country="US" officeooo:rsid="008bae7b" style:font-name-asian="Times New Roman1" style:language-asian="zh" style:country-asian="CN" style:font-name-complex="Times New Roman1" style:language-complex="hi" style:country-complex="IN"/>
    </style:style>
    <style:style style:name="T205" style:family="text">
      <style:text-properties fo:language="en" fo:country="US" officeooo:rsid="013f2f69" style:font-name-asian="Times New Roman1" style:language-asian="zh" style:country-asian="CN" style:font-name-complex="Times New Roman1" style:language-complex="hi" style:country-complex="IN"/>
    </style:style>
    <style:style style:name="T206" style:family="text">
      <style:text-properties fo:language="en" fo:country="US" officeooo:rsid="0141f361" style:font-name-asian="Times New Roman1" style:language-asian="zh" style:country-asian="CN" style:font-name-complex="Times New Roman1" style:language-complex="hi" style:country-complex="IN"/>
    </style:style>
    <style:style style:name="T207" style:family="text">
      <style:text-properties fo:language="en" fo:country="US" officeooo:rsid="0143d8eb" style:font-name-asian="Times New Roman1" style:language-asian="zh" style:country-asian="CN" style:font-name-complex="Times New Roman1" style:language-complex="hi" style:country-complex="IN"/>
    </style:style>
    <style:style style:name="T208" style:family="text">
      <style:text-properties fo:language="en" fo:country="US" officeooo:rsid="0144fb21" style:font-name-asian="Times New Roman1" style:language-asian="zh" style:country-asian="CN" style:font-name-complex="Times New Roman1" style:language-complex="hi" style:country-complex="IN"/>
    </style:style>
    <style:style style:name="T209" style:family="text">
      <style:text-properties fo:language="en" fo:country="US" officeooo:rsid="0161a3b3" style:font-name-asian="Times New Roman1" style:language-asian="zh" style:country-asian="CN" style:font-name-complex="Times New Roman1" style:language-complex="hi" style:country-complex="IN"/>
    </style:style>
    <style:style style:name="T210" style:family="text">
      <style:text-properties fo:language="en" fo:country="US" officeooo:rsid="01636165" style:font-name-asian="Times New Roman1" style:language-asian="zh" style:country-asian="CN" style:font-name-complex="Times New Roman1" style:language-complex="hi" style:country-complex="IN"/>
    </style:style>
    <style:style style:name="T211" style:family="text">
      <style:text-properties fo:language="en" fo:country="US" officeooo:rsid="016487bd" style:font-name-asian="Times New Roman1" style:language-asian="zh" style:country-asian="CN" style:font-name-complex="Times New Roman1" style:language-complex="hi" style:country-complex="IN"/>
    </style:style>
    <style:style style:name="T212" style:family="text">
      <style:text-properties fo:language="en" fo:country="US" officeooo:rsid="01683d2f" style:font-name-asian="Times New Roman1" style:language-asian="zh" style:country-asian="CN" style:font-name-complex="Times New Roman1" style:language-complex="hi" style:country-complex="IN"/>
    </style:style>
    <style:style style:name="T213" style:family="text">
      <style:text-properties fo:language="en" fo:country="US" officeooo:rsid="0171454c" style:font-name-asian="Times New Roman1" style:language-asian="zh" style:country-asian="CN" style:font-name-complex="Times New Roman1" style:language-complex="hi" style:country-complex="IN"/>
    </style:style>
    <style:style style:name="T214" style:family="text">
      <style:text-properties fo:language="en" fo:country="US" officeooo:rsid="0197db7e" style:font-name-asian="Times New Roman1" style:language-asian="zh" style:country-asian="CN" style:font-name-complex="Times New Roman1" style:language-complex="hi" style:country-complex="IN"/>
    </style:style>
    <style:style style:name="T215" style:family="text">
      <style:text-properties fo:language="en" fo:country="US" officeooo:rsid="0198f78f" style:font-name-asian="Times New Roman1" style:language-asian="zh" style:country-asian="CN" style:font-name-complex="Times New Roman1" style:language-complex="hi" style:country-complex="IN"/>
    </style:style>
    <style:style style:name="T216" style:family="text">
      <style:text-properties fo:language="en" fo:country="US" officeooo:rsid="019ae5a3" style:font-name-asian="Times New Roman1" style:language-asian="zh" style:country-asian="CN" style:font-name-complex="Times New Roman1" style:language-complex="hi" style:country-complex="IN"/>
    </style:style>
    <style:style style:name="T217" style:family="text">
      <style:text-properties fo:language="en" fo:country="US" fo:font-style="italic" style:font-name-asian="Times New Roman1" style:language-asian="zh" style:country-asian="CN" style:font-style-asian="italic" style:font-name-complex="Times New Roman1" style:language-complex="hi" style:country-complex="IN"/>
    </style:style>
    <style:style style:name="T218" style:family="text">
      <style:text-properties fo:language="en" fo:country="US" fo:font-style="italic" style:font-name-asian="Times New Roman1" style:language-asian="zh" style:country-asian="CN" style:font-style-asian="italic" style:font-name-complex="Times New Roman1" style:language-complex="hi" style:country-complex="IN" style:font-style-complex="italic"/>
    </style:style>
    <style:style style:name="T219" style:family="text">
      <style:text-properties fo:language="en" fo:country="US" fo:font-style="italic" officeooo:rsid="002233ed" style:font-name-asian="Times New Roman1" style:language-asian="zh" style:country-asian="CN" style:font-style-asian="italic" style:font-name-complex="Times New Roman1" style:language-complex="hi" style:country-complex="IN" style:font-style-complex="italic"/>
    </style:style>
    <style:style style:name="T220" style:family="text">
      <style:text-properties fo:language="en" fo:country="US" fo:font-style="italic" officeooo:rsid="00ece687" style:font-name-asian="Times New Roman1" style:language-asian="zh" style:country-asian="CN" style:font-style-asian="italic" style:font-name-complex="Times New Roman1" style:language-complex="hi" style:country-complex="IN" style:font-style-complex="italic"/>
    </style:style>
    <style:style style:name="T221" style:family="text">
      <style:text-properties fo:language="en" fo:country="US" fo:font-style="italic" officeooo:rsid="00288376" style:font-name-asian="Times New Roman1" style:language-asian="zh" style:country-asian="CN" style:font-style-asian="italic" style:font-name-complex="Times New Roman1" style:language-complex="hi" style:country-complex="IN" style:font-style-complex="italic"/>
    </style:style>
    <style:style style:name="T222" style:family="text">
      <style:text-properties fo:language="en" fo:country="US" fo:font-style="italic" officeooo:rsid="0046388e" style:font-name-asian="Times New Roman1" style:language-asian="zh" style:country-asian="CN" style:font-style-asian="italic" style:font-name-complex="Times New Roman1" style:language-complex="hi" style:country-complex="IN" style:font-style-complex="italic"/>
    </style:style>
    <style:style style:name="T223" style:family="text">
      <style:text-properties fo:language="en" fo:country="US" fo:font-style="italic" officeooo:rsid="005a8f7f" style:font-name-asian="Times New Roman1" style:language-asian="zh" style:country-asian="CN" style:font-style-asian="italic" style:font-name-complex="Times New Roman1" style:language-complex="hi" style:country-complex="IN" style:font-style-complex="italic"/>
    </style:style>
    <style:style style:name="T224" style:family="text">
      <style:text-properties fo:language="en" fo:country="US" fo:font-style="italic" fo:font-weight="normal" officeooo:rsid="00288376" style:font-name-asian="Times New Roman1" style:language-asian="zh" style:country-asian="CN" style:font-style-asian="italic" style:font-weight-asian="normal" style:font-name-complex="Times New Roman1" style:language-complex="hi" style:country-complex="IN" style:font-style-complex="italic" style:font-weight-complex="normal"/>
    </style:style>
    <style:style style:name="T225" style:family="text">
      <style:text-properties fo:language="en" fo:country="US" fo:font-style="italic" fo:font-weight="normal" officeooo:rsid="002b57e7" style:font-name-asian="Times New Roman1" style:language-asian="zh" style:country-asian="CN" style:font-style-asian="italic" style:font-weight-asian="normal" style:font-name-complex="Times New Roman1" style:language-complex="hi" style:country-complex="IN" style:font-style-complex="italic" style:font-weight-complex="normal"/>
    </style:style>
    <style:style style:name="T226" style:family="text">
      <style:text-properties fo:language="en" fo:country="US" fo:font-style="italic" fo:font-weight="normal" officeooo:rsid="005a8f7f" style:font-name-asian="Times New Roman1" style:language-asian="zh" style:country-asian="CN" style:font-style-asian="italic" style:font-weight-asian="normal" style:font-name-complex="Times New Roman1" style:language-complex="hi" style:country-complex="IN" style:font-style-complex="italic" style:font-weight-complex="normal"/>
    </style:style>
    <style:style style:name="T227" style:family="text">
      <style:text-properties fo:language="en" fo:country="US" fo:font-style="italic" fo:font-weight="normal" officeooo:rsid="002d952f" style:font-name-asian="Times New Roman1" style:language-asian="zh" style:country-asian="CN" style:font-style-asian="italic" style:font-weight-asian="normal" style:font-name-complex="Times New Roman1" style:language-complex="hi" style:country-complex="IN" style:font-style-complex="italic" style:font-weight-complex="normal"/>
    </style:style>
    <style:style style:name="T228" style:family="text">
      <style:text-properties fo:language="en" fo:country="US" fo:font-style="italic" fo:font-weight="bold" style:font-name-asian="Times New Roman1" style:language-asian="zh" style:country-asian="CN" style:font-style-asian="italic" style:font-weight-asian="bold" style:font-name-complex="Times New Roman1" style:language-complex="hi" style:country-complex="IN"/>
    </style:style>
    <style:style style:name="T229" style:family="text">
      <style:text-properties fo:language="en" fo:country="US" fo:font-style="italic" fo:font-weight="bold" style:font-name-asian="Times New Roman1" style:language-asian="zh" style:country-asian="CN" style:font-style-asian="italic" style:font-weight-asian="bold" style:font-name-complex="Times New Roman1" style:language-complex="hi" style:country-complex="IN" style:font-style-complex="italic" style:font-weight-complex="bold"/>
    </style:style>
    <style:style style:name="T230" style:family="text">
      <style:text-properties fo:language="en" fo:country="US" fo:font-style="italic" fo:font-weight="bold" officeooo:rsid="00448d62" style:font-name-asian="Times New Roman1" style:language-asian="zh" style:country-asian="CN" style:font-style-asian="italic" style:font-weight-asian="bold" style:font-name-complex="Times New Roman1" style:language-complex="hi" style:country-complex="IN"/>
    </style:style>
    <style:style style:name="T231" style:family="text">
      <style:text-properties fo:language="en" fo:country="US" fo:font-weight="bold" style:font-name-asian="Times New Roman1" style:language-asian="zh" style:country-asian="CN" style:font-weight-asian="bold" style:font-name-complex="Times New Roman1" style:language-complex="hi" style:country-complex="IN"/>
    </style:style>
    <style:style style:name="T232" style:family="text">
      <style:text-properties fo:language="en" fo:country="US" fo:font-weight="bold" officeooo:rsid="00288376" style:font-name-asian="Times New Roman1" style:language-asian="zh" style:country-asian="CN" style:font-weight-asian="bold" style:font-name-complex="Times New Roman1" style:language-complex="hi" style:country-complex="IN" style:font-weight-complex="bold"/>
    </style:style>
    <style:style style:name="T233" style:family="text">
      <style:text-properties fo:language="en" fo:country="US" fo:font-weight="bold" officeooo:rsid="017e9b28" style:font-name-asian="Times New Roman1" style:language-asian="zh" style:country-asian="CN" style:font-weight-asian="bold" style:font-name-complex="Times New Roman1" style:language-complex="hi" style:country-complex="IN" style:font-weight-complex="bold"/>
    </style:style>
    <style:style style:name="T234" style:family="text">
      <style:text-properties fo:language="en" fo:country="US" fo:font-weight="bold" officeooo:rsid="0101544f" style:font-name-asian="Times New Roman1" style:language-asian="zh" style:country-asian="CN" style:font-weight-asian="bold" style:font-name-complex="Times New Roman1" style:language-complex="hi" style:country-complex="IN"/>
    </style:style>
    <style:style style:name="T235" style:family="text">
      <style:text-properties fo:language="en" fo:country="US" fo:font-weight="bold" officeooo:rsid="011fcc51" style:font-name-asian="Times New Roman1" style:language-asian="zh" style:country-asian="CN" style:font-weight-asian="bold" style:font-name-complex="Times New Roman1" style:language-complex="hi" style:country-complex="IN"/>
    </style:style>
    <style:style style:name="T236" style:family="text">
      <style:text-properties fo:language="en" fo:country="US" fo:font-weight="bold" officeooo:rsid="010f9a23" style:font-name-asian="Times New Roman1" style:language-asian="zh" style:country-asian="CN" style:font-weight-asian="bold" style:font-name-complex="Times New Roman1" style:language-complex="hi" style:country-complex="IN"/>
    </style:style>
    <style:style style:name="T237" style:family="text">
      <style:text-properties fo:language="en" fo:country="US" fo:font-weight="bold" officeooo:rsid="017a0a41" style:font-name-asian="Times New Roman1" style:language-asian="zh" style:country-asian="CN" style:font-weight-asian="bold" style:font-name-complex="Times New Roman1" style:language-complex="hi" style:country-complex="IN"/>
    </style:style>
    <style:style style:name="T238" style:family="text">
      <style:text-properties fo:language="en" fo:country="US" fo:font-weight="bold" officeooo:rsid="017ce907" style:font-name-asian="Times New Roman1" style:language-asian="zh" style:country-asian="CN" style:font-weight-asian="bold" style:font-name-complex="Times New Roman1" style:language-complex="hi" style:country-complex="IN"/>
    </style:style>
    <style:style style:name="T239" style:family="text">
      <style:text-properties fo:language="en" fo:country="US" fo:font-style="normal" fo:font-weight="bold" officeooo:rsid="002b57e7" style:font-name-asian="Times New Roman1" style:language-asian="zh" style:country-asian="CN" style:font-style-asian="normal" style:font-weight-asian="bold" style:font-name-complex="Times New Roman1" style:language-complex="hi" style:country-complex="IN" style:font-style-complex="normal" style:font-weight-complex="bold"/>
    </style:style>
    <style:style style:name="T240" style:family="text">
      <style:text-properties fo:language="en" fo:country="US" fo:font-style="normal" fo:font-weight="bold" officeooo:rsid="002c0e13" style:font-name-asian="Times New Roman1" style:language-asian="zh" style:country-asian="CN" style:font-style-asian="normal" style:font-weight-asian="bold" style:font-name-complex="Times New Roman1" style:language-complex="hi" style:country-complex="IN" style:font-style-complex="normal" style:font-weight-complex="bold"/>
    </style:style>
    <style:style style:name="T241" style:family="text">
      <style:text-properties fo:language="en" fo:country="US" fo:font-style="normal" fo:font-weight="bold" officeooo:rsid="0036fbd2" style:font-name-asian="Times New Roman1" style:language-asian="zh" style:country-asian="CN" style:font-style-asian="normal" style:font-weight-asian="bold" style:font-name-complex="Times New Roman1" style:language-complex="hi" style:country-complex="IN" style:font-style-complex="normal" style:font-weight-complex="bold"/>
    </style:style>
    <style:style style:name="T242" style:family="text">
      <style:text-properties fo:language="en" fo:country="US" fo:font-style="normal" fo:font-weight="bold" officeooo:rsid="0038bc06" style:font-name-asian="Times New Roman1" style:language-asian="zh" style:country-asian="CN" style:font-style-asian="normal" style:font-weight-asian="bold" style:font-name-complex="Times New Roman1" style:language-complex="hi" style:country-complex="IN" style:font-style-complex="normal" style:font-weight-complex="bold"/>
    </style:style>
    <style:style style:name="T243" style:family="text">
      <style:text-properties fo:language="en" fo:country="US" fo:font-style="normal" fo:font-weight="bold" officeooo:rsid="0046388e" style:font-name-asian="Times New Roman1" style:language-asian="zh" style:country-asian="CN" style:font-style-asian="normal" style:font-weight-asian="bold" style:font-name-complex="Times New Roman1" style:language-complex="hi" style:country-complex="IN" style:font-style-complex="normal" style:font-weight-complex="bold"/>
    </style:style>
    <style:style style:name="T244" style:family="text">
      <style:text-properties fo:language="en" fo:country="US" fo:font-style="normal" fo:font-weight="bold" officeooo:rsid="00c70631" style:font-name-asian="Times New Roman1" style:language-asian="zh" style:country-asian="CN" style:font-style-asian="normal" style:font-weight-asian="bold" style:font-name-complex="Times New Roman1" style:language-complex="hi" style:country-complex="IN" style:font-style-complex="normal" style:font-weight-complex="bold"/>
    </style:style>
    <style:style style:name="T245" style:family="text">
      <style:text-properties fo:language="en" fo:country="US" fo:font-style="normal" fo:font-weight="bold" officeooo:rsid="019d65b2" style:font-name-asian="Times New Roman1" style:language-asian="zh" style:country-asian="CN" style:font-style-asian="normal" style:font-weight-asian="bold" style:font-name-complex="Times New Roman1" style:language-complex="hi" style:country-complex="IN" style:font-style-complex="normal" style:font-weight-complex="bold"/>
    </style:style>
    <style:style style:name="T246" style:family="text">
      <style:text-properties fo:language="en" fo:country="US" fo:font-style="normal" fo:font-weight="normal" officeooo:rsid="002b57e7" style:font-name-asian="Times New Roman1" style:language-asian="zh" style:country-asian="CN" style:font-style-asian="normal" style:font-weight-asian="normal" style:font-name-complex="Times New Roman1" style:language-complex="hi" style:country-complex="IN" style:font-style-complex="normal" style:font-weight-complex="normal"/>
    </style:style>
    <style:style style:name="T247" style:family="text">
      <style:text-properties fo:language="en" fo:country="US" fo:font-style="normal" fo:font-weight="normal" officeooo:rsid="0036fbd2" style:font-name-asian="Times New Roman1" style:language-asian="zh" style:country-asian="CN" style:font-style-asian="normal" style:font-weight-asian="normal" style:font-name-complex="Times New Roman1" style:language-complex="hi" style:country-complex="IN" style:font-style-complex="normal" style:font-weight-complex="normal"/>
    </style:style>
    <style:style style:name="T248" style:family="text">
      <style:text-properties fo:language="en" fo:country="US" fo:font-style="normal" fo:font-weight="normal" officeooo:rsid="0046388e" style:font-name-asian="Times New Roman1" style:language-asian="zh" style:country-asian="CN" style:font-style-asian="normal" style:font-weight-asian="normal" style:font-name-complex="Times New Roman1" style:language-complex="hi" style:country-complex="IN" style:font-style-complex="normal" style:font-weight-complex="normal"/>
    </style:style>
    <style:style style:name="T249" style:family="text">
      <style:text-properties fo:language="en" fo:country="US" fo:font-style="normal" fo:font-weight="normal" officeooo:rsid="019d65b2" style:font-name-asian="Times New Roman1" style:language-asian="zh" style:country-asian="CN" style:font-style-asian="normal" style:font-weight-asian="normal" style:font-name-complex="Times New Roman1" style:language-complex="hi" style:country-complex="IN" style:font-style-complex="normal" style:font-weight-complex="normal"/>
    </style:style>
    <style:style style:name="T250" style:family="text">
      <style:text-properties fo:language="en" fo:country="US" fo:font-weight="normal" style:font-name-asian="Times New Roman1" style:language-asian="zh" style:country-asian="CN" style:font-weight-asian="normal" style:font-name-complex="Times New Roman1" style:language-complex="hi" style:country-complex="IN" style:font-weight-complex="normal"/>
    </style:style>
    <style:style style:name="T251" style:family="text">
      <style:text-properties fo:language="en" fo:country="US" fo:font-weight="normal" officeooo:rsid="002d952f" style:font-name-asian="Times New Roman1" style:language-asian="zh" style:country-asian="CN" style:font-weight-asian="normal" style:font-name-complex="Times New Roman1" style:language-complex="hi" style:country-complex="IN" style:font-weight-complex="normal"/>
    </style:style>
    <style:style style:name="T252" style:family="text">
      <style:text-properties fo:language="en" fo:country="US" fo:font-weight="normal" officeooo:rsid="017e9b28" style:font-name-asian="Times New Roman1" style:language-asian="zh" style:country-asian="CN" style:font-weight-asian="normal" style:font-name-complex="Times New Roman1" style:language-complex="hi" style:country-complex="IN" style:font-weight-complex="normal"/>
    </style:style>
    <style:style style:name="T253" style:family="text">
      <style:text-properties fo:language="en" fo:country="US" style:font-name-asian="Times New Roman" style:language-asian="zh" style:country-asian="CN" style:font-name-complex="Times New Roman" style:language-complex="hi" style:country-complex="IN"/>
    </style:style>
    <style:style style:name="T254" style:family="text">
      <style:text-properties style:font-name="Cambria Math" style:font-name-complex="Cambria Math1"/>
    </style:style>
    <style:style style:name="T255" style:family="text">
      <style:text-properties style:font-name="Arial" fo:font-size="10pt" fo:font-weight="bold" style:font-name-asian="Times New Roman1" style:font-size-asian="10pt" style:font-weight-asian="bold" style:font-name-complex="Arial1" style:font-size-complex="10pt"/>
    </style:style>
    <style:style style:name="T256" style:family="text">
      <style:text-properties style:font-name="Arial" fo:font-size="10pt" fo:font-weight="bold" style:font-name-asian="Times New Roman1" style:font-size-asian="10pt" style:font-weight-asian="bold" style:font-name-complex="Arial1" style:font-size-complex="10pt" style:font-weight-complex="bold"/>
    </style:style>
    <style:style style:name="T257" style:family="text">
      <style:text-properties style:font-name="Arial" fo:font-size="10pt" fo:font-weight="bold" officeooo:rsid="01b13d40" style:font-name-asian="Times New Roman1" style:font-size-asian="10pt" style:font-weight-asian="bold" style:font-name-complex="Arial1" style:font-size-complex="10pt" style:font-weight-complex="bold"/>
    </style:style>
    <style:style style:name="T258" style:family="text">
      <style:text-properties style:font-name="Arial" fo:font-size="10pt" fo:font-weight="bold" style:font-size-asian="10pt" style:font-weight-asian="bold" style:font-name-complex="Arial1" style:font-size-complex="10pt" style:font-weight-complex="bold"/>
    </style:style>
    <style:style style:name="T259" style:family="text">
      <style:text-properties style:font-name="Arial" fo:font-size="10pt" fo:font-weight="bold" officeooo:rsid="016d4b7e" style:font-size-asian="10pt" style:font-weight-asian="bold" style:font-name-complex="Arial1" style:font-size-complex="10pt" style:font-weight-complex="bold"/>
    </style:style>
    <style:style style:name="T260" style:family="text">
      <style:text-properties style:font-name="Arial" fo:font-size="10pt" fo:font-weight="bold" officeooo:rsid="01757f96" style:font-size-asian="10pt" style:font-weight-asian="bold" style:font-name-complex="Arial1" style:font-size-complex="10pt" style:font-weight-complex="bold"/>
    </style:style>
    <style:style style:name="T261" style:family="text">
      <style:text-properties style:font-name="Arial" fo:font-size="10pt" style:font-name-asian="Times New Roman1" style:font-size-asian="10pt" style:font-name-complex="Arial1" style:font-size-complex="10pt"/>
    </style:style>
    <style:style style:name="T262" style:family="text">
      <style:text-properties style:font-name="Arial" fo:font-size="10pt" officeooo:rsid="0015db1c" style:font-name-asian="Times New Roman1" style:font-size-asian="10pt" style:font-name-complex="Arial1" style:font-size-complex="10pt"/>
    </style:style>
    <style:style style:name="T263" style:family="text">
      <style:text-properties style:font-name="Arial" fo:font-size="10pt" officeooo:rsid="012a2ce6" style:font-name-asian="Times New Roman1" style:font-size-asian="10pt" style:font-name-complex="Arial1" style:font-size-complex="10pt"/>
    </style:style>
    <style:style style:name="T264" style:family="text">
      <style:text-properties style:font-name="Arial" fo:font-size="10pt" officeooo:rsid="01b13d40" style:font-name-asian="Times New Roman1" style:font-size-asian="10pt" style:font-name-complex="Arial1" style:font-size-complex="10pt"/>
    </style:style>
    <style:style style:name="T265" style:family="text">
      <style:text-properties style:font-name="Arial" fo:font-size="10pt" fo:font-style="italic" style:font-name-asian="Times New Roman1" style:font-size-asian="10pt" style:font-style-asian="italic" style:font-name-complex="Arial1" style:font-size-complex="10pt"/>
    </style:style>
    <style:style style:name="T266" style:family="text">
      <style:text-properties style:font-name="Arial" fo:font-size="10pt" fo:font-style="italic" style:font-name-asian="Times New Roman1" style:font-size-asian="10pt" style:font-style-asian="italic" style:font-name-complex="Arial1" style:font-size-complex="10pt" style:font-style-complex="italic"/>
    </style:style>
    <style:style style:name="T267" style:family="text">
      <style:text-properties style:font-name="Arial" fo:font-size="10pt" fo:font-style="italic" officeooo:rsid="0015db1c" style:font-name-asian="Times New Roman1" style:font-size-asian="10pt" style:font-style-asian="italic" style:font-name-complex="Arial1" style:font-size-complex="10pt" style:font-style-complex="italic"/>
    </style:style>
    <style:style style:name="T268" style:family="text">
      <style:text-properties style:font-name="Arial" fo:font-size="10pt" fo:font-style="italic" fo:font-weight="bold" officeooo:rsid="0015db1c" style:font-name-asian="Times New Roman1" style:font-size-asian="10pt" style:font-style-asian="italic" style:font-weight-asian="bold" style:font-name-complex="Arial1" style:font-size-complex="10pt" style:font-style-complex="italic" style:font-weight-complex="bold"/>
    </style:style>
    <style:style style:name="T269" style:family="text">
      <style:text-properties style:font-name="Arial" fo:font-size="10pt" fo:font-style="italic" fo:font-weight="normal" officeooo:rsid="0015db1c" style:font-name-asian="Times New Roman1" style:font-size-asian="10pt" style:font-style-asian="italic" style:font-weight-asian="normal" style:font-name-complex="Arial1" style:font-size-complex="10pt" style:font-style-complex="italic" style:font-weight-complex="normal"/>
    </style:style>
    <style:style style:name="T270" style:family="text">
      <style:text-properties style:font-name="Arial" fo:font-size="10pt" fo:font-style="italic" fo:font-weight="normal" officeooo:rsid="01a427fd" style:font-name-asian="Times New Roman1" style:font-size-asian="10pt" style:font-style-asian="italic" style:font-weight-asian="normal" style:font-name-complex="Arial1" style:font-size-complex="10pt" style:font-style-complex="italic" style:font-weight-complex="normal"/>
    </style:style>
    <style:style style:name="T271" style:family="text">
      <style:text-properties style:font-name="Arial" fo:font-size="10pt" fo:font-style="italic" fo:font-weight="normal" officeooo:rsid="01a4d07d" style:font-name-asian="Times New Roman1" style:font-size-asian="10pt" style:font-style-asian="italic" style:font-weight-asian="normal" style:font-name-complex="Arial1" style:font-size-complex="10pt" style:font-style-complex="italic" style:font-weight-complex="normal"/>
    </style:style>
    <style:style style:name="T272" style:family="text">
      <style:text-properties style:font-name="Arial" fo:font-size="10pt" fo:font-style="italic" style:font-size-asian="10pt" style:font-style-asian="italic" style:font-name-complex="Arial1" style:font-size-complex="10pt" style:font-style-complex="italic"/>
    </style:style>
    <style:style style:name="T273" style:family="text">
      <style:text-properties style:font-name="Arial" fo:font-size="10pt" style:font-size-asian="10pt" style:font-name-complex="Arial1" style:font-size-complex="10pt"/>
    </style:style>
    <style:style style:name="T274" style:family="text">
      <style:text-properties style:font-name="Arial" fo:font-size="10pt" officeooo:rsid="012a806b" style:font-size-asian="10pt" style:font-name-complex="Arial1" style:font-size-complex="10pt"/>
    </style:style>
    <style:style style:name="T275" style:family="text">
      <style:text-properties style:font-name="Arial" fo:font-size="10pt" officeooo:rsid="016d4b7e" style:font-size-asian="10pt" style:font-name-complex="Arial1" style:font-size-complex="10pt"/>
    </style:style>
    <style:style style:name="T276" style:family="text">
      <style:text-properties style:font-name="Arial" fo:font-size="10pt" officeooo:rsid="01a6b6a0" style:font-size-asian="10pt" style:font-name-complex="Arial1" style:font-size-complex="10pt"/>
    </style:style>
    <style:style style:name="T277" style:family="text">
      <style:text-properties style:font-name="Arial" fo:font-size="10pt" officeooo:rsid="01a89b85" style:font-size-asian="10pt" style:font-name-complex="Arial1" style:font-size-complex="10pt"/>
    </style:style>
    <style:style style:name="T278" style:family="text">
      <style:text-properties style:font-name="Arial" fo:font-size="10pt" fo:font-style="normal" fo:font-weight="bold" officeooo:rsid="0015db1c" style:font-name-asian="Times New Roman1" style:font-size-asian="10pt" style:font-style-asian="normal" style:font-weight-asian="bold" style:font-name-complex="Arial1" style:font-size-complex="10pt" style:font-style-complex="normal" style:font-weight-complex="bold"/>
    </style:style>
    <style:style style:name="T279" style:family="text">
      <style:text-properties style:font-name="Arial" fo:font-size="10pt" fo:font-style="normal" fo:font-weight="bold" officeooo:rsid="01a2bc02" style:font-name-asian="Times New Roman1" style:font-size-asian="10pt" style:font-style-asian="normal" style:font-weight-asian="bold" style:font-name-complex="Arial1" style:font-size-complex="10pt" style:font-style-complex="normal" style:font-weight-complex="bold"/>
    </style:style>
    <style:style style:name="T280" style:family="text">
      <style:text-properties style:font-name="Arial" fo:font-size="10pt" fo:font-style="normal" fo:font-weight="normal" officeooo:rsid="0015db1c" style:font-name-asian="Times New Roman1" style:font-size-asian="10pt" style:font-style-asian="normal" style:font-weight-asian="normal" style:font-name-complex="Arial1" style:font-size-complex="10pt" style:font-style-complex="normal" style:font-weight-complex="normal"/>
    </style:style>
    <style:style style:name="T281" style:family="text">
      <style:text-properties style:font-name="Arial" fo:font-size="10pt" fo:font-style="normal" officeooo:rsid="0015db1c" style:font-name-asian="Times New Roman1" style:font-size-asian="10pt" style:font-style-asian="normal" style:font-name-complex="Arial1" style:font-size-complex="10pt" style:font-style-complex="normal"/>
    </style:style>
    <style:style style:name="T282" style:family="text">
      <style:text-properties style:font-name="Arial" fo:font-size="10pt" fo:font-style="normal" officeooo:rsid="01a2bc02" style:font-name-asian="Times New Roman1" style:font-size-asian="10pt" style:font-style-asian="normal" style:font-name-complex="Arial1" style:font-size-complex="10pt" style:font-style-complex="normal"/>
    </style:style>
    <style:style style:name="T283" style:family="text">
      <style:text-properties style:font-name="Arial" style:font-name-asian="Times New Roman1" style:font-name-complex="Arial1"/>
    </style:style>
    <style:style style:name="T284" style:family="text">
      <style:text-properties style:font-name="Arial" fo:font-style="italic" style:font-name-asian="Times New Roman1" style:font-style-asian="italic" style:font-name-complex="Arial1" style:font-style-complex="italic"/>
    </style:style>
    <style:style style:name="T285" style:family="text">
      <style:text-properties style:font-name="Arial" fo:font-style="italic" style:font-style-asian="italic" style:font-name-complex="Arial1" style:font-style-complex="italic"/>
    </style:style>
    <style:style style:name="T286" style:family="text">
      <style:text-properties style:font-name="Arial" fo:font-style="italic" officeooo:rsid="017758ef" style:font-style-asian="italic" style:font-name-complex="Arial1" style:font-style-complex="italic"/>
    </style:style>
    <style:style style:name="T287" style:family="text">
      <style:text-properties style:font-name="Arial" fo:font-weight="bold" style:font-weight-asian="bold" style:font-name-complex="Arial1" style:font-weight-complex="bold"/>
    </style:style>
    <style:style style:name="T288" style:family="text">
      <style:text-properties style:font-name="Arial" fo:font-weight="bold" officeooo:rsid="017eb1e0" style:font-weight-asian="bold" style:font-name-complex="Arial1" style:font-weight-complex="bold"/>
    </style:style>
    <style:style style:name="T289" style:family="text">
      <style:text-properties style:font-name="Arial" style:font-name-complex="Arial1"/>
    </style:style>
    <style:style style:name="T290" style:family="text">
      <style:text-properties style:font-name="Arial" officeooo:rsid="017758ef" style:font-name-complex="Arial1"/>
    </style:style>
    <style:style style:name="T291" style:family="text">
      <style:text-properties style:font-name="Arial" officeooo:rsid="017d7bdd" style:font-name-complex="Arial1"/>
    </style:style>
    <style:style style:name="T292" style:family="text">
      <style:text-properties style:font-name="Arial" fo:font-style="normal" fo:font-weight="bold" officeooo:rsid="017758ef" style:font-style-asian="normal" style:font-weight-asian="bold" style:font-name-complex="Arial1" style:font-style-complex="normal" style:font-weight-complex="bold"/>
    </style:style>
    <style:style style:name="T293" style:family="text">
      <style:text-properties style:font-name="Arial" fo:font-weight="normal" officeooo:rsid="017eb1e0" style:font-weight-asian="normal" style:font-name-complex="Arial1" style:font-weight-complex="normal"/>
    </style:style>
    <style:style style:name="T294" style:family="text">
      <style:text-properties style:font-name="Arial" fo:language="en" fo:country="US" fo:font-weight="bold" style:font-name-asian="Times New Roman1" style:language-asian="zh" style:country-asian="CN" style:font-weight-asian="bold" style:font-name-complex="Arial1" style:language-complex="hi" style:country-complex="IN"/>
    </style:style>
    <style:style style:name="T295" style:family="text">
      <style:text-properties style:font-name="Arial" fo:language="en" fo:country="US" fo:font-weight="bold" officeooo:rsid="01b13d40" style:font-name-asian="Times New Roman1" style:language-asian="zh" style:country-asian="CN" style:font-weight-asian="bold" style:font-name-complex="Arial1" style:language-complex="hi" style:country-complex="IN"/>
    </style:style>
    <style:style style:name="T296" style:family="text">
      <style:text-properties style:font-name="Arial" fo:language="en" fo:country="US" fo:font-weight="bold" style:font-name-asian="Times New Roman1" style:language-asian="zh" style:country-asian="CN" style:font-weight-asian="bold" style:font-name-complex="Arial1" style:language-complex="hi" style:country-complex="IN" style:font-weight-complex="bold"/>
    </style:style>
    <style:style style:name="T297" style:family="text">
      <style:text-properties style:font-name="Arial" fo:language="en" fo:country="US" fo:font-weight="bold" officeooo:rsid="01b13d40" style:font-name-asian="Times New Roman1" style:language-asian="zh" style:country-asian="CN" style:font-weight-asian="bold" style:font-name-complex="Arial1" style:language-complex="hi" style:country-complex="IN" style:font-weight-complex="bold"/>
    </style:style>
    <style:style style:name="T298" style:family="text">
      <style:text-properties style:font-name="Arial" fo:language="en" fo:country="US" fo:font-style="italic" fo:font-weight="bold" style:font-name-asian="Times New Roman1" style:language-asian="zh" style:country-asian="CN" style:font-style-asian="italic" style:font-weight-asian="bold" style:font-name-complex="Arial1" style:language-complex="hi" style:country-complex="IN" style:font-style-complex="italic"/>
    </style:style>
    <style:style style:name="T299" style:family="text">
      <style:text-properties style:font-name="Arial" fo:language="en" fo:country="US" fo:font-style="italic" style:font-name-asian="Times New Roman1" style:language-asian="zh" style:country-asian="CN" style:font-style-asian="italic" style:font-name-complex="Arial1" style:language-complex="hi" style:country-complex="IN" style:font-style-complex="italic"/>
    </style:style>
    <style:style style:name="T300" style:family="text">
      <style:text-properties style:font-name="Arial" fo:language="en" fo:country="US" style:font-name-asian="Times New Roman1" style:language-asian="zh" style:country-asian="CN" style:font-name-complex="Arial1" style:language-complex="hi" style:country-complex="IN"/>
    </style:style>
    <style:style style:name="T301" style:family="text">
      <style:text-properties style:font-name="Arial" fo:language="en" fo:country="US" officeooo:rsid="01b13d40" style:font-name-asian="Times New Roman1" style:language-asian="zh" style:country-asian="CN" style:font-name-complex="Arial1" style:language-complex="hi" style:country-complex="IN"/>
    </style:style>
    <style:style style:name="T302" style:family="text">
      <style:text-properties style:font-name="arial1" fo:language="en" fo:country="US" style:font-name-asian="Times New Roman1" style:language-asian="zh" style:country-asian="CN" style:font-name-complex="Times New Roman1" style:language-complex="hi" style:country-complex="IN"/>
    </style:style>
    <style:style style:name="T303" style:family="text">
      <style:text-properties style:font-name="arial1" fo:language="en" fo:country="US" officeooo:rsid="012436aa" style:font-name-asian="Times New Roman1" style:language-asian="zh" style:country-asian="CN" style:font-name-complex="Times New Roman1" style:language-complex="hi" style:country-complex="IN"/>
    </style:style>
    <style:style style:name="T304" style:family="text">
      <style:text-properties fo:font-style="normal" fo:font-weight="normal" officeooo:rsid="002b57e7" style:font-name-asian="Times New Roman1" style:font-style-asian="normal" style:font-weight-asian="normal" style:font-name-complex="Times New Roman1" style:font-style-complex="normal" style:font-weight-complex="normal"/>
    </style:style>
    <style:style style:name="T305" style:family="text">
      <style:text-properties fo:font-style="normal" fo:font-weight="bold" officeooo:rsid="00a010db" style:font-name-asian="Times New Roman1" style:font-style-asian="normal" style:font-weight-asian="bold" style:font-name-complex="Times New Roman1" style:font-style-complex="normal" style:font-weight-complex="bold"/>
    </style:style>
    <style:style style:name="T306" style:family="text">
      <style:text-properties fo:font-style="normal" fo:font-weight="bold" officeooo:rsid="00dc54e1" style:font-name-asian="Times New Roman1" style:font-style-asian="normal" style:font-weight-asian="bold" style:font-name-complex="Times New Roman1" style:font-style-complex="normal" style:font-weight-complex="bold"/>
    </style:style>
    <style:style style:name="T307" style:family="text">
      <style:text-properties fo:font-style="normal" fo:font-weight="bold" officeooo:rsid="002f455f" style:font-name-asian="Times New Roman1" style:font-style-asian="normal" style:font-weight-asian="bold" style:font-name-complex="Times New Roman1" style:font-style-complex="normal" style:font-weight-complex="bold"/>
    </style:style>
    <style:style style:name="T308" style:family="text">
      <style:text-properties fo:font-style="normal" fo:font-weight="bold" officeooo:rsid="01757f96" style:font-name-asian="Times New Roman1" style:font-style-asian="normal" style:font-weight-asian="bold" style:font-name-complex="Times New Roman1" style:font-style-complex="normal" style:font-weight-complex="bold"/>
    </style:style>
    <style:style style:name="T309" style:family="text">
      <style:text-properties fo:font-weight="normal" officeooo:rsid="00a010db" style:font-name-asian="Times New Roman1" style:font-weight-asian="normal" style:font-name-complex="Times New Roman1" style:font-weight-complex="normal"/>
    </style:style>
    <style:style style:name="T310" style:family="text">
      <style:text-properties fo:font-weight="normal" officeooo:rsid="00bf96c2" style:font-name-asian="Times New Roman1" style:font-weight-asian="normal" style:font-name-complex="Times New Roman1" style:font-weight-complex="normal"/>
    </style:style>
    <style:style style:name="T311" style:family="text">
      <style:text-properties fo:font-weight="normal" officeooo:rsid="00c116e4" style:font-name-asian="Times New Roman1" style:font-weight-asian="normal" style:font-name-complex="Times New Roman1" style:font-weight-complex="normal"/>
    </style:style>
    <style:style style:name="T312" style:family="text">
      <style:text-properties style:font-name-asian="Times New Roman1" style:font-name-complex="Times New Roman1"/>
    </style:style>
    <style:style style:name="T313" style:family="text">
      <style:text-properties officeooo:rsid="002f455f" style:font-name-asian="Times New Roman1" style:font-name-complex="Times New Roman1"/>
    </style:style>
    <style:style style:name="T314" style:family="text">
      <style:text-properties officeooo:rsid="009553d2" style:font-name-asian="Times New Roman1" style:font-name-complex="Times New Roman1"/>
    </style:style>
    <style:style style:name="T315" style:family="text">
      <style:text-properties officeooo:rsid="00ddc6d7" style:font-name-asian="Times New Roman1" style:font-name-complex="Times New Roman1"/>
    </style:style>
    <style:style style:name="T316" style:family="text">
      <style:text-properties officeooo:rsid="00f0c858" style:font-name-asian="Times New Roman1" style:font-name-complex="Times New Roman1"/>
    </style:style>
    <style:style style:name="T317" style:family="text">
      <style:text-properties officeooo:rsid="009da856" style:font-name-asian="Times New Roman1" style:font-name-complex="Times New Roman1"/>
    </style:style>
    <style:style style:name="T318" style:family="text">
      <style:text-properties officeooo:rsid="009edc15" style:font-name-asian="Times New Roman1" style:font-name-complex="Times New Roman1"/>
    </style:style>
    <style:style style:name="T319" style:family="text">
      <style:text-properties officeooo:rsid="00bc04e9" style:font-name-asian="Times New Roman1" style:font-name-complex="Times New Roman1"/>
    </style:style>
    <style:style style:name="T320" style:family="text">
      <style:text-properties officeooo:rsid="00bdb0b3" style:font-name-asian="Times New Roman1" style:font-name-complex="Times New Roman1"/>
    </style:style>
    <style:style style:name="T321" style:family="text">
      <style:text-properties officeooo:rsid="009f81af" style:font-name-asian="Times New Roman1" style:font-name-complex="Times New Roman1"/>
    </style:style>
    <style:style style:name="T322" style:family="text">
      <style:text-properties officeooo:rsid="00363104" style:font-name-asian="Times New Roman1" style:font-name-complex="Times New Roman1"/>
    </style:style>
    <style:style style:name="T323" style:family="text">
      <style:text-properties officeooo:rsid="0036fbd2" style:font-name-asian="Times New Roman1" style:font-name-complex="Times New Roman1"/>
    </style:style>
    <style:style style:name="T324" style:family="text">
      <style:text-properties officeooo:rsid="00c116e4" style:font-name-asian="Times New Roman1" style:font-name-complex="Times New Roman1"/>
    </style:style>
    <style:style style:name="T325" style:family="text">
      <style:text-properties officeooo:rsid="011f92ab" style:font-name-asian="Times New Roman1" style:font-name-complex="Times New Roman1"/>
    </style:style>
    <style:style style:name="T326" style:family="text">
      <style:text-properties officeooo:rsid="01542f76" style:font-name-asian="Times New Roman1" style:font-name-complex="Times New Roman1"/>
    </style:style>
    <style:style style:name="T327" style:family="text">
      <style:text-properties officeooo:rsid="01594313" style:font-name-asian="Times New Roman1" style:font-name-complex="Times New Roman1"/>
    </style:style>
    <style:style style:name="T328" style:family="text">
      <style:text-properties officeooo:rsid="0194ecf6" style:font-name-asian="Times New Roman1" style:font-name-complex="Times New Roman1"/>
    </style:style>
    <style:style style:name="T329" style:family="text">
      <style:text-properties officeooo:rsid="0195966d" style:font-name-asian="Times New Roman1" style:font-name-complex="Times New Roman1"/>
    </style:style>
    <style:style style:name="T330" style:family="text">
      <style:text-properties officeooo:rsid="01964f3f" style:font-name-asian="Times New Roman1" style:font-name-complex="Times New Roman1"/>
    </style:style>
    <style:style style:name="T331" style:family="text">
      <style:text-properties officeooo:rsid="0142686a"/>
    </style:style>
    <style:style style:name="T332" style:family="text">
      <style:text-properties officeooo:rsid="0143d8eb"/>
    </style:style>
    <style:style style:name="T333" style:family="text">
      <style:text-properties officeooo:rsid="018c4a7e"/>
    </style:style>
    <style:style style:name="T334" style:family="text">
      <style:text-properties officeooo:rsid="019bd98f"/>
    </style:style>
    <style:style style:name="T335" style:family="text">
      <style:text-properties fo:font-variant="normal" fo:text-transform="none" style:use-window-font-color="true" loext:opacity="0%" style:text-outline="false" style:text-line-through-style="none" style:text-line-through-type="none" style:text-position="0% 100%" style:font-name="Arial" fo:font-size="10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Arial1" style:font-size-asian="11pt" style:language-asian="zh" style:country-asian="CN" style:font-style-asian="normal" style:font-weight-asian="normal" style:font-name-complex="Arial1" style:font-size-complex="11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8"><draw:frame draw:style-name="fr1" draw:name="Picture 3" text:anchor-type="as-char" svg:width="5.184cm" svg:height="1.826cm" draw:z-index="0"><draw:image xlink:href="Pictures/10000001000001280000006821B01716AE21F21E.tif" xlink:type="simple" xlink:show="embed" xlink:actuate="onLoad" draw:mime-type="image/tiff"/></draw:frame></text:p>
      <text:p text:style-name="P10"/>
      <text:p text:style-name="P10"/>
      <text:p text:style-name="P41">Main Manuscript for</text:p>
      <text:p text:style-name="P42"/>
      <text:p text:style-name="P43"><text:span text:style-name="T128">The fate of South </text:span><text:span text:style-name="T127">America's endemic mammalian fauna in response to the most dramatic Cenozoic climate disruption</text:span></text:p>
      <text:p text:style-name="P18"/>
      <text:p text:style-name="P44"><text:span text:style-name="T5">Lucas Buffan</text:span><text:span text:style-name="T129">1,*</text:span><text:span text:style-name="T5">, Fabien L. Condamine</text:span><text:span text:style-name="T129">1</text:span><text:span text:style-name="T5">, Narla S. Stutz</text:span><text:span text:style-name="T129">1</text:span><text:span text:style-name="T5">, François Pujos</text:span><text:span text:style-name="T129">2</text:span><text:span text:style-name="T5">, Pierre-Olivier Antoine</text:span><text:span text:style-name="T129">1</text:span><text:span text:style-name="T5">, Laurent Marivaux</text:span><text:span text:style-name="T129">1</text:span></text:p>
      <text:p text:style-name="P50"/>
      <text:p text:style-name="P46"><text:span text:style-name="T129">1</text:span><text:span text:style-name="T5"> </text:span><text:span text:style-name="T23">Institut des Sciences de l’Evolution de Montpellier, Université de Montpellier, CNRS, IRD, Place Eugène Bataillon, 34095 Montpellier cedex 5, France</text:span><text:span text:style-name="T5"><text:line-break/></text:span><text:span text:style-name="T129">2</text:span><text:span text:style-name="T5"> </text:span><text:span text:style-name="T23">IANIGLA, CCT–CONICET–Mendoza, Avenida Ruiz Leal s/n, Parque General San Martín, 5500 Mendoza, Argentina</text:span><text:span text:style-name="T22"><text:line-break/></text:span></text:p>
      <text:p text:style-name="P20">* Lucas Buffan</text:p>
      <text:p text:style-name="P40"><text:span text:style-name="T27">Email:</text:span><text:span text:style-name="T36"> </text:span><text:a xlink:type="simple" xlink:href="mailto:Lucas.Buffan@umontpellier.fr" text:style-name="Standard" text:visited-style-name="Standard"><text:span text:style-name="T130">Lucas.Buffan@umontpellier.fr</text:span></text:a></text:p>
      <text:p text:style-name="P23"/>
      <text:p text:style-name="P47"><text:span text:style-name="T2">ORCID: </text:span><text:span text:style-name="T5">Lucas Buffan (0000-0002-2353-1432), Fabien L. Condamine (0000-0003-1673-9910), Narla S. Stutz (0000-0002-1937-3902), François Pujos (0000-0002-6267-3927) Pierre-Olivier Antoine (0000-0001-9122-1818), Laurent Marivaux (0000-0002-2882-0874)</text:span></text:p>
      <text:p text:style-name="P21"/>
      <text:p text:style-name="P47"><text:span text:style-name="T2">Author contributions:</text:span><text:span text:style-name="T5"> L.M., P.O.A. and F.L.C. designed the project; L.B. compiled the fossil occurrences data with clade-specific checking and cleaning of P.O.A., L.M., N.S.S. and F.P.; L.B. performed the analyses with advice from F.L.C. and wrote the paper with input from all co-authors throughout.</text:span></text:p>
      <text:p text:style-name="P23"/>
      <text:p text:style-name="P47"><text:span text:style-name="T2">Competing Interests Statement: </text:span><text:span text:style-name="T5">The authors declare having no competing interest.</text:span></text:p>
      <text:p text:style-name="P21"/>
      <text:p text:style-name="P47"><text:span text:style-name="T3">Classification: </text:span><text:span text:style-name="T5">Biological Sciences, Evolution</text:span></text:p>
      <text:p text:style-name="P21"/>
      <text:p text:style-name="P48"><text:span text:style-name="T2">Keywords: </text:span><text:span text:style-name="T5">Biological </text:span><text:span text:style-name="T14">c</text:span><text:span text:style-name="T5">risis; Eocene−Oligocene </text:span><text:span text:style-name="T14">t</text:span><text:span text:style-name="T5">ransitio</text:span><text:span text:style-name="T131">n; </text:span><text:span text:style-name="T132">Diversification dynamics; </text:span><text:span text:style-name="T133">Multivariate </text:span><text:span text:style-name="T134">a</text:span><text:span text:style-name="T133">nalyses; Bayesian </text:span><text:span text:style-name="T134">i</text:span><text:span text:style-name="T133">nference</text:span></text:p>
      <text:p text:style-name="P11"/>
      <text:p text:style-name="P49"/>
      <text:p text:style-name="P21">This PDF file includes:</text:p>
      <text:p text:style-name="P21"><text:tab/>Main text</text:p>
      <text:p text:style-name="P21"><text:tab/>Figures 1 to 4</text:p>
      <text:p text:style-name="P24"/>
      <text:p text:style-name="P25">Abstract (&lt;250 words)</text:p>
      <text:p text:style-name="P44"><text:span text:style-name="T5">Around 34 million years ago (Ma), the Eocene−Oligocene </text:span><text:span text:style-name="T15">t</text:span><text:span text:style-name="T5">ransition (EOT) marked the most dramatic global climatic cooling of the </text:span><text:span text:style-name="T9">Cenozoic</text:span><text:span text:style-name="T5">. On a </text:span><text:span text:style-name="T19">planetary</text:span><text:span text:style-name="T5"> scale, paleontological evidence suggests that this transition was associated with major faunal turnover</text:span><text:span text:style-name="T15">s</text:span><text:span text:style-name="T5">, now regarded as a mass extinction crisis. In South America, there is no consensus on the response of the endemic mammals to this transition. Here, using a vetted fossil dataset and cutting-edge Bayesian </text:span><text:span text:style-name="T20">methods</text:span><text:span text:style-name="T5">, we analyzed the dynamics of South American mammal (SAM) diversification and their possible drivers across latitude (tropical vs. extratropical), taxonomic groups, and trophic guilds throughout the Eocene</text:span><text:span text:style-name="T21">−</text:span><text:span text:style-name="T5">Oligocene (</text:span><text:span text:style-name="T24">ca.</text:span><text:span text:style-name="T15"> </text:span><text:span text:style-name="T5">56</text:span><text:span text:style-name="T21">−</text:span><text:span text:style-name="T5">23 Ma). Our results did not evidence any mass extinction among SAMs at the EOT. Instead, they experienced a gradual and long-term diversity decline from the mid</text:span><text:span text:style-name="T13">dle </text:span><text:span text:style-name="T5">Eocene to the early Oligocene, followed by a sudden </text:span><text:span text:style-name="T10">waxing-and-waning</text:span><text:span text:style-name="T5"> diversity associated with a large taxonomic – but not ecological – turnover. Tropical and extratropical lineages have had very distinct macroevolutionary histories. No effective change in the pace at which tropical lineages diversify was found, thus favoring the tropical stability hypothesis proposed by Wallace. Diversity-dependent effects, temperature, and Andean uplift are recovered as probable drivers of SAM diversification across the period but not </text:span><text:span text:style-name="T19">the abundance of open landscapes</text:span><text:span text:style-name="T5">, thereby rejecting the common hypothesis linking Oligocene faunal changes to grassland expansion. Our findings illustrate the uniqueness of the deep-time interplay between endemic SAMs and their physical environment in a context of climatic hinge, highlighting the need to consider regional idiosyncrasies for understanding the co-evolution of life and climate.</text:span></text:p>
      <text:p text:style-name="P18"/>
      <text:p text:style-name="P24">Significance statement (&lt;120 words)</text:p>
      <text:p text:style-name="P44"><text:span text:style-name="T5">Understanding what drove the emergence and demise of lineages during biodiversity crises could provide key insights at the time of the sixth mass extinction. Here, using an unprecedented fossil database, we explored how South American mammals (SAM) responded to the most dramatic Cenozoic climate cooling episode, the Eocene−Oligocene </text:span><text:span text:style-name="T16">t</text:span><text:span text:style-name="T5">ransition (</text:span><text:span text:style-name="T23">ca. </text:span><text:span text:style-name="T5">34 Ma). We find that SAM experienced a gradual and long-standing diversity decline strongly related to late Eocene climate cooling, followed by a major taxonomic turnover in the Oligocene, driven by diversity-dependent factors and Andean uplift, but not grassland expansion. SAM were </text:span><text:span text:style-name="T11">therefore </text:span><text:span text:style-name="T5">more subject to long-term diversity changes rather than abrupt ones, contrary to what would be expected in a mass extinction scenario.</text:span></text:p>
      <text:p text:style-name="P25">Introduction</text:p>
      <text:p text:style-name="P7"><text:span text:style-name="T36"><text:tab/>Today, South America is home to a unique mammalian fauna, hosting one of the most species-rich regions of the world, Amazonia </text:span><text:reference-mark-start text:name="ZOTERO_ITEM CSL_CITATION {&quot;citationID&quot;:&quot;r2Ghdkr0&quot;,&quot;properties&quot;:{&quot;formattedCitation&quot;:&quot;(1)&quot;,&quot;plainCitation&quot;:&quot;(1)&quot;,&quot;noteIndex&quot;:0},&quot;citationItems&quot;:[{&quot;id&quot;:4909,&quot;uris&quot;:[&quot;http://zotero.org/users/7245292/items/KINZ2JH9&quot;],&quot;itemData&quot;:{&quot;id&quot;:4909,&quot;type&quot;:&quot;article-journal&quot;,&quot;abstract&quot;:&quot;The latitudinal gradient of decreasing richness from tropical to extratropical areas is ecology's longest recognized pattern. Nonetheless, notable exceptions to the general pattern exist, and it is well recognized that patterns may be dependent on characteristics of spatial scale and taxonomic hierarchy. We conducted an extensive survey of the literature and provide a synthetic assessment of the degree to which variation in patterns (positive linear, negative linear, modal, or nonsignificant) is a consequence of characteristics of scale (extent or focus) or taxon. In addition, we considered latitudinal gradients with respect to generic and familial richness, as well as species evenness and diversity. We provide a classification of the over 30 hypotheses advanced to account for the latitudinal gradient, and we discuss seven hypotheses with most promise for advancing ecological, biogeographic, and evolutionary understanding. We conclude with a forward-looking synthesis and list of fertile areas for future research.&quot;,&quot;container-title&quot;:&quot;Annual Review of Ecology, Evolution, and Systematics&quot;,&quot;DOI&quot;:&quot;10.1146/annurev.ecolsys.34.012103.144032&quot;,&quot;issue&quot;:&quot;1&quot;,&quot;note&quot;:&quot;_eprint: https://doi.org/10.1146/annurev.ecolsys.34.012103.144032&quot;,&quot;page&quot;:&quot;273-309&quot;,&quot;source&quot;:&quot;Annual Reviews&quot;,&quot;title&quot;:&quot;Latitudinal Gradients of Biodiversity: Pattern, Process, Scale, and Synthesis&quot;,&quot;title-short&quot;:&quot;Latitudinal Gradients of Biodiversity&quot;,&quot;volume&quot;:&quot;34&quot;,&quot;author&quot;:[{&quot;family&quot;:&quot;Willig&quot;,&quot;given&quot;:&quot;M.R.&quot;},{&quot;family&quot;:&quot;Kaufman&quot;,&quot;given&quot;:&quot;D.M.&quot;},{&quot;family&quot;:&quot;Stevens&quot;,&quot;given&quot;:&quot;R.D.&quot;}],&quot;issued&quot;:{&quot;date-parts&quot;:[[&quot;2003&quot;]]}}}],&quot;schema&quot;:&quot;https://github.com/citation-style-language/schema/raw/master/csl-citation.json&quot;} RNDWhuFkl1905"/><text:span text:style-name="T36">(1)</text:span><text:reference-mark-end text:name="ZOTERO_ITEM CSL_CITATION {&quot;citationID&quot;:&quot;r2Ghdkr0&quot;,&quot;properties&quot;:{&quot;formattedCitation&quot;:&quot;(1)&quot;,&quot;plainCitation&quot;:&quot;(1)&quot;,&quot;noteIndex&quot;:0},&quot;citationItems&quot;:[{&quot;id&quot;:4909,&quot;uris&quot;:[&quot;http://zotero.org/users/7245292/items/KINZ2JH9&quot;],&quot;itemData&quot;:{&quot;id&quot;:4909,&quot;type&quot;:&quot;article-journal&quot;,&quot;abstract&quot;:&quot;The latitudinal gradient of decreasing richness from tropical to extratropical areas is ecology's longest recognized pattern. Nonetheless, notable exceptions to the general pattern exist, and it is well recognized that patterns may be dependent on characteristics of spatial scale and taxonomic hierarchy. We conducted an extensive survey of the literature and provide a synthetic assessment of the degree to which variation in patterns (positive linear, negative linear, modal, or nonsignificant) is a consequence of characteristics of scale (extent or focus) or taxon. In addition, we considered latitudinal gradients with respect to generic and familial richness, as well as species evenness and diversity. We provide a classification of the over 30 hypotheses advanced to account for the latitudinal gradient, and we discuss seven hypotheses with most promise for advancing ecological, biogeographic, and evolutionary understanding. We conclude with a forward-looking synthesis and list of fertile areas for future research.&quot;,&quot;container-title&quot;:&quot;Annual Review of Ecology, Evolution, and Systematics&quot;,&quot;DOI&quot;:&quot;10.1146/annurev.ecolsys.34.012103.144032&quot;,&quot;issue&quot;:&quot;1&quot;,&quot;note&quot;:&quot;_eprint: https://doi.org/10.1146/annurev.ecolsys.34.012103.144032&quot;,&quot;page&quot;:&quot;273-309&quot;,&quot;source&quot;:&quot;Annual Reviews&quot;,&quot;title&quot;:&quot;Latitudinal Gradients of Biodiversity: Pattern, Process, Scale, and Synthesis&quot;,&quot;title-short&quot;:&quot;Latitudinal Gradients of Biodiversity&quot;,&quot;volume&quot;:&quot;34&quot;,&quot;author&quot;:[{&quot;family&quot;:&quot;Willig&quot;,&quot;given&quot;:&quot;M.R.&quot;},{&quot;family&quot;:&quot;Kaufman&quot;,&quot;given&quot;:&quot;D.M.&quot;},{&quot;family&quot;:&quot;Stevens&quot;,&quot;given&quot;:&quot;R.D.&quot;}],&quot;issued&quot;:{&quot;date-parts&quot;:[[&quot;2003&quot;]]}}}],&quot;schema&quot;:&quot;https://github.com/citation-style-language/schema/raw/master/csl-citation.json&quot;} RNDWhuFkl1905"/><text:span text:style-name="T36">. Although the extant mammalian taxonomic diversity </text:span><text:span text:style-name="T60">in the continent </text:span><text:span text:style-name="T36">is highly diverse, it is a poor reflection of what can be drawn from the fossil record. In fact, throughout most of the Cenozoic (</text:span><text:span text:style-name="T104">i.e., </text:span><text:span text:style-name="T36">the last 66 million years), South America was isolated from other landmasses </text:span><text:reference-mark-start text:name="ZOTERO_ITEM CSL_CITATION {&quot;citationID&quot;:&quot;8hq6BSCf&quot;,&quot;properties&quot;:{&quot;formattedCitation&quot;:&quot;(2)&quot;,&quot;plainCitation&quot;:&quot;(2)&quot;,&quot;noteIndex&quot;:0},&quot;citationItems&quot;:[{&quot;id&quot;:273,&quot;uris&quot;:[&quot;http://zotero.org/users/7245292/items/HV48B6I4&quot;],&quot;itemData&quot;:{&quot;id&quot;:273,&quot;type&quot;:&quot;article-journal&quot;,&quot;abstract&quot;:&quot;Paleogeography is the study of the changing surface of Earth through time. Driven by plate tectonics, the configuration of the continents and ocean basins has been in constant flux. Plate tectonics pushes the land surface upward or pulls it apart, causing its collapse. All the while, the unrelenting forces of climate and weather slowly reduce mountains to sand and mud and redistribute these sediments to the sea. This article reviews the changing paleogeography of the past 750 million years. It describes the broad patterns of Phanerozoic paleogeography as well as many of the specific paleogeographic events that have shaped the modern continents and ocean basins. The focus is on the changing latitudinal distribution of the continents, fluctuations in sea level, the opening and closing of oceanic seaways, mountain building, and how these paleogeographic changes have affected global climate, ocean circulation, and the evolution of life. This review presents an atlas of 114 paleogeographic maps that illustrate how Earth's surface has evolved during the past 750 million years. During that time interval, Earth has witnessed the formation and breakup of two supercontinents: Pannotia and Pangea. The continents have been transformed from low-lying flooded platforms to high-standing land areas crisscrossed by the scars of past continental collisions. Oceans have opened and closed, and then opened again in a seemingly never-ending cycle. ▪ The changing configuration of the continents and ocean basins during the past 750 million years is illustrated in 114 paleogeographic maps. ▪ These maps describe how the surface of Earth has been continually modified by mountain building and erosion. ▪ The changing paleogeography has affected global climate, ocean circulation, and the evolution of life. ▪ The data and methods used to produce the maps are described in detail.&quot;,&quot;container-title&quot;:&quot;Annual Review of Earth and Planetary Sciences&quot;,&quot;DOI&quot;:&quot;10.1146/annurev-earth-081320-064052&quot;,&quot;issue&quot;:&quot;1&quot;,&quot;note&quot;:&quot;_eprint: https://doi.org/10.1146/annurev-earth-081320-064052&quot;,&quot;page&quot;:&quot;679-728&quot;,&quot;source&quot;:&quot;Annual Reviews&quot;,&quot;title&quot;:&quot;An Atlas of Phanerozoic Paleogeographic Maps: The Seas Come In and the Seas Go Out&quot;,&quot;title-short&quot;:&quot;An Atlas of Phanerozoic Paleogeographic Maps&quot;,&quot;volume&quot;:&quot;49&quot;,&quot;author&quot;:[{&quot;family&quot;:&quot;Scotese&quot;,&quot;given&quot;:&quot;Christopher R.&quot;}],&quot;issued&quot;:{&quot;date-parts&quot;:[[&quot;2021&quot;]]}}}],&quot;schema&quot;:&quot;https://github.com/citation-style-language/schema/raw/master/csl-citation.json&quot;} RNDUYXmtC58uE"/><text:span text:style-name="T36">(2)</text:span><text:reference-mark-end text:name="ZOTERO_ITEM CSL_CITATION {&quot;citationID&quot;:&quot;8hq6BSCf&quot;,&quot;properties&quot;:{&quot;formattedCitation&quot;:&quot;(2)&quot;,&quot;plainCitation&quot;:&quot;(2)&quot;,&quot;noteIndex&quot;:0},&quot;citationItems&quot;:[{&quot;id&quot;:273,&quot;uris&quot;:[&quot;http://zotero.org/users/7245292/items/HV48B6I4&quot;],&quot;itemData&quot;:{&quot;id&quot;:273,&quot;type&quot;:&quot;article-journal&quot;,&quot;abstract&quot;:&quot;Paleogeography is the study of the changing surface of Earth through time. Driven by plate tectonics, the configuration of the continents and ocean basins has been in constant flux. Plate tectonics pushes the land surface upward or pulls it apart, causing its collapse. All the while, the unrelenting forces of climate and weather slowly reduce mountains to sand and mud and redistribute these sediments to the sea. This article reviews the changing paleogeography of the past 750 million years. It describes the broad patterns of Phanerozoic paleogeography as well as many of the specific paleogeographic events that have shaped the modern continents and ocean basins. The focus is on the changing latitudinal distribution of the continents, fluctuations in sea level, the opening and closing of oceanic seaways, mountain building, and how these paleogeographic changes have affected global climate, ocean circulation, and the evolution of life. This review presents an atlas of 114 paleogeographic maps that illustrate how Earth's surface has evolved during the past 750 million years. During that time interval, Earth has witnessed the formation and breakup of two supercontinents: Pannotia and Pangea. The continents have been transformed from low-lying flooded platforms to high-standing land areas crisscrossed by the scars of past continental collisions. Oceans have opened and closed, and then opened again in a seemingly never-ending cycle. ▪ The changing configuration of the continents and ocean basins during the past 750 million years is illustrated in 114 paleogeographic maps. ▪ These maps describe how the surface of Earth has been continually modified by mountain building and erosion. ▪ The changing paleogeography has affected global climate, ocean circulation, and the evolution of life. ▪ The data and methods used to produce the maps are described in detail.&quot;,&quot;container-title&quot;:&quot;Annual Review of Earth and Planetary Sciences&quot;,&quot;DOI&quot;:&quot;10.1146/annurev-earth-081320-064052&quot;,&quot;issue&quot;:&quot;1&quot;,&quot;note&quot;:&quot;_eprint: https://doi.org/10.1146/annurev-earth-081320-064052&quot;,&quot;page&quot;:&quot;679-728&quot;,&quot;source&quot;:&quot;Annual Reviews&quot;,&quot;title&quot;:&quot;An Atlas of Phanerozoic Paleogeographic Maps: The Seas Come In and the Seas Go Out&quot;,&quot;title-short&quot;:&quot;An Atlas of Phanerozoic Paleogeographic Maps&quot;,&quot;volume&quot;:&quot;49&quot;,&quot;author&quot;:[{&quot;family&quot;:&quot;Scotese&quot;,&quot;given&quot;:&quot;Christopher R.&quot;}],&quot;issued&quot;:{&quot;date-parts&quot;:[[&quot;2021&quot;]]}}}],&quot;schema&quot;:&quot;https://github.com/citation-style-language/schema/raw/master/csl-citation.json&quot;} RNDUYXmtC58uE"/><text:span text:style-name="T36">. In this insular context, terrestrial mammal lineages that inhabited this huge landmass experienced unique radiations </text:span><text:reference-mark-start text:name="ZOTERO_ITEM CSL_CITATION {&quot;citationID&quot;:&quot;W4XkLLHo&quot;,&quot;properties&quot;:{&quot;formattedCitation&quot;:&quot;(3\\uc0\\u8211{}7)&quot;,&quot;plainCitation&quot;:&quot;(3–7)&quot;,&quot;noteIndex&quot;:0},&quot;citationItems&quot;:[{&quot;id&quot;:900,&quot;uris&quot;:[&quot;http://zotero.org/users/7245292/items/Q4JI4SFJ&quot;],&quot;itemData&quot;:{&quot;id&quot;:900,&quot;type&quot;:&quot;book&quot;,&quot;edition&quot;:&quot;Springer Dordrecht&quot;,&quot;title&quot;:&quot;A brief history of South American Metatherians: evolutionary contexts and intercontinental dispersals&quot;,&quot;URL&quot;:&quot;https://doi.org/10.1007/978-94-017-7420-8&quot;,&quot;author&quot;:[{&quot;family&quot;:&quot;Goin&quot;,&quot;given&quot;:&quot;Francisco J.&quot;},{&quot;family&quot;:&quot;Woodburne&quot;,&quot;given&quot;:&quot;Michael O.&quot;},{&quot;family&quot;:&quot;Zimicz&quot;,&quot;given&quot;:&quot;Ana Natalia&quot;},{&quot;family&quot;:&quot;Martin&quot;,&quot;given&quot;:&quot;Gabriel M.&quot;},{&quot;family&quot;:&quot;Chornogubsky&quot;,&quot;given&quot;:&quot;Laura&quot;}],&quot;issued&quot;:{&quot;date-parts&quot;:[[&quot;2016&quot;]]}}},{&quot;id&quot;:779,&quot;uris&quot;:[&quot;http://zotero.org/users/7245292/items/U89JMT7G&quot;],&quot;itemData&quot;:{&quot;id&quot;:779,&quot;type&quot;:&quot;article-journal&quot;,&quot;abstract&quot;:&quot;Les rongeurs caviomorphes constituent l'un des groupes de mammifères placentaires les plus diversifiés d'Amérique du Sud. Malgré la grande diversité taxonomique actuelle et un riche registre néogène, les premières phases de l'histoire évolutive du groupe n'étaient, il y a peu, documentées que par quelques localités, majoritairement situées aux moyennes et hautes latitudes du continent sud-américain. Des recherches paléontologiques récentes menées en Amazonie péruvienne (régions de Contamana et Tarapoto) ont permis la découverte d'une vingtaine de localités éocènes et oligocènes, livrant de nombreux restes dentaires de caviomorphes. Les études systématiques effectuées sur ce matériel ont conduit à la description de nombreuses nouvelles espèces. Une analyse cladistique de grande ampleur (107 taxons terminaux; 513 caractères morphologiques), incluant ces nouvelles espèces amazoniennes, a été réalisée ici. Pour la première fois, les quatre super-familles actuelles (i.e., Cavioidea, Erethizontoidea, Chinchilloidea, et Octodontoidea) y sont largement représentées, notamment par l'ensemble des familles actuelles, elles-mêmes documentées par plusieurs représentants fossiles et/ou actuels. Cette analyse a permis la reconnaissance de caviomorphes basaux, n'appartenant à aucune de ces super-familles. Les relations de parenté étroites entre Erethizontoidea et Cavioidea d'une part, et Octodontoidea et Chinchilloidea d'autre part, comme proposé dans des phylogénies moléculaires récentes, apparaissent soutenues par les caractères morpho-anatomiques. Ce constat mène à la définition formelle des clades Erethicavioi Boivin, n. taxon (Erethizontoidea + Cavioidea + taxons éteints apparentés) et Octochinchilloi Boivin, n. taxon (Octodontoidea + Chinchilloidea + taxons éteints apparentés). Une classification synthétique des Caviomorpha est proposée. Les résultats révèlent également l'existence de trois phases de diversifications majeures au cours du Paléogène et du Miocène inférieur (radiation initiale des caviomorphes; émergence des super-familles actuelles; diversification des super-familles avec l'émergence de familles/sous-familles actuelles). Ces phases semblent coïncider avec des évènements climatiques globaux et des périodes de surrection andine intense. À la lumière de ces nouvelles données paléontologiques et des résultats phylogénétiques présentés ici, il semblerait que les régions de basses latitudes du continent sud-américain aient été le siège de la première phase de diversification des caviomorphes. L'origine géographique des super-familles reste quelque peu ambiguë, à l'exception toutefois des chinchilloïdes qui semblent avoir émergé dans les régions de basses latitudes.&quot;,&quot;container-title&quot;:&quot;Geodiversitas&quot;,&quot;DOI&quot;:&quot;10.5252/geodiversitas2019v41a4&quot;,&quot;ISSN&quot;:&quot;1280-9659, 1638-9395&quot;,&quot;issue&quot;:&quot;1&quot;,&quot;journalAbbreviation&quot;:&quot;geod&quot;,&quot;note&quot;:&quot;publisher: Muséum national d'Histoire naturelle, Paris&quot;,&quot;page&quot;:&quot;143-245&quot;,&quot;source&quot;:&quot;bioone.org&quot;,&quot;title&quot;:&quot;L'apport du registre paléogène d'Amazonie sur la diversification initiale des Caviomorpha (Hystricognathi, Rodentia): implications phylogénétiques, macroévolutives et paléobiogéographiques&quot;,&quot;title-short&quot;:&quot;L'apport du registre paléogène d'Amazonie sur la diversification initiale des Caviomorpha (Hystricognathi, Rodentia)&quot;,&quot;volume&quot;:&quot;41&quot;,&quot;author&quot;:[{&quot;family&quot;:&quot;Boivin&quot;,&quot;given&quot;:&quot;Myriam&quot;},{&quot;family&quot;:&quot;Marivaux&quot;,&quot;given&quot;:&quot;Laurent&quot;},{&quot;family&quot;:&quot;Antoine&quot;,&quot;given&quot;:&quot;Pierre-Olivier&quot;}],&quot;issued&quot;:{&quot;date-parts&quot;:[[&quot;2019&quot;,2]]}}},{&quot;id&quot;:71,&quot;uris&quot;:[&quot;http://zotero.org/users/7245292/items/8I8SK49Q&quot;],&quot;itemData&quot;:{&quot;id&quot;:71,&quot;type&quot;:&quot;article-journal&quot;,&quot;abstract&quot;:&quot;A remarkable diversity of plant-eating mammals known as South American native ungulates (SANUs) flourished in South America for most of the Cenozoic. Although some of these species likely filled ecological niches similar to those of modern hoofed mammals, others differed substantially from extant artiodactyls and perissodactyls in their skull and limb anatomy and probably also in their ecology. Notoungulates and litopterns were the longest-lived and most diverse SANU clades and survived into the Quaternary; astrapotheres went extinct in the late Miocene, whereas other SANU groups were restricted to the Paleogene. Neogene notoungulates were quite specialized in craniodental structure, but many were rather unspecialized postcranially; in contrast, litopterns evolved limb specializations early in their history while maintaining more conservative dentitions. In this article, we review the current understanding of SANU evolutionary relationships and paleoecology, provide an updated compilation of genus temporal ranges, and discuss possible directions for future research. ▪ South American native ungulates (SANUs) were a diverse, long-lived, and independent radiation of mammals into varied terrestrial plant-eater niches. ▪ We review origins, evolution, and paleoecology of the major SANU clades: Notoungulata, Litopterna, Astrapotheria, Xenungulata, and Pyrotheria. ▪ At their peak, during the Eocene and Oligocene, more than 40 genera of native ungulates inhabited South America at any one time. ▪ SANUs ranged from &lt;1 kg to several tons and evolved many combinations of diet and locomotor adaptations not seen in living ungulates.&quot;,&quot;container-title&quot;:&quot;Annual Review of Earth and Planetary Sciences&quot;,&quot;DOI&quot;:&quot;10.1146/annurev-earth-072619-060126&quot;,&quot;issue&quot;:&quot;1&quot;,&quot;note&quot;:&quot;_eprint: https://doi.org/10.1146/annurev-earth-072619-060126&quot;,&quot;page&quot;:&quot;259-290&quot;,&quot;source&quot;:&quot;Annual Reviews&quot;,&quot;title&quot;:&quot;Splendid Innovation: The Extinct South American Native Ungulates&quot;,&quot;title-short&quot;:&quot;Splendid Innovation&quot;,&quot;volume&quot;:&quot;48&quot;,&quot;author&quot;:[{&quot;family&quot;:&quot;Croft&quot;,&quot;given&quot;:&quot;Darin A.&quot;},{&quot;family&quot;:&quot;Gelfo&quot;,&quot;given&quot;:&quot;Javier N.&quot;},{&quot;family&quot;:&quot;López&quot;,&quot;given&quot;:&quot;Guillermo M.&quot;}],&quot;issued&quot;:{&quot;date-parts&quot;:[[&quot;2020&quot;]]}}},{&quot;id&quot;:784,&quot;uris&quot;:[&quot;http://zotero.org/users/7245292/items/CUARKT7B&quot;],&quot;itemData&quot;:{&quot;id&quot;:784,&quot;type&quot;:&quot;article-journal&quot;,&quot;abstract&quot;:&quot;There have been multiple published phylogenetic analyses of platyrrhine primates (New World monkeys) using both morphological and molecular data, but relatively few that have integrated both types of data into a total evidence approach. Here, we present phylogenetic analyses of recent and fossil platyrrhines, based on a total evidence data set of 418 morphological characters and 10.2 kilobases of DNA sequence data from 17 nuclear genes taken from previous studies, using undated and tip-dating approaches in a Bayesian framework. We compare the results of these analyses with molecular scaffold analyses using maximum parsimony and Bayesian approaches, and we use a formal information theoretic approach to identify unstable taxa. After a posteriori pruning of unstable taxa, the undated and tip-dating topologies appear congruent with recent molecular analyses and support largely similar relationships, with strong support for Stirtonia as a stem alouattine, Neosaimiri as a stem saimirine, Cebupithecia as a stem pitheciine, and Lagonimico as a stem callitrichid. Both analyses find three Greater Antillean subfossil platyrrhines (Xenothrix, Antillothrix, and Paralouatta) to form a clade that is related to Callicebus, congruent with a single dispersal event by the ancestor of this clade to the Greater Antilles. They also suggest that the fossil Proteropithecia may not be closely related to pitheciines, and that all known platyrrhines older than the Middle Miocene are stem taxa. Notably, the undated analysis found the Early Miocene Panamacebus (currently recognized as the oldest known cebid) to be unstable, and the tip-dating analysis placed it outside crown Platyrrhini. Our tip-dating analysis supports a late Oligocene or earliest Miocene (20.8–27.0 Ma) age for crown Platyrrhini, congruent with recent molecular clock analyses.&quot;,&quot;container-title&quot;:&quot;Journal of Human Evolution&quot;,&quot;DOI&quot;:&quot;10.1016/j.jhevol.2022.103293&quot;,&quot;ISSN&quot;:&quot;0047-2484&quot;,&quot;journalAbbreviation&quot;:&quot;Journal of Human Evolution&quot;,&quot;page&quot;:&quot;103293&quot;,&quot;source&quot;:&quot;ScienceDirect&quot;,&quot;title&quot;:&quot;Total evidence phylogeny of platyrrhine primates and a comparison of undated and tip-dating approaches&quot;,&quot;volume&quot;:&quot;174&quot;,&quot;author&quot;:[{&quot;family&quot;:&quot;Beck&quot;,&quot;given&quot;:&quot;Robin M. D.&quot;},{&quot;family&quot;:&quot;Vries&quot;,&quot;given&quot;:&quot;Dorien&quot;,&quot;non-dropping-particle&quot;:&quot;de&quot;},{&quot;family&quot;:&quot;Janiak&quot;,&quot;given&quot;:&quot;Mareike C.&quot;},{&quot;family&quot;:&quot;Goodhead&quot;,&quot;given&quot;:&quot;Ian B.&quot;},{&quot;family&quot;:&quot;Boubli&quot;,&quot;given&quot;:&quot;Jean P.&quot;}],&quot;issued&quot;:{&quot;date-parts&quot;:[[&quot;2023&quot;,1,1]]}}},{&quot;id&quot;:7390,&quot;uris&quot;:[&quot;http://zotero.org/users/7245292/items/KI2Q6CSA&quot;],&quot;itemData&quot;:{&quot;id&quot;:7390,&quot;type&quot;:&quot;article-journal&quot;,&quot;abstract&quot;:&quot;Combining morphological and molecular characters through Bayesian total-evidence dating allows inferring the phylogenetic and timescale framework of both extant and fossil taxa, while accounting for the stochasticity and incompleteness of the fossil record. Such an integrative approach is particularly needed when dealing with clades such as sloths (Mammalia: Folivora), for which developmental and biomechanical studies have shown high levels of morphological convergence whereas molecular data can only account for a limited percentage of their total species richness. Here, we propose an alternative hypothesis of sloth evolution that emphasizes the pervasiveness of morphological convergence and the importance of considering the fossil record and an adequate taxon sampling in both phylogenetic and biogeographic inferences. Regardless of different clock models and morphological datasets, the extant sloth Bradypus is consistently recovered as a megatherioid, and Choloepus as a mylodontoid, in agreement with molecular-only analyses. The recently extinct Caribbean sloths (Megalocnoidea) are found to be a monophyletic sister-clade of Megatherioidea, in contrast to previous phylogenetic hypotheses. Our results contradict previous morphological analyses and further support the polyphyly of “Megalonychidae,” whose members were found in five different clades. Regardless of taxon sampling and clock models, the Caribbean colonization of sloths is compatible with the exhumation of islands along Aves Ridge and its geological time frame. Overall, our total-evidence analysis illustrates the difficulty of positioning highly incomplete fossils, although a robust phylogenetic framework was recovered by an a posteriori removal of taxa with high percentages of missing characters. Elimination of these taxa improved topological resolution by reducing polytomies and increasing node support. However, it introduced a systematic and geographic bias because most of these incomplete specimens are from northern South America. This is evident in biogeographic reconstructions, which suggest Patagonia as the area of origin of many clades when taxa are underrepresented, but Amazonia and/or Central and Southern Andes when all taxa are included. More generally, our analyses demonstrate the instability of topology and divergence time estimates when using different morphological datasets and clock models and thus caution against making macroevolutionary inferences when node support is weak or when uncertainties in the fossil record are not considered.&quot;,&quot;container-title&quot;:&quot;Systematic Biology&quot;,&quot;DOI&quot;:&quot;10.1093/sysbio/syad069&quot;,&quot;ISSN&quot;:&quot;1063-5157&quot;,&quot;issue&quot;:&quot;1&quot;,&quot;journalAbbreviation&quot;:&quot;Syst. Biol.&quot;,&quot;page&quot;:&quot;125-139&quot;,&quot;source&quot;:&quot;Silverchair&quot;,&quot;title&quot;:&quot;Bayesian Total-Evidence Dating Revisits Sloth Phylogeny and Biogeography: A Cautionary Tale on Morphological Clock Analyses&quot;,&quot;title-short&quot;:&quot;Bayesian Total-Evidence Dating Revisits Sloth Phylogeny and Biogeography&quot;,&quot;volume&quot;:&quot;73&quot;,&quot;author&quot;:[{&quot;family&quot;:&quot;Tejada&quot;,&quot;given&quot;:&quot;Julia V&quot;},{&quot;family&quot;:&quot;Antoine&quot;,&quot;given&quot;:&quot;Pierre-Olivier&quot;},{&quot;family&quot;:&quot;Münch&quot;,&quot;given&quot;:&quot;Philippe&quot;},{&quot;family&quot;:&quot;Billet&quot;,&quot;given&quot;:&quot;Guillaume&quot;},{&quot;family&quot;:&quot;Hautier&quot;,&quot;given&quot;:&quot;Lionel&quot;},{&quot;family&quot;:&quot;Delsuc&quot;,&quot;given&quot;:&quot;Frédéric&quot;},{&quot;family&quot;:&quot;Condamine&quot;,&quot;given&quot;:&quot;Fabien L&quot;}],&quot;issued&quot;:{&quot;date-parts&quot;:[[&quot;2024&quot;,1,1]]}}}],&quot;schema&quot;:&quot;https://github.com/citation-style-language/schema/raw/master/csl-citation.json&quot;} RND7UbncVs0hJ"/><text:span text:style-name="T148">(3</text:span><text:span text:style-name="T147">–7)</text:span><text:reference-mark-end text:name="ZOTERO_ITEM CSL_CITATION {&quot;citationID&quot;:&quot;W4XkLLHo&quot;,&quot;properties&quot;:{&quot;formattedCitation&quot;:&quot;(3\\uc0\\u8211{}7)&quot;,&quot;plainCitation&quot;:&quot;(3–7)&quot;,&quot;noteIndex&quot;:0},&quot;citationItems&quot;:[{&quot;id&quot;:900,&quot;uris&quot;:[&quot;http://zotero.org/users/7245292/items/Q4JI4SFJ&quot;],&quot;itemData&quot;:{&quot;id&quot;:900,&quot;type&quot;:&quot;book&quot;,&quot;edition&quot;:&quot;Springer Dordrecht&quot;,&quot;title&quot;:&quot;A brief history of South American Metatherians: evolutionary contexts and intercontinental dispersals&quot;,&quot;URL&quot;:&quot;https://doi.org/10.1007/978-94-017-7420-8&quot;,&quot;author&quot;:[{&quot;family&quot;:&quot;Goin&quot;,&quot;given&quot;:&quot;Francisco J.&quot;},{&quot;family&quot;:&quot;Woodburne&quot;,&quot;given&quot;:&quot;Michael O.&quot;},{&quot;family&quot;:&quot;Zimicz&quot;,&quot;given&quot;:&quot;Ana Natalia&quot;},{&quot;family&quot;:&quot;Martin&quot;,&quot;given&quot;:&quot;Gabriel M.&quot;},{&quot;family&quot;:&quot;Chornogubsky&quot;,&quot;given&quot;:&quot;Laura&quot;}],&quot;issued&quot;:{&quot;date-parts&quot;:[[&quot;2016&quot;]]}}},{&quot;id&quot;:779,&quot;uris&quot;:[&quot;http://zotero.org/users/7245292/items/U89JMT7G&quot;],&quot;itemData&quot;:{&quot;id&quot;:779,&quot;type&quot;:&quot;article-journal&quot;,&quot;abstract&quot;:&quot;Les rongeurs caviomorphes constituent l'un des groupes de mammifères placentaires les plus diversifiés d'Amérique du Sud. Malgré la grande diversité taxonomique actuelle et un riche registre néogène, les premières phases de l'histoire évolutive du groupe n'étaient, il y a peu, documentées que par quelques localités, majoritairement situées aux moyennes et hautes latitudes du continent sud-américain. Des recherches paléontologiques récentes menées en Amazonie péruvienne (régions de Contamana et Tarapoto) ont permis la découverte d'une vingtaine de localités éocènes et oligocènes, livrant de nombreux restes dentaires de caviomorphes. Les études systématiques effectuées sur ce matériel ont conduit à la description de nombreuses nouvelles espèces. Une analyse cladistique de grande ampleur (107 taxons terminaux; 513 caractères morphologiques), incluant ces nouvelles espèces amazoniennes, a été réalisée ici. Pour la première fois, les quatre super-familles actuelles (i.e., Cavioidea, Erethizontoidea, Chinchilloidea, et Octodontoidea) y sont largement représentées, notamment par l'ensemble des familles actuelles, elles-mêmes documentées par plusieurs représentants fossiles et/ou actuels. Cette analyse a permis la reconnaissance de caviomorphes basaux, n'appartenant à aucune de ces super-familles. Les relations de parenté étroites entre Erethizontoidea et Cavioidea d'une part, et Octodontoidea et Chinchilloidea d'autre part, comme proposé dans des phylogénies moléculaires récentes, apparaissent soutenues par les caractères morpho-anatomiques. Ce constat mène à la définition formelle des clades Erethicavioi Boivin, n. taxon (Erethizontoidea + Cavioidea + taxons éteints apparentés) et Octochinchilloi Boivin, n. taxon (Octodontoidea + Chinchilloidea + taxons éteints apparentés). Une classification synthétique des Caviomorpha est proposée. Les résultats révèlent également l'existence de trois phases de diversifications majeures au cours du Paléogène et du Miocène inférieur (radiation initiale des caviomorphes; émergence des super-familles actuelles; diversification des super-familles avec l'émergence de familles/sous-familles actuelles). Ces phases semblent coïncider avec des évènements climatiques globaux et des périodes de surrection andine intense. À la lumière de ces nouvelles données paléontologiques et des résultats phylogénétiques présentés ici, il semblerait que les régions de basses latitudes du continent sud-américain aient été le siège de la première phase de diversification des caviomorphes. L'origine géographique des super-familles reste quelque peu ambiguë, à l'exception toutefois des chinchilloïdes qui semblent avoir émergé dans les régions de basses latitudes.&quot;,&quot;container-title&quot;:&quot;Geodiversitas&quot;,&quot;DOI&quot;:&quot;10.5252/geodiversitas2019v41a4&quot;,&quot;ISSN&quot;:&quot;1280-9659, 1638-9395&quot;,&quot;issue&quot;:&quot;1&quot;,&quot;journalAbbreviation&quot;:&quot;geod&quot;,&quot;note&quot;:&quot;publisher: Muséum national d'Histoire naturelle, Paris&quot;,&quot;page&quot;:&quot;143-245&quot;,&quot;source&quot;:&quot;bioone.org&quot;,&quot;title&quot;:&quot;L'apport du registre paléogène d'Amazonie sur la diversification initiale des Caviomorpha (Hystricognathi, Rodentia): implications phylogénétiques, macroévolutives et paléobiogéographiques&quot;,&quot;title-short&quot;:&quot;L'apport du registre paléogène d'Amazonie sur la diversification initiale des Caviomorpha (Hystricognathi, Rodentia)&quot;,&quot;volume&quot;:&quot;41&quot;,&quot;author&quot;:[{&quot;family&quot;:&quot;Boivin&quot;,&quot;given&quot;:&quot;Myriam&quot;},{&quot;family&quot;:&quot;Marivaux&quot;,&quot;given&quot;:&quot;Laurent&quot;},{&quot;family&quot;:&quot;Antoine&quot;,&quot;given&quot;:&quot;Pierre-Olivier&quot;}],&quot;issued&quot;:{&quot;date-parts&quot;:[[&quot;2019&quot;,2]]}}},{&quot;id&quot;:71,&quot;uris&quot;:[&quot;http://zotero.org/users/7245292/items/8I8SK49Q&quot;],&quot;itemData&quot;:{&quot;id&quot;:71,&quot;type&quot;:&quot;article-journal&quot;,&quot;abstract&quot;:&quot;A remarkable diversity of plant-eating mammals known as South American native ungulates (SANUs) flourished in South America for most of the Cenozoic. Although some of these species likely filled ecological niches similar to those of modern hoofed mammals, others differed substantially from extant artiodactyls and perissodactyls in their skull and limb anatomy and probably also in their ecology. Notoungulates and litopterns were the longest-lived and most diverse SANU clades and survived into the Quaternary; astrapotheres went extinct in the late Miocene, whereas other SANU groups were restricted to the Paleogene. Neogene notoungulates were quite specialized in craniodental structure, but many were rather unspecialized postcranially; in contrast, litopterns evolved limb specializations early in their history while maintaining more conservative dentitions. In this article, we review the current understanding of SANU evolutionary relationships and paleoecology, provide an updated compilation of genus temporal ranges, and discuss possible directions for future research. ▪ South American native ungulates (SANUs) were a diverse, long-lived, and independent radiation of mammals into varied terrestrial plant-eater niches. ▪ We review origins, evolution, and paleoecology of the major SANU clades: Notoungulata, Litopterna, Astrapotheria, Xenungulata, and Pyrotheria. ▪ At their peak, during the Eocene and Oligocene, more than 40 genera of native ungulates inhabited South America at any one time. ▪ SANUs ranged from &lt;1 kg to several tons and evolved many combinations of diet and locomotor adaptations not seen in living ungulates.&quot;,&quot;container-title&quot;:&quot;Annual Review of Earth and Planetary Sciences&quot;,&quot;DOI&quot;:&quot;10.1146/annurev-earth-072619-060126&quot;,&quot;issue&quot;:&quot;1&quot;,&quot;note&quot;:&quot;_eprint: https://doi.org/10.1146/annurev-earth-072619-060126&quot;,&quot;page&quot;:&quot;259-290&quot;,&quot;source&quot;:&quot;Annual Reviews&quot;,&quot;title&quot;:&quot;Splendid Innovation: The Extinct South American Native Ungulates&quot;,&quot;title-short&quot;:&quot;Splendid Innovation&quot;,&quot;volume&quot;:&quot;48&quot;,&quot;author&quot;:[{&quot;family&quot;:&quot;Croft&quot;,&quot;given&quot;:&quot;Darin A.&quot;},{&quot;family&quot;:&quot;Gelfo&quot;,&quot;given&quot;:&quot;Javier N.&quot;},{&quot;family&quot;:&quot;López&quot;,&quot;given&quot;:&quot;Guillermo M.&quot;}],&quot;issued&quot;:{&quot;date-parts&quot;:[[&quot;2020&quot;]]}}},{&quot;id&quot;:784,&quot;uris&quot;:[&quot;http://zotero.org/users/7245292/items/CUARKT7B&quot;],&quot;itemData&quot;:{&quot;id&quot;:784,&quot;type&quot;:&quot;article-journal&quot;,&quot;abstract&quot;:&quot;There have been multiple published phylogenetic analyses of platyrrhine primates (New World monkeys) using both morphological and molecular data, but relatively few that have integrated both types of data into a total evidence approach. Here, we present phylogenetic analyses of recent and fossil platyrrhines, based on a total evidence data set of 418 morphological characters and 10.2 kilobases of DNA sequence data from 17 nuclear genes taken from previous studies, using undated and tip-dating approaches in a Bayesian framework. We compare the results of these analyses with molecular scaffold analyses using maximum parsimony and Bayesian approaches, and we use a formal information theoretic approach to identify unstable taxa. After a posteriori pruning of unstable taxa, the undated and tip-dating topologies appear congruent with recent molecular analyses and support largely similar relationships, with strong support for Stirtonia as a stem alouattine, Neosaimiri as a stem saimirine, Cebupithecia as a stem pitheciine, and Lagonimico as a stem callitrichid. Both analyses find three Greater Antillean subfossil platyrrhines (Xenothrix, Antillothrix, and Paralouatta) to form a clade that is related to Callicebus, congruent with a single dispersal event by the ancestor of this clade to the Greater Antilles. They also suggest that the fossil Proteropithecia may not be closely related to pitheciines, and that all known platyrrhines older than the Middle Miocene are stem taxa. Notably, the undated analysis found the Early Miocene Panamacebus (currently recognized as the oldest known cebid) to be unstable, and the tip-dating analysis placed it outside crown Platyrrhini. Our tip-dating analysis supports a late Oligocene or earliest Miocene (20.8–27.0 Ma) age for crown Platyrrhini, congruent with recent molecular clock analyses.&quot;,&quot;container-title&quot;:&quot;Journal of Human Evolution&quot;,&quot;DOI&quot;:&quot;10.1016/j.jhevol.2022.103293&quot;,&quot;ISSN&quot;:&quot;0047-2484&quot;,&quot;journalAbbreviation&quot;:&quot;Journal of Human Evolution&quot;,&quot;page&quot;:&quot;103293&quot;,&quot;source&quot;:&quot;ScienceDirect&quot;,&quot;title&quot;:&quot;Total evidence phylogeny of platyrrhine primates and a comparison of undated and tip-dating approaches&quot;,&quot;volume&quot;:&quot;174&quot;,&quot;author&quot;:[{&quot;family&quot;:&quot;Beck&quot;,&quot;given&quot;:&quot;Robin M. D.&quot;},{&quot;family&quot;:&quot;Vries&quot;,&quot;given&quot;:&quot;Dorien&quot;,&quot;non-dropping-particle&quot;:&quot;de&quot;},{&quot;family&quot;:&quot;Janiak&quot;,&quot;given&quot;:&quot;Mareike C.&quot;},{&quot;family&quot;:&quot;Goodhead&quot;,&quot;given&quot;:&quot;Ian B.&quot;},{&quot;family&quot;:&quot;Boubli&quot;,&quot;given&quot;:&quot;Jean P.&quot;}],&quot;issued&quot;:{&quot;date-parts&quot;:[[&quot;2023&quot;,1,1]]}}},{&quot;id&quot;:7390,&quot;uris&quot;:[&quot;http://zotero.org/users/7245292/items/KI2Q6CSA&quot;],&quot;itemData&quot;:{&quot;id&quot;:7390,&quot;type&quot;:&quot;article-journal&quot;,&quot;abstract&quot;:&quot;Combining morphological and molecular characters through Bayesian total-evidence dating allows inferring the phylogenetic and timescale framework of both extant and fossil taxa, while accounting for the stochasticity and incompleteness of the fossil record. Such an integrative approach is particularly needed when dealing with clades such as sloths (Mammalia: Folivora), for which developmental and biomechanical studies have shown high levels of morphological convergence whereas molecular data can only account for a limited percentage of their total species richness. Here, we propose an alternative hypothesis of sloth evolution that emphasizes the pervasiveness of morphological convergence and the importance of considering the fossil record and an adequate taxon sampling in both phylogenetic and biogeographic inferences. Regardless of different clock models and morphological datasets, the extant sloth Bradypus is consistently recovered as a megatherioid, and Choloepus as a mylodontoid, in agreement with molecular-only analyses. The recently extinct Caribbean sloths (Megalocnoidea) are found to be a monophyletic sister-clade of Megatherioidea, in contrast to previous phylogenetic hypotheses. Our results contradict previous morphological analyses and further support the polyphyly of “Megalonychidae,” whose members were found in five different clades. Regardless of taxon sampling and clock models, the Caribbean colonization of sloths is compatible with the exhumation of islands along Aves Ridge and its geological time frame. Overall, our total-evidence analysis illustrates the difficulty of positioning highly incomplete fossils, although a robust phylogenetic framework was recovered by an a posteriori removal of taxa with high percentages of missing characters. Elimination of these taxa improved topological resolution by reducing polytomies and increasing node support. However, it introduced a systematic and geographic bias because most of these incomplete specimens are from northern South America. This is evident in biogeographic reconstructions, which suggest Patagonia as the area of origin of many clades when taxa are underrepresented, but Amazonia and/or Central and Southern Andes when all taxa are included. More generally, our analyses demonstrate the instability of topology and divergence time estimates when using different morphological datasets and clock models and thus caution against making macroevolutionary inferences when node support is weak or when uncertainties in the fossil record are not considered.&quot;,&quot;container-title&quot;:&quot;Systematic Biology&quot;,&quot;DOI&quot;:&quot;10.1093/sysbio/syad069&quot;,&quot;ISSN&quot;:&quot;1063-5157&quot;,&quot;issue&quot;:&quot;1&quot;,&quot;journalAbbreviation&quot;:&quot;Syst. Biol.&quot;,&quot;page&quot;:&quot;125-139&quot;,&quot;source&quot;:&quot;Silverchair&quot;,&quot;title&quot;:&quot;Bayesian Total-Evidence Dating Revisits Sloth Phylogeny and Biogeography: A Cautionary Tale on Morphological Clock Analyses&quot;,&quot;title-short&quot;:&quot;Bayesian Total-Evidence Dating Revisits Sloth Phylogeny and Biogeography&quot;,&quot;volume&quot;:&quot;73&quot;,&quot;author&quot;:[{&quot;family&quot;:&quot;Tejada&quot;,&quot;given&quot;:&quot;Julia V&quot;},{&quot;family&quot;:&quot;Antoine&quot;,&quot;given&quot;:&quot;Pierre-Olivier&quot;},{&quot;family&quot;:&quot;Münch&quot;,&quot;given&quot;:&quot;Philippe&quot;},{&quot;family&quot;:&quot;Billet&quot;,&quot;given&quot;:&quot;Guillaume&quot;},{&quot;family&quot;:&quot;Hautier&quot;,&quot;given&quot;:&quot;Lionel&quot;},{&quot;family&quot;:&quot;Delsuc&quot;,&quot;given&quot;:&quot;Frédéric&quot;},{&quot;family&quot;:&quot;Condamine&quot;,&quot;given&quot;:&quot;Fabien L&quot;}],&quot;issued&quot;:{&quot;date-parts&quot;:[[&quot;2024&quot;,1,1]]}}}],&quot;schema&quot;:&quot;https://github.com/citation-style-language/schema/raw/master/csl-citation.json&quot;} RND7UbncVs0hJ"/><text:span text:style-name="T36">. </text:span><text:span text:style-name="T90">According to Simpson </text:span><text:reference-mark-start text:name="ZOTERO_ITEM CSL_CITATION {&quot;citationID&quot;:&quot;ECkLXfNY&quot;,&quot;properties&quot;:{&quot;formattedCitation&quot;:&quot;(8)&quot;,&quot;plainCitation&quot;:&quot;(8)&quot;,&quot;noteIndex&quot;:0},&quot;citationItems&quot;:[{&quot;id&quot;:788,&quot;uris&quot;:[&quot;http://zotero.org/users/7245292/items/6S8NFGLI&quot;],&quot;itemData&quot;:{&quot;id&quot;:788,&quot;type&quot;:&quot;book&quot;,&quot;edition&quot;:&quot;Yale University Press, New Haven&quot;,&quot;title&quot;:&quot;Splendid isolation : the Curious History of South American Mammals&quot;,&quot;author&quot;:[{&quot;family&quot;:&quot;Simpson&quot;,&quot;given&quot;:&quot;George Gaylord&quot;}],&quot;issued&quot;:{&quot;date-parts&quot;:[[&quot;1980&quot;]]}}}],&quot;schema&quot;:&quot;https://github.com/citation-style-language/schema/raw/master/csl-citation.json&quot;} RND5jEH4t7Lvr"/><text:span text:style-name="T90">(8)</text:span><text:reference-mark-end text:name="ZOTERO_ITEM CSL_CITATION {&quot;citationID&quot;:&quot;ECkLXfNY&quot;,&quot;properties&quot;:{&quot;formattedCitation&quot;:&quot;(8)&quot;,&quot;plainCitation&quot;:&quot;(8)&quot;,&quot;noteIndex&quot;:0},&quot;citationItems&quot;:[{&quot;id&quot;:788,&quot;uris&quot;:[&quot;http://zotero.org/users/7245292/items/6S8NFGLI&quot;],&quot;itemData&quot;:{&quot;id&quot;:788,&quot;type&quot;:&quot;book&quot;,&quot;edition&quot;:&quot;Yale University Press, New Haven&quot;,&quot;title&quot;:&quot;Splendid isolation : the Curious History of South American Mammals&quot;,&quot;author&quot;:[{&quot;family&quot;:&quot;Simpson&quot;,&quot;given&quot;:&quot;George Gaylord&quot;}],&quot;issued&quot;:{&quot;date-parts&quot;:[[&quot;1980&quot;]]}}}],&quot;schema&quot;:&quot;https://github.com/citation-style-language/schema/raw/master/csl-citation.json&quot;} RND5jEH4t7Lvr"/><text:span text:style-name="T90">, S</text:span><text:span text:style-name="T36">outh American mammal </text:span><text:span text:style-name="T42">(SAM)</text:span><text:span text:style-name="T36"> communities through the Cenozoic are well summarized by three successive ‘faunal strata’. The first one, stretching from the early Paleocene (66 million years ago, Ma) to the late Eocene (</text:span><text:span text:style-name="T104">ca. </text:span><text:span text:style-name="T36">37 Ma), is characterized by the early </text:span><text:span text:style-name="T61">establishment</text:span><text:span text:style-name="T36"> and radiation of endemic lineages, mostly xenarthrans, metatherians and native ungulates. Then, from the early Oligocene (</text:span><text:span text:style-name="T104">ca. </text:span><text:span text:style-name="T36">33 Ma) until the </text:span><text:span text:style-name="T59">L</text:span><text:span text:style-name="T36">ate Miocene-</text:span><text:span text:style-name="T59">E</text:span><text:span text:style-name="T36">arly Pliocene (</text:span><text:span text:style-name="T104">ca. </text:span><text:span text:style-name="T36">5 Ma), key morphological innovations appeared among native lineages, leading to a so-called ‘faunal modernization’ </text:span><text:reference-mark-start text:name="ZOTERO_ITEM CSL_CITATION {&quot;citationID&quot;:&quot;k2XYIgiA&quot;,&quot;properties&quot;:{&quot;formattedCitation&quot;:&quot;(9)&quot;,&quot;plainCitation&quot;:&quot;(9)&quot;,&quot;noteIndex&quot;:0},&quot;citationItems&quot;:[{&quot;id&quot;:906,&quot;uris&quot;:[&quot;http://zotero.org/users/7245292/items/B6CJAXUE&quot;],&quot;itemData&quot;:{&quot;id&quot;:906,&quot;type&quot;:&quot;article-journal&quot;,&quot;container-title&quot;:&quot;Arquivos do Museu Nacional, Rio de Janeiro&quot;,&quot;issue&quot;:&quot;1&quot;,&quot;page&quot;:&quot;191-211&quot;,&quot;title&quot;:&quot;The Tinguiririca Fauna of Chile and the early stages of \&quot;modernization\&quot; of South American mammal faunas&quot;,&quot;volume&quot;:&quot;66&quot;,&quot;author&quot;:[{&quot;family&quot;:&quot;Croft&quot;,&quot;given&quot;:&quot;Darin A&quot;},{&quot;family&quot;:&quot;Flynn&quot;,&quot;given&quot;:&quot;John J&quot;},{&quot;family&quot;:&quot;Wyss&quot;,&quot;given&quot;:&quot;André R&quot;}],&quot;issued&quot;:{&quot;date-parts&quot;:[[&quot;2008&quot;]]}}}],&quot;schema&quot;:&quot;https://github.com/citation-style-language/schema/raw/master/csl-citation.json&quot;} RNDjOIs4lqJgB"/><text:span text:style-name="T36">(9)</text:span><text:reference-mark-end text:name="ZOTERO_ITEM CSL_CITATION {&quot;citationID&quot;:&quot;k2XYIgiA&quot;,&quot;properties&quot;:{&quot;formattedCitation&quot;:&quot;(9)&quot;,&quot;plainCitation&quot;:&quot;(9)&quot;,&quot;noteIndex&quot;:0},&quot;citationItems&quot;:[{&quot;id&quot;:906,&quot;uris&quot;:[&quot;http://zotero.org/users/7245292/items/B6CJAXUE&quot;],&quot;itemData&quot;:{&quot;id&quot;:906,&quot;type&quot;:&quot;article-journal&quot;,&quot;container-title&quot;:&quot;Arquivos do Museu Nacional, Rio de Janeiro&quot;,&quot;issue&quot;:&quot;1&quot;,&quot;page&quot;:&quot;191-211&quot;,&quot;title&quot;:&quot;The Tinguiririca Fauna of Chile and the early stages of \&quot;modernization\&quot; of South American mammal faunas&quot;,&quot;volume&quot;:&quot;66&quot;,&quot;author&quot;:[{&quot;family&quot;:&quot;Croft&quot;,&quot;given&quot;:&quot;Darin A&quot;},{&quot;family&quot;:&quot;Flynn&quot;,&quot;given&quot;:&quot;John J&quot;},{&quot;family&quot;:&quot;Wyss&quot;,&quot;given&quot;:&quot;André R&quot;}],&quot;issued&quot;:{&quot;date-parts&quot;:[[&quot;2008&quot;]]}}}],&quot;schema&quot;:&quot;https://github.com/citation-style-language/schema/raw/master/csl-citation.json&quot;} RNDjOIs4lqJgB"/><text:span text:style-name="T36">. In the meantime, rodents and primates, Africa</text:span><text:span text:style-name="T61">n lineages</text:span><text:span text:style-name="T36"> that most likely reached </text:span><text:span text:style-name="T61">South America</text:span><text:span text:style-name="T36"> in the middle-late Eocene </text:span><text:reference-mark-start text:name="ZOTERO_ITEM CSL_CITATION {&quot;citationID&quot;:&quot;YkTQvA3P&quot;,&quot;properties&quot;:{&quot;formattedCitation&quot;:&quot;(10\\uc0\\u8211{}12)&quot;,&quot;plainCitation&quot;:&quot;(10–12)&quot;,&quot;noteIndex&quot;:0},&quot;citationItems&quot;:[{&quot;id&quot;:70,&quot;uris&quot;:[&quot;http://zotero.org/users/7245292/items/RVPE8XV5&quot;],&quot;itemData&quot;:{&quot;id&quot;:70,&quot;type&quot;:&quot;article-journal&quot;,&quot;abstract&quot;:&quot;The long-term isolation of South America during most of the Cenozoic produced a highly peculiar terrestrial vertebrate biota, with a wide array of mammal groups, among which caviomorph rodents and platyrrhine primates are Mid-Cenozoic immigrants. In the absence of indisputable pre-Oligocene South American rodents or primates, the mode, timing and biogeography of these extraordinary dispersals remained debated. Here, we describe South America's oldest known rodents, based on a new diverse caviomorph assemblage from the late Middle Eocene (approx. 41 Ma) of Peru, including five small rodents with three stem caviomorphs. Instead of being tied to the Eocene/Oligocene global cooling and drying episode (approx. 34 Ma), as previously considered, the arrival of caviomorphs and their initial radiation in South America probably occurred under much warmer and wetter conditions, around the Mid-Eocene Climatic Optimum. Our phylogenetic results reaffirm the African origin of South American rodents and support a trans-Atlantic dispersal of these mammals during Middle Eocene times. This discovery further extends the gap (approx. 15 Myr) between first appearances of rodents and primates in South America.&quot;,&quot;container-title&quot;:&quot;Proceedings of the Royal Society B: Biological Sciences&quot;,&quot;DOI&quot;:&quot;10.1098/rspb.2011.1732&quot;,&quot;issue&quot;:&quot;1732&quot;,&quot;note&quot;:&quot;publisher: Royal Society&quot;,&quot;page&quot;:&quot;1319-1326&quot;,&quot;source&quot;:&quot;royalsocietypublishing.org (Atypon)&quot;,&quot;title&quot;:&quot;Middle Eocene rodents from Peruvian Amazonia reveal the pattern and timing of caviomorph origins and biogeography&quot;,&quot;volume&quot;:&quot;279&quot;,&quot;author&quot;:[{&quot;family&quot;:&quot;Antoine&quot;,&quot;given&quot;:&quot;Pierre-Olivier&quot;},{&quot;family&quot;:&quot;Marivaux&quot;,&quot;given&quot;:&quot;Laurent&quot;},{&quot;family&quot;:&quot;Croft&quot;,&quot;given&quot;:&quot;Darin A.&quot;},{&quot;family&quot;:&quot;Billet&quot;,&quot;given&quot;:&quot;Guillaume&quot;},{&quot;family&quot;:&quot;Ganerød&quot;,&quot;given&quot;:&quot;Morgan&quot;},{&quot;family&quot;:&quot;Jaramillo&quot;,&quot;given&quot;:&quot;Carlos&quot;},{&quot;family&quot;:&quot;Martin&quot;,&quot;given&quot;:&quot;Thomas&quot;},{&quot;family&quot;:&quot;Orliac&quot;,&quot;given&quot;:&quot;Maëva J.&quot;},{&quot;family&quot;:&quot;Tejada&quot;,&quot;given&quot;:&quot;Julia&quot;},{&quot;family&quot;:&quot;Altamirano&quot;,&quot;given&quot;:&quot;Ali J.&quot;},{&quot;family&quot;:&quot;Duranthon&quot;,&quot;given&quot;:&quot;Francis&quot;},{&quot;family&quot;:&quot;Fanjat&quot;,&quot;given&quot;:&quot;Grégory&quot;},{&quot;family&quot;:&quot;Rousse&quot;,&quot;given&quot;:&quot;Sonia&quot;},{&quot;family&quot;:&quot;Gismondi&quot;,&quot;given&quot;:&quot;Rodolfo Salas&quot;}],&quot;issued&quot;:{&quot;date-parts&quot;:[[&quot;2011&quot;,10,12]]}}},{&quot;id&quot;:24,&quot;uris&quot;:[&quot;http://zotero.org/users/7245292/items/H77YBV3D&quot;],&quot;itemData&quot;:{&quot;id&quot;:24,&quot;type&quot;:&quot;article-journal&quot;,&quot;abstract&quot;:&quot;The discovery of new primates from the ?Late Eocene epoch of Amazonian Peru extends the fossil record of primates in South America back approximately 10 million years.&quot;,&quot;container-title&quot;:&quot;Nature&quot;,&quot;DOI&quot;:&quot;10.1038/nature14120&quot;,&quot;ISSN&quot;:&quot;1476-4687&quot;,&quot;issue&quot;:&quot;7548&quot;,&quot;language&quot;:&quot;en&quot;,&quot;license&quot;:&quot;2015 Springer Nature Limited&quot;,&quot;note&quot;:&quot;number: 7548\npublisher: Nature Publishing Group&quot;,&quot;page&quot;:&quot;538-541&quot;,&quot;source&quot;:&quot;www.nature.com&quot;,&quot;title&quot;:&quot;Eocene primates of South America and the African origins of New World monkeys&quot;,&quot;volume&quot;:&quot;520&quot;,&quot;author&quot;:[{&quot;family&quot;:&quot;Bond&quot;,&quot;given&quot;:&quot;Mariano&quot;},{&quot;family&quot;:&quot;Tejedor&quot;,&quot;given&quot;:&quot;Marcelo F.&quot;},{&quot;family&quot;:&quot;Campbell&quot;,&quot;given&quot;:&quot;Kenneth E.&quot;},{&quot;family&quot;:&quot;Chornogubsky&quot;,&quot;given&quot;:&quot;Laura&quot;},{&quot;family&quot;:&quot;Novo&quot;,&quot;given&quot;:&quot;Nelson&quot;},{&quot;family&quot;:&quot;Goin&quot;,&quot;given&quot;:&quot;Francisco&quot;}],&quot;issued&quot;:{&quot;date-parts&quot;:[[&quot;2015&quot;,4]]}}},{&quot;id&quot;:7393,&quot;uris&quot;:[&quot;http://zotero.org/users/7245292/items/MKVRL48N&quot;],&quot;itemData&quot;:{&quot;id&quot;:7393,&quot;type&quot;:&quot;article-journal&quot;,&quot;abstract&quot;:&quot;Recent fossil discoveries in Western Amazonia revealed that two distinct anthropoid primate clades of African origin colonized South America near the Eocene/Oligocene transition (ca. 34 Ma). Here, we describe a diminutive fossil primate from Brazilian Amazonia and suggest that, surprisingly, a third clade of anthropoids was involved in the Paleogene colonization of South America by primates. This new taxon, Ashaninkacebus simpsoni gen. et sp. nov., has strong dental affinities with Asian African stem anthropoids: the Eosimiiformes. Morphology-based phylogenetic analyses of early Old World anthropoids and extinct and extant New World monkeys (platyrrhines) support relationships of both Ashaninkacebus and Amamria (late middle Eocene, North Africa) to the South Asian Eosimiidae. Afro-Arabia, then a mega island, played the role of a biogeographic stopover between South Asia and South America for anthropoid primates and hystricognathous rodents. The earliest primates from South America bear little adaptive resemblance to later Oligocene-early Miocene platyrrhine monkeys, and the scarcity of available paleontological data precludes elucidating firmly their affinities with or within Platyrrhini. Nonetheless, these data shed light on some of their life history traits, revealing a particularly small body size and a diet consisting primarily of insects and possibly fruit, which would have increased their chances of survival on a natural floating island during this extraordinary over-water trip to South America from Africa. Divergence-time estimates between Old and New World taxa indicate that the transatlantic dispersal(s) could source in the intense flooding events associated with the late middle Eocene climatic optimum (ca. 40.5 Ma) in Western Africa.&quot;,&quot;container-title&quot;:&quot;Proceedings of the National Academy of Sciences&quot;,&quot;DOI&quot;:&quot;10.1073/pnas.2301338120&quot;,&quot;issue&quot;:&quot;28&quot;,&quot;journalAbbreviation&quot;:&quot;Proc. Nat. Acad. Sc. U.S.A&quot;,&quot;note&quot;:&quot;publisher: Proceedings of the National Academy of Sciences&quot;,&quot;page&quot;:&quot;e2301338120&quot;,&quot;source&quot;:&quot;pnas.org (Atypon)&quot;,&quot;title&quot;:&quot;An eosimiid primate of South Asian affinities in the Paleogene of Western Amazonia and the origin of New World monkeys&quot;,&quot;volume&quot;:&quot;120&quot;,&quot;author&quot;:[{&quot;family&quot;:&quot;Marivaux&quot;,&quot;given&quot;:&quot;Laurent&quot;},{&quot;family&quot;:&quot;Negri&quot;,&quot;given&quot;:&quot;Francisco R.&quot;},{&quot;family&quot;:&quot;Antoine&quot;,&quot;given&quot;:&quot;Pierre-Olivier&quot;},{&quot;family&quot;:&quot;Stutz&quot;,&quot;given&quot;:&quot;Narla S.&quot;},{&quot;family&quot;:&quot;Condamine&quot;,&quot;given&quot;:&quot;Fabien L.&quot;},{&quot;family&quot;:&quot;Kerber&quot;,&quot;given&quot;:&quot;Leonardo&quot;},{&quot;family&quot;:&quot;Pujos&quot;,&quot;given&quot;:&quot;François&quot;},{&quot;family&quot;:&quot;Ventura Santos&quot;,&quot;given&quot;:&quot;Roberto&quot;},{&quot;family&quot;:&quot;Alvim&quot;,&quot;given&quot;:&quot;André M. V.&quot;},{&quot;family&quot;:&quot;Hsiou&quot;,&quot;given&quot;:&quot;Annie S.&quot;},{&quot;family&quot;:&quot;Bissaro&quot;,&quot;given&quot;:&quot;Marcos C.&quot;},{&quot;family&quot;:&quot;Adami-Rodrigues&quot;,&quot;given&quot;:&quot;Karen&quot;},{&quot;family&quot;:&quot;Ribeiro&quot;,&quot;given&quot;:&quot;Ana Maria&quot;}],&quot;issued&quot;:{&quot;date-parts&quot;:[[&quot;2023&quot;,7,11]]}}}],&quot;schema&quot;:&quot;https://github.com/citation-style-language/schema/raw/master/csl-citation.json&quot;} RNDdAJf9xiViv"/><text:span text:style-name="T148">(10</text:span><text:span text:style-name="T147">–12)</text:span><text:reference-mark-end text:name="ZOTERO_ITEM CSL_CITATION {&quot;citationID&quot;:&quot;YkTQvA3P&quot;,&quot;properties&quot;:{&quot;formattedCitation&quot;:&quot;(10\\uc0\\u8211{}12)&quot;,&quot;plainCitation&quot;:&quot;(10–12)&quot;,&quot;noteIndex&quot;:0},&quot;citationItems&quot;:[{&quot;id&quot;:70,&quot;uris&quot;:[&quot;http://zotero.org/users/7245292/items/RVPE8XV5&quot;],&quot;itemData&quot;:{&quot;id&quot;:70,&quot;type&quot;:&quot;article-journal&quot;,&quot;abstract&quot;:&quot;The long-term isolation of South America during most of the Cenozoic produced a highly peculiar terrestrial vertebrate biota, with a wide array of mammal groups, among which caviomorph rodents and platyrrhine primates are Mid-Cenozoic immigrants. In the absence of indisputable pre-Oligocene South American rodents or primates, the mode, timing and biogeography of these extraordinary dispersals remained debated. Here, we describe South America's oldest known rodents, based on a new diverse caviomorph assemblage from the late Middle Eocene (approx. 41 Ma) of Peru, including five small rodents with three stem caviomorphs. Instead of being tied to the Eocene/Oligocene global cooling and drying episode (approx. 34 Ma), as previously considered, the arrival of caviomorphs and their initial radiation in South America probably occurred under much warmer and wetter conditions, around the Mid-Eocene Climatic Optimum. Our phylogenetic results reaffirm the African origin of South American rodents and support a trans-Atlantic dispersal of these mammals during Middle Eocene times. This discovery further extends the gap (approx. 15 Myr) between first appearances of rodents and primates in South America.&quot;,&quot;container-title&quot;:&quot;Proceedings of the Royal Society B: Biological Sciences&quot;,&quot;DOI&quot;:&quot;10.1098/rspb.2011.1732&quot;,&quot;issue&quot;:&quot;1732&quot;,&quot;note&quot;:&quot;publisher: Royal Society&quot;,&quot;page&quot;:&quot;1319-1326&quot;,&quot;source&quot;:&quot;royalsocietypublishing.org (Atypon)&quot;,&quot;title&quot;:&quot;Middle Eocene rodents from Peruvian Amazonia reveal the pattern and timing of caviomorph origins and biogeography&quot;,&quot;volume&quot;:&quot;279&quot;,&quot;author&quot;:[{&quot;family&quot;:&quot;Antoine&quot;,&quot;given&quot;:&quot;Pierre-Olivier&quot;},{&quot;family&quot;:&quot;Marivaux&quot;,&quot;given&quot;:&quot;Laurent&quot;},{&quot;family&quot;:&quot;Croft&quot;,&quot;given&quot;:&quot;Darin A.&quot;},{&quot;family&quot;:&quot;Billet&quot;,&quot;given&quot;:&quot;Guillaume&quot;},{&quot;family&quot;:&quot;Ganerød&quot;,&quot;given&quot;:&quot;Morgan&quot;},{&quot;family&quot;:&quot;Jaramillo&quot;,&quot;given&quot;:&quot;Carlos&quot;},{&quot;family&quot;:&quot;Martin&quot;,&quot;given&quot;:&quot;Thomas&quot;},{&quot;family&quot;:&quot;Orliac&quot;,&quot;given&quot;:&quot;Maëva J.&quot;},{&quot;family&quot;:&quot;Tejada&quot;,&quot;given&quot;:&quot;Julia&quot;},{&quot;family&quot;:&quot;Altamirano&quot;,&quot;given&quot;:&quot;Ali J.&quot;},{&quot;family&quot;:&quot;Duranthon&quot;,&quot;given&quot;:&quot;Francis&quot;},{&quot;family&quot;:&quot;Fanjat&quot;,&quot;given&quot;:&quot;Grégory&quot;},{&quot;family&quot;:&quot;Rousse&quot;,&quot;given&quot;:&quot;Sonia&quot;},{&quot;family&quot;:&quot;Gismondi&quot;,&quot;given&quot;:&quot;Rodolfo Salas&quot;}],&quot;issued&quot;:{&quot;date-parts&quot;:[[&quot;2011&quot;,10,12]]}}},{&quot;id&quot;:24,&quot;uris&quot;:[&quot;http://zotero.org/users/7245292/items/H77YBV3D&quot;],&quot;itemData&quot;:{&quot;id&quot;:24,&quot;type&quot;:&quot;article-journal&quot;,&quot;abstract&quot;:&quot;The discovery of new primates from the ?Late Eocene epoch of Amazonian Peru extends the fossil record of primates in South America back approximately 10 million years.&quot;,&quot;container-title&quot;:&quot;Nature&quot;,&quot;DOI&quot;:&quot;10.1038/nature14120&quot;,&quot;ISSN&quot;:&quot;1476-4687&quot;,&quot;issue&quot;:&quot;7548&quot;,&quot;language&quot;:&quot;en&quot;,&quot;license&quot;:&quot;2015 Springer Nature Limited&quot;,&quot;note&quot;:&quot;number: 7548\npublisher: Nature Publishing Group&quot;,&quot;page&quot;:&quot;538-541&quot;,&quot;source&quot;:&quot;www.nature.com&quot;,&quot;title&quot;:&quot;Eocene primates of South America and the African origins of New World monkeys&quot;,&quot;volume&quot;:&quot;520&quot;,&quot;author&quot;:[{&quot;family&quot;:&quot;Bond&quot;,&quot;given&quot;:&quot;Mariano&quot;},{&quot;family&quot;:&quot;Tejedor&quot;,&quot;given&quot;:&quot;Marcelo F.&quot;},{&quot;family&quot;:&quot;Campbell&quot;,&quot;given&quot;:&quot;Kenneth E.&quot;},{&quot;family&quot;:&quot;Chornogubsky&quot;,&quot;given&quot;:&quot;Laura&quot;},{&quot;family&quot;:&quot;Novo&quot;,&quot;given&quot;:&quot;Nelson&quot;},{&quot;family&quot;:&quot;Goin&quot;,&quot;given&quot;:&quot;Francisco&quot;}],&quot;issued&quot;:{&quot;date-parts&quot;:[[&quot;2015&quot;,4]]}}},{&quot;id&quot;:7393,&quot;uris&quot;:[&quot;http://zotero.org/users/7245292/items/MKVRL48N&quot;],&quot;itemData&quot;:{&quot;id&quot;:7393,&quot;type&quot;:&quot;article-journal&quot;,&quot;abstract&quot;:&quot;Recent fossil discoveries in Western Amazonia revealed that two distinct anthropoid primate clades of African origin colonized South America near the Eocene/Oligocene transition (ca. 34 Ma). Here, we describe a diminutive fossil primate from Brazilian Amazonia and suggest that, surprisingly, a third clade of anthropoids was involved in the Paleogene colonization of South America by primates. This new taxon, Ashaninkacebus simpsoni gen. et sp. nov., has strong dental affinities with Asian African stem anthropoids: the Eosimiiformes. Morphology-based phylogenetic analyses of early Old World anthropoids and extinct and extant New World monkeys (platyrrhines) support relationships of both Ashaninkacebus and Amamria (late middle Eocene, North Africa) to the South Asian Eosimiidae. Afro-Arabia, then a mega island, played the role of a biogeographic stopover between South Asia and South America for anthropoid primates and hystricognathous rodents. The earliest primates from South America bear little adaptive resemblance to later Oligocene-early Miocene platyrrhine monkeys, and the scarcity of available paleontological data precludes elucidating firmly their affinities with or within Platyrrhini. Nonetheless, these data shed light on some of their life history traits, revealing a particularly small body size and a diet consisting primarily of insects and possibly fruit, which would have increased their chances of survival on a natural floating island during this extraordinary over-water trip to South America from Africa. Divergence-time estimates between Old and New World taxa indicate that the transatlantic dispersal(s) could source in the intense flooding events associated with the late middle Eocene climatic optimum (ca. 40.5 Ma) in Western Africa.&quot;,&quot;container-title&quot;:&quot;Proceedings of the National Academy of Sciences&quot;,&quot;DOI&quot;:&quot;10.1073/pnas.2301338120&quot;,&quot;issue&quot;:&quot;28&quot;,&quot;journalAbbreviation&quot;:&quot;Proc. Nat. Acad. Sc. U.S.A&quot;,&quot;note&quot;:&quot;publisher: Proceedings of the National Academy of Sciences&quot;,&quot;page&quot;:&quot;e2301338120&quot;,&quot;source&quot;:&quot;pnas.org (Atypon)&quot;,&quot;title&quot;:&quot;An eosimiid primate of South Asian affinities in the Paleogene of Western Amazonia and the origin of New World monkeys&quot;,&quot;volume&quot;:&quot;120&quot;,&quot;author&quot;:[{&quot;family&quot;:&quot;Marivaux&quot;,&quot;given&quot;:&quot;Laurent&quot;},{&quot;family&quot;:&quot;Negri&quot;,&quot;given&quot;:&quot;Francisco R.&quot;},{&quot;family&quot;:&quot;Antoine&quot;,&quot;given&quot;:&quot;Pierre-Olivier&quot;},{&quot;family&quot;:&quot;Stutz&quot;,&quot;given&quot;:&quot;Narla S.&quot;},{&quot;family&quot;:&quot;Condamine&quot;,&quot;given&quot;:&quot;Fabien L.&quot;},{&quot;family&quot;:&quot;Kerber&quot;,&quot;given&quot;:&quot;Leonardo&quot;},{&quot;family&quot;:&quot;Pujos&quot;,&quot;given&quot;:&quot;François&quot;},{&quot;family&quot;:&quot;Ventura Santos&quot;,&quot;given&quot;:&quot;Roberto&quot;},{&quot;family&quot;:&quot;Alvim&quot;,&quot;given&quot;:&quot;André M. V.&quot;},{&quot;family&quot;:&quot;Hsiou&quot;,&quot;given&quot;:&quot;Annie S.&quot;},{&quot;family&quot;:&quot;Bissaro&quot;,&quot;given&quot;:&quot;Marcos C.&quot;},{&quot;family&quot;:&quot;Adami-Rodrigues&quot;,&quot;given&quot;:&quot;Karen&quot;},{&quot;family&quot;:&quot;Ribeiro&quot;,&quot;given&quot;:&quot;Ana Maria&quot;}],&quot;issued&quot;:{&quot;date-parts&quot;:[[&quot;2023&quot;,7,11]]}}}],&quot;schema&quot;:&quot;https://github.com/citation-style-language/schema/raw/master/csl-citation.json&quot;} RNDdAJf9xiViv"/><text:span text:style-name="T36">, </text:span><text:span text:style-name="T58">d</text:span><text:span text:style-name="T36">iversified locally </text:span><text:reference-mark-start text:name="ZOTERO_ITEM CSL_CITATION {&quot;citationID&quot;:&quot;dTH7hce4&quot;,&quot;properties&quot;:{&quot;formattedCitation&quot;:&quot;(4, 6)&quot;,&quot;plainCitation&quot;:&quot;(4, 6)&quot;,&quot;noteIndex&quot;:0},&quot;citationItems&quot;:[{&quot;id&quot;:779,&quot;uris&quot;:[&quot;http://zotero.org/users/7245292/items/U89JMT7G&quot;],&quot;itemData&quot;:{&quot;id&quot;:779,&quot;type&quot;:&quot;article-journal&quot;,&quot;abstract&quot;:&quot;Les rongeurs caviomorphes constituent l'un des groupes de mammifères placentaires les plus diversifiés d'Amérique du Sud. Malgré la grande diversité taxonomique actuelle et un riche registre néogène, les premières phases de l'histoire évolutive du groupe n'étaient, il y a peu, documentées que par quelques localités, majoritairement situées aux moyennes et hautes latitudes du continent sud-américain. Des recherches paléontologiques récentes menées en Amazonie péruvienne (régions de Contamana et Tarapoto) ont permis la découverte d'une vingtaine de localités éocènes et oligocènes, livrant de nombreux restes dentaires de caviomorphes. Les études systématiques effectuées sur ce matériel ont conduit à la description de nombreuses nouvelles espèces. Une analyse cladistique de grande ampleur (107 taxons terminaux; 513 caractères morphologiques), incluant ces nouvelles espèces amazoniennes, a été réalisée ici. Pour la première fois, les quatre super-familles actuelles (i.e., Cavioidea, Erethizontoidea, Chinchilloidea, et Octodontoidea) y sont largement représentées, notamment par l'ensemble des familles actuelles, elles-mêmes documentées par plusieurs représentants fossiles et/ou actuels. Cette analyse a permis la reconnaissance de caviomorphes basaux, n'appartenant à aucune de ces super-familles. Les relations de parenté étroites entre Erethizontoidea et Cavioidea d'une part, et Octodontoidea et Chinchilloidea d'autre part, comme proposé dans des phylogénies moléculaires récentes, apparaissent soutenues par les caractères morpho-anatomiques. Ce constat mène à la définition formelle des clades Erethicavioi Boivin, n. taxon (Erethizontoidea + Cavioidea + taxons éteints apparentés) et Octochinchilloi Boivin, n. taxon (Octodontoidea + Chinchilloidea + taxons éteints apparentés). Une classification synthétique des Caviomorpha est proposée. Les résultats révèlent également l'existence de trois phases de diversifications majeures au cours du Paléogène et du Miocène inférieur (radiation initiale des caviomorphes; émergence des super-familles actuelles; diversification des super-familles avec l'émergence de familles/sous-familles actuelles). Ces phases semblent coïncider avec des évènements climatiques globaux et des périodes de surrection andine intense. À la lumière de ces nouvelles données paléontologiques et des résultats phylogénétiques présentés ici, il semblerait que les régions de basses latitudes du continent sud-américain aient été le siège de la première phase de diversification des caviomorphes. L'origine géographique des super-familles reste quelque peu ambiguë, à l'exception toutefois des chinchilloïdes qui semblent avoir émergé dans les régions de basses latitudes.&quot;,&quot;container-title&quot;:&quot;Geodiversitas&quot;,&quot;DOI&quot;:&quot;10.5252/geodiversitas2019v41a4&quot;,&quot;ISSN&quot;:&quot;1280-9659, 1638-9395&quot;,&quot;issue&quot;:&quot;1&quot;,&quot;journalAbbreviation&quot;:&quot;geod&quot;,&quot;note&quot;:&quot;publisher: Muséum national d'Histoire naturelle, Paris&quot;,&quot;page&quot;:&quot;143-245&quot;,&quot;source&quot;:&quot;bioone.org&quot;,&quot;title&quot;:&quot;L'apport du registre paléogène d'Amazonie sur la diversification initiale des Caviomorpha (Hystricognathi, Rodentia): implications phylogénétiques, macroévolutives et paléobiogéographiques&quot;,&quot;title-short&quot;:&quot;L'apport du registre paléogène d'Amazonie sur la diversification initiale des Caviomorpha (Hystricognathi, Rodentia)&quot;,&quot;volume&quot;:&quot;41&quot;,&quot;author&quot;:[{&quot;family&quot;:&quot;Boivin&quot;,&quot;given&quot;:&quot;Myriam&quot;},{&quot;family&quot;:&quot;Marivaux&quot;,&quot;given&quot;:&quot;Laurent&quot;},{&quot;family&quot;:&quot;Antoine&quot;,&quot;given&quot;:&quot;Pierre-Olivier&quot;}],&quot;issued&quot;:{&quot;date-parts&quot;:[[&quot;2019&quot;,2]]}}},{&quot;id&quot;:784,&quot;uris&quot;:[&quot;http://zotero.org/users/7245292/items/CUARKT7B&quot;],&quot;itemData&quot;:{&quot;id&quot;:784,&quot;type&quot;:&quot;article-journal&quot;,&quot;abstract&quot;:&quot;There have been multiple published phylogenetic analyses of platyrrhine primates (New World monkeys) using both morphological and molecular data, but relatively few that have integrated both types of data into a total evidence approach. Here, we present phylogenetic analyses of recent and fossil platyrrhines, based on a total evidence data set of 418 morphological characters and 10.2 kilobases of DNA sequence data from 17 nuclear genes taken from previous studies, using undated and tip-dating approaches in a Bayesian framework. We compare the results of these analyses with molecular scaffold analyses using maximum parsimony and Bayesian approaches, and we use a formal information theoretic approach to identify unstable taxa. After a posteriori pruning of unstable taxa, the undated and tip-dating topologies appear congruent with recent molecular analyses and support largely similar relationships, with strong support for Stirtonia as a stem alouattine, Neosaimiri as a stem saimirine, Cebupithecia as a stem pitheciine, and Lagonimico as a stem callitrichid. Both analyses find three Greater Antillean subfossil platyrrhines (Xenothrix, Antillothrix, and Paralouatta) to form a clade that is related to Callicebus, congruent with a single dispersal event by the ancestor of this clade to the Greater Antilles. They also suggest that the fossil Proteropithecia may not be closely related to pitheciines, and that all known platyrrhines older than the Middle Miocene are stem taxa. Notably, the undated analysis found the Early Miocene Panamacebus (currently recognized as the oldest known cebid) to be unstable, and the tip-dating analysis placed it outside crown Platyrrhini. Our tip-dating analysis supports a late Oligocene or earliest Miocene (20.8–27.0 Ma) age for crown Platyrrhini, congruent with recent molecular clock analyses.&quot;,&quot;container-title&quot;:&quot;Journal of Human Evolution&quot;,&quot;DOI&quot;:&quot;10.1016/j.jhevol.2022.103293&quot;,&quot;ISSN&quot;:&quot;0047-2484&quot;,&quot;journalAbbreviation&quot;:&quot;Journal of Human Evolution&quot;,&quot;page&quot;:&quot;103293&quot;,&quot;source&quot;:&quot;ScienceDirect&quot;,&quot;title&quot;:&quot;Total evidence phylogeny of platyrrhine primates and a comparison of undated and tip-dating approaches&quot;,&quot;volume&quot;:&quot;174&quot;,&quot;author&quot;:[{&quot;family&quot;:&quot;Beck&quot;,&quot;given&quot;:&quot;Robin M. D.&quot;},{&quot;family&quot;:&quot;Vries&quot;,&quot;given&quot;:&quot;Dorien&quot;,&quot;non-dropping-particle&quot;:&quot;de&quot;},{&quot;family&quot;:&quot;Janiak&quot;,&quot;given&quot;:&quot;Mareike C.&quot;},{&quot;family&quot;:&quot;Goodhead&quot;,&quot;given&quot;:&quot;Ian B.&quot;},{&quot;family&quot;:&quot;Boubli&quot;,&quot;given&quot;:&quot;Jean P.&quot;}],&quot;issued&quot;:{&quot;date-parts&quot;:[[&quot;2023&quot;,1,1]]}}}],&quot;schema&quot;:&quot;https://github.com/citation-style-language/schema/raw/master/csl-citation.json&quot;} RNDwzbx9hu86L"/><text:span text:style-name="T36">(4, 6)</text:span><text:reference-mark-end text:name="ZOTERO_ITEM CSL_CITATION {&quot;citationID&quot;:&quot;dTH7hce4&quot;,&quot;properties&quot;:{&quot;formattedCitation&quot;:&quot;(4, 6)&quot;,&quot;plainCitation&quot;:&quot;(4, 6)&quot;,&quot;noteIndex&quot;:0},&quot;citationItems&quot;:[{&quot;id&quot;:779,&quot;uris&quot;:[&quot;http://zotero.org/users/7245292/items/U89JMT7G&quot;],&quot;itemData&quot;:{&quot;id&quot;:779,&quot;type&quot;:&quot;article-journal&quot;,&quot;abstract&quot;:&quot;Les rongeurs caviomorphes constituent l'un des groupes de mammifères placentaires les plus diversifiés d'Amérique du Sud. Malgré la grande diversité taxonomique actuelle et un riche registre néogène, les premières phases de l'histoire évolutive du groupe n'étaient, il y a peu, documentées que par quelques localités, majoritairement situées aux moyennes et hautes latitudes du continent sud-américain. Des recherches paléontologiques récentes menées en Amazonie péruvienne (régions de Contamana et Tarapoto) ont permis la découverte d'une vingtaine de localités éocènes et oligocènes, livrant de nombreux restes dentaires de caviomorphes. Les études systématiques effectuées sur ce matériel ont conduit à la description de nombreuses nouvelles espèces. Une analyse cladistique de grande ampleur (107 taxons terminaux; 513 caractères morphologiques), incluant ces nouvelles espèces amazoniennes, a été réalisée ici. Pour la première fois, les quatre super-familles actuelles (i.e., Cavioidea, Erethizontoidea, Chinchilloidea, et Octodontoidea) y sont largement représentées, notamment par l'ensemble des familles actuelles, elles-mêmes documentées par plusieurs représentants fossiles et/ou actuels. Cette analyse a permis la reconnaissance de caviomorphes basaux, n'appartenant à aucune de ces super-familles. Les relations de parenté étroites entre Erethizontoidea et Cavioidea d'une part, et Octodontoidea et Chinchilloidea d'autre part, comme proposé dans des phylogénies moléculaires récentes, apparaissent soutenues par les caractères morpho-anatomiques. Ce constat mène à la définition formelle des clades Erethicavioi Boivin, n. taxon (Erethizontoidea + Cavioidea + taxons éteints apparentés) et Octochinchilloi Boivin, n. taxon (Octodontoidea + Chinchilloidea + taxons éteints apparentés). Une classification synthétique des Caviomorpha est proposée. Les résultats révèlent également l'existence de trois phases de diversifications majeures au cours du Paléogène et du Miocène inférieur (radiation initiale des caviomorphes; émergence des super-familles actuelles; diversification des super-familles avec l'émergence de familles/sous-familles actuelles). Ces phases semblent coïncider avec des évènements climatiques globaux et des périodes de surrection andine intense. À la lumière de ces nouvelles données paléontologiques et des résultats phylogénétiques présentés ici, il semblerait que les régions de basses latitudes du continent sud-américain aient été le siège de la première phase de diversification des caviomorphes. L'origine géographique des super-familles reste quelque peu ambiguë, à l'exception toutefois des chinchilloïdes qui semblent avoir émergé dans les régions de basses latitudes.&quot;,&quot;container-title&quot;:&quot;Geodiversitas&quot;,&quot;DOI&quot;:&quot;10.5252/geodiversitas2019v41a4&quot;,&quot;ISSN&quot;:&quot;1280-9659, 1638-9395&quot;,&quot;issue&quot;:&quot;1&quot;,&quot;journalAbbreviation&quot;:&quot;geod&quot;,&quot;note&quot;:&quot;publisher: Muséum national d'Histoire naturelle, Paris&quot;,&quot;page&quot;:&quot;143-245&quot;,&quot;source&quot;:&quot;bioone.org&quot;,&quot;title&quot;:&quot;L'apport du registre paléogène d'Amazonie sur la diversification initiale des Caviomorpha (Hystricognathi, Rodentia): implications phylogénétiques, macroévolutives et paléobiogéographiques&quot;,&quot;title-short&quot;:&quot;L'apport du registre paléogène d'Amazonie sur la diversification initiale des Caviomorpha (Hystricognathi, Rodentia)&quot;,&quot;volume&quot;:&quot;41&quot;,&quot;author&quot;:[{&quot;family&quot;:&quot;Boivin&quot;,&quot;given&quot;:&quot;Myriam&quot;},{&quot;family&quot;:&quot;Marivaux&quot;,&quot;given&quot;:&quot;Laurent&quot;},{&quot;family&quot;:&quot;Antoine&quot;,&quot;given&quot;:&quot;Pierre-Olivier&quot;}],&quot;issued&quot;:{&quot;date-parts&quot;:[[&quot;2019&quot;,2]]}}},{&quot;id&quot;:784,&quot;uris&quot;:[&quot;http://zotero.org/users/7245292/items/CUARKT7B&quot;],&quot;itemData&quot;:{&quot;id&quot;:784,&quot;type&quot;:&quot;article-journal&quot;,&quot;abstract&quot;:&quot;There have been multiple published phylogenetic analyses of platyrrhine primates (New World monkeys) using both morphological and molecular data, but relatively few that have integrated both types of data into a total evidence approach. Here, we present phylogenetic analyses of recent and fossil platyrrhines, based on a total evidence data set of 418 morphological characters and 10.2 kilobases of DNA sequence data from 17 nuclear genes taken from previous studies, using undated and tip-dating approaches in a Bayesian framework. We compare the results of these analyses with molecular scaffold analyses using maximum parsimony and Bayesian approaches, and we use a formal information theoretic approach to identify unstable taxa. After a posteriori pruning of unstable taxa, the undated and tip-dating topologies appear congruent with recent molecular analyses and support largely similar relationships, with strong support for Stirtonia as a stem alouattine, Neosaimiri as a stem saimirine, Cebupithecia as a stem pitheciine, and Lagonimico as a stem callitrichid. Both analyses find three Greater Antillean subfossil platyrrhines (Xenothrix, Antillothrix, and Paralouatta) to form a clade that is related to Callicebus, congruent with a single dispersal event by the ancestor of this clade to the Greater Antilles. They also suggest that the fossil Proteropithecia may not be closely related to pitheciines, and that all known platyrrhines older than the Middle Miocene are stem taxa. Notably, the undated analysis found the Early Miocene Panamacebus (currently recognized as the oldest known cebid) to be unstable, and the tip-dating analysis placed it outside crown Platyrrhini. Our tip-dating analysis supports a late Oligocene or earliest Miocene (20.8–27.0 Ma) age for crown Platyrrhini, congruent with recent molecular clock analyses.&quot;,&quot;container-title&quot;:&quot;Journal of Human Evolution&quot;,&quot;DOI&quot;:&quot;10.1016/j.jhevol.2022.103293&quot;,&quot;ISSN&quot;:&quot;0047-2484&quot;,&quot;journalAbbreviation&quot;:&quot;Journal of Human Evolution&quot;,&quot;page&quot;:&quot;103293&quot;,&quot;source&quot;:&quot;ScienceDirect&quot;,&quot;title&quot;:&quot;Total evidence phylogeny of platyrrhine primates and a comparison of undated and tip-dating approaches&quot;,&quot;volume&quot;:&quot;174&quot;,&quot;author&quot;:[{&quot;family&quot;:&quot;Beck&quot;,&quot;given&quot;:&quot;Robin M. D.&quot;},{&quot;family&quot;:&quot;Vries&quot;,&quot;given&quot;:&quot;Dorien&quot;,&quot;non-dropping-particle&quot;:&quot;de&quot;},{&quot;family&quot;:&quot;Janiak&quot;,&quot;given&quot;:&quot;Mareike C.&quot;},{&quot;family&quot;:&quot;Goodhead&quot;,&quot;given&quot;:&quot;Ian B.&quot;},{&quot;family&quot;:&quot;Boubli&quot;,&quot;given&quot;:&quot;Jean P.&quot;}],&quot;issued&quot;:{&quot;date-parts&quot;:[[&quot;2023&quot;,1,1]]}}}],&quot;schema&quot;:&quot;https://github.com/citation-style-language/schema/raw/master/csl-citation.json&quot;} RNDwzbx9hu86L"/><text:span text:style-name="T36">. At the latest Miocene/Pliocene, this endemic fauna was massively disrupted. </text:span><text:span text:style-name="T61">The closure of the Panama isthmus </text:span><text:reference-mark-start text:name="ZOTERO_ITEM CSL_CITATION {&quot;citationID&quot;:&quot;rZm09DwM&quot;,&quot;properties&quot;:{&quot;formattedCitation&quot;:&quot;(13)&quot;,&quot;plainCitation&quot;:&quot;(13)&quot;,&quot;noteIndex&quot;:0},&quot;citationItems&quot;:[{&quot;id&quot;:76,&quot;uris&quot;:[&quot;http://zotero.org/users/7245292/items/U86MPN9X&quot;],&quot;itemData&quot;:{&quot;id&quot;:76,&quot;type&quot;:&quot;article-journal&quot;,&quot;abstract&quot;:&quot;Uranium-lead geochronology in detrital zircons and provenance analyses in eight boreholes and two surface stratigraphic sections in the northern Andes provide insight into the time of closure of the Central American Seaway. The timing of this closure has been correlated with Plio-Pleistocene global oceanographic, atmospheric, and biotic events. We found that a uniquely Panamanian Eocene detrital zircon fingerprint is pronounced in middle Miocene fluvial and shallow marine strata cropping out in the northern Andes but is absent in underlying lower Miocene and Oligocene strata. We contend that this fingerprint demonstrates a fluvial connection, and therefore the absence of an intervening seaway, between the Panama arc and South America in middle Miocene times; the Central American Seaway had vanished by that time.&quot;,&quot;container-title&quot;:&quot;Science&quot;,&quot;DOI&quot;:&quot;10.1126/science.aaa2815&quot;,&quot;issue&quot;:&quot;6231&quot;,&quot;note&quot;:&quot;publisher: American Association for the Advancement of Science&quot;,&quot;page&quot;:&quot;226-229&quot;,&quot;source&quot;:&quot;science.org (Atypon)&quot;,&quot;title&quot;:&quot;Middle Miocene closure of the Central American Seaway&quot;,&quot;volume&quot;:&quot;348&quot;,&quot;author&quot;:[{&quot;family&quot;:&quot;Montes&quot;,&quot;given&quot;:&quot;C.&quot;},{&quot;family&quot;:&quot;Cardona&quot;,&quot;given&quot;:&quot;A.&quot;},{&quot;family&quot;:&quot;Jaramillo&quot;,&quot;given&quot;:&quot;C.&quot;},{&quot;family&quot;:&quot;Pardo&quot;,&quot;given&quot;:&quot;A.&quot;},{&quot;family&quot;:&quot;Silva&quot;,&quot;given&quot;:&quot;J. C.&quot;},{&quot;family&quot;:&quot;Valencia&quot;,&quot;given&quot;:&quot;V.&quot;},{&quot;family&quot;:&quot;Ayala&quot;,&quot;given&quot;:&quot;C.&quot;},{&quot;family&quot;:&quot;Pérez-Angel&quot;,&quot;given&quot;:&quot;L. C.&quot;},{&quot;family&quot;:&quot;Rodriguez-Parra&quot;,&quot;given&quot;:&quot;L. A.&quot;},{&quot;family&quot;:&quot;Ramirez&quot;,&quot;given&quot;:&quot;V.&quot;},{&quot;family&quot;:&quot;Niño&quot;,&quot;given&quot;:&quot;H.&quot;}],&quot;issued&quot;:{&quot;date-parts&quot;:[[&quot;2015&quot;,4,10]]}}}],&quot;schema&quot;:&quot;https://github.com/citation-style-language/schema/raw/master/csl-citation.json&quot;} RND8sIotNdn4Q"/><text:span text:style-name="T61">(13)</text:span><text:reference-mark-end text:name="ZOTERO_ITEM CSL_CITATION {&quot;citationID&quot;:&quot;rZm09DwM&quot;,&quot;properties&quot;:{&quot;formattedCitation&quot;:&quot;(13)&quot;,&quot;plainCitation&quot;:&quot;(13)&quot;,&quot;noteIndex&quot;:0},&quot;citationItems&quot;:[{&quot;id&quot;:76,&quot;uris&quot;:[&quot;http://zotero.org/users/7245292/items/U86MPN9X&quot;],&quot;itemData&quot;:{&quot;id&quot;:76,&quot;type&quot;:&quot;article-journal&quot;,&quot;abstract&quot;:&quot;Uranium-lead geochronology in detrital zircons and provenance analyses in eight boreholes and two surface stratigraphic sections in the northern Andes provide insight into the time of closure of the Central American Seaway. The timing of this closure has been correlated with Plio-Pleistocene global oceanographic, atmospheric, and biotic events. We found that a uniquely Panamanian Eocene detrital zircon fingerprint is pronounced in middle Miocene fluvial and shallow marine strata cropping out in the northern Andes but is absent in underlying lower Miocene and Oligocene strata. We contend that this fingerprint demonstrates a fluvial connection, and therefore the absence of an intervening seaway, between the Panama arc and South America in middle Miocene times; the Central American Seaway had vanished by that time.&quot;,&quot;container-title&quot;:&quot;Science&quot;,&quot;DOI&quot;:&quot;10.1126/science.aaa2815&quot;,&quot;issue&quot;:&quot;6231&quot;,&quot;note&quot;:&quot;publisher: American Association for the Advancement of Science&quot;,&quot;page&quot;:&quot;226-229&quot;,&quot;source&quot;:&quot;science.org (Atypon)&quot;,&quot;title&quot;:&quot;Middle Miocene closure of the Central American Seaway&quot;,&quot;volume&quot;:&quot;348&quot;,&quot;author&quot;:[{&quot;family&quot;:&quot;Montes&quot;,&quot;given&quot;:&quot;C.&quot;},{&quot;family&quot;:&quot;Cardona&quot;,&quot;given&quot;:&quot;A.&quot;},{&quot;family&quot;:&quot;Jaramillo&quot;,&quot;given&quot;:&quot;C.&quot;},{&quot;family&quot;:&quot;Pardo&quot;,&quot;given&quot;:&quot;A.&quot;},{&quot;family&quot;:&quot;Silva&quot;,&quot;given&quot;:&quot;J. C.&quot;},{&quot;family&quot;:&quot;Valencia&quot;,&quot;given&quot;:&quot;V.&quot;},{&quot;family&quot;:&quot;Ayala&quot;,&quot;given&quot;:&quot;C.&quot;},{&quot;family&quot;:&quot;Pérez-Angel&quot;,&quot;given&quot;:&quot;L. C.&quot;},{&quot;family&quot;:&quot;Rodriguez-Parra&quot;,&quot;given&quot;:&quot;L. A.&quot;},{&quot;family&quot;:&quot;Ramirez&quot;,&quot;given&quot;:&quot;V.&quot;},{&quot;family&quot;:&quot;Niño&quot;,&quot;given&quot;:&quot;H.&quot;}],&quot;issued&quot;:{&quot;date-parts&quot;:[[&quot;2015&quot;,4,10]]}}}],&quot;schema&quot;:&quot;https://github.com/citation-style-language/schema/raw/master/csl-citation.json&quot;} RND8sIotNdn4Q"/><text:span text:style-name="T61"> paved the way for </text:span><text:span text:style-name="T62">major faunal exchanges between North and South America, described as the ‘Great American Biotic Interchange’ </text:span><text:reference-mark-start text:name="ZOTERO_ITEM CSL_CITATION {&quot;citationID&quot;:&quot;ats88wWh&quot;,&quot;properties&quot;:{&quot;formattedCitation&quot;:&quot;(14)&quot;,&quot;plainCitation&quot;:&quot;(14)&quot;,&quot;noteIndex&quot;:0},&quot;citationItems&quot;:[{&quot;id&quot;:96,&quot;uris&quot;:[&quot;http://zotero.org/users/7245292/items/B25RJGDV&quot;],&quot;itemData&quot;:{&quot;id&quot;:96,&quot;type&quot;:&quot;article-journal&quot;,&quot;container-title&quot;:&quot;American Scientist&quot;,&quot;ISSN&quot;:&quot;0003-0996&quot;,&quot;issue&quot;:&quot;4&quot;,&quot;note&quot;:&quot;publisher: Sigma Xi, The Scientific Research Society&quot;,&quot;page&quot;:&quot;380-388&quot;,&quot;source&quot;:&quot;JSTOR&quot;,&quot;title&quot;:&quot;Land Mammals and the Great American Interchange&quot;,&quot;volume&quot;:&quot;76&quot;,&quot;author&quot;:[{&quot;family&quot;:&quot;Marshall&quot;,&quot;given&quot;:&quot;Larry G.&quot;}],&quot;issued&quot;:{&quot;date-parts&quot;:[[&quot;1988&quot;]]}}}],&quot;schema&quot;:&quot;https://github.com/citation-style-language/schema/raw/master/csl-citation.json&quot;} RND14E5K596G5"/><text:span text:style-name="T62">(14)</text:span><text:reference-mark-end text:name="ZOTERO_ITEM CSL_CITATION {&quot;citationID&quot;:&quot;ats88wWh&quot;,&quot;properties&quot;:{&quot;formattedCitation&quot;:&quot;(14)&quot;,&quot;plainCitation&quot;:&quot;(14)&quot;,&quot;noteIndex&quot;:0},&quot;citationItems&quot;:[{&quot;id&quot;:96,&quot;uris&quot;:[&quot;http://zotero.org/users/7245292/items/B25RJGDV&quot;],&quot;itemData&quot;:{&quot;id&quot;:96,&quot;type&quot;:&quot;article-journal&quot;,&quot;container-title&quot;:&quot;American Scientist&quot;,&quot;ISSN&quot;:&quot;0003-0996&quot;,&quot;issue&quot;:&quot;4&quot;,&quot;note&quot;:&quot;publisher: Sigma Xi, The Scientific Research Society&quot;,&quot;page&quot;:&quot;380-388&quot;,&quot;source&quot;:&quot;JSTOR&quot;,&quot;title&quot;:&quot;Land Mammals and the Great American Interchange&quot;,&quot;volume&quot;:&quot;76&quot;,&quot;author&quot;:[{&quot;family&quot;:&quot;Marshall&quot;,&quot;given&quot;:&quot;Larry G.&quot;}],&quot;issued&quot;:{&quot;date-parts&quot;:[[&quot;1988&quot;]]}}}],&quot;schema&quot;:&quot;https://github.com/citation-style-language/schema/raw/master/csl-citation.json&quot;} RND14E5K596G5"/><text:span text:style-name="T64">, and immigrant taxa from North America</text:span><text:span text:style-name="T63"> (</text:span><text:span text:style-name="T105">e.g., </text:span><text:span text:style-name="T111">carnivores, </text:span><text:span text:style-name="T112">perissodactyls,</text:span><text:span text:style-name="T111"> artiodactyls, </text:span><text:span text:style-name="T112">or </text:span><text:span text:style-name="T111">proboscid</text:span><text:span text:style-name="T113">ean</text:span><text:span text:style-name="T111">s) </text:span><text:span text:style-name="T114">appeared in the South American fossil record. </text:span><text:span text:style-name="T115">In the few subsequent millions of years, many endemic South American lineages declined, yet went totally extinct (</text:span><text:span text:style-name="T106">e.g., </text:span><text:span text:style-name="T115">litopterns, notoungulates, sparassodonts, glyptodonts, ground sloths).</text:span></text:p>
      <text:p text:style-name="P33"><text:span text:style-name="T160"><text:tab/>Close to the limit between Simpson’s first and second faunal strata, </text:span><text:span text:style-name="T219">ca. </text:span><text:span text:style-name="T160">33.9 Ma, the Eocene−Oligocene </text:span><text:span text:style-name="T164">t</text:span><text:span text:style-name="T160">ransition (EOT) marked the most dramatic Cenozoic climatic change episode worldwide </text:span><text:reference-mark-start text:name="ZOTERO_ITEM CSL_CITATION {&quot;citationID&quot;:&quot;CKvHMpIN&quot;,&quot;properties&quot;:{&quot;formattedCitation&quot;:&quot;(15)&quot;,&quot;plainCitation&quot;:&quot;(15)&quot;,&quot;noteIndex&quot;:0},&quot;citationItems&quot;:[{&quot;id&quot;:945,&quot;uris&quot;:[&quot;http://zotero.org/users/7245292/items/WLL4QZLT&quot;],&quot;itemData&quot;:{&quot;id&quot;:945,&quot;type&quot;:&quot;chapter&quot;,&quot;abstract&quot;:&quot;A diverse array of fossil, geochemical and sedimentary data shows patterns of major change at or near the Eocene–Oligocene boundary, indicating a period of fundamental climatic and biotic reorganization on Earth. Multiple lines of evidence support the hypothesis that these changes signal major global cooling, especially at high latitudes, and rapid growth of semipermanent ice-sheet on Antarctica in the early Oligocene. The quality and temporal resolution of Eocene–Oligocene fossil and sediment records and the diversity of climatic proxy tools have increased enormously in recent years, bringing a new level of detail to the study of this transition. The higher-resolution records have revealed that the climatic shifts across the Eocene–Oligocene boundary occurred in multiple stages that can be calibrated on orbital timescales. Coupled with incresasingly sophisticated computer models, these records have led to significant advances in our understanding of possible causal mechanisms and feedbacks driving this global shift. Here we review the wealth of evidence for Eocene–Oligocene climate change, summarize the current state of understanding, and highlight the key areas still requiring work that might guide the direction of future research. Obtaining a thorough understanding of this critical climatic transition is important for highlighting the mechanisms and sensitivities of Cenozoic climate, and addressing topical questions relating to the dynamics of global change during greenhouse–icehouse climate switching.&quot;,&quot;container-title&quot;:&quot;Deep-Time Perspectives on Climate Change: Marrying the Signal from Computer Models and Biological Proxies&quot;,&quot;ISBN&quot;:&quot;978-1-86239-240-3&quot;,&quot;note&quot;:&quot;DOI: 10.1144/TMS002.16&quot;,&quot;page&quot;:&quot;351-387&quot;,&quot;publisher&quot;:&quot;Geological Society of London&quot;,&quot;source&quot;:&quot;Silverchair&quot;,&quot;title&quot;:&quot;The Eocene–Oligocene Transition&quot;,&quot;URL&quot;:&quot;https://doi.org/10.1144/TMS002.16&quot;,&quot;volume&quot;:&quot;2&quot;,&quot;author&quot;:[{&quot;family&quot;:&quot;Coxall&quot;,&quot;given&quot;:&quot;H. K.&quot;},{&quot;family&quot;:&quot;Pearson&quot;,&quot;given&quot;:&quot;P. N.&quot;}],&quot;editor&quot;:[{&quot;family&quot;:&quot;Williams&quot;,&quot;given&quot;:&quot;M.&quot;},{&quot;family&quot;:&quot;Haywood&quot;,&quot;given&quot;:&quot;A. M.&quot;},{&quot;family&quot;:&quot;Gregory&quot;,&quot;given&quot;:&quot;F. J.&quot;},{&quot;family&quot;:&quot;Schmidt&quot;,&quot;given&quot;:&quot;D. N.&quot;}],&quot;accessed&quot;:{&quot;date-parts&quot;:[[&quot;2023&quot;,10,17]]},&quot;issued&quot;:{&quot;date-parts&quot;:[[&quot;2007&quot;,1,1]]}}}],&quot;schema&quot;:&quot;https://github.com/citation-style-language/schema/raw/master/csl-citation.json&quot;} RNDl864LN9nOF"/><text:span text:style-name="T160">(15)</text:span><text:reference-mark-end text:name="ZOTERO_ITEM CSL_CITATION {&quot;citationID&quot;:&quot;CKvHMpIN&quot;,&quot;properties&quot;:{&quot;formattedCitation&quot;:&quot;(15)&quot;,&quot;plainCitation&quot;:&quot;(15)&quot;,&quot;noteIndex&quot;:0},&quot;citationItems&quot;:[{&quot;id&quot;:945,&quot;uris&quot;:[&quot;http://zotero.org/users/7245292/items/WLL4QZLT&quot;],&quot;itemData&quot;:{&quot;id&quot;:945,&quot;type&quot;:&quot;chapter&quot;,&quot;abstract&quot;:&quot;A diverse array of fossil, geochemical and sedimentary data shows patterns of major change at or near the Eocene–Oligocene boundary, indicating a period of fundamental climatic and biotic reorganization on Earth. Multiple lines of evidence support the hypothesis that these changes signal major global cooling, especially at high latitudes, and rapid growth of semipermanent ice-sheet on Antarctica in the early Oligocene. The quality and temporal resolution of Eocene–Oligocene fossil and sediment records and the diversity of climatic proxy tools have increased enormously in recent years, bringing a new level of detail to the study of this transition. The higher-resolution records have revealed that the climatic shifts across the Eocene–Oligocene boundary occurred in multiple stages that can be calibrated on orbital timescales. Coupled with incresasingly sophisticated computer models, these records have led to significant advances in our understanding of possible causal mechanisms and feedbacks driving this global shift. Here we review the wealth of evidence for Eocene–Oligocene climate change, summarize the current state of understanding, and highlight the key areas still requiring work that might guide the direction of future research. Obtaining a thorough understanding of this critical climatic transition is important for highlighting the mechanisms and sensitivities of Cenozoic climate, and addressing topical questions relating to the dynamics of global change during greenhouse–icehouse climate switching.&quot;,&quot;container-title&quot;:&quot;Deep-Time Perspectives on Climate Change: Marrying the Signal from Computer Models and Biological Proxies&quot;,&quot;ISBN&quot;:&quot;978-1-86239-240-3&quot;,&quot;note&quot;:&quot;DOI: 10.1144/TMS002.16&quot;,&quot;page&quot;:&quot;351-387&quot;,&quot;publisher&quot;:&quot;Geological Society of London&quot;,&quot;source&quot;:&quot;Silverchair&quot;,&quot;title&quot;:&quot;The Eocene–Oligocene Transition&quot;,&quot;URL&quot;:&quot;https://doi.org/10.1144/TMS002.16&quot;,&quot;volume&quot;:&quot;2&quot;,&quot;author&quot;:[{&quot;family&quot;:&quot;Coxall&quot;,&quot;given&quot;:&quot;H. K.&quot;},{&quot;family&quot;:&quot;Pearson&quot;,&quot;given&quot;:&quot;P. N.&quot;}],&quot;editor&quot;:[{&quot;family&quot;:&quot;Williams&quot;,&quot;given&quot;:&quot;M.&quot;},{&quot;family&quot;:&quot;Haywood&quot;,&quot;given&quot;:&quot;A. M.&quot;},{&quot;family&quot;:&quot;Gregory&quot;,&quot;given&quot;:&quot;F. J.&quot;},{&quot;family&quot;:&quot;Schmidt&quot;,&quot;given&quot;:&quot;D. N.&quot;}],&quot;accessed&quot;:{&quot;date-parts&quot;:[[&quot;2023&quot;,10,17]]},&quot;issued&quot;:{&quot;date-parts&quot;:[[&quot;2007&quot;,1,1]]}}}],&quot;schema&quot;:&quot;https://github.com/citation-style-language/schema/raw/master/csl-citation.json&quot;} RNDl864LN9nOF"/><text:span text:style-name="T160">. At that time, </text:span><text:span text:style-name="T165">simultaneously, </text:span><text:span text:style-name="T160">global climate massively cooled down </text:span><text:reference-mark-start text:name="ZOTERO_ITEM CSL_CITATION {&quot;citationID&quot;:&quot;Hg27ckiM&quot;,&quot;properties&quot;:{&quot;formattedCitation&quot;:&quot;(16)&quot;,&quot;plainCitation&quot;:&quot;(16)&quot;,&quot;noteIndex&quot;:0},&quot;citationItems&quot;:[{&quot;id&quot;:47,&quot;uris&quot;:[&quot;http://zotero.org/users/7245292/items/YDVJFJXL&quot;],&quot;itemData&quot;:{&quot;id&quot;:47,&quot;type&quot;:&quot;article-journal&quot;,&quot;abstract&quot;:&quot;Much of our understanding of Earth’s past climate comes from the measurement of oxygen and carbon isotope variations in deep-sea benthic foraminifera. Yet, long intervals in existing records lack the temporal resolution and age control needed to thoroughly categorize climate states of the Cenozoic era and to study their dynamics. Here, we present a new, highly resolved, astronomically dated, continuous composite of benthic foraminifer isotope records developed in our laboratories. Four climate states—Hothouse, Warmhouse, Coolhouse, Icehouse—are identified on the basis of their distinctive response to astronomical forcing depending on greenhouse gas concentrations and polar ice sheet volume. Statistical analysis of the nonlinear behavior encoded in our record reveals the key role that polar ice volume plays in the predictability of Cenozoic climate dynamics.&quot;,&quot;container-title&quot;:&quot;Science&quot;,&quot;DOI&quot;:&quot;10.1126/science.aba6853&quot;,&quot;issue&quot;:&quot;6509&quot;,&quot;note&quot;:&quot;publisher: American Association for the Advancement of Science&quot;,&quot;page&quot;:&quot;1383-1387&quot;,&quot;source&quot;:&quot;science.org (Atypon)&quot;,&quot;title&quot;:&quot;An astronomically dated record of Earth’s climate and its predictability over the last 66 million years&quot;,&quot;volume&quot;:&quot;369&quot;,&quot;author&quot;:[{&quot;family&quot;:&quot;Westerhold&quot;,&quot;given&quot;:&quot;Thomas&quot;},{&quot;family&quot;:&quot;Marwan&quot;,&quot;given&quot;:&quot;Norbert&quot;},{&quot;family&quot;:&quot;Drury&quot;,&quot;given&quot;:&quot;Anna Joy&quot;},{&quot;family&quot;:&quot;Liebrand&quot;,&quot;given&quot;:&quot;Diederik&quot;},{&quot;family&quot;:&quot;Agnini&quot;,&quot;given&quot;:&quot;Claudia&quot;},{&quot;family&quot;:&quot;Anagnostou&quot;,&quot;given&quot;:&quot;Eleni&quot;},{&quot;family&quot;:&quot;Barnet&quot;,&quot;given&quot;:&quot;James S. K.&quot;},{&quot;family&quot;:&quot;Bohaty&quot;,&quot;given&quot;:&quot;Steven M.&quot;},{&quot;family&quot;:&quot;De Vleeschouwer&quot;,&quot;given&quot;:&quot;David&quot;},{&quot;family&quot;:&quot;Florindo&quot;,&quot;given&quot;:&quot;Fabio&quot;},{&quot;family&quot;:&quot;Frederichs&quot;,&quot;given&quot;:&quot;Thomas&quot;},{&quot;family&quot;:&quot;Hodell&quot;,&quot;given&quot;:&quot;David A.&quot;},{&quot;family&quot;:&quot;Holbourn&quot;,&quot;given&quot;:&quot;Ann E.&quot;},{&quot;family&quot;:&quot;Kroon&quot;,&quot;given&quot;:&quot;Dick&quot;},{&quot;family&quot;:&quot;Lauretano&quot;,&quot;given&quot;:&quot;Vittoria&quot;},{&quot;family&quot;:&quot;Littler&quot;,&quot;given&quot;:&quot;Kate&quot;},{&quot;family&quot;:&quot;Lourens&quot;,&quot;given&quot;:&quot;Lucas J.&quot;},{&quot;family&quot;:&quot;Lyle&quot;,&quot;given&quot;:&quot;Mitchell&quot;},{&quot;family&quot;:&quot;Pälike&quot;,&quot;given&quot;:&quot;Heiko&quot;},{&quot;family&quot;:&quot;Röhl&quot;,&quot;given&quot;:&quot;Ursula&quot;},{&quot;family&quot;:&quot;Tian&quot;,&quot;given&quot;:&quot;Jun&quot;},{&quot;family&quot;:&quot;Wilkens&quot;,&quot;given&quot;:&quot;Roy H.&quot;},{&quot;family&quot;:&quot;Wilson&quot;,&quot;given&quot;:&quot;Paul A.&quot;},{&quot;family&quot;:&quot;Zachos&quot;,&quot;given&quot;:&quot;James C.&quot;}],&quot;issued&quot;:{&quot;date-parts&quot;:[[&quot;2020&quot;,9,11]]}}}],&quot;schema&quot;:&quot;https://github.com/citation-style-language/schema/raw/master/csl-citation.json&quot;} RNDqUfgTXw0fn"/><text:span text:style-name="T160">(16)</text:span><text:reference-mark-end text:name="ZOTERO_ITEM CSL_CITATION {&quot;citationID&quot;:&quot;Hg27ckiM&quot;,&quot;properties&quot;:{&quot;formattedCitation&quot;:&quot;(16)&quot;,&quot;plainCitation&quot;:&quot;(16)&quot;,&quot;noteIndex&quot;:0},&quot;citationItems&quot;:[{&quot;id&quot;:47,&quot;uris&quot;:[&quot;http://zotero.org/users/7245292/items/YDVJFJXL&quot;],&quot;itemData&quot;:{&quot;id&quot;:47,&quot;type&quot;:&quot;article-journal&quot;,&quot;abstract&quot;:&quot;Much of our understanding of Earth’s past climate comes from the measurement of oxygen and carbon isotope variations in deep-sea benthic foraminifera. Yet, long intervals in existing records lack the temporal resolution and age control needed to thoroughly categorize climate states of the Cenozoic era and to study their dynamics. Here, we present a new, highly resolved, astronomically dated, continuous composite of benthic foraminifer isotope records developed in our laboratories. Four climate states—Hothouse, Warmhouse, Coolhouse, Icehouse—are identified on the basis of their distinctive response to astronomical forcing depending on greenhouse gas concentrations and polar ice sheet volume. Statistical analysis of the nonlinear behavior encoded in our record reveals the key role that polar ice volume plays in the predictability of Cenozoic climate dynamics.&quot;,&quot;container-title&quot;:&quot;Science&quot;,&quot;DOI&quot;:&quot;10.1126/science.aba6853&quot;,&quot;issue&quot;:&quot;6509&quot;,&quot;note&quot;:&quot;publisher: American Association for the Advancement of Science&quot;,&quot;page&quot;:&quot;1383-1387&quot;,&quot;source&quot;:&quot;science.org (Atypon)&quot;,&quot;title&quot;:&quot;An astronomically dated record of Earth’s climate and its predictability over the last 66 million years&quot;,&quot;volume&quot;:&quot;369&quot;,&quot;author&quot;:[{&quot;family&quot;:&quot;Westerhold&quot;,&quot;given&quot;:&quot;Thomas&quot;},{&quot;family&quot;:&quot;Marwan&quot;,&quot;given&quot;:&quot;Norbert&quot;},{&quot;family&quot;:&quot;Drury&quot;,&quot;given&quot;:&quot;Anna Joy&quot;},{&quot;family&quot;:&quot;Liebrand&quot;,&quot;given&quot;:&quot;Diederik&quot;},{&quot;family&quot;:&quot;Agnini&quot;,&quot;given&quot;:&quot;Claudia&quot;},{&quot;family&quot;:&quot;Anagnostou&quot;,&quot;given&quot;:&quot;Eleni&quot;},{&quot;family&quot;:&quot;Barnet&quot;,&quot;given&quot;:&quot;James S. K.&quot;},{&quot;family&quot;:&quot;Bohaty&quot;,&quot;given&quot;:&quot;Steven M.&quot;},{&quot;family&quot;:&quot;De Vleeschouwer&quot;,&quot;given&quot;:&quot;David&quot;},{&quot;family&quot;:&quot;Florindo&quot;,&quot;given&quot;:&quot;Fabio&quot;},{&quot;family&quot;:&quot;Frederichs&quot;,&quot;given&quot;:&quot;Thomas&quot;},{&quot;family&quot;:&quot;Hodell&quot;,&quot;given&quot;:&quot;David A.&quot;},{&quot;family&quot;:&quot;Holbourn&quot;,&quot;given&quot;:&quot;Ann E.&quot;},{&quot;family&quot;:&quot;Kroon&quot;,&quot;given&quot;:&quot;Dick&quot;},{&quot;family&quot;:&quot;Lauretano&quot;,&quot;given&quot;:&quot;Vittoria&quot;},{&quot;family&quot;:&quot;Littler&quot;,&quot;given&quot;:&quot;Kate&quot;},{&quot;family&quot;:&quot;Lourens&quot;,&quot;given&quot;:&quot;Lucas J.&quot;},{&quot;family&quot;:&quot;Lyle&quot;,&quot;given&quot;:&quot;Mitchell&quot;},{&quot;family&quot;:&quot;Pälike&quot;,&quot;given&quot;:&quot;Heiko&quot;},{&quot;family&quot;:&quot;Röhl&quot;,&quot;given&quot;:&quot;Ursula&quot;},{&quot;family&quot;:&quot;Tian&quot;,&quot;given&quot;:&quot;Jun&quot;},{&quot;family&quot;:&quot;Wilkens&quot;,&quot;given&quot;:&quot;Roy H.&quot;},{&quot;family&quot;:&quot;Wilson&quot;,&quot;given&quot;:&quot;Paul A.&quot;},{&quot;family&quot;:&quot;Zachos&quot;,&quot;given&quot;:&quot;James C.&quot;}],&quot;issued&quot;:{&quot;date-parts&quot;:[[&quot;2020&quot;,9,11]]}}}],&quot;schema&quot;:&quot;https://github.com/citation-style-language/schema/raw/master/csl-citation.json&quot;} RNDqUfgTXw0fn"/><text:span text:style-name="T160">, ocean level dropped </text:span><text:reference-mark-start text:name="ZOTERO_ITEM CSL_CITATION {&quot;citationID&quot;:&quot;H60GD5fv&quot;,&quot;properties&quot;:{&quot;formattedCitation&quot;:&quot;(17)&quot;,&quot;plainCitation&quot;:&quot;(17)&quot;,&quot;noteIndex&quot;:0},&quot;citationItems&quot;:[{&quot;id&quot;:935,&quot;uris&quot;:[&quot;http://zotero.org/users/7245292/items/6UIXEN9H&quot;],&quot;itemData&quot;:{&quot;id&quot;:935,&quot;type&quot;:&quot;article-journal&quot;,&quot;abstract&quot;:&quot;Using Pacific benthic foraminiferal δ18O and Mg/Ca records, we derive a Cenozoic (66 Ma) global mean sea level (GMSL) estimate that records evolution from an ice-free Early Eocene to Quaternary bipolar ice sheets. These GMSL estimates are statistically similar to “backstripped” estimates from continental margins accounting for compaction, loading, and thermal subsidence. Peak warmth, elevated GMSL, high CO2, and ice-free “Hothouse” conditions (56 to 48 Ma) were followed by “Cool Greenhouse” (48 to 34 Ma) ice sheets (10 to 30 m changes). Continental-scale ice sheets (“Icehouse”) began ~34 Ma (&gt;50 m changes), permanent East Antarctic ice sheets at 12.8 Ma, and bipolar glaciation at 2.5 Ma. The largest GMSL fall (27 to 20 ka; ~130 m) was followed by a &gt;40 mm/yr rise (19 to 10 ka), a slowing (10 to 2 ka), and a stillstand until ~1900 CE, when rates began to rise. High long-term CO2 caused warm climates and high sea levels, with sea-level variability dominated by periodic Milankovitch cycles.&quot;,&quot;container-title&quot;:&quot;Science Advances&quot;,&quot;DOI&quot;:&quot;10.1126/sciadv.aaz1346&quot;,&quot;issue&quot;:&quot;20&quot;,&quot;note&quot;:&quot;publisher: American Association for the Advancement of Science&quot;,&quot;page&quot;:&quot;eaaz1346&quot;,&quot;source&quot;:&quot;science.org (Atypon)&quot;,&quot;title&quot;:&quot;Cenozoic sea-level and cryospheric evolution from deep-sea geochemical and continental margin records&quot;,&quot;volume&quot;:&quot;6&quot;,&quot;author&quot;:[{&quot;family&quot;:&quot;Miller&quot;,&quot;given&quot;:&quot;Kenneth G.&quot;},{&quot;family&quot;:&quot;Browning&quot;,&quot;given&quot;:&quot;James V.&quot;},{&quot;family&quot;:&quot;Schmelz&quot;,&quot;given&quot;:&quot;W. John&quot;},{&quot;family&quot;:&quot;Kopp&quot;,&quot;given&quot;:&quot;Robert E.&quot;},{&quot;family&quot;:&quot;Mountain&quot;,&quot;given&quot;:&quot;Gregory S.&quot;},{&quot;family&quot;:&quot;Wright&quot;,&quot;given&quot;:&quot;James D.&quot;}],&quot;issued&quot;:{&quot;date-parts&quot;:[[&quot;2020&quot;,5,15]]}}}],&quot;schema&quot;:&quot;https://github.com/citation-style-language/schema/raw/master/csl-citation.json&quot;} RNDawbSamGe7n"/><text:span text:style-name="T160">(17)</text:span><text:reference-mark-end text:name="ZOTERO_ITEM CSL_CITATION {&quot;citationID&quot;:&quot;H60GD5fv&quot;,&quot;properties&quot;:{&quot;formattedCitation&quot;:&quot;(17)&quot;,&quot;plainCitation&quot;:&quot;(17)&quot;,&quot;noteIndex&quot;:0},&quot;citationItems&quot;:[{&quot;id&quot;:935,&quot;uris&quot;:[&quot;http://zotero.org/users/7245292/items/6UIXEN9H&quot;],&quot;itemData&quot;:{&quot;id&quot;:935,&quot;type&quot;:&quot;article-journal&quot;,&quot;abstract&quot;:&quot;Using Pacific benthic foraminiferal δ18O and Mg/Ca records, we derive a Cenozoic (66 Ma) global mean sea level (GMSL) estimate that records evolution from an ice-free Early Eocene to Quaternary bipolar ice sheets. These GMSL estimates are statistically similar to “backstripped” estimates from continental margins accounting for compaction, loading, and thermal subsidence. Peak warmth, elevated GMSL, high CO2, and ice-free “Hothouse” conditions (56 to 48 Ma) were followed by “Cool Greenhouse” (48 to 34 Ma) ice sheets (10 to 30 m changes). Continental-scale ice sheets (“Icehouse”) began ~34 Ma (&gt;50 m changes), permanent East Antarctic ice sheets at 12.8 Ma, and bipolar glaciation at 2.5 Ma. The largest GMSL fall (27 to 20 ka; ~130 m) was followed by a &gt;40 mm/yr rise (19 to 10 ka), a slowing (10 to 2 ka), and a stillstand until ~1900 CE, when rates began to rise. High long-term CO2 caused warm climates and high sea levels, with sea-level variability dominated by periodic Milankovitch cycles.&quot;,&quot;container-title&quot;:&quot;Science Advances&quot;,&quot;DOI&quot;:&quot;10.1126/sciadv.aaz1346&quot;,&quot;issue&quot;:&quot;20&quot;,&quot;note&quot;:&quot;publisher: American Association for the Advancement of Science&quot;,&quot;page&quot;:&quot;eaaz1346&quot;,&quot;source&quot;:&quot;science.org (Atypon)&quot;,&quot;title&quot;:&quot;Cenozoic sea-level and cryospheric evolution from deep-sea geochemical and continental margin records&quot;,&quot;volume&quot;:&quot;6&quot;,&quot;author&quot;:[{&quot;family&quot;:&quot;Miller&quot;,&quot;given&quot;:&quot;Kenneth G.&quot;},{&quot;family&quot;:&quot;Browning&quot;,&quot;given&quot;:&quot;James V.&quot;},{&quot;family&quot;:&quot;Schmelz&quot;,&quot;given&quot;:&quot;W. John&quot;},{&quot;family&quot;:&quot;Kopp&quot;,&quot;given&quot;:&quot;Robert E.&quot;},{&quot;family&quot;:&quot;Mountain&quot;,&quot;given&quot;:&quot;Gregory S.&quot;},{&quot;family&quot;:&quot;Wright&quot;,&quot;given&quot;:&quot;James D.&quot;}],&quot;issued&quot;:{&quot;date-parts&quot;:[[&quot;2020&quot;,5,15]]}}}],&quot;schema&quot;:&quot;https://github.com/citation-style-language/schema/raw/master/csl-citation.json&quot;} RNDawbSamGe7n"/><text:span text:style-name="T160">, and the whole Antarctic continent turned into a giant ice sheet </text:span><text:reference-mark-start text:name="ZOTERO_ITEM CSL_CITATION {&quot;citationID&quot;:&quot;m7QHasmt&quot;,&quot;properties&quot;:{&quot;formattedCitation&quot;:&quot;(18)&quot;,&quot;plainCitation&quot;:&quot;(18)&quot;,&quot;noteIndex&quot;:0},&quot;citationItems&quot;:[{&quot;id&quot;:948,&quot;uris&quot;:[&quot;http://zotero.org/users/7245292/items/RXR9YNXD&quot;],&quot;itemData&quot;:{&quot;id&quot;:948,&quot;type&quot;:&quot;article-journal&quot;,&quot;abstract&quot;:&quot;About 34 million years ago, Earth's climate shifted from a relatively ice-free world to one with glacial conditions on Antarctica characterized by substantial ice sheets. How Earth's temperature changed during this climate transition remains poorly understood, and evidence for Northern Hemisphere polar ice is controversial. Here, we report proxy records of sea surface temperatures from multiple ocean localities and show that the high-latitude temperature decrease was substantial and heterogeneous. High-latitude (45 degrees to 70 degrees in both hemispheres) temperatures before the climate transition were ∼20°C and cooled an average of ∼5°C. Our results, combined with ocean and ice-sheet model simulations and benthic oxygen isotope records, indicate that Northern Hemisphere glaciation was not required to accommodate the magnitude of continental ice growth during this time.&quot;,&quot;container-title&quot;:&quot;Science&quot;,&quot;DOI&quot;:&quot;10.1126/science.1166368&quot;,&quot;issue&quot;:&quot;5918&quot;,&quot;note&quot;:&quot;publisher: American Association for the Advancement of Science&quot;,&quot;page&quot;:&quot;1187-1190&quot;,&quot;source&quot;:&quot;science.org (Atypon)&quot;,&quot;title&quot;:&quot;Global Cooling During the Eocene-Oligocene Climate Transition&quot;,&quot;volume&quot;:&quot;323&quot;,&quot;author&quot;:[{&quot;family&quot;:&quot;Liu&quot;,&quot;given&quot;:&quot;Zhonghui&quot;},{&quot;family&quot;:&quot;Pagani&quot;,&quot;given&quot;:&quot;Mark&quot;},{&quot;family&quot;:&quot;Zinniker&quot;,&quot;given&quot;:&quot;David&quot;},{&quot;family&quot;:&quot;DeConto&quot;,&quot;given&quot;:&quot;Robert&quot;},{&quot;family&quot;:&quot;Huber&quot;,&quot;given&quot;:&quot;Matthew&quot;},{&quot;family&quot;:&quot;Brinkhuis&quot;,&quot;given&quot;:&quot;Henk&quot;},{&quot;family&quot;:&quot;Shah&quot;,&quot;given&quot;:&quot;Sunita R.&quot;},{&quot;family&quot;:&quot;Leckie&quot;,&quot;given&quot;:&quot;R. Mark&quot;},{&quot;family&quot;:&quot;Pearson&quot;,&quot;given&quot;:&quot;Ann&quot;}],&quot;issued&quot;:{&quot;date-parts&quot;:[[&quot;2009&quot;,2,27]]}}}],&quot;schema&quot;:&quot;https://github.com/citation-style-language/schema/raw/master/csl-citation.json&quot;} RNDLhM2Yrv6vl"/><text:span text:style-name="T160">(18)</text:span><text:reference-mark-end text:name="ZOTERO_ITEM CSL_CITATION {&quot;citationID&quot;:&quot;m7QHasmt&quot;,&quot;properties&quot;:{&quot;formattedCitation&quot;:&quot;(18)&quot;,&quot;plainCitation&quot;:&quot;(18)&quot;,&quot;noteIndex&quot;:0},&quot;citationItems&quot;:[{&quot;id&quot;:948,&quot;uris&quot;:[&quot;http://zotero.org/users/7245292/items/RXR9YNXD&quot;],&quot;itemData&quot;:{&quot;id&quot;:948,&quot;type&quot;:&quot;article-journal&quot;,&quot;abstract&quot;:&quot;About 34 million years ago, Earth's climate shifted from a relatively ice-free world to one with glacial conditions on Antarctica characterized by substantial ice sheets. How Earth's temperature changed during this climate transition remains poorly understood, and evidence for Northern Hemisphere polar ice is controversial. Here, we report proxy records of sea surface temperatures from multiple ocean localities and show that the high-latitude temperature decrease was substantial and heterogeneous. High-latitude (45 degrees to 70 degrees in both hemispheres) temperatures before the climate transition were ∼20°C and cooled an average of ∼5°C. Our results, combined with ocean and ice-sheet model simulations and benthic oxygen isotope records, indicate that Northern Hemisphere glaciation was not required to accommodate the magnitude of continental ice growth during this time.&quot;,&quot;container-title&quot;:&quot;Science&quot;,&quot;DOI&quot;:&quot;10.1126/science.1166368&quot;,&quot;issue&quot;:&quot;5918&quot;,&quot;note&quot;:&quot;publisher: American Association for the Advancement of Science&quot;,&quot;page&quot;:&quot;1187-1190&quot;,&quot;source&quot;:&quot;science.org (Atypon)&quot;,&quot;title&quot;:&quot;Global Cooling During the Eocene-Oligocene Climate Transition&quot;,&quot;volume&quot;:&quot;323&quot;,&quot;author&quot;:[{&quot;family&quot;:&quot;Liu&quot;,&quot;given&quot;:&quot;Zhonghui&quot;},{&quot;family&quot;:&quot;Pagani&quot;,&quot;given&quot;:&quot;Mark&quot;},{&quot;family&quot;:&quot;Zinniker&quot;,&quot;given&quot;:&quot;David&quot;},{&quot;family&quot;:&quot;DeConto&quot;,&quot;given&quot;:&quot;Robert&quot;},{&quot;family&quot;:&quot;Huber&quot;,&quot;given&quot;:&quot;Matthew&quot;},{&quot;family&quot;:&quot;Brinkhuis&quot;,&quot;given&quot;:&quot;Henk&quot;},{&quot;family&quot;:&quot;Shah&quot;,&quot;given&quot;:&quot;Sunita R.&quot;},{&quot;family&quot;:&quot;Leckie&quot;,&quot;given&quot;:&quot;R. Mark&quot;},{&quot;family&quot;:&quot;Pearson&quot;,&quot;given&quot;:&quot;Ann&quot;}],&quot;issued&quot;:{&quot;date-parts&quot;:[[&quot;2009&quot;,2,27]]}}}],&quot;schema&quot;:&quot;https://github.com/citation-style-language/schema/raw/master/csl-citation.json&quot;} RNDLhM2Yrv6vl"/><text:span text:style-name="T160">. </text:span><text:span text:style-name="T165">The prevailing mechanism proposed to explain these major environmental changes is the onset of the Antarctic circumpolar current </text:span><text:reference-mark-start text:name="ZOTERO_ITEM CSL_CITATION {&quot;citationID&quot;:&quot;RAifa0bH&quot;,&quot;properties&quot;:{&quot;formattedCitation&quot;:&quot;(19)&quot;,&quot;plainCitation&quot;:&quot;(19)&quot;,&quot;noteIndex&quot;:0},&quot;citationItems&quot;:[{&quot;id&quot;:7154,&quot;uris&quot;:[&quot;http://zotero.org/users/7245292/items/65U95PF9&quot;],&quot;itemData&quot;:{&quot;id&quot;:7154,&quot;type&quot;:&quot;article-journal&quot;,&quot;abstract&quot;:&quot;Abstract\n            The opening of the Drake Passage (DP) during the Cenozoic is a tectonic event of paramount importance for the development of modern ocean characteristics. Notably, it has been suggested that it exerts a primary role in the onset of the Antarctic Circumpolar Current (ACC) formation, in the cooling of high‐latitude South Atlantic waters and in the initiation of North Atlantic Deep Water (NADW) formation. Several model studies have aimed to assess the impacts of DP opening on climate, but most of them focused on surface climate, and only few used realistic Eocene boundary conditions. Here, we revisit the impact of the DP opening on ocean circulation with the IPSL‐CM5A2 Earth System Model. Using appropriate middle Eocene (40 Ma) boundary conditions, we perform and analyze simulations with different depths of the DP (0, 100, 1,000, and 2,500 m) and compare results to existing geochemical data. Our experiments show that DP opening has a strong effect on Eocene ocean structure and dynamics even for shallow depths. The DP opening notably allows the formation of a proto‐ACC and induces deep ocean cooling of 1.5°C to 2.5°C in most of the Southern Hemisphere. There is no NADW formation in our simulations regardless of the depth of the DP, suggesting that the DP on its own is not a primary control of deepwater formation in the North Atlantic. This study elucidates how and to what extent the opening of the DP contributed to the establishment of the modern global thermohaline circulation.\n          , \n            Key Points\n            \n              \n                \n                  A shallow opening of the Drake Passage induces strong changes in ocean properties and dynamics\n                \n                \n                  \n                    A proto‐ACC is able to form during the Eocene under high levels of\n                    p\n                    CO\n                    2\n                    , but a strong ACC requires supplementary geographical changes\n                  \n                \n                \n                  North Atlantic Deep Water is probably not able to form before the separation of the Arctic and Atlantic Oceans&quot;,&quot;container-title&quot;:&quot;Paleoceanography and Paleoclimatology&quot;,&quot;DOI&quot;:&quot;10.1029/2020PA003889&quot;,&quot;ISSN&quot;:&quot;2572-4517, 2572-4525&quot;,&quot;issue&quot;:&quot;8&quot;,&quot;journalAbbreviation&quot;:&quot;Paleoceanog and Paleoclimatol&quot;,&quot;language&quot;:&quot;en&quot;,&quot;page&quot;:&quot;e2020PA003889&quot;,&quot;source&quot;:&quot;DOI.org (Crossref)&quot;,&quot;title&quot;:&quot;Quantifying the Effect of the Drake Passage Opening on the Eocene Ocean&quot;,&quot;volume&quot;:&quot;35&quot;,&quot;author&quot;:[{&quot;family&quot;:&quot;Toumoulin&quot;,&quot;given&quot;:&quot;A.&quot;},{&quot;family&quot;:&quot;Donnadieu&quot;,&quot;given&quot;:&quot;Y.&quot;},{&quot;family&quot;:&quot;Ladant&quot;,&quot;given&quot;:&quot;J.‐B.&quot;},{&quot;family&quot;:&quot;Batenburg&quot;,&quot;given&quot;:&quot;S. J.&quot;},{&quot;family&quot;:&quot;Poblete&quot;,&quot;given&quot;:&quot;F.&quot;},{&quot;family&quot;:&quot;Dupont‐Nivet&quot;,&quot;given&quot;:&quot;G.&quot;}],&quot;issued&quot;:{&quot;date-parts&quot;:[[&quot;2020&quot;,8]]}}}],&quot;schema&quot;:&quot;https://github.com/citation-style-language/schema/raw/master/csl-citation.json&quot;} RNDxLwyJqvboM"/><text:span text:style-name="T165">(19)</text:span><text:reference-mark-end text:name="ZOTERO_ITEM CSL_CITATION {&quot;citationID&quot;:&quot;RAifa0bH&quot;,&quot;properties&quot;:{&quot;formattedCitation&quot;:&quot;(19)&quot;,&quot;plainCitation&quot;:&quot;(19)&quot;,&quot;noteIndex&quot;:0},&quot;citationItems&quot;:[{&quot;id&quot;:7154,&quot;uris&quot;:[&quot;http://zotero.org/users/7245292/items/65U95PF9&quot;],&quot;itemData&quot;:{&quot;id&quot;:7154,&quot;type&quot;:&quot;article-journal&quot;,&quot;abstract&quot;:&quot;Abstract\n            The opening of the Drake Passage (DP) during the Cenozoic is a tectonic event of paramount importance for the development of modern ocean characteristics. Notably, it has been suggested that it exerts a primary role in the onset of the Antarctic Circumpolar Current (ACC) formation, in the cooling of high‐latitude South Atlantic waters and in the initiation of North Atlantic Deep Water (NADW) formation. Several model studies have aimed to assess the impacts of DP opening on climate, but most of them focused on surface climate, and only few used realistic Eocene boundary conditions. Here, we revisit the impact of the DP opening on ocean circulation with the IPSL‐CM5A2 Earth System Model. Using appropriate middle Eocene (40 Ma) boundary conditions, we perform and analyze simulations with different depths of the DP (0, 100, 1,000, and 2,500 m) and compare results to existing geochemical data. Our experiments show that DP opening has a strong effect on Eocene ocean structure and dynamics even for shallow depths. The DP opening notably allows the formation of a proto‐ACC and induces deep ocean cooling of 1.5°C to 2.5°C in most of the Southern Hemisphere. There is no NADW formation in our simulations regardless of the depth of the DP, suggesting that the DP on its own is not a primary control of deepwater formation in the North Atlantic. This study elucidates how and to what extent the opening of the DP contributed to the establishment of the modern global thermohaline circulation.\n          , \n            Key Points\n            \n              \n                \n                  A shallow opening of the Drake Passage induces strong changes in ocean properties and dynamics\n                \n                \n                  \n                    A proto‐ACC is able to form during the Eocene under high levels of\n                    p\n                    CO\n                    2\n                    , but a strong ACC requires supplementary geographical changes\n                  \n                \n                \n                  North Atlantic Deep Water is probably not able to form before the separation of the Arctic and Atlantic Oceans&quot;,&quot;container-title&quot;:&quot;Paleoceanography and Paleoclimatology&quot;,&quot;DOI&quot;:&quot;10.1029/2020PA003889&quot;,&quot;ISSN&quot;:&quot;2572-4517, 2572-4525&quot;,&quot;issue&quot;:&quot;8&quot;,&quot;journalAbbreviation&quot;:&quot;Paleoceanog and Paleoclimatol&quot;,&quot;language&quot;:&quot;en&quot;,&quot;page&quot;:&quot;e2020PA003889&quot;,&quot;source&quot;:&quot;DOI.org (Crossref)&quot;,&quot;title&quot;:&quot;Quantifying the Effect of the Drake Passage Opening on the Eocene Ocean&quot;,&quot;volume&quot;:&quot;35&quot;,&quot;author&quot;:[{&quot;family&quot;:&quot;Toumoulin&quot;,&quot;given&quot;:&quot;A.&quot;},{&quot;family&quot;:&quot;Donnadieu&quot;,&quot;given&quot;:&quot;Y.&quot;},{&quot;family&quot;:&quot;Ladant&quot;,&quot;given&quot;:&quot;J.‐B.&quot;},{&quot;family&quot;:&quot;Batenburg&quot;,&quot;given&quot;:&quot;S. J.&quot;},{&quot;family&quot;:&quot;Poblete&quot;,&quot;given&quot;:&quot;F.&quot;},{&quot;family&quot;:&quot;Dupont‐Nivet&quot;,&quot;given&quot;:&quot;G.&quot;}],&quot;issued&quot;:{&quot;date-parts&quot;:[[&quot;2020&quot;,8]]}}}],&quot;schema&quot;:&quot;https://github.com/citation-style-language/schema/raw/master/csl-citation.json&quot;} RNDxLwyJqvboM"/><text:span text:style-name="T165">. </text:span><text:span text:style-name="T160">Concomitantly, a major biotic turnover among mammals, known as the ‘Grande Coupure’, occurred in Europe </text:span><text:reference-mark-start text:name="ZOTERO_ITEM CSL_CITATION {&quot;citationID&quot;:&quot;GTAf2ZiB&quot;,&quot;properties&quot;:{&quot;formattedCitation&quot;:&quot;(20)&quot;,&quot;plainCitation&quot;:&quot;(20)&quot;,&quot;noteIndex&quot;:0},&quot;citationItems&quot;:[{&quot;id&quot;:943,&quot;uris&quot;:[&quot;http://zotero.org/users/7245292/items/WIHKEBFI&quot;],&quot;itemData&quot;:{&quot;id&quot;:943,&quot;type&quot;:&quot;article-journal&quot;,&quot;container-title&quot;:&quot;Bulletin de la Société Géologique de France&quot;,&quot;issue&quot;:&quot;9&quot;,&quot;journalAbbreviation&quot;:&quot;B. S. G. F&quot;,&quot;language&quot;:&quot;fr-FR&quot;,&quot;page&quot;:&quot;488-520&quot;,&quot;source&quot;:&quot;Bulletin de la société géologique de France, ISSN 0037-9409 ; t. IX, 1909&quot;,&quot;title&quot;:&quot;Remarques sur les faunules de mammifères des couches éocènes et oligocènes du Bassin de Paris.&quot;,&quot;author&quot;:[{&quot;family&quot;:&quot;Stehlin&quot;,&quot;given&quot;:&quot;Hans Georg&quot;}],&quot;issued&quot;:{&quot;date-parts&quot;:[[&quot;1909&quot;]]}}}],&quot;schema&quot;:&quot;https://github.com/citation-style-language/schema/raw/master/csl-citation.json&quot;} RNDhLJZYqYSgJ"/><text:span text:style-name="T160">(20)</text:span><text:reference-mark-end text:name="ZOTERO_ITEM CSL_CITATION {&quot;citationID&quot;:&quot;GTAf2ZiB&quot;,&quot;properties&quot;:{&quot;formattedCitation&quot;:&quot;(20)&quot;,&quot;plainCitation&quot;:&quot;(20)&quot;,&quot;noteIndex&quot;:0},&quot;citationItems&quot;:[{&quot;id&quot;:943,&quot;uris&quot;:[&quot;http://zotero.org/users/7245292/items/WIHKEBFI&quot;],&quot;itemData&quot;:{&quot;id&quot;:943,&quot;type&quot;:&quot;article-journal&quot;,&quot;container-title&quot;:&quot;Bulletin de la Société Géologique de France&quot;,&quot;issue&quot;:&quot;9&quot;,&quot;journalAbbreviation&quot;:&quot;B. S. G. F&quot;,&quot;language&quot;:&quot;fr-FR&quot;,&quot;page&quot;:&quot;488-520&quot;,&quot;source&quot;:&quot;Bulletin de la société géologique de France, ISSN 0037-9409 ; t. IX, 1909&quot;,&quot;title&quot;:&quot;Remarques sur les faunules de mammifères des couches éocènes et oligocènes du Bassin de Paris.&quot;,&quot;author&quot;:[{&quot;family&quot;:&quot;Stehlin&quot;,&quot;given&quot;:&quot;Hans Georg&quot;}],&quot;issued&quot;:{&quot;date-parts&quot;:[[&quot;1909&quot;]]}}}],&quot;schema&quot;:&quot;https://github.com/citation-style-language/schema/raw/master/csl-citation.json&quot;} RNDhLJZYqYSgJ"/><text:span text:style-name="T160">. This event, punctuated by the arrival of immigrant taxa from Asia, saw the demise of many endemic European lineages </text:span><text:reference-mark-start text:name="ZOTERO_ITEM CSL_CITATION {&quot;citationID&quot;:&quot;mgpmJ7F4&quot;,&quot;properties&quot;:{&quot;formattedCitation&quot;:&quot;(21\\uc0\\u8211{}23)&quot;,&quot;plainCitation&quot;:&quot;(21–23)&quot;,&quot;noteIndex&quot;:0},&quot;citationItems&quot;:[{&quot;id&quot;:893,&quot;uris&quot;:[&quot;http://zotero.org/users/7245292/items/WK7AFI4S&quot;],&quot;itemData&quot;:{&quot;id&quot;:893,&quot;type&quot;:&quot;article-journal&quot;,&quot;container-title&quot;:&quot;Bulletin de la Société Géologique de France&quot;,&quot;DOI&quot;:&quot;10.2113/gssgfbull.162.5.867&quot;,&quot;ISSN&quot;:&quot;0037-9409&quot;,&quot;issue&quot;:&quot;5&quot;,&quot;journalAbbreviation&quot;:&quot;B. S. G. F&quot;,&quot;page&quot;:&quot;867-874&quot;,&quot;source&quot;:&quot;Silverchair&quot;,&quot;title&quot;:&quot;Évolution de la diversité des faunes de Mammifères d'Europe occidentale au Paléogène (MP 11 à MP 30)&quot;,&quot;volume&quot;:&quot;162&quot;,&quot;author&quot;:[{&quot;family&quot;:&quot;Legendre&quot;,&quot;given&quot;:&quot;S.&quot;},{&quot;family&quot;:&quot;Crochet&quot;,&quot;given&quot;:&quot;J. Y.&quot;},{&quot;family&quot;:&quot;Godinot&quot;,&quot;given&quot;:&quot;M.&quot;},{&quot;family&quot;:&quot;Hartenberger&quot;,&quot;given&quot;:&quot;J. L.&quot;},{&quot;family&quot;:&quot;Marandat&quot;,&quot;given&quot;:&quot;B.&quot;},{&quot;family&quot;:&quot;Remy&quot;,&quot;given&quot;:&quot;J. A.&quot;},{&quot;family&quot;:&quot;Sige&quot;,&quot;given&quot;:&quot;B.&quot;},{&quot;family&quot;:&quot;Sudre&quot;,&quot;given&quot;:&quot;J.&quot;},{&quot;family&quot;:&quot;Vianey-Liaud&quot;,&quot;given&quot;:&quot;M.&quot;}],&quot;issued&quot;:{&quot;date-parts&quot;:[[&quot;1991&quot;,9,1]]}}},{&quot;id&quot;:792,&quot;uris&quot;:[&quot;http://zotero.org/users/7245292/items/HQE7MDZD&quot;],&quot;itemData&quot;:{&quot;id&quot;:792,&quot;type&quot;:&quot;article-journal&quot;,&quot;abstract&quot;:&quot;The long-term changes of the mammalian diversity of the Quercy and Limagne area (Massif Central, France) is quantitatively investigated through a ∼16-Myr time span running from the late Middle Eocene (∼38Myr) to the Early Miocene (∼22Myr). Within the specific context of ecosystem response to extreme climatic events, the goal of such a deep-time approach to local community and regional metacommunity evolution is to give time-scaled reference series with which extant changes can be objectively compared. The results indicate that local and regional ecological integration levels show very distinct evolutionary dynamics, involving at least partially independent sets of controlling parameters; those driving the metacommunity still remain largely to be better understood. Clearly, the analyzed data set constitutes a rather unique deep-time key into several major current macroecological debates.\nRésumé\nL’évolution à long terme de la diversité mammalienne dans la région du Quercy et de la Limagne (Massif Central, France) est analysée quantitativement sur un intervalle de temps de ∼16Ma, allant de la fin de l’Éocène moyen (∼38Ma) au début du Miocène inférieur (∼22Ma). Du point de vue de la réponse des écosystèmes aux évènements climatiques extrêmes, l’étude de l’évolution en temps profond des communautés locales et métacommunautés régionales est susceptible de fournir des séries de référence à partir desquelles les changements actuels peuvent objectivement être comparés. Les résultats obtenus indiquent que les niveaux d’intégration écologique local et régional présentent des dynamiques évolutives très différentes, impliquant l’existence de deux groupes de paramètres de contrôle au moins partiellement indépendants, ceux affectant la métacommunauté restant largement à préciser. À l’évidence, le jeu de données analysé constitue une clé d’entrée unique dans plusieurs grands débats macroécologiques actuels.&quot;,&quot;collection-title&quot;:&quot;Ecosystèmes et événements climatiques extrêmes&quot;,&quot;container-title&quot;:&quot;Comptes Rendus Geoscience&quot;,&quot;DOI&quot;:&quot;10.1016/j.crte.2007.11.005&quot;,&quot;ISSN&quot;:&quot;1631-0713&quot;,&quot;issue&quot;:&quot;9&quot;,&quot;journalAbbreviation&quot;:&quot;C. R. Geosci&quot;,&quot;page&quot;:&quot;602-614&quot;,&quot;source&quot;:&quot;ScienceDirect&quot;,&quot;title&quot;:&quot;Unearthing deep-time biodiversity changes: The Palaeogene mammalian metacommunity of the Quercy and Limagne area (Massif Central, France)&quot;,&quot;title-short&quot;:&quot;Unearthing deep-time biodiversity changes&quot;,&quot;volume&quot;:&quot;340&quot;,&quot;author&quot;:[{&quot;family&quot;:&quot;Escarguel&quot;,&quot;given&quot;:&quot;Gilles&quot;},{&quot;family&quot;:&quot;Legendre&quot;,&quot;given&quot;:&quot;Serge&quot;},{&quot;family&quot;:&quot;Sigé&quot;,&quot;given&quot;:&quot;Bernard&quot;}],&quot;issued&quot;:{&quot;date-parts&quot;:[[&quot;2008&quot;,9,1]]}}},{&quot;id&quot;:697,&quot;uris&quot;:[&quot;http://zotero.org/users/7245292/items/LMX3SE9S&quot;],&quot;itemData&quot;:{&quot;id&quot;:697,&quot;type&quot;:&quot;article-journal&quot;,&quot;abstract&quot;:&quot;Simultaneously investigating the effects of abiotic and biotic factors on diversity dynamics is essential to understand the evolutionary history of clades. The Grande Coupure corresponds to a major faunal turnover at the Eocene–Oligocene transition (EOT) (~34.1 to 33.55 Mya) and is defined in western Europe as an extinction of insular European mammals coupled with the arrival of crown clades from Asia. Here, we focused on the species-rich group of endemic European artiodactyls to determine the drivers of the Grande Coupure during the major environmental disruptions at the EOT. Using Bayesian birth–death models, we analyzed an original high-resolution fossil dataset (90 species, &gt;2,100 occurrences) from southwestern France (Quercy area) and estimated the regional diversification and diversity dynamics of endemic and immigrant artiodactyls. We show that the endemic artiodactyl radiation was mainly related to the Eocene tropical conditions, combined with biotic controls on speciation and clade-related diversity dependence. We further highlight that the major environmental changes at the transition (77% of species became extinct) and the concurrent increase in seasonality in Europe during the Oligocene were likely the main drivers of their decline. Surprisingly, our results do not support the widely-held hypothesis of active competition between endemic and immigrant artiodactyls but rather suggest a passive or opportunistic replacement by immigrants, which is further supported by morphological clustering of specific ecological traits across the Eocene-Oligocene transition. Our analyses provide insights into the evolutionary and ecological processes driving the diversification and decline of mammalian clades during a major biological and climatic crisis.&quot;,&quot;container-title&quot;:&quot;Proceedings of the National Academy of Sciences&quot;,&quot;DOI&quot;:&quot;10.1073/pnas.2309945120&quot;,&quot;issue&quot;:&quot;52&quot;,&quot;journalAbbreviation&quot;:&quot;Proc. Nat. Acad. Sc. U.S.A&quot;,&quot;note&quot;:&quot;publisher: Proceedings of the National Academy of Sciences&quot;,&quot;page&quot;:&quot;e2309945120&quot;,&quot;source&quot;:&quot;pnas.org (Atypon)&quot;,&quot;title&quot;:&quot;Drivers of the artiodactyl turnover in insular western Europe at the Eocene–Oligocene Transition&quot;,&quot;volume&quot;:&quot;120&quot;,&quot;author&quot;:[{&quot;family&quot;:&quot;Weppe&quot;,&quot;given&quot;:&quot;R.&quot;},{&quot;family&quot;:&quot;Condamine&quot;,&quot;given&quot;:&quot;F. L.&quot;},{&quot;family&quot;:&quot;Guinot&quot;,&quot;given&quot;:&quot;G.&quot;},{&quot;family&quot;:&quot;Maugoust&quot;,&quot;given&quot;:&quot;J.&quot;},{&quot;family&quot;:&quot;Orliac&quot;,&quot;given&quot;:&quot;M. J.&quot;}],&quot;issued&quot;:{&quot;date-parts&quot;:[[&quot;2023&quot;,12,26]]}}}],&quot;schema&quot;:&quot;https://github.com/citation-style-language/schema/raw/master/csl-citation.json&quot;} RNDCiLoAkcLG0"/><text:span text:style-name="T151">(21</text:span><text:span text:style-name="T149">–23)</text:span><text:reference-mark-end text:name="ZOTERO_ITEM CSL_CITATION {&quot;citationID&quot;:&quot;mgpmJ7F4&quot;,&quot;properties&quot;:{&quot;formattedCitation&quot;:&quot;(21\\uc0\\u8211{}23)&quot;,&quot;plainCitation&quot;:&quot;(21–23)&quot;,&quot;noteIndex&quot;:0},&quot;citationItems&quot;:[{&quot;id&quot;:893,&quot;uris&quot;:[&quot;http://zotero.org/users/7245292/items/WK7AFI4S&quot;],&quot;itemData&quot;:{&quot;id&quot;:893,&quot;type&quot;:&quot;article-journal&quot;,&quot;container-title&quot;:&quot;Bulletin de la Société Géologique de France&quot;,&quot;DOI&quot;:&quot;10.2113/gssgfbull.162.5.867&quot;,&quot;ISSN&quot;:&quot;0037-9409&quot;,&quot;issue&quot;:&quot;5&quot;,&quot;journalAbbreviation&quot;:&quot;B. S. G. F&quot;,&quot;page&quot;:&quot;867-874&quot;,&quot;source&quot;:&quot;Silverchair&quot;,&quot;title&quot;:&quot;Évolution de la diversité des faunes de Mammifères d'Europe occidentale au Paléogène (MP 11 à MP 30)&quot;,&quot;volume&quot;:&quot;162&quot;,&quot;author&quot;:[{&quot;family&quot;:&quot;Legendre&quot;,&quot;given&quot;:&quot;S.&quot;},{&quot;family&quot;:&quot;Crochet&quot;,&quot;given&quot;:&quot;J. Y.&quot;},{&quot;family&quot;:&quot;Godinot&quot;,&quot;given&quot;:&quot;M.&quot;},{&quot;family&quot;:&quot;Hartenberger&quot;,&quot;given&quot;:&quot;J. L.&quot;},{&quot;family&quot;:&quot;Marandat&quot;,&quot;given&quot;:&quot;B.&quot;},{&quot;family&quot;:&quot;Remy&quot;,&quot;given&quot;:&quot;J. A.&quot;},{&quot;family&quot;:&quot;Sige&quot;,&quot;given&quot;:&quot;B.&quot;},{&quot;family&quot;:&quot;Sudre&quot;,&quot;given&quot;:&quot;J.&quot;},{&quot;family&quot;:&quot;Vianey-Liaud&quot;,&quot;given&quot;:&quot;M.&quot;}],&quot;issued&quot;:{&quot;date-parts&quot;:[[&quot;1991&quot;,9,1]]}}},{&quot;id&quot;:792,&quot;uris&quot;:[&quot;http://zotero.org/users/7245292/items/HQE7MDZD&quot;],&quot;itemData&quot;:{&quot;id&quot;:792,&quot;type&quot;:&quot;article-journal&quot;,&quot;abstract&quot;:&quot;The long-term changes of the mammalian diversity of the Quercy and Limagne area (Massif Central, France) is quantitatively investigated through a ∼16-Myr time span running from the late Middle Eocene (∼38Myr) to the Early Miocene (∼22Myr). Within the specific context of ecosystem response to extreme climatic events, the goal of such a deep-time approach to local community and regional metacommunity evolution is to give time-scaled reference series with which extant changes can be objectively compared. The results indicate that local and regional ecological integration levels show very distinct evolutionary dynamics, involving at least partially independent sets of controlling parameters; those driving the metacommunity still remain largely to be better understood. Clearly, the analyzed data set constitutes a rather unique deep-time key into several major current macroecological debates.\nRésumé\nL’évolution à long terme de la diversité mammalienne dans la région du Quercy et de la Limagne (Massif Central, France) est analysée quantitativement sur un intervalle de temps de ∼16Ma, allant de la fin de l’Éocène moyen (∼38Ma) au début du Miocène inférieur (∼22Ma). Du point de vue de la réponse des écosystèmes aux évènements climatiques extrêmes, l’étude de l’évolution en temps profond des communautés locales et métacommunautés régionales est susceptible de fournir des séries de référence à partir desquelles les changements actuels peuvent objectivement être comparés. Les résultats obtenus indiquent que les niveaux d’intégration écologique local et régional présentent des dynamiques évolutives très différentes, impliquant l’existence de deux groupes de paramètres de contrôle au moins partiellement indépendants, ceux affectant la métacommunauté restant largement à préciser. À l’évidence, le jeu de données analysé constitue une clé d’entrée unique dans plusieurs grands débats macroécologiques actuels.&quot;,&quot;collection-title&quot;:&quot;Ecosystèmes et événements climatiques extrêmes&quot;,&quot;container-title&quot;:&quot;Comptes Rendus Geoscience&quot;,&quot;DOI&quot;:&quot;10.1016/j.crte.2007.11.005&quot;,&quot;ISSN&quot;:&quot;1631-0713&quot;,&quot;issue&quot;:&quot;9&quot;,&quot;journalAbbreviation&quot;:&quot;C. R. Geosci&quot;,&quot;page&quot;:&quot;602-614&quot;,&quot;source&quot;:&quot;ScienceDirect&quot;,&quot;title&quot;:&quot;Unearthing deep-time biodiversity changes: The Palaeogene mammalian metacommunity of the Quercy and Limagne area (Massif Central, France)&quot;,&quot;title-short&quot;:&quot;Unearthing deep-time biodiversity changes&quot;,&quot;volume&quot;:&quot;340&quot;,&quot;author&quot;:[{&quot;family&quot;:&quot;Escarguel&quot;,&quot;given&quot;:&quot;Gilles&quot;},{&quot;family&quot;:&quot;Legendre&quot;,&quot;given&quot;:&quot;Serge&quot;},{&quot;family&quot;:&quot;Sigé&quot;,&quot;given&quot;:&quot;Bernard&quot;}],&quot;issued&quot;:{&quot;date-parts&quot;:[[&quot;2008&quot;,9,1]]}}},{&quot;id&quot;:697,&quot;uris&quot;:[&quot;http://zotero.org/users/7245292/items/LMX3SE9S&quot;],&quot;itemData&quot;:{&quot;id&quot;:697,&quot;type&quot;:&quot;article-journal&quot;,&quot;abstract&quot;:&quot;Simultaneously investigating the effects of abiotic and biotic factors on diversity dynamics is essential to understand the evolutionary history of clades. The Grande Coupure corresponds to a major faunal turnover at the Eocene–Oligocene transition (EOT) (~34.1 to 33.55 Mya) and is defined in western Europe as an extinction of insular European mammals coupled with the arrival of crown clades from Asia. Here, we focused on the species-rich group of endemic European artiodactyls to determine the drivers of the Grande Coupure during the major environmental disruptions at the EOT. Using Bayesian birth–death models, we analyzed an original high-resolution fossil dataset (90 species, &gt;2,100 occurrences) from southwestern France (Quercy area) and estimated the regional diversification and diversity dynamics of endemic and immigrant artiodactyls. We show that the endemic artiodactyl radiation was mainly related to the Eocene tropical conditions, combined with biotic controls on speciation and clade-related diversity dependence. We further highlight that the major environmental changes at the transition (77% of species became extinct) and the concurrent increase in seasonality in Europe during the Oligocene were likely the main drivers of their decline. Surprisingly, our results do not support the widely-held hypothesis of active competition between endemic and immigrant artiodactyls but rather suggest a passive or opportunistic replacement by immigrants, which is further supported by morphological clustering of specific ecological traits across the Eocene-Oligocene transition. Our analyses provide insights into the evolutionary and ecological processes driving the diversification and decline of mammalian clades during a major biological and climatic crisis.&quot;,&quot;container-title&quot;:&quot;Proceedings of the National Academy of Sciences&quot;,&quot;DOI&quot;:&quot;10.1073/pnas.2309945120&quot;,&quot;issue&quot;:&quot;52&quot;,&quot;journalAbbreviation&quot;:&quot;Proc. Nat. Acad. Sc. U.S.A&quot;,&quot;note&quot;:&quot;publisher: Proceedings of the National Academy of Sciences&quot;,&quot;page&quot;:&quot;e2309945120&quot;,&quot;source&quot;:&quot;pnas.org (Atypon)&quot;,&quot;title&quot;:&quot;Drivers of the artiodactyl turnover in insular western Europe at the Eocene–Oligocene Transition&quot;,&quot;volume&quot;:&quot;120&quot;,&quot;author&quot;:[{&quot;family&quot;:&quot;Weppe&quot;,&quot;given&quot;:&quot;R.&quot;},{&quot;family&quot;:&quot;Condamine&quot;,&quot;given&quot;:&quot;F. L.&quot;},{&quot;family&quot;:&quot;Guinot&quot;,&quot;given&quot;:&quot;G.&quot;},{&quot;family&quot;:&quot;Maugoust&quot;,&quot;given&quot;:&quot;J.&quot;},{&quot;family&quot;:&quot;Orliac&quot;,&quot;given&quot;:&quot;M. J.&quot;}],&quot;issued&quot;:{&quot;date-parts&quot;:[[&quot;2023&quot;,12,26]]}}}],&quot;schema&quot;:&quot;https://github.com/citation-style-language/schema/raw/master/csl-citation.json&quot;} RNDCiLoAkcLG0"/><text:span text:style-name="T160">. Although European-oriented case studies dominate the literature about the topic, similar disruptions among mammalian faunas occurred at the same time in other regions of the world, such as Asia </text:span><text:reference-mark-start text:name="ZOTERO_ITEM CSL_CITATION {&quot;citationID&quot;:&quot;wGx9f2z7&quot;,&quot;properties&quot;:{&quot;formattedCitation&quot;:&quot;(24\\uc0\\u8211{}26)&quot;,&quot;plainCitation&quot;:&quot;(24–26)&quot;,&quot;noteIndex&quot;:0},&quot;citationItems&quot;:[{&quot;id&quot;:907,&quot;uris&quot;:[&quot;http://zotero.org/users/7245292/items/WU3YAC7J&quot;],&quot;itemData&quot;:{&quot;id&quot;:907,&quot;type&quot;:&quot;article-journal&quot;,&quot;abstract&quot;:&quot;Most orders and many families of modern mammals were established during the Palaeogene. Mammalian evolution during this period of time has been correlated with global climatic events1,2,3,4, although the timing, mode and scale of such a climate–evolution link remain debatable1,5,6. The Palaeogene global climate was step-punctuated by a warming across the Palaeocene/Eocene boundary about 55 Myr ago and a cool-off throughout the late Eocene and early Oligocene epochs1,2,7,8,9,10. The most severe cooling was at 33.5 Myr, slightly after the Eocene/Oligocene boundary, and was characterized by a drop in the mean annual temperature and by changes in vegetation from Eocene dense forests to Oligocene more open country5. Here we analyse 33 Palaeogene mammal faunas from the Mongolian Plateau of China and Mongolia. There is a distinct pattern of faunal turnovers: perissodactyl-dominant faunas of the Eocene were abruptly replaced by rodent/lagomorph-dominant faunas of the Oligocene. We interpret the turnovers as having been effected by global climatic shifts and name the prominent biotic reorganization across the Eocene/Oligocene boundary the Mongolian Remodelling, which correlates to the European Grande Coupure.&quot;,&quot;container-title&quot;:&quot;Nature&quot;,&quot;DOI&quot;:&quot;10.1038/28603&quot;,&quot;ISSN&quot;:&quot;1476-4687&quot;,&quot;issue&quot;:&quot;6691&quot;,&quot;language&quot;:&quot;en&quot;,&quot;license&quot;:&quot;1998 Macmillan Magazines Ltd.&quot;,&quot;note&quot;:&quot;number: 6691\npublisher: Nature Publishing Group&quot;,&quot;page&quot;:&quot;364-367&quot;,&quot;source&quot;:&quot;www.nature.com&quot;,&quot;title&quot;:&quot;Faunal turnovers of Palaeogene mammals from the Mongolian Plateau&quot;,&quot;volume&quot;:&quot;394&quot;,&quot;author&quot;:[{&quot;family&quot;:&quot;Meng&quot;,&quot;given&quot;:&quot;Jin&quot;},{&quot;family&quot;:&quot;McKenna&quot;,&quot;given&quot;:&quot;Malcolm C.&quot;}],&quot;issued&quot;:{&quot;date-parts&quot;:[[&quot;1998&quot;,7]]}}},{&quot;id&quot;:759,&quot;uris&quot;:[&quot;http://zotero.org/users/7245292/items/EHBNG6BH&quot;],&quot;itemData&quot;:{&quot;id&quot;:759,&quot;type&quot;:&quot;article-journal&quot;,&quot;abstract&quot;:&quot;The Eocene-Oligocene boundary (EOB) marks a period of dramatic global climatic change correlated with pronounced mammalian faunal change. The timing of these events is well constrained in North America and Europe, but the Asian record has yet to produce a synthetic section linking environmental change, mammalian fossils, and precise geochronological dates. Here we present the first magnetostratigraphic section for the Hsanda Gol Formation, Mongolia, which yields significant Oligocene fossils and also marks a pattern of aridification that is tightly correlated to the EOB (33.9 Ma), supporting a broader pattern of aridification in the central Asian plateau across the EOB. Oligocene faunas of Asia can now be confidently correlated to those of North America, Europe, and Africa. These results suggest that mammalian faunal turnover within Asia occurred slightly later than similar events within Europe, and question the influence of Asian immigrants on the Grande Coupure faunal turnover.&quot;,&quot;container-title&quot;:&quot;Geology&quot;,&quot;DOI&quot;:&quot;10.1130/G30619.1&quot;,&quot;ISSN&quot;:&quot;0091-7613&quot;,&quot;issue&quot;:&quot;2&quot;,&quot;journalAbbreviation&quot;:&quot;Geology&quot;,&quot;page&quot;:&quot;111-114&quot;,&quot;source&quot;:&quot;Silverchair&quot;,&quot;title&quot;:&quot;Eocene–Oligocene transition in Central Asia and its effects on mammalian evolution&quot;,&quot;volume&quot;:&quot;38&quot;,&quot;author&quot;:[{&quot;family&quot;:&quot;Kraatz&quot;,&quot;given&quot;:&quot;Brian P.&quot;},{&quot;family&quot;:&quot;Geisler&quot;,&quot;given&quot;:&quot;Jonathan H.&quot;}],&quot;issued&quot;:{&quot;date-parts&quot;:[[&quot;2010&quot;,2,1]]}}},{&quot;id&quot;:760,&quot;uris&quot;:[&quot;http://zotero.org/users/7245292/items/6S2ANTZT&quot;],&quot;itemData&quot;:{&quot;id&quot;:760,&quot;type&quot;:&quot;article-journal&quot;,&quot;abstract&quot;:&quot;The Eocene–Oligocene Boundary (~34 million years ago) marks one of the largest extinctions of marine invertebrates in the world oceans and of mammalian fauna in Europe and Asia in the Cenozoic era. A shift to a cooler climate across this boundary has been suggested as the cause of this extinction in the marine environment, but there is no manifold evidence for a synchronous turnover of flora, fauna and climate at the Eocene–Oligocene Boundary in a single terrestrial site in Asia to support this hypothesis. Here we report new data of magnetostratigraphy, pollen and climatic proxies in the Asian interior across the Eocene–Oligocene Boundary; our results show that climate change forced a turnover of flora and fauna, suggesting there was a change from large-size perissodactyl-dominant fauna in forests under a warm-temperate climate to small rodent/lagomorph-dominant fauna in forest-steppe in a dry-temperate climate across the Eocene–Oligocene Boundary. These data provide a new terrestrial record for this significant Cenozoic environmental event.&quot;,&quot;container-title&quot;:&quot;Scientific Reports&quot;,&quot;DOI&quot;:&quot;10.1038/srep07463&quot;,&quot;ISSN&quot;:&quot;2045-2322&quot;,&quot;issue&quot;:&quot;1&quot;,&quot;journalAbbreviation&quot;:&quot;Sci Rep&quot;,&quot;language&quot;:&quot;en&quot;,&quot;license&quot;:&quot;2014 The Author(s)&quot;,&quot;note&quot;:&quot;number: 1\npublisher: Nature Publishing Group&quot;,&quot;page&quot;:&quot;7463&quot;,&quot;source&quot;:&quot;www.nature.com&quot;,&quot;title&quot;:&quot;Synchronous turnover of flora, fauna and climate at the Eocene–Oligocene Boundary in Asia&quot;,&quot;volume&quot;:&quot;4&quot;,&quot;author&quot;:[{&quot;family&quot;:&quot;Sun&quot;,&quot;given&quot;:&quot;Jimin&quot;},{&quot;family&quot;:&quot;Ni&quot;,&quot;given&quot;:&quot;Xijun&quot;},{&quot;family&quot;:&quot;Bi&quot;,&quot;given&quot;:&quot;Shundong&quot;},{&quot;family&quot;:&quot;Wu&quot;,&quot;given&quot;:&quot;Wenyu&quot;},{&quot;family&quot;:&quot;Ye&quot;,&quot;given&quot;:&quot;Jie&quot;},{&quot;family&quot;:&quot;Meng&quot;,&quot;given&quot;:&quot;Jin&quot;},{&quot;family&quot;:&quot;Windley&quot;,&quot;given&quot;:&quot;Brian F.&quot;}],&quot;issued&quot;:{&quot;date-parts&quot;:[[&quot;2014&quot;,12,12]]}}}],&quot;schema&quot;:&quot;https://github.com/citation-style-language/schema/raw/master/csl-citation.json&quot;} RNDbFUGuoXwLy"/><text:span text:style-name="T151">(24</text:span><text:span text:style-name="T149">–26)</text:span><text:reference-mark-end text:name="ZOTERO_ITEM CSL_CITATION {&quot;citationID&quot;:&quot;wGx9f2z7&quot;,&quot;properties&quot;:{&quot;formattedCitation&quot;:&quot;(24\\uc0\\u8211{}26)&quot;,&quot;plainCitation&quot;:&quot;(24–26)&quot;,&quot;noteIndex&quot;:0},&quot;citationItems&quot;:[{&quot;id&quot;:907,&quot;uris&quot;:[&quot;http://zotero.org/users/7245292/items/WU3YAC7J&quot;],&quot;itemData&quot;:{&quot;id&quot;:907,&quot;type&quot;:&quot;article-journal&quot;,&quot;abstract&quot;:&quot;Most orders and many families of modern mammals were established during the Palaeogene. Mammalian evolution during this period of time has been correlated with global climatic events1,2,3,4, although the timing, mode and scale of such a climate–evolution link remain debatable1,5,6. The Palaeogene global climate was step-punctuated by a warming across the Palaeocene/Eocene boundary about 55 Myr ago and a cool-off throughout the late Eocene and early Oligocene epochs1,2,7,8,9,10. The most severe cooling was at 33.5 Myr, slightly after the Eocene/Oligocene boundary, and was characterized by a drop in the mean annual temperature and by changes in vegetation from Eocene dense forests to Oligocene more open country5. Here we analyse 33 Palaeogene mammal faunas from the Mongolian Plateau of China and Mongolia. There is a distinct pattern of faunal turnovers: perissodactyl-dominant faunas of the Eocene were abruptly replaced by rodent/lagomorph-dominant faunas of the Oligocene. We interpret the turnovers as having been effected by global climatic shifts and name the prominent biotic reorganization across the Eocene/Oligocene boundary the Mongolian Remodelling, which correlates to the European Grande Coupure.&quot;,&quot;container-title&quot;:&quot;Nature&quot;,&quot;DOI&quot;:&quot;10.1038/28603&quot;,&quot;ISSN&quot;:&quot;1476-4687&quot;,&quot;issue&quot;:&quot;6691&quot;,&quot;language&quot;:&quot;en&quot;,&quot;license&quot;:&quot;1998 Macmillan Magazines Ltd.&quot;,&quot;note&quot;:&quot;number: 6691\npublisher: Nature Publishing Group&quot;,&quot;page&quot;:&quot;364-367&quot;,&quot;source&quot;:&quot;www.nature.com&quot;,&quot;title&quot;:&quot;Faunal turnovers of Palaeogene mammals from the Mongolian Plateau&quot;,&quot;volume&quot;:&quot;394&quot;,&quot;author&quot;:[{&quot;family&quot;:&quot;Meng&quot;,&quot;given&quot;:&quot;Jin&quot;},{&quot;family&quot;:&quot;McKenna&quot;,&quot;given&quot;:&quot;Malcolm C.&quot;}],&quot;issued&quot;:{&quot;date-parts&quot;:[[&quot;1998&quot;,7]]}}},{&quot;id&quot;:759,&quot;uris&quot;:[&quot;http://zotero.org/users/7245292/items/EHBNG6BH&quot;],&quot;itemData&quot;:{&quot;id&quot;:759,&quot;type&quot;:&quot;article-journal&quot;,&quot;abstract&quot;:&quot;The Eocene-Oligocene boundary (EOB) marks a period of dramatic global climatic change correlated with pronounced mammalian faunal change. The timing of these events is well constrained in North America and Europe, but the Asian record has yet to produce a synthetic section linking environmental change, mammalian fossils, and precise geochronological dates. Here we present the first magnetostratigraphic section for the Hsanda Gol Formation, Mongolia, which yields significant Oligocene fossils and also marks a pattern of aridification that is tightly correlated to the EOB (33.9 Ma), supporting a broader pattern of aridification in the central Asian plateau across the EOB. Oligocene faunas of Asia can now be confidently correlated to those of North America, Europe, and Africa. These results suggest that mammalian faunal turnover within Asia occurred slightly later than similar events within Europe, and question the influence of Asian immigrants on the Grande Coupure faunal turnover.&quot;,&quot;container-title&quot;:&quot;Geology&quot;,&quot;DOI&quot;:&quot;10.1130/G30619.1&quot;,&quot;ISSN&quot;:&quot;0091-7613&quot;,&quot;issue&quot;:&quot;2&quot;,&quot;journalAbbreviation&quot;:&quot;Geology&quot;,&quot;page&quot;:&quot;111-114&quot;,&quot;source&quot;:&quot;Silverchair&quot;,&quot;title&quot;:&quot;Eocene–Oligocene transition in Central Asia and its effects on mammalian evolution&quot;,&quot;volume&quot;:&quot;38&quot;,&quot;author&quot;:[{&quot;family&quot;:&quot;Kraatz&quot;,&quot;given&quot;:&quot;Brian P.&quot;},{&quot;family&quot;:&quot;Geisler&quot;,&quot;given&quot;:&quot;Jonathan H.&quot;}],&quot;issued&quot;:{&quot;date-parts&quot;:[[&quot;2010&quot;,2,1]]}}},{&quot;id&quot;:760,&quot;uris&quot;:[&quot;http://zotero.org/users/7245292/items/6S2ANTZT&quot;],&quot;itemData&quot;:{&quot;id&quot;:760,&quot;type&quot;:&quot;article-journal&quot;,&quot;abstract&quot;:&quot;The Eocene–Oligocene Boundary (~34 million years ago) marks one of the largest extinctions of marine invertebrates in the world oceans and of mammalian fauna in Europe and Asia in the Cenozoic era. A shift to a cooler climate across this boundary has been suggested as the cause of this extinction in the marine environment, but there is no manifold evidence for a synchronous turnover of flora, fauna and climate at the Eocene–Oligocene Boundary in a single terrestrial site in Asia to support this hypothesis. Here we report new data of magnetostratigraphy, pollen and climatic proxies in the Asian interior across the Eocene–Oligocene Boundary; our results show that climate change forced a turnover of flora and fauna, suggesting there was a change from large-size perissodactyl-dominant fauna in forests under a warm-temperate climate to small rodent/lagomorph-dominant fauna in forest-steppe in a dry-temperate climate across the Eocene–Oligocene Boundary. These data provide a new terrestrial record for this significant Cenozoic environmental event.&quot;,&quot;container-title&quot;:&quot;Scientific Reports&quot;,&quot;DOI&quot;:&quot;10.1038/srep07463&quot;,&quot;ISSN&quot;:&quot;2045-2322&quot;,&quot;issue&quot;:&quot;1&quot;,&quot;journalAbbreviation&quot;:&quot;Sci Rep&quot;,&quot;language&quot;:&quot;en&quot;,&quot;license&quot;:&quot;2014 The Author(s)&quot;,&quot;note&quot;:&quot;number: 1\npublisher: Nature Publishing Group&quot;,&quot;page&quot;:&quot;7463&quot;,&quot;source&quot;:&quot;www.nature.com&quot;,&quot;title&quot;:&quot;Synchronous turnover of flora, fauna and climate at the Eocene–Oligocene Boundary in Asia&quot;,&quot;volume&quot;:&quot;4&quot;,&quot;author&quot;:[{&quot;family&quot;:&quot;Sun&quot;,&quot;given&quot;:&quot;Jimin&quot;},{&quot;family&quot;:&quot;Ni&quot;,&quot;given&quot;:&quot;Xijun&quot;},{&quot;family&quot;:&quot;Bi&quot;,&quot;given&quot;:&quot;Shundong&quot;},{&quot;family&quot;:&quot;Wu&quot;,&quot;given&quot;:&quot;Wenyu&quot;},{&quot;family&quot;:&quot;Ye&quot;,&quot;given&quot;:&quot;Jie&quot;},{&quot;family&quot;:&quot;Meng&quot;,&quot;given&quot;:&quot;Jin&quot;},{&quot;family&quot;:&quot;Windley&quot;,&quot;given&quot;:&quot;Brian F.&quot;}],&quot;issued&quot;:{&quot;date-parts&quot;:[[&quot;2014&quot;,12,12]]}}}],&quot;schema&quot;:&quot;https://github.com/citation-style-language/schema/raw/master/csl-citation.json&quot;} RNDbFUGuoXwLy"/><text:span text:style-name="T160">, North America </text:span><text:reference-mark-start text:name="ZOTERO_ITEM CSL_CITATION {&quot;citationID&quot;:&quot;z1Hj3PfO&quot;,&quot;properties&quot;:{&quot;formattedCitation&quot;:&quot;(27, 28)&quot;,&quot;plainCitation&quot;:&quot;(27, 28)&quot;,&quot;noteIndex&quot;:0},&quot;citationItems&quot;:[{&quot;id&quot;:4280,&quot;uris&quot;:[&quot;http://zotero.org/users/7245292/items/3DBECHNZ&quot;],&quot;itemData&quot;:{&quot;id&quot;:4280,&quot;type&quot;:&quot;article-journal&quot;,&quot;abstract&quot;:&quot;Global climate change is having profound impacts on the natural world. However, climate influence on faunal dynamics at macroevolutionary scales remains poorly understood. In this paper we investigate the influence of climate over deep time on the diversity patterns of Cenozoic North American mammals. We use factor analysis to identify temporally correlated assemblages of taxa, or major evolutionary faunas that we can then study in relation to climatic change over the past 65 million years. These taxa can be grouped into six consecutive faunal associations that show some correspondence with the qualitative mammalian chronofaunas of previous workers. We also show that the diversity pattern of most of these chronofaunas can be correlated with the stacked deep-sea benthic foraminiferal oxygen isotope (δ18O) curve, which strongly suggests climatic forcing of faunal dynamics over a large macroevolutionary timescale. This study demonstrates the profound influence of climate on the diversity patterns of North American terrestrial mammals over the Cenozoic.&quot;,&quot;container-title&quot;:&quot;Proceedings of the National Academy of Sciences&quot;,&quot;DOI&quot;:&quot;10.1073/pnas.1110246108&quot;,&quot;issue&quot;:&quot;3&quot;,&quot;journalAbbreviation&quot;:&quot;Proc. Nat. Acad. Sc. U.S.A&quot;,&quot;note&quot;:&quot;publisher: Proceedings of the National Academy of Sciences&quot;,&quot;page&quot;:&quot;722-727&quot;,&quot;source&quot;:&quot;pnas.org (Atypon)&quot;,&quot;title&quot;:&quot;Cenozoic climate change influences mammalian evolutionary dynamics&quot;,&quot;volume&quot;:&quot;109&quot;,&quot;author&quot;:[{&quot;family&quot;:&quot;Figueirido&quot;,&quot;given&quot;:&quot;Borja&quot;},{&quot;family&quot;:&quot;Janis&quot;,&quot;given&quot;:&quot;Christine M.&quot;},{&quot;family&quot;:&quot;Pérez-Claros&quot;,&quot;given&quot;:&quot;Juan A.&quot;},{&quot;family&quot;:&quot;De Renzi&quot;,&quot;given&quot;:&quot;Miquel&quot;},{&quot;family&quot;:&quot;Palmqvist&quot;,&quot;given&quot;:&quot;Paul&quot;}],&quot;issued&quot;:{&quot;date-parts&quot;:[[&quot;2012&quot;,1,17]]}}},{&quot;id&quot;:705,&quot;uris&quot;:[&quot;http://zotero.org/users/7245292/items/8LD42RYJ&quot;],&quot;itemData&quot;:{&quot;id&quot;:705,&quot;type&quot;:&quot;chapter&quot;,&quot;abstract&quot;:&quot;24. Mammalian Faunas in North America of Bridgerian to Early Arikareean “Ages” (Eocene and Oligocene) was published in Eocene-Oligocene Climatic and Biotic Evolution on page 464.&quot;,&quot;container-title&quot;:&quot;Eocene-Oligocene Climatic and Biotic Evolution&quot;,&quot;ISBN&quot;:&quot;978-1-4008-6292-4&quot;,&quot;language&quot;:&quot;en&quot;,&quot;license&quot;:&quot;De Gruyter expressly reserves the right to use all content for commercial text and data mining within the meaning of Section 44b of the German Copyright Act.&quot;,&quot;note&quot;:&quot;DOI: 10.1515/9781400862924.464&quot;,&quot;page&quot;:&quot;464-493&quot;,&quot;publisher&quot;:&quot;Princeton University Press&quot;,&quot;source&quot;:&quot;www.degruyter.com&quot;,&quot;title&quot;:&quot;24. Mammalian Faunas in North America of Bridgerian to Early Arikareean “Ages” (Eocene and Oligocene)&quot;,&quot;URL&quot;:&quot;https://www.degruyter.com/document/doi/10.1515/9781400862924.464/html?lang=en&quot;,&quot;author&quot;:[{&quot;family&quot;:&quot;Stucky&quot;,&quot;given&quot;:&quot;Richard K.&quot;}],&quot;accessed&quot;:{&quot;date-parts&quot;:[[&quot;2023&quot;,12,6]]},&quot;issued&quot;:{&quot;date-parts&quot;:[[&quot;2014&quot;,7,14]]}}}],&quot;schema&quot;:&quot;https://github.com/citation-style-language/schema/raw/master/csl-citation.json&quot;} RNDu8akkw7Ieb"/><text:span text:style-name="T160">(27, 28)</text:span><text:reference-mark-end text:name="ZOTERO_ITEM CSL_CITATION {&quot;citationID&quot;:&quot;z1Hj3PfO&quot;,&quot;properties&quot;:{&quot;formattedCitation&quot;:&quot;(27, 28)&quot;,&quot;plainCitation&quot;:&quot;(27, 28)&quot;,&quot;noteIndex&quot;:0},&quot;citationItems&quot;:[{&quot;id&quot;:4280,&quot;uris&quot;:[&quot;http://zotero.org/users/7245292/items/3DBECHNZ&quot;],&quot;itemData&quot;:{&quot;id&quot;:4280,&quot;type&quot;:&quot;article-journal&quot;,&quot;abstract&quot;:&quot;Global climate change is having profound impacts on the natural world. However, climate influence on faunal dynamics at macroevolutionary scales remains poorly understood. In this paper we investigate the influence of climate over deep time on the diversity patterns of Cenozoic North American mammals. We use factor analysis to identify temporally correlated assemblages of taxa, or major evolutionary faunas that we can then study in relation to climatic change over the past 65 million years. These taxa can be grouped into six consecutive faunal associations that show some correspondence with the qualitative mammalian chronofaunas of previous workers. We also show that the diversity pattern of most of these chronofaunas can be correlated with the stacked deep-sea benthic foraminiferal oxygen isotope (δ18O) curve, which strongly suggests climatic forcing of faunal dynamics over a large macroevolutionary timescale. This study demonstrates the profound influence of climate on the diversity patterns of North American terrestrial mammals over the Cenozoic.&quot;,&quot;container-title&quot;:&quot;Proceedings of the National Academy of Sciences&quot;,&quot;DOI&quot;:&quot;10.1073/pnas.1110246108&quot;,&quot;issue&quot;:&quot;3&quot;,&quot;journalAbbreviation&quot;:&quot;Proc. Nat. Acad. Sc. U.S.A&quot;,&quot;note&quot;:&quot;publisher: Proceedings of the National Academy of Sciences&quot;,&quot;page&quot;:&quot;722-727&quot;,&quot;source&quot;:&quot;pnas.org (Atypon)&quot;,&quot;title&quot;:&quot;Cenozoic climate change influences mammalian evolutionary dynamics&quot;,&quot;volume&quot;:&quot;109&quot;,&quot;author&quot;:[{&quot;family&quot;:&quot;Figueirido&quot;,&quot;given&quot;:&quot;Borja&quot;},{&quot;family&quot;:&quot;Janis&quot;,&quot;given&quot;:&quot;Christine M.&quot;},{&quot;family&quot;:&quot;Pérez-Claros&quot;,&quot;given&quot;:&quot;Juan A.&quot;},{&quot;family&quot;:&quot;De Renzi&quot;,&quot;given&quot;:&quot;Miquel&quot;},{&quot;family&quot;:&quot;Palmqvist&quot;,&quot;given&quot;:&quot;Paul&quot;}],&quot;issued&quot;:{&quot;date-parts&quot;:[[&quot;2012&quot;,1,17]]}}},{&quot;id&quot;:705,&quot;uris&quot;:[&quot;http://zotero.org/users/7245292/items/8LD42RYJ&quot;],&quot;itemData&quot;:{&quot;id&quot;:705,&quot;type&quot;:&quot;chapter&quot;,&quot;abstract&quot;:&quot;24. Mammalian Faunas in North America of Bridgerian to Early Arikareean “Ages” (Eocene and Oligocene) was published in Eocene-Oligocene Climatic and Biotic Evolution on page 464.&quot;,&quot;container-title&quot;:&quot;Eocene-Oligocene Climatic and Biotic Evolution&quot;,&quot;ISBN&quot;:&quot;978-1-4008-6292-4&quot;,&quot;language&quot;:&quot;en&quot;,&quot;license&quot;:&quot;De Gruyter expressly reserves the right to use all content for commercial text and data mining within the meaning of Section 44b of the German Copyright Act.&quot;,&quot;note&quot;:&quot;DOI: 10.1515/9781400862924.464&quot;,&quot;page&quot;:&quot;464-493&quot;,&quot;publisher&quot;:&quot;Princeton University Press&quot;,&quot;source&quot;:&quot;www.degruyter.com&quot;,&quot;title&quot;:&quot;24. Mammalian Faunas in North America of Bridgerian to Early Arikareean “Ages” (Eocene and Oligocene)&quot;,&quot;URL&quot;:&quot;https://www.degruyter.com/document/doi/10.1515/9781400862924.464/html?lang=en&quot;,&quot;author&quot;:[{&quot;family&quot;:&quot;Stucky&quot;,&quot;given&quot;:&quot;Richard K.&quot;}],&quot;accessed&quot;:{&quot;date-parts&quot;:[[&quot;2023&quot;,12,6]]},&quot;issued&quot;:{&quot;date-parts&quot;:[[&quot;2014&quot;,7,14]]}}}],&quot;schema&quot;:&quot;https://github.com/citation-style-language/schema/raw/master/csl-citation.json&quot;} RNDu8akkw7Ieb"/><text:span text:style-name="T160">, Africa </text:span><text:reference-mark-start text:name="ZOTERO_ITEM CSL_CITATION {&quot;citationID&quot;:&quot;G1tdSHNf&quot;,&quot;properties&quot;:{&quot;formattedCitation&quot;:&quot;(29)&quot;,&quot;plainCitation&quot;:&quot;(29)&quot;,&quot;noteIndex&quot;:0},&quot;citationItems&quot;:[{&quot;id&quot;:3919,&quot;uris&quot;:[&quot;http://zotero.org/users/7245292/items/Q5U8JYQP&quot;],&quot;itemData&quot;:{&quot;id&quot;:3919,&quot;type&quot;:&quot;article-journal&quot;,&quot;abstract&quot;:&quot;Diverse lines of geological and geochemical evidence indicate that the Eocene-Oligocene transition (EOT) marked the onset of a global cooling phase, rapid growth of the Antarctic ice sheet, and a worldwide drop in sea level. Paleontologists have established that shifts in mammalian community structure in Europe and Asia were broadly coincident with these events, but the potential impact of early Oligocene climate change on the mammalian communities of Afro-Arabia has long been unclear. Here we employ dated phylogenies of multiple endemic Afro-Arabian mammal clades (anomaluroid and hystricognath rodents, anthropoid and strepsirrhine primates, and carnivorous hyaenodonts) to investigate lineage diversification and loss since the early Eocene. These analyses provide evidence for widespread mammalian extinction in the early Oligocene of Afro-Arabia, with almost two-thirds of peak late Eocene diversity lost in these clades by ~30 Ma. Using homology-free dental topographic metrics, we further demonstrate that the loss of Afro-Arabian rodent and primate lineages was associated with a major reduction in molar occlusal topographic disparity, suggesting a correlated loss of dietary diversity. These results raise new questions about the relative importance of global versus local influences in shaping the evolutionary trajectories of Afro-Arabia’s endemic mammals during the Oligocene.&quot;,&quot;container-title&quot;:&quot;Communications Biology&quot;,&quot;DOI&quot;:&quot;10.1038/s42003-021-02707-9&quot;,&quot;ISSN&quot;:&quot;2399-3642&quot;,&quot;issue&quot;:&quot;1&quot;,&quot;journalAbbreviation&quot;:&quot;Commun Biol&quot;,&quot;language&quot;:&quot;en&quot;,&quot;license&quot;:&quot;2021 The Author(s)&quot;,&quot;note&quot;:&quot;number: 1\npublisher: Nature Publishing Group&quot;,&quot;page&quot;:&quot;11-72&quot;,&quot;source&quot;:&quot;www.nature.com&quot;,&quot;title&quot;:&quot;Widespread loss of mammalian lineage and dietary diversity in the early Oligocene of Afro-Arabia&quot;,&quot;volume&quot;:&quot;4&quot;,&quot;author&quot;:[{&quot;family&quot;:&quot;Vries&quot;,&quot;given&quot;:&quot;Dorien&quot;,&quot;non-dropping-particle&quot;:&quot;de&quot;},{&quot;family&quot;:&quot;Heritage&quot;,&quot;given&quot;:&quot;Steven&quot;},{&quot;family&quot;:&quot;Borths&quot;,&quot;given&quot;:&quot;Matthew R.&quot;},{&quot;family&quot;:&quot;Sallam&quot;,&quot;given&quot;:&quot;Hesham M.&quot;},{&quot;family&quot;:&quot;Seiffert&quot;,&quot;given&quot;:&quot;Erik R.&quot;}],&quot;issued&quot;:{&quot;date-parts&quot;:[[&quot;2021&quot;,10,7]]}}}],&quot;schema&quot;:&quot;https://github.com/citation-style-language/schema/raw/master/csl-citation.json&quot;} RNDO0xaAZf0b3"/><text:span text:style-name="T160">(29)</text:span><text:reference-mark-end text:name="ZOTERO_ITEM CSL_CITATION {&quot;citationID&quot;:&quot;G1tdSHNf&quot;,&quot;properties&quot;:{&quot;formattedCitation&quot;:&quot;(29)&quot;,&quot;plainCitation&quot;:&quot;(29)&quot;,&quot;noteIndex&quot;:0},&quot;citationItems&quot;:[{&quot;id&quot;:3919,&quot;uris&quot;:[&quot;http://zotero.org/users/7245292/items/Q5U8JYQP&quot;],&quot;itemData&quot;:{&quot;id&quot;:3919,&quot;type&quot;:&quot;article-journal&quot;,&quot;abstract&quot;:&quot;Diverse lines of geological and geochemical evidence indicate that the Eocene-Oligocene transition (EOT) marked the onset of a global cooling phase, rapid growth of the Antarctic ice sheet, and a worldwide drop in sea level. Paleontologists have established that shifts in mammalian community structure in Europe and Asia were broadly coincident with these events, but the potential impact of early Oligocene climate change on the mammalian communities of Afro-Arabia has long been unclear. Here we employ dated phylogenies of multiple endemic Afro-Arabian mammal clades (anomaluroid and hystricognath rodents, anthropoid and strepsirrhine primates, and carnivorous hyaenodonts) to investigate lineage diversification and loss since the early Eocene. These analyses provide evidence for widespread mammalian extinction in the early Oligocene of Afro-Arabia, with almost two-thirds of peak late Eocene diversity lost in these clades by ~30 Ma. Using homology-free dental topographic metrics, we further demonstrate that the loss of Afro-Arabian rodent and primate lineages was associated with a major reduction in molar occlusal topographic disparity, suggesting a correlated loss of dietary diversity. These results raise new questions about the relative importance of global versus local influences in shaping the evolutionary trajectories of Afro-Arabia’s endemic mammals during the Oligocene.&quot;,&quot;container-title&quot;:&quot;Communications Biology&quot;,&quot;DOI&quot;:&quot;10.1038/s42003-021-02707-9&quot;,&quot;ISSN&quot;:&quot;2399-3642&quot;,&quot;issue&quot;:&quot;1&quot;,&quot;journalAbbreviation&quot;:&quot;Commun Biol&quot;,&quot;language&quot;:&quot;en&quot;,&quot;license&quot;:&quot;2021 The Author(s)&quot;,&quot;note&quot;:&quot;number: 1\npublisher: Nature Publishing Group&quot;,&quot;page&quot;:&quot;11-72&quot;,&quot;source&quot;:&quot;www.nature.com&quot;,&quot;title&quot;:&quot;Widespread loss of mammalian lineage and dietary diversity in the early Oligocene of Afro-Arabia&quot;,&quot;volume&quot;:&quot;4&quot;,&quot;author&quot;:[{&quot;family&quot;:&quot;Vries&quot;,&quot;given&quot;:&quot;Dorien&quot;,&quot;non-dropping-particle&quot;:&quot;de&quot;},{&quot;family&quot;:&quot;Heritage&quot;,&quot;given&quot;:&quot;Steven&quot;},{&quot;family&quot;:&quot;Borths&quot;,&quot;given&quot;:&quot;Matthew R.&quot;},{&quot;family&quot;:&quot;Sallam&quot;,&quot;given&quot;:&quot;Hesham M.&quot;},{&quot;family&quot;:&quot;Seiffert&quot;,&quot;given&quot;:&quot;Erik R.&quot;}],&quot;issued&quot;:{&quot;date-parts&quot;:[[&quot;2021&quot;,10,7]]}}}],&quot;schema&quot;:&quot;https://github.com/citation-style-language/schema/raw/master/csl-citation.json&quot;} RNDO0xaAZf0b3"/><text:span text:style-name="T160"> or to some extent Madagascar </text:span><text:reference-mark-start text:name="ZOTERO_ITEM CSL_CITATION {&quot;citationID&quot;:&quot;p43GHtUC&quot;,&quot;properties&quot;:{&quot;formattedCitation&quot;:&quot;(30)&quot;,&quot;plainCitation&quot;:&quot;(30)&quot;,&quot;noteIndex&quot;:0},&quot;citationItems&quot;:[{&quot;id&quot;:933,&quot;uris&quot;:[&quot;http://zotero.org/users/7245292/items/8HVSPAA5&quot;],&quot;itemData&quot;:{&quot;id&quot;:933,&quot;type&quot;:&quot;article-journal&quot;,&quot;abstract&quot;:&quot;Was there a mid-Cenozoic vertebrate extinction and recovery event in Madagascar and, if so, what are its implications for the evolution of lemurs? The near lack of an early and mid-Cenozoic fossil record on Madagascar has inhibited direct testing of any such hypotheses. We compare the terrestrial vertebrate fauna of Madagascar in the Holocene to that of early Cenozoic continental Africa to shed light on the probability of a major mid-Cenozoic lemur extinction event, followed by an “adaptive radiation” or recovery. We also use multiple analytic approaches to test competing models of lemur diversification and the null hypothesis that no unusual mid-Cenozoic extinction of lemurs occurred.&quot;,&quot;container-title&quot;:&quot;BMC Evolutionary Biology&quot;,&quot;DOI&quot;:&quot;10.1186/s12862-020-01628-1&quot;,&quot;ISSN&quot;:&quot;1471-2148&quot;,&quot;issue&quot;:&quot;1&quot;,&quot;journalAbbreviation&quot;:&quot;BMC Evolutionary Biology&quot;,&quot;page&quot;:&quot;97&quot;,&quot;source&quot;:&quot;BioMed Central&quot;,&quot;title&quot;:&quot;Mid-Cenozoic climate change, extinction, and faunal turnover in Madagascar, and their bearing on the evolution of lemurs&quot;,&quot;volume&quot;:&quot;20&quot;,&quot;author&quot;:[{&quot;family&quot;:&quot;Godfrey&quot;,&quot;given&quot;:&quot;Laurie R.&quot;},{&quot;family&quot;:&quot;Samonds&quot;,&quot;given&quot;:&quot;Karen E.&quot;},{&quot;family&quot;:&quot;Baldwin&quot;,&quot;given&quot;:&quot;Justin W.&quot;},{&quot;family&quot;:&quot;Sutherland&quot;,&quot;given&quot;:&quot;Michael R.&quot;},{&quot;family&quot;:&quot;Kamilar&quot;,&quot;given&quot;:&quot;Jason M.&quot;},{&quot;family&quot;:&quot;Allfisher&quot;,&quot;given&quot;:&quot;Kristen L.&quot;}],&quot;issued&quot;:{&quot;date-parts&quot;:[[&quot;2020&quot;,8,8]]}}}],&quot;schema&quot;:&quot;https://github.com/citation-style-language/schema/raw/master/csl-citation.json&quot;} RNDvuKylnFvfq"/><text:span text:style-name="T160">(30)</text:span><text:reference-mark-end text:name="ZOTERO_ITEM CSL_CITATION {&quot;citationID&quot;:&quot;p43GHtUC&quot;,&quot;properties&quot;:{&quot;formattedCitation&quot;:&quot;(30)&quot;,&quot;plainCitation&quot;:&quot;(30)&quot;,&quot;noteIndex&quot;:0},&quot;citationItems&quot;:[{&quot;id&quot;:933,&quot;uris&quot;:[&quot;http://zotero.org/users/7245292/items/8HVSPAA5&quot;],&quot;itemData&quot;:{&quot;id&quot;:933,&quot;type&quot;:&quot;article-journal&quot;,&quot;abstract&quot;:&quot;Was there a mid-Cenozoic vertebrate extinction and recovery event in Madagascar and, if so, what are its implications for the evolution of lemurs? The near lack of an early and mid-Cenozoic fossil record on Madagascar has inhibited direct testing of any such hypotheses. We compare the terrestrial vertebrate fauna of Madagascar in the Holocene to that of early Cenozoic continental Africa to shed light on the probability of a major mid-Cenozoic lemur extinction event, followed by an “adaptive radiation” or recovery. We also use multiple analytic approaches to test competing models of lemur diversification and the null hypothesis that no unusual mid-Cenozoic extinction of lemurs occurred.&quot;,&quot;container-title&quot;:&quot;BMC Evolutionary Biology&quot;,&quot;DOI&quot;:&quot;10.1186/s12862-020-01628-1&quot;,&quot;ISSN&quot;:&quot;1471-2148&quot;,&quot;issue&quot;:&quot;1&quot;,&quot;journalAbbreviation&quot;:&quot;BMC Evolutionary Biology&quot;,&quot;page&quot;:&quot;97&quot;,&quot;source&quot;:&quot;BioMed Central&quot;,&quot;title&quot;:&quot;Mid-Cenozoic climate change, extinction, and faunal turnover in Madagascar, and their bearing on the evolution of lemurs&quot;,&quot;volume&quot;:&quot;20&quot;,&quot;author&quot;:[{&quot;family&quot;:&quot;Godfrey&quot;,&quot;given&quot;:&quot;Laurie R.&quot;},{&quot;family&quot;:&quot;Samonds&quot;,&quot;given&quot;:&quot;Karen E.&quot;},{&quot;family&quot;:&quot;Baldwin&quot;,&quot;given&quot;:&quot;Justin W.&quot;},{&quot;family&quot;:&quot;Sutherland&quot;,&quot;given&quot;:&quot;Michael R.&quot;},{&quot;family&quot;:&quot;Kamilar&quot;,&quot;given&quot;:&quot;Jason M.&quot;},{&quot;family&quot;:&quot;Allfisher&quot;,&quot;given&quot;:&quot;Kristen L.&quot;}],&quot;issued&quot;:{&quot;date-parts&quot;:[[&quot;2020&quot;,8,8]]}}}],&quot;schema&quot;:&quot;https://github.com/citation-style-language/schema/raw/master/csl-citation.json&quot;} RNDvuKylnFvfq"/><text:span text:style-name="T160">. Recently, Hoyal Cuthill et al. </text:span><text:reference-mark-start text:name="ZOTERO_ITEM CSL_CITATION {&quot;citationID&quot;:&quot;a6RIZYTq&quot;,&quot;properties&quot;:{&quot;formattedCitation&quot;:&quot;(31)&quot;,&quot;plainCitation&quot;:&quot;(31)&quot;,&quot;noteIndex&quot;:0},&quot;citationItems&quot;:[{&quot;id&quot;:947,&quot;uris&quot;:[&quot;http://zotero.org/users/7245292/items/L84ABIMJ&quot;],&quot;itemData&quot;:{&quot;id&quot;:947,&quot;type&quot;:&quot;article-journal&quot;,&quot;abstract&quot;:&quot;The hypothesis that destructive mass extinctions enable creative evolutionary radiations (creative destruction) is central to classic concepts of macroevolution1,2. However, the relative impacts of extinction and radiation on the co-occurrence of species have not been directly quantitatively compared across the Phanerozoic eon. Here we apply machine learning to generate a spatial embedding (multidimensional ordination) of the temporal co-occurrence structure of the Phanerozoic fossil record, covering 1,273,254 occurrences in the Paleobiology Database for 171,231 embedded species. This facilitates the simultaneous comparison of macroevolutionary disruptions, using measures independent of secular diversity trends. Among the 5% most significant periods of disruption, we identify the ‘big five’ mass extinction events2, seven additional mass extinctions, two combined mass extinction–radiation events and 15 mass radiations. In contrast to narratives that emphasize post-extinction radiations1,3, we find that the proportionally most comparable mass radiations and extinctions (such as the Cambrian explosion and the end-Permian mass extinction) are typically decoupled in time, refuting any direct causal relationship between them. Moreover, in addition to extinctions4, evolutionary radiations themselves cause evolutionary decay (modelled co-occurrence probability and shared fraction of species between times approaching zero), a concept that we describe as destructive creation. A direct test of the time to over-threshold macroevolutionary decay4 (shared fraction of species between two times ≤ 0.1), counted by the decay clock, reveals saw-toothed fluctuations around a Phanerozoic mean of 18.6 million years. As the Quaternary period began at a below-average decay-clock time of 11 million years, modern extinctions further increase life’s decay-clock debt.&quot;,&quot;container-title&quot;:&quot;Nature&quot;,&quot;DOI&quot;:&quot;10.1038/s41586-020-3003-4&quot;,&quot;ISSN&quot;:&quot;1476-4687&quot;,&quot;issue&quot;:&quot;7839&quot;,&quot;language&quot;:&quot;en&quot;,&quot;license&quot;:&quot;2020 The Author(s), under exclusive licence to Springer Nature Limited&quot;,&quot;note&quot;:&quot;number: 7839\npublisher: Nature Publishing Group&quot;,&quot;page&quot;:&quot;636-641&quot;,&quot;source&quot;:&quot;www.nature.com&quot;,&quot;title&quot;:&quot;Impacts of speciation and extinction measured by an evolutionary decay clock&quot;,&quot;volume&quot;:&quot;588&quot;,&quot;author&quot;:[{&quot;family&quot;:&quot;Hoyal Cuthill&quot;,&quot;given&quot;:&quot;Jennifer F.&quot;},{&quot;family&quot;:&quot;Guttenberg&quot;,&quot;given&quot;:&quot;Nicholas&quot;},{&quot;family&quot;:&quot;Budd&quot;,&quot;given&quot;:&quot;Graham E.&quot;}],&quot;issued&quot;:{&quot;date-parts&quot;:[[&quot;2020&quot;,12]]}}}],&quot;schema&quot;:&quot;https://github.com/citation-style-language/schema/raw/master/csl-citation.json&quot;} RNDj514ZBUDkV"/><text:span text:style-name="T160">(31)</text:span><text:reference-mark-end text:name="ZOTERO_ITEM CSL_CITATION {&quot;citationID&quot;:&quot;a6RIZYTq&quot;,&quot;properties&quot;:{&quot;formattedCitation&quot;:&quot;(31)&quot;,&quot;plainCitation&quot;:&quot;(31)&quot;,&quot;noteIndex&quot;:0},&quot;citationItems&quot;:[{&quot;id&quot;:947,&quot;uris&quot;:[&quot;http://zotero.org/users/7245292/items/L84ABIMJ&quot;],&quot;itemData&quot;:{&quot;id&quot;:947,&quot;type&quot;:&quot;article-journal&quot;,&quot;abstract&quot;:&quot;The hypothesis that destructive mass extinctions enable creative evolutionary radiations (creative destruction) is central to classic concepts of macroevolution1,2. However, the relative impacts of extinction and radiation on the co-occurrence of species have not been directly quantitatively compared across the Phanerozoic eon. Here we apply machine learning to generate a spatial embedding (multidimensional ordination) of the temporal co-occurrence structure of the Phanerozoic fossil record, covering 1,273,254 occurrences in the Paleobiology Database for 171,231 embedded species. This facilitates the simultaneous comparison of macroevolutionary disruptions, using measures independent of secular diversity trends. Among the 5% most significant periods of disruption, we identify the ‘big five’ mass extinction events2, seven additional mass extinctions, two combined mass extinction–radiation events and 15 mass radiations. In contrast to narratives that emphasize post-extinction radiations1,3, we find that the proportionally most comparable mass radiations and extinctions (such as the Cambrian explosion and the end-Permian mass extinction) are typically decoupled in time, refuting any direct causal relationship between them. Moreover, in addition to extinctions4, evolutionary radiations themselves cause evolutionary decay (modelled co-occurrence probability and shared fraction of species between times approaching zero), a concept that we describe as destructive creation. A direct test of the time to over-threshold macroevolutionary decay4 (shared fraction of species between two times ≤ 0.1), counted by the decay clock, reveals saw-toothed fluctuations around a Phanerozoic mean of 18.6 million years. As the Quaternary period began at a below-average decay-clock time of 11 million years, modern extinctions further increase life’s decay-clock debt.&quot;,&quot;container-title&quot;:&quot;Nature&quot;,&quot;DOI&quot;:&quot;10.1038/s41586-020-3003-4&quot;,&quot;ISSN&quot;:&quot;1476-4687&quot;,&quot;issue&quot;:&quot;7839&quot;,&quot;language&quot;:&quot;en&quot;,&quot;license&quot;:&quot;2020 The Author(s), under exclusive licence to Springer Nature Limited&quot;,&quot;note&quot;:&quot;number: 7839\npublisher: Nature Publishing Group&quot;,&quot;page&quot;:&quot;636-641&quot;,&quot;source&quot;:&quot;www.nature.com&quot;,&quot;title&quot;:&quot;Impacts of speciation and extinction measured by an evolutionary decay clock&quot;,&quot;volume&quot;:&quot;588&quot;,&quot;author&quot;:[{&quot;family&quot;:&quot;Hoyal Cuthill&quot;,&quot;given&quot;:&quot;Jennifer F.&quot;},{&quot;family&quot;:&quot;Guttenberg&quot;,&quot;given&quot;:&quot;Nicholas&quot;},{&quot;family&quot;:&quot;Budd&quot;,&quot;given&quot;:&quot;Graham E.&quot;}],&quot;issued&quot;:{&quot;date-parts&quot;:[[&quot;2020&quot;,12]]}}}],&quot;schema&quot;:&quot;https://github.com/citation-style-language/schema/raw/master/csl-citation.json&quot;} RNDj514ZBUDkV"/><text:span text:style-name="T160"> even came to rank this geological boundary as the second most important extinction event throughout the history of life.</text:span></text:p>
      <text:p text:style-name="P6"><text:span text:style-name="T36"><text:tab/>In central and southern South America, substantial changes have been documented in </text:span><text:span text:style-name="T39">m</text:span><text:span text:style-name="T36">etatheria</text:span><text:span text:style-name="T39">n</text:span><text:span text:style-name="T41">s</text:span><text:span text:style-name="T36"> </text:span><text:reference-mark-start text:name="ZOTERO_ITEM CSL_CITATION {&quot;citationID&quot;:&quot;k7TQSsmS&quot;,&quot;properties&quot;:{&quot;formattedCitation&quot;:&quot;(32, 33)&quot;,&quot;plainCitation&quot;:&quot;(32, 33)&quot;,&quot;noteIndex&quot;:0},&quot;citationItems&quot;:[{&quot;id&quot;:777,&quot;uris&quot;:[&quot;http://zotero.org/users/7245292/items/S28GWLTY&quot;],&quot;itemData&quot;:{&quot;id&quot;:777,&quot;type&quot;:&quot;article-journal&quot;,&quot;abstract&quot;:&quot;The Eocene-Oligocene boundary (EOB) marks a period of remodeling in the metatherian faunas of South America. Paucituberculata was one of the groups that successfully diversified as the climate and environment conditions changed, and they became, during the first part of the Neogene, an important component of micromammal assemblages. Among paucituberculatans, the non-pichipilid palaeothentoids (NPP) has been recognized as the clade that diversified most widely in post-EOB times. Here we explore the evolutionary response of the NPP to the climatic-environmental changes around the EOB, by analysing the temporal patterns of disparity, taxonomic diversity and body mass in a phylogenetic context. To asses the magnitude of the NPP radiation comparisons based on these macroevolutionary parameters were done with its sister-group Pichipilidae, and its next closest relative, the Caenolestidae. In all considered parameters, NPP reached values significantly higher than the remaining paucituberculatans clades. From its initial diversification in the middle Eocene, taxonomic diversity increased through time, but it was decoupled from disparity across the EOB, and from the late Oligocene to early Miocene. The Oligocene emerges as the key period in NPP evolution, which is evidenced by a significant and concordant expansion of disparity and taxonomic diversity, suggesting evolution into empty ecospace.&quot;,&quot;container-title&quot;:&quot;Historical Biology&quot;,&quot;DOI&quot;:&quot;10.1080/08912963.2018.1502286&quot;,&quot;ISSN&quot;:&quot;0891-2963&quot;,&quot;issue&quot;:&quot;4&quot;,&quot;note&quot;:&quot;publisher: Taylor &amp; Francis\n_eprint: https://doi.org/10.1080/08912963.2018.1502286&quot;,&quot;page&quot;:&quot;476-493&quot;,&quot;source&quot;:&quot;Taylor and Francis+NEJM&quot;,&quot;title&quot;:&quot;Evolution of South American Paucituberculata (Metatheria: Marsupialia): adaptive radiation and climate changes at the Eocene-Oligocene boundary&quot;,&quot;title-short&quot;:&quot;Evolution of South American Paucituberculata (Metatheria&quot;,&quot;volume&quot;:&quot;32&quot;,&quot;author&quot;:[{&quot;family&quot;:&quot;Abello&quot;,&quot;given&quot;:&quot;María Alejandra&quot;},{&quot;family&quot;:&quot;Toledo&quot;,&quot;given&quot;:&quot;Nestor&quot;},{&quot;family&quot;:&quot;Ortiz-Jaureguizar&quot;,&quot;given&quot;:&quot;Edgardo&quot;}],&quot;issued&quot;:{&quot;date-parts&quot;:[[&quot;2020&quot;,4,20]]}}},{&quot;id&quot;:910,&quot;uris&quot;:[&quot;http://zotero.org/users/7245292/items/ZFIEA5DT&quot;],&quot;itemData&quot;:{&quot;id&quot;:910,&quot;type&quot;:&quot;article-journal&quot;,&quot;abstract&quot;:&quot;We describe two new marsupial assemblages from GBV-4 “La Cancha” and GBV-19 “La Cantera,” localities at Gran Barranca south of Lake Colhue-Huapi in central Patagonia (Sarmiento Department, Chubut Province, Argentina). These remarkable new faunas&quot;,&quot;container-title&quot;:&quot;Paleontology of Gran Barranca. Cambridge Univ Press, New York, 448&quot;,&quot;issue&quot;:&quot;448&quot;,&quot;page&quot;:&quot;71-107&quot;,&quot;source&quot;:&quot;www.academia.edu&quot;,&quot;title&quot;:&quot;Middle Tertiary marsupials from central Patagonia (early Oligocene of Gran Barranca): understanding South America’s Grande Coupure.&quot;,&quot;title-short&quot;:&quot;Goin FJ, et al. (2010) Middle Tertiary marsupials from central Patagonia (early Oligocene of Gran Barranca)&quot;,&quot;author&quot;:[{&quot;family&quot;:&quot;Goin&quot;,&quot;given&quot;:&quot;Francisco J.&quot;},{&quot;family&quot;:&quot;Abello&quot;,&quot;given&quot;:&quot;M. Alejandra&quot;},{&quot;family&quot;:&quot;Chornogubsky&quot;,&quot;given&quot;:&quot;Laura&quot;}],&quot;issued&quot;:{&quot;date-parts&quot;:[[&quot;2010&quot;,1,1]]}}}],&quot;schema&quot;:&quot;https://github.com/citation-style-language/schema/raw/master/csl-citation.json&quot;} RNDPZwqwLz0Hd"/><text:span text:style-name="T36">(32, 33)</text:span><text:reference-mark-end text:name="ZOTERO_ITEM CSL_CITATION {&quot;citationID&quot;:&quot;k7TQSsmS&quot;,&quot;properties&quot;:{&quot;formattedCitation&quot;:&quot;(32, 33)&quot;,&quot;plainCitation&quot;:&quot;(32, 33)&quot;,&quot;noteIndex&quot;:0},&quot;citationItems&quot;:[{&quot;id&quot;:777,&quot;uris&quot;:[&quot;http://zotero.org/users/7245292/items/S28GWLTY&quot;],&quot;itemData&quot;:{&quot;id&quot;:777,&quot;type&quot;:&quot;article-journal&quot;,&quot;abstract&quot;:&quot;The Eocene-Oligocene boundary (EOB) marks a period of remodeling in the metatherian faunas of South America. Paucituberculata was one of the groups that successfully diversified as the climate and environment conditions changed, and they became, during the first part of the Neogene, an important component of micromammal assemblages. Among paucituberculatans, the non-pichipilid palaeothentoids (NPP) has been recognized as the clade that diversified most widely in post-EOB times. Here we explore the evolutionary response of the NPP to the climatic-environmental changes around the EOB, by analysing the temporal patterns of disparity, taxonomic diversity and body mass in a phylogenetic context. To asses the magnitude of the NPP radiation comparisons based on these macroevolutionary parameters were done with its sister-group Pichipilidae, and its next closest relative, the Caenolestidae. In all considered parameters, NPP reached values significantly higher than the remaining paucituberculatans clades. From its initial diversification in the middle Eocene, taxonomic diversity increased through time, but it was decoupled from disparity across the EOB, and from the late Oligocene to early Miocene. The Oligocene emerges as the key period in NPP evolution, which is evidenced by a significant and concordant expansion of disparity and taxonomic diversity, suggesting evolution into empty ecospace.&quot;,&quot;container-title&quot;:&quot;Historical Biology&quot;,&quot;DOI&quot;:&quot;10.1080/08912963.2018.1502286&quot;,&quot;ISSN&quot;:&quot;0891-2963&quot;,&quot;issue&quot;:&quot;4&quot;,&quot;note&quot;:&quot;publisher: Taylor &amp; Francis\n_eprint: https://doi.org/10.1080/08912963.2018.1502286&quot;,&quot;page&quot;:&quot;476-493&quot;,&quot;source&quot;:&quot;Taylor and Francis+NEJM&quot;,&quot;title&quot;:&quot;Evolution of South American Paucituberculata (Metatheria: Marsupialia): adaptive radiation and climate changes at the Eocene-Oligocene boundary&quot;,&quot;title-short&quot;:&quot;Evolution of South American Paucituberculata (Metatheria&quot;,&quot;volume&quot;:&quot;32&quot;,&quot;author&quot;:[{&quot;family&quot;:&quot;Abello&quot;,&quot;given&quot;:&quot;María Alejandra&quot;},{&quot;family&quot;:&quot;Toledo&quot;,&quot;given&quot;:&quot;Nestor&quot;},{&quot;family&quot;:&quot;Ortiz-Jaureguizar&quot;,&quot;given&quot;:&quot;Edgardo&quot;}],&quot;issued&quot;:{&quot;date-parts&quot;:[[&quot;2020&quot;,4,20]]}}},{&quot;id&quot;:910,&quot;uris&quot;:[&quot;http://zotero.org/users/7245292/items/ZFIEA5DT&quot;],&quot;itemData&quot;:{&quot;id&quot;:910,&quot;type&quot;:&quot;article-journal&quot;,&quot;abstract&quot;:&quot;We describe two new marsupial assemblages from GBV-4 “La Cancha” and GBV-19 “La Cantera,” localities at Gran Barranca south of Lake Colhue-Huapi in central Patagonia (Sarmiento Department, Chubut Province, Argentina). These remarkable new faunas&quot;,&quot;container-title&quot;:&quot;Paleontology of Gran Barranca. Cambridge Univ Press, New York, 448&quot;,&quot;issue&quot;:&quot;448&quot;,&quot;page&quot;:&quot;71-107&quot;,&quot;source&quot;:&quot;www.academia.edu&quot;,&quot;title&quot;:&quot;Middle Tertiary marsupials from central Patagonia (early Oligocene of Gran Barranca): understanding South America’s Grande Coupure.&quot;,&quot;title-short&quot;:&quot;Goin FJ, et al. (2010) Middle Tertiary marsupials from central Patagonia (early Oligocene of Gran Barranca)&quot;,&quot;author&quot;:[{&quot;family&quot;:&quot;Goin&quot;,&quot;given&quot;:&quot;Francisco J.&quot;},{&quot;family&quot;:&quot;Abello&quot;,&quot;given&quot;:&quot;M. Alejandra&quot;},{&quot;family&quot;:&quot;Chornogubsky&quot;,&quot;given&quot;:&quot;Laura&quot;}],&quot;issued&quot;:{&quot;date-parts&quot;:[[&quot;2010&quot;,1,1]]}}}],&quot;schema&quot;:&quot;https://github.com/citation-style-language/schema/raw/master/csl-citation.json&quot;} RNDPZwqwLz0Hd"/><text:span text:style-name="T36"> and native ungulate</text:span><text:span text:style-name="T41">s</text:span><text:span text:style-name="T36"> </text:span><text:reference-mark-start text:name="ZOTERO_ITEM CSL_CITATION {&quot;citationID&quot;:&quot;ST9MCCN1&quot;,&quot;properties&quot;:{&quot;formattedCitation&quot;:&quot;(9)&quot;,&quot;plainCitation&quot;:&quot;(9)&quot;,&quot;noteIndex&quot;:0},&quot;citationItems&quot;:[{&quot;id&quot;:906,&quot;uris&quot;:[&quot;http://zotero.org/users/7245292/items/B6CJAXUE&quot;],&quot;itemData&quot;:{&quot;id&quot;:906,&quot;type&quot;:&quot;article-journal&quot;,&quot;container-title&quot;:&quot;Arquivos do Museu Nacional, Rio de Janeiro&quot;,&quot;issue&quot;:&quot;1&quot;,&quot;page&quot;:&quot;191-211&quot;,&quot;title&quot;:&quot;The Tinguiririca Fauna of Chile and the early stages of \&quot;modernization\&quot; of South American mammal faunas&quot;,&quot;volume&quot;:&quot;66&quot;,&quot;author&quot;:[{&quot;family&quot;:&quot;Croft&quot;,&quot;given&quot;:&quot;Darin A&quot;},{&quot;family&quot;:&quot;Flynn&quot;,&quot;given&quot;:&quot;John J&quot;},{&quot;family&quot;:&quot;Wyss&quot;,&quot;given&quot;:&quot;André R&quot;}],&quot;issued&quot;:{&quot;date-parts&quot;:[[&quot;2008&quot;]]}}}],&quot;schema&quot;:&quot;https://github.com/citation-style-language/schema/raw/master/csl-citation.json&quot;} RNDwoTmXOMrXW"/><text:span text:style-name="T36">(9)</text:span><text:reference-mark-end text:name="ZOTERO_ITEM CSL_CITATION {&quot;citationID&quot;:&quot;ST9MCCN1&quot;,&quot;properties&quot;:{&quot;formattedCitation&quot;:&quot;(9)&quot;,&quot;plainCitation&quot;:&quot;(9)&quot;,&quot;noteIndex&quot;:0},&quot;citationItems&quot;:[{&quot;id&quot;:906,&quot;uris&quot;:[&quot;http://zotero.org/users/7245292/items/B6CJAXUE&quot;],&quot;itemData&quot;:{&quot;id&quot;:906,&quot;type&quot;:&quot;article-journal&quot;,&quot;container-title&quot;:&quot;Arquivos do Museu Nacional, Rio de Janeiro&quot;,&quot;issue&quot;:&quot;1&quot;,&quot;page&quot;:&quot;191-211&quot;,&quot;title&quot;:&quot;The Tinguiririca Fauna of Chile and the early stages of \&quot;modernization\&quot; of South American mammal faunas&quot;,&quot;volume&quot;:&quot;66&quot;,&quot;author&quot;:[{&quot;family&quot;:&quot;Croft&quot;,&quot;given&quot;:&quot;Darin A&quot;},{&quot;family&quot;:&quot;Flynn&quot;,&quot;given&quot;:&quot;John J&quot;},{&quot;family&quot;:&quot;Wyss&quot;,&quot;given&quot;:&quot;André R&quot;}],&quot;issued&quot;:{&quot;date-parts&quot;:[[&quot;2008&quot;]]}}}],&quot;schema&quot;:&quot;https://github.com/citation-style-language/schema/raw/master/csl-citation.json&quot;} RNDwoTmXOMrXW"/><text:span text:style-name="T36"> </text:span><text:span text:style-name="T39">near the EOT.</text:span><text:span text:style-name="T36"> As an echo to the ‘Grande Coupure’, Goin et al. </text:span><text:reference-mark-start text:name="ZOTERO_ITEM CSL_CITATION {&quot;citationID&quot;:&quot;TXR6JnOR&quot;,&quot;properties&quot;:{&quot;formattedCitation&quot;:&quot;(33)&quot;,&quot;plainCitation&quot;:&quot;(33)&quot;,&quot;noteIndex&quot;:0},&quot;citationItems&quot;:[{&quot;id&quot;:910,&quot;uris&quot;:[&quot;http://zotero.org/users/7245292/items/ZFIEA5DT&quot;],&quot;itemData&quot;:{&quot;id&quot;:910,&quot;type&quot;:&quot;article-journal&quot;,&quot;abstract&quot;:&quot;We describe two new marsupial assemblages from GBV-4 “La Cancha” and GBV-19 “La Cantera,” localities at Gran Barranca south of Lake Colhue-Huapi in central Patagonia (Sarmiento Department, Chubut Province, Argentina). These remarkable new faunas&quot;,&quot;container-title&quot;:&quot;Paleontology of Gran Barranca. Cambridge Univ Press, New York, 448&quot;,&quot;issue&quot;:&quot;448&quot;,&quot;page&quot;:&quot;71-107&quot;,&quot;source&quot;:&quot;www.academia.edu&quot;,&quot;title&quot;:&quot;Middle Tertiary marsupials from central Patagonia (early Oligocene of Gran Barranca): understanding South America’s Grande Coupure.&quot;,&quot;title-short&quot;:&quot;Goin FJ, et al. (2010) Middle Tertiary marsupials from central Patagonia (early Oligocene of Gran Barranca)&quot;,&quot;author&quot;:[{&quot;family&quot;:&quot;Goin&quot;,&quot;given&quot;:&quot;Francisco J.&quot;},{&quot;family&quot;:&quot;Abello&quot;,&quot;given&quot;:&quot;M. Alejandra&quot;},{&quot;family&quot;:&quot;Chornogubsky&quot;,&quot;given&quot;:&quot;Laura&quot;}],&quot;issued&quot;:{&quot;date-parts&quot;:[[&quot;2010&quot;,1,1]]}}}],&quot;schema&quot;:&quot;https://github.com/citation-style-language/schema/raw/master/csl-citation.json&quot;} RNDpcgeWYdnv2"/><text:span text:style-name="T36">(33)</text:span><text:reference-mark-end text:name="ZOTERO_ITEM CSL_CITATION {&quot;citationID&quot;:&quot;TXR6JnOR&quot;,&quot;properties&quot;:{&quot;formattedCitation&quot;:&quot;(33)&quot;,&quot;plainCitation&quot;:&quot;(33)&quot;,&quot;noteIndex&quot;:0},&quot;citationItems&quot;:[{&quot;id&quot;:910,&quot;uris&quot;:[&quot;http://zotero.org/users/7245292/items/ZFIEA5DT&quot;],&quot;itemData&quot;:{&quot;id&quot;:910,&quot;type&quot;:&quot;article-journal&quot;,&quot;abstract&quot;:&quot;We describe two new marsupial assemblages from GBV-4 “La Cancha” and GBV-19 “La Cantera,” localities at Gran Barranca south of Lake Colhue-Huapi in central Patagonia (Sarmiento Department, Chubut Province, Argentina). These remarkable new faunas&quot;,&quot;container-title&quot;:&quot;Paleontology of Gran Barranca. Cambridge Univ Press, New York, 448&quot;,&quot;issue&quot;:&quot;448&quot;,&quot;page&quot;:&quot;71-107&quot;,&quot;source&quot;:&quot;www.academia.edu&quot;,&quot;title&quot;:&quot;Middle Tertiary marsupials from central Patagonia (early Oligocene of Gran Barranca): understanding South America’s Grande Coupure.&quot;,&quot;title-short&quot;:&quot;Goin FJ, et al. (2010) Middle Tertiary marsupials from central Patagonia (early Oligocene of Gran Barranca)&quot;,&quot;author&quot;:[{&quot;family&quot;:&quot;Goin&quot;,&quot;given&quot;:&quot;Francisco J.&quot;},{&quot;family&quot;:&quot;Abello&quot;,&quot;given&quot;:&quot;M. Alejandra&quot;},{&quot;family&quot;:&quot;Chornogubsky&quot;,&quot;given&quot;:&quot;Laura&quot;}],&quot;issued&quot;:{&quot;date-parts&quot;:[[&quot;2010&quot;,1,1]]}}}],&quot;schema&quot;:&quot;https://github.com/citation-style-language/schema/raw/master/csl-citation.json&quot;} RNDpcgeWYdnv2"/><text:span text:style-name="T36"> even introduced the term ‘Bisagra Patagónica’ (</text:span><text:span text:style-name="T103">Patagonian Hinge</text:span><text:span text:style-name="T36">) to characterize the changes among metatherian communities in Patagonia </text:span><text:span text:style-name="T39">possibly related to the EOT</text:span><text:span text:style-name="T36">. General morphological trends have been highlighted in ‘modernized’ </text:span><text:span text:style-name="T79">notoungulate </text:span><text:span text:style-name="T36">faunas, with a net increase in body mass and cheek </text:span><text:soft-page-break/><text:span text:style-name="T36">teeth’s crown height </text:span><text:reference-mark-start text:name="ZOTERO_ITEM CSL_CITATION {&quot;citationID&quot;:&quot;efaDPoYd&quot;,&quot;properties&quot;:{&quot;formattedCitation&quot;:&quot;(34)&quot;,&quot;plainCitation&quot;:&quot;(34)&quot;,&quot;noteIndex&quot;:0},&quot;citationItems&quot;:[{&quot;id&quot;:4079,&quot;uris&quot;:[&quot;http://zotero.org/users/7245292/items/CPY74DRI&quot;],&quot;itemData&quot;:{&quot;id&quot;:4079,&quot;type&quot;:&quot;article-journal&quot;,&quot;abstract&quot;:&quot;Members of the Order Notoungulata are among the most diverse and common mammals in South America during the Cenozoic. Several lineages within notoungulates (e.g., suborders Typotheria and Toxodontia) show a tendency for increased body sizes and hypsodonty during the last 50 Myr. However, the timing, evolutionary mode, and drivers of such tendencies are not entirely understood. In this paper, we use an extensive database of notoungulate fossil occurrences and body mass and hypsodonty estimates to characterize the evolutionary mode of these two phenotypic traits over time, test the extent to which several factors (e.g., development of open environments in the south of South America) have influenced it through time, and investigate whether large trait values were selected through elevated origination or reduced extinction rates. Our results demonstrate that most of the major notoungulate clades evolved toward larger body sizes (up 1500 kg) and higher tooth crown, from a small and low-crowned tooth ancestor, in a punctuated mode. We also show that body mass and the hypsodonty in typotherians and toxodonts had a coupled evolutionary history. Species sorting was a relevant macroevolutionary process in some notoungulate clades, as taxa with high teeth crown and body mass had lower extinction rates. Finally, the development of the hypsodonty in notoungulates must reflect repeated and quick instances of adaptive responses to the increased availability of volcanic or other terrigenous particles, within the broad context of the SSA Cenozoic Andean mountain building.&quot;,&quot;container-title&quot;:&quot;Palaeogeography, Palaeoclimatology, Palaeoecology&quot;,&quot;DOI&quot;:&quot;10.1016/j.palaeo.2021.110306&quot;,&quot;ISSN&quot;:&quot;0031-0182&quot;,&quot;journalAbbreviation&quot;:&quot;Palaeogeography, Palaeoclimatology, Palaeoecology&quot;,&quot;page&quot;:&quot;110306&quot;,&quot;source&quot;:&quot;ScienceDirect&quot;,&quot;title&quot;:&quot;Evolutionary trends of body size and hypsodonty in notoungulates and their probable drivers&quot;,&quot;volume&quot;:&quot;568&quot;,&quot;author&quot;:[{&quot;family&quot;:&quot;Solórzano&quot;,&quot;given&quot;:&quot;Andrés&quot;},{&quot;family&quot;:&quot;Núñez-Flores&quot;,&quot;given&quot;:&quot;Mónica&quot;}],&quot;issued&quot;:{&quot;date-parts&quot;:[[&quot;2021&quot;,4,15]]}}}],&quot;schema&quot;:&quot;https://github.com/citation-style-language/schema/raw/master/csl-citation.json&quot;} RNDpTe9wydqJz"/><text:span text:style-name="T36">(34)</text:span><text:reference-mark-end text:name="ZOTERO_ITEM CSL_CITATION {&quot;citationID&quot;:&quot;efaDPoYd&quot;,&quot;properties&quot;:{&quot;formattedCitation&quot;:&quot;(34)&quot;,&quot;plainCitation&quot;:&quot;(34)&quot;,&quot;noteIndex&quot;:0},&quot;citationItems&quot;:[{&quot;id&quot;:4079,&quot;uris&quot;:[&quot;http://zotero.org/users/7245292/items/CPY74DRI&quot;],&quot;itemData&quot;:{&quot;id&quot;:4079,&quot;type&quot;:&quot;article-journal&quot;,&quot;abstract&quot;:&quot;Members of the Order Notoungulata are among the most diverse and common mammals in South America during the Cenozoic. Several lineages within notoungulates (e.g., suborders Typotheria and Toxodontia) show a tendency for increased body sizes and hypsodonty during the last 50 Myr. However, the timing, evolutionary mode, and drivers of such tendencies are not entirely understood. In this paper, we use an extensive database of notoungulate fossil occurrences and body mass and hypsodonty estimates to characterize the evolutionary mode of these two phenotypic traits over time, test the extent to which several factors (e.g., development of open environments in the south of South America) have influenced it through time, and investigate whether large trait values were selected through elevated origination or reduced extinction rates. Our results demonstrate that most of the major notoungulate clades evolved toward larger body sizes (up 1500 kg) and higher tooth crown, from a small and low-crowned tooth ancestor, in a punctuated mode. We also show that body mass and the hypsodonty in typotherians and toxodonts had a coupled evolutionary history. Species sorting was a relevant macroevolutionary process in some notoungulate clades, as taxa with high teeth crown and body mass had lower extinction rates. Finally, the development of the hypsodonty in notoungulates must reflect repeated and quick instances of adaptive responses to the increased availability of volcanic or other terrigenous particles, within the broad context of the SSA Cenozoic Andean mountain building.&quot;,&quot;container-title&quot;:&quot;Palaeogeography, Palaeoclimatology, Palaeoecology&quot;,&quot;DOI&quot;:&quot;10.1016/j.palaeo.2021.110306&quot;,&quot;ISSN&quot;:&quot;0031-0182&quot;,&quot;journalAbbreviation&quot;:&quot;Palaeogeography, Palaeoclimatology, Palaeoecology&quot;,&quot;page&quot;:&quot;110306&quot;,&quot;source&quot;:&quot;ScienceDirect&quot;,&quot;title&quot;:&quot;Evolutionary trends of body size and hypsodonty in notoungulates and their probable drivers&quot;,&quot;volume&quot;:&quot;568&quot;,&quot;author&quot;:[{&quot;family&quot;:&quot;Solórzano&quot;,&quot;given&quot;:&quot;Andrés&quot;},{&quot;family&quot;:&quot;Núñez-Flores&quot;,&quot;given&quot;:&quot;Mónica&quot;}],&quot;issued&quot;:{&quot;date-parts&quot;:[[&quot;2021&quot;,4,15]]}}}],&quot;schema&quot;:&quot;https://github.com/citation-style-language/schema/raw/master/csl-citation.json&quot;} RNDpTe9wydqJz"/><text:span text:style-name="T36">. </text:span><text:span text:style-name="T39">The latter changes, by analogy with the evolutionary fate of extant groups, </text:span><text:span text:style-name="T40">suggested the emergence of the grazing feeding mode, and was postulated to result from the expansion of grasslands, promoted by post-EOT climate cooling and aridification</text:span><text:span text:style-name="T39"> </text:span><text:reference-mark-start text:name="ZOTERO_ITEM CSL_CITATION {&quot;citationID&quot;:&quot;jTG0E0MW&quot;,&quot;properties&quot;:{&quot;formattedCitation&quot;:&quot;(35, 36)&quot;,&quot;plainCitation&quot;:&quot;(35, 36)&quot;,&quot;noteIndex&quot;:0},&quot;citationItems&quot;:[{&quot;id&quot;:4074,&quot;uris&quot;:[&quot;http://zotero.org/users/7245292/items/VSHUKXNZ&quot;],&quot;itemData&quot;:{&quot;id&quot;:4074,&quot;type&quot;:&quot;article-journal&quot;,&quot;abstract&quot;:&quot;The appearance of fossilized silica bodies derived from the leaf epidermis of grasses and of mammalian fossils having high-crowned teeth was nearly simultaneous in lower to middle Eocene strata of Patagonia, where these fossils are associated with dry land sediments that indicate the presence of savannas containing shrubs and traversed by rivers that provided mesic habitats. In North America, the earliest clearly identified grass fossils are stipoid fruits of lower Miocene age, while the oldest mammals having high-crowned teeth are rhinoceroses of Miocene age. The abundant stipoid fruits known from the Miocene and Pliocene Epochs in the central United States indicate that the earliest Miocene species were quite different from modern counterparts, but that early Pliocene species have modern counterparts in the pampas of South America. During the Pleistocene, stipoid grasses ceased to be dominant elements of North American grasslands, being replaced by grasses belonging to the tribes Chlorideae and Andropogoneae. This change was associated with the appearance of a drier, more continental climate and with the appearance of bison and sheep on the North American plains. The evolutionary significance of these coordinated changes is discussed.&quot;,&quot;container-title&quot;:&quot;Annals of the Missouri Botanical Garden&quot;,&quot;DOI&quot;:&quot;10.2307/2398811&quot;,&quot;ISSN&quot;:&quot;0026-6493&quot;,&quot;issue&quot;:&quot;1&quot;,&quot;journalAbbreviation&quot;:&quot;Ann. Missouri Bot. Gard.&quot;,&quot;note&quot;:&quot;publisher: Missouri Botanical Garden Press&quot;,&quot;page&quot;:&quot;75-86&quot;,&quot;source&quot;:&quot;JSTOR&quot;,&quot;title&quot;:&quot;Coevolution of Grasses and Herbivores&quot;,&quot;volume&quot;:&quot;68&quot;,&quot;author&quot;:[{&quot;family&quot;:&quot;Stebbins&quot;,&quot;given&quot;:&quot;G. Ledyard&quot;}],&quot;issued&quot;:{&quot;date-parts&quot;:[[&quot;1981&quot;]]}}},{&quot;id&quot;:4081,&quot;uris&quot;:[&quot;http://zotero.org/users/7245292/items/MU4WIRUL&quot;],&quot;itemData&quot;:{&quot;id&quot;:4081,&quot;type&quot;:&quot;chapter&quot;,&quot;abstract&quot;:&quot;Four families of endemic rodent-like notoungulates of the Suborder Typotheria (“Archaeohyracidae,” Interatheriidae, Hegetotheriidae, and Mesotheriidae) show a high degree of hypsodonty. We evaluate the evolutionary pattern expressed by the variability of hypsodonty and body mass in this group, and consider whether the traits are correlated. We used hypsodonty and body mass data for 36 species of Typotheria to test for an association between these features. Major evolutionary changes in hypsodonty and body size in Typotheria occurred during the Eocene-Oligocene transition (EOT) and it is well documented in the Patagonian fossil record at Gran Barranca. At least two evolutionary trends are recognized in two clades of Typotheria: (1) in Mesotheriidae an increasing of the hypsodonty, associated with increasing of the body mass in species with complex occlusal designs, and (2) the Hegetotheriidae are characterized by possessing high crown teeth with simplified occlusal designs and small body sizes (Hegetotheriidae Pachyrukhinae). The Hegetotheriidae Pachyrukhinae show the highest indices of hypsodonty and were the smallest typotheres.&quot;,&quot;container-title&quot;:&quot;The Paleontology of Gran Barranca. Evolution and Environmental Change through the Middle Cenozoic of Patagonia.&quot;,&quot;page&quot;:&quot;358-367&quot;,&quot;publisher&quot;:&quot;Cambridge University Press&quot;,&quot;title&quot;:&quot;Hypsodonty and body size in rodent-like notoungulates&quot;,&quot;author&quot;:[{&quot;family&quot;:&quot;Reguero&quot;,&quot;given&quot;:&quot;Marcelo A.&quot;},{&quot;family&quot;:&quot;Candela&quot;,&quot;given&quot;:&quot;Adriana M.&quot;},{&quot;family&quot;:&quot;Cassini&quot;,&quot;given&quot;:&quot;Guillermo H.&quot;}],&quot;issued&quot;:{&quot;date-parts&quot;:[[&quot;2010&quot;]]}}}],&quot;schema&quot;:&quot;https://github.com/citation-style-language/schema/raw/master/csl-citation.json&quot;} RNDtJZgCSVGgG"/><text:span text:style-name="T39">(35, 36)</text:span><text:reference-mark-end text:name="ZOTERO_ITEM CSL_CITATION {&quot;citationID&quot;:&quot;jTG0E0MW&quot;,&quot;properties&quot;:{&quot;formattedCitation&quot;:&quot;(35, 36)&quot;,&quot;plainCitation&quot;:&quot;(35, 36)&quot;,&quot;noteIndex&quot;:0},&quot;citationItems&quot;:[{&quot;id&quot;:4074,&quot;uris&quot;:[&quot;http://zotero.org/users/7245292/items/VSHUKXNZ&quot;],&quot;itemData&quot;:{&quot;id&quot;:4074,&quot;type&quot;:&quot;article-journal&quot;,&quot;abstract&quot;:&quot;The appearance of fossilized silica bodies derived from the leaf epidermis of grasses and of mammalian fossils having high-crowned teeth was nearly simultaneous in lower to middle Eocene strata of Patagonia, where these fossils are associated with dry land sediments that indicate the presence of savannas containing shrubs and traversed by rivers that provided mesic habitats. In North America, the earliest clearly identified grass fossils are stipoid fruits of lower Miocene age, while the oldest mammals having high-crowned teeth are rhinoceroses of Miocene age. The abundant stipoid fruits known from the Miocene and Pliocene Epochs in the central United States indicate that the earliest Miocene species were quite different from modern counterparts, but that early Pliocene species have modern counterparts in the pampas of South America. During the Pleistocene, stipoid grasses ceased to be dominant elements of North American grasslands, being replaced by grasses belonging to the tribes Chlorideae and Andropogoneae. This change was associated with the appearance of a drier, more continental climate and with the appearance of bison and sheep on the North American plains. The evolutionary significance of these coordinated changes is discussed.&quot;,&quot;container-title&quot;:&quot;Annals of the Missouri Botanical Garden&quot;,&quot;DOI&quot;:&quot;10.2307/2398811&quot;,&quot;ISSN&quot;:&quot;0026-6493&quot;,&quot;issue&quot;:&quot;1&quot;,&quot;journalAbbreviation&quot;:&quot;Ann. Missouri Bot. Gard.&quot;,&quot;note&quot;:&quot;publisher: Missouri Botanical Garden Press&quot;,&quot;page&quot;:&quot;75-86&quot;,&quot;source&quot;:&quot;JSTOR&quot;,&quot;title&quot;:&quot;Coevolution of Grasses and Herbivores&quot;,&quot;volume&quot;:&quot;68&quot;,&quot;author&quot;:[{&quot;family&quot;:&quot;Stebbins&quot;,&quot;given&quot;:&quot;G. Ledyard&quot;}],&quot;issued&quot;:{&quot;date-parts&quot;:[[&quot;1981&quot;]]}}},{&quot;id&quot;:4081,&quot;uris&quot;:[&quot;http://zotero.org/users/7245292/items/MU4WIRUL&quot;],&quot;itemData&quot;:{&quot;id&quot;:4081,&quot;type&quot;:&quot;chapter&quot;,&quot;abstract&quot;:&quot;Four families of endemic rodent-like notoungulates of the Suborder Typotheria (“Archaeohyracidae,” Interatheriidae, Hegetotheriidae, and Mesotheriidae) show a high degree of hypsodonty. We evaluate the evolutionary pattern expressed by the variability of hypsodonty and body mass in this group, and consider whether the traits are correlated. We used hypsodonty and body mass data for 36 species of Typotheria to test for an association between these features. Major evolutionary changes in hypsodonty and body size in Typotheria occurred during the Eocene-Oligocene transition (EOT) and it is well documented in the Patagonian fossil record at Gran Barranca. At least two evolutionary trends are recognized in two clades of Typotheria: (1) in Mesotheriidae an increasing of the hypsodonty, associated with increasing of the body mass in species with complex occlusal designs, and (2) the Hegetotheriidae are characterized by possessing high crown teeth with simplified occlusal designs and small body sizes (Hegetotheriidae Pachyrukhinae). The Hegetotheriidae Pachyrukhinae show the highest indices of hypsodonty and were the smallest typotheres.&quot;,&quot;container-title&quot;:&quot;The Paleontology of Gran Barranca. Evolution and Environmental Change through the Middle Cenozoic of Patagonia.&quot;,&quot;page&quot;:&quot;358-367&quot;,&quot;publisher&quot;:&quot;Cambridge University Press&quot;,&quot;title&quot;:&quot;Hypsodonty and body size in rodent-like notoungulates&quot;,&quot;author&quot;:[{&quot;family&quot;:&quot;Reguero&quot;,&quot;given&quot;:&quot;Marcelo A.&quot;},{&quot;family&quot;:&quot;Candela&quot;,&quot;given&quot;:&quot;Adriana M.&quot;},{&quot;family&quot;:&quot;Cassini&quot;,&quot;given&quot;:&quot;Guillermo H.&quot;}],&quot;issued&quot;:{&quot;date-parts&quot;:[[&quot;2010&quot;]]}}}],&quot;schema&quot;:&quot;https://github.com/citation-style-language/schema/raw/master/csl-citation.json&quot;} RNDtJZgCSVGgG"/><text:span text:style-name="T36">. In northern South America, changes in marsupial and rodent communities around the EOT have also been suggested despite the paucity of </text:span><text:span text:style-name="T46">known </text:span><text:span text:style-name="T36">Paleogene </text:span><text:span text:style-name="T91">low-latitude </text:span><text:span text:style-name="T36">fossil localities to date </text:span><text:reference-mark-start text:name="ZOTERO_ITEM CSL_CITATION {&quot;citationID&quot;:&quot;EqM8epUG&quot;,&quot;properties&quot;:{&quot;formattedCitation&quot;:&quot;(37)&quot;,&quot;plainCitation&quot;:&quot;(37)&quot;,&quot;noteIndex&quot;:0},&quot;citationItems&quot;:[{&quot;id&quot;:958,&quot;uris&quot;:[&quot;http://zotero.org/users/7245292/items/BBBHDKHA&quot;],&quot;itemData&quot;:{&quot;id&quot;:958,&quot;type&quot;:&quot;article-journal&quot;,&quot;abstract&quot;:&quot;Since 2012, we have investigated a stratigraphic section encompassing the late Eocene–earliest Oligocene interval at Shapaja (Tarapoto area, Peruvian Amazonia, ca. 7°S), through paleontological and geological fieldwork. The measured sedimentary series (120 m-thick [West] plus 90 m-thick [East]), assigned to the upper member of the Pozo Formation, records fluvial micro-conglomeratic lenses intercalated with floodplain and evaporite-rich fine red deposits, estuarine/coastal-plain tidally-influenced fine sandstones, and oxbow lake nodule-rich blue clays. This sedimentary shift coincides locally with the demise of the large Eocene coastal-plain wetland known as Pozo System. The late Eocene–early Oligocene Shapaja section was extensively sampled for chemostratigraphy (δ13C on dispersed organic matter and pedogenic carbonate nodules), which in turn allowed for refining the location of the Eocene-Oligocene Transition (EOT) and other climatic events recognized at a global scale (i.e., Oi-1 and Oi-1a). The section has yielded nine fossil localities with plant remains (leaves, wood, charophytes, and palynomorphs), mollusks, decapods, and/or vertebrates (selachians, actinopterygians, lungfishes, amphibians, sauropsids, and mammals), documenting ~130 distinct taxa. Four localities of the upper member of the Pozo Formation at Shapaja predate the EOT, one is clearly within the EOT, while four are earliest/early Oligocene in age. The small leaf impressions found along the Shapaja section could be indicative of dry and/or seasonal conditions for this region throughout and after the EOT. Monkeys, indicative of tropical rainforest environments, are only recorded in a latest Eocene locality (TAR-21). Two biotic turnovers are perceptible in the selachian, metatherian, and rodent communities, well before the EOT [~35–36 Ma] and a few hundred thousand years after the EOT [~33 Ma]. The latter turnover seems to be primarily related to a global sea-level drop (ichthyofauna: marine-littoral elements replaced by obligate freshwater taxa) and/or the onset of a drier and more seasonal climate in early Oligocene times (terrestrial components). Changes in the structure of the Shapaja paleocommunities were mostly driven by the flexural subsidence during the late Eocene, and then globally driven by the earliest Oligocene climatic deterioration.&quot;,&quot;container-title&quot;:&quot;Global and Planetary Change&quot;,&quot;DOI&quot;:&quot;10.1016/j.gloplacha.2021.103512&quot;,&quot;ISSN&quot;:&quot;0921-8181&quot;,&quot;journalAbbreviation&quot;:&quot;Global and Planetary Change&quot;,&quot;language&quot;:&quot;en&quot;,&quot;page&quot;:&quot;103512&quot;,&quot;source&quot;:&quot;ScienceDirect&quot;,&quot;title&quot;:&quot;Biotic community and landscape changes around the Eocene–Oligocene transition at Shapaja, Peruvian Amazonia: Regional or global drivers?&quot;,&quot;title-short&quot;:&quot;Biotic community and landscape changes around the Eocene–Oligocene transition at Shapaja, Peruvian Amazonia&quot;,&quot;volume&quot;:&quot;202&quot;,&quot;author&quot;:[{&quot;family&quot;:&quot;Antoine&quot;,&quot;given&quot;:&quot;Pierre-Olivier&quot;},{&quot;family&quot;:&quot;Yans&quot;,&quot;given&quot;:&quot;Johan&quot;},{&quot;family&quot;:&quot;Castillo&quot;,&quot;given&quot;:&quot;Angélica Aliaga&quot;},{&quot;family&quot;:&quot;Stutz&quot;,&quot;given&quot;:&quot;Narla&quot;},{&quot;family&quot;:&quot;Abello&quot;,&quot;given&quot;:&quot;M. Alejandra&quot;},{&quot;family&quot;:&quot;Adnet&quot;,&quot;given&quot;:&quot;Sylvain&quot;},{&quot;family&quot;:&quot;Custódio&quot;,&quot;given&quot;:&quot;Michele Andriolli&quot;},{&quot;family&quot;:&quot;Benites-Palomino&quot;,&quot;given&quot;:&quot;Aldo&quot;},{&quot;family&quot;:&quot;Billet&quot;,&quot;given&quot;:&quot;Guillaume&quot;},{&quot;family&quot;:&quot;Boivin&quot;,&quot;given&quot;:&quot;Myriam&quot;},{&quot;family&quot;:&quot;Herrera&quot;,&quot;given&quot;:&quot;Fabiany&quot;},{&quot;family&quot;:&quot;Jaramillo&quot;,&quot;given&quot;:&quot;Carlos&quot;},{&quot;family&quot;:&quot;Mártinez&quot;,&quot;given&quot;:&quot;Camila&quot;},{&quot;family&quot;:&quot;Moreno&quot;,&quot;given&quot;:&quot;Federico&quot;},{&quot;family&quot;:&quot;Navarrete&quot;,&quot;given&quot;:&quot;Rosa E.&quot;},{&quot;family&quot;:&quot;Negri&quot;,&quot;given&quot;:&quot;Francisco Ricardo&quot;},{&quot;family&quot;:&quot;Parra&quot;,&quot;given&quot;:&quot;Francisco&quot;},{&quot;family&quot;:&quot;Pujos&quot;,&quot;given&quot;:&quot;François&quot;},{&quot;family&quot;:&quot;Rage&quot;,&quot;given&quot;:&quot;Jean-Claude&quot;},{&quot;family&quot;:&quot;Ribeiro&quot;,&quot;given&quot;:&quot;Ana Maria&quot;},{&quot;family&quot;:&quot;Robinet&quot;,&quot;given&quot;:&quot;Céline&quot;},{&quot;family&quot;:&quot;Roddaz&quot;,&quot;given&quot;:&quot;Martin&quot;},{&quot;family&quot;:&quot;Tejada-Lara&quot;,&quot;given&quot;:&quot;Julia V.&quot;},{&quot;family&quot;:&quot;Varas-Malca&quot;,&quot;given&quot;:&quot;Rafael&quot;},{&quot;family&quot;:&quot;Ventura Santos&quot;,&quot;given&quot;:&quot;Roberto&quot;},{&quot;family&quot;:&quot;Salas-Gismondi&quot;,&quot;given&quot;:&quot;Rodolfo&quot;},{&quot;family&quot;:&quot;Marivaux&quot;,&quot;given&quot;:&quot;Laurent&quot;}],&quot;issued&quot;:{&quot;date-parts&quot;:[[&quot;2021&quot;,7,1]]}}}],&quot;schema&quot;:&quot;https://github.com/citation-style-language/schema/raw/master/csl-citation.json&quot;} RNDLwnN7FzCzr"/><text:span text:style-name="T36">(37)</text:span><text:reference-mark-end text:name="ZOTERO_ITEM CSL_CITATION {&quot;citationID&quot;:&quot;EqM8epUG&quot;,&quot;properties&quot;:{&quot;formattedCitation&quot;:&quot;(37)&quot;,&quot;plainCitation&quot;:&quot;(37)&quot;,&quot;noteIndex&quot;:0},&quot;citationItems&quot;:[{&quot;id&quot;:958,&quot;uris&quot;:[&quot;http://zotero.org/users/7245292/items/BBBHDKHA&quot;],&quot;itemData&quot;:{&quot;id&quot;:958,&quot;type&quot;:&quot;article-journal&quot;,&quot;abstract&quot;:&quot;Since 2012, we have investigated a stratigraphic section encompassing the late Eocene–earliest Oligocene interval at Shapaja (Tarapoto area, Peruvian Amazonia, ca. 7°S), through paleontological and geological fieldwork. The measured sedimentary series (120 m-thick [West] plus 90 m-thick [East]), assigned to the upper member of the Pozo Formation, records fluvial micro-conglomeratic lenses intercalated with floodplain and evaporite-rich fine red deposits, estuarine/coastal-plain tidally-influenced fine sandstones, and oxbow lake nodule-rich blue clays. This sedimentary shift coincides locally with the demise of the large Eocene coastal-plain wetland known as Pozo System. The late Eocene–early Oligocene Shapaja section was extensively sampled for chemostratigraphy (δ13C on dispersed organic matter and pedogenic carbonate nodules), which in turn allowed for refining the location of the Eocene-Oligocene Transition (EOT) and other climatic events recognized at a global scale (i.e., Oi-1 and Oi-1a). The section has yielded nine fossil localities with plant remains (leaves, wood, charophytes, and palynomorphs), mollusks, decapods, and/or vertebrates (selachians, actinopterygians, lungfishes, amphibians, sauropsids, and mammals), documenting ~130 distinct taxa. Four localities of the upper member of the Pozo Formation at Shapaja predate the EOT, one is clearly within the EOT, while four are earliest/early Oligocene in age. The small leaf impressions found along the Shapaja section could be indicative of dry and/or seasonal conditions for this region throughout and after the EOT. Monkeys, indicative of tropical rainforest environments, are only recorded in a latest Eocene locality (TAR-21). Two biotic turnovers are perceptible in the selachian, metatherian, and rodent communities, well before the EOT [~35–36 Ma] and a few hundred thousand years after the EOT [~33 Ma]. The latter turnover seems to be primarily related to a global sea-level drop (ichthyofauna: marine-littoral elements replaced by obligate freshwater taxa) and/or the onset of a drier and more seasonal climate in early Oligocene times (terrestrial components). Changes in the structure of the Shapaja paleocommunities were mostly driven by the flexural subsidence during the late Eocene, and then globally driven by the earliest Oligocene climatic deterioration.&quot;,&quot;container-title&quot;:&quot;Global and Planetary Change&quot;,&quot;DOI&quot;:&quot;10.1016/j.gloplacha.2021.103512&quot;,&quot;ISSN&quot;:&quot;0921-8181&quot;,&quot;journalAbbreviation&quot;:&quot;Global and Planetary Change&quot;,&quot;language&quot;:&quot;en&quot;,&quot;page&quot;:&quot;103512&quot;,&quot;source&quot;:&quot;ScienceDirect&quot;,&quot;title&quot;:&quot;Biotic community and landscape changes around the Eocene–Oligocene transition at Shapaja, Peruvian Amazonia: Regional or global drivers?&quot;,&quot;title-short&quot;:&quot;Biotic community and landscape changes around the Eocene–Oligocene transition at Shapaja, Peruvian Amazonia&quot;,&quot;volume&quot;:&quot;202&quot;,&quot;author&quot;:[{&quot;family&quot;:&quot;Antoine&quot;,&quot;given&quot;:&quot;Pierre-Olivier&quot;},{&quot;family&quot;:&quot;Yans&quot;,&quot;given&quot;:&quot;Johan&quot;},{&quot;family&quot;:&quot;Castillo&quot;,&quot;given&quot;:&quot;Angélica Aliaga&quot;},{&quot;family&quot;:&quot;Stutz&quot;,&quot;given&quot;:&quot;Narla&quot;},{&quot;family&quot;:&quot;Abello&quot;,&quot;given&quot;:&quot;M. Alejandra&quot;},{&quot;family&quot;:&quot;Adnet&quot;,&quot;given&quot;:&quot;Sylvain&quot;},{&quot;family&quot;:&quot;Custódio&quot;,&quot;given&quot;:&quot;Michele Andriolli&quot;},{&quot;family&quot;:&quot;Benites-Palomino&quot;,&quot;given&quot;:&quot;Aldo&quot;},{&quot;family&quot;:&quot;Billet&quot;,&quot;given&quot;:&quot;Guillaume&quot;},{&quot;family&quot;:&quot;Boivin&quot;,&quot;given&quot;:&quot;Myriam&quot;},{&quot;family&quot;:&quot;Herrera&quot;,&quot;given&quot;:&quot;Fabiany&quot;},{&quot;family&quot;:&quot;Jaramillo&quot;,&quot;given&quot;:&quot;Carlos&quot;},{&quot;family&quot;:&quot;Mártinez&quot;,&quot;given&quot;:&quot;Camila&quot;},{&quot;family&quot;:&quot;Moreno&quot;,&quot;given&quot;:&quot;Federico&quot;},{&quot;family&quot;:&quot;Navarrete&quot;,&quot;given&quot;:&quot;Rosa E.&quot;},{&quot;family&quot;:&quot;Negri&quot;,&quot;given&quot;:&quot;Francisco Ricardo&quot;},{&quot;family&quot;:&quot;Parra&quot;,&quot;given&quot;:&quot;Francisco&quot;},{&quot;family&quot;:&quot;Pujos&quot;,&quot;given&quot;:&quot;François&quot;},{&quot;family&quot;:&quot;Rage&quot;,&quot;given&quot;:&quot;Jean-Claude&quot;},{&quot;family&quot;:&quot;Ribeiro&quot;,&quot;given&quot;:&quot;Ana Maria&quot;},{&quot;family&quot;:&quot;Robinet&quot;,&quot;given&quot;:&quot;Céline&quot;},{&quot;family&quot;:&quot;Roddaz&quot;,&quot;given&quot;:&quot;Martin&quot;},{&quot;family&quot;:&quot;Tejada-Lara&quot;,&quot;given&quot;:&quot;Julia V.&quot;},{&quot;family&quot;:&quot;Varas-Malca&quot;,&quot;given&quot;:&quot;Rafael&quot;},{&quot;family&quot;:&quot;Ventura Santos&quot;,&quot;given&quot;:&quot;Roberto&quot;},{&quot;family&quot;:&quot;Salas-Gismondi&quot;,&quot;given&quot;:&quot;Rodolfo&quot;},{&quot;family&quot;:&quot;Marivaux&quot;,&quot;given&quot;:&quot;Laurent&quot;}],&quot;issued&quot;:{&quot;date-parts&quot;:[[&quot;2021&quot;,7,1]]}}}],&quot;schema&quot;:&quot;https://github.com/citation-style-language/schema/raw/master/csl-citation.json&quot;} RNDLwnN7FzCzr"/><text:span text:style-name="T36">.</text:span></text:p>
      <text:p text:style-name="P33"><text:span text:style-name="T160"><text:tab/>Despite general agreement that a faunal remodeling occurred in </text:span><text:span text:style-name="T161">SAM</text:span><text:span text:style-name="T160"> communities near the EOT, the evolutionary tempo and mode remain unknown. At macroevolutionary scales, as we would expect in a mass extinction scenario, it is unclear whether this faunal renewal was characterized by extinction of Eocene lineages followed by diversification of the surviving ones </text:span><text:reference-mark-start text:name="ZOTERO_ITEM CSL_CITATION {&quot;citationID&quot;:&quot;P0AK7v4G&quot;,&quot;properties&quot;:{&quot;formattedCitation&quot;:&quot;(38)&quot;,&quot;plainCitation&quot;:&quot;(38)&quot;,&quot;dontUpdate&quot;:true,&quot;noteIndex&quot;:0},&quot;citationItems&quot;:[{&quot;id&quot;:960,&quot;uris&quot;:[&quot;http://zotero.org/users/7245292/items/BMPCWN96&quot;],&quot;itemData&quot;:{&quot;id&quot;:960,&quot;type&quot;:&quot;article-journal&quot;,&quot;abstract&quot;:&quot;The Cretaceous-Paleogene event was the last mass extinction event, yet its impact and long-term effects on species-level marine vertebrate diversity remain largely uncharacterized. We quantified elasmobranch (sharks, skates, and rays) speciation, extinction, and ecological change resulting from the end-Cretaceous event using &gt;3200 fossil occurrences and 675 species spanning the Late Cretaceous–Paleocene interval at global scale. Elasmobranchs declined by &gt;62% at the Cretaceous-Paleogene boundary and did not fully recover in the Paleocene. The end-Cretaceous event triggered a heterogeneous pattern of extinction, with rays and durophagous species reaching the highest levels of extinction (&gt;72%) and sharks and nondurophagous species being less affected. Taxa with large geographic ranges and/or those restricted to high-latitude settings show higher survival. The Cretaceous-Paleogene event drastically altered the evolutionary history of marine ecosystems.&quot;,&quot;container-title&quot;:&quot;Science&quot;,&quot;DOI&quot;:&quot;10.1126/science.abn2080&quot;,&quot;issue&quot;:&quot;6634&quot;,&quot;note&quot;:&quot;publisher: American Association for the Advancement of Science&quot;,&quot;page&quot;:&quot;802-806&quot;,&quot;source&quot;:&quot;science.org (Atypon)&quot;,&quot;title&quot;:&quot;Global impact and selectivity of the Cretaceous-Paleogene mass extinction among sharks, skates, and rays&quot;,&quot;volume&quot;:&quot;379&quot;,&quot;author&quot;:[{&quot;family&quot;:&quot;Guinot&quot;,&quot;given&quot;:&quot;Guillaume&quot;},{&quot;family&quot;:&quot;Condamine&quot;,&quot;given&quot;:&quot;Fabien L.&quot;}],&quot;issued&quot;:{&quot;date-parts&quot;:[[&quot;2023&quot;,2,24]]}}}],&quot;schema&quot;:&quot;https://github.com/citation-style-language/schema/raw/master/csl-citation.json&quot;} RNDrxfX6JmMQ2"/><text:span text:style-name="T160">(e.g., 38)</text:span><text:reference-mark-end text:name="ZOTERO_ITEM CSL_CITATION {&quot;citationID&quot;:&quot;P0AK7v4G&quot;,&quot;properties&quot;:{&quot;formattedCitation&quot;:&quot;(38)&quot;,&quot;plainCitation&quot;:&quot;(38)&quot;,&quot;dontUpdate&quot;:true,&quot;noteIndex&quot;:0},&quot;citationItems&quot;:[{&quot;id&quot;:960,&quot;uris&quot;:[&quot;http://zotero.org/users/7245292/items/BMPCWN96&quot;],&quot;itemData&quot;:{&quot;id&quot;:960,&quot;type&quot;:&quot;article-journal&quot;,&quot;abstract&quot;:&quot;The Cretaceous-Paleogene event was the last mass extinction event, yet its impact and long-term effects on species-level marine vertebrate diversity remain largely uncharacterized. We quantified elasmobranch (sharks, skates, and rays) speciation, extinction, and ecological change resulting from the end-Cretaceous event using &gt;3200 fossil occurrences and 675 species spanning the Late Cretaceous–Paleocene interval at global scale. Elasmobranchs declined by &gt;62% at the Cretaceous-Paleogene boundary and did not fully recover in the Paleocene. The end-Cretaceous event triggered a heterogeneous pattern of extinction, with rays and durophagous species reaching the highest levels of extinction (&gt;72%) and sharks and nondurophagous species being less affected. Taxa with large geographic ranges and/or those restricted to high-latitude settings show higher survival. The Cretaceous-Paleogene event drastically altered the evolutionary history of marine ecosystems.&quot;,&quot;container-title&quot;:&quot;Science&quot;,&quot;DOI&quot;:&quot;10.1126/science.abn2080&quot;,&quot;issue&quot;:&quot;6634&quot;,&quot;note&quot;:&quot;publisher: American Association for the Advancement of Science&quot;,&quot;page&quot;:&quot;802-806&quot;,&quot;source&quot;:&quot;science.org (Atypon)&quot;,&quot;title&quot;:&quot;Global impact and selectivity of the Cretaceous-Paleogene mass extinction among sharks, skates, and rays&quot;,&quot;volume&quot;:&quot;379&quot;,&quot;author&quot;:[{&quot;family&quot;:&quot;Guinot&quot;,&quot;given&quot;:&quot;Guillaume&quot;},{&quot;family&quot;:&quot;Condamine&quot;,&quot;given&quot;:&quot;Fabien L.&quot;}],&quot;issued&quot;:{&quot;date-parts&quot;:[[&quot;2023&quot;,2,24]]}}}],&quot;schema&quot;:&quot;https://github.com/citation-style-language/schema/raw/master/csl-citation.json&quot;} RNDrxfX6JmMQ2"/><text:span text:style-name="T160">, or whether lineages gradually transitioned until they became ‘modernized’. A crucial question underlying these conflicting macroevolutionary hypotheses is whether or not extinction occurred in the tropics, and at what level. Indeed, it has long been postulated that the climatic stability of tropics would make tropical lineages less vulnerable to extinction than extratropical lineages </text:span><text:reference-mark-start text:name="ZOTERO_ITEM CSL_CITATION {&quot;citationID&quot;:&quot;lbDLZ4Xv&quot;,&quot;properties&quot;:{&quot;formattedCitation&quot;:&quot;(39)&quot;,&quot;plainCitation&quot;:&quot;(39)&quot;,&quot;noteIndex&quot;:0},&quot;citationItems&quot;:[{&quot;id&quot;:4525,&quot;uris&quot;:[&quot;http://zotero.org/users/7245292/items/UC6LZJRT&quot;],&quot;itemData&quot;:{&quot;id&quot;:4525,&quot;type&quot;:&quot;book&quot;,&quot;abstract&quot;:&quot;Sometimes referred to as 'the grand old man of science', Alfred Russel Wallace (1823-1913) was a naturalist, evolutionary theorist, and friend of Charles Darwin. In this study of tropical flora and fauna, he takes the reader on a tour of the equatorial forest belt - the almost continuous band of forest that stretches around the world between the tropics. There, chameleon-like caterpillars alter the colours of their cocoons, parasitical trees override their hosts with spectacular aerial root systems, and some of the most pressing questions of Victorian evolutionary science arise: how do animals and plants come to be brightly coloured? Can their adaptations provide clues about past geological eras? And was Darwin wholly correct in his theory of sexual selection? First published in 1878, Wallace's book is a skilfully written reflection of contemporary naturalism, still highly readable and relevant to students in the history of science.&quot;,&quot;language&quot;:&quot;en&quot;,&quot;note&quot;:&quot;Google-Books-ID: 09TeahwIfN0C&quot;,&quot;number-of-pages&quot;:&quot;416&quot;,&quot;publisher&quot;:&quot;Macmillan and Company&quot;,&quot;source&quot;:&quot;Google Books&quot;,&quot;title&quot;:&quot;Tropical Nature, and Other Essays&quot;,&quot;author&quot;:[{&quot;family&quot;:&quot;Wallace&quot;,&quot;given&quot;:&quot;Alfred Russel&quot;}],&quot;issued&quot;:{&quot;date-parts&quot;:[[&quot;1878&quot;]]}}}],&quot;schema&quot;:&quot;https://github.com/citation-style-language/schema/raw/master/csl-citation.json&quot;} RNDG4gkZtuuby"/><text:span text:style-name="T160">(39)</text:span><text:reference-mark-end text:name="ZOTERO_ITEM CSL_CITATION {&quot;citationID&quot;:&quot;lbDLZ4Xv&quot;,&quot;properties&quot;:{&quot;formattedCitation&quot;:&quot;(39)&quot;,&quot;plainCitation&quot;:&quot;(39)&quot;,&quot;noteIndex&quot;:0},&quot;citationItems&quot;:[{&quot;id&quot;:4525,&quot;uris&quot;:[&quot;http://zotero.org/users/7245292/items/UC6LZJRT&quot;],&quot;itemData&quot;:{&quot;id&quot;:4525,&quot;type&quot;:&quot;book&quot;,&quot;abstract&quot;:&quot;Sometimes referred to as 'the grand old man of science', Alfred Russel Wallace (1823-1913) was a naturalist, evolutionary theorist, and friend of Charles Darwin. In this study of tropical flora and fauna, he takes the reader on a tour of the equatorial forest belt - the almost continuous band of forest that stretches around the world between the tropics. There, chameleon-like caterpillars alter the colours of their cocoons, parasitical trees override their hosts with spectacular aerial root systems, and some of the most pressing questions of Victorian evolutionary science arise: how do animals and plants come to be brightly coloured? Can their adaptations provide clues about past geological eras? And was Darwin wholly correct in his theory of sexual selection? First published in 1878, Wallace's book is a skilfully written reflection of contemporary naturalism, still highly readable and relevant to students in the history of science.&quot;,&quot;language&quot;:&quot;en&quot;,&quot;note&quot;:&quot;Google-Books-ID: 09TeahwIfN0C&quot;,&quot;number-of-pages&quot;:&quot;416&quot;,&quot;publisher&quot;:&quot;Macmillan and Company&quot;,&quot;source&quot;:&quot;Google Books&quot;,&quot;title&quot;:&quot;Tropical Nature, and Other Essays&quot;,&quot;author&quot;:[{&quot;family&quot;:&quot;Wallace&quot;,&quot;given&quot;:&quot;Alfred Russel&quot;}],&quot;issued&quot;:{&quot;date-parts&quot;:[[&quot;1878&quot;]]}}}],&quot;schema&quot;:&quot;https://github.com/citation-style-language/schema/raw/master/csl-citation.json&quot;} RNDG4gkZtuuby"/><text:span text:style-name="T160">. Also, the ecological selectivity </text:span><text:span text:style-name="T162">and t</text:span><text:span text:style-name="T160">he </text:span><text:span text:style-name="T162">likely </text:span><text:span text:style-name="T160">drivers of this apparent faunal transition ha</text:span><text:span text:style-name="T162">ve</text:span><text:span text:style-name="T160"> remained underexplored. For instance, there is so far no consensus regarding the role of temperature </text:span><text:reference-mark-start text:name="ZOTERO_ITEM CSL_CITATION {&quot;citationID&quot;:&quot;el71gGLv&quot;,&quot;properties&quot;:{&quot;formattedCitation&quot;:&quot;(40, 41)&quot;,&quot;plainCitation&quot;:&quot;(40, 41)&quot;,&quot;noteIndex&quot;:0},&quot;citationItems&quot;:[{&quot;id&quot;:764,&quot;uris&quot;:[&quot;http://zotero.org/users/7245292/items/BLURZSMH&quot;],&quot;itemData&quot;:{&quot;id&quot;:764,&quot;type&quot;:&quot;article-journal&quot;,&quot;abstract&quot;:&quot;Fossil mammal teeth from mid-latitude southern Argentina (∼46°S) that closely bracket the Eocene-Oligocene transition show no resolvable change in oxygen isotope compositions. In combination with paleofloral observations and geographic considerations, this finding implies not only that climate was essentially constant, despite interpretations elsewhere for major mid- and high-latitude cooling, but also that evolution of hypsodonty did not coincide with climate change during the Eocene-Oligocene transition. One possible explanation for Eocene-Oligocene transition climatic stability is that southern high-latitude cooling increased latitudinal temperature gradients and strengthened ocean circulation gyres, including the southward-flowing Brazil Current in the western South Atlantic. Regionally increased heat transport in the western Atlantic offset global cooling, producing a nearly constant temperature in southern South America. A more radical interpretation, supported by some marine data, is that the paradigm of major global cooling at the Eocene-Oligocene transition is largely false, in that mean sea-surface temperatures changed very little.&quot;,&quot;container-title&quot;:&quot;Geology&quot;,&quot;DOI&quot;:&quot;10.1130/G20442.1&quot;,&quot;ISSN&quot;:&quot;0091-7613&quot;,&quot;issue&quot;:&quot;7&quot;,&quot;journalAbbreviation&quot;:&quot;Geology&quot;,&quot;page&quot;:&quot;621-624&quot;,&quot;source&quot;:&quot;Silverchair&quot;,&quot;title&quot;:&quot;Climate stability across the Eocene-Oligocene transition, southern Argentina&quot;,&quot;volume&quot;:&quot;32&quot;,&quot;author&quot;:[{&quot;family&quot;:&quot;Kohn&quot;,&quot;given&quot;:&quot;Matthew J.&quot;},{&quot;family&quot;:&quot;Josef&quot;,&quot;given&quot;:&quot;Jennifer A.&quot;},{&quot;family&quot;:&quot;Madden&quot;,&quot;given&quot;:&quot;Richard&quot;},{&quot;family&quot;:&quot;Kay&quot;,&quot;given&quot;:&quot;Richard&quot;},{&quot;family&quot;:&quot;Vucetich&quot;,&quot;given&quot;:&quot;Guiomar&quot;},{&quot;family&quot;:&quot;Carlini&quot;,&quot;given&quot;:&quot;Alfredo A.&quot;}],&quot;issued&quot;:{&quot;date-parts&quot;:[[&quot;2004&quot;,7,1]]}}},{&quot;id&quot;:762,&quot;uris&quot;:[&quot;http://zotero.org/users/7245292/items/8Y57TXY5&quot;],&quot;itemData&quot;:{&quot;id&quot;:762,&quot;type&quot;:&quot;article-journal&quot;,&quot;abstract&quot;:&quot;New local/regional climatic data were compared with floral and faunal records from central Patagonia to investigate how faunas evolve in the context of local and global climates. Oxygen isotope compositions of mammal fossils between c. 43 and 21Ma suggest a nearly constant mean annual temperature of 16±3°C, consistent with leaf physiognomic and sea surface studies that imply temperatures of 16–18°C. Carbon isotopes in tooth enamel track atmospheric δ13C, but with a positive deviation at 27.2Ma, and a strong negative deviation at 21Ma. Combined with paleosol characteristics and reconstructed Leaf Area Indices (rLAIs), these trends suggest aridification from 45Ma (c. 1200mm/yr) to 43Ma (c. 450mm/yr), quasi-constant MAP until at least 31Ma, and an increase to ~800mm/yr by 21Ma. Comparable MAP through most of the sequence is consistent with relatively constant floral compositions, rLAI, and leaf physiognomy. Abundance of palms reflects relatively dry-adapted lineages and greater drought tolerance under higher pCO2. Pedogenic carbonate isotopes imply low pCO2=430±300ppmv at the initiation of the Eocene–Oligocene climatic transition. Arid conditions in Patagonia during the late Eocene through Oligocene provided dust to the Southern Ocean, enhancing productivity of silicifiers, drawdown of atmospheric CO2, and protracted global cooling. As the Antarctic Circumpolar Current formed and Earth cooled, wind speeds increased across Patagonia, providing more dust in a positive climate feedback. High tooth crowns (hypsodonty) and ever-growing teeth (hypselodonty) in notoungulates evolved slowly and progressively over 20Ma after initiation of relatively dry environments through natural selection in response to dust ingestion. A Ratchet evolutionary model may explain protracted evolution of hypsodonty, in which small variations in climate or dust delivery in an otherwise static environment drive small morphological shifts that accumulate slowly over geologic time.&quot;,&quot;container-title&quot;:&quot;Palaeogeography, Palaeoclimatology, Palaeoecology&quot;,&quot;DOI&quot;:&quot;10.1016/j.palaeo.2015.05.028&quot;,&quot;ISSN&quot;:&quot;0031-0182&quot;,&quot;journalAbbreviation&quot;:&quot;Palaeogeography, Palaeoclimatology, Palaeoecology&quot;,&quot;page&quot;:&quot;24-37&quot;,&quot;source&quot;:&quot;ScienceDirect&quot;,&quot;title&quot;:&quot;Quasi-static Eocene–Oligocene climate in Patagonia promotes slow faunal evolution and mid-Cenozoic global cooling&quot;,&quot;volume&quot;:&quot;435&quot;,&quot;author&quot;:[{&quot;family&quot;:&quot;Kohn&quot;,&quot;given&quot;:&quot;Matthew J.&quot;},{&quot;family&quot;:&quot;Strömberg&quot;,&quot;given&quot;:&quot;Caroline A. E.&quot;},{&quot;family&quot;:&quot;Madden&quot;,&quot;given&quot;:&quot;Richard H.&quot;},{&quot;family&quot;:&quot;Dunn&quot;,&quot;given&quot;:&quot;Regan E.&quot;},{&quot;family&quot;:&quot;Evans&quot;,&quot;given&quot;:&quot;Samantha&quot;},{&quot;family&quot;:&quot;Palacios&quot;,&quot;given&quot;:&quot;Alma&quot;},{&quot;family&quot;:&quot;Carlini&quot;,&quot;given&quot;:&quot;Alfredo A.&quot;}],&quot;issued&quot;:{&quot;date-parts&quot;:[[&quot;2015&quot;,10,1]]}}}],&quot;schema&quot;:&quot;https://github.com/citation-style-language/schema/raw/master/csl-citation.json&quot;} RNDcbPK0dMvFa"/><text:span text:style-name="T160">(40, 41)</text:span><text:reference-mark-end text:name="ZOTERO_ITEM CSL_CITATION {&quot;citationID&quot;:&quot;el71gGLv&quot;,&quot;properties&quot;:{&quot;formattedCitation&quot;:&quot;(40, 41)&quot;,&quot;plainCitation&quot;:&quot;(40, 41)&quot;,&quot;noteIndex&quot;:0},&quot;citationItems&quot;:[{&quot;id&quot;:764,&quot;uris&quot;:[&quot;http://zotero.org/users/7245292/items/BLURZSMH&quot;],&quot;itemData&quot;:{&quot;id&quot;:764,&quot;type&quot;:&quot;article-journal&quot;,&quot;abstract&quot;:&quot;Fossil mammal teeth from mid-latitude southern Argentina (∼46°S) that closely bracket the Eocene-Oligocene transition show no resolvable change in oxygen isotope compositions. In combination with paleofloral observations and geographic considerations, this finding implies not only that climate was essentially constant, despite interpretations elsewhere for major mid- and high-latitude cooling, but also that evolution of hypsodonty did not coincide with climate change during the Eocene-Oligocene transition. One possible explanation for Eocene-Oligocene transition climatic stability is that southern high-latitude cooling increased latitudinal temperature gradients and strengthened ocean circulation gyres, including the southward-flowing Brazil Current in the western South Atlantic. Regionally increased heat transport in the western Atlantic offset global cooling, producing a nearly constant temperature in southern South America. A more radical interpretation, supported by some marine data, is that the paradigm of major global cooling at the Eocene-Oligocene transition is largely false, in that mean sea-surface temperatures changed very little.&quot;,&quot;container-title&quot;:&quot;Geology&quot;,&quot;DOI&quot;:&quot;10.1130/G20442.1&quot;,&quot;ISSN&quot;:&quot;0091-7613&quot;,&quot;issue&quot;:&quot;7&quot;,&quot;journalAbbreviation&quot;:&quot;Geology&quot;,&quot;page&quot;:&quot;621-624&quot;,&quot;source&quot;:&quot;Silverchair&quot;,&quot;title&quot;:&quot;Climate stability across the Eocene-Oligocene transition, southern Argentina&quot;,&quot;volume&quot;:&quot;32&quot;,&quot;author&quot;:[{&quot;family&quot;:&quot;Kohn&quot;,&quot;given&quot;:&quot;Matthew J.&quot;},{&quot;family&quot;:&quot;Josef&quot;,&quot;given&quot;:&quot;Jennifer A.&quot;},{&quot;family&quot;:&quot;Madden&quot;,&quot;given&quot;:&quot;Richard&quot;},{&quot;family&quot;:&quot;Kay&quot;,&quot;given&quot;:&quot;Richard&quot;},{&quot;family&quot;:&quot;Vucetich&quot;,&quot;given&quot;:&quot;Guiomar&quot;},{&quot;family&quot;:&quot;Carlini&quot;,&quot;given&quot;:&quot;Alfredo A.&quot;}],&quot;issued&quot;:{&quot;date-parts&quot;:[[&quot;2004&quot;,7,1]]}}},{&quot;id&quot;:762,&quot;uris&quot;:[&quot;http://zotero.org/users/7245292/items/8Y57TXY5&quot;],&quot;itemData&quot;:{&quot;id&quot;:762,&quot;type&quot;:&quot;article-journal&quot;,&quot;abstract&quot;:&quot;New local/regional climatic data were compared with floral and faunal records from central Patagonia to investigate how faunas evolve in the context of local and global climates. Oxygen isotope compositions of mammal fossils between c. 43 and 21Ma suggest a nearly constant mean annual temperature of 16±3°C, consistent with leaf physiognomic and sea surface studies that imply temperatures of 16–18°C. Carbon isotopes in tooth enamel track atmospheric δ13C, but with a positive deviation at 27.2Ma, and a strong negative deviation at 21Ma. Combined with paleosol characteristics and reconstructed Leaf Area Indices (rLAIs), these trends suggest aridification from 45Ma (c. 1200mm/yr) to 43Ma (c. 450mm/yr), quasi-constant MAP until at least 31Ma, and an increase to ~800mm/yr by 21Ma. Comparable MAP through most of the sequence is consistent with relatively constant floral compositions, rLAI, and leaf physiognomy. Abundance of palms reflects relatively dry-adapted lineages and greater drought tolerance under higher pCO2. Pedogenic carbonate isotopes imply low pCO2=430±300ppmv at the initiation of the Eocene–Oligocene climatic transition. Arid conditions in Patagonia during the late Eocene through Oligocene provided dust to the Southern Ocean, enhancing productivity of silicifiers, drawdown of atmospheric CO2, and protracted global cooling. As the Antarctic Circumpolar Current formed and Earth cooled, wind speeds increased across Patagonia, providing more dust in a positive climate feedback. High tooth crowns (hypsodonty) and ever-growing teeth (hypselodonty) in notoungulates evolved slowly and progressively over 20Ma after initiation of relatively dry environments through natural selection in response to dust ingestion. A Ratchet evolutionary model may explain protracted evolution of hypsodonty, in which small variations in climate or dust delivery in an otherwise static environment drive small morphological shifts that accumulate slowly over geologic time.&quot;,&quot;container-title&quot;:&quot;Palaeogeography, Palaeoclimatology, Palaeoecology&quot;,&quot;DOI&quot;:&quot;10.1016/j.palaeo.2015.05.028&quot;,&quot;ISSN&quot;:&quot;0031-0182&quot;,&quot;journalAbbreviation&quot;:&quot;Palaeogeography, Palaeoclimatology, Palaeoecology&quot;,&quot;page&quot;:&quot;24-37&quot;,&quot;source&quot;:&quot;ScienceDirect&quot;,&quot;title&quot;:&quot;Quasi-static Eocene–Oligocene climate in Patagonia promotes slow faunal evolution and mid-Cenozoic global cooling&quot;,&quot;volume&quot;:&quot;435&quot;,&quot;author&quot;:[{&quot;family&quot;:&quot;Kohn&quot;,&quot;given&quot;:&quot;Matthew J.&quot;},{&quot;family&quot;:&quot;Strömberg&quot;,&quot;given&quot;:&quot;Caroline A. E.&quot;},{&quot;family&quot;:&quot;Madden&quot;,&quot;given&quot;:&quot;Richard H.&quot;},{&quot;family&quot;:&quot;Dunn&quot;,&quot;given&quot;:&quot;Regan E.&quot;},{&quot;family&quot;:&quot;Evans&quot;,&quot;given&quot;:&quot;Samantha&quot;},{&quot;family&quot;:&quot;Palacios&quot;,&quot;given&quot;:&quot;Alma&quot;},{&quot;family&quot;:&quot;Carlini&quot;,&quot;given&quot;:&quot;Alfredo A.&quot;}],&quot;issued&quot;:{&quot;date-parts&quot;:[[&quot;2015&quot;,10,1]]}}}],&quot;schema&quot;:&quot;https://github.com/citation-style-language/schema/raw/master/csl-citation.json&quot;} RNDcbPK0dMvFa"/><text:span text:style-name="T160"> or grassland expansion </text:span><text:reference-mark-start text:name="ZOTERO_ITEM CSL_CITATION {&quot;citationID&quot;:&quot;QHoYaYT0&quot;,&quot;properties&quot;:{&quot;formattedCitation&quot;:&quot;(42)&quot;,&quot;plainCitation&quot;:&quot;(42)&quot;,&quot;noteIndex&quot;:0},&quot;citationItems&quot;:[{&quot;id&quot;:763,&quot;uris&quot;:[&quot;http://zotero.org/users/7245292/items/RRXJVP22&quot;],&quot;itemData&quot;:{&quot;id&quot;:763,&quot;type&quot;:&quot;article-journal&quot;,&quot;abstract&quot;:&quot;The evolution of high-crowned cheek teeth (hypsodonty) in herbivorous mammals during the late Cenozoic is classically regarded as an adaptive response to the near-global spread of grass-dominated habitats. Precocious hypsodonty in middle Eocene (∼38 million years (Myr) ago) faunas from Patagonia, South America, is therefore thought to signal Earth’s first grasslands, 20 million years earlier than elsewhere. Here, using a high-resolution, 43–18 million-year record of plant silica (phytoliths) from Patagonia, we show that although open-habitat grasses existed in southern South America since the middle Eocene (∼40 Myr ago), they were minor floral components in overall forested habitats between 40 and 18 Myr ago. Thus, distinctly different, continent-specific environmental conditions (arid grasslands versus ash-laden forests) triggered convergent cheek–tooth evolution in Cenozoic herbivores. Hypsodonty evolution is an important example where the present is an insufficient key to the past, and contextual information from fossils is vital for understanding processes of adaptation.&quot;,&quot;container-title&quot;:&quot;Nature Communications&quot;,&quot;DOI&quot;:&quot;10.1038/ncomms2508&quot;,&quot;ISSN&quot;:&quot;2041-1723&quot;,&quot;issue&quot;:&quot;1&quot;,&quot;journalAbbreviation&quot;:&quot;Nat Commun&quot;,&quot;language&quot;:&quot;en&quot;,&quot;license&quot;:&quot;2013 Springer Nature Limited&quot;,&quot;note&quot;:&quot;number: 1\npublisher: Nature Publishing Group&quot;,&quot;page&quot;:&quot;1478&quot;,&quot;source&quot;:&quot;www.nature.com&quot;,&quot;title&quot;:&quot;Decoupling the spread of grasslands from the evolution of grazer-type herbivores in South America&quot;,&quot;volume&quot;:&quot;4&quot;,&quot;author&quot;:[{&quot;family&quot;:&quot;Strömberg&quot;,&quot;given&quot;:&quot;Caroline A. E.&quot;},{&quot;family&quot;:&quot;Dunn&quot;,&quot;given&quot;:&quot;Regan E.&quot;},{&quot;family&quot;:&quot;Madden&quot;,&quot;given&quot;:&quot;Richard H.&quot;},{&quot;family&quot;:&quot;Kohn&quot;,&quot;given&quot;:&quot;Matthew J.&quot;},{&quot;family&quot;:&quot;Carlini&quot;,&quot;given&quot;:&quot;Alfredo A.&quot;}],&quot;issued&quot;:{&quot;date-parts&quot;:[[&quot;2013&quot;,2,12]]}}}],&quot;schema&quot;:&quot;https://github.com/citation-style-language/schema/raw/master/csl-citation.json&quot;} RNDqtGuBjyGln"/><text:span text:style-name="T160">(42)</text:span><text:reference-mark-end text:name="ZOTERO_ITEM CSL_CITATION {&quot;citationID&quot;:&quot;QHoYaYT0&quot;,&quot;properties&quot;:{&quot;formattedCitation&quot;:&quot;(42)&quot;,&quot;plainCitation&quot;:&quot;(42)&quot;,&quot;noteIndex&quot;:0},&quot;citationItems&quot;:[{&quot;id&quot;:763,&quot;uris&quot;:[&quot;http://zotero.org/users/7245292/items/RRXJVP22&quot;],&quot;itemData&quot;:{&quot;id&quot;:763,&quot;type&quot;:&quot;article-journal&quot;,&quot;abstract&quot;:&quot;The evolution of high-crowned cheek teeth (hypsodonty) in herbivorous mammals during the late Cenozoic is classically regarded as an adaptive response to the near-global spread of grass-dominated habitats. Precocious hypsodonty in middle Eocene (∼38 million years (Myr) ago) faunas from Patagonia, South America, is therefore thought to signal Earth’s first grasslands, 20 million years earlier than elsewhere. Here, using a high-resolution, 43–18 million-year record of plant silica (phytoliths) from Patagonia, we show that although open-habitat grasses existed in southern South America since the middle Eocene (∼40 Myr ago), they were minor floral components in overall forested habitats between 40 and 18 Myr ago. Thus, distinctly different, continent-specific environmental conditions (arid grasslands versus ash-laden forests) triggered convergent cheek–tooth evolution in Cenozoic herbivores. Hypsodonty evolution is an important example where the present is an insufficient key to the past, and contextual information from fossils is vital for understanding processes of adaptation.&quot;,&quot;container-title&quot;:&quot;Nature Communications&quot;,&quot;DOI&quot;:&quot;10.1038/ncomms2508&quot;,&quot;ISSN&quot;:&quot;2041-1723&quot;,&quot;issue&quot;:&quot;1&quot;,&quot;journalAbbreviation&quot;:&quot;Nat Commun&quot;,&quot;language&quot;:&quot;en&quot;,&quot;license&quot;:&quot;2013 Springer Nature Limited&quot;,&quot;note&quot;:&quot;number: 1\npublisher: Nature Publishing Group&quot;,&quot;page&quot;:&quot;1478&quot;,&quot;source&quot;:&quot;www.nature.com&quot;,&quot;title&quot;:&quot;Decoupling the spread of grasslands from the evolution of grazer-type herbivores in South America&quot;,&quot;volume&quot;:&quot;4&quot;,&quot;author&quot;:[{&quot;family&quot;:&quot;Strömberg&quot;,&quot;given&quot;:&quot;Caroline A. E.&quot;},{&quot;family&quot;:&quot;Dunn&quot;,&quot;given&quot;:&quot;Regan E.&quot;},{&quot;family&quot;:&quot;Madden&quot;,&quot;given&quot;:&quot;Richard H.&quot;},{&quot;family&quot;:&quot;Kohn&quot;,&quot;given&quot;:&quot;Matthew J.&quot;},{&quot;family&quot;:&quot;Carlini&quot;,&quot;given&quot;:&quot;Alfredo A.&quot;}],&quot;issued&quot;:{&quot;date-parts&quot;:[[&quot;2013&quot;,2,12]]}}}],&quot;schema&quot;:&quot;https://github.com/citation-style-language/schema/raw/master/csl-citation.json&quot;} RNDqtGuBjyGln"/><text:span text:style-name="T160"> in shaping the </text:span><text:span text:style-name="T213">macroevolutionary fate of SAMs</text:span><text:span text:style-name="T160">. Finally, there is a lack of integrative frameworks at the continental scale, with most case studies at the local scale, mostly in southern South America. Nevertheless, the Paleogene mammal fossil record in South America is spatially and temporally uneven. Spatial gaps cover large areas, such as most of Amazonia, and important time intervals remain unsampled (</text:span><text:span text:style-name="T224">SI Appendix, </text:span><text:span text:style-name="T231">Fig. S1 </text:span><text:span text:style-name="T160">and </text:span><text:span text:style-name="T232">S</text:span><text:span text:style-name="T231">3</text:span><text:span text:style-name="T160">). Accordingly, it has been historically challenging to address questions regarding the history of </text:span><text:span text:style-name="T163">SAMs</text:span><text:span text:style-name="T160"> at the continental scale.</text:span></text:p>
      <text:p text:style-name="P33"><text:span text:style-name="T160"><text:tab/>Here, we aim to fill these gaps by examining the available fossil record of </text:span><text:span text:style-name="T166">SAM</text:span><text:span text:style-name="T160">s. We assembled a genus-level fossil dataset consisting of 3,3</text:span><text:span text:style-name="T205">78</text:span><text:span text:style-name="T160"> occurrences (distributed in 1,1</text:span><text:span text:style-name="T205">15</text:span><text:span text:style-name="T160"> species, 5</text:span><text:span text:style-name="T205">36 </text:span><text:span text:style-name="T160">genera, 96 families, and 18 orders) spanning from the late Paleocene to the </text:span><text:span text:style-name="T167">E</text:span><text:span text:style-name="T160">arly Miocene. Relying on a fossil-based Bayesian birth-death framework accounting for variable preservation rates through time and across taxa </text:span><text:reference-mark-start text:name="ZOTERO_ITEM CSL_CITATION {&quot;citationID&quot;:&quot;54EAnOWG&quot;,&quot;properties&quot;:{&quot;formattedCitation&quot;:&quot;(43)&quot;,&quot;plainCitation&quot;:&quot;(43)&quot;,&quot;noteIndex&quot;:0},&quot;citationItems&quot;:[{&quot;id&quot;:122,&quot;uris&quot;:[&quot;http://zotero.org/users/7245292/items/GIYGX478&quot;],&quot;itemData&quot;:{&quot;id&quot;:122,&quot;type&quot;:&quot;article-journal&quot;,&quot;abstract&quot;:&quot;The temporal dynamics of species diversity are shaped by variations in the rates of speciation and extinction, and there is a long history of inferring these rates using first and last appearances of taxa in the fossil record. Understanding diversity dynamics critically depends on unbiased estimates of the unobserved times of speciation and extinction for all lineages, but the inference of these parameters is challenging due to the complex nature of the available data. Here, we present a new probabilistic framework to jointly estimate species-specific times of speciation and extinction and the rates of the underlying birth–death process based on the fossil record. The rates are allowed to vary through time independently of each other, and the probability of preservation and sampling is explicitly incorporated in the model to estimate the true lifespan of each lineage. We implement a Bayesian algorithm to assess the presence of rate shifts by exploring alternative diversification models. Tests on a range of simulated data sets reveal the accuracy and robustness of our approach against violations of the underlying assumptions and various degrees of data incompleteness. Finally, we demonstrate the application of our method with the diversification of the mammal family Rhinocerotidae and reveal a complex history of repeated and independent temporal shifts of both speciation and extinction rates, leading to the expansion and subsequent decline of the group. The estimated parameters of the birth–death process implemented here are directly comparable with those obtained from dated molecular phylogenies. Thus, our model represents a step towards integrating phylogenetic and fossil information to infer macroevolutionary processes.[BDMCMC; biodiversity trends; Birth–death process; incomplete fossil sampling; macroevolution; species rise and fall.]&quot;,&quot;container-title&quot;:&quot;Systematic Biology&quot;,&quot;DOI&quot;:&quot;10.1093/sysbio/syu006&quot;,&quot;ISSN&quot;:&quot;1063-5157&quot;,&quot;issue&quot;:&quot;3&quot;,&quot;journalAbbreviation&quot;:&quot;Systematic Biology&quot;,&quot;page&quot;:&quot;349-367&quot;,&quot;source&quot;:&quot;Silverchair&quot;,&quot;title&quot;:&quot;Bayesian Estimation of Speciation and Extinction from Incomplete Fossil Occurrence Data&quot;,&quot;volume&quot;:&quot;63&quot;,&quot;author&quot;:[{&quot;family&quot;:&quot;Silvestro&quot;,&quot;given&quot;:&quot;Daniele&quot;},{&quot;family&quot;:&quot;Schnitzler&quot;,&quot;given&quot;:&quot;Jan&quot;},{&quot;family&quot;:&quot;Liow&quot;,&quot;given&quot;:&quot;Lee Hsiang&quot;},{&quot;family&quot;:&quot;Antonelli&quot;,&quot;given&quot;:&quot;Alexandre&quot;},{&quot;family&quot;:&quot;Salamin&quot;,&quot;given&quot;:&quot;Nicolas&quot;}],&quot;issued&quot;:{&quot;date-parts&quot;:[[&quot;2014&quot;,5,1]]}}}],&quot;schema&quot;:&quot;https://github.com/citation-style-language/schema/raw/master/csl-citation.json&quot;} RNDqRS8xfcczE"/><text:span text:style-name="T160">(43)</text:span><text:reference-mark-end text:name="ZOTERO_ITEM CSL_CITATION {&quot;citationID&quot;:&quot;54EAnOWG&quot;,&quot;properties&quot;:{&quot;formattedCitation&quot;:&quot;(43)&quot;,&quot;plainCitation&quot;:&quot;(43)&quot;,&quot;noteIndex&quot;:0},&quot;citationItems&quot;:[{&quot;id&quot;:122,&quot;uris&quot;:[&quot;http://zotero.org/users/7245292/items/GIYGX478&quot;],&quot;itemData&quot;:{&quot;id&quot;:122,&quot;type&quot;:&quot;article-journal&quot;,&quot;abstract&quot;:&quot;The temporal dynamics of species diversity are shaped by variations in the rates of speciation and extinction, and there is a long history of inferring these rates using first and last appearances of taxa in the fossil record. Understanding diversity dynamics critically depends on unbiased estimates of the unobserved times of speciation and extinction for all lineages, but the inference of these parameters is challenging due to the complex nature of the available data. Here, we present a new probabilistic framework to jointly estimate species-specific times of speciation and extinction and the rates of the underlying birth–death process based on the fossil record. The rates are allowed to vary through time independently of each other, and the probability of preservation and sampling is explicitly incorporated in the model to estimate the true lifespan of each lineage. We implement a Bayesian algorithm to assess the presence of rate shifts by exploring alternative diversification models. Tests on a range of simulated data sets reveal the accuracy and robustness of our approach against violations of the underlying assumptions and various degrees of data incompleteness. Finally, we demonstrate the application of our method with the diversification of the mammal family Rhinocerotidae and reveal a complex history of repeated and independent temporal shifts of both speciation and extinction rates, leading to the expansion and subsequent decline of the group. The estimated parameters of the birth–death process implemented here are directly comparable with those obtained from dated molecular phylogenies. Thus, our model represents a step towards integrating phylogenetic and fossil information to infer macroevolutionary processes.[BDMCMC; biodiversity trends; Birth–death process; incomplete fossil sampling; macroevolution; species rise and fall.]&quot;,&quot;container-title&quot;:&quot;Systematic Biology&quot;,&quot;DOI&quot;:&quot;10.1093/sysbio/syu006&quot;,&quot;ISSN&quot;:&quot;1063-5157&quot;,&quot;issue&quot;:&quot;3&quot;,&quot;journalAbbreviation&quot;:&quot;Systematic Biology&quot;,&quot;page&quot;:&quot;349-367&quot;,&quot;source&quot;:&quot;Silverchair&quot;,&quot;title&quot;:&quot;Bayesian Estimation of Speciation and Extinction from Incomplete Fossil Occurrence Data&quot;,&quot;volume&quot;:&quot;63&quot;,&quot;author&quot;:[{&quot;family&quot;:&quot;Silvestro&quot;,&quot;given&quot;:&quot;Daniele&quot;},{&quot;family&quot;:&quot;Schnitzler&quot;,&quot;given&quot;:&quot;Jan&quot;},{&quot;family&quot;:&quot;Liow&quot;,&quot;given&quot;:&quot;Lee Hsiang&quot;},{&quot;family&quot;:&quot;Antonelli&quot;,&quot;given&quot;:&quot;Alexandre&quot;},{&quot;family&quot;:&quot;Salamin&quot;,&quot;given&quot;:&quot;Nicolas&quot;}],&quot;issued&quot;:{&quot;date-parts&quot;:[[&quot;2014&quot;,5,1]]}}}],&quot;schema&quot;:&quot;https://github.com/citation-style-language/schema/raw/master/csl-citation.json&quot;} RNDqRS8xfcczE"/><text:span text:style-name="T160">, we estimated the tempo and modes of the mammalian diversification dynamics in South America throughout the Eocene–Oligocene interval (</text:span><text:span text:style-name="T220">ca.</text:span><text:span text:style-name="T168"> </text:span><text:span text:style-name="T160">56–23 Ma). We then disentangled the underlying taxonomic, functional, and geographic (tropical vs. extratropical) bases of the inferred continent-scale patterns of diversity and diversification among S</text:span><text:span text:style-name="T162">AM</text:span><text:span text:style-name="T160"> faunas. We finally quantified the most likely biotic and abiotic drivers explaining their diversification dynamics.</text:span></text:p>
      <text:p text:style-name="P25">Results and Discussion</text:p>
      <text:p text:style-name="P29">No mass extinction: South American mammal diversity gradually declined well before the EOT</text:p>
      <text:p text:style-name="P33"><text:span text:style-name="T160"><text:tab/>We analyzed the fossil database </text:span><text:span text:style-name="T169">(</text:span><text:span text:style-name="T239">Tab S1</text:span><text:span text:style-name="T169">)</text:span><text:span text:style-name="T160"> </text:span><text:span text:style-name="T170">both </text:span><text:span text:style-name="T160">at the genus and species levels using the process-based Bayesian framework of diversification accounting for varying preservation implemented in PyRate </text:span><text:reference-mark-start text:name="ZOTERO_ITEM CSL_CITATION {&quot;citationID&quot;:&quot;HFIAR1bV&quot;,&quot;properties&quot;:{&quot;formattedCitation&quot;:&quot;(44)&quot;,&quot;plainCitation&quot;:&quot;(44)&quot;,&quot;noteIndex&quot;:0},&quot;citationItems&quot;:[{&quot;id&quot;:152,&quot;uris&quot;:[&quot;http://zotero.org/users/7245292/items/ECULCT8Q&quot;],&quot;itemData&quot;:{&quot;id&quot;:152,&quot;type&quot;:&quot;article-journal&quot;,&quot;abstract&quot;:&quot;Despite the advancement of phylogenetic methods to estimate speciation and extinction rates, their power can be limited under variable rates, in particular for clades with high extinction rates and small number of extant species. Fossil data can provide a powerful alternative source of information to investigate diversification processes. Here, we present PyRate, a computer program to estimate speciation and extinction rates and their temporal dynamics from fossil occurrence data. The rates are inferred in a Bayesian framework and are comparable to those estimated from phylogenetic trees. We describe how PyRate can be used to explore different models of diversification. In addition to the diversification rates, it provides estimates of the parameters of the preservation process (fossilization and sampling) and the times of speciation and extinction of each species in the data set. Moreover, we develop a new birth–death model to correlate the variation of speciation/extinction rates with changes of a continuous trait. Finally, we demonstrate the use of Bayes factors for model selection and show how the posterior estimates of a PyRate analysis can be used to generate calibration densities for Bayesian molecular clock analysis. PyRate is an open-source command-line Python program available at http://sourceforge.net/projects/pyrate/.&quot;,&quot;container-title&quot;:&quot;Methods in Ecology and Evolution&quot;,&quot;DOI&quot;:&quot;10.1111/2041-210X.12263&quot;,&quot;ISSN&quot;:&quot;2041-210X&quot;,&quot;issue&quot;:&quot;10&quot;,&quot;language&quot;:&quot;en&quot;,&quot;note&quot;:&quot;_eprint: https://onlinelibrary.wiley.com/doi/pdf/10.1111/2041-210X.12263&quot;,&quot;page&quot;:&quot;1126-1131&quot;,&quot;source&quot;:&quot;Wiley Online Library&quot;,&quot;title&quot;:&quot;PyRate: a new program to estimate speciation and extinction rates from incomplete fossil data&quot;,&quot;title-short&quot;:&quot;PyRate&quot;,&quot;volume&quot;:&quot;5&quot;,&quot;author&quot;:[{&quot;family&quot;:&quot;Silvestro&quot;,&quot;given&quot;:&quot;Daniele&quot;},{&quot;family&quot;:&quot;Salamin&quot;,&quot;given&quot;:&quot;Nicolas&quot;},{&quot;family&quot;:&quot;Schnitzler&quot;,&quot;given&quot;:&quot;Jan&quot;}],&quot;issued&quot;:{&quot;date-parts&quot;:[[&quot;2014&quot;]]}}}],&quot;schema&quot;:&quot;https://github.com/citation-style-language/schema/raw/master/csl-citation.json&quot;} RNDj6YdCLpp60"/><text:span text:style-name="T160">(44)</text:span><text:reference-mark-end text:name="ZOTERO_ITEM CSL_CITATION {&quot;citationID&quot;:&quot;HFIAR1bV&quot;,&quot;properties&quot;:{&quot;formattedCitation&quot;:&quot;(44)&quot;,&quot;plainCitation&quot;:&quot;(44)&quot;,&quot;noteIndex&quot;:0},&quot;citationItems&quot;:[{&quot;id&quot;:152,&quot;uris&quot;:[&quot;http://zotero.org/users/7245292/items/ECULCT8Q&quot;],&quot;itemData&quot;:{&quot;id&quot;:152,&quot;type&quot;:&quot;article-journal&quot;,&quot;abstract&quot;:&quot;Despite the advancement of phylogenetic methods to estimate speciation and extinction rates, their power can be limited under variable rates, in particular for clades with high extinction rates and small number of extant species. Fossil data can provide a powerful alternative source of information to investigate diversification processes. Here, we present PyRate, a computer program to estimate speciation and extinction rates and their temporal dynamics from fossil occurrence data. The rates are inferred in a Bayesian framework and are comparable to those estimated from phylogenetic trees. We describe how PyRate can be used to explore different models of diversification. In addition to the diversification rates, it provides estimates of the parameters of the preservation process (fossilization and sampling) and the times of speciation and extinction of each species in the data set. Moreover, we develop a new birth–death model to correlate the variation of speciation/extinction rates with changes of a continuous trait. Finally, we demonstrate the use of Bayes factors for model selection and show how the posterior estimates of a PyRate analysis can be used to generate calibration densities for Bayesian molecular clock analysis. PyRate is an open-source command-line Python program available at http://sourceforge.net/projects/pyrate/.&quot;,&quot;container-title&quot;:&quot;Methods in Ecology and Evolution&quot;,&quot;DOI&quot;:&quot;10.1111/2041-210X.12263&quot;,&quot;ISSN&quot;:&quot;2041-210X&quot;,&quot;issue&quot;:&quot;10&quot;,&quot;language&quot;:&quot;en&quot;,&quot;note&quot;:&quot;_eprint: https://onlinelibrary.wiley.com/doi/pdf/10.1111/2041-210X.12263&quot;,&quot;page&quot;:&quot;1126-1131&quot;,&quot;source&quot;:&quot;Wiley Online Library&quot;,&quot;title&quot;:&quot;PyRate: a new program to estimate speciation and extinction rates from incomplete fossil data&quot;,&quot;title-short&quot;:&quot;PyRate&quot;,&quot;volume&quot;:&quot;5&quot;,&quot;author&quot;:[{&quot;family&quot;:&quot;Silvestro&quot;,&quot;given&quot;:&quot;Daniele&quot;},{&quot;family&quot;:&quot;Salamin&quot;,&quot;given&quot;:&quot;Nicolas&quot;},{&quot;family&quot;:&quot;Schnitzler&quot;,&quot;given&quot;:&quot;Jan&quot;}],&quot;issued&quot;:{&quot;date-parts&quot;:[[&quot;2014&quot;]]}}}],&quot;schema&quot;:&quot;https://github.com/citation-style-language/schema/raw/master/csl-citation.json&quot;} RNDj6YdCLpp60"/><text:span text:style-name="T160">. Our results </text:span><text:span text:style-name="T171">highlight</text:span><text:span text:style-name="T160"> that the overall mammal diversity gradually declined from the end of the early Eocene–shortly after the Early Eocene Climate Optimum </text:span><text:reference-mark-start text:name="ZOTERO_ITEM CSL_CITATION {&quot;citationID&quot;:&quot;TXEfhVhj&quot;,&quot;properties&quot;:{&quot;formattedCitation&quot;:&quot;(45)&quot;,&quot;plainCitation&quot;:&quot;(45)&quot;,&quot;dontUpdate&quot;:true,&quot;noteIndex&quot;:0},&quot;citationItems&quot;:[{&quot;id&quot;:770,&quot;uris&quot;:[&quot;http://zotero.org/users/7245292/items/L464MN8C&quot;],&quot;itemData&quot;:{&quot;id&quot;:770,&quot;type&quot;:&quot;article-journal&quot;,&quot;abstract&quot;:&quot;Past episodes of greenhouse warming provide insight into the coupling of climate and the carbon cycle and thus may help to predict the consequences of unabated carbon emissions in the future.&quot;,&quot;container-title&quot;:&quot;Nature&quot;,&quot;DOI&quot;:&quot;10.1038/nature06588&quot;,&quot;ISSN&quot;:&quot;1476-4687&quot;,&quot;issue&quot;:&quot;7176&quot;,&quot;language&quot;:&quot;en&quot;,&quot;license&quot;:&quot;2008 Springer Nature Limited&quot;,&quot;note&quot;:&quot;number: 7176\npublisher: Nature Publishing Group&quot;,&quot;page&quot;:&quot;279-283&quot;,&quot;source&quot;:&quot;www.nature.com&quot;,&quot;title&quot;:&quot;An early Cenozoic perspective on greenhouse warming and carbon-cycle dynamics&quot;,&quot;volume&quot;:&quot;451&quot;,&quot;author&quot;:[{&quot;family&quot;:&quot;Zachos&quot;,&quot;given&quot;:&quot;James C.&quot;},{&quot;family&quot;:&quot;Dickens&quot;,&quot;given&quot;:&quot;Gerald R.&quot;},{&quot;family&quot;:&quot;Zeebe&quot;,&quot;given&quot;:&quot;Richard E.&quot;}],&quot;issued&quot;:{&quot;date-parts&quot;:[[&quot;2008&quot;,1]]}}}],&quot;schema&quot;:&quot;https://github.com/citation-style-language/schema/raw/master/csl-citation.json&quot;} RNDUXJGG2YNs5"/><text:span text:style-name="T160">(EECO, 45)</text:span><text:reference-mark-end text:name="ZOTERO_ITEM CSL_CITATION {&quot;citationID&quot;:&quot;TXEfhVhj&quot;,&quot;properties&quot;:{&quot;formattedCitation&quot;:&quot;(45)&quot;,&quot;plainCitation&quot;:&quot;(45)&quot;,&quot;dontUpdate&quot;:true,&quot;noteIndex&quot;:0},&quot;citationItems&quot;:[{&quot;id&quot;:770,&quot;uris&quot;:[&quot;http://zotero.org/users/7245292/items/L464MN8C&quot;],&quot;itemData&quot;:{&quot;id&quot;:770,&quot;type&quot;:&quot;article-journal&quot;,&quot;abstract&quot;:&quot;Past episodes of greenhouse warming provide insight into the coupling of climate and the carbon cycle and thus may help to predict the consequences of unabated carbon emissions in the future.&quot;,&quot;container-title&quot;:&quot;Nature&quot;,&quot;DOI&quot;:&quot;10.1038/nature06588&quot;,&quot;ISSN&quot;:&quot;1476-4687&quot;,&quot;issue&quot;:&quot;7176&quot;,&quot;language&quot;:&quot;en&quot;,&quot;license&quot;:&quot;2008 Springer Nature Limited&quot;,&quot;note&quot;:&quot;number: 7176\npublisher: Nature Publishing Group&quot;,&quot;page&quot;:&quot;279-283&quot;,&quot;source&quot;:&quot;www.nature.com&quot;,&quot;title&quot;:&quot;An early Cenozoic perspective on greenhouse warming and carbon-cycle dynamics&quot;,&quot;volume&quot;:&quot;451&quot;,&quot;author&quot;:[{&quot;family&quot;:&quot;Zachos&quot;,&quot;given&quot;:&quot;James C.&quot;},{&quot;family&quot;:&quot;Dickens&quot;,&quot;given&quot;:&quot;Gerald R.&quot;},{&quot;family&quot;:&quot;Zeebe&quot;,&quot;given&quot;:&quot;Richard E.&quot;}],&quot;issued&quot;:{&quot;date-parts&quot;:[[&quot;2008&quot;,1]]}}}],&quot;schema&quot;:&quot;https://github.com/citation-style-language/schema/raw/master/csl-citation.json&quot;} RNDUXJGG2YNs5"/><text:span text:style-name="T160">–to the end of the early Oligocene (</text:span><text:span text:style-name="T172">decline by respectively 34% and 52% in the number of genera and species between </text:span><text:span text:style-name="T173">48 and 32 Ma</text:span><text:span text:style-name="T160">), and then further </text:span><text:span text:style-name="T173">increased</text:span><text:span text:style-name="T160"> in the late Oligocene (</text:span><text:span text:style-name="T231">Fig. 1D </text:span><text:span text:style-name="T250">and</text:span><text:span text:style-name="T231"> </text:span><text:span text:style-name="T225">SI Appendix</text:span><text:span text:style-name="T246">,</text:span><text:span text:style-name="T239"> </text:span><text:span text:style-name="T240">Fig. </text:span><text:span text:style-name="T231">S8-11</text:span><text:span text:style-name="T160">). </text:span><text:span text:style-name="T171">No massive loss of lineages appears to us at the EOT. </text:span><text:span text:style-name="T160">This diversity trajectory results from a significant decrease in origination rate during the early Eocene (</text:span><text:span text:style-name="T231">Fig. 1B </text:span><text:span text:style-name="T250">and</text:span><text:span text:style-name="T231"> </text:span><text:span text:style-name="T225">SI Appendix</text:span><text:span text:style-name="T246">, </text:span><text:span text:style-name="T240">Fig. </text:span><text:span text:style-name="T231">S8-11</text:span><text:span text:style-name="T160">). Additionally, we recover a joint significant increase in the pace of origination and extinction (i.e., increased turnover) during the late Eocene, with the extinction rate always being higher than the origination rate (slightly negative net diversification rate; </text:span><text:span text:style-name="T231">Fig. 1B-C </text:span><text:span text:style-name="T250">and</text:span><text:span text:style-name="T231"> </text:span><text:span text:style-name="T225">SI Appendix</text:span><text:span text:style-name="T246">,</text:span><text:span text:style-name="T239"> </text:span><text:span text:style-name="T231">S8-11</text:span><text:span text:style-name="T160">). Similar diversification patterns are recovered when analyzing the dataset at the genus or species level (</text:span><text:span text:style-name="T221">SI Appendix, </text:span><text:span text:style-name="T231">Fig. S8-11</text:span><text:span text:style-name="T160">), after removing singletons (</text:span><text:span text:style-name="T225">SI Appendix</text:span><text:span text:style-name="T246">,</text:span><text:span text:style-name="T239"> </text:span><text:span text:style-name="T231">Fig. S12-13</text:span><text:span text:style-name="T160">) or disabling several occurrences of the same lineage that co-occur temporally and geographically (</text:span><text:span text:style-name="T221">SI Appendix, </text:span><text:span text:style-name="T231">Fig. S14-15</text:span><text:span text:style-name="T160">). Moreover, general trends in diversity and diversification dynamics are conserved when working with occurrences assigned to South American Land Mammal Ages (SALMAs; </text:span><text:span text:style-name="T221">SI Appendix, </text:span><text:span text:style-name="T231">Fig. S9 </text:span><text:span text:style-name="T160">and</text:span><text:span text:style-name="T231"> S11</text:span><text:span text:style-name="T160">) instead of sub-epochs (see </text:span><text:span text:style-name="T229">Methods</text:span><text:span text:style-name="T160">; </text:span><text:span text:style-name="T225">SI Appendix</text:span><text:span text:style-name="T246">,</text:span><text:span text:style-name="T239"> </text:span><text:span text:style-name="T231">Fig. S1-2 </text:span><text:span text:style-name="T251">and </text:span><text:span text:style-name="T227">Extended Material and Methods</text:span><text:span text:style-name="T160">), </text:span><text:span text:style-name="T174">or when considering attempts to derive early Oligocene ages to </text:span><text:span text:style-name="T175">e</text:span><text:span text:style-name="T174">ast Amazonian occurrences originally assigned to an Eocene age (</text:span><text:span text:style-name="T225">SI Appendix</text:span><text:span text:style-name="T246">,</text:span><text:span text:style-name="T239"> </text:span><text:span text:style-name="T234">Fig. S32</text:span><text:span text:style-name="T174">).</text:span></text:p>
      <text:p text:style-name="P9"><text:span text:style-name="T36"><text:tab/>Recently, an analysis of the global Phanerozoic fossil record classified the EOT as the second most intense mass extinction episode </text:span><text:reference-mark-start text:name="ZOTERO_ITEM CSL_CITATION {&quot;citationID&quot;:&quot;w7i1XraG&quot;,&quot;properties&quot;:{&quot;formattedCitation&quot;:&quot;(31)&quot;,&quot;plainCitation&quot;:&quot;(31)&quot;,&quot;noteIndex&quot;:0},&quot;citationItems&quot;:[{&quot;id&quot;:947,&quot;uris&quot;:[&quot;http://zotero.org/users/7245292/items/L84ABIMJ&quot;],&quot;itemData&quot;:{&quot;id&quot;:947,&quot;type&quot;:&quot;article-journal&quot;,&quot;abstract&quot;:&quot;The hypothesis that destructive mass extinctions enable creative evolutionary radiations (creative destruction) is central to classic concepts of macroevolution1,2. However, the relative impacts of extinction and radiation on the co-occurrence of species have not been directly quantitatively compared across the Phanerozoic eon. Here we apply machine learning to generate a spatial embedding (multidimensional ordination) of the temporal co-occurrence structure of the Phanerozoic fossil record, covering 1,273,254 occurrences in the Paleobiology Database for 171,231 embedded species. This facilitates the simultaneous comparison of macroevolutionary disruptions, using measures independent of secular diversity trends. Among the 5% most significant periods of disruption, we identify the ‘big five’ mass extinction events2, seven additional mass extinctions, two combined mass extinction–radiation events and 15 mass radiations. In contrast to narratives that emphasize post-extinction radiations1,3, we find that the proportionally most comparable mass radiations and extinctions (such as the Cambrian explosion and the end-Permian mass extinction) are typically decoupled in time, refuting any direct causal relationship between them. Moreover, in addition to extinctions4, evolutionary radiations themselves cause evolutionary decay (modelled co-occurrence probability and shared fraction of species between times approaching zero), a concept that we describe as destructive creation. A direct test of the time to over-threshold macroevolutionary decay4 (shared fraction of species between two times ≤ 0.1), counted by the decay clock, reveals saw-toothed fluctuations around a Phanerozoic mean of 18.6 million years. As the Quaternary period began at a below-average decay-clock time of 11 million years, modern extinctions further increase life’s decay-clock debt.&quot;,&quot;container-title&quot;:&quot;Nature&quot;,&quot;DOI&quot;:&quot;10.1038/s41586-020-3003-4&quot;,&quot;ISSN&quot;:&quot;1476-4687&quot;,&quot;issue&quot;:&quot;7839&quot;,&quot;language&quot;:&quot;en&quot;,&quot;license&quot;:&quot;2020 The Author(s), under exclusive licence to Springer Nature Limited&quot;,&quot;note&quot;:&quot;number: 7839\npublisher: Nature Publishing Group&quot;,&quot;page&quot;:&quot;636-641&quot;,&quot;source&quot;:&quot;www.nature.com&quot;,&quot;title&quot;:&quot;Impacts of speciation and extinction measured by an evolutionary decay clock&quot;,&quot;volume&quot;:&quot;588&quot;,&quot;author&quot;:[{&quot;family&quot;:&quot;Hoyal Cuthill&quot;,&quot;given&quot;:&quot;Jennifer F.&quot;},{&quot;family&quot;:&quot;Guttenberg&quot;,&quot;given&quot;:&quot;Nicholas&quot;},{&quot;family&quot;:&quot;Budd&quot;,&quot;given&quot;:&quot;Graham E.&quot;}],&quot;issued&quot;:{&quot;date-parts&quot;:[[&quot;2020&quot;,12]]}}}],&quot;schema&quot;:&quot;https://github.com/citation-style-language/schema/raw/master/csl-citation.json&quot;} RNDdQgGFi6ypP"/><text:span text:style-name="T36">(31)</text:span><text:reference-mark-end text:name="ZOTERO_ITEM CSL_CITATION {&quot;citationID&quot;:&quot;w7i1XraG&quot;,&quot;properties&quot;:{&quot;formattedCitation&quot;:&quot;(31)&quot;,&quot;plainCitation&quot;:&quot;(31)&quot;,&quot;noteIndex&quot;:0},&quot;citationItems&quot;:[{&quot;id&quot;:947,&quot;uris&quot;:[&quot;http://zotero.org/users/7245292/items/L84ABIMJ&quot;],&quot;itemData&quot;:{&quot;id&quot;:947,&quot;type&quot;:&quot;article-journal&quot;,&quot;abstract&quot;:&quot;The hypothesis that destructive mass extinctions enable creative evolutionary radiations (creative destruction) is central to classic concepts of macroevolution1,2. However, the relative impacts of extinction and radiation on the co-occurrence of species have not been directly quantitatively compared across the Phanerozoic eon. Here we apply machine learning to generate a spatial embedding (multidimensional ordination) of the temporal co-occurrence structure of the Phanerozoic fossil record, covering 1,273,254 occurrences in the Paleobiology Database for 171,231 embedded species. This facilitates the simultaneous comparison of macroevolutionary disruptions, using measures independent of secular diversity trends. Among the 5% most significant periods of disruption, we identify the ‘big five’ mass extinction events2, seven additional mass extinctions, two combined mass extinction–radiation events and 15 mass radiations. In contrast to narratives that emphasize post-extinction radiations1,3, we find that the proportionally most comparable mass radiations and extinctions (such as the Cambrian explosion and the end-Permian mass extinction) are typically decoupled in time, refuting any direct causal relationship between them. Moreover, in addition to extinctions4, evolutionary radiations themselves cause evolutionary decay (modelled co-occurrence probability and shared fraction of species between times approaching zero), a concept that we describe as destructive creation. A direct test of the time to over-threshold macroevolutionary decay4 (shared fraction of species between two times ≤ 0.1), counted by the decay clock, reveals saw-toothed fluctuations around a Phanerozoic mean of 18.6 million years. As the Quaternary period began at a below-average decay-clock time of 11 million years, modern extinctions further increase life’s decay-clock debt.&quot;,&quot;container-title&quot;:&quot;Nature&quot;,&quot;DOI&quot;:&quot;10.1038/s41586-020-3003-4&quot;,&quot;ISSN&quot;:&quot;1476-4687&quot;,&quot;issue&quot;:&quot;7839&quot;,&quot;language&quot;:&quot;en&quot;,&quot;license&quot;:&quot;2020 The Author(s), under exclusive licence to Springer Nature Limited&quot;,&quot;note&quot;:&quot;number: 7839\npublisher: Nature Publishing Group&quot;,&quot;page&quot;:&quot;636-641&quot;,&quot;source&quot;:&quot;www.nature.com&quot;,&quot;title&quot;:&quot;Impacts of speciation and extinction measured by an evolutionary decay clock&quot;,&quot;volume&quot;:&quot;588&quot;,&quot;author&quot;:[{&quot;family&quot;:&quot;Hoyal Cuthill&quot;,&quot;given&quot;:&quot;Jennifer F.&quot;},{&quot;family&quot;:&quot;Guttenberg&quot;,&quot;given&quot;:&quot;Nicholas&quot;},{&quot;family&quot;:&quot;Budd&quot;,&quot;given&quot;:&quot;Graham E.&quot;}],&quot;issued&quot;:{&quot;date-parts&quot;:[[&quot;2020&quot;,12]]}}}],&quot;schema&quot;:&quot;https://github.com/citation-style-language/schema/raw/master/csl-citation.json&quot;} RNDdQgGFi6ypP"/><text:span text:style-name="T36">. </text:span><text:span text:style-name="T102">Although this</text:span><text:span text:style-name="T36"> ranking </text:span><text:span text:style-name="T102">was </text:span><text:span text:style-name="T36">unexpectedly high, drastic extinctions at the EOT are supported by analyses of the European </text:span><text:reference-mark-start text:name="ZOTERO_ITEM CSL_CITATION {&quot;citationID&quot;:&quot;q3ZsURr0&quot;,&quot;properties&quot;:{&quot;formattedCitation&quot;:&quot;(20)&quot;,&quot;plainCitation&quot;:&quot;(20)&quot;,&quot;noteIndex&quot;:0},&quot;citationItems&quot;:[{&quot;id&quot;:943,&quot;uris&quot;:[&quot;http://zotero.org/users/7245292/items/WIHKEBFI&quot;],&quot;itemData&quot;:{&quot;id&quot;:943,&quot;type&quot;:&quot;article-journal&quot;,&quot;container-title&quot;:&quot;Bulletin de la Société Géologique de France&quot;,&quot;issue&quot;:&quot;9&quot;,&quot;journalAbbreviation&quot;:&quot;B. S. G. F&quot;,&quot;language&quot;:&quot;fr-FR&quot;,&quot;page&quot;:&quot;488-520&quot;,&quot;source&quot;:&quot;Bulletin de la société géologique de France, ISSN 0037-9409 ; t. IX, 1909&quot;,&quot;title&quot;:&quot;Remarques sur les faunules de mammifères des couches éocènes et oligocènes du Bassin de Paris.&quot;,&quot;author&quot;:[{&quot;family&quot;:&quot;Stehlin&quot;,&quot;given&quot;:&quot;Hans Georg&quot;}],&quot;issued&quot;:{&quot;date-parts&quot;:[[&quot;1909&quot;]]}}}],&quot;schema&quot;:&quot;https://github.com/citation-style-language/schema/raw/master/csl-citation.json&quot;} RNDQtZtMiohJc"/><text:span text:style-name="T36">(20)</text:span><text:reference-mark-end text:name="ZOTERO_ITEM CSL_CITATION {&quot;citationID&quot;:&quot;q3ZsURr0&quot;,&quot;properties&quot;:{&quot;formattedCitation&quot;:&quot;(20)&quot;,&quot;plainCitation&quot;:&quot;(20)&quot;,&quot;noteIndex&quot;:0},&quot;citationItems&quot;:[{&quot;id&quot;:943,&quot;uris&quot;:[&quot;http://zotero.org/users/7245292/items/WIHKEBFI&quot;],&quot;itemData&quot;:{&quot;id&quot;:943,&quot;type&quot;:&quot;article-journal&quot;,&quot;container-title&quot;:&quot;Bulletin de la Société Géologique de France&quot;,&quot;issue&quot;:&quot;9&quot;,&quot;journalAbbreviation&quot;:&quot;B. S. G. F&quot;,&quot;language&quot;:&quot;fr-FR&quot;,&quot;page&quot;:&quot;488-520&quot;,&quot;source&quot;:&quot;Bulletin de la société géologique de France, ISSN 0037-9409 ; t. IX, 1909&quot;,&quot;title&quot;:&quot;Remarques sur les faunules de mammifères des couches éocènes et oligocènes du Bassin de Paris.&quot;,&quot;author&quot;:[{&quot;family&quot;:&quot;Stehlin&quot;,&quot;given&quot;:&quot;Hans Georg&quot;}],&quot;issued&quot;:{&quot;date-parts&quot;:[[&quot;1909&quot;]]}}}],&quot;schema&quot;:&quot;https://github.com/citation-style-language/schema/raw/master/csl-citation.json&quot;} RNDQtZtMiohJc"/><text:span text:style-name="T36"> and Asian </text:span><text:reference-mark-start text:name="ZOTERO_ITEM CSL_CITATION {&quot;citationID&quot;:&quot;H8ppdNUS&quot;,&quot;properties&quot;:{&quot;formattedCitation&quot;:&quot;(24)&quot;,&quot;plainCitation&quot;:&quot;(24)&quot;,&quot;noteIndex&quot;:0},&quot;citationItems&quot;:[{&quot;id&quot;:907,&quot;uris&quot;:[&quot;http://zotero.org/users/7245292/items/WU3YAC7J&quot;],&quot;itemData&quot;:{&quot;id&quot;:907,&quot;type&quot;:&quot;article-journal&quot;,&quot;abstract&quot;:&quot;Most orders and many families of modern mammals were established during the Palaeogene. Mammalian evolution during this period of time has been correlated with global climatic events1,2,3,4, although the timing, mode and scale of such a climate–evolution link remain debatable1,5,6. The Palaeogene global climate was step-punctuated by a warming across the Palaeocene/Eocene boundary about 55 Myr ago and a cool-off throughout the late Eocene and early Oligocene epochs1,2,7,8,9,10. The most severe cooling was at 33.5 Myr, slightly after the Eocene/Oligocene boundary, and was characterized by a drop in the mean annual temperature and by changes in vegetation from Eocene dense forests to Oligocene more open country5. Here we analyse 33 Palaeogene mammal faunas from the Mongolian Plateau of China and Mongolia. There is a distinct pattern of faunal turnovers: perissodactyl-dominant faunas of the Eocene were abruptly replaced by rodent/lagomorph-dominant faunas of the Oligocene. We interpret the turnovers as having been effected by global climatic shifts and name the prominent biotic reorganization across the Eocene/Oligocene boundary the Mongolian Remodelling, which correlates to the European Grande Coupure.&quot;,&quot;container-title&quot;:&quot;Nature&quot;,&quot;DOI&quot;:&quot;10.1038/28603&quot;,&quot;ISSN&quot;:&quot;1476-4687&quot;,&quot;issue&quot;:&quot;6691&quot;,&quot;language&quot;:&quot;en&quot;,&quot;license&quot;:&quot;1998 Macmillan Magazines Ltd.&quot;,&quot;note&quot;:&quot;number: 6691\npublisher: Nature Publishing Group&quot;,&quot;page&quot;:&quot;364-367&quot;,&quot;source&quot;:&quot;www.nature.com&quot;,&quot;title&quot;:&quot;Faunal turnovers of Palaeogene mammals from the Mongolian Plateau&quot;,&quot;volume&quot;:&quot;394&quot;,&quot;author&quot;:[{&quot;family&quot;:&quot;Meng&quot;,&quot;given&quot;:&quot;Jin&quot;},{&quot;family&quot;:&quot;McKenna&quot;,&quot;given&quot;:&quot;Malcolm C.&quot;}],&quot;issued&quot;:{&quot;date-parts&quot;:[[&quot;1998&quot;,7]]}}}],&quot;schema&quot;:&quot;https://github.com/citation-style-language/schema/raw/master/csl-citation.json&quot;} RNDymSKPATjnN"/><text:span text:style-name="T36">(24)</text:span><text:reference-mark-end text:name="ZOTERO_ITEM CSL_CITATION {&quot;citationID&quot;:&quot;H8ppdNUS&quot;,&quot;properties&quot;:{&quot;formattedCitation&quot;:&quot;(24)&quot;,&quot;plainCitation&quot;:&quot;(24)&quot;,&quot;noteIndex&quot;:0},&quot;citationItems&quot;:[{&quot;id&quot;:907,&quot;uris&quot;:[&quot;http://zotero.org/users/7245292/items/WU3YAC7J&quot;],&quot;itemData&quot;:{&quot;id&quot;:907,&quot;type&quot;:&quot;article-journal&quot;,&quot;abstract&quot;:&quot;Most orders and many families of modern mammals were established during the Palaeogene. Mammalian evolution during this period of time has been correlated with global climatic events1,2,3,4, although the timing, mode and scale of such a climate–evolution link remain debatable1,5,6. The Palaeogene global climate was step-punctuated by a warming across the Palaeocene/Eocene boundary about 55 Myr ago and a cool-off throughout the late Eocene and early Oligocene epochs1,2,7,8,9,10. The most severe cooling was at 33.5 Myr, slightly after the Eocene/Oligocene boundary, and was characterized by a drop in the mean annual temperature and by changes in vegetation from Eocene dense forests to Oligocene more open country5. Here we analyse 33 Palaeogene mammal faunas from the Mongolian Plateau of China and Mongolia. There is a distinct pattern of faunal turnovers: perissodactyl-dominant faunas of the Eocene were abruptly replaced by rodent/lagomorph-dominant faunas of the Oligocene. We interpret the turnovers as having been effected by global climatic shifts and name the prominent biotic reorganization across the Eocene/Oligocene boundary the Mongolian Remodelling, which correlates to the European Grande Coupure.&quot;,&quot;container-title&quot;:&quot;Nature&quot;,&quot;DOI&quot;:&quot;10.1038/28603&quot;,&quot;ISSN&quot;:&quot;1476-4687&quot;,&quot;issue&quot;:&quot;6691&quot;,&quot;language&quot;:&quot;en&quot;,&quot;license&quot;:&quot;1998 Macmillan Magazines Ltd.&quot;,&quot;note&quot;:&quot;number: 6691\npublisher: Nature Publishing Group&quot;,&quot;page&quot;:&quot;364-367&quot;,&quot;source&quot;:&quot;www.nature.com&quot;,&quot;title&quot;:&quot;Faunal turnovers of Palaeogene mammals from the Mongolian Plateau&quot;,&quot;volume&quot;:&quot;394&quot;,&quot;author&quot;:[{&quot;family&quot;:&quot;Meng&quot;,&quot;given&quot;:&quot;Jin&quot;},{&quot;family&quot;:&quot;McKenna&quot;,&quot;given&quot;:&quot;Malcolm C.&quot;}],&quot;issued&quot;:{&quot;date-parts&quot;:[[&quot;1998&quot;,7]]}}}],&quot;schema&quot;:&quot;https://github.com/citation-style-language/schema/raw/master/csl-citation.json&quot;} RNDymSKPATjnN"/><text:span text:style-name="T36"> mammal fossil record. </text:span><text:span text:style-name="T47">A</text:span><text:span text:style-name="T36">pplying a methodological framework similar to ours, Weppe et al. </text:span><text:reference-mark-start text:name="ZOTERO_ITEM CSL_CITATION {&quot;citationID&quot;:&quot;0CRsnIp2&quot;,&quot;properties&quot;:{&quot;formattedCitation&quot;:&quot;(23)&quot;,&quot;plainCitation&quot;:&quot;(23)&quot;,&quot;noteIndex&quot;:0},&quot;citationItems&quot;:[{&quot;id&quot;:697,&quot;uris&quot;:[&quot;http://zotero.org/users/7245292/items/LMX3SE9S&quot;],&quot;itemData&quot;:{&quot;id&quot;:697,&quot;type&quot;:&quot;article-journal&quot;,&quot;abstract&quot;:&quot;Simultaneously investigating the effects of abiotic and biotic factors on diversity dynamics is essential to understand the evolutionary history of clades. The Grande Coupure corresponds to a major faunal turnover at the Eocene–Oligocene transition (EOT) (~34.1 to 33.55 Mya) and is defined in western Europe as an extinction of insular European mammals coupled with the arrival of crown clades from Asia. Here, we focused on the species-rich group of endemic European artiodactyls to determine the drivers of the Grande Coupure during the major environmental disruptions at the EOT. Using Bayesian birth–death models, we analyzed an original high-resolution fossil dataset (90 species, &gt;2,100 occurrences) from southwestern France (Quercy area) and estimated the regional diversification and diversity dynamics of endemic and immigrant artiodactyls. We show that the endemic artiodactyl radiation was mainly related to the Eocene tropical conditions, combined with biotic controls on speciation and clade-related diversity dependence. We further highlight that the major environmental changes at the transition (77% of species became extinct) and the concurrent increase in seasonality in Europe during the Oligocene were likely the main drivers of their decline. Surprisingly, our results do not support the widely-held hypothesis of active competition between endemic and immigrant artiodactyls but rather suggest a passive or opportunistic replacement by immigrants, which is further supported by morphological clustering of specific ecological traits across the Eocene-Oligocene transition. Our analyses provide insights into the evolutionary and ecological processes driving the diversification and decline of mammalian clades during a major biological and climatic crisis.&quot;,&quot;container-title&quot;:&quot;Proceedings of the National Academy of Sciences&quot;,&quot;DOI&quot;:&quot;10.1073/pnas.2309945120&quot;,&quot;issue&quot;:&quot;52&quot;,&quot;journalAbbreviation&quot;:&quot;Proc. Nat. Acad. Sc. U.S.A&quot;,&quot;note&quot;:&quot;publisher: Proceedings of the National Academy of Sciences&quot;,&quot;page&quot;:&quot;e2309945120&quot;,&quot;source&quot;:&quot;pnas.org (Atypon)&quot;,&quot;title&quot;:&quot;Drivers of the artiodactyl turnover in insular western Europe at the Eocene–Oligocene Transition&quot;,&quot;volume&quot;:&quot;120&quot;,&quot;author&quot;:[{&quot;family&quot;:&quot;Weppe&quot;,&quot;given&quot;:&quot;R.&quot;},{&quot;family&quot;:&quot;Condamine&quot;,&quot;given&quot;:&quot;F. L.&quot;},{&quot;family&quot;:&quot;Guinot&quot;,&quot;given&quot;:&quot;G.&quot;},{&quot;family&quot;:&quot;Maugoust&quot;,&quot;given&quot;:&quot;J.&quot;},{&quot;family&quot;:&quot;Orliac&quot;,&quot;given&quot;:&quot;M. J.&quot;}],&quot;issued&quot;:{&quot;date-parts&quot;:[[&quot;2023&quot;,12,26]]}}}],&quot;schema&quot;:&quot;https://github.com/citation-style-language/schema/raw/master/csl-citation.json&quot;} RNDxAQBBp9BNm"/><text:span text:style-name="T36">(23)</text:span><text:reference-mark-end text:name="ZOTERO_ITEM CSL_CITATION {&quot;citationID&quot;:&quot;0CRsnIp2&quot;,&quot;properties&quot;:{&quot;formattedCitation&quot;:&quot;(23)&quot;,&quot;plainCitation&quot;:&quot;(23)&quot;,&quot;noteIndex&quot;:0},&quot;citationItems&quot;:[{&quot;id&quot;:697,&quot;uris&quot;:[&quot;http://zotero.org/users/7245292/items/LMX3SE9S&quot;],&quot;itemData&quot;:{&quot;id&quot;:697,&quot;type&quot;:&quot;article-journal&quot;,&quot;abstract&quot;:&quot;Simultaneously investigating the effects of abiotic and biotic factors on diversity dynamics is essential to understand the evolutionary history of clades. The Grande Coupure corresponds to a major faunal turnover at the Eocene–Oligocene transition (EOT) (~34.1 to 33.55 Mya) and is defined in western Europe as an extinction of insular European mammals coupled with the arrival of crown clades from Asia. Here, we focused on the species-rich group of endemic European artiodactyls to determine the drivers of the Grande Coupure during the major environmental disruptions at the EOT. Using Bayesian birth–death models, we analyzed an original high-resolution fossil dataset (90 species, &gt;2,100 occurrences) from southwestern France (Quercy area) and estimated the regional diversification and diversity dynamics of endemic and immigrant artiodactyls. We show that the endemic artiodactyl radiation was mainly related to the Eocene tropical conditions, combined with biotic controls on speciation and clade-related diversity dependence. We further highlight that the major environmental changes at the transition (77% of species became extinct) and the concurrent increase in seasonality in Europe during the Oligocene were likely the main drivers of their decline. Surprisingly, our results do not support the widely-held hypothesis of active competition between endemic and immigrant artiodactyls but rather suggest a passive or opportunistic replacement by immigrants, which is further supported by morphological clustering of specific ecological traits across the Eocene-Oligocene transition. Our analyses provide insights into the evolutionary and ecological processes driving the diversification and decline of mammalian clades during a major biological and climatic crisis.&quot;,&quot;container-title&quot;:&quot;Proceedings of the National Academy of Sciences&quot;,&quot;DOI&quot;:&quot;10.1073/pnas.2309945120&quot;,&quot;issue&quot;:&quot;52&quot;,&quot;journalAbbreviation&quot;:&quot;Proc. Nat. Acad. Sc. U.S.A&quot;,&quot;note&quot;:&quot;publisher: Proceedings of the National Academy of Sciences&quot;,&quot;page&quot;:&quot;e2309945120&quot;,&quot;source&quot;:&quot;pnas.org (Atypon)&quot;,&quot;title&quot;:&quot;Drivers of the artiodactyl turnover in insular western Europe at the Eocene–Oligocene Transition&quot;,&quot;volume&quot;:&quot;120&quot;,&quot;author&quot;:[{&quot;family&quot;:&quot;Weppe&quot;,&quot;given&quot;:&quot;R.&quot;},{&quot;family&quot;:&quot;Condamine&quot;,&quot;given&quot;:&quot;F. L.&quot;},{&quot;family&quot;:&quot;Guinot&quot;,&quot;given&quot;:&quot;G.&quot;},{&quot;family&quot;:&quot;Maugoust&quot;,&quot;given&quot;:&quot;J.&quot;},{&quot;family&quot;:&quot;Orliac&quot;,&quot;given&quot;:&quot;M. J.&quot;}],&quot;issued&quot;:{&quot;date-parts&quot;:[[&quot;2023&quot;,12,26]]}}}],&quot;schema&quot;:&quot;https://github.com/citation-style-language/schema/raw/master/csl-citation.json&quot;} RNDxAQBBp9BNm"/><text:span text:style-name="annotation_20_reference"><text:span text:style-name="T125"> </text:span></text:span><text:span text:style-name="T36">recovered a strong extinction signal among endemic Western European artiodactyls at the EOT, </text:span><text:span text:style-name="T51">with</text:span><text:span text:style-name="T36"> </text:span><text:span text:style-name="T50">the loss of 62% of genera and 75% of species in only 1 My</text:span><text:span text:style-name="T48">. </text:span><text:span text:style-name="T49">Other studies working on mass extinction</text:span><text:span text:style-name="T52">s </text:span><text:span text:style-name="T49">illustrated similarly high levels of lineage loss </text:span><text:span text:style-name="T50">for</text:span><text:span text:style-name="T49"> various study models, </text:span><text:span text:style-name="T50">for instance in insects at the Permian/Triassic boundary (82% genus loss)</text:span><text:span text:style-name="T49"> </text:span><text:reference-mark-start text:name="ZOTERO_ITEM CSL_CITATION {&quot;citationID&quot;:&quot;V4UaaBpX&quot;,&quot;properties&quot;:{&quot;formattedCitation&quot;:&quot;(46)&quot;,&quot;plainCitation&quot;:&quot;(46)&quot;,&quot;noteIndex&quot;:0},&quot;citationItems&quot;:[{&quot;id&quot;:151,&quot;uris&quot;:[&quot;http://zotero.org/users/7245292/items/X896TX2Q&quot;],&quot;itemData&quot;:{&quot;id&quot;:151,&quot;type&quot;:&quot;article-journal&quot;,&quot;abstract&quot;:&quot;The Permo–Triassic interval encompasses three extinction events including the most dramatic biological crisis of the Phanerozoic, the latest Permian mass extinction. However, their drivers and outcomes are poorly quantified and understood for terrestrial invertebrates, which we assess here for insects. We find a pattern with three extinctions: the Roadian/Wordian (≈266.9 Ma; extinction of 64.5% insect genera), the Permian/Triassic (≈252 Ma; extinction of 82.6% insect genera), and the Ladinian/Carnian boundaries (≈237 Ma; extinction of 74.8% insect genera). We also unveil a heterogeneous effect of these extinction events across the major insect clades. Because extinction events have impacted Permo–Triassic ecosystems, we investigate the influence of abiotic and biotic factors on insect diversification dynamics and find that changes in floral assemblages are likely the strongest drivers of insects’ responses throughout the Permo–Triassic. We also assess the effect of diversity dependence between three insect guilds; an effect ubiquitously found in current ecosystems. We find that herbivores held a central position in the Permo–Triassic interaction network. Our study reveals high levels of insect extinction that profoundly shaped the evolutionary history of the most diverse non-microbial lineage.&quot;,&quot;container-title&quot;:&quot;Nature Communications&quot;,&quot;DOI&quot;:&quot;10.1038/s41467-022-35284-4&quot;,&quot;ISSN&quot;:&quot;2041-1723&quot;,&quot;issue&quot;:&quot;1&quot;,&quot;journalAbbreviation&quot;:&quot;Nat Commun&quot;,&quot;language&quot;:&quot;en&quot;,&quot;license&quot;:&quot;2022 The Author(s)&quot;,&quot;note&quot;:&quot;number: 1\npublisher: Nature Publishing Group&quot;,&quot;page&quot;:&quot;7512&quot;,&quot;source&quot;:&quot;www.nature.com&quot;,&quot;title&quot;:&quot;Multiple drivers and lineage-specific insect extinctions during the Permo–Triassic&quot;,&quot;volume&quot;:&quot;13&quot;,&quot;author&quot;:[{&quot;family&quot;:&quot;Jouault&quot;,&quot;given&quot;:&quot;Corentin&quot;},{&quot;family&quot;:&quot;Nel&quot;,&quot;given&quot;:&quot;André&quot;},{&quot;family&quot;:&quot;Perrichot&quot;,&quot;given&quot;:&quot;Vincent&quot;},{&quot;family&quot;:&quot;Legendre&quot;,&quot;given&quot;:&quot;Frédéric&quot;},{&quot;family&quot;:&quot;Condamine&quot;,&quot;given&quot;:&quot;Fabien L.&quot;}],&quot;issued&quot;:{&quot;date-parts&quot;:[[&quot;2022&quot;,12,6]]}}}],&quot;schema&quot;:&quot;https://github.com/citation-style-language/schema/raw/master/csl-citation.json&quot;} RNDmmUCiMLY6i"/><text:span text:style-name="T49">(46)</text:span><text:reference-mark-end text:name="ZOTERO_ITEM CSL_CITATION {&quot;citationID&quot;:&quot;V4UaaBpX&quot;,&quot;properties&quot;:{&quot;formattedCitation&quot;:&quot;(46)&quot;,&quot;plainCitation&quot;:&quot;(46)&quot;,&quot;noteIndex&quot;:0},&quot;citationItems&quot;:[{&quot;id&quot;:151,&quot;uris&quot;:[&quot;http://zotero.org/users/7245292/items/X896TX2Q&quot;],&quot;itemData&quot;:{&quot;id&quot;:151,&quot;type&quot;:&quot;article-journal&quot;,&quot;abstract&quot;:&quot;The Permo–Triassic interval encompasses three extinction events including the most dramatic biological crisis of the Phanerozoic, the latest Permian mass extinction. However, their drivers and outcomes are poorly quantified and understood for terrestrial invertebrates, which we assess here for insects. We find a pattern with three extinctions: the Roadian/Wordian (≈266.9 Ma; extinction of 64.5% insect genera), the Permian/Triassic (≈252 Ma; extinction of 82.6% insect genera), and the Ladinian/Carnian boundaries (≈237 Ma; extinction of 74.8% insect genera). We also unveil a heterogeneous effect of these extinction events across the major insect clades. Because extinction events have impacted Permo–Triassic ecosystems, we investigate the influence of abiotic and biotic factors on insect diversification dynamics and find that changes in floral assemblages are likely the strongest drivers of insects’ responses throughout the Permo–Triassic. We also assess the effect of diversity dependence between three insect guilds; an effect ubiquitously found in current ecosystems. We find that herbivores held a central position in the Permo–Triassic interaction network. Our study reveals high levels of insect extinction that profoundly shaped the evolutionary history of the most diverse non-microbial lineage.&quot;,&quot;container-title&quot;:&quot;Nature Communications&quot;,&quot;DOI&quot;:&quot;10.1038/s41467-022-35284-4&quot;,&quot;ISSN&quot;:&quot;2041-1723&quot;,&quot;issue&quot;:&quot;1&quot;,&quot;journalAbbreviation&quot;:&quot;Nat Commun&quot;,&quot;language&quot;:&quot;en&quot;,&quot;license&quot;:&quot;2022 The Author(s)&quot;,&quot;note&quot;:&quot;number: 1\npublisher: Nature Publishing Group&quot;,&quot;page&quot;:&quot;7512&quot;,&quot;source&quot;:&quot;www.nature.com&quot;,&quot;title&quot;:&quot;Multiple drivers and lineage-specific insect extinctions during the Permo–Triassic&quot;,&quot;volume&quot;:&quot;13&quot;,&quot;author&quot;:[{&quot;family&quot;:&quot;Jouault&quot;,&quot;given&quot;:&quot;Corentin&quot;},{&quot;family&quot;:&quot;Nel&quot;,&quot;given&quot;:&quot;André&quot;},{&quot;family&quot;:&quot;Perrichot&quot;,&quot;given&quot;:&quot;Vincent&quot;},{&quot;family&quot;:&quot;Legendre&quot;,&quot;given&quot;:&quot;Frédéric&quot;},{&quot;family&quot;:&quot;Condamine&quot;,&quot;given&quot;:&quot;Fabien L.&quot;}],&quot;issued&quot;:{&quot;date-parts&quot;:[[&quot;2022&quot;,12,6]]}}}],&quot;schema&quot;:&quot;https://github.com/citation-style-language/schema/raw/master/csl-citation.json&quot;} RNDmmUCiMLY6i"/><text:span text:style-name="T50"> or in elasmobranchs – </text:span><text:span text:style-name="T49">sharks, skates and rays – </text:span><text:span text:style-name="T52">at </text:span><text:span text:style-name="T50">the Cretaceous/Paleogene boundary (44.94% genus and 62.6% species loss) </text:span><text:reference-mark-start text:name="ZOTERO_ITEM CSL_CITATION {&quot;citationID&quot;:&quot;lZrFmeqR&quot;,&quot;properties&quot;:{&quot;formattedCitation&quot;:&quot;(38)&quot;,&quot;plainCitation&quot;:&quot;(38)&quot;,&quot;noteIndex&quot;:0},&quot;citationItems&quot;:[{&quot;id&quot;:960,&quot;uris&quot;:[&quot;http://zotero.org/users/7245292/items/BMPCWN96&quot;],&quot;itemData&quot;:{&quot;id&quot;:960,&quot;type&quot;:&quot;article-journal&quot;,&quot;abstract&quot;:&quot;The Cretaceous-Paleogene event was the last mass extinction event, yet its impact and long-term effects on species-level marine vertebrate diversity remain largely uncharacterized. We quantified elasmobranch (sharks, skates, and rays) speciation, extinction, and ecological change resulting from the end-Cretaceous event using &gt;3200 fossil occurrences and 675 species spanning the Late Cretaceous–Paleocene interval at global scale. Elasmobranchs declined by &gt;62% at the Cretaceous-Paleogene boundary and did not fully recover in the Paleocene. The end-Cretaceous event triggered a heterogeneous pattern of extinction, with rays and durophagous species reaching the highest levels of extinction (&gt;72%) and sharks and nondurophagous species being less affected. Taxa with large geographic ranges and/or those restricted to high-latitude settings show higher survival. The Cretaceous-Paleogene event drastically altered the evolutionary history of marine ecosystems.&quot;,&quot;container-title&quot;:&quot;Science&quot;,&quot;DOI&quot;:&quot;10.1126/science.abn2080&quot;,&quot;issue&quot;:&quot;6634&quot;,&quot;note&quot;:&quot;publisher: American Association for the Advancement of Science&quot;,&quot;page&quot;:&quot;802-806&quot;,&quot;source&quot;:&quot;science.org (Atypon)&quot;,&quot;title&quot;:&quot;Global impact and selectivity of the Cretaceous-Paleogene mass extinction among sharks, skates, and rays&quot;,&quot;volume&quot;:&quot;379&quot;,&quot;author&quot;:[{&quot;family&quot;:&quot;Guinot&quot;,&quot;given&quot;:&quot;Guillaume&quot;},{&quot;family&quot;:&quot;Condamine&quot;,&quot;given&quot;:&quot;Fabien L.&quot;}],&quot;issued&quot;:{&quot;date-parts&quot;:[[&quot;2023&quot;,2,24]]}}}],&quot;schema&quot;:&quot;https://github.com/citation-style-language/schema/raw/master/csl-citation.json&quot;} RNDxwLUzU3e53"/><text:span text:style-name="T49">(38)</text:span><text:reference-mark-end text:name="ZOTERO_ITEM CSL_CITATION {&quot;citationID&quot;:&quot;lZrFmeqR&quot;,&quot;properties&quot;:{&quot;formattedCitation&quot;:&quot;(38)&quot;,&quot;plainCitation&quot;:&quot;(38)&quot;,&quot;noteIndex&quot;:0},&quot;citationItems&quot;:[{&quot;id&quot;:960,&quot;uris&quot;:[&quot;http://zotero.org/users/7245292/items/BMPCWN96&quot;],&quot;itemData&quot;:{&quot;id&quot;:960,&quot;type&quot;:&quot;article-journal&quot;,&quot;abstract&quot;:&quot;The Cretaceous-Paleogene event was the last mass extinction event, yet its impact and long-term effects on species-level marine vertebrate diversity remain largely uncharacterized. We quantified elasmobranch (sharks, skates, and rays) speciation, extinction, and ecological change resulting from the end-Cretaceous event using &gt;3200 fossil occurrences and 675 species spanning the Late Cretaceous–Paleocene interval at global scale. Elasmobranchs declined by &gt;62% at the Cretaceous-Paleogene boundary and did not fully recover in the Paleocene. The end-Cretaceous event triggered a heterogeneous pattern of extinction, with rays and durophagous species reaching the highest levels of extinction (&gt;72%) and sharks and nondurophagous species being less affected. Taxa with large geographic ranges and/or those restricted to high-latitude settings show higher survival. The Cretaceous-Paleogene event drastically altered the evolutionary history of marine ecosystems.&quot;,&quot;container-title&quot;:&quot;Science&quot;,&quot;DOI&quot;:&quot;10.1126/science.abn2080&quot;,&quot;issue&quot;:&quot;6634&quot;,&quot;note&quot;:&quot;publisher: American Association for the Advancement of Science&quot;,&quot;page&quot;:&quot;802-806&quot;,&quot;source&quot;:&quot;science.org (Atypon)&quot;,&quot;title&quot;:&quot;Global impact and selectivity of the Cretaceous-Paleogene mass extinction among sharks, skates, and rays&quot;,&quot;volume&quot;:&quot;379&quot;,&quot;author&quot;:[{&quot;family&quot;:&quot;Guinot&quot;,&quot;given&quot;:&quot;Guillaume&quot;},{&quot;family&quot;:&quot;Condamine&quot;,&quot;given&quot;:&quot;Fabien L.&quot;}],&quot;issued&quot;:{&quot;date-parts&quot;:[[&quot;2023&quot;,2,24]]}}}],&quot;schema&quot;:&quot;https://github.com/citation-style-language/schema/raw/master/csl-citation.json&quot;} RNDxwLUzU3e53"/><text:span text:style-name="T50">. </text:span><text:span text:style-name="T36">Here, </text:span><text:span text:style-name="T49">given the relatively small amount of lineage</text:span><text:span text:style-name="T51">s</text:span><text:span text:style-name="T49"> lost at the Eocene−Oligocene boundary (19% genera, 25% species), </text:span><text:span text:style-name="T36">our results are not consistent with a mass extinction event among SAM</text:span><text:span text:style-name="T43">s</text:span><text:span text:style-name="T36"> at the EOT. </text:span><text:span text:style-name="T45">Instead</text:span><text:span text:style-name="T36">, we highlight a long-term decline in SAM diversity, from the mid</text:span><text:span text:style-name="T45">dle </text:span><text:span text:style-name="T36">Eocene onward, contrasting with the expected short temporality of a mass extinction crisis. To our knowledge, our work is the first to provide quantitative support for such a pattern. </text:span><text:span text:style-name="T37">T</text:span><text:span text:style-name="T36">he</text:span><text:span text:style-name="T37">se</text:span><text:span text:style-name="T36"> differences between South America and other continents could come from </text:span><text:span text:style-name="T37">the tropical nature of a significant part of the landmass. </text:span><text:span text:style-name="T95">Stemming from</text:span><text:span text:style-name="T94"> the cornerstone </text:span><text:span text:style-name="T95">hypothes</text:span><text:span text:style-name="T96">i</text:span><text:span text:style-name="T95">s of Wallace linking the striking similarities between tropical biomes from all-over the world to the uniformity </text:span><text:soft-page-break/><text:span text:style-name="T95">of tropical climate across space and (shallow) time</text:span><text:span text:style-name="T37"> </text:span><text:reference-mark-start text:name="ZOTERO_ITEM CSL_CITATION {&quot;citationID&quot;:&quot;PPWybxr4&quot;,&quot;properties&quot;:{&quot;formattedCitation&quot;:&quot;(39)&quot;,&quot;plainCitation&quot;:&quot;(39)&quot;,&quot;noteIndex&quot;:0},&quot;citationItems&quot;:[{&quot;id&quot;:4525,&quot;uris&quot;:[&quot;http://zotero.org/users/7245292/items/UC6LZJRT&quot;],&quot;itemData&quot;:{&quot;id&quot;:4525,&quot;type&quot;:&quot;book&quot;,&quot;abstract&quot;:&quot;Sometimes referred to as 'the grand old man of science', Alfred Russel Wallace (1823-1913) was a naturalist, evolutionary theorist, and friend of Charles Darwin. In this study of tropical flora and fauna, he takes the reader on a tour of the equatorial forest belt - the almost continuous band of forest that stretches around the world between the tropics. There, chameleon-like caterpillars alter the colours of their cocoons, parasitical trees override their hosts with spectacular aerial root systems, and some of the most pressing questions of Victorian evolutionary science arise: how do animals and plants come to be brightly coloured? Can their adaptations provide clues about past geological eras? And was Darwin wholly correct in his theory of sexual selection? First published in 1878, Wallace's book is a skilfully written reflection of contemporary naturalism, still highly readable and relevant to students in the history of science.&quot;,&quot;language&quot;:&quot;en&quot;,&quot;note&quot;:&quot;Google-Books-ID: 09TeahwIfN0C&quot;,&quot;number-of-pages&quot;:&quot;416&quot;,&quot;publisher&quot;:&quot;Macmillan and Company&quot;,&quot;source&quot;:&quot;Google Books&quot;,&quot;title&quot;:&quot;Tropical Nature, and Other Essays&quot;,&quot;author&quot;:[{&quot;family&quot;:&quot;Wallace&quot;,&quot;given&quot;:&quot;Alfred Russel&quot;}],&quot;issued&quot;:{&quot;date-parts&quot;:[[&quot;1878&quot;]]}}}],&quot;schema&quot;:&quot;https://github.com/citation-style-language/schema/raw/master/csl-citation.json&quot;} RNDeIiI2Ci8Z9"/><text:span text:style-name="T37">(39)</text:span><text:reference-mark-end text:name="ZOTERO_ITEM CSL_CITATION {&quot;citationID&quot;:&quot;PPWybxr4&quot;,&quot;properties&quot;:{&quot;formattedCitation&quot;:&quot;(39)&quot;,&quot;plainCitation&quot;:&quot;(39)&quot;,&quot;noteIndex&quot;:0},&quot;citationItems&quot;:[{&quot;id&quot;:4525,&quot;uris&quot;:[&quot;http://zotero.org/users/7245292/items/UC6LZJRT&quot;],&quot;itemData&quot;:{&quot;id&quot;:4525,&quot;type&quot;:&quot;book&quot;,&quot;abstract&quot;:&quot;Sometimes referred to as 'the grand old man of science', Alfred Russel Wallace (1823-1913) was a naturalist, evolutionary theorist, and friend of Charles Darwin. In this study of tropical flora and fauna, he takes the reader on a tour of the equatorial forest belt - the almost continuous band of forest that stretches around the world between the tropics. There, chameleon-like caterpillars alter the colours of their cocoons, parasitical trees override their hosts with spectacular aerial root systems, and some of the most pressing questions of Victorian evolutionary science arise: how do animals and plants come to be brightly coloured? Can their adaptations provide clues about past geological eras? And was Darwin wholly correct in his theory of sexual selection? First published in 1878, Wallace's book is a skilfully written reflection of contemporary naturalism, still highly readable and relevant to students in the history of science.&quot;,&quot;language&quot;:&quot;en&quot;,&quot;note&quot;:&quot;Google-Books-ID: 09TeahwIfN0C&quot;,&quot;number-of-pages&quot;:&quot;416&quot;,&quot;publisher&quot;:&quot;Macmillan and Company&quot;,&quot;source&quot;:&quot;Google Books&quot;,&quot;title&quot;:&quot;Tropical Nature, and Other Essays&quot;,&quot;author&quot;:[{&quot;family&quot;:&quot;Wallace&quot;,&quot;given&quot;:&quot;Alfred Russel&quot;}],&quot;issued&quot;:{&quot;date-parts&quot;:[[&quot;1878&quot;]]}}}],&quot;schema&quot;:&quot;https://github.com/citation-style-language/schema/raw/master/csl-citation.json&quot;} RNDeIiI2Ci8Z9"/><text:span text:style-name="T37">, tropical climate stability would act as a buffer for tropical lineages against extinction. Also, the </text:span><text:span text:style-name="T36">isolated condition of the landmass </text:span><text:span text:style-name="T37">has been proposed as a probable cause explaining the singularity of SAM near-EOT macroevolutionary fate, as</text:span><text:span text:style-name="T36"> </text:span><text:span text:style-name="T37">it </text:span><text:span text:style-name="T36">greatly limit</text:span><text:span text:style-name="T37">ed</text:span><text:span text:style-name="T36"> the possibilities for immigration events. </text:span><text:span text:style-name="T37">Yet, </text:span><text:span text:style-name="T44">i</text:span><text:span text:style-name="T38">mmigrations were</text:span><text:span text:style-name="T36"> hypothesized to have played a key role in EOT-related extinctions in other parts of the world </text:span><text:reference-mark-start text:name="ZOTERO_ITEM CSL_CITATION {&quot;citationID&quot;:&quot;3wj1m7EV&quot;,&quot;properties&quot;:{&quot;formattedCitation&quot;:&quot;(3, 22)&quot;,&quot;plainCitation&quot;:&quot;(3, 22)&quot;,&quot;dontUpdate&quot;:true,&quot;noteIndex&quot;:0},&quot;citationItems&quot;:[{&quot;id&quot;:900,&quot;uris&quot;:[&quot;http://zotero.org/users/7245292/items/Q4JI4SFJ&quot;],&quot;itemData&quot;:{&quot;id&quot;:900,&quot;type&quot;:&quot;book&quot;,&quot;edition&quot;:&quot;Springer Dordrecht&quot;,&quot;title&quot;:&quot;A brief history of South American Metatherians: evolutionary contexts and intercontinental dispersals&quot;,&quot;URL&quot;:&quot;https://doi.org/10.1007/978-94-017-7420-8&quot;,&quot;author&quot;:[{&quot;family&quot;:&quot;Goin&quot;,&quot;given&quot;:&quot;Francisco J.&quot;},{&quot;family&quot;:&quot;Woodburne&quot;,&quot;given&quot;:&quot;Michael O.&quot;},{&quot;family&quot;:&quot;Zimicz&quot;,&quot;given&quot;:&quot;Ana Natalia&quot;},{&quot;family&quot;:&quot;Martin&quot;,&quot;given&quot;:&quot;Gabriel M.&quot;},{&quot;family&quot;:&quot;Chornogubsky&quot;,&quot;given&quot;:&quot;Laura&quot;}],&quot;issued&quot;:{&quot;date-parts&quot;:[[&quot;2016&quot;]]}}},{&quot;id&quot;:697,&quot;uris&quot;:[&quot;http://zotero.org/users/7245292/items/LMX3SE9S&quot;],&quot;itemData&quot;:{&quot;id&quot;:697,&quot;type&quot;:&quot;article-journal&quot;,&quot;abstract&quot;:&quot;Simultaneously investigating the effects of abiotic and biotic factors on diversity dynamics is essential to understand the evolutionary history of clades. The Grande Coupure corresponds to a major faunal turnover at the Eocene–Oligocene transition (EOT) (~34.1 to 33.55 Mya) and is defined in western Europe as an extinction of insular European mammals coupled with the arrival of crown clades from Asia. Here, we focused on the species-rich group of endemic European artiodactyls to determine the drivers of the Grande Coupure during the major environmental disruptions at the EOT. Using Bayesian birth–death models, we analyzed an original high-resolution fossil dataset (90 species, &gt;2,100 occurrences) from southwestern France (Quercy area) and estimated the regional diversification and diversity dynamics of endemic and immigrant artiodactyls. We show that the endemic artiodactyl radiation was mainly related to the Eocene tropical conditions, combined with biotic controls on speciation and clade-related diversity dependence. We further highlight that the major environmental changes at the transition (77% of species became extinct) and the concurrent increase in seasonality in Europe during the Oligocene were likely the main drivers of their decline. Surprisingly, our results do not support the widely-held hypothesis of active competition between endemic and immigrant artiodactyls but rather suggest a passive or opportunistic replacement by immigrants, which is further supported by morphological clustering of specific ecological traits across the Eocene-Oligocene transition. Our analyses provide insights into the evolutionary and ecological processes driving the diversification and decline of mammalian clades during a major biological and climatic crisis.&quot;,&quot;container-title&quot;:&quot;Proceedings of the National Academy of Sciences&quot;,&quot;DOI&quot;:&quot;10.1073/pnas.2309945120&quot;,&quot;issue&quot;:&quot;52&quot;,&quot;journalAbbreviation&quot;:&quot;Proc. Nat. Acad. Sc. U.S.A&quot;,&quot;note&quot;:&quot;publisher: Proceedings of the National Academy of Sciences&quot;,&quot;page&quot;:&quot;e2309945120&quot;,&quot;source&quot;:&quot;pnas.org (Atypon)&quot;,&quot;title&quot;:&quot;Drivers of the artiodactyl turnover in insular western Europe at the Eocene–Oligocene Transition&quot;,&quot;volume&quot;:&quot;120&quot;,&quot;author&quot;:[{&quot;family&quot;:&quot;Weppe&quot;,&quot;given&quot;:&quot;R.&quot;},{&quot;family&quot;:&quot;Condamine&quot;,&quot;given&quot;:&quot;F. L.&quot;},{&quot;family&quot;:&quot;Guinot&quot;,&quot;given&quot;:&quot;G.&quot;},{&quot;family&quot;:&quot;Maugoust&quot;,&quot;given&quot;:&quot;J.&quot;},{&quot;family&quot;:&quot;Orliac&quot;,&quot;given&quot;:&quot;M. J.&quot;}],&quot;issued&quot;:{&quot;date-parts&quot;:[[&quot;2023&quot;,12,26]]}}}],&quot;schema&quot;:&quot;https://github.com/citation-style-language/schema/raw/master/csl-citation.json&quot;} RNDwdzWYNqn5J"/><text:span text:style-name="T36">(3, but see 22)</text:span><text:reference-mark-end text:name="ZOTERO_ITEM CSL_CITATION {&quot;citationID&quot;:&quot;3wj1m7EV&quot;,&quot;properties&quot;:{&quot;formattedCitation&quot;:&quot;(3, 22)&quot;,&quot;plainCitation&quot;:&quot;(3, 22)&quot;,&quot;dontUpdate&quot;:true,&quot;noteIndex&quot;:0},&quot;citationItems&quot;:[{&quot;id&quot;:900,&quot;uris&quot;:[&quot;http://zotero.org/users/7245292/items/Q4JI4SFJ&quot;],&quot;itemData&quot;:{&quot;id&quot;:900,&quot;type&quot;:&quot;book&quot;,&quot;edition&quot;:&quot;Springer Dordrecht&quot;,&quot;title&quot;:&quot;A brief history of South American Metatherians: evolutionary contexts and intercontinental dispersals&quot;,&quot;URL&quot;:&quot;https://doi.org/10.1007/978-94-017-7420-8&quot;,&quot;author&quot;:[{&quot;family&quot;:&quot;Goin&quot;,&quot;given&quot;:&quot;Francisco J.&quot;},{&quot;family&quot;:&quot;Woodburne&quot;,&quot;given&quot;:&quot;Michael O.&quot;},{&quot;family&quot;:&quot;Zimicz&quot;,&quot;given&quot;:&quot;Ana Natalia&quot;},{&quot;family&quot;:&quot;Martin&quot;,&quot;given&quot;:&quot;Gabriel M.&quot;},{&quot;family&quot;:&quot;Chornogubsky&quot;,&quot;given&quot;:&quot;Laura&quot;}],&quot;issued&quot;:{&quot;date-parts&quot;:[[&quot;2016&quot;]]}}},{&quot;id&quot;:697,&quot;uris&quot;:[&quot;http://zotero.org/users/7245292/items/LMX3SE9S&quot;],&quot;itemData&quot;:{&quot;id&quot;:697,&quot;type&quot;:&quot;article-journal&quot;,&quot;abstract&quot;:&quot;Simultaneously investigating the effects of abiotic and biotic factors on diversity dynamics is essential to understand the evolutionary history of clades. The Grande Coupure corresponds to a major faunal turnover at the Eocene–Oligocene transition (EOT) (~34.1 to 33.55 Mya) and is defined in western Europe as an extinction of insular European mammals coupled with the arrival of crown clades from Asia. Here, we focused on the species-rich group of endemic European artiodactyls to determine the drivers of the Grande Coupure during the major environmental disruptions at the EOT. Using Bayesian birth–death models, we analyzed an original high-resolution fossil dataset (90 species, &gt;2,100 occurrences) from southwestern France (Quercy area) and estimated the regional diversification and diversity dynamics of endemic and immigrant artiodactyls. We show that the endemic artiodactyl radiation was mainly related to the Eocene tropical conditions, combined with biotic controls on speciation and clade-related diversity dependence. We further highlight that the major environmental changes at the transition (77% of species became extinct) and the concurrent increase in seasonality in Europe during the Oligocene were likely the main drivers of their decline. Surprisingly, our results do not support the widely-held hypothesis of active competition between endemic and immigrant artiodactyls but rather suggest a passive or opportunistic replacement by immigrants, which is further supported by morphological clustering of specific ecological traits across the Eocene-Oligocene transition. Our analyses provide insights into the evolutionary and ecological processes driving the diversification and decline of mammalian clades during a major biological and climatic crisis.&quot;,&quot;container-title&quot;:&quot;Proceedings of the National Academy of Sciences&quot;,&quot;DOI&quot;:&quot;10.1073/pnas.2309945120&quot;,&quot;issue&quot;:&quot;52&quot;,&quot;journalAbbreviation&quot;:&quot;Proc. Nat. Acad. Sc. U.S.A&quot;,&quot;note&quot;:&quot;publisher: Proceedings of the National Academy of Sciences&quot;,&quot;page&quot;:&quot;e2309945120&quot;,&quot;source&quot;:&quot;pnas.org (Atypon)&quot;,&quot;title&quot;:&quot;Drivers of the artiodactyl turnover in insular western Europe at the Eocene–Oligocene Transition&quot;,&quot;volume&quot;:&quot;120&quot;,&quot;author&quot;:[{&quot;family&quot;:&quot;Weppe&quot;,&quot;given&quot;:&quot;R.&quot;},{&quot;family&quot;:&quot;Condamine&quot;,&quot;given&quot;:&quot;F. L.&quot;},{&quot;family&quot;:&quot;Guinot&quot;,&quot;given&quot;:&quot;G.&quot;},{&quot;family&quot;:&quot;Maugoust&quot;,&quot;given&quot;:&quot;J.&quot;},{&quot;family&quot;:&quot;Orliac&quot;,&quot;given&quot;:&quot;M. J.&quot;}],&quot;issued&quot;:{&quot;date-parts&quot;:[[&quot;2023&quot;,12,26]]}}}],&quot;schema&quot;:&quot;https://github.com/citation-style-language/schema/raw/master/csl-citation.json&quot;} RNDwdzWYNqn5J"/><text:span text:style-name="T36">.</text:span></text:p>
      <text:p text:style-name="P28"/>
      <text:p text:style-name="P28">Ubiquitous taxonomic – but not <text:span text:style-name="T333">ecological</text:span> – turnover among the main mammalian groups across the study period</text:p>
      <text:p text:style-name="P13"><text:span text:style-name="T312">Our analyses of the overall SAM diversification dynamics failed at characterizing any mass extinction event at the time of the EOT, but recovered a late-Eocene increase in mammal turnover </text:span><text:span text:style-name="T313">(</text:span><text:span text:style-name="T312">joint increase in origination and extinction rates</text:span><text:span text:style-name="T313">)</text:span><text:span text:style-name="T312">, followed by a</text:span><text:span text:style-name="T314">n</text:span><text:span text:style-name="T312"> Oligocene </text:span><text:span text:style-name="T314">waxing-and-waning</text:span><text:span text:style-name="T312"> diversity (</text:span><text:span text:style-name="T144">Fig. 1B </text:span><text:span text:style-name="T312">and</text:span><text:span text:style-name="T144"> D</text:span>)<text:span text:style-name="T312">. As a result, Eocene and Oligocene SAMs appear taxonomically dissimilar. Indeed, the proportion of shared genera between each fauna, represented by the Jaccard’s similarity index, is below 20% for four out of the five main groups we studied (</text:span><text:span text:style-name="T144">Fig. 1A </text:span><text:span text:style-name="T309">and </text:span><text:span text:style-name="T155">SI Appendix</text:span><text:span text:style-name="T304">, </text:span><text:span text:style-name="T305">Fig. </text:span><text:span text:style-name="T306">S</text:span><text:span text:style-name="T305">3</text:span><text:span text:style-name="T308">8</text:span><text:span text:style-name="T312">). The corrected genus longevity estimates corroborate results </text:span><text:span text:style-name="T326">already established in</text:span><text:span text:style-name="T312"> the literature about mammal taxonomic replacement near the EOT, but also highlight </text:span><text:span text:style-name="T326">previously </text:span><text:span text:style-name="T312">undescribed patterns (</text:span><text:span text:style-name="T144">Fig. 1A </text:span><text:span text:style-name="T312">and</text:span><text:span text:style-name="T144"> </text:span><text:span text:style-name="T155">SI Appendix</text:span><text:span text:style-name="T304">, </text:span><text:span text:style-name="T307">Fig. </text:span><text:span text:style-name="T144">S18-21</text:span><text:span text:style-name="T312">). </text:span></text:p>
      <text:p text:style-name="P1"><text:span text:style-name="T36"><text:tab/>For </text:span><text:span text:style-name="T36"><office:annotation office:name="__Annotation__4981_1890212112" loext:resolved="false"><dc:creator>Lucas Buffan</dc:creator><dc:date>2024-08-16T10:59:52.880528999</dc:date><meta:creator-initials>LB</meta:creator-initials><text:p text:style-name="P59"><text:span text:style-name="T335">Cite Solórzano et al. (2024)!!</text:span></text:p></office:annotation></text:span><text:span text:style-name="T36">notoungulates</text:span><office:annotation-end office:name="__Annotation__4981_1890212112"/><text:span text:style-name="T36">, the most taxon-rich order of our dataset (encompassing a </text:span><text:span text:style-name="T97">third</text:span><text:span text:style-name="T36"> of our total occurrences;</text:span><text:span text:style-name="T27"> </text:span><text:span text:style-name="T107">SI Appendix</text:span><text:span text:style-name="T117">, </text:span><text:span text:style-name="T27">Tab. S1</text:span><text:span text:style-name="T36">), our inferences corroborate a long-recognized family-level turnover at the order scale between the late Eocene and </text:span><text:span text:style-name="T45">the </text:span><text:span text:style-name="T36">early Oligocene </text:span><text:reference-mark-start text:name="ZOTERO_ITEM CSL_CITATION {&quot;citationID&quot;:&quot;VxIHMOGB&quot;,&quot;properties&quot;:{&quot;formattedCitation&quot;:&quot;(9)&quot;,&quot;plainCitation&quot;:&quot;(9)&quot;,&quot;noteIndex&quot;:0},&quot;citationItems&quot;:[{&quot;id&quot;:906,&quot;uris&quot;:[&quot;http://zotero.org/users/7245292/items/B6CJAXUE&quot;],&quot;itemData&quot;:{&quot;id&quot;:906,&quot;type&quot;:&quot;article-journal&quot;,&quot;container-title&quot;:&quot;Arquivos do Museu Nacional, Rio de Janeiro&quot;,&quot;issue&quot;:&quot;1&quot;,&quot;page&quot;:&quot;191-211&quot;,&quot;title&quot;:&quot;The Tinguiririca Fauna of Chile and the early stages of \&quot;modernization\&quot; of South American mammal faunas&quot;,&quot;volume&quot;:&quot;66&quot;,&quot;author&quot;:[{&quot;family&quot;:&quot;Croft&quot;,&quot;given&quot;:&quot;Darin A&quot;},{&quot;family&quot;:&quot;Flynn&quot;,&quot;given&quot;:&quot;John J&quot;},{&quot;family&quot;:&quot;Wyss&quot;,&quot;given&quot;:&quot;André R&quot;}],&quot;issued&quot;:{&quot;date-parts&quot;:[[&quot;2008&quot;]]}}}],&quot;schema&quot;:&quot;https://github.com/citation-style-language/schema/raw/master/csl-citation.json&quot;} RNDyGDPqorl2K"/><text:span text:style-name="T36">(9)</text:span><text:reference-mark-end text:name="ZOTERO_ITEM CSL_CITATION {&quot;citationID&quot;:&quot;VxIHMOGB&quot;,&quot;properties&quot;:{&quot;formattedCitation&quot;:&quot;(9)&quot;,&quot;plainCitation&quot;:&quot;(9)&quot;,&quot;noteIndex&quot;:0},&quot;citationItems&quot;:[{&quot;id&quot;:906,&quot;uris&quot;:[&quot;http://zotero.org/users/7245292/items/B6CJAXUE&quot;],&quot;itemData&quot;:{&quot;id&quot;:906,&quot;type&quot;:&quot;article-journal&quot;,&quot;container-title&quot;:&quot;Arquivos do Museu Nacional, Rio de Janeiro&quot;,&quot;issue&quot;:&quot;1&quot;,&quot;page&quot;:&quot;191-211&quot;,&quot;title&quot;:&quot;The Tinguiririca Fauna of Chile and the early stages of \&quot;modernization\&quot; of South American mammal faunas&quot;,&quot;volume&quot;:&quot;66&quot;,&quot;author&quot;:[{&quot;family&quot;:&quot;Croft&quot;,&quot;given&quot;:&quot;Darin A&quot;},{&quot;family&quot;:&quot;Flynn&quot;,&quot;given&quot;:&quot;John J&quot;},{&quot;family&quot;:&quot;Wyss&quot;,&quot;given&quot;:&quot;André R&quot;}],&quot;issued&quot;:{&quot;date-parts&quot;:[[&quot;2008&quot;]]}}}],&quot;schema&quot;:&quot;https://github.com/citation-style-language/schema/raw/master/csl-citation.json&quot;} RNDyGDPqorl2K"/><text:span text:style-name="T36">, with the synchronous extinction and origination of three (Archaeopithecidae, Notostylopidae, and Oldfieldthomasiidae) and four (Homalodontheriidae, Hegetotheriidae, Mesotheriidae, and Toxodontidae) families, respectively (</text:span><text:span text:style-name="T107">SI Appendix</text:span><text:span text:style-name="T117">, </text:span><text:span text:style-name="T27">Fig. S19-20</text:span><text:span text:style-name="T36">). All these newly-arising families, in addition to two surviving ones (Archaeohyracidae and Interatheriidae), convergently evolved larger body sizes and higher teeth crown height (hypsodonty) than their basal counterparts, mostly during the Oligocene (though the first records of </text:span><text:span text:style-name="T81">a</text:span><text:span text:style-name="T36"> hypsodont </text:span><text:span text:style-name="T80">notoungulate </text:span><text:span text:style-name="T36">lineage date</text:span><text:span text:style-name="T81">s</text:span><text:span text:style-name="T36"> back to the middle Eocene, </text:span><text:span text:style-name="T77">20 Million years before its first record outside South America</text:span><text:span text:style-name="T36">) </text:span><text:reference-mark-start text:name="ZOTERO_ITEM CSL_CITATION {&quot;citationID&quot;:&quot;v23GHpBl&quot;,&quot;properties&quot;:{&quot;formattedCitation&quot;:&quot;(34, 35)&quot;,&quot;plainCitation&quot;:&quot;(34, 35)&quot;,&quot;noteIndex&quot;:0},&quot;citationItems&quot;:[{&quot;id&quot;:4079,&quot;uris&quot;:[&quot;http://zotero.org/users/7245292/items/CPY74DRI&quot;],&quot;itemData&quot;:{&quot;id&quot;:4079,&quot;type&quot;:&quot;article-journal&quot;,&quot;abstract&quot;:&quot;Members of the Order Notoungulata are among the most diverse and common mammals in South America during the Cenozoic. Several lineages within notoungulates (e.g., suborders Typotheria and Toxodontia) show a tendency for increased body sizes and hypsodonty during the last 50 Myr. However, the timing, evolutionary mode, and drivers of such tendencies are not entirely understood. In this paper, we use an extensive database of notoungulate fossil occurrences and body mass and hypsodonty estimates to characterize the evolutionary mode of these two phenotypic traits over time, test the extent to which several factors (e.g., development of open environments in the south of South America) have influenced it through time, and investigate whether large trait values were selected through elevated origination or reduced extinction rates. Our results demonstrate that most of the major notoungulate clades evolved toward larger body sizes (up 1500 kg) and higher tooth crown, from a small and low-crowned tooth ancestor, in a punctuated mode. We also show that body mass and the hypsodonty in typotherians and toxodonts had a coupled evolutionary history. Species sorting was a relevant macroevolutionary process in some notoungulate clades, as taxa with high teeth crown and body mass had lower extinction rates. Finally, the development of the hypsodonty in notoungulates must reflect repeated and quick instances of adaptive responses to the increased availability of volcanic or other terrigenous particles, within the broad context of the SSA Cenozoic Andean mountain building.&quot;,&quot;container-title&quot;:&quot;Palaeogeography, Palaeoclimatology, Palaeoecology&quot;,&quot;DOI&quot;:&quot;10.1016/j.palaeo.2021.110306&quot;,&quot;ISSN&quot;:&quot;0031-0182&quot;,&quot;journalAbbreviation&quot;:&quot;Palaeogeography, Palaeoclimatology, Palaeoecology&quot;,&quot;page&quot;:&quot;110306&quot;,&quot;source&quot;:&quot;ScienceDirect&quot;,&quot;title&quot;:&quot;Evolutionary trends of body size and hypsodonty in notoungulates and their probable drivers&quot;,&quot;volume&quot;:&quot;568&quot;,&quot;author&quot;:[{&quot;family&quot;:&quot;Solórzano&quot;,&quot;given&quot;:&quot;Andrés&quot;},{&quot;family&quot;:&quot;Núñez-Flores&quot;,&quot;given&quot;:&quot;Mónica&quot;}],&quot;issued&quot;:{&quot;date-parts&quot;:[[&quot;2021&quot;,4,15]]}}},{&quot;id&quot;:4074,&quot;uris&quot;:[&quot;http://zotero.org/users/7245292/items/VSHUKXNZ&quot;],&quot;itemData&quot;:{&quot;id&quot;:4074,&quot;type&quot;:&quot;article-journal&quot;,&quot;abstract&quot;:&quot;The appearance of fossilized silica bodies derived from the leaf epidermis of grasses and of mammalian fossils having high-crowned teeth was nearly simultaneous in lower to middle Eocene strata of Patagonia, where these fossils are associated with dry land sediments that indicate the presence of savannas containing shrubs and traversed by rivers that provided mesic habitats. In North America, the earliest clearly identified grass fossils are stipoid fruits of lower Miocene age, while the oldest mammals having high-crowned teeth are rhinoceroses of Miocene age. The abundant stipoid fruits known from the Miocene and Pliocene Epochs in the central United States indicate that the earliest Miocene species were quite different from modern counterparts, but that early Pliocene species have modern counterparts in the pampas of South America. During the Pleistocene, stipoid grasses ceased to be dominant elements of North American grasslands, being replaced by grasses belonging to the tribes Chlorideae and Andropogoneae. This change was associated with the appearance of a drier, more continental climate and with the appearance of bison and sheep on the North American plains. The evolutionary significance of these coordinated changes is discussed.&quot;,&quot;container-title&quot;:&quot;Annals of the Missouri Botanical Garden&quot;,&quot;DOI&quot;:&quot;10.2307/2398811&quot;,&quot;ISSN&quot;:&quot;0026-6493&quot;,&quot;issue&quot;:&quot;1&quot;,&quot;journalAbbreviation&quot;:&quot;Ann. Missouri Bot. Gard.&quot;,&quot;note&quot;:&quot;publisher: Missouri Botanical Garden Press&quot;,&quot;page&quot;:&quot;75-86&quot;,&quot;source&quot;:&quot;JSTOR&quot;,&quot;title&quot;:&quot;Coevolution of Grasses and Herbivores&quot;,&quot;volume&quot;:&quot;68&quot;,&quot;author&quot;:[{&quot;family&quot;:&quot;Stebbins&quot;,&quot;given&quot;:&quot;G. Ledyard&quot;}],&quot;issued&quot;:{&quot;date-parts&quot;:[[&quot;1981&quot;]]}}}],&quot;schema&quot;:&quot;https://github.com/citation-style-language/schema/raw/master/csl-citation.json&quot;} RNDTRNlPu5psR"/><text:span text:style-name="T36">(34, 35)</text:span><text:reference-mark-end text:name="ZOTERO_ITEM CSL_CITATION {&quot;citationID&quot;:&quot;v23GHpBl&quot;,&quot;properties&quot;:{&quot;formattedCitation&quot;:&quot;(34, 35)&quot;,&quot;plainCitation&quot;:&quot;(34, 35)&quot;,&quot;noteIndex&quot;:0},&quot;citationItems&quot;:[{&quot;id&quot;:4079,&quot;uris&quot;:[&quot;http://zotero.org/users/7245292/items/CPY74DRI&quot;],&quot;itemData&quot;:{&quot;id&quot;:4079,&quot;type&quot;:&quot;article-journal&quot;,&quot;abstract&quot;:&quot;Members of the Order Notoungulata are among the most diverse and common mammals in South America during the Cenozoic. Several lineages within notoungulates (e.g., suborders Typotheria and Toxodontia) show a tendency for increased body sizes and hypsodonty during the last 50 Myr. However, the timing, evolutionary mode, and drivers of such tendencies are not entirely understood. In this paper, we use an extensive database of notoungulate fossil occurrences and body mass and hypsodonty estimates to characterize the evolutionary mode of these two phenotypic traits over time, test the extent to which several factors (e.g., development of open environments in the south of South America) have influenced it through time, and investigate whether large trait values were selected through elevated origination or reduced extinction rates. Our results demonstrate that most of the major notoungulate clades evolved toward larger body sizes (up 1500 kg) and higher tooth crown, from a small and low-crowned tooth ancestor, in a punctuated mode. We also show that body mass and the hypsodonty in typotherians and toxodonts had a coupled evolutionary history. Species sorting was a relevant macroevolutionary process in some notoungulate clades, as taxa with high teeth crown and body mass had lower extinction rates. Finally, the development of the hypsodonty in notoungulates must reflect repeated and quick instances of adaptive responses to the increased availability of volcanic or other terrigenous particles, within the broad context of the SSA Cenozoic Andean mountain building.&quot;,&quot;container-title&quot;:&quot;Palaeogeography, Palaeoclimatology, Palaeoecology&quot;,&quot;DOI&quot;:&quot;10.1016/j.palaeo.2021.110306&quot;,&quot;ISSN&quot;:&quot;0031-0182&quot;,&quot;journalAbbreviation&quot;:&quot;Palaeogeography, Palaeoclimatology, Palaeoecology&quot;,&quot;page&quot;:&quot;110306&quot;,&quot;source&quot;:&quot;ScienceDirect&quot;,&quot;title&quot;:&quot;Evolutionary trends of body size and hypsodonty in notoungulates and their probable drivers&quot;,&quot;volume&quot;:&quot;568&quot;,&quot;author&quot;:[{&quot;family&quot;:&quot;Solórzano&quot;,&quot;given&quot;:&quot;Andrés&quot;},{&quot;family&quot;:&quot;Núñez-Flores&quot;,&quot;given&quot;:&quot;Mónica&quot;}],&quot;issued&quot;:{&quot;date-parts&quot;:[[&quot;2021&quot;,4,15]]}}},{&quot;id&quot;:4074,&quot;uris&quot;:[&quot;http://zotero.org/users/7245292/items/VSHUKXNZ&quot;],&quot;itemData&quot;:{&quot;id&quot;:4074,&quot;type&quot;:&quot;article-journal&quot;,&quot;abstract&quot;:&quot;The appearance of fossilized silica bodies derived from the leaf epidermis of grasses and of mammalian fossils having high-crowned teeth was nearly simultaneous in lower to middle Eocene strata of Patagonia, where these fossils are associated with dry land sediments that indicate the presence of savannas containing shrubs and traversed by rivers that provided mesic habitats. In North America, the earliest clearly identified grass fossils are stipoid fruits of lower Miocene age, while the oldest mammals having high-crowned teeth are rhinoceroses of Miocene age. The abundant stipoid fruits known from the Miocene and Pliocene Epochs in the central United States indicate that the earliest Miocene species were quite different from modern counterparts, but that early Pliocene species have modern counterparts in the pampas of South America. During the Pleistocene, stipoid grasses ceased to be dominant elements of North American grasslands, being replaced by grasses belonging to the tribes Chlorideae and Andropogoneae. This change was associated with the appearance of a drier, more continental climate and with the appearance of bison and sheep on the North American plains. The evolutionary significance of these coordinated changes is discussed.&quot;,&quot;container-title&quot;:&quot;Annals of the Missouri Botanical Garden&quot;,&quot;DOI&quot;:&quot;10.2307/2398811&quot;,&quot;ISSN&quot;:&quot;0026-6493&quot;,&quot;issue&quot;:&quot;1&quot;,&quot;journalAbbreviation&quot;:&quot;Ann. Missouri Bot. Gard.&quot;,&quot;note&quot;:&quot;publisher: Missouri Botanical Garden Press&quot;,&quot;page&quot;:&quot;75-86&quot;,&quot;source&quot;:&quot;JSTOR&quot;,&quot;title&quot;:&quot;Coevolution of Grasses and Herbivores&quot;,&quot;volume&quot;:&quot;68&quot;,&quot;author&quot;:[{&quot;family&quot;:&quot;Stebbins&quot;,&quot;given&quot;:&quot;G. Ledyard&quot;}],&quot;issued&quot;:{&quot;date-parts&quot;:[[&quot;1981&quot;]]}}}],&quot;schema&quot;:&quot;https://github.com/citation-style-language/schema/raw/master/csl-citation.json&quot;} RNDTRNlPu5psR"/><text:span text:style-name="T36">. As notoungulates likely represented a huge proportion of herbivorous lineages, these innovations likely implied changes in the architecture of the primary feeder guild between the Eocene and </text:span><text:span text:style-name="T78">the</text:span><text:span text:style-name="T36"> Oligocene ecosystems at continent scale.</text:span></text:p>
      <text:p text:style-name="P14"><text:span text:style-name="T312">Considering the other </text:span><text:span text:style-name="T315">n</text:span><text:span text:style-name="T312">ative </text:span><text:span text:style-name="T315">u</text:span><text:span text:style-name="T312">ngulate orders (i.e., Litopterna, Astrapotheria </text:span><text:span text:style-name="T316">and</text:span><text:span text:style-name="T312"> Pyrotheria), apart from the late Eocene extinction of Trigonostylopidae (Astrapotheria), evidence for higher-level taxonomic changes near the EOT </text:span><text:span text:style-name="T317">is</text:span><text:span text:style-name="T312"> less obvious (</text:span><text:span text:style-name="T155">SI Appendix</text:span><text:span text:style-name="T304">, </text:span><text:span text:style-name="T144">Fig. S23</text:span><text:span text:style-name="T312">). However, there seems to be a strong intra-family taxonomic renewal among most litopterns (i.e., Proterotheriidae, Macraucheniidae, and Adianthidae) and astrapotheriids (Astrapotheria) between the Eocene and Oligocene. These groups have been affected by a diversity decline from the late Eocene to </text:span><text:span text:style-name="T315">the </text:span><text:span text:style-name="T312">early Oligocene (</text:span><text:span text:style-name="T155">SI Appendix</text:span><text:span text:style-name="T304">, </text:span><text:span text:style-name="T144">Fig. S16D-F and S17D-F</text:span><text:span text:style-name="T312">). </text:span><text:span text:style-name="T318">Given that, just like </text:span><text:span text:style-name="T319">n</text:span><text:span text:style-name="T318">otoungulates, the</text:span><text:span text:style-name="T327">se groups</text:span><text:span text:style-name="T318"> </text:span><text:span text:style-name="T327">likely </text:span><text:span text:style-name="T320">had </text:span><text:span text:style-name="T318">herbivorous diets, the </text:span><text:soft-page-break/><text:span text:style-name="T318">highlighted changes </text:span><text:span text:style-name="T321">also</text:span><text:span text:style-name="T318"> surely affected the architecture of the </text:span><text:span text:style-name="T321">ecosystems between the Eocene and the Oligocene.</text:span></text:p>
      <text:p text:style-name="P1"><text:span text:style-name="T82"><text:tab/></text:span><text:span text:style-name="T36">In the case of metatherians (</text:span><text:span text:style-name="T107">SI Appendix</text:span><text:span text:style-name="T117">, </text:span><text:span text:style-name="T27">Fig. S18</text:span><text:span text:style-name="T36">), our results are in line with previous findings about their taxonomic renewal near the EOT </text:span><text:reference-mark-start text:name="ZOTERO_ITEM CSL_CITATION {&quot;citationID&quot;:&quot;D5NrQYwp&quot;,&quot;properties&quot;:{&quot;formattedCitation&quot;:&quot;(3)&quot;,&quot;plainCitation&quot;:&quot;(3)&quot;,&quot;noteIndex&quot;:0},&quot;citationItems&quot;:[{&quot;id&quot;:900,&quot;uris&quot;:[&quot;http://zotero.org/users/7245292/items/Q4JI4SFJ&quot;],&quot;itemData&quot;:{&quot;id&quot;:900,&quot;type&quot;:&quot;book&quot;,&quot;edition&quot;:&quot;Springer Dordrecht&quot;,&quot;title&quot;:&quot;A brief history of South American Metatherians: evolutionary contexts and intercontinental dispersals&quot;,&quot;URL&quot;:&quot;https://doi.org/10.1007/978-94-017-7420-8&quot;,&quot;author&quot;:[{&quot;family&quot;:&quot;Goin&quot;,&quot;given&quot;:&quot;Francisco J.&quot;},{&quot;family&quot;:&quot;Woodburne&quot;,&quot;given&quot;:&quot;Michael O.&quot;},{&quot;family&quot;:&quot;Zimicz&quot;,&quot;given&quot;:&quot;Ana Natalia&quot;},{&quot;family&quot;:&quot;Martin&quot;,&quot;given&quot;:&quot;Gabriel M.&quot;},{&quot;family&quot;:&quot;Chornogubsky&quot;,&quot;given&quot;:&quot;Laura&quot;}],&quot;issued&quot;:{&quot;date-parts&quot;:[[&quot;2016&quot;]]}}}],&quot;schema&quot;:&quot;https://github.com/citation-style-language/schema/raw/master/csl-citation.json&quot;} RNDSMA3BAXITw"/><text:span text:style-name="T36">(3)</text:span><text:reference-mark-end text:name="ZOTERO_ITEM CSL_CITATION {&quot;citationID&quot;:&quot;D5NrQYwp&quot;,&quot;properties&quot;:{&quot;formattedCitation&quot;:&quot;(3)&quot;,&quot;plainCitation&quot;:&quot;(3)&quot;,&quot;noteIndex&quot;:0},&quot;citationItems&quot;:[{&quot;id&quot;:900,&quot;uris&quot;:[&quot;http://zotero.org/users/7245292/items/Q4JI4SFJ&quot;],&quot;itemData&quot;:{&quot;id&quot;:900,&quot;type&quot;:&quot;book&quot;,&quot;edition&quot;:&quot;Springer Dordrecht&quot;,&quot;title&quot;:&quot;A brief history of South American Metatherians: evolutionary contexts and intercontinental dispersals&quot;,&quot;URL&quot;:&quot;https://doi.org/10.1007/978-94-017-7420-8&quot;,&quot;author&quot;:[{&quot;family&quot;:&quot;Goin&quot;,&quot;given&quot;:&quot;Francisco J.&quot;},{&quot;family&quot;:&quot;Woodburne&quot;,&quot;given&quot;:&quot;Michael O.&quot;},{&quot;family&quot;:&quot;Zimicz&quot;,&quot;given&quot;:&quot;Ana Natalia&quot;},{&quot;family&quot;:&quot;Martin&quot;,&quot;given&quot;:&quot;Gabriel M.&quot;},{&quot;family&quot;:&quot;Chornogubsky&quot;,&quot;given&quot;:&quot;Laura&quot;}],&quot;issued&quot;:{&quot;date-parts&quot;:[[&quot;2016&quot;]]}}}],&quot;schema&quot;:&quot;https://github.com/citation-style-language/schema/raw/master/csl-citation.json&quot;} RNDSMA3BAXITw"/><text:span text:style-name="T36">. On one hand, entire superfamilies or sub-orders like Bonapartherioidea or Polydolopiformes (</text:span><text:span text:style-name="Fonte_20_parág._20_padrão"><text:span text:style-name="T126">both subclades of the order Polydolopimorphia according to Goin et al. </text:span></text:span><text:reference-mark-start text:name="ZOTERO_ITEM CSL_CITATION {&quot;citationID&quot;:&quot;3FVsJ633&quot;,&quot;properties&quot;:{&quot;formattedCitation&quot;:&quot;(3)&quot;,&quot;plainCitation&quot;:&quot;(3)&quot;,&quot;noteIndex&quot;:0},&quot;citationItems&quot;:[{&quot;id&quot;:900,&quot;uris&quot;:[&quot;http://zotero.org/users/7245292/items/Q4JI4SFJ&quot;],&quot;itemData&quot;:{&quot;id&quot;:900,&quot;type&quot;:&quot;book&quot;,&quot;edition&quot;:&quot;Springer Dordrecht&quot;,&quot;title&quot;:&quot;A brief history of South American Metatherians: evolutionary contexts and intercontinental dispersals&quot;,&quot;URL&quot;:&quot;https://doi.org/10.1007/978-94-017-7420-8&quot;,&quot;author&quot;:[{&quot;family&quot;:&quot;Goin&quot;,&quot;given&quot;:&quot;Francisco J.&quot;},{&quot;family&quot;:&quot;Woodburne&quot;,&quot;given&quot;:&quot;Michael O.&quot;},{&quot;family&quot;:&quot;Zimicz&quot;,&quot;given&quot;:&quot;Ana Natalia&quot;},{&quot;family&quot;:&quot;Martin&quot;,&quot;given&quot;:&quot;Gabriel M.&quot;},{&quot;family&quot;:&quot;Chornogubsky&quot;,&quot;given&quot;:&quot;Laura&quot;}],&quot;issued&quot;:{&quot;date-parts&quot;:[[&quot;2016&quot;]]}}}],&quot;schema&quot;:&quot;https://github.com/citation-style-language/schema/raw/master/csl-citation.json&quot;} RNDSbJQbObKDk"/><text:span text:style-name="Fonte_20_parág._20_padrão"><text:span text:style-name="T126">(3)</text:span></text:span><text:reference-mark-end text:name="ZOTERO_ITEM CSL_CITATION {&quot;citationID&quot;:&quot;3FVsJ633&quot;,&quot;properties&quot;:{&quot;formattedCitation&quot;:&quot;(3)&quot;,&quot;plainCitation&quot;:&quot;(3)&quot;,&quot;noteIndex&quot;:0},&quot;citationItems&quot;:[{&quot;id&quot;:900,&quot;uris&quot;:[&quot;http://zotero.org/users/7245292/items/Q4JI4SFJ&quot;],&quot;itemData&quot;:{&quot;id&quot;:900,&quot;type&quot;:&quot;book&quot;,&quot;edition&quot;:&quot;Springer Dordrecht&quot;,&quot;title&quot;:&quot;A brief history of South American Metatherians: evolutionary contexts and intercontinental dispersals&quot;,&quot;URL&quot;:&quot;https://doi.org/10.1007/978-94-017-7420-8&quot;,&quot;author&quot;:[{&quot;family&quot;:&quot;Goin&quot;,&quot;given&quot;:&quot;Francisco J.&quot;},{&quot;family&quot;:&quot;Woodburne&quot;,&quot;given&quot;:&quot;Michael O.&quot;},{&quot;family&quot;:&quot;Zimicz&quot;,&quot;given&quot;:&quot;Ana Natalia&quot;},{&quot;family&quot;:&quot;Martin&quot;,&quot;given&quot;:&quot;Gabriel M.&quot;},{&quot;family&quot;:&quot;Chornogubsky&quot;,&quot;given&quot;:&quot;Laura&quot;}],&quot;issued&quot;:{&quot;date-parts&quot;:[[&quot;2016&quot;]]}}}],&quot;schema&quot;:&quot;https://github.com/citation-style-language/schema/raw/master/csl-citation.json&quot;} RNDSbJQbObKDk"/><text:span text:style-name="T36">) went extinct during the early Oligocene, meanwhile others, like Argyrolagoidea (</text:span><text:span text:style-name="Fonte_20_parág._20_padrão"><text:span text:style-name="T126">also a subclade of Polydolopimorphia according to Goin et al. </text:span></text:span><text:reference-mark-start text:name="ZOTERO_ITEM CSL_CITATION {&quot;citationID&quot;:&quot;qPjsYgYY&quot;,&quot;properties&quot;:{&quot;formattedCitation&quot;:&quot;(3)&quot;,&quot;plainCitation&quot;:&quot;(3)&quot;,&quot;noteIndex&quot;:0},&quot;citationItems&quot;:[{&quot;id&quot;:900,&quot;uris&quot;:[&quot;http://zotero.org/users/7245292/items/Q4JI4SFJ&quot;],&quot;itemData&quot;:{&quot;id&quot;:900,&quot;type&quot;:&quot;book&quot;,&quot;edition&quot;:&quot;Springer Dordrecht&quot;,&quot;title&quot;:&quot;A brief history of South American Metatherians: evolutionary contexts and intercontinental dispersals&quot;,&quot;URL&quot;:&quot;https://doi.org/10.1007/978-94-017-7420-8&quot;,&quot;author&quot;:[{&quot;family&quot;:&quot;Goin&quot;,&quot;given&quot;:&quot;Francisco J.&quot;},{&quot;family&quot;:&quot;Woodburne&quot;,&quot;given&quot;:&quot;Michael O.&quot;},{&quot;family&quot;:&quot;Zimicz&quot;,&quot;given&quot;:&quot;Ana Natalia&quot;},{&quot;family&quot;:&quot;Martin&quot;,&quot;given&quot;:&quot;Gabriel M.&quot;},{&quot;family&quot;:&quot;Chornogubsky&quot;,&quot;given&quot;:&quot;Laura&quot;}],&quot;issued&quot;:{&quot;date-parts&quot;:[[&quot;2016&quot;]]}}}],&quot;schema&quot;:&quot;https://github.com/citation-style-language/schema/raw/master/csl-citation.json&quot;} RNDYllF6eMBn2"/><text:span text:style-name="Fonte_20_parág._20_padrão"><text:span text:style-name="T126">(3)</text:span></text:span><text:reference-mark-end text:name="ZOTERO_ITEM CSL_CITATION {&quot;citationID&quot;:&quot;qPjsYgYY&quot;,&quot;properties&quot;:{&quot;formattedCitation&quot;:&quot;(3)&quot;,&quot;plainCitation&quot;:&quot;(3)&quot;,&quot;noteIndex&quot;:0},&quot;citationItems&quot;:[{&quot;id&quot;:900,&quot;uris&quot;:[&quot;http://zotero.org/users/7245292/items/Q4JI4SFJ&quot;],&quot;itemData&quot;:{&quot;id&quot;:900,&quot;type&quot;:&quot;book&quot;,&quot;edition&quot;:&quot;Springer Dordrecht&quot;,&quot;title&quot;:&quot;A brief history of South American Metatherians: evolutionary contexts and intercontinental dispersals&quot;,&quot;URL&quot;:&quot;https://doi.org/10.1007/978-94-017-7420-8&quot;,&quot;author&quot;:[{&quot;family&quot;:&quot;Goin&quot;,&quot;given&quot;:&quot;Francisco J.&quot;},{&quot;family&quot;:&quot;Woodburne&quot;,&quot;given&quot;:&quot;Michael O.&quot;},{&quot;family&quot;:&quot;Zimicz&quot;,&quot;given&quot;:&quot;Ana Natalia&quot;},{&quot;family&quot;:&quot;Martin&quot;,&quot;given&quot;:&quot;Gabriel M.&quot;},{&quot;family&quot;:&quot;Chornogubsky&quot;,&quot;given&quot;:&quot;Laura&quot;}],&quot;issued&quot;:{&quot;date-parts&quot;:[[&quot;2016&quot;]]}}}],&quot;schema&quot;:&quot;https://github.com/citation-style-language/schema/raw/master/csl-citation.json&quot;} RNDYllF6eMBn2"/><text:span text:style-name="T36">), </text:span><text:span text:style-name="T83">P</text:span><text:span text:style-name="T36">aleotenthoidea (</text:span><text:span text:style-name="T86">order </text:span><text:span text:style-name="T36">Paucituberculata) and Hathliacynidae (</text:span><text:span text:style-name="T86">order </text:span><text:span text:style-name="T36">Sparassodonta) originated and/or diversified. We may precise that the super-family Palaeotenthoidea appeared in the middle-</text:span><text:span text:style-name="T84">late</text:span><text:span text:style-name="T36"> Eocene with the two stem genera </text:span><text:span text:style-name="T103">Sasawatu </text:span><text:span text:style-name="T36">and </text:span><text:span text:style-name="T103">Perulestes</text:span><text:span text:style-name="T36">, but the Palaeotenthidae </text:span><text:span text:style-name="T85">and Abderitidae </text:span><text:span text:style-name="T36">famil</text:span><text:span text:style-name="T85">ies</text:span><text:span text:style-name="T36"> appeared and diversified </text:span><text:span text:style-name="T86">from</text:span><text:span text:style-name="T36"> the early Oligocene </text:span><text:span text:style-name="T86">onward</text:span><text:span text:style-name="T36">. On the other hand, intra-clade taxonomic replacement occured among Borhyaenoidea (Sparassodonta) and Microbiotheria. </text:span><text:span text:style-name="T87">As mentioned before, </text:span><text:span text:style-name="T82">Goin et al. </text:span><text:reference-mark-start text:name="ZOTERO_ITEM CSL_CITATION {&quot;citationID&quot;:&quot;0lw3LDvh&quot;,&quot;properties&quot;:{&quot;formattedCitation&quot;:&quot;(33)&quot;,&quot;plainCitation&quot;:&quot;(33)&quot;,&quot;noteIndex&quot;:0},&quot;citationItems&quot;:[{&quot;id&quot;:910,&quot;uris&quot;:[&quot;http://zotero.org/users/7245292/items/ZFIEA5DT&quot;],&quot;itemData&quot;:{&quot;id&quot;:910,&quot;type&quot;:&quot;article-journal&quot;,&quot;abstract&quot;:&quot;We describe two new marsupial assemblages from GBV-4 “La Cancha” and GBV-19 “La Cantera,” localities at Gran Barranca south of Lake Colhue-Huapi in central Patagonia (Sarmiento Department, Chubut Province, Argentina). These remarkable new faunas&quot;,&quot;container-title&quot;:&quot;Paleontology of Gran Barranca. Cambridge Univ Press, New York, 448&quot;,&quot;issue&quot;:&quot;448&quot;,&quot;page&quot;:&quot;71-107&quot;,&quot;source&quot;:&quot;www.academia.edu&quot;,&quot;title&quot;:&quot;Middle Tertiary marsupials from central Patagonia (early Oligocene of Gran Barranca): understanding South America’s Grande Coupure.&quot;,&quot;title-short&quot;:&quot;Goin FJ, et al. (2010) Middle Tertiary marsupials from central Patagonia (early Oligocene of Gran Barranca)&quot;,&quot;author&quot;:[{&quot;family&quot;:&quot;Goin&quot;,&quot;given&quot;:&quot;Francisco J.&quot;},{&quot;family&quot;:&quot;Abello&quot;,&quot;given&quot;:&quot;M. Alejandra&quot;},{&quot;family&quot;:&quot;Chornogubsky&quot;,&quot;given&quot;:&quot;Laura&quot;}],&quot;issued&quot;:{&quot;date-parts&quot;:[[&quot;2010&quot;,1,1]]}}}],&quot;schema&quot;:&quot;https://github.com/citation-style-language/schema/raw/master/csl-citation.json&quot;} RND0eYvYls6xx"/><text:span text:style-name="T82">(33)</text:span><text:reference-mark-end text:name="ZOTERO_ITEM CSL_CITATION {&quot;citationID&quot;:&quot;0lw3LDvh&quot;,&quot;properties&quot;:{&quot;formattedCitation&quot;:&quot;(33)&quot;,&quot;plainCitation&quot;:&quot;(33)&quot;,&quot;noteIndex&quot;:0},&quot;citationItems&quot;:[{&quot;id&quot;:910,&quot;uris&quot;:[&quot;http://zotero.org/users/7245292/items/ZFIEA5DT&quot;],&quot;itemData&quot;:{&quot;id&quot;:910,&quot;type&quot;:&quot;article-journal&quot;,&quot;abstract&quot;:&quot;We describe two new marsupial assemblages from GBV-4 “La Cancha” and GBV-19 “La Cantera,” localities at Gran Barranca south of Lake Colhue-Huapi in central Patagonia (Sarmiento Department, Chubut Province, Argentina). These remarkable new faunas&quot;,&quot;container-title&quot;:&quot;Paleontology of Gran Barranca. Cambridge Univ Press, New York, 448&quot;,&quot;issue&quot;:&quot;448&quot;,&quot;page&quot;:&quot;71-107&quot;,&quot;source&quot;:&quot;www.academia.edu&quot;,&quot;title&quot;:&quot;Middle Tertiary marsupials from central Patagonia (early Oligocene of Gran Barranca): understanding South America’s Grande Coupure.&quot;,&quot;title-short&quot;:&quot;Goin FJ, et al. (2010) Middle Tertiary marsupials from central Patagonia (early Oligocene of Gran Barranca)&quot;,&quot;author&quot;:[{&quot;family&quot;:&quot;Goin&quot;,&quot;given&quot;:&quot;Francisco J.&quot;},{&quot;family&quot;:&quot;Abello&quot;,&quot;given&quot;:&quot;M. Alejandra&quot;},{&quot;family&quot;:&quot;Chornogubsky&quot;,&quot;given&quot;:&quot;Laura&quot;}],&quot;issued&quot;:{&quot;date-parts&quot;:[[&quot;2010&quot;,1,1]]}}}],&quot;schema&quot;:&quot;https://github.com/citation-style-language/schema/raw/master/csl-citation.json&quot;} RND0eYvYls6xx"/><text:span text:style-name="T36"> established that the most dramatic turnover among metatherian faunas occurred near the EOT </text:span><text:span text:style-name="T87">(the </text:span><text:span text:style-name="T36">‘Bisagra Patagónica’</text:span><text:span text:style-name="T87">)</text:span><text:span text:style-name="T36">. Our corrected genus age reconstructions clearly bring qualitative support to </text:span><text:span text:style-name="T87">such a</text:span><text:span text:style-name="T36"> macroevolutionary fate. However, when estimating </text:span><text:span text:style-name="T88">metatherian</text:span><text:span text:style-name="T36"> diversification dynamics, no significant rate shift was found, and the overall number of genera through time remained stable (</text:span><text:span text:style-name="T107">SI Appendix</text:span><text:span text:style-name="T117">, </text:span><text:span text:style-name="T27">Fig. </text:span><text:span text:style-name="T34">S</text:span><text:span text:style-name="T27">17M-O)</text:span><text:span text:style-name="T36">. Quantitatively, our diversification analyses support</text:span><text:span text:style-name="T88">ed</text:span><text:span text:style-name="T36"> a constant turnover rate across the </text:span><text:span text:style-name="T88">Eocene−Oligocene</text:span><text:span text:style-name="T36"> interval, </text:span><text:span text:style-name="T89">which is likely a consequence of the low </text:span><text:span text:style-name="T98">representation of</text:span><text:span text:style-name="T89"> metatherian </text:span><text:span text:style-name="T98">in our dataset</text:span><text:span text:style-name="T89"> (219 occurrences, 54 genera)</text:span><text:span text:style-name="T36">.</text:span></text:p>
      <text:p text:style-name="P36"><text:span text:style-name="T160"><text:tab/>As for cingulates, representing the majority of our xenarthran occurrences, we highlight a slowdown in Dasypodinae diversi</text:span><text:span text:style-name="T176">ty</text:span><text:span text:style-name="T160">, </text:span><text:span text:style-name="Fonte_20_parág._20_padrão"><text:span text:style-name="T253">and the origin of Euphractinae in the middle-late Eocene </text:span></text:span><text:span text:style-name="T160">(</text:span><text:span text:style-name="T225">SI Appendix</text:span><text:span text:style-name="T246">, </text:span><text:span text:style-name="T231">Fig. S21</text:span><text:span text:style-name="T160">), </text:span><text:span text:style-name="T176">in </text:span><text:span text:style-name="T177">agreement</text:span><text:span text:style-name="T176"> with Ciancio et al. </text:span><text:reference-mark-start text:name="ZOTERO_ITEM CSL_CITATION {&quot;citationID&quot;:&quot;w4bfBeIB&quot;,&quot;properties&quot;:{&quot;formattedCitation&quot;:&quot;(47)&quot;,&quot;plainCitation&quot;:&quot;(47)&quot;,&quot;noteIndex&quot;:0},&quot;citationItems&quot;:[{&quot;id&quot;:4523,&quot;uris&quot;:[&quot;http://zotero.org/users/7245292/items/VHSFDRMY&quot;],&quot;itemData&quot;:{&quot;id&quot;:4523,&quot;type&quot;:&quot;article-journal&quot;,&quot;abstract&quot;:&quot;The record of Palaeogene cingulate xenarthrans in low latitudes is very poor. The cingulate fauna from the Yurúa River near Santa Rosa in eastern Perú is important because it is one of the oldest known from the Palaeogene of Perú and because of its tropical latitudinal position. Although remains are scarce, we recognize three new taxa: two species of Astegotheriini (Dasypodidae); Parastegosimpsonia peruana gen. et sp. nov., of small size, related to Eocene species from Patagonia; and another new species, ?Parastegosimpsonia sp. nov., which consists of an incomplete osteoderm representing the largest species of this tribe. A third species, Yuruatherium tropicalis gen. et sp. nov., of indeterminate suprageneric rank, shares features with Machlydotherium Ameghino (Casamayoran-Tinguirirican SALMA – middle Eocene-early Oligocene of Patagonia) and is similar to Eocoleophorus Oliveira et al. (Deseadan SALMA – late Oligocene of Brazil). We assign ?Machlydotherium intortum Ameghino (from the late Eocene of Patagonia) to Yuruatherium. Sediments bearing these cingulates also yielded rodents, marsupials and notoungulates, among the most frequent mammals. The absolute age of the sediments is unknown but an estimated age is inferred from studies of the mammalian assemblages. The age of the Santa Rosa local fauna is still controversial and given the groups taken into account, could be from Early Eocene to Late Oligocene. According to sequences of southern cingulate faunas (especially those of Dasypodidae), the cingulates from Santa Rosa also suggest an age between the Late Eocene and Early Oligocene. Nevertheless, the very low latitude of the Santa Rosa local fauna should be taken into account because in lower latitudes it is not uncommon to find taxa with a more generalized set of characters than those present in contemporary taxa from higher latitudes. http://zoobank.org/urn:lsid:zoobank.org:pub:37CAEF7C-3CCC-4C3C-9869-D584FD73323C&quot;,&quot;container-title&quot;:&quot;Journal of Systematic Palaeontology&quot;,&quot;DOI&quot;:&quot;10.1080/14772019.2012.704949&quot;,&quot;ISSN&quot;:&quot;1477-2019&quot;,&quot;issue&quot;:&quot;6&quot;,&quot;note&quot;:&quot;publisher: Taylor &amp; Francis\n_eprint: https://doi.org/10.1080/14772019.2012.704949&quot;,&quot;page&quot;:&quot;727-741&quot;,&quot;source&quot;:&quot;Taylor and Francis+NEJM&quot;,&quot;title&quot;:&quot;New Palaeogene cingulates (Mammalia, Xenarthra) from Santa Rosa, Perú and their importance in the context of South American faunas&quot;,&quot;volume&quot;:&quot;11&quot;,&quot;author&quot;:[{&quot;family&quot;:&quot;Ciancio&quot;,&quot;given&quot;:&quot;Martín Ricardo&quot;},{&quot;family&quot;:&quot;Carlini&quot;,&quot;given&quot;:&quot;Alfredo A.&quot;},{&quot;family&quot;:&quot;Campbell&quot;,&quot;given&quot;:&quot;Kenneth E.&quot;},{&quot;family&quot;:&quot;Scillato-Yané&quot;,&quot;given&quot;:&quot;Gustavo J.&quot;}],&quot;issued&quot;:{&quot;date-parts&quot;:[[&quot;2013&quot;,8,1]]}}}],&quot;schema&quot;:&quot;https://github.com/citation-style-language/schema/raw/master/csl-citation.json&quot;} RNDUNpHLFerop"/>(47)<text:reference-mark-end text:name="ZOTERO_ITEM CSL_CITATION {&quot;citationID&quot;:&quot;w4bfBeIB&quot;,&quot;properties&quot;:{&quot;formattedCitation&quot;:&quot;(47)&quot;,&quot;plainCitation&quot;:&quot;(47)&quot;,&quot;noteIndex&quot;:0},&quot;citationItems&quot;:[{&quot;id&quot;:4523,&quot;uris&quot;:[&quot;http://zotero.org/users/7245292/items/VHSFDRMY&quot;],&quot;itemData&quot;:{&quot;id&quot;:4523,&quot;type&quot;:&quot;article-journal&quot;,&quot;abstract&quot;:&quot;The record of Palaeogene cingulate xenarthrans in low latitudes is very poor. The cingulate fauna from the Yurúa River near Santa Rosa in eastern Perú is important because it is one of the oldest known from the Palaeogene of Perú and because of its tropical latitudinal position. Although remains are scarce, we recognize three new taxa: two species of Astegotheriini (Dasypodidae); Parastegosimpsonia peruana gen. et sp. nov., of small size, related to Eocene species from Patagonia; and another new species, ?Parastegosimpsonia sp. nov., which consists of an incomplete osteoderm representing the largest species of this tribe. A third species, Yuruatherium tropicalis gen. et sp. nov., of indeterminate suprageneric rank, shares features with Machlydotherium Ameghino (Casamayoran-Tinguirirican SALMA – middle Eocene-early Oligocene of Patagonia) and is similar to Eocoleophorus Oliveira et al. (Deseadan SALMA – late Oligocene of Brazil). We assign ?Machlydotherium intortum Ameghino (from the late Eocene of Patagonia) to Yuruatherium. Sediments bearing these cingulates also yielded rodents, marsupials and notoungulates, among the most frequent mammals. The absolute age of the sediments is unknown but an estimated age is inferred from studies of the mammalian assemblages. The age of the Santa Rosa local fauna is still controversial and given the groups taken into account, could be from Early Eocene to Late Oligocene. According to sequences of southern cingulate faunas (especially those of Dasypodidae), the cingulates from Santa Rosa also suggest an age between the Late Eocene and Early Oligocene. Nevertheless, the very low latitude of the Santa Rosa local fauna should be taken into account because in lower latitudes it is not uncommon to find taxa with a more generalized set of characters than those present in contemporary taxa from higher latitudes. http://zoobank.org/urn:lsid:zoobank.org:pub:37CAEF7C-3CCC-4C3C-9869-D584FD73323C&quot;,&quot;container-title&quot;:&quot;Journal of Systematic Palaeontology&quot;,&quot;DOI&quot;:&quot;10.1080/14772019.2012.704949&quot;,&quot;ISSN&quot;:&quot;1477-2019&quot;,&quot;issue&quot;:&quot;6&quot;,&quot;note&quot;:&quot;publisher: Taylor &amp; Francis\n_eprint: https://doi.org/10.1080/14772019.2012.704949&quot;,&quot;page&quot;:&quot;727-741&quot;,&quot;source&quot;:&quot;Taylor and Francis+NEJM&quot;,&quot;title&quot;:&quot;New Palaeogene cingulates (Mammalia, Xenarthra) from Santa Rosa, Perú and their importance in the context of South American faunas&quot;,&quot;volume&quot;:&quot;11&quot;,&quot;author&quot;:[{&quot;family&quot;:&quot;Ciancio&quot;,&quot;given&quot;:&quot;Martín Ricardo&quot;},{&quot;family&quot;:&quot;Carlini&quot;,&quot;given&quot;:&quot;Alfredo A.&quot;},{&quot;family&quot;:&quot;Campbell&quot;,&quot;given&quot;:&quot;Kenneth E.&quot;},{&quot;family&quot;:&quot;Scillato-Yané&quot;,&quot;given&quot;:&quot;Gustavo J.&quot;}],&quot;issued&quot;:{&quot;date-parts&quot;:[[&quot;2013&quot;,8,1]]}}}],&quot;schema&quot;:&quot;https://github.com/citation-style-language/schema/raw/master/csl-citation.json&quot;} RNDUNpHLFerop"/><text:span text:style-name="T160">. </text:span><text:span text:style-name="T178">Just like for metatherians, our diversification recon</text:span><text:span text:style-name="T170">s</text:span><text:span text:style-name="T178">tructions provided support for a constant-rate diversification throughout the period of interest, with a stable number of genera (</text:span><text:span text:style-name="T225">SI Appendix</text:span><text:span text:style-name="T246">, </text:span><text:span text:style-name="T241">Fig. S16I-L </text:span><text:span text:style-name="T247">and </text:span><text:span text:style-name="T241">17I-L</text:span><text:span text:style-name="T247">)</text:span><text:span text:style-name="T178">.</text:span></text:p>
      <text:p text:style-name="P15"><text:span text:style-name="T322"><text:tab/></text:span><text:span text:style-name="T312">Regarding caviomorph rodents, the oldest representatives of the clade are found to originate in the middle Eocene (</text:span><text:span text:style-name="T145">Fig. 1A </text:span><text:span text:style-name="T310">and </text:span><text:span text:style-name="T155">SI Appendix</text:span><text:span text:style-name="T304">, </text:span><text:span text:style-name="T144">Fig. S22</text:span><text:span text:style-name="T312">). Then, the group diversified at a constant rate </text:span><text:span text:style-name="T323">until it reache</text:span><text:span text:style-name="T328">d</text:span><text:span text:style-name="T323"> a mid-Oligocene</text:span><text:span text:style-name="T312"> </text:span><text:span text:style-name="T323">peak in extinction rate </text:span><text:span text:style-name="T312">(</text:span><text:span text:style-name="T155">SI Appendix</text:span><text:span text:style-name="T304">, </text:span><text:span text:style-name="T144">Fig. S16G-I </text:span><text:span text:style-name="T312">and </text:span><text:span text:style-name="T144">S17G-I</text:span><text:span text:style-name="T312">), and no main taxonomic replacement near the EOT is to be noticed.</text:span></text:p>
      <text:p text:style-name="P16"><text:span text:style-name="T312">To track the evolution of </text:span><text:span text:style-name="T329">ecological</text:span><text:span text:style-name="T312"> composition between the Eocene and Oligocene SAM, we summarized trophic paleocommunities by four dental ecomorphotype-derived categories: herbivorous, carnivorous, insectivorous and omnivorous. We used the origination and extinction ages estimated by PyRate to </text:span><text:span text:style-name="T330">assess</text:span><text:span text:style-name="T312"> the number of genera through time within each ecological category and further computed the relative proportion of each trophic category at the </text:span><text:span text:style-name="T324">geological </text:span><text:span text:style-name="T312">sub-epoch level </text:span><text:span text:style-name="T324">(</text:span><text:span text:style-name="T155">SI Appendix</text:span><text:span text:style-name="T304">, </text:span><text:span text:style-name="T146">Fig. S1</text:span><text:span text:style-name="T311"> and </text:span><text:span text:style-name="T156">Extended Materials and Methods</text:span><text:span text:style-name="T311">)</text:span><text:span text:style-name="T312">. Our findings illustrate that the structure of trophic paleocommunities remained stable throughout the entire time interval (</text:span><text:span text:style-name="T144">Fig. 2</text:span><text:span text:style-name="T312">). We report a slight trend toward an increase in the relative proportion of herbivorous lineages in assemblages of decreasing age, at the expanse of omnivorous and insectivorous. In addition, ecological dissimilarity increases with the </text:span><text:soft-page-break/><text:span text:style-name="T312">age difference between two assemblages, but remains low (below 25%), </text:span><text:span text:style-name="T325">especially</text:span><text:span text:style-name="T312"> between the late Eocene and early Oligocene assemblages, when it equals 6.1% (</text:span><text:span text:style-name="T144">Fig. 2</text:span><text:span text:style-name="T312">).</text:span></text:p>
      <text:p text:style-name="P34"><text:span text:style-name="T160"><text:tab/>Our results provide support for a taxonomic renewal between Eocene and Oligocene SAM faunas, with few changes in the architecture of ecosystems, </text:span><text:span text:style-name="T179">thereby </text:span><text:span text:style-name="T160">suggesting intra-guild renewal. Interestingly, </text:span><text:span text:style-name="T180">the onset of this faunal turnover temporally matches the timing of ‘the most fundamental biotic division in the Cenozoic’ </text:span><text:span text:style-name="T181">in the marine realm</text:span><text:span text:style-name="T180">, that is, between the middle and the late Eocene</text:span><text:span text:style-name="T182"> </text:span><text:reference-mark-start text:name="ZOTERO_ITEM CSL_CITATION {&quot;citationID&quot;:&quot;dX1D1Enm&quot;,&quot;properties&quot;:{&quot;formattedCitation&quot;:&quot;(48)&quot;,&quot;plainCitation&quot;:&quot;(48)&quot;,&quot;noteIndex&quot;:0},&quot;citationItems&quot;:[{&quot;id&quot;:942,&quot;uris&quot;:[&quot;http://zotero.org/users/7245292/items/JJMP2J3P&quot;],&quot;itemData&quot;:{&quot;id&quot;:942,&quot;type&quot;:&quot;article-journal&quot;,&quot;container-title&quot;:&quot;Annual Review of Earth and Planetary Sciences&quot;,&quot;DOI&quot;:&quot;10.1146/annurev.ea.22.050194.001045&quot;,&quot;issue&quot;:&quot;1&quot;,&quot;journalAbbreviation&quot;:&quot;Annu. Rev. Earth Pl. Sc.&quot;,&quot;note&quot;:&quot;_eprint: https://doi.org/10.1146/annurev.ea.22.050194.001045&quot;,&quot;page&quot;:&quot;145-165&quot;,&quot;source&quot;:&quot;Annual Reviews&quot;,&quot;title&quot;:&quot;The Late Eocene-Oligocene Extinctions&quot;,&quot;volume&quot;:&quot;22&quot;,&quot;author&quot;:[{&quot;family&quot;:&quot;Prothero&quot;,&quot;given&quot;:&quot;Donald R.&quot;}],&quot;issued&quot;:{&quot;date-parts&quot;:[[&quot;1994&quot;]]}}}],&quot;schema&quot;:&quot;https://github.com/citation-style-language/schema/raw/master/csl-citation.json&quot;} RNDy5kAIfIh9f"/><text:span text:style-name="T182">(48)</text:span><text:reference-mark-end text:name="ZOTERO_ITEM CSL_CITATION {&quot;citationID&quot;:&quot;dX1D1Enm&quot;,&quot;properties&quot;:{&quot;formattedCitation&quot;:&quot;(48)&quot;,&quot;plainCitation&quot;:&quot;(48)&quot;,&quot;noteIndex&quot;:0},&quot;citationItems&quot;:[{&quot;id&quot;:942,&quot;uris&quot;:[&quot;http://zotero.org/users/7245292/items/JJMP2J3P&quot;],&quot;itemData&quot;:{&quot;id&quot;:942,&quot;type&quot;:&quot;article-journal&quot;,&quot;container-title&quot;:&quot;Annual Review of Earth and Planetary Sciences&quot;,&quot;DOI&quot;:&quot;10.1146/annurev.ea.22.050194.001045&quot;,&quot;issue&quot;:&quot;1&quot;,&quot;journalAbbreviation&quot;:&quot;Annu. Rev. Earth Pl. Sc.&quot;,&quot;note&quot;:&quot;_eprint: https://doi.org/10.1146/annurev.ea.22.050194.001045&quot;,&quot;page&quot;:&quot;145-165&quot;,&quot;source&quot;:&quot;Annual Reviews&quot;,&quot;title&quot;:&quot;The Late Eocene-Oligocene Extinctions&quot;,&quot;volume&quot;:&quot;22&quot;,&quot;author&quot;:[{&quot;family&quot;:&quot;Prothero&quot;,&quot;given&quot;:&quot;Donald R.&quot;}],&quot;issued&quot;:{&quot;date-parts&quot;:[[&quot;1994&quot;]]}}}],&quot;schema&quot;:&quot;https://github.com/citation-style-language/schema/raw/master/csl-citation.json&quot;} RNDy5kAIfIh9f"/><text:span text:style-name="T182">.</text:span></text:p>
      <text:p text:style-name="P30"/>
      <text:p text:style-name="P28">Latitudinal heterogeneity in diversification histories</text:p>
      <text:p text:style-name="P39"><text:span text:style-name="T160"><text:tab/>Since the late break-up of the Gondwana supercontinent ~130 Ma, the South American landmass has offered a duality between tropical and non-tropical habitats </text:span><text:reference-mark-start text:name="ZOTERO_ITEM CSL_CITATION {&quot;citationID&quot;:&quot;4EmgfJrg&quot;,&quot;properties&quot;:{&quot;formattedCitation&quot;:&quot;(2)&quot;,&quot;plainCitation&quot;:&quot;(2)&quot;,&quot;noteIndex&quot;:0},&quot;citationItems&quot;:[{&quot;id&quot;:273,&quot;uris&quot;:[&quot;http://zotero.org/users/7245292/items/HV48B6I4&quot;],&quot;itemData&quot;:{&quot;id&quot;:273,&quot;type&quot;:&quot;article-journal&quot;,&quot;abstract&quot;:&quot;Paleogeography is the study of the changing surface of Earth through time. Driven by plate tectonics, the configuration of the continents and ocean basins has been in constant flux. Plate tectonics pushes the land surface upward or pulls it apart, causing its collapse. All the while, the unrelenting forces of climate and weather slowly reduce mountains to sand and mud and redistribute these sediments to the sea. This article reviews the changing paleogeography of the past 750 million years. It describes the broad patterns of Phanerozoic paleogeography as well as many of the specific paleogeographic events that have shaped the modern continents and ocean basins. The focus is on the changing latitudinal distribution of the continents, fluctuations in sea level, the opening and closing of oceanic seaways, mountain building, and how these paleogeographic changes have affected global climate, ocean circulation, and the evolution of life. This review presents an atlas of 114 paleogeographic maps that illustrate how Earth's surface has evolved during the past 750 million years. During that time interval, Earth has witnessed the formation and breakup of two supercontinents: Pannotia and Pangea. The continents have been transformed from low-lying flooded platforms to high-standing land areas crisscrossed by the scars of past continental collisions. Oceans have opened and closed, and then opened again in a seemingly never-ending cycle. ▪ The changing configuration of the continents and ocean basins during the past 750 million years is illustrated in 114 paleogeographic maps. ▪ These maps describe how the surface of Earth has been continually modified by mountain building and erosion. ▪ The changing paleogeography has affected global climate, ocean circulation, and the evolution of life. ▪ The data and methods used to produce the maps are described in detail.&quot;,&quot;container-title&quot;:&quot;Annual Review of Earth and Planetary Sciences&quot;,&quot;DOI&quot;:&quot;10.1146/annurev-earth-081320-064052&quot;,&quot;issue&quot;:&quot;1&quot;,&quot;note&quot;:&quot;_eprint: https://doi.org/10.1146/annurev-earth-081320-064052&quot;,&quot;page&quot;:&quot;679-728&quot;,&quot;source&quot;:&quot;Annual Reviews&quot;,&quot;title&quot;:&quot;An Atlas of Phanerozoic Paleogeographic Maps: The Seas Come In and the Seas Go Out&quot;,&quot;title-short&quot;:&quot;An Atlas of Phanerozoic Paleogeographic Maps&quot;,&quot;volume&quot;:&quot;49&quot;,&quot;author&quot;:[{&quot;family&quot;:&quot;Scotese&quot;,&quot;given&quot;:&quot;Christopher R.&quot;}],&quot;issued&quot;:{&quot;date-parts&quot;:[[&quot;2021&quot;]]}}}],&quot;schema&quot;:&quot;https://github.com/citation-style-language/schema/raw/master/csl-citation.json&quot;} RNDVKBzUjtgpZ"/><text:span text:style-name="T160">(2)</text:span><text:reference-mark-end text:name="ZOTERO_ITEM CSL_CITATION {&quot;citationID&quot;:&quot;4EmgfJrg&quot;,&quot;properties&quot;:{&quot;formattedCitation&quot;:&quot;(2)&quot;,&quot;plainCitation&quot;:&quot;(2)&quot;,&quot;noteIndex&quot;:0},&quot;citationItems&quot;:[{&quot;id&quot;:273,&quot;uris&quot;:[&quot;http://zotero.org/users/7245292/items/HV48B6I4&quot;],&quot;itemData&quot;:{&quot;id&quot;:273,&quot;type&quot;:&quot;article-journal&quot;,&quot;abstract&quot;:&quot;Paleogeography is the study of the changing surface of Earth through time. Driven by plate tectonics, the configuration of the continents and ocean basins has been in constant flux. Plate tectonics pushes the land surface upward or pulls it apart, causing its collapse. All the while, the unrelenting forces of climate and weather slowly reduce mountains to sand and mud and redistribute these sediments to the sea. This article reviews the changing paleogeography of the past 750 million years. It describes the broad patterns of Phanerozoic paleogeography as well as many of the specific paleogeographic events that have shaped the modern continents and ocean basins. The focus is on the changing latitudinal distribution of the continents, fluctuations in sea level, the opening and closing of oceanic seaways, mountain building, and how these paleogeographic changes have affected global climate, ocean circulation, and the evolution of life. This review presents an atlas of 114 paleogeographic maps that illustrate how Earth's surface has evolved during the past 750 million years. During that time interval, Earth has witnessed the formation and breakup of two supercontinents: Pannotia and Pangea. The continents have been transformed from low-lying flooded platforms to high-standing land areas crisscrossed by the scars of past continental collisions. Oceans have opened and closed, and then opened again in a seemingly never-ending cycle. ▪ The changing configuration of the continents and ocean basins during the past 750 million years is illustrated in 114 paleogeographic maps. ▪ These maps describe how the surface of Earth has been continually modified by mountain building and erosion. ▪ The changing paleogeography has affected global climate, ocean circulation, and the evolution of life. ▪ The data and methods used to produce the maps are described in detail.&quot;,&quot;container-title&quot;:&quot;Annual Review of Earth and Planetary Sciences&quot;,&quot;DOI&quot;:&quot;10.1146/annurev-earth-081320-064052&quot;,&quot;issue&quot;:&quot;1&quot;,&quot;note&quot;:&quot;_eprint: https://doi.org/10.1146/annurev-earth-081320-064052&quot;,&quot;page&quot;:&quot;679-728&quot;,&quot;source&quot;:&quot;Annual Reviews&quot;,&quot;title&quot;:&quot;An Atlas of Phanerozoic Paleogeographic Maps: The Seas Come In and the Seas Go Out&quot;,&quot;title-short&quot;:&quot;An Atlas of Phanerozoic Paleogeographic Maps&quot;,&quot;volume&quot;:&quot;49&quot;,&quot;author&quot;:[{&quot;family&quot;:&quot;Scotese&quot;,&quot;given&quot;:&quot;Christopher R.&quot;}],&quot;issued&quot;:{&quot;date-parts&quot;:[[&quot;2021&quot;]]}}}],&quot;schema&quot;:&quot;https://github.com/citation-style-language/schema/raw/master/csl-citation.json&quot;} RNDVKBzUjtgpZ"/><text:span text:style-name="T160">. This duality is particularly interesting as it allows for testing a long-standing question in macroevolution as to whether diversification processes occurred the same way inside and outside the tropics </text:span><text:reference-mark-start text:name="ZOTERO_ITEM CSL_CITATION {&quot;citationID&quot;:&quot;yBqUYJVu&quot;,&quot;properties&quot;:{&quot;formattedCitation&quot;:&quot;(39)&quot;,&quot;plainCitation&quot;:&quot;(39)&quot;,&quot;noteIndex&quot;:0},&quot;citationItems&quot;:[{&quot;id&quot;:4525,&quot;uris&quot;:[&quot;http://zotero.org/users/7245292/items/UC6LZJRT&quot;],&quot;itemData&quot;:{&quot;id&quot;:4525,&quot;type&quot;:&quot;book&quot;,&quot;abstract&quot;:&quot;Sometimes referred to as 'the grand old man of science', Alfred Russel Wallace (1823-1913) was a naturalist, evolutionary theorist, and friend of Charles Darwin. In this study of tropical flora and fauna, he takes the reader on a tour of the equatorial forest belt - the almost continuous band of forest that stretches around the world between the tropics. There, chameleon-like caterpillars alter the colours of their cocoons, parasitical trees override their hosts with spectacular aerial root systems, and some of the most pressing questions of Victorian evolutionary science arise: how do animals and plants come to be brightly coloured? Can their adaptations provide clues about past geological eras? And was Darwin wholly correct in his theory of sexual selection? First published in 1878, Wallace's book is a skilfully written reflection of contemporary naturalism, still highly readable and relevant to students in the history of science.&quot;,&quot;language&quot;:&quot;en&quot;,&quot;note&quot;:&quot;Google-Books-ID: 09TeahwIfN0C&quot;,&quot;number-of-pages&quot;:&quot;416&quot;,&quot;publisher&quot;:&quot;Macmillan and Company&quot;,&quot;source&quot;:&quot;Google Books&quot;,&quot;title&quot;:&quot;Tropical Nature, and Other Essays&quot;,&quot;author&quot;:[{&quot;family&quot;:&quot;Wallace&quot;,&quot;given&quot;:&quot;Alfred Russel&quot;}],&quot;issued&quot;:{&quot;date-parts&quot;:[[&quot;1878&quot;]]}}}],&quot;schema&quot;:&quot;https://github.com/citation-style-language/schema/raw/master/csl-citation.json&quot;} RNDVxN8LymUjU"/><text:span text:style-name="T160">(39)</text:span><text:reference-mark-end text:name="ZOTERO_ITEM CSL_CITATION {&quot;citationID&quot;:&quot;yBqUYJVu&quot;,&quot;properties&quot;:{&quot;formattedCitation&quot;:&quot;(39)&quot;,&quot;plainCitation&quot;:&quot;(39)&quot;,&quot;noteIndex&quot;:0},&quot;citationItems&quot;:[{&quot;id&quot;:4525,&quot;uris&quot;:[&quot;http://zotero.org/users/7245292/items/UC6LZJRT&quot;],&quot;itemData&quot;:{&quot;id&quot;:4525,&quot;type&quot;:&quot;book&quot;,&quot;abstract&quot;:&quot;Sometimes referred to as 'the grand old man of science', Alfred Russel Wallace (1823-1913) was a naturalist, evolutionary theorist, and friend of Charles Darwin. In this study of tropical flora and fauna, he takes the reader on a tour of the equatorial forest belt - the almost continuous band of forest that stretches around the world between the tropics. There, chameleon-like caterpillars alter the colours of their cocoons, parasitical trees override their hosts with spectacular aerial root systems, and some of the most pressing questions of Victorian evolutionary science arise: how do animals and plants come to be brightly coloured? Can their adaptations provide clues about past geological eras? And was Darwin wholly correct in his theory of sexual selection? First published in 1878, Wallace's book is a skilfully written reflection of contemporary naturalism, still highly readable and relevant to students in the history of science.&quot;,&quot;language&quot;:&quot;en&quot;,&quot;note&quot;:&quot;Google-Books-ID: 09TeahwIfN0C&quot;,&quot;number-of-pages&quot;:&quot;416&quot;,&quot;publisher&quot;:&quot;Macmillan and Company&quot;,&quot;source&quot;:&quot;Google Books&quot;,&quot;title&quot;:&quot;Tropical Nature, and Other Essays&quot;,&quot;author&quot;:[{&quot;family&quot;:&quot;Wallace&quot;,&quot;given&quot;:&quot;Alfred Russel&quot;}],&quot;issued&quot;:{&quot;date-parts&quot;:[[&quot;1878&quot;]]}}}],&quot;schema&quot;:&quot;https://github.com/citation-style-language/schema/raw/master/csl-citation.json&quot;} RNDVxN8LymUjU"/><text:span text:style-name="T160">. Based on a time series of paleoclimate zone maps </text:span><text:reference-mark-start text:name="ZOTERO_ITEM CSL_CITATION {&quot;citationID&quot;:&quot;y9nPkwxM&quot;,&quot;properties&quot;:{&quot;formattedCitation&quot;:&quot;(49, 50)&quot;,&quot;plainCitation&quot;:&quot;(49, 50)&quot;,&quot;noteIndex&quot;:0},&quot;citationItems&quot;:[{&quot;id&quot;:916,&quot;uris&quot;:[&quot;http://zotero.org/users/7245292/items/7UIQS39W&quot;],&quot;itemData&quot;:{&quot;id&quot;:916,&quot;type&quot;:&quot;article-journal&quot;,&quot;abstract&quot;:&quot;This study provides a comprehensive and quantitative estimate of how global temperatures have changed during the last 540 million years. It combines paleotemperature measurements determined from oxygen isotopes with broader insights obtained from the changing distribution of lithologic indicators of climate, such as coals, evaporites, calcretes, reefs, and bauxite deposits. The waxing and waning of the Earth’s great polar icecaps have been mapped using the past distribution of tillites, dropstones, and glendonites. The global temperature model presented here includes estimates of global average temperate (GAT), changing tropical temperatures (∆T° tropical), deep ocean temperatures, and polar temperatures. Though similar, in many respects, to the temperature history deduced directly from the study of oxygen isotopes, our model does not predict the extreme high temperatures for the Early Paleozoic required by isotopic investigations. The history of global changes in temperature during the Phanerozoic has been summarized in a “paleotemperature timescale” that subdivides the many past climatic events into 8 major climate modes; each climate mode is made up of 3-4 pairs of warming and cooling episodes (chronotemps). A detailed narrative describes how these past temperature events have been affected by geological processes such as the eruption of Large Igneous Provinces (LIPS) (warming) and bolide impacts (cooling). The paleotemperature model presented here allows for a deeper understanding of the interconnected geologic, tectonic, paleoclimatic, paleoceanographic, and evolutionary events that have shaped our planet, and we make explicit predictions about the Earth’s past temperature that can be tested and evaluated. By quantitatively describing the pattern of paleotemperature change through time, we may be able to gain important insights into the history of the Earth System and the fundamental causes of climate change on geological timescales. These insights can help us better understand the problems and challenges that we face as a result of Future Global Warming.&quot;,&quot;container-title&quot;:&quot;Earth-Science Reviews&quot;,&quot;DOI&quot;:&quot;10.1016/j.earscirev.2021.103503&quot;,&quot;ISSN&quot;:&quot;0012-8252&quot;,&quot;journalAbbreviation&quot;:&quot;Earth-Science Reviews&quot;,&quot;page&quot;:&quot;103503&quot;,&quot;source&quot;:&quot;ScienceDirect&quot;,&quot;title&quot;:&quot;Phanerozoic paleotemperatures: The earth’s changing climate during the last 540 million years&quot;,&quot;title-short&quot;:&quot;Phanerozoic paleotemperatures&quot;,&quot;volume&quot;:&quot;215&quot;,&quot;author&quot;:[{&quot;family&quot;:&quot;Scotese&quot;,&quot;given&quot;:&quot;Christopher R.&quot;},{&quot;family&quot;:&quot;Song&quot;,&quot;given&quot;:&quot;Haijun&quot;},{&quot;family&quot;:&quot;Mills&quot;,&quot;given&quot;:&quot;Benjamin J. W.&quot;},{&quot;family&quot;:&quot;Meer&quot;,&quot;given&quot;:&quot;Douwe G.&quot;,&quot;non-dropping-particle&quot;:&quot;van der&quot;}],&quot;issued&quot;:{&quot;date-parts&quot;:[[&quot;2021&quot;,4,1]]}}},{&quot;id&quot;:928,&quot;uris&quot;:[&quot;http://zotero.org/users/7245292/items/FKLQ84MJ&quot;],&quot;itemData&quot;:{&quot;id&quot;:928,&quot;type&quot;:&quot;article-journal&quot;,&quot;abstract&quot;:&quot;The extraordinary number of species in the tropics when compared to the extra-tropics is probably the most prominent and consistent pattern in biogeography, suggesting that overarching processes regulate this diversity gradient. A major challenge to characterizing which processes are at play relies on quantifying how the frequency and determinants of tropical and extra-tropical speciation, extinction, and dispersal events shaped evolutionary radiations. We address this question by developing and applying spatiotemporal phylogenetic and paleontological models of diversification for tetrapod species incorporating paleoenvironmental variation. Our phylogenetic model results show that area, energy, or species richness did not uniformly affect speciation rates across tetrapods and dispute expectations of a latitudinal gradient in speciation rates. Instead, both neontological and fossil evidence coincide in underscoring the role of extra-tropical extinctions and the outflow of tropical species in shaping biodiversity. These diversification dynamics accurately predict present-day levels of species richness across latitudes and uncover temporal idiosyncrasies but spatial generality across the major tetrapod radiations.&quot;,&quot;container-title&quot;:&quot;Proceedings of the National Academy of Sciences&quot;,&quot;DOI&quot;:&quot;10.1073/pnas.2220672120&quot;,&quot;issue&quot;:&quot;20&quot;,&quot;journalAbbreviation&quot;:&quot;Proc. Nat. Acad. Sc. U.S.A&quot;,&quot;note&quot;:&quot;publisher: Proceedings of the National Academy of Sciences&quot;,&quot;page&quot;:&quot;e2220672120&quot;,&quot;source&quot;:&quot;pnas.org (Atypon)&quot;,&quot;title&quot;:&quot;The build-up of the present-day tropical diversity of tetrapods&quot;,&quot;volume&quot;:&quot;120&quot;,&quot;author&quot;:[{&quot;family&quot;:&quot;Quintero&quot;,&quot;given&quot;:&quot;Ignacio&quot;},{&quot;family&quot;:&quot;Landis&quot;,&quot;given&quot;:&quot;Michael J.&quot;},{&quot;family&quot;:&quot;Jetz&quot;,&quot;given&quot;:&quot;Walter&quot;},{&quot;family&quot;:&quot;Morlon&quot;,&quot;given&quot;:&quot;Hélène&quot;}],&quot;issued&quot;:{&quot;date-parts&quot;:[[&quot;2023&quot;,5,16]]}}}],&quot;schema&quot;:&quot;https://github.com/citation-style-language/schema/raw/master/csl-citation.json&quot;} RNDVBfPfhBeh4"/><text:span text:style-name="T160">(49, 50)</text:span><text:reference-mark-end text:name="ZOTERO_ITEM CSL_CITATION {&quot;citationID&quot;:&quot;y9nPkwxM&quot;,&quot;properties&quot;:{&quot;formattedCitation&quot;:&quot;(49, 50)&quot;,&quot;plainCitation&quot;:&quot;(49, 50)&quot;,&quot;noteIndex&quot;:0},&quot;citationItems&quot;:[{&quot;id&quot;:916,&quot;uris&quot;:[&quot;http://zotero.org/users/7245292/items/7UIQS39W&quot;],&quot;itemData&quot;:{&quot;id&quot;:916,&quot;type&quot;:&quot;article-journal&quot;,&quot;abstract&quot;:&quot;This study provides a comprehensive and quantitative estimate of how global temperatures have changed during the last 540 million years. It combines paleotemperature measurements determined from oxygen isotopes with broader insights obtained from the changing distribution of lithologic indicators of climate, such as coals, evaporites, calcretes, reefs, and bauxite deposits. The waxing and waning of the Earth’s great polar icecaps have been mapped using the past distribution of tillites, dropstones, and glendonites. The global temperature model presented here includes estimates of global average temperate (GAT), changing tropical temperatures (∆T° tropical), deep ocean temperatures, and polar temperatures. Though similar, in many respects, to the temperature history deduced directly from the study of oxygen isotopes, our model does not predict the extreme high temperatures for the Early Paleozoic required by isotopic investigations. The history of global changes in temperature during the Phanerozoic has been summarized in a “paleotemperature timescale” that subdivides the many past climatic events into 8 major climate modes; each climate mode is made up of 3-4 pairs of warming and cooling episodes (chronotemps). A detailed narrative describes how these past temperature events have been affected by geological processes such as the eruption of Large Igneous Provinces (LIPS) (warming) and bolide impacts (cooling). The paleotemperature model presented here allows for a deeper understanding of the interconnected geologic, tectonic, paleoclimatic, paleoceanographic, and evolutionary events that have shaped our planet, and we make explicit predictions about the Earth’s past temperature that can be tested and evaluated. By quantitatively describing the pattern of paleotemperature change through time, we may be able to gain important insights into the history of the Earth System and the fundamental causes of climate change on geological timescales. These insights can help us better understand the problems and challenges that we face as a result of Future Global Warming.&quot;,&quot;container-title&quot;:&quot;Earth-Science Reviews&quot;,&quot;DOI&quot;:&quot;10.1016/j.earscirev.2021.103503&quot;,&quot;ISSN&quot;:&quot;0012-8252&quot;,&quot;journalAbbreviation&quot;:&quot;Earth-Science Reviews&quot;,&quot;page&quot;:&quot;103503&quot;,&quot;source&quot;:&quot;ScienceDirect&quot;,&quot;title&quot;:&quot;Phanerozoic paleotemperatures: The earth’s changing climate during the last 540 million years&quot;,&quot;title-short&quot;:&quot;Phanerozoic paleotemperatures&quot;,&quot;volume&quot;:&quot;215&quot;,&quot;author&quot;:[{&quot;family&quot;:&quot;Scotese&quot;,&quot;given&quot;:&quot;Christopher R.&quot;},{&quot;family&quot;:&quot;Song&quot;,&quot;given&quot;:&quot;Haijun&quot;},{&quot;family&quot;:&quot;Mills&quot;,&quot;given&quot;:&quot;Benjamin J. W.&quot;},{&quot;family&quot;:&quot;Meer&quot;,&quot;given&quot;:&quot;Douwe G.&quot;,&quot;non-dropping-particle&quot;:&quot;van der&quot;}],&quot;issued&quot;:{&quot;date-parts&quot;:[[&quot;2021&quot;,4,1]]}}},{&quot;id&quot;:928,&quot;uris&quot;:[&quot;http://zotero.org/users/7245292/items/FKLQ84MJ&quot;],&quot;itemData&quot;:{&quot;id&quot;:928,&quot;type&quot;:&quot;article-journal&quot;,&quot;abstract&quot;:&quot;The extraordinary number of species in the tropics when compared to the extra-tropics is probably the most prominent and consistent pattern in biogeography, suggesting that overarching processes regulate this diversity gradient. A major challenge to characterizing which processes are at play relies on quantifying how the frequency and determinants of tropical and extra-tropical speciation, extinction, and dispersal events shaped evolutionary radiations. We address this question by developing and applying spatiotemporal phylogenetic and paleontological models of diversification for tetrapod species incorporating paleoenvironmental variation. Our phylogenetic model results show that area, energy, or species richness did not uniformly affect speciation rates across tetrapods and dispute expectations of a latitudinal gradient in speciation rates. Instead, both neontological and fossil evidence coincide in underscoring the role of extra-tropical extinctions and the outflow of tropical species in shaping biodiversity. These diversification dynamics accurately predict present-day levels of species richness across latitudes and uncover temporal idiosyncrasies but spatial generality across the major tetrapod radiations.&quot;,&quot;container-title&quot;:&quot;Proceedings of the National Academy of Sciences&quot;,&quot;DOI&quot;:&quot;10.1073/pnas.2220672120&quot;,&quot;issue&quot;:&quot;20&quot;,&quot;journalAbbreviation&quot;:&quot;Proc. Nat. Acad. Sc. U.S.A&quot;,&quot;note&quot;:&quot;publisher: Proceedings of the National Academy of Sciences&quot;,&quot;page&quot;:&quot;e2220672120&quot;,&quot;source&quot;:&quot;pnas.org (Atypon)&quot;,&quot;title&quot;:&quot;The build-up of the present-day tropical diversity of tetrapods&quot;,&quot;volume&quot;:&quot;120&quot;,&quot;author&quot;:[{&quot;family&quot;:&quot;Quintero&quot;,&quot;given&quot;:&quot;Ignacio&quot;},{&quot;family&quot;:&quot;Landis&quot;,&quot;given&quot;:&quot;Michael J.&quot;},{&quot;family&quot;:&quot;Jetz&quot;,&quot;given&quot;:&quot;Walter&quot;},{&quot;family&quot;:&quot;Morlon&quot;,&quot;given&quot;:&quot;Hélène&quot;}],&quot;issued&quot;:{&quot;date-parts&quot;:[[&quot;2023&quot;,5,16]]}}}],&quot;schema&quot;:&quot;https://github.com/citation-style-language/schema/raw/master/csl-citation.json&quot;} RNDVBfPfhBeh4"/><text:span text:style-name="T160">, we assigned each of our occurrences a tropical or extratropical affinity (</text:span><text:span text:style-name="T225">SI Appendix</text:span><text:span text:style-name="T246">, </text:span><text:span text:style-name="T231">Fig. S3</text:span><text:span text:style-name="T160">), and analyzed genus-level diversification dynamics within each biome separately. Our </text:span><text:span text:style-name="T180">findings</text:span><text:span text:style-name="T160"> revealed that extratropical genera exhibited diversity and diversification patterns </text:span><text:span text:style-name="T183">extremely similar to</text:span><text:span text:style-name="T160"> those obtained from the </text:span><text:span text:style-name="T209">complete</text:span><text:span text:style-name="T160"> dataset across the Eocene–Oligocene </text:span><text:span text:style-name="T183">interval</text:span><text:span text:style-name="T160"> (</text:span><text:span text:style-name="T231">Fig. 3</text:span><text:span text:style-name="T235">D</text:span><text:span text:style-name="T231">-</text:span><text:span text:style-name="T235">F</text:span><text:span text:style-name="T231"> </text:span><text:span text:style-name="T250">and </text:span><text:span text:style-name="T225">SI Appendix</text:span><text:span text:style-name="T246">, </text:span><text:span text:style-name="T242">Fig. </text:span><text:span text:style-name="T231">S8-11</text:span><text:span text:style-name="T160">). Their diversity gradually declined from the mid</text:span><text:span text:style-name="T177">dle </text:span><text:span text:style-name="T160">Eocene to early Oligocene, with a late Eocene turnover increase (</text:span><text:span text:style-name="T231">Fig. 3</text:span><text:span text:style-name="T235">D</text:span><text:span text:style-name="T231">-</text:span><text:span text:style-name="T235">F</text:span><text:span text:style-name="T160">). This proximity between extratropical and continent-wide patterns was expected, </text:span><text:span text:style-name="T183">given that</text:span><text:span text:style-name="T160"> extratropical taxa </text:span><text:span text:style-name="T183">constitute</text:span><text:span text:style-name="T160"> the majority of genera present in our dataset (85.8%, </text:span><text:span text:style-name="T295">S</text:span><text:span text:style-name="T298">I Appendix,</text:span><text:span text:style-name="T294"> </text:span><text:span text:style-name="T296">Tab. </text:span><text:span text:style-name="T297">S</text:span><text:span text:style-name="T296">1</text:span><text:span text:style-name="T297">0</text:span><text:span text:style-name="T160">). Nevertheless, results are different when constraining our analyses to tropical genera (</text:span><text:span text:style-name="T231">Fig. 3</text:span><text:span text:style-name="T235">A</text:span><text:span text:style-name="T231">-</text:span><text:span text:style-name="T235">C</text:span><text:span text:style-name="T160">). No significant change was found in the tropical origination rate, </text:span><text:span text:style-name="T184">and</text:span><text:span text:style-name="T160"> one significant negative shift was found for the tropical extinction rate in the late Oligocene </text:span><text:span text:style-name="T185">(but see later for an interpretation of this extinction peak)</text:span><text:span text:style-name="T160"> (</text:span><text:span text:style-name="T231">Fig. 3</text:span><text:span text:style-name="T235">A</text:span><text:span text:style-name="T231"> </text:span><text:span text:style-name="T160">and</text:span><text:span text:style-name="T231"> S24</text:span><text:span text:style-name="T160">). Their inferred diversity curve exhibits an opposite trend </text:span><text:span text:style-name="T214">to</text:span><text:span text:style-name="T160"> the one obtained from extratropical genera. Tropical genera diversity increased exponentially during the Eocene </text:span><text:span text:style-name="T184">and</text:span><text:span text:style-name="T160"> reached a plateau in the early Oligocene (</text:span><text:span text:style-name="T231">Fig. 3</text:span><text:span text:style-name="T235">C</text:span><text:span text:style-name="T160">). </text:span><text:span text:style-name="T184">In the late Oligocene, our reconstructions tend to suggest that tropical mammals experienced a diversity decline </text:span><text:span text:style-name="T185">associated to the aforementioned increase in extinction rate.</text:span><text:span text:style-name="T184"> </text:span><text:span text:style-name="T185">W</text:span><text:span text:style-name="T184">e propose this apparent decline to result from the scarcity of low-latitude formations of Oligocene age, </text:span><text:span text:style-name="T185">given that </text:span><text:span text:style-name="T184">there are almost no tropical Deseadan (~29.4-24.2 Ma) </text:span><text:span text:style-name="T186">mammal remains </text:span><text:span text:style-name="T184">unearthed to date </text:span><text:reference-mark-start text:name="ZOTERO_ITEM CSL_CITATION {&quot;citationID&quot;:&quot;6KYj2IEB&quot;,&quot;properties&quot;:{&quot;formattedCitation&quot;:&quot;(51)&quot;,&quot;plainCitation&quot;:&quot;(51)&quot;,&quot;dontUpdate&quot;:true,&quot;noteIndex&quot;:0},&quot;citationItems&quot;:[{&quot;id&quot;:748,&quot;uris&quot;:[&quot;http://zotero.org/users/7245292/items/4GFFCHNZ&quot;],&quot;itemData&quot;:{&quot;id&quot;:748,&quot;type&quot;:&quot;article-journal&quot;,&quot;abstract&quot;:&quot;A state-of-the-art review of the Cenozoic fossil record from Western Amazonia is provided, based on literature and new data (regarding Paleogene native ungulates). It allows summarizing the evolution and dynamics of middle Eocene–Holocene mammalian guilds, at the level of species, families, and orders. Major gaps in the Western Amazonian mammal record occur in the pre-Lutetian and early Miocene intervals, and in the Pliocene epoch. Twenty-three orders, 89 families, and 320 species are recognized in the fossil record, widely dominated by eutherians from the middle Eocene onward. Probable Allotheria (Gondwanatheria) occur only in the earliest interval, whereas Metatheria and Eutheria are conspicuous components of any assemblage. Taxonomic diversity was probably fairly constant at the ordinal level (~12–14 orders in each time slice considered) and much more variable in terms of family and species richness: if most intervals are characterized by 40–50 co-occurring species and 19–31 co-occurring families, the early Miocene period illustrates a depauperate fauna (21 species, 17 families), strongly contrasting with the late Miocene climactic guild (82 species, 38 families). Recent mammalian taxonomic diversity from Western Amazonia (12 orders, 37 families, and 286 species) is at odds with all past intervals, as it encompasses only three orders of South American origin (Didelphimorphia, Cingulata, and Pilosa) but four North American immigrant orders (Artiodactyla, Perissodactyla, Carnivora, and Lagomorpha). In terms of taxonomic diversity, recent mammalian guilds are fully dominated by small-sized taxa (Chiroptera, Rodentia, and Primates). This overview also confirms the scarcity of large mammalian flesh-eaters in ancient Neotropical mammalian assemblages. The pattern and the timing of mammalian dispersals from northern landmasses into Western Amazonia are not elucidated yet.&quot;,&quot;container-title&quot;:&quot;Journal of Mammalian Evolution&quot;,&quot;DOI&quot;:&quot;10.1007/s10914-016-9333-1&quot;,&quot;ISSN&quot;:&quot;1573-7055&quot;,&quot;issue&quot;:&quot;1&quot;,&quot;journalAbbreviation&quot;:&quot;J Mammal Evol&quot;,&quot;language&quot;:&quot;en&quot;,&quot;page&quot;:&quot;5-17&quot;,&quot;source&quot;:&quot;Springer Link&quot;,&quot;title&quot;:&quot;Western Amazonia as a Hotspot of Mammalian Biodiversity Throughout the Cenozoic&quot;,&quot;volume&quot;:&quot;24&quot;,&quot;author&quot;:[{&quot;family&quot;:&quot;Antoine&quot;,&quot;given&quot;:&quot;Pierre-Olivier&quot;},{&quot;family&quot;:&quot;Salas-Gismondi&quot;,&quot;given&quot;:&quot;Rodolfo&quot;},{&quot;family&quot;:&quot;Pujos&quot;,&quot;given&quot;:&quot;François&quot;},{&quot;family&quot;:&quot;Ganerød&quot;,&quot;given&quot;:&quot;Morgan&quot;},{&quot;family&quot;:&quot;Marivaux&quot;,&quot;given&quot;:&quot;Laurent&quot;}],&quot;issued&quot;:{&quot;date-parts&quot;:[[&quot;2017&quot;,3,1]]}}}],&quot;schema&quot;:&quot;https://github.com/citation-style-language/schema/raw/master/csl-citation.json&quot;} RNDDokQrhLUL7"/><text:span text:style-name="T184">(though see 51)</text:span><text:reference-mark-end text:name="ZOTERO_ITEM CSL_CITATION {&quot;citationID&quot;:&quot;6KYj2IEB&quot;,&quot;properties&quot;:{&quot;formattedCitation&quot;:&quot;(51)&quot;,&quot;plainCitation&quot;:&quot;(51)&quot;,&quot;dontUpdate&quot;:true,&quot;noteIndex&quot;:0},&quot;citationItems&quot;:[{&quot;id&quot;:748,&quot;uris&quot;:[&quot;http://zotero.org/users/7245292/items/4GFFCHNZ&quot;],&quot;itemData&quot;:{&quot;id&quot;:748,&quot;type&quot;:&quot;article-journal&quot;,&quot;abstract&quot;:&quot;A state-of-the-art review of the Cenozoic fossil record from Western Amazonia is provided, based on literature and new data (regarding Paleogene native ungulates). It allows summarizing the evolution and dynamics of middle Eocene–Holocene mammalian guilds, at the level of species, families, and orders. Major gaps in the Western Amazonian mammal record occur in the pre-Lutetian and early Miocene intervals, and in the Pliocene epoch. Twenty-three orders, 89 families, and 320 species are recognized in the fossil record, widely dominated by eutherians from the middle Eocene onward. Probable Allotheria (Gondwanatheria) occur only in the earliest interval, whereas Metatheria and Eutheria are conspicuous components of any assemblage. Taxonomic diversity was probably fairly constant at the ordinal level (~12–14 orders in each time slice considered) and much more variable in terms of family and species richness: if most intervals are characterized by 40–50 co-occurring species and 19–31 co-occurring families, the early Miocene period illustrates a depauperate fauna (21 species, 17 families), strongly contrasting with the late Miocene climactic guild (82 species, 38 families). Recent mammalian taxonomic diversity from Western Amazonia (12 orders, 37 families, and 286 species) is at odds with all past intervals, as it encompasses only three orders of South American origin (Didelphimorphia, Cingulata, and Pilosa) but four North American immigrant orders (Artiodactyla, Perissodactyla, Carnivora, and Lagomorpha). In terms of taxonomic diversity, recent mammalian guilds are fully dominated by small-sized taxa (Chiroptera, Rodentia, and Primates). This overview also confirms the scarcity of large mammalian flesh-eaters in ancient Neotropical mammalian assemblages. The pattern and the timing of mammalian dispersals from northern landmasses into Western Amazonia are not elucidated yet.&quot;,&quot;container-title&quot;:&quot;Journal of Mammalian Evolution&quot;,&quot;DOI&quot;:&quot;10.1007/s10914-016-9333-1&quot;,&quot;ISSN&quot;:&quot;1573-7055&quot;,&quot;issue&quot;:&quot;1&quot;,&quot;journalAbbreviation&quot;:&quot;J Mammal Evol&quot;,&quot;language&quot;:&quot;en&quot;,&quot;page&quot;:&quot;5-17&quot;,&quot;source&quot;:&quot;Springer Link&quot;,&quot;title&quot;:&quot;Western Amazonia as a Hotspot of Mammalian Biodiversity Throughout the Cenozoic&quot;,&quot;volume&quot;:&quot;24&quot;,&quot;author&quot;:[{&quot;family&quot;:&quot;Antoine&quot;,&quot;given&quot;:&quot;Pierre-Olivier&quot;},{&quot;family&quot;:&quot;Salas-Gismondi&quot;,&quot;given&quot;:&quot;Rodolfo&quot;},{&quot;family&quot;:&quot;Pujos&quot;,&quot;given&quot;:&quot;François&quot;},{&quot;family&quot;:&quot;Ganerød&quot;,&quot;given&quot;:&quot;Morgan&quot;},{&quot;family&quot;:&quot;Marivaux&quot;,&quot;given&quot;:&quot;Laurent&quot;}],&quot;issued&quot;:{&quot;date-parts&quot;:[[&quot;2017&quot;,3,1]]}}}],&quot;schema&quot;:&quot;https://github.com/citation-style-language/schema/raw/master/csl-citation.json&quot;} RNDDokQrhLUL7"/><text:span text:style-name="T184">, </text:span><text:span text:style-name="T185">therefore more reflecting a sampling artifact rather than a true tropical SAM extinction</text:span><text:span text:style-name="T160"> </text:span><text:span text:style-name="T185">in the late Oligocene. Consequently, after discarding this likely artefactual extinction peak, our results suggest that </text:span><text:span text:style-name="T187">tropical lineages experienced no change in diversification rates, providing support for Wallace’s theory of tropical stability </text:span><text:reference-mark-start text:name="ZOTERO_ITEM CSL_CITATION {&quot;citationID&quot;:&quot;34ZVzu04&quot;,&quot;properties&quot;:{&quot;formattedCitation&quot;:&quot;(39)&quot;,&quot;plainCitation&quot;:&quot;(39)&quot;,&quot;noteIndex&quot;:0},&quot;citationItems&quot;:[{&quot;id&quot;:4525,&quot;uris&quot;:[&quot;http://zotero.org/users/7245292/items/UC6LZJRT&quot;],&quot;itemData&quot;:{&quot;id&quot;:4525,&quot;type&quot;:&quot;book&quot;,&quot;abstract&quot;:&quot;Sometimes referred to as 'the grand old man of science', Alfred Russel Wallace (1823-1913) was a naturalist, evolutionary theorist, and friend of Charles Darwin. In this study of tropical flora and fauna, he takes the reader on a tour of the equatorial forest belt - the almost continuous band of forest that stretches around the world between the tropics. There, chameleon-like caterpillars alter the colours of their cocoons, parasitical trees override their hosts with spectacular aerial root systems, and some of the most pressing questions of Victorian evolutionary science arise: how do animals and plants come to be brightly coloured? Can their adaptations provide clues about past geological eras? And was Darwin wholly correct in his theory of sexual selection? First published in 1878, Wallace's book is a skilfully written reflection of contemporary naturalism, still highly readable and relevant to students in the history of science.&quot;,&quot;language&quot;:&quot;en&quot;,&quot;note&quot;:&quot;Google-Books-ID: 09TeahwIfN0C&quot;,&quot;number-of-pages&quot;:&quot;416&quot;,&quot;publisher&quot;:&quot;Macmillan and Company&quot;,&quot;source&quot;:&quot;Google Books&quot;,&quot;title&quot;:&quot;Tropical Nature, and Other Essays&quot;,&quot;author&quot;:[{&quot;family&quot;:&quot;Wallace&quot;,&quot;given&quot;:&quot;Alfred Russel&quot;}],&quot;issued&quot;:{&quot;date-parts&quot;:[[&quot;1878&quot;]]}}}],&quot;schema&quot;:&quot;https://github.com/citation-style-language/schema/raw/master/csl-citation.json&quot;} RNDkVqszmtMwj"/><text:span text:style-name="T187">(39)</text:span><text:reference-mark-end text:name="ZOTERO_ITEM CSL_CITATION {&quot;citationID&quot;:&quot;34ZVzu04&quot;,&quot;properties&quot;:{&quot;formattedCitation&quot;:&quot;(39)&quot;,&quot;plainCitation&quot;:&quot;(39)&quot;,&quot;noteIndex&quot;:0},&quot;citationItems&quot;:[{&quot;id&quot;:4525,&quot;uris&quot;:[&quot;http://zotero.org/users/7245292/items/UC6LZJRT&quot;],&quot;itemData&quot;:{&quot;id&quot;:4525,&quot;type&quot;:&quot;book&quot;,&quot;abstract&quot;:&quot;Sometimes referred to as 'the grand old man of science', Alfred Russel Wallace (1823-1913) was a naturalist, evolutionary theorist, and friend of Charles Darwin. In this study of tropical flora and fauna, he takes the reader on a tour of the equatorial forest belt - the almost continuous band of forest that stretches around the world between the tropics. There, chameleon-like caterpillars alter the colours of their cocoons, parasitical trees override their hosts with spectacular aerial root systems, and some of the most pressing questions of Victorian evolutionary science arise: how do animals and plants come to be brightly coloured? Can their adaptations provide clues about past geological eras? And was Darwin wholly correct in his theory of sexual selection? First published in 1878, Wallace's book is a skilfully written reflection of contemporary naturalism, still highly readable and relevant to students in the history of science.&quot;,&quot;language&quot;:&quot;en&quot;,&quot;note&quot;:&quot;Google-Books-ID: 09TeahwIfN0C&quot;,&quot;number-of-pages&quot;:&quot;416&quot;,&quot;publisher&quot;:&quot;Macmillan and Company&quot;,&quot;source&quot;:&quot;Google Books&quot;,&quot;title&quot;:&quot;Tropical Nature, and Other Essays&quot;,&quot;author&quot;:[{&quot;family&quot;:&quot;Wallace&quot;,&quot;given&quot;:&quot;Alfred Russel&quot;}],&quot;issued&quot;:{&quot;date-parts&quot;:[[&quot;1878&quot;]]}}}],&quot;schema&quot;:&quot;https://github.com/citation-style-language/schema/raw/master/csl-citation.json&quot;} RNDkVqszmtMwj"/><text:span text:style-name="T187">. </text:span><text:span text:style-name="T185">Also, w</text:span><text:span text:style-name="T174">hen considering attempts to derive early Oligocene ages to </text:span><text:span text:style-name="T175">e</text:span><text:span text:style-name="T174">ast-Amazonian occurrences originally assigned to an Eocene age </text:span><text:reference-mark-start text:name="ZOTERO_ITEM CSL_CITATION {&quot;citationID&quot;:&quot;THwfxQjf&quot;,&quot;properties&quot;:{&quot;formattedCitation&quot;:&quot;(52)&quot;,&quot;plainCitation&quot;:&quot;(52)&quot;,&quot;noteIndex&quot;:0},&quot;citationItems&quot;:[{&quot;id&quot;:20,&quot;uris&quot;:[&quot;http://zotero.org/users/7245292/items/P2T26AP8&quot;],&quot;itemData&quot;:{&quot;id&quot;:20,&quot;type&quot;:&quot;article-journal&quot;,&quot;abstract&quot;:&quot;The Santa Rosa fossil locality in eastern Perú produced the first Paleogene vertebrate fauna from the Amazon Basin, including the oldest known monkeys from South America. This diverse paleofauna was originally assigned an Eocene age based largely on the stage of evolution of the site’s caviomorph rodents and marsupials. Here, we present detrital zircon dates that indicate that the maximum composite age of Santa Rosa is 29.6 ± 0.08 Ma (Lower Oligocene), although several zircons from Santa Rosa date to the Upper Oligocene. The first appearance datum for Caviomorpha in South America is purported to be the CTA-27 site in the Contamana region of Perú, which is hypothesized to be ∼41 Ma (Middle Eocene) in age. However, the presence of the same caviomorph species and/or genera at both CTA-27 and at Santa Rosa is now difficult to reconcile with a &gt;11-My age difference. To further test the Middle Eocene age estimate for CTA-27, we ran multiple Bayesian tip-dating analyses of Caviomorpha, treating the ages of all Paleogene species from Perú as unknown. These analyses produced mean age estimates for Santa Rosa that closely approximate the maximum 29.6 ± 0.08 Ma composite date provided by detrital zircons, but predict that CTA-27 is much younger than currently thought (∼30 Ma). We conclude that the ∼41 Ma age proposed for CTA-27 is incorrect, and that there are currently no compelling Eocene records of either rodents or primates in the known fossil record of South America.&quot;,&quot;container-title&quot;:&quot;Proceedings of the National Academy of Sciences&quot;,&quot;DOI&quot;:&quot;10.1073/pnas.2105956118&quot;,&quot;issue&quot;:&quot;37&quot;,&quot;journalAbbreviation&quot;:&quot;Proc. Nat. Acad. Sc. U.S.A&quot;,&quot;note&quot;:&quot;publisher: Proceedings of the National Academy of Sciences&quot;,&quot;page&quot;:&quot;e2105956118&quot;,&quot;source&quot;:&quot;pnas.org (Atypon)&quot;,&quot;title&quot;:&quot;An Early Oligocene age for the oldest known monkeys and rodents of South America&quot;,&quot;volume&quot;:&quot;118&quot;,&quot;author&quot;:[{&quot;family&quot;:&quot;Campbell&quot;,&quot;given&quot;:&quot;Kenneth E.&quot;},{&quot;family&quot;:&quot;O’Sullivan&quot;,&quot;given&quot;:&quot;Paul B.&quot;},{&quot;family&quot;:&quot;Fleagle&quot;,&quot;given&quot;:&quot;John G.&quot;},{&quot;family&quot;:&quot;Vries&quot;,&quot;given&quot;:&quot;Dorien&quot;,&quot;non-dropping-particle&quot;:&quot;de&quot;},{&quot;family&quot;:&quot;Seiffert&quot;,&quot;given&quot;:&quot;Erik R.&quot;}],&quot;issued&quot;:{&quot;date-parts&quot;:[[&quot;2021&quot;,9,14]]}}}],&quot;schema&quot;:&quot;https://github.com/citation-style-language/schema/raw/master/csl-citation.json&quot;} RNDvYZthyaZ1d"/><text:span text:style-name="T174">(52)</text:span><text:reference-mark-end text:name="ZOTERO_ITEM CSL_CITATION {&quot;citationID&quot;:&quot;THwfxQjf&quot;,&quot;properties&quot;:{&quot;formattedCitation&quot;:&quot;(52)&quot;,&quot;plainCitation&quot;:&quot;(52)&quot;,&quot;noteIndex&quot;:0},&quot;citationItems&quot;:[{&quot;id&quot;:20,&quot;uris&quot;:[&quot;http://zotero.org/users/7245292/items/P2T26AP8&quot;],&quot;itemData&quot;:{&quot;id&quot;:20,&quot;type&quot;:&quot;article-journal&quot;,&quot;abstract&quot;:&quot;The Santa Rosa fossil locality in eastern Perú produced the first Paleogene vertebrate fauna from the Amazon Basin, including the oldest known monkeys from South America. This diverse paleofauna was originally assigned an Eocene age based largely on the stage of evolution of the site’s caviomorph rodents and marsupials. Here, we present detrital zircon dates that indicate that the maximum composite age of Santa Rosa is 29.6 ± 0.08 Ma (Lower Oligocene), although several zircons from Santa Rosa date to the Upper Oligocene. The first appearance datum for Caviomorpha in South America is purported to be the CTA-27 site in the Contamana region of Perú, which is hypothesized to be ∼41 Ma (Middle Eocene) in age. However, the presence of the same caviomorph species and/or genera at both CTA-27 and at Santa Rosa is now difficult to reconcile with a &gt;11-My age difference. To further test the Middle Eocene age estimate for CTA-27, we ran multiple Bayesian tip-dating analyses of Caviomorpha, treating the ages of all Paleogene species from Perú as unknown. These analyses produced mean age estimates for Santa Rosa that closely approximate the maximum 29.6 ± 0.08 Ma composite date provided by detrital zircons, but predict that CTA-27 is much younger than currently thought (∼30 Ma). We conclude that the ∼41 Ma age proposed for CTA-27 is incorrect, and that there are currently no compelling Eocene records of either rodents or primates in the known fossil record of South America.&quot;,&quot;container-title&quot;:&quot;Proceedings of the National Academy of Sciences&quot;,&quot;DOI&quot;:&quot;10.1073/pnas.2105956118&quot;,&quot;issue&quot;:&quot;37&quot;,&quot;journalAbbreviation&quot;:&quot;Proc. Nat. Acad. Sc. U.S.A&quot;,&quot;note&quot;:&quot;publisher: Proceedings of the National Academy of Sciences&quot;,&quot;page&quot;:&quot;e2105956118&quot;,&quot;source&quot;:&quot;pnas.org (Atypon)&quot;,&quot;title&quot;:&quot;An Early Oligocene age for the oldest known monkeys and rodents of South America&quot;,&quot;volume&quot;:&quot;118&quot;,&quot;author&quot;:[{&quot;family&quot;:&quot;Campbell&quot;,&quot;given&quot;:&quot;Kenneth E.&quot;},{&quot;family&quot;:&quot;O’Sullivan&quot;,&quot;given&quot;:&quot;Paul B.&quot;},{&quot;family&quot;:&quot;Fleagle&quot;,&quot;given&quot;:&quot;John G.&quot;},{&quot;family&quot;:&quot;Vries&quot;,&quot;given&quot;:&quot;Dorien&quot;,&quot;non-dropping-particle&quot;:&quot;de&quot;},{&quot;family&quot;:&quot;Seiffert&quot;,&quot;given&quot;:&quot;Erik R.&quot;}],&quot;issued&quot;:{&quot;date-parts&quot;:[[&quot;2021&quot;,9,14]]}}}],&quot;schema&quot;:&quot;https://github.com/citation-style-language/schema/raw/master/csl-citation.json&quot;} RNDvYZthyaZ1d"/><text:span text:style-name="T174">, </text:span><text:span text:style-name="T188">t</text:span><text:span text:style-name="T184">he overall t</text:span><text:span text:style-name="T188">ropical diversity pattern remains unchanged</text:span><text:span text:style-name="T189">. </text:span><text:span text:style-name="T215">Indeed, t</text:span><text:span text:style-name="T184">he previously highlighted </text:span><text:span text:style-name="T190">Eocene </text:span><text:span text:style-name="T184">increase </text:span><text:span text:style-name="T190">in diversity lasts a few more million years within the Early Oligocene, until the onset of the ‘decline’ – that we propose to be artefactual </text:span><text:span text:style-name="T174">(</text:span><text:span text:style-name="T225">SI Appendix</text:span><text:span text:style-name="T246">,</text:span><text:span text:style-name="T239"> </text:span><text:span text:style-name="T234">Fig. S3</text:span><text:span text:style-name="T236">3</text:span><text:span text:style-name="T174">).</text:span></text:p>
      <text:p text:style-name="P33"><text:soft-page-break/><text:span text:style-name="T160"><text:tab/>Our results suggest that highly distinct evolutionary regimes shaped tropical and extratropical mammal assemblages in South America. However, there is no clear evidence supporting commonly-assumed macroevolutionary hypotheses regarding how tropics shaped diversification processes (</text:span><text:span text:style-name="T231">Fig. 3 </text:span><text:span text:style-name="T250">and </text:span><text:span text:style-name="T225">SI Appendix</text:span><text:span text:style-name="T246">, </text:span><text:span text:style-name="T242">Fig. </text:span><text:span text:style-name="T231">S25-S29</text:span><text:span text:style-name="T160">). Two macroevolutionary scenarios are usually invoked to explain the differences in diversity between tropical and extratropical biomes </text:span><text:reference-mark-start text:name="ZOTERO_ITEM CSL_CITATION {&quot;citationID&quot;:&quot;5F1WsgRR&quot;,&quot;properties&quot;:{&quot;formattedCitation&quot;:&quot;(53)&quot;,&quot;plainCitation&quot;:&quot;(53)&quot;,&quot;noteIndex&quot;:0},&quot;citationItems&quot;:[{&quot;id&quot;:5001,&quot;uris&quot;:[&quot;http://zotero.org/users/7245292/items/AXJ2NDRM&quot;],&quot;itemData&quot;:{&quot;id&quot;:5001,&quot;type&quot;:&quot;chapter&quot;,&quot;container-title&quot;:&quot;Flowering Plants: Evolution above the Species Level&quot;,&quot;edition&quot;:&quot;The Belknap Press of Harvard University Press&quot;,&quot;event-place&quot;:&quot;Cambridge, Mass&quot;,&quot;page&quot;:&quot;156-170&quot;,&quot;publisher-place&quot;:&quot;Cambridge, Mass&quot;,&quot;title&quot;:&quot;Trends of Angiosperm Phylogeny - The Ecological Basis of Diversity&quot;,&quot;author&quot;:[{&quot;family&quot;:&quot;Stebbins&quot;,&quot;given&quot;:&quot;G. Ledyard&quot;}],&quot;issued&quot;:{&quot;date-parts&quot;:[[&quot;1974&quot;]]}}}],&quot;schema&quot;:&quot;https://github.com/citation-style-language/schema/raw/master/csl-citation.json&quot;} RND7kgXzQ1Wff"/><text:span text:style-name="T160">(53)</text:span><text:reference-mark-end text:name="ZOTERO_ITEM CSL_CITATION {&quot;citationID&quot;:&quot;5F1WsgRR&quot;,&quot;properties&quot;:{&quot;formattedCitation&quot;:&quot;(53)&quot;,&quot;plainCitation&quot;:&quot;(53)&quot;,&quot;noteIndex&quot;:0},&quot;citationItems&quot;:[{&quot;id&quot;:5001,&quot;uris&quot;:[&quot;http://zotero.org/users/7245292/items/AXJ2NDRM&quot;],&quot;itemData&quot;:{&quot;id&quot;:5001,&quot;type&quot;:&quot;chapter&quot;,&quot;container-title&quot;:&quot;Flowering Plants: Evolution above the Species Level&quot;,&quot;edition&quot;:&quot;The Belknap Press of Harvard University Press&quot;,&quot;event-place&quot;:&quot;Cambridge, Mass&quot;,&quot;page&quot;:&quot;156-170&quot;,&quot;publisher-place&quot;:&quot;Cambridge, Mass&quot;,&quot;title&quot;:&quot;Trends of Angiosperm Phylogeny - The Ecological Basis of Diversity&quot;,&quot;author&quot;:[{&quot;family&quot;:&quot;Stebbins&quot;,&quot;given&quot;:&quot;G. Ledyard&quot;}],&quot;issued&quot;:{&quot;date-parts&quot;:[[&quot;1974&quot;]]}}}],&quot;schema&quot;:&quot;https://github.com/citation-style-language/schema/raw/master/csl-citation.json&quot;} RND7kgXzQ1Wff"/><text:span text:style-name="T160">. On one side, tropical lineages would have higher origination rates due to the higher diversity of habitats offered by the tropics (‘cradle’ hypothesis). On the other, tropical climate stability would make tropical lineages less prone to extinction (‘museum’ hypothesis)</text:span><text:span text:style-name="T159"> </text:span><text:reference-mark-start text:name="ZOTERO_ITEM CSL_CITATION {&quot;citationID&quot;:&quot;pGXAdxVZ&quot;,&quot;properties&quot;:{&quot;formattedCitation&quot;:&quot;(53, 54)&quot;,&quot;plainCitation&quot;:&quot;(53, 54)&quot;,&quot;dontUpdate&quot;:true,&quot;noteIndex&quot;:0},&quot;citationItems&quot;:[{&quot;id&quot;:5001,&quot;uris&quot;:[&quot;http://zotero.org/users/7245292/items/AXJ2NDRM&quot;],&quot;itemData&quot;:{&quot;id&quot;:5001,&quot;type&quot;:&quot;chapter&quot;,&quot;container-title&quot;:&quot;Flowering Plants: Evolution above the Species Level&quot;,&quot;edition&quot;:&quot;The Belknap Press of Harvard University Press&quot;,&quot;event-place&quot;:&quot;Cambridge, Mass&quot;,&quot;page&quot;:&quot;156-170&quot;,&quot;publisher-place&quot;:&quot;Cambridge, Mass&quot;,&quot;title&quot;:&quot;Trends of Angiosperm Phylogeny - The Ecological Basis of Diversity&quot;,&quot;author&quot;:[{&quot;family&quot;:&quot;Stebbins&quot;,&quot;given&quot;:&quot;G. Ledyard&quot;}],&quot;issued&quot;:{&quot;date-parts&quot;:[[&quot;1974&quot;]]}}},{&quot;id&quot;:5129,&quot;uris&quot;:[&quot;http://zotero.org/users/7245292/items/YUB5BIXJ&quot;],&quot;itemData&quot;:{&quot;id&quot;:5129,&quot;type&quot;:&quot;article-journal&quot;,&quot;abstract&quot;:&quot;In 1974, G. Ledyard Stebbins provided a metaphor illustrating how spatial gradients of biodiversity observed today are by-products of the way environment-population interactions drive species diversification through time. We revisit the narrative behind Stebbins’s “cradles” and “museums” of biodiversity to debate two points. First, the usual high-speciation versus low-extinction and tropical versus temperate dichotomies are oversimplifications of the original metaphor and may obscure how gradients of diversity are formed. Second, the way in which we use modern gradients of biodiversity to interpret the potential historical processes that generated them are often still biased by the reasons that motivated Stebbins to propose his original metaphor. Specifically, the field has not yet abandoned the idea that species-rich areas and “basal lineages” indicate centers of origin, nor has it fully appreciated the role of traits as regulators of environment-population dynamics. We acknowledge that the terms “cradles” and “museums” are popular in the literature and that terminologies can evolve with the requirements of the field. However, we also argue that the concepts of cradles and museums have outlived their utility in studies of biogeography and macroevolution and should be replaced by discussions of actual processes at play.&quot;,&quot;container-title&quot;:&quot;The American Naturalist&quot;,&quot;DOI&quot;:&quot;10.1086/717412&quot;,&quot;ISSN&quot;:&quot;0003-0147&quot;,&quot;issue&quot;:&quot;2&quot;,&quot;note&quot;:&quot;publisher: The University of Chicago Press&quot;,&quot;page&quot;:&quot;194-205&quot;,&quot;source&quot;:&quot;journals.uchicago.edu (Atypon)&quot;,&quot;title&quot;:&quot;Retiring “Cradles” and “Museums” of Biodiversity&quot;,&quot;volume&quot;:&quot;199&quot;,&quot;author&quot;:[{&quot;family&quot;:&quot;Vasconcelos&quot;,&quot;given&quot;:&quot;Thais&quot;},{&quot;family&quot;:&quot;O’Meara&quot;,&quot;given&quot;:&quot;Brian C.&quot;},{&quot;family&quot;:&quot;Beaulieu&quot;,&quot;given&quot;:&quot;Jeremy M.&quot;}],&quot;issued&quot;:{&quot;date-parts&quot;:[[&quot;2022&quot;,2]]}}}],&quot;schema&quot;:&quot;https://github.com/citation-style-language/schema/raw/master/csl-citation.json&quot;} RNDuiE17o3zk0"/><text:span text:style-name="T159">(53, but see 54)</text:span><text:reference-mark-end text:name="ZOTERO_ITEM CSL_CITATION {&quot;citationID&quot;:&quot;pGXAdxVZ&quot;,&quot;properties&quot;:{&quot;formattedCitation&quot;:&quot;(53, 54)&quot;,&quot;plainCitation&quot;:&quot;(53, 54)&quot;,&quot;dontUpdate&quot;:true,&quot;noteIndex&quot;:0},&quot;citationItems&quot;:[{&quot;id&quot;:5001,&quot;uris&quot;:[&quot;http://zotero.org/users/7245292/items/AXJ2NDRM&quot;],&quot;itemData&quot;:{&quot;id&quot;:5001,&quot;type&quot;:&quot;chapter&quot;,&quot;container-title&quot;:&quot;Flowering Plants: Evolution above the Species Level&quot;,&quot;edition&quot;:&quot;The Belknap Press of Harvard University Press&quot;,&quot;event-place&quot;:&quot;Cambridge, Mass&quot;,&quot;page&quot;:&quot;156-170&quot;,&quot;publisher-place&quot;:&quot;Cambridge, Mass&quot;,&quot;title&quot;:&quot;Trends of Angiosperm Phylogeny - The Ecological Basis of Diversity&quot;,&quot;author&quot;:[{&quot;family&quot;:&quot;Stebbins&quot;,&quot;given&quot;:&quot;G. Ledyard&quot;}],&quot;issued&quot;:{&quot;date-parts&quot;:[[&quot;1974&quot;]]}}},{&quot;id&quot;:5129,&quot;uris&quot;:[&quot;http://zotero.org/users/7245292/items/YUB5BIXJ&quot;],&quot;itemData&quot;:{&quot;id&quot;:5129,&quot;type&quot;:&quot;article-journal&quot;,&quot;abstract&quot;:&quot;In 1974, G. Ledyard Stebbins provided a metaphor illustrating how spatial gradients of biodiversity observed today are by-products of the way environment-population interactions drive species diversification through time. We revisit the narrative behind Stebbins’s “cradles” and “museums” of biodiversity to debate two points. First, the usual high-speciation versus low-extinction and tropical versus temperate dichotomies are oversimplifications of the original metaphor and may obscure how gradients of diversity are formed. Second, the way in which we use modern gradients of biodiversity to interpret the potential historical processes that generated them are often still biased by the reasons that motivated Stebbins to propose his original metaphor. Specifically, the field has not yet abandoned the idea that species-rich areas and “basal lineages” indicate centers of origin, nor has it fully appreciated the role of traits as regulators of environment-population dynamics. We acknowledge that the terms “cradles” and “museums” are popular in the literature and that terminologies can evolve with the requirements of the field. However, we also argue that the concepts of cradles and museums have outlived their utility in studies of biogeography and macroevolution and should be replaced by discussions of actual processes at play.&quot;,&quot;container-title&quot;:&quot;The American Naturalist&quot;,&quot;DOI&quot;:&quot;10.1086/717412&quot;,&quot;ISSN&quot;:&quot;0003-0147&quot;,&quot;issue&quot;:&quot;2&quot;,&quot;note&quot;:&quot;publisher: The University of Chicago Press&quot;,&quot;page&quot;:&quot;194-205&quot;,&quot;source&quot;:&quot;journals.uchicago.edu (Atypon)&quot;,&quot;title&quot;:&quot;Retiring “Cradles” and “Museums” of Biodiversity&quot;,&quot;volume&quot;:&quot;199&quot;,&quot;author&quot;:[{&quot;family&quot;:&quot;Vasconcelos&quot;,&quot;given&quot;:&quot;Thais&quot;},{&quot;family&quot;:&quot;O’Meara&quot;,&quot;given&quot;:&quot;Brian C.&quot;},{&quot;family&quot;:&quot;Beaulieu&quot;,&quot;given&quot;:&quot;Jeremy M.&quot;}],&quot;issued&quot;:{&quot;date-parts&quot;:[[&quot;2022&quot;,2]]}}}],&quot;schema&quot;:&quot;https://github.com/citation-style-language/schema/raw/master/csl-citation.json&quot;} RNDuiE17o3zk0"/><text:span text:style-name="T160">. Here, tropical lineages appear to have a higher origination and a lower extinction rate than their extratropical counterparts in the middle Eocene. This would typically be in line with Rolland et al. </text:span><text:reference-mark-start text:name="ZOTERO_ITEM CSL_CITATION {&quot;citationID&quot;:&quot;zpxiehON&quot;,&quot;properties&quot;:{&quot;formattedCitation&quot;:&quot;(55)&quot;,&quot;plainCitation&quot;:&quot;(55)&quot;,&quot;noteIndex&quot;:0},&quot;citationItems&quot;:[{&quot;id&quot;:4840,&quot;uris&quot;:[&quot;http://zotero.org/users/7245292/items/ALG3VE3D&quot;],&quot;itemData&quot;:{&quot;id&quot;:4840,&quot;type&quot;:&quot;article-journal&quot;,&quot;abstract&quot;:&quot;Jonathan Rolland and colleagues show that the gradient of increased mammalian diversity towards the tropics is driven by both faster speciation and reduced extinction.&quot;,&quot;container-title&quot;:&quot;PLOS Biology&quot;,&quot;DOI&quot;:&quot;10.1371/journal.pbio.1001775&quot;,&quot;ISSN&quot;:&quot;1545-7885&quot;,&quot;issue&quot;:&quot;1&quot;,&quot;journalAbbreviation&quot;:&quot;PLOS Biology&quot;,&quot;language&quot;:&quot;en&quot;,&quot;note&quot;:&quot;publisher: Public Library of Science&quot;,&quot;page&quot;:&quot;e1001775&quot;,&quot;source&quot;:&quot;PLoS Journals&quot;,&quot;title&quot;:&quot;Faster Speciation and Reduced Extinction in the Tropics Contribute to the Mammalian Latitudinal Diversity Gradient&quot;,&quot;volume&quot;:&quot;12&quot;,&quot;author&quot;:[{&quot;family&quot;:&quot;Rolland&quot;,&quot;given&quot;:&quot;Jonathan&quot;},{&quot;family&quot;:&quot;Condamine&quot;,&quot;given&quot;:&quot;Fabien L.&quot;},{&quot;family&quot;:&quot;Jiguet&quot;,&quot;given&quot;:&quot;Frederic&quot;},{&quot;family&quot;:&quot;Morlon&quot;,&quot;given&quot;:&quot;Hélène&quot;}],&quot;issued&quot;:{&quot;date-parts&quot;:[[&quot;2014&quot;,1,28]]}}}],&quot;schema&quot;:&quot;https://github.com/citation-style-language/schema/raw/master/csl-citation.json&quot;} RNDZ7m4j5KB4R"/><text:span text:style-name="T160">(55)</text:span><text:reference-mark-end text:name="ZOTERO_ITEM CSL_CITATION {&quot;citationID&quot;:&quot;zpxiehON&quot;,&quot;properties&quot;:{&quot;formattedCitation&quot;:&quot;(55)&quot;,&quot;plainCitation&quot;:&quot;(55)&quot;,&quot;noteIndex&quot;:0},&quot;citationItems&quot;:[{&quot;id&quot;:4840,&quot;uris&quot;:[&quot;http://zotero.org/users/7245292/items/ALG3VE3D&quot;],&quot;itemData&quot;:{&quot;id&quot;:4840,&quot;type&quot;:&quot;article-journal&quot;,&quot;abstract&quot;:&quot;Jonathan Rolland and colleagues show that the gradient of increased mammalian diversity towards the tropics is driven by both faster speciation and reduced extinction.&quot;,&quot;container-title&quot;:&quot;PLOS Biology&quot;,&quot;DOI&quot;:&quot;10.1371/journal.pbio.1001775&quot;,&quot;ISSN&quot;:&quot;1545-7885&quot;,&quot;issue&quot;:&quot;1&quot;,&quot;journalAbbreviation&quot;:&quot;PLOS Biology&quot;,&quot;language&quot;:&quot;en&quot;,&quot;note&quot;:&quot;publisher: Public Library of Science&quot;,&quot;page&quot;:&quot;e1001775&quot;,&quot;source&quot;:&quot;PLoS Journals&quot;,&quot;title&quot;:&quot;Faster Speciation and Reduced Extinction in the Tropics Contribute to the Mammalian Latitudinal Diversity Gradient&quot;,&quot;volume&quot;:&quot;12&quot;,&quot;author&quot;:[{&quot;family&quot;:&quot;Rolland&quot;,&quot;given&quot;:&quot;Jonathan&quot;},{&quot;family&quot;:&quot;Condamine&quot;,&quot;given&quot;:&quot;Fabien L.&quot;},{&quot;family&quot;:&quot;Jiguet&quot;,&quot;given&quot;:&quot;Frederic&quot;},{&quot;family&quot;:&quot;Morlon&quot;,&quot;given&quot;:&quot;Hélène&quot;}],&quot;issued&quot;:{&quot;date-parts&quot;:[[&quot;2014&quot;,1,28]]}}}],&quot;schema&quot;:&quot;https://github.com/citation-style-language/schema/raw/master/csl-citation.json&quot;} RNDZ7m4j5KB4R"/><text:span text:style-name="T160">, who estimated temporal trends of speciation and extinction rates across latitudes using the mammal tree of life, and found that tropical mammals had a higher speciation and a lower extinction rate than their extratropical counterparts </text:span><text:span text:style-name="T209">through</text:span><text:span text:style-name="T210">out the Cenozoic</text:span><text:span text:style-name="T160">. More recently, an emphasis was put on higher-latitude tropical extinctions to explain the build-up of present-day tetrapod diversity </text:span><text:reference-mark-start text:name="ZOTERO_ITEM CSL_CITATION {&quot;citationID&quot;:&quot;9koh5DRT&quot;,&quot;properties&quot;:{&quot;formattedCitation&quot;:&quot;(50, 56)&quot;,&quot;plainCitation&quot;:&quot;(50, 56)&quot;,&quot;noteIndex&quot;:0},&quot;citationItems&quot;:[{&quot;id&quot;:928,&quot;uris&quot;:[&quot;http://zotero.org/users/7245292/items/FKLQ84MJ&quot;],&quot;itemData&quot;:{&quot;id&quot;:928,&quot;type&quot;:&quot;article-journal&quot;,&quot;abstract&quot;:&quot;The extraordinary number of species in the tropics when compared to the extra-tropics is probably the most prominent and consistent pattern in biogeography, suggesting that overarching processes regulate this diversity gradient. A major challenge to characterizing which processes are at play relies on quantifying how the frequency and determinants of tropical and extra-tropical speciation, extinction, and dispersal events shaped evolutionary radiations. We address this question by developing and applying spatiotemporal phylogenetic and paleontological models of diversification for tetrapod species incorporating paleoenvironmental variation. Our phylogenetic model results show that area, energy, or species richness did not uniformly affect speciation rates across tetrapods and dispute expectations of a latitudinal gradient in speciation rates. Instead, both neontological and fossil evidence coincide in underscoring the role of extra-tropical extinctions and the outflow of tropical species in shaping biodiversity. These diversification dynamics accurately predict present-day levels of species richness across latitudes and uncover temporal idiosyncrasies but spatial generality across the major tetrapod radiations.&quot;,&quot;container-title&quot;:&quot;Proceedings of the National Academy of Sciences&quot;,&quot;DOI&quot;:&quot;10.1073/pnas.2220672120&quot;,&quot;issue&quot;:&quot;20&quot;,&quot;journalAbbreviation&quot;:&quot;Proc. Nat. Acad. Sc. U.S.A&quot;,&quot;note&quot;:&quot;publisher: Proceedings of the National Academy of Sciences&quot;,&quot;page&quot;:&quot;e2220672120&quot;,&quot;source&quot;:&quot;pnas.org (Atypon)&quot;,&quot;title&quot;:&quot;The build-up of the present-day tropical diversity of tetrapods&quot;,&quot;volume&quot;:&quot;120&quot;,&quot;author&quot;:[{&quot;family&quot;:&quot;Quintero&quot;,&quot;given&quot;:&quot;Ignacio&quot;},{&quot;family&quot;:&quot;Landis&quot;,&quot;given&quot;:&quot;Michael J.&quot;},{&quot;family&quot;:&quot;Jetz&quot;,&quot;given&quot;:&quot;Walter&quot;},{&quot;family&quot;:&quot;Morlon&quot;,&quot;given&quot;:&quot;Hélène&quot;}],&quot;issued&quot;:{&quot;date-parts&quot;:[[&quot;2023&quot;,5,16]]}}},{&quot;id&quot;:40,&quot;uris&quot;:[&quot;http://zotero.org/users/7245292/items/XATZ89DP&quot;],&quot;itemData&quot;:{&quot;id&quot;:40,&quot;type&quot;:&quot;article-journal&quot;,&quot;abstract&quot;:&quot;Global biodiversity currently peaks at the equator and decreases toward the poles. Growing fossil evidence suggest this hump-shaped latitudinal diversity gradient (LDG) has not been persistent through time, with similar diversity across latitudes flattening out the LDG during past greenhouse periods. However, when and how diversity declined at high latitudes to generate the modern LDG remains an open question. Although diversity-loss scenarios have been proposed, they remain mostly undemonstrated. We outline the “asymmetric gradient of extinction and dispersal” framework that contextualizes previous ideas behind the LDG under a time-variable scenario. Using phylogenies and fossils of Testudines, Crocodilia, and Lepidosauria, we find that the hump-shaped LDG could be explained by (1) disproportionate extinctions of high-latitude tropical-adapted clades when climate transitioned from greenhouse to icehouse, and (2) equator-ward biotic dispersals tracking their climatic preferences when tropical biomes became restricted to the equator. Conversely, equivalent diversification rates across latitudes can account for the formation of an ancient flat LDG. The inclusion of fossils in macroevolutionary studies allows revealing time-dependent extinction rates hardly detectable from phylogenies only. This study underscores that the prevailing evolutionary processes generating the LDG during greenhouses differed from those operating during icehouses.&quot;,&quot;container-title&quot;:&quot;Evolution&quot;,&quot;DOI&quot;:&quot;10.1111/evo.13967&quot;,&quot;ISSN&quot;:&quot;0014-3820&quot;,&quot;issue&quot;:&quot;9&quot;,&quot;journalAbbreviation&quot;:&quot;Evolution&quot;,&quot;page&quot;:&quot;1966-1987&quot;,&quot;source&quot;:&quot;Silverchair&quot;,&quot;title&quot;:&quot;Ancient tropical extinctions at high latitudes contributed to the latitudinal diversity gradient&quot;,&quot;volume&quot;:&quot;74&quot;,&quot;author&quot;:[{&quot;family&quot;:&quot;S. Meseguer&quot;,&quot;given&quot;:&quot;Andrea&quot;},{&quot;family&quot;:&quot;Condamine&quot;,&quot;given&quot;:&quot;Fabien L.&quot;}],&quot;issued&quot;:{&quot;date-parts&quot;:[[&quot;2020&quot;,9,1]]}}}],&quot;schema&quot;:&quot;https://github.com/citation-style-language/schema/raw/master/csl-citation.json&quot;} RNDC1lZVhZxI1"/><text:span text:style-name="T160">(50, 56)</text:span><text:reference-mark-end text:name="ZOTERO_ITEM CSL_CITATION {&quot;citationID&quot;:&quot;9koh5DRT&quot;,&quot;properties&quot;:{&quot;formattedCitation&quot;:&quot;(50, 56)&quot;,&quot;plainCitation&quot;:&quot;(50, 56)&quot;,&quot;noteIndex&quot;:0},&quot;citationItems&quot;:[{&quot;id&quot;:928,&quot;uris&quot;:[&quot;http://zotero.org/users/7245292/items/FKLQ84MJ&quot;],&quot;itemData&quot;:{&quot;id&quot;:928,&quot;type&quot;:&quot;article-journal&quot;,&quot;abstract&quot;:&quot;The extraordinary number of species in the tropics when compared to the extra-tropics is probably the most prominent and consistent pattern in biogeography, suggesting that overarching processes regulate this diversity gradient. A major challenge to characterizing which processes are at play relies on quantifying how the frequency and determinants of tropical and extra-tropical speciation, extinction, and dispersal events shaped evolutionary radiations. We address this question by developing and applying spatiotemporal phylogenetic and paleontological models of diversification for tetrapod species incorporating paleoenvironmental variation. Our phylogenetic model results show that area, energy, or species richness did not uniformly affect speciation rates across tetrapods and dispute expectations of a latitudinal gradient in speciation rates. Instead, both neontological and fossil evidence coincide in underscoring the role of extra-tropical extinctions and the outflow of tropical species in shaping biodiversity. These diversification dynamics accurately predict present-day levels of species richness across latitudes and uncover temporal idiosyncrasies but spatial generality across the major tetrapod radiations.&quot;,&quot;container-title&quot;:&quot;Proceedings of the National Academy of Sciences&quot;,&quot;DOI&quot;:&quot;10.1073/pnas.2220672120&quot;,&quot;issue&quot;:&quot;20&quot;,&quot;journalAbbreviation&quot;:&quot;Proc. Nat. Acad. Sc. U.S.A&quot;,&quot;note&quot;:&quot;publisher: Proceedings of the National Academy of Sciences&quot;,&quot;page&quot;:&quot;e2220672120&quot;,&quot;source&quot;:&quot;pnas.org (Atypon)&quot;,&quot;title&quot;:&quot;The build-up of the present-day tropical diversity of tetrapods&quot;,&quot;volume&quot;:&quot;120&quot;,&quot;author&quot;:[{&quot;family&quot;:&quot;Quintero&quot;,&quot;given&quot;:&quot;Ignacio&quot;},{&quot;family&quot;:&quot;Landis&quot;,&quot;given&quot;:&quot;Michael J.&quot;},{&quot;family&quot;:&quot;Jetz&quot;,&quot;given&quot;:&quot;Walter&quot;},{&quot;family&quot;:&quot;Morlon&quot;,&quot;given&quot;:&quot;Hélène&quot;}],&quot;issued&quot;:{&quot;date-parts&quot;:[[&quot;2023&quot;,5,16]]}}},{&quot;id&quot;:40,&quot;uris&quot;:[&quot;http://zotero.org/users/7245292/items/XATZ89DP&quot;],&quot;itemData&quot;:{&quot;id&quot;:40,&quot;type&quot;:&quot;article-journal&quot;,&quot;abstract&quot;:&quot;Global biodiversity currently peaks at the equator and decreases toward the poles. Growing fossil evidence suggest this hump-shaped latitudinal diversity gradient (LDG) has not been persistent through time, with similar diversity across latitudes flattening out the LDG during past greenhouse periods. However, when and how diversity declined at high latitudes to generate the modern LDG remains an open question. Although diversity-loss scenarios have been proposed, they remain mostly undemonstrated. We outline the “asymmetric gradient of extinction and dispersal” framework that contextualizes previous ideas behind the LDG under a time-variable scenario. Using phylogenies and fossils of Testudines, Crocodilia, and Lepidosauria, we find that the hump-shaped LDG could be explained by (1) disproportionate extinctions of high-latitude tropical-adapted clades when climate transitioned from greenhouse to icehouse, and (2) equator-ward biotic dispersals tracking their climatic preferences when tropical biomes became restricted to the equator. Conversely, equivalent diversification rates across latitudes can account for the formation of an ancient flat LDG. The inclusion of fossils in macroevolutionary studies allows revealing time-dependent extinction rates hardly detectable from phylogenies only. This study underscores that the prevailing evolutionary processes generating the LDG during greenhouses differed from those operating during icehouses.&quot;,&quot;container-title&quot;:&quot;Evolution&quot;,&quot;DOI&quot;:&quot;10.1111/evo.13967&quot;,&quot;ISSN&quot;:&quot;0014-3820&quot;,&quot;issue&quot;:&quot;9&quot;,&quot;journalAbbreviation&quot;:&quot;Evolution&quot;,&quot;page&quot;:&quot;1966-1987&quot;,&quot;source&quot;:&quot;Silverchair&quot;,&quot;title&quot;:&quot;Ancient tropical extinctions at high latitudes contributed to the latitudinal diversity gradient&quot;,&quot;volume&quot;:&quot;74&quot;,&quot;author&quot;:[{&quot;family&quot;:&quot;S. Meseguer&quot;,&quot;given&quot;:&quot;Andrea&quot;},{&quot;family&quot;:&quot;Condamine&quot;,&quot;given&quot;:&quot;Fabien L.&quot;}],&quot;issued&quot;:{&quot;date-parts&quot;:[[&quot;2020&quot;,9,1]]}}}],&quot;schema&quot;:&quot;https://github.com/citation-style-language/schema/raw/master/csl-citation.json&quot;} RNDC1lZVhZxI1"/><text:span text:style-name="T160">. In alternative scenarios, varying dispersal rates can explain differences between tropical and extratropical diversity </text:span><text:reference-mark-start text:name="ZOTERO_ITEM CSL_CITATION {&quot;citationID&quot;:&quot;492eDZ8c&quot;,&quot;properties&quot;:{&quot;formattedCitation&quot;:&quot;(57)&quot;,&quot;plainCitation&quot;:&quot;(57)&quot;,&quot;noteIndex&quot;:0},&quot;citationItems&quot;:[{&quot;id&quot;:4916,&quot;uris&quot;:[&quot;http://zotero.org/users/7245292/items/IS9KHCV8&quot;],&quot;itemData&quot;:{&quot;id&quot;:4916,&quot;type&quot;:&quot;article-journal&quot;,&quot;abstract&quot;:&quot;The evolutionary dynamics underlying the latitudinal gradient in biodiversity have been controversial for over a century. Using a spatially explicit approach that incorporates not only origination and extinction but immigration, a global analysis of genera and subgenera of marine bivalves over the past 11 million years supports an “out of the tropics” model, in which taxa preferentially originate in the tropics and expand toward the poles without losing their tropical presence. The tropics are thus both a cradle and a museum of biodversity, contrary to the conceptual dichotomy dominant since 1974; a tropical diversity crisis would thus have profound evolutionary effects at all latitudes.&quot;,&quot;container-title&quot;:&quot;Science&quot;,&quot;DOI&quot;:&quot;10.1126/science.1130880&quot;,&quot;issue&quot;:&quot;5796&quot;,&quot;note&quot;:&quot;publisher: American Association for the Advancement of Science&quot;,&quot;page&quot;:&quot;102-106&quot;,&quot;source&quot;:&quot;science.org (Atypon)&quot;,&quot;title&quot;:&quot;Out of the Tropics: Evolutionary Dynamics of the Latitudinal Diversity Gradient&quot;,&quot;title-short&quot;:&quot;Out of the Tropics&quot;,&quot;volume&quot;:&quot;314&quot;,&quot;author&quot;:[{&quot;family&quot;:&quot;Jablonski&quot;,&quot;given&quot;:&quot;David&quot;},{&quot;family&quot;:&quot;Roy&quot;,&quot;given&quot;:&quot;Kaustuv&quot;},{&quot;family&quot;:&quot;Valentine&quot;,&quot;given&quot;:&quot;James W.&quot;}],&quot;issued&quot;:{&quot;date-parts&quot;:[[&quot;2006&quot;,10,6]]}}}],&quot;schema&quot;:&quot;https://github.com/citation-style-language/schema/raw/master/csl-citation.json&quot;} RNDGkx3mwIXZ2"/><text:span text:style-name="T160">(57)</text:span><text:reference-mark-end text:name="ZOTERO_ITEM CSL_CITATION {&quot;citationID&quot;:&quot;492eDZ8c&quot;,&quot;properties&quot;:{&quot;formattedCitation&quot;:&quot;(57)&quot;,&quot;plainCitation&quot;:&quot;(57)&quot;,&quot;noteIndex&quot;:0},&quot;citationItems&quot;:[{&quot;id&quot;:4916,&quot;uris&quot;:[&quot;http://zotero.org/users/7245292/items/IS9KHCV8&quot;],&quot;itemData&quot;:{&quot;id&quot;:4916,&quot;type&quot;:&quot;article-journal&quot;,&quot;abstract&quot;:&quot;The evolutionary dynamics underlying the latitudinal gradient in biodiversity have been controversial for over a century. Using a spatially explicit approach that incorporates not only origination and extinction but immigration, a global analysis of genera and subgenera of marine bivalves over the past 11 million years supports an “out of the tropics” model, in which taxa preferentially originate in the tropics and expand toward the poles without losing their tropical presence. The tropics are thus both a cradle and a museum of biodversity, contrary to the conceptual dichotomy dominant since 1974; a tropical diversity crisis would thus have profound evolutionary effects at all latitudes.&quot;,&quot;container-title&quot;:&quot;Science&quot;,&quot;DOI&quot;:&quot;10.1126/science.1130880&quot;,&quot;issue&quot;:&quot;5796&quot;,&quot;note&quot;:&quot;publisher: American Association for the Advancement of Science&quot;,&quot;page&quot;:&quot;102-106&quot;,&quot;source&quot;:&quot;science.org (Atypon)&quot;,&quot;title&quot;:&quot;Out of the Tropics: Evolutionary Dynamics of the Latitudinal Diversity Gradient&quot;,&quot;title-short&quot;:&quot;Out of the Tropics&quot;,&quot;volume&quot;:&quot;314&quot;,&quot;author&quot;:[{&quot;family&quot;:&quot;Jablonski&quot;,&quot;given&quot;:&quot;David&quot;},{&quot;family&quot;:&quot;Roy&quot;,&quot;given&quot;:&quot;Kaustuv&quot;},{&quot;family&quot;:&quot;Valentine&quot;,&quot;given&quot;:&quot;James W.&quot;}],&quot;issued&quot;:{&quot;date-parts&quot;:[[&quot;2006&quot;,10,6]]}}}],&quot;schema&quot;:&quot;https://github.com/citation-style-language/schema/raw/master/csl-citation.json&quot;} RNDGkx3mwIXZ2"/><text:span text:style-name="T160">. </text:span><text:span text:style-name="T191">There is</text:span><text:span text:style-name="T160"> a consensus that tropical-to-extratropical transitions are prevalent, </text:span><text:span text:style-name="T191">supporting the</text:span><text:span text:style-name="T160"> so-called ‘out-of-the-tropics’ hypothesis </text:span><text:reference-mark-start text:name="ZOTERO_ITEM CSL_CITATION {&quot;citationID&quot;:&quot;xO5X6YBS&quot;,&quot;properties&quot;:{&quot;formattedCitation&quot;:&quot;(50)&quot;,&quot;plainCitation&quot;:&quot;(50)&quot;,&quot;noteIndex&quot;:0},&quot;citationItems&quot;:[{&quot;id&quot;:928,&quot;uris&quot;:[&quot;http://zotero.org/users/7245292/items/FKLQ84MJ&quot;],&quot;itemData&quot;:{&quot;id&quot;:928,&quot;type&quot;:&quot;article-journal&quot;,&quot;abstract&quot;:&quot;The extraordinary number of species in the tropics when compared to the extra-tropics is probably the most prominent and consistent pattern in biogeography, suggesting that overarching processes regulate this diversity gradient. A major challenge to characterizing which processes are at play relies on quantifying how the frequency and determinants of tropical and extra-tropical speciation, extinction, and dispersal events shaped evolutionary radiations. We address this question by developing and applying spatiotemporal phylogenetic and paleontological models of diversification for tetrapod species incorporating paleoenvironmental variation. Our phylogenetic model results show that area, energy, or species richness did not uniformly affect speciation rates across tetrapods and dispute expectations of a latitudinal gradient in speciation rates. Instead, both neontological and fossil evidence coincide in underscoring the role of extra-tropical extinctions and the outflow of tropical species in shaping biodiversity. These diversification dynamics accurately predict present-day levels of species richness across latitudes and uncover temporal idiosyncrasies but spatial generality across the major tetrapod radiations.&quot;,&quot;container-title&quot;:&quot;Proceedings of the National Academy of Sciences&quot;,&quot;DOI&quot;:&quot;10.1073/pnas.2220672120&quot;,&quot;issue&quot;:&quot;20&quot;,&quot;journalAbbreviation&quot;:&quot;Proc. Nat. Acad. Sc. U.S.A&quot;,&quot;note&quot;:&quot;publisher: Proceedings of the National Academy of Sciences&quot;,&quot;page&quot;:&quot;e2220672120&quot;,&quot;source&quot;:&quot;pnas.org (Atypon)&quot;,&quot;title&quot;:&quot;The build-up of the present-day tropical diversity of tetrapods&quot;,&quot;volume&quot;:&quot;120&quot;,&quot;author&quot;:[{&quot;family&quot;:&quot;Quintero&quot;,&quot;given&quot;:&quot;Ignacio&quot;},{&quot;family&quot;:&quot;Landis&quot;,&quot;given&quot;:&quot;Michael J.&quot;},{&quot;family&quot;:&quot;Jetz&quot;,&quot;given&quot;:&quot;Walter&quot;},{&quot;family&quot;:&quot;Morlon&quot;,&quot;given&quot;:&quot;Hélène&quot;}],&quot;issued&quot;:{&quot;date-parts&quot;:[[&quot;2023&quot;,5,16]]}}}],&quot;schema&quot;:&quot;https://github.com/citation-style-language/schema/raw/master/csl-citation.json&quot;} RNDwZ5Ml6vb07"/><text:span text:style-name="T160">(50)</text:span><text:reference-mark-end text:name="ZOTERO_ITEM CSL_CITATION {&quot;citationID&quot;:&quot;xO5X6YBS&quot;,&quot;properties&quot;:{&quot;formattedCitation&quot;:&quot;(50)&quot;,&quot;plainCitation&quot;:&quot;(50)&quot;,&quot;noteIndex&quot;:0},&quot;citationItems&quot;:[{&quot;id&quot;:928,&quot;uris&quot;:[&quot;http://zotero.org/users/7245292/items/FKLQ84MJ&quot;],&quot;itemData&quot;:{&quot;id&quot;:928,&quot;type&quot;:&quot;article-journal&quot;,&quot;abstract&quot;:&quot;The extraordinary number of species in the tropics when compared to the extra-tropics is probably the most prominent and consistent pattern in biogeography, suggesting that overarching processes regulate this diversity gradient. A major challenge to characterizing which processes are at play relies on quantifying how the frequency and determinants of tropical and extra-tropical speciation, extinction, and dispersal events shaped evolutionary radiations. We address this question by developing and applying spatiotemporal phylogenetic and paleontological models of diversification for tetrapod species incorporating paleoenvironmental variation. Our phylogenetic model results show that area, energy, or species richness did not uniformly affect speciation rates across tetrapods and dispute expectations of a latitudinal gradient in speciation rates. Instead, both neontological and fossil evidence coincide in underscoring the role of extra-tropical extinctions and the outflow of tropical species in shaping biodiversity. These diversification dynamics accurately predict present-day levels of species richness across latitudes and uncover temporal idiosyncrasies but spatial generality across the major tetrapod radiations.&quot;,&quot;container-title&quot;:&quot;Proceedings of the National Academy of Sciences&quot;,&quot;DOI&quot;:&quot;10.1073/pnas.2220672120&quot;,&quot;issue&quot;:&quot;20&quot;,&quot;journalAbbreviation&quot;:&quot;Proc. Nat. Acad. Sc. U.S.A&quot;,&quot;note&quot;:&quot;publisher: Proceedings of the National Academy of Sciences&quot;,&quot;page&quot;:&quot;e2220672120&quot;,&quot;source&quot;:&quot;pnas.org (Atypon)&quot;,&quot;title&quot;:&quot;The build-up of the present-day tropical diversity of tetrapods&quot;,&quot;volume&quot;:&quot;120&quot;,&quot;author&quot;:[{&quot;family&quot;:&quot;Quintero&quot;,&quot;given&quot;:&quot;Ignacio&quot;},{&quot;family&quot;:&quot;Landis&quot;,&quot;given&quot;:&quot;Michael J.&quot;},{&quot;family&quot;:&quot;Jetz&quot;,&quot;given&quot;:&quot;Walter&quot;},{&quot;family&quot;:&quot;Morlon&quot;,&quot;given&quot;:&quot;Hélène&quot;}],&quot;issued&quot;:{&quot;date-parts&quot;:[[&quot;2023&quot;,5,16]]}}}],&quot;schema&quot;:&quot;https://github.com/citation-style-language/schema/raw/master/csl-citation.json&quot;} RNDwZ5Ml6vb07"/><text:span text:style-name="T160">, although extratropical-to-tropical transitions have been suggested </text:span><text:reference-mark-start text:name="ZOTERO_ITEM CSL_CITATION {&quot;citationID&quot;:&quot;wypCJp63&quot;,&quot;properties&quot;:{&quot;formattedCitation&quot;:&quot;(56)&quot;,&quot;plainCitation&quot;:&quot;(56)&quot;,&quot;noteIndex&quot;:0},&quot;citationItems&quot;:[{&quot;id&quot;:40,&quot;uris&quot;:[&quot;http://zotero.org/users/7245292/items/XATZ89DP&quot;],&quot;itemData&quot;:{&quot;id&quot;:40,&quot;type&quot;:&quot;article-journal&quot;,&quot;abstract&quot;:&quot;Global biodiversity currently peaks at the equator and decreases toward the poles. Growing fossil evidence suggest this hump-shaped latitudinal diversity gradient (LDG) has not been persistent through time, with similar diversity across latitudes flattening out the LDG during past greenhouse periods. However, when and how diversity declined at high latitudes to generate the modern LDG remains an open question. Although diversity-loss scenarios have been proposed, they remain mostly undemonstrated. We outline the “asymmetric gradient of extinction and dispersal” framework that contextualizes previous ideas behind the LDG under a time-variable scenario. Using phylogenies and fossils of Testudines, Crocodilia, and Lepidosauria, we find that the hump-shaped LDG could be explained by (1) disproportionate extinctions of high-latitude tropical-adapted clades when climate transitioned from greenhouse to icehouse, and (2) equator-ward biotic dispersals tracking their climatic preferences when tropical biomes became restricted to the equator. Conversely, equivalent diversification rates across latitudes can account for the formation of an ancient flat LDG. The inclusion of fossils in macroevolutionary studies allows revealing time-dependent extinction rates hardly detectable from phylogenies only. This study underscores that the prevailing evolutionary processes generating the LDG during greenhouses differed from those operating during icehouses.&quot;,&quot;container-title&quot;:&quot;Evolution&quot;,&quot;DOI&quot;:&quot;10.1111/evo.13967&quot;,&quot;ISSN&quot;:&quot;0014-3820&quot;,&quot;issue&quot;:&quot;9&quot;,&quot;journalAbbreviation&quot;:&quot;Evolution&quot;,&quot;page&quot;:&quot;1966-1987&quot;,&quot;source&quot;:&quot;Silverchair&quot;,&quot;title&quot;:&quot;Ancient tropical extinctions at high latitudes contributed to the latitudinal diversity gradient&quot;,&quot;volume&quot;:&quot;74&quot;,&quot;author&quot;:[{&quot;family&quot;:&quot;S. Meseguer&quot;,&quot;given&quot;:&quot;Andrea&quot;},{&quot;family&quot;:&quot;Condamine&quot;,&quot;given&quot;:&quot;Fabien L.&quot;}],&quot;issued&quot;:{&quot;date-parts&quot;:[[&quot;2020&quot;,9,1]]}}}],&quot;schema&quot;:&quot;https://github.com/citation-style-language/schema/raw/master/csl-citation.json&quot;} RNDFN3MIMo6xv"/><text:span text:style-name="T160">(56)</text:span><text:reference-mark-end text:name="ZOTERO_ITEM CSL_CITATION {&quot;citationID&quot;:&quot;wypCJp63&quot;,&quot;properties&quot;:{&quot;formattedCitation&quot;:&quot;(56)&quot;,&quot;plainCitation&quot;:&quot;(56)&quot;,&quot;noteIndex&quot;:0},&quot;citationItems&quot;:[{&quot;id&quot;:40,&quot;uris&quot;:[&quot;http://zotero.org/users/7245292/items/XATZ89DP&quot;],&quot;itemData&quot;:{&quot;id&quot;:40,&quot;type&quot;:&quot;article-journal&quot;,&quot;abstract&quot;:&quot;Global biodiversity currently peaks at the equator and decreases toward the poles. Growing fossil evidence suggest this hump-shaped latitudinal diversity gradient (LDG) has not been persistent through time, with similar diversity across latitudes flattening out the LDG during past greenhouse periods. However, when and how diversity declined at high latitudes to generate the modern LDG remains an open question. Although diversity-loss scenarios have been proposed, they remain mostly undemonstrated. We outline the “asymmetric gradient of extinction and dispersal” framework that contextualizes previous ideas behind the LDG under a time-variable scenario. Using phylogenies and fossils of Testudines, Crocodilia, and Lepidosauria, we find that the hump-shaped LDG could be explained by (1) disproportionate extinctions of high-latitude tropical-adapted clades when climate transitioned from greenhouse to icehouse, and (2) equator-ward biotic dispersals tracking their climatic preferences when tropical biomes became restricted to the equator. Conversely, equivalent diversification rates across latitudes can account for the formation of an ancient flat LDG. The inclusion of fossils in macroevolutionary studies allows revealing time-dependent extinction rates hardly detectable from phylogenies only. This study underscores that the prevailing evolutionary processes generating the LDG during greenhouses differed from those operating during icehouses.&quot;,&quot;container-title&quot;:&quot;Evolution&quot;,&quot;DOI&quot;:&quot;10.1111/evo.13967&quot;,&quot;ISSN&quot;:&quot;0014-3820&quot;,&quot;issue&quot;:&quot;9&quot;,&quot;journalAbbreviation&quot;:&quot;Evolution&quot;,&quot;page&quot;:&quot;1966-1987&quot;,&quot;source&quot;:&quot;Silverchair&quot;,&quot;title&quot;:&quot;Ancient tropical extinctions at high latitudes contributed to the latitudinal diversity gradient&quot;,&quot;volume&quot;:&quot;74&quot;,&quot;author&quot;:[{&quot;family&quot;:&quot;S. Meseguer&quot;,&quot;given&quot;:&quot;Andrea&quot;},{&quot;family&quot;:&quot;Condamine&quot;,&quot;given&quot;:&quot;Fabien L.&quot;}],&quot;issued&quot;:{&quot;date-parts&quot;:[[&quot;2020&quot;,9,1]]}}}],&quot;schema&quot;:&quot;https://github.com/citation-style-language/schema/raw/master/csl-citation.json&quot;} RNDFN3MIMo6xv"/><text:span text:style-name="T160">.</text:span></text:p>
      <text:p text:style-name="P28"/>
      <text:p text:style-name="P34"><text:span text:style-name="T228">Drivers behind the Eocene−Oligocene macroevolutionary dynamics of S</text:span><text:span text:style-name="T230">AM</text:span></text:p>
      <text:p text:style-name="P19"><text:span text:style-name="T334">After</text:span> explor<text:span text:style-name="T334">ing</text:span> the dynamics of SAM diversity and diversification, <text:span text:style-name="T334">we </text:span>investigate<text:span text:style-name="T334">d</text:span> the<text:span text:style-name="T334">ir</text:span> underlying drivers, address<text:span text:style-name="T334">ing</text:span>: what drove SAM diversity to decline in the 52-33.9 Ma interval? What caused their late Eocene increase in turnover? How do we explain such levels of taxonomic dissimilarity between Eocene and Oligocene SAM?</text:p>
      <text:p text:style-name="P33"><text:span text:style-name="T160"><text:tab/></text:span><text:span text:style-name="T216">Our</text:span><text:span text:style-name="T160"> Multivariate Birth-Death (MBD) analyses indicate that the dissimilar Eocene and Oligocene faunas were ruled by different drivers (</text:span><text:span text:style-name="T231">Fig. 4</text:span><text:span text:style-name="T160">). Overall, diversity-dependent effects largely impacted SAM diversification history throughout our study period, but these processes shaped both faunas differently. We recovered strong negative correlations of Eocene (post-EECO, 52-33.9 Ma) origination rate (correlation parameter </text:span><text:span text:style-name="T218">G</text:span><text:span text:style-name="T139">𝝀</text:span><text:span text:style-name="T160"> = -3.24, shrinkage weight [</text:span><text:span text:style-name="T218">w</text:span><text:span text:style-name="T140">𝜆</text:span><text:span text:style-name="T160">] = 0.89) and Oligocene extinction rate (</text:span><text:span text:style-name="T218">G</text:span><text:span text:style-name="T140">µ</text:span><text:span text:style-name="T160"> = -2.43, </text:span><text:span text:style-name="T218">w</text:span><text:span text:style-name="T140">µ</text:span><text:span text:style-name="T160"> = 0.83) with self-diversity (</text:span><text:span text:style-name="T231">Fig. 4, </text:span><text:span text:style-name="T226">SI Appendix, </text:span><text:span text:style-name="T231">Tab. S3-6</text:span><text:span text:style-name="T160">). This suggests that Eocene mammal origination decreased when their diversity increased, which can be interpreted as a carrying capacity effect, </text:span><text:span text:style-name="T211">that</text:span><text:span text:style-name="T160"> can occur at macroevolutionary scales </text:span><text:reference-mark-start text:name="ZOTERO_ITEM CSL_CITATION {&quot;citationID&quot;:&quot;OXsobsWl&quot;,&quot;properties&quot;:{&quot;formattedCitation&quot;:&quot;(58)&quot;,&quot;plainCitation&quot;:&quot;(58)&quot;,&quot;noteIndex&quot;:0},&quot;citationItems&quot;:[{&quot;id&quot;:6116,&quot;uris&quot;:[&quot;http://zotero.org/users/7245292/items/L28TGLJM&quot;],&quot;itemData&quot;:{&quot;id&quot;:6116,&quot;type&quot;:&quot;article-journal&quot;,&quot;abstract&quot;:&quot;The idea that the number of species within an area is limited by a specific capacity of that area to host species is old yet controversial. Here, we show that the concept of carrying capacity for species richness can be as useful as the analogous concept in population biology. Many lines of empirical evidence indicate the existence of limits of species richness, at least at large spatial and phylogenetic scales. However, available evidence does not support the idea of diversity limits based on limited niche space; instead, carrying capacity should be understood as a stable equilibrium of biodiversity dynamics driven by diversity-dependent processes of extinction, speciation and/or colonization. We argue that such stable equilibria exist even if not all resources are used and if increasing species richness increases the ability of a community to use resources. Evaluating the various theoretical approaches to modelling diversity dynamics, we conclude that a fruitful approach for macroecology and biodiversity science is to develop theory that assumes that the key mechanism leading to stable diversity equilibria is the negative diversity dependence of per-species extinction rates, driven by the fact that population sizes of species must decrease with an increasing number of species owing to limited energy availability. The recently proposed equilibrium theory of biodiversity dynamics is an example of such a theory, which predicts that equilibrium species richness (i.e., carrying capacity) is determined by the interplay of the total amount of available resources, the ability of communities to use those resources, environmental stability that affects extinction rates, and the factors that affect speciation and colonization rates. We argue that the diversity equilibria resulting from these biodiversity dynamics are first-order drivers of large-scale biodiversity patterns, such as the latitudinal diversity gradient.&quot;,&quot;container-title&quot;:&quot;Global Ecology and Biogeography&quot;,&quot;DOI&quot;:&quot;10.1111/geb.12987&quot;,&quot;ISSN&quot;:&quot;1466-8238&quot;,&quot;issue&quot;:&quot;10&quot;,&quot;language&quot;:&quot;en&quot;,&quot;license&quot;:&quot;© 2019 John Wiley &amp; Sons Ltd&quot;,&quot;note&quot;:&quot;_eprint: https://onlinelibrary.wiley.com/doi/pdf/10.1111/geb.12987&quot;,&quot;page&quot;:&quot;1519-1532&quot;,&quot;source&quot;:&quot;Wiley Online Library&quot;,&quot;title&quot;:&quot;The carrying capacity for species richness&quot;,&quot;volume&quot;:&quot;28&quot;,&quot;author&quot;:[{&quot;family&quot;:&quot;Storch&quot;,&quot;given&quot;:&quot;David&quot;},{&quot;family&quot;:&quot;Okie&quot;,&quot;given&quot;:&quot;Jordan G.&quot;}],&quot;issued&quot;:{&quot;date-parts&quot;:[[&quot;2019&quot;]]}}}],&quot;schema&quot;:&quot;https://github.com/citation-style-language/schema/raw/master/csl-citation.json&quot;} RNDiFqVdWmSRK"/><text:span text:style-name="T160">(58)</text:span><text:reference-mark-end text:name="ZOTERO_ITEM CSL_CITATION {&quot;citationID&quot;:&quot;OXsobsWl&quot;,&quot;properties&quot;:{&quot;formattedCitation&quot;:&quot;(58)&quot;,&quot;plainCitation&quot;:&quot;(58)&quot;,&quot;noteIndex&quot;:0},&quot;citationItems&quot;:[{&quot;id&quot;:6116,&quot;uris&quot;:[&quot;http://zotero.org/users/7245292/items/L28TGLJM&quot;],&quot;itemData&quot;:{&quot;id&quot;:6116,&quot;type&quot;:&quot;article-journal&quot;,&quot;abstract&quot;:&quot;The idea that the number of species within an area is limited by a specific capacity of that area to host species is old yet controversial. Here, we show that the concept of carrying capacity for species richness can be as useful as the analogous concept in population biology. Many lines of empirical evidence indicate the existence of limits of species richness, at least at large spatial and phylogenetic scales. However, available evidence does not support the idea of diversity limits based on limited niche space; instead, carrying capacity should be understood as a stable equilibrium of biodiversity dynamics driven by diversity-dependent processes of extinction, speciation and/or colonization. We argue that such stable equilibria exist even if not all resources are used and if increasing species richness increases the ability of a community to use resources. Evaluating the various theoretical approaches to modelling diversity dynamics, we conclude that a fruitful approach for macroecology and biodiversity science is to develop theory that assumes that the key mechanism leading to stable diversity equilibria is the negative diversity dependence of per-species extinction rates, driven by the fact that population sizes of species must decrease with an increasing number of species owing to limited energy availability. The recently proposed equilibrium theory of biodiversity dynamics is an example of such a theory, which predicts that equilibrium species richness (i.e., carrying capacity) is determined by the interplay of the total amount of available resources, the ability of communities to use those resources, environmental stability that affects extinction rates, and the factors that affect speciation and colonization rates. We argue that the diversity equilibria resulting from these biodiversity dynamics are first-order drivers of large-scale biodiversity patterns, such as the latitudinal diversity gradient.&quot;,&quot;container-title&quot;:&quot;Global Ecology and Biogeography&quot;,&quot;DOI&quot;:&quot;10.1111/geb.12987&quot;,&quot;ISSN&quot;:&quot;1466-8238&quot;,&quot;issue&quot;:&quot;10&quot;,&quot;language&quot;:&quot;en&quot;,&quot;license&quot;:&quot;© 2019 John Wiley &amp; Sons Ltd&quot;,&quot;note&quot;:&quot;_eprint: https://onlinelibrary.wiley.com/doi/pdf/10.1111/geb.12987&quot;,&quot;page&quot;:&quot;1519-1532&quot;,&quot;source&quot;:&quot;Wiley Online Library&quot;,&quot;title&quot;:&quot;The carrying capacity for species richness&quot;,&quot;volume&quot;:&quot;28&quot;,&quot;author&quot;:[{&quot;family&quot;:&quot;Storch&quot;,&quot;given&quot;:&quot;David&quot;},{&quot;family&quot;:&quot;Okie&quot;,&quot;given&quot;:&quot;Jordan G.&quot;}],&quot;issued&quot;:{&quot;date-parts&quot;:[[&quot;2019&quot;]]}}}],&quot;schema&quot;:&quot;https://github.com/citation-style-language/schema/raw/master/csl-citation.json&quot;} RNDiFqVdWmSRK"/><text:span text:style-name="T160">. The </text:span><text:span text:style-name="T192">other diversity-dependent correlation </text:span><text:span text:style-name="T160">indicates that the Oligocene mammal extinction rate decreased when their diversity increased. </text:span><text:span text:style-name="T193">In the framework of the </text:span><text:span text:style-name="T194">marked</text:span><text:span text:style-name="T193"> </text:span><text:span text:style-name="T195">taxonomic turnover highlighted by our analyses</text:span><text:span text:style-name="T193">, </text:span><text:span text:style-name="T206">t</text:span><text:span text:style-name="T193">his effect </text:span><text:span text:style-name="T206">might have </text:span><text:span text:style-name="T193">arise</text:span><text:span text:style-name="T206">n</text:span><text:span text:style-name="T193"> from facilitating interactions between </text:span><text:span text:style-name="T196">recently-originated </text:span><text:span text:style-name="T197">taxa </text:span><text:span text:style-name="T207">(see forthcoming paragraph)</text:span>, <text:span text:style-name="T331">but it could also be </text:span><text:span text:style-name="T332">indirectly </text:span><text:span text:style-name="T331">related to enhanced ecosystems productivity or niche partitioning events, which cannot be captured by the MBD analyses</text:span><text:span text:style-name="T196">.</text:span></text:p>
      <text:p text:style-name="P22"/>
      <text:p text:style-name="P33"><text:soft-page-break/><text:span text:style-name="T160"><text:tab/>We further investigated the effect of genus age on its extinction probability. No effect of taxon age could be retrieved from the analysis of the ‘early’ dataset (56-39 Ma, </text:span><text:span text:style-name="T222">i.e., </text:span><text:span text:style-name="T192">before the increase in extinction rate at 39 Ma, </text:span><text:span text:style-name="T225">SI Appendix, </text:span><text:span text:style-name="T243">Fig. S10 </text:span><text:span text:style-name="T249">and </text:span><text:span text:style-name="T245">S41</text:span><text:span text:style-name="T248">)</text:span><text:span text:style-name="T160">, but we found evidence for a significant </text:span><text:span text:style-name="T208">Age-Dependent Extinction (</text:span><text:span text:style-name="T160">ADE</text:span><text:span text:style-name="T208">)</text:span><text:span text:style-name="T160"> in the ‘late’ dataset (39-23.03 Ma), with an increasing probability of extinction with decreasing genus age (</text:span><text:span text:style-name="T226">SI Appendix, </text:span><text:span text:style-name="T238">Fig</text:span><text:span text:style-name="T231">. S</text:span><text:span text:style-name="T237">41 </text:span><text:span text:style-name="T252">and </text:span><text:span text:style-name="T233">Tab. S9</text:span><text:span text:style-name="T160">). In the framework of a faunal renewal, we could have expected the opposite relationship, where older lineages would be more likely to go extinct than recently-originated ones. One possible explanation could come from the concomitant increase in origination rate that we discussed previously (</text:span><text:span text:style-name="T231">Fig. 1B </text:span><text:span text:style-name="T160">and </text:span><text:span text:style-name="T226">SI Appendix, </text:span><text:span text:style-name="T244">Fig. </text:span><text:span text:style-name="T231">S10A</text:span><text:span text:style-name="T160">). The latter would counterbalance the higher prevalence of these newly-originated genera to become extinct, in turn leading to a progressive faunal turnover, as older lineages naturally go extinct. A similar negative relationship between taxon age and extinction probability has been frequently illustrated, for several study models and taxo</text:span><text:span text:style-name="T302">nomic scales </text:span><text:reference-mark-start text:name="ZOTERO_ITEM CSL_CITATION {&quot;citationID&quot;:&quot;gGNvWxGS&quot;,&quot;properties&quot;:{&quot;formattedCitation&quot;:&quot;(59\\uc0\\u8211{}63)&quot;,&quot;plainCitation&quot;:&quot;(59–63)&quot;,&quot;noteIndex&quot;:0},&quot;citationItems&quot;:[{&quot;id&quot;:39,&quot;uris&quot;:[&quot;http://zotero.org/users/7245292/items/8HJZT5E4&quot;],&quot;itemData&quot;:{&quot;id&quot;:39,&quot;type&quot;:&quot;article-journal&quot;,&quot;abstract&quot;:&quot;The estimation of diversification rates is one of the most vividly debated topics in modern systematics, with considerable controversy surrounding the power of phylogenetic and fossil-based approaches in estimating extinction. Van Valen’s seminal work from 1973 proposed the “Law of constant extinction,” which states that the probability of extinction of taxa is not dependent on their age. This assumption of age-independent extinction has prevailed for decades with its assessment based on survivorship curves, which, however, do not directly account for the incompleteness of the fossil record, and have rarely been applied at the species level. Here, we present a Bayesian framework to estimate extinction rates from the fossil record accounting for age-dependent extinction (ADE). Our approach, unlike previous implementations, explicitly models unobserved species and accounts for the effects of fossil preservation on the observed longevity of sampled lineages. We assess the performance and robustness of our method through extensive simulations and apply it to a fossil data set of terrestrial Carnivora spanning the past 40 myr. We find strong evidence of ADE, as we detect the extinction rate to be highest in young species and declining with increasing species age. For comparison, we apply a recently developed analogous ADE model to a dated phylogeny of extant Carnivora. Although the phylogeny-based analysis also infers ADE, it indicates that the extinction rate, instead, increases with increasing taxon age. The estimated mean species longevity also differs substantially, with the fossil-based analyses estimating 2.0 myr, in contrast to 9.8 myr derived from the phylogeny-based inference. Scrutinizing these discrepancies, we find that both fossil and phylogeny-based ADE models are prone to high error rates when speciation and extinction rates increase or decrease through time. However, analyses of simulated and empirical data show that fossil-based inferences are more robust. This study shows that an accurate estimation of ADE from incomplete fossil data is possible when the effects of preservation are jointly modeled, thus allowing for a reassessment of Van Valen’s model as a general rule in macroevolution.&quot;,&quot;container-title&quot;:&quot;Systematic Biology&quot;,&quot;DOI&quot;:&quot;10.1093/sysbio/syx082&quot;,&quot;ISSN&quot;:&quot;1063-5157&quot;,&quot;issue&quot;:&quot;3&quot;,&quot;journalAbbreviation&quot;:&quot;Systematic Biology&quot;,&quot;page&quot;:&quot;458-474&quot;,&quot;source&quot;:&quot;Silverchair&quot;,&quot;title&quot;:&quot;Estimating Age-Dependent Extinction: Contrasting Evidence from Fossils and Phylogenies&quot;,&quot;title-short&quot;:&quot;Estimating Age-Dependent Extinction&quot;,&quot;volume&quot;:&quot;67&quot;,&quot;author&quot;:[{&quot;family&quot;:&quot;Hagen&quot;,&quot;given&quot;:&quot;Oskar&quot;},{&quot;family&quot;:&quot;Andermann&quot;,&quot;given&quot;:&quot;Tobias&quot;},{&quot;family&quot;:&quot;Quental&quot;,&quot;given&quot;:&quot;Tiago B&quot;},{&quot;family&quot;:&quot;Antonelli&quot;,&quot;given&quot;:&quot;Alexandre&quot;},{&quot;family&quot;:&quot;Silvestro&quot;,&quot;given&quot;:&quot;Daniele&quot;}],&quot;issued&quot;:{&quot;date-parts&quot;:[[&quot;2018&quot;,5,1]]}}},{&quot;id&quot;:6153,&quot;uris&quot;:[&quot;http://zotero.org/users/7245292/items/DSG9YT87&quot;],&quot;itemData&quot;:{&quot;id&quot;:6153,&quot;type&quot;:&quot;article-journal&quot;,&quot;abstract&quot;:&quot;Extinction risk is inversely related to genus age (time since first appearance) in most intervals of the Phanerozoic marine fossil record, in apparent contradiction to the macroevolutionary Red Queen's Hypothesis, which posits that extinction risk is independent of taxon age. Age-dependent increases in the mean species richness and geographic range of genera have been invoked to reconcile this genus-level observation with the presumed prevalence of Red Queen dynamics at the species level. Here we test these explanations with data from the Paleobiology Database. Multiple logistic regression demonstrates that the association of extinction risk with genus age is not adequately explained by species richness or geographic range: there is a residual association between age and extinction risk even when range and richness effects are accounted for. Throughout most of the Phanerozoic the age selectivity gradient is highest among the youngest age cohorts, whereas there is no association between age and extinction risk among older age cohorts. Some of the apparent age selectivity of extinction in the global fauna is attributable to differences in extinction rate among taxonomic groups, but extinction risk declines with genus age even within most taxonomic orders. Notable exceptions to this pattern include the Cambrian-Ordovician, latest Permian, Triassic, and Paleocene intervals. The association of age with extinction risk could reflect sampling heterogeneity or taxonomic practice more than biological reality, but at present it is difficult to evaluate or correct for such biases. Alternatively, the pattern may reflect consistent extinction selectivity on some as-yet unidentified covariate of genus age. Although this latter explanation is not compatible with a Red Queen model if most genus extinctions have resulted from biological interactions, it may be applicable if most genus extinctions have instead been caused by recurrent physical disturbances that repeatedly impose similar selective pressures.&quot;,&quot;container-title&quot;:&quot;Paleobiology&quot;,&quot;ISSN&quot;:&quot;0094-8373&quot;,&quot;issue&quot;:&quot;3&quot;,&quot;note&quot;:&quot;publisher: Paleontological Society&quot;,&quot;page&quot;:&quot;318-341&quot;,&quot;source&quot;:&quot;JSTOR&quot;,&quot;title&quot;:&quot;The Red Queen Revisited: Reevaluating the Age Selectivity of Phanerozoic Marine Genus Extinctions&quot;,&quot;title-short&quot;:&quot;The Red Queen Revisited&quot;,&quot;volume&quot;:&quot;34&quot;,&quot;author&quot;:[{&quot;family&quot;:&quot;Finnegan&quot;,&quot;given&quot;:&quot;Seth&quot;},{&quot;family&quot;:&quot;Payne&quot;,&quot;given&quot;:&quot;Jonathan L.&quot;},{&quot;family&quot;:&quot;Wang&quot;,&quot;given&quot;:&quot;Steve C.&quot;}],&quot;issued&quot;:{&quot;date-parts&quot;:[[&quot;2008&quot;]]}}},{&quot;id&quot;:951,&quot;uris&quot;:[&quot;http://zotero.org/users/7245292/items/MZ92XJ77&quot;],&quot;itemData&quot;:{&quot;id&quot;:951,&quot;type&quot;:&quot;article-journal&quot;,&quot;abstract&quot;:&quot;Understanding heterogeneity in species richness between closely related clades is a key research question in ecology and evolutionary biology. Multiple hypotheses have been proposed to interpret such diversity contrasts across the tree of life, with most studies focusing on speciation rates to explain clades’ evolutionary radiations, while often neglecting extinction rates. Here we study a notorious biological model as exemplified by the sister relationships between mackerel sharks (Lamniformes, 15 extant species) and ground sharks (Carcharhiniformes, ∼290 extant species). Using a comprehensive fossil dataset, we found that the diversity dynamics of lamniforms waxed and waned following repeated cycles of radiation phases and declining phases. Radiation phases peaked up to 3 times the current diversity in the early Late Cretaceous. In the last 20 million years, the group declined to its present-day diversity. Along with a higher extinction risk for young species, we further show that this declining pattern is likely attributed to a combination of abiotic and biotic factors, with a cooling-driven extinction (negative correlation between temperature and extinction) and clade competition with some ground sharks. Competition from multiple clades successively drove the demise and replacement of mackerel sharks due to a failure to originate facing the rise of ground sharks, particularly since the Eocene. These effects came from ecologically similar carcharhiniform species inhibiting diversification of medium- and large-sized lamniforms. These results imply that the interplay between abiotic and biotic drivers had a substantial role in extinction and speciation, respectively, which determines the sequential rise and decline of marine apex predators.&quot;,&quot;container-title&quot;:&quot;Proceedings of the National Academy of Sciences&quot;,&quot;DOI&quot;:&quot;10.1073/pnas.1902693116&quot;,&quot;issue&quot;:&quot;41&quot;,&quot;journalAbbreviation&quot;:&quot;Proc. Nat. Acad. Sc. U.S.A&quot;,&quot;note&quot;:&quot;publisher: Proceedings of the National Academy of Sciences&quot;,&quot;page&quot;:&quot;20584-20590&quot;,&quot;source&quot;:&quot;pnas.org (Atypon)&quot;,&quot;title&quot;:&quot;Climate cooling and clade competition likely drove the decline of lamniform sharks&quot;,&quot;volume&quot;:&quot;116&quot;,&quot;author&quot;:[{&quot;family&quot;:&quot;Condamine&quot;,&quot;given&quot;:&quot;Fabien L.&quot;},{&quot;family&quot;:&quot;Romieu&quot;,&quot;given&quot;:&quot;Jules&quot;},{&quot;family&quot;:&quot;Guinot&quot;,&quot;given&quot;:&quot;Guillaume&quot;}],&quot;issued&quot;:{&quot;date-parts&quot;:[[&quot;2019&quot;,10,8]]}}},{&quot;id&quot;:4652,&quot;uris&quot;:[&quot;http://zotero.org/users/7245292/items/UBSFBEHC&quot;],&quot;itemData&quot;:{&quot;id&quot;:4652,&quot;type&quot;:&quot;article-journal&quot;,&quot;abstract&quot;:&quot;Leigh Van Valen famously stated that under constant conditions extinction probability is independent of species age. To test this 'law of constant extinction', we developed a new method using deep learning to infer age-dependent extinction and analysed 450 myr of marine life across 21 invertebrate clades. We show that extinction rate significantly decreases with age in &gt; 90% of the cases, indicating that most species died out soon after their appearance while those which survived experienced ever decreasing extinction risk. This age-dependent extinction pattern is stronger towards the Equator and holds true when the potential effects of mass extinctions and taxonomic inflation are accounted for. These results suggest that the effect of biological interactions on age-dependent extinction rate is more intense towards the tropics. We propose that the latitudinal diversity gradient and selection at the species level account for this exceptional, yet little recognised, macroevolutionary and macroecological pattern.&quot;,&quot;container-title&quot;:&quot;Ecology Letters&quot;,&quot;DOI&quot;:&quot;10.1111/ele.13441&quot;,&quot;ISSN&quot;:&quot;1461-0248&quot;,&quot;issue&quot;:&quot;3&quot;,&quot;language&quot;:&quot;en&quot;,&quot;license&quot;:&quot;© 2019 The Authors. Ecology Letters published by CNRS and John Wiley &amp; Sons Ltd&quot;,&quot;note&quot;:&quot;_eprint: https://onlinelibrary.wiley.com/doi/pdf/10.1111/ele.13441&quot;,&quot;page&quot;:&quot;439-446&quot;,&quot;source&quot;:&quot;Wiley Online Library&quot;,&quot;title&quot;:&quot;A 450 million years long latitudinal gradient in age-dependent extinction&quot;,&quot;volume&quot;:&quot;23&quot;,&quot;author&quot;:[{&quot;family&quot;:&quot;Silvestro&quot;,&quot;given&quot;:&quot;Daniele&quot;},{&quot;family&quot;:&quot;Castiglione&quot;,&quot;given&quot;:&quot;Silvia&quot;},{&quot;family&quot;:&quot;Mondanaro&quot;,&quot;given&quot;:&quot;Alessandro&quot;},{&quot;family&quot;:&quot;Serio&quot;,&quot;given&quot;:&quot;Carmela&quot;},{&quot;family&quot;:&quot;Melchionna&quot;,&quot;given&quot;:&quot;Marina&quot;},{&quot;family&quot;:&quot;Piras&quot;,&quot;given&quot;:&quot;Paolo&quot;},{&quot;family&quot;:&quot;Di Febbraro&quot;,&quot;given&quot;:&quot;Mirko&quot;},{&quot;family&quot;:&quot;Carotenuto&quot;,&quot;given&quot;:&quot;Francesco&quot;},{&quot;family&quot;:&quot;Rook&quot;,&quot;given&quot;:&quot;Lorenzo&quot;},{&quot;family&quot;:&quot;Raia&quot;,&quot;given&quot;:&quot;Pasquale&quot;}],&quot;issued&quot;:{&quot;date-parts&quot;:[[&quot;2020&quot;]]}}},{&quot;id&quot;:6149,&quot;uris&quot;:[&quot;http://zotero.org/users/7245292/items/LR7XDTFB&quot;],&quot;itemData&quot;:{&quot;id&quot;:6149,&quot;type&quot;:&quot;article-journal&quot;,&quot;abstract&quot;:&quot;Red Queen (RQ) theory states that adaptation does not protect species from extinction because their competitors are continually adapting alongside them. RQ was founded on the apparent independence of extinction risk and fossil taxon age, but analytical developments have since demonstrated that age-dependent extinction is widespread, usually most intense among young species. Here, we develop ecological neutral theory as a general framework for modeling fossil species survivorship under incomplete sampling. We show that it provides an excellent fit to a high-resolution dataset of species durations for Paleozoic zooplankton and more broadly can account for age-dependent extinction seen throughout the fossil record. Unlike widely used alternative models, the neutral model has parameters with biological meaning, thereby generating testable hypotheses on changes in ancient ecosystems. The success of this approach suggests reinterpretations of mass extinctions and of scaling in eco-evolutionary systems. Intense extinction among young species does not necessarily refute RQ or require a special explanation but can instead be parsimoniously explained by neutral dynamics operating across species regardless of age.&quot;,&quot;container-title&quot;:&quot;Proceedings of the National Academy of Sciences&quot;,&quot;DOI&quot;:&quot;10.1073/pnas.2307629121&quot;,&quot;issue&quot;:&quot;1&quot;,&quot;journalAbbreviation&quot;:&quot;Proc. Nat. Acad. Sc. U.S.A&quot;,&quot;note&quot;:&quot;publisher: Proceedings of the National Academy of Sciences&quot;,&quot;page&quot;:&quot;e2307629121&quot;,&quot;source&quot;:&quot;pnas.org (Atypon)&quot;,&quot;title&quot;:&quot;Age-dependent extinction and the neutral theory of biodiversity&quot;,&quot;volume&quot;:&quot;121&quot;,&quot;author&quot;:[{&quot;family&quot;:&quot;Saulsbury&quot;,&quot;given&quot;:&quot;James G.&quot;},{&quot;family&quot;:&quot;Parins-Fukuchi&quot;,&quot;given&quot;:&quot;C. Tomomi&quot;},{&quot;family&quot;:&quot;Wilson&quot;,&quot;given&quot;:&quot;Connor J.&quot;},{&quot;family&quot;:&quot;Reitan&quot;,&quot;given&quot;:&quot;Trond&quot;},{&quot;family&quot;:&quot;Liow&quot;,&quot;given&quot;:&quot;Lee Hsiang&quot;}],&quot;issued&quot;:{&quot;date-parts&quot;:[[&quot;2024&quot;,1,2]]}}}],&quot;schema&quot;:&quot;https://github.com/citation-style-language/schema/raw/master/csl-citation.json&quot;} RNDUh49XLQDTI"/><text:span text:style-name="T150">(59</text:span><text:span text:style-name="T149">–63)</text:span><text:reference-mark-end text:name="ZOTERO_ITEM CSL_CITATION {&quot;citationID&quot;:&quot;gGNvWxGS&quot;,&quot;properties&quot;:{&quot;formattedCitation&quot;:&quot;(59\\uc0\\u8211{}63)&quot;,&quot;plainCitation&quot;:&quot;(59–63)&quot;,&quot;noteIndex&quot;:0},&quot;citationItems&quot;:[{&quot;id&quot;:39,&quot;uris&quot;:[&quot;http://zotero.org/users/7245292/items/8HJZT5E4&quot;],&quot;itemData&quot;:{&quot;id&quot;:39,&quot;type&quot;:&quot;article-journal&quot;,&quot;abstract&quot;:&quot;The estimation of diversification rates is one of the most vividly debated topics in modern systematics, with considerable controversy surrounding the power of phylogenetic and fossil-based approaches in estimating extinction. Van Valen’s seminal work from 1973 proposed the “Law of constant extinction,” which states that the probability of extinction of taxa is not dependent on their age. This assumption of age-independent extinction has prevailed for decades with its assessment based on survivorship curves, which, however, do not directly account for the incompleteness of the fossil record, and have rarely been applied at the species level. Here, we present a Bayesian framework to estimate extinction rates from the fossil record accounting for age-dependent extinction (ADE). Our approach, unlike previous implementations, explicitly models unobserved species and accounts for the effects of fossil preservation on the observed longevity of sampled lineages. We assess the performance and robustness of our method through extensive simulations and apply it to a fossil data set of terrestrial Carnivora spanning the past 40 myr. We find strong evidence of ADE, as we detect the extinction rate to be highest in young species and declining with increasing species age. For comparison, we apply a recently developed analogous ADE model to a dated phylogeny of extant Carnivora. Although the phylogeny-based analysis also infers ADE, it indicates that the extinction rate, instead, increases with increasing taxon age. The estimated mean species longevity also differs substantially, with the fossil-based analyses estimating 2.0 myr, in contrast to 9.8 myr derived from the phylogeny-based inference. Scrutinizing these discrepancies, we find that both fossil and phylogeny-based ADE models are prone to high error rates when speciation and extinction rates increase or decrease through time. However, analyses of simulated and empirical data show that fossil-based inferences are more robust. This study shows that an accurate estimation of ADE from incomplete fossil data is possible when the effects of preservation are jointly modeled, thus allowing for a reassessment of Van Valen’s model as a general rule in macroevolution.&quot;,&quot;container-title&quot;:&quot;Systematic Biology&quot;,&quot;DOI&quot;:&quot;10.1093/sysbio/syx082&quot;,&quot;ISSN&quot;:&quot;1063-5157&quot;,&quot;issue&quot;:&quot;3&quot;,&quot;journalAbbreviation&quot;:&quot;Systematic Biology&quot;,&quot;page&quot;:&quot;458-474&quot;,&quot;source&quot;:&quot;Silverchair&quot;,&quot;title&quot;:&quot;Estimating Age-Dependent Extinction: Contrasting Evidence from Fossils and Phylogenies&quot;,&quot;title-short&quot;:&quot;Estimating Age-Dependent Extinction&quot;,&quot;volume&quot;:&quot;67&quot;,&quot;author&quot;:[{&quot;family&quot;:&quot;Hagen&quot;,&quot;given&quot;:&quot;Oskar&quot;},{&quot;family&quot;:&quot;Andermann&quot;,&quot;given&quot;:&quot;Tobias&quot;},{&quot;family&quot;:&quot;Quental&quot;,&quot;given&quot;:&quot;Tiago B&quot;},{&quot;family&quot;:&quot;Antonelli&quot;,&quot;given&quot;:&quot;Alexandre&quot;},{&quot;family&quot;:&quot;Silvestro&quot;,&quot;given&quot;:&quot;Daniele&quot;}],&quot;issued&quot;:{&quot;date-parts&quot;:[[&quot;2018&quot;,5,1]]}}},{&quot;id&quot;:6153,&quot;uris&quot;:[&quot;http://zotero.org/users/7245292/items/DSG9YT87&quot;],&quot;itemData&quot;:{&quot;id&quot;:6153,&quot;type&quot;:&quot;article-journal&quot;,&quot;abstract&quot;:&quot;Extinction risk is inversely related to genus age (time since first appearance) in most intervals of the Phanerozoic marine fossil record, in apparent contradiction to the macroevolutionary Red Queen's Hypothesis, which posits that extinction risk is independent of taxon age. Age-dependent increases in the mean species richness and geographic range of genera have been invoked to reconcile this genus-level observation with the presumed prevalence of Red Queen dynamics at the species level. Here we test these explanations with data from the Paleobiology Database. Multiple logistic regression demonstrates that the association of extinction risk with genus age is not adequately explained by species richness or geographic range: there is a residual association between age and extinction risk even when range and richness effects are accounted for. Throughout most of the Phanerozoic the age selectivity gradient is highest among the youngest age cohorts, whereas there is no association between age and extinction risk among older age cohorts. Some of the apparent age selectivity of extinction in the global fauna is attributable to differences in extinction rate among taxonomic groups, but extinction risk declines with genus age even within most taxonomic orders. Notable exceptions to this pattern include the Cambrian-Ordovician, latest Permian, Triassic, and Paleocene intervals. The association of age with extinction risk could reflect sampling heterogeneity or taxonomic practice more than biological reality, but at present it is difficult to evaluate or correct for such biases. Alternatively, the pattern may reflect consistent extinction selectivity on some as-yet unidentified covariate of genus age. Although this latter explanation is not compatible with a Red Queen model if most genus extinctions have resulted from biological interactions, it may be applicable if most genus extinctions have instead been caused by recurrent physical disturbances that repeatedly impose similar selective pressures.&quot;,&quot;container-title&quot;:&quot;Paleobiology&quot;,&quot;ISSN&quot;:&quot;0094-8373&quot;,&quot;issue&quot;:&quot;3&quot;,&quot;note&quot;:&quot;publisher: Paleontological Society&quot;,&quot;page&quot;:&quot;318-341&quot;,&quot;source&quot;:&quot;JSTOR&quot;,&quot;title&quot;:&quot;The Red Queen Revisited: Reevaluating the Age Selectivity of Phanerozoic Marine Genus Extinctions&quot;,&quot;title-short&quot;:&quot;The Red Queen Revisited&quot;,&quot;volume&quot;:&quot;34&quot;,&quot;author&quot;:[{&quot;family&quot;:&quot;Finnegan&quot;,&quot;given&quot;:&quot;Seth&quot;},{&quot;family&quot;:&quot;Payne&quot;,&quot;given&quot;:&quot;Jonathan L.&quot;},{&quot;family&quot;:&quot;Wang&quot;,&quot;given&quot;:&quot;Steve C.&quot;}],&quot;issued&quot;:{&quot;date-parts&quot;:[[&quot;2008&quot;]]}}},{&quot;id&quot;:951,&quot;uris&quot;:[&quot;http://zotero.org/users/7245292/items/MZ92XJ77&quot;],&quot;itemData&quot;:{&quot;id&quot;:951,&quot;type&quot;:&quot;article-journal&quot;,&quot;abstract&quot;:&quot;Understanding heterogeneity in species richness between closely related clades is a key research question in ecology and evolutionary biology. Multiple hypotheses have been proposed to interpret such diversity contrasts across the tree of life, with most studies focusing on speciation rates to explain clades’ evolutionary radiations, while often neglecting extinction rates. Here we study a notorious biological model as exemplified by the sister relationships between mackerel sharks (Lamniformes, 15 extant species) and ground sharks (Carcharhiniformes, ∼290 extant species). Using a comprehensive fossil dataset, we found that the diversity dynamics of lamniforms waxed and waned following repeated cycles of radiation phases and declining phases. Radiation phases peaked up to 3 times the current diversity in the early Late Cretaceous. In the last 20 million years, the group declined to its present-day diversity. Along with a higher extinction risk for young species, we further show that this declining pattern is likely attributed to a combination of abiotic and biotic factors, with a cooling-driven extinction (negative correlation between temperature and extinction) and clade competition with some ground sharks. Competition from multiple clades successively drove the demise and replacement of mackerel sharks due to a failure to originate facing the rise of ground sharks, particularly since the Eocene. These effects came from ecologically similar carcharhiniform species inhibiting diversification of medium- and large-sized lamniforms. These results imply that the interplay between abiotic and biotic drivers had a substantial role in extinction and speciation, respectively, which determines the sequential rise and decline of marine apex predators.&quot;,&quot;container-title&quot;:&quot;Proceedings of the National Academy of Sciences&quot;,&quot;DOI&quot;:&quot;10.1073/pnas.1902693116&quot;,&quot;issue&quot;:&quot;41&quot;,&quot;journalAbbreviation&quot;:&quot;Proc. Nat. Acad. Sc. U.S.A&quot;,&quot;note&quot;:&quot;publisher: Proceedings of the National Academy of Sciences&quot;,&quot;page&quot;:&quot;20584-20590&quot;,&quot;source&quot;:&quot;pnas.org (Atypon)&quot;,&quot;title&quot;:&quot;Climate cooling and clade competition likely drove the decline of lamniform sharks&quot;,&quot;volume&quot;:&quot;116&quot;,&quot;author&quot;:[{&quot;family&quot;:&quot;Condamine&quot;,&quot;given&quot;:&quot;Fabien L.&quot;},{&quot;family&quot;:&quot;Romieu&quot;,&quot;given&quot;:&quot;Jules&quot;},{&quot;family&quot;:&quot;Guinot&quot;,&quot;given&quot;:&quot;Guillaume&quot;}],&quot;issued&quot;:{&quot;date-parts&quot;:[[&quot;2019&quot;,10,8]]}}},{&quot;id&quot;:4652,&quot;uris&quot;:[&quot;http://zotero.org/users/7245292/items/UBSFBEHC&quot;],&quot;itemData&quot;:{&quot;id&quot;:4652,&quot;type&quot;:&quot;article-journal&quot;,&quot;abstract&quot;:&quot;Leigh Van Valen famously stated that under constant conditions extinction probability is independent of species age. To test this 'law of constant extinction', we developed a new method using deep learning to infer age-dependent extinction and analysed 450 myr of marine life across 21 invertebrate clades. We show that extinction rate significantly decreases with age in &gt; 90% of the cases, indicating that most species died out soon after their appearance while those which survived experienced ever decreasing extinction risk. This age-dependent extinction pattern is stronger towards the Equator and holds true when the potential effects of mass extinctions and taxonomic inflation are accounted for. These results suggest that the effect of biological interactions on age-dependent extinction rate is more intense towards the tropics. We propose that the latitudinal diversity gradient and selection at the species level account for this exceptional, yet little recognised, macroevolutionary and macroecological pattern.&quot;,&quot;container-title&quot;:&quot;Ecology Letters&quot;,&quot;DOI&quot;:&quot;10.1111/ele.13441&quot;,&quot;ISSN&quot;:&quot;1461-0248&quot;,&quot;issue&quot;:&quot;3&quot;,&quot;language&quot;:&quot;en&quot;,&quot;license&quot;:&quot;© 2019 The Authors. Ecology Letters published by CNRS and John Wiley &amp; Sons Ltd&quot;,&quot;note&quot;:&quot;_eprint: https://onlinelibrary.wiley.com/doi/pdf/10.1111/ele.13441&quot;,&quot;page&quot;:&quot;439-446&quot;,&quot;source&quot;:&quot;Wiley Online Library&quot;,&quot;title&quot;:&quot;A 450 million years long latitudinal gradient in age-dependent extinction&quot;,&quot;volume&quot;:&quot;23&quot;,&quot;author&quot;:[{&quot;family&quot;:&quot;Silvestro&quot;,&quot;given&quot;:&quot;Daniele&quot;},{&quot;family&quot;:&quot;Castiglione&quot;,&quot;given&quot;:&quot;Silvia&quot;},{&quot;family&quot;:&quot;Mondanaro&quot;,&quot;given&quot;:&quot;Alessandro&quot;},{&quot;family&quot;:&quot;Serio&quot;,&quot;given&quot;:&quot;Carmela&quot;},{&quot;family&quot;:&quot;Melchionna&quot;,&quot;given&quot;:&quot;Marina&quot;},{&quot;family&quot;:&quot;Piras&quot;,&quot;given&quot;:&quot;Paolo&quot;},{&quot;family&quot;:&quot;Di Febbraro&quot;,&quot;given&quot;:&quot;Mirko&quot;},{&quot;family&quot;:&quot;Carotenuto&quot;,&quot;given&quot;:&quot;Francesco&quot;},{&quot;family&quot;:&quot;Rook&quot;,&quot;given&quot;:&quot;Lorenzo&quot;},{&quot;family&quot;:&quot;Raia&quot;,&quot;given&quot;:&quot;Pasquale&quot;}],&quot;issued&quot;:{&quot;date-parts&quot;:[[&quot;2020&quot;]]}}},{&quot;id&quot;:6149,&quot;uris&quot;:[&quot;http://zotero.org/users/7245292/items/LR7XDTFB&quot;],&quot;itemData&quot;:{&quot;id&quot;:6149,&quot;type&quot;:&quot;article-journal&quot;,&quot;abstract&quot;:&quot;Red Queen (RQ) theory states that adaptation does not protect species from extinction because their competitors are continually adapting alongside them. RQ was founded on the apparent independence of extinction risk and fossil taxon age, but analytical developments have since demonstrated that age-dependent extinction is widespread, usually most intense among young species. Here, we develop ecological neutral theory as a general framework for modeling fossil species survivorship under incomplete sampling. We show that it provides an excellent fit to a high-resolution dataset of species durations for Paleozoic zooplankton and more broadly can account for age-dependent extinction seen throughout the fossil record. Unlike widely used alternative models, the neutral model has parameters with biological meaning, thereby generating testable hypotheses on changes in ancient ecosystems. The success of this approach suggests reinterpretations of mass extinctions and of scaling in eco-evolutionary systems. Intense extinction among young species does not necessarily refute RQ or require a special explanation but can instead be parsimoniously explained by neutral dynamics operating across species regardless of age.&quot;,&quot;container-title&quot;:&quot;Proceedings of the National Academy of Sciences&quot;,&quot;DOI&quot;:&quot;10.1073/pnas.2307629121&quot;,&quot;issue&quot;:&quot;1&quot;,&quot;journalAbbreviation&quot;:&quot;Proc. Nat. Acad. Sc. U.S.A&quot;,&quot;note&quot;:&quot;publisher: Proceedings of the National Academy of Sciences&quot;,&quot;page&quot;:&quot;e2307629121&quot;,&quot;source&quot;:&quot;pnas.org (Atypon)&quot;,&quot;title&quot;:&quot;Age-dependent extinction and the neutral theory of biodiversity&quot;,&quot;volume&quot;:&quot;121&quot;,&quot;author&quot;:[{&quot;family&quot;:&quot;Saulsbury&quot;,&quot;given&quot;:&quot;James G.&quot;},{&quot;family&quot;:&quot;Parins-Fukuchi&quot;,&quot;given&quot;:&quot;C. Tomomi&quot;},{&quot;family&quot;:&quot;Wilson&quot;,&quot;given&quot;:&quot;Connor J.&quot;},{&quot;family&quot;:&quot;Reitan&quot;,&quot;given&quot;:&quot;Trond&quot;},{&quot;family&quot;:&quot;Liow&quot;,&quot;given&quot;:&quot;Lee Hsiang&quot;}],&quot;issued&quot;:{&quot;date-parts&quot;:[[&quot;2024&quot;,1,2]]}}}],&quot;schema&quot;:&quot;https://github.com/citation-style-language/schema/raw/master/csl-citation.json&quot;} RNDUh49XLQDTI"/><text:span text:style-name="T302">. Factors proposed to explain this ADE pattern at the genus level often include genus range size, species richness </text:span><text:span text:style-name="T303">and</text:span><text:span text:style-name="T302"> sampling bias </text:span><text:reference-mark-start text:name="ZOTERO_ITEM CSL_CITATION {&quot;citationID&quot;:&quot;xNsiJCuq&quot;,&quot;properties&quot;:{&quot;formattedCitation&quot;:&quot;(60)&quot;,&quot;plainCitation&quot;:&quot;(60)&quot;,&quot;noteIndex&quot;:0},&quot;citationItems&quot;:[{&quot;id&quot;:6153,&quot;uris&quot;:[&quot;http://zotero.org/users/7245292/items/DSG9YT87&quot;],&quot;itemData&quot;:{&quot;id&quot;:6153,&quot;type&quot;:&quot;article-journal&quot;,&quot;abstract&quot;:&quot;Extinction risk is inversely related to genus age (time since first appearance) in most intervals of the Phanerozoic marine fossil record, in apparent contradiction to the macroevolutionary Red Queen's Hypothesis, which posits that extinction risk is independent of taxon age. Age-dependent increases in the mean species richness and geographic range of genera have been invoked to reconcile this genus-level observation with the presumed prevalence of Red Queen dynamics at the species level. Here we test these explanations with data from the Paleobiology Database. Multiple logistic regression demonstrates that the association of extinction risk with genus age is not adequately explained by species richness or geographic range: there is a residual association between age and extinction risk even when range and richness effects are accounted for. Throughout most of the Phanerozoic the age selectivity gradient is highest among the youngest age cohorts, whereas there is no association between age and extinction risk among older age cohorts. Some of the apparent age selectivity of extinction in the global fauna is attributable to differences in extinction rate among taxonomic groups, but extinction risk declines with genus age even within most taxonomic orders. Notable exceptions to this pattern include the Cambrian-Ordovician, latest Permian, Triassic, and Paleocene intervals. The association of age with extinction risk could reflect sampling heterogeneity or taxonomic practice more than biological reality, but at present it is difficult to evaluate or correct for such biases. Alternatively, the pattern may reflect consistent extinction selectivity on some as-yet unidentified covariate of genus age. Although this latter explanation is not compatible with a Red Queen model if most genus extinctions have resulted from biological interactions, it may be applicable if most genus extinctions have instead been caused by recurrent physical disturbances that repeatedly impose similar selective pressures.&quot;,&quot;container-title&quot;:&quot;Paleobiology&quot;,&quot;ISSN&quot;:&quot;0094-8373&quot;,&quot;issue&quot;:&quot;3&quot;,&quot;note&quot;:&quot;publisher: Paleontological Society&quot;,&quot;page&quot;:&quot;318-341&quot;,&quot;source&quot;:&quot;JSTOR&quot;,&quot;title&quot;:&quot;The Red Queen Revisited: Reevaluating the Age Selectivity of Phanerozoic Marine Genus Extinctions&quot;,&quot;title-short&quot;:&quot;The Red Queen Revisited&quot;,&quot;volume&quot;:&quot;34&quot;,&quot;author&quot;:[{&quot;family&quot;:&quot;Finnegan&quot;,&quot;given&quot;:&quot;Seth&quot;},{&quot;family&quot;:&quot;Payne&quot;,&quot;given&quot;:&quot;Jonathan L.&quot;},{&quot;family&quot;:&quot;Wang&quot;,&quot;given&quot;:&quot;Steve C.&quot;}],&quot;issued&quot;:{&quot;date-parts&quot;:[[&quot;2008&quot;]]}}}],&quot;schema&quot;:&quot;https://github.com/citation-style-language/schema/raw/master/csl-citation.json&quot;} RND4FyxZxJ48r"/><text:span text:style-name="T302">(60)</text:span><text:reference-mark-end text:name="ZOTERO_ITEM CSL_CITATION {&quot;citationID&quot;:&quot;xNsiJCuq&quot;,&quot;properties&quot;:{&quot;formattedCitation&quot;:&quot;(60)&quot;,&quot;plainCitation&quot;:&quot;(60)&quot;,&quot;noteIndex&quot;:0},&quot;citationItems&quot;:[{&quot;id&quot;:6153,&quot;uris&quot;:[&quot;http://zotero.org/users/7245292/items/DSG9YT87&quot;],&quot;itemData&quot;:{&quot;id&quot;:6153,&quot;type&quot;:&quot;article-journal&quot;,&quot;abstract&quot;:&quot;Extinction risk is inversely related to genus age (time since first appearance) in most intervals of the Phanerozoic marine fossil record, in apparent contradiction to the macroevolutionary Red Queen's Hypothesis, which posits that extinction risk is independent of taxon age. Age-dependent increases in the mean species richness and geographic range of genera have been invoked to reconcile this genus-level observation with the presumed prevalence of Red Queen dynamics at the species level. Here we test these explanations with data from the Paleobiology Database. Multiple logistic regression demonstrates that the association of extinction risk with genus age is not adequately explained by species richness or geographic range: there is a residual association between age and extinction risk even when range and richness effects are accounted for. Throughout most of the Phanerozoic the age selectivity gradient is highest among the youngest age cohorts, whereas there is no association between age and extinction risk among older age cohorts. Some of the apparent age selectivity of extinction in the global fauna is attributable to differences in extinction rate among taxonomic groups, but extinction risk declines with genus age even within most taxonomic orders. Notable exceptions to this pattern include the Cambrian-Ordovician, latest Permian, Triassic, and Paleocene intervals. The association of age with extinction risk could reflect sampling heterogeneity or taxonomic practice more than biological reality, but at present it is difficult to evaluate or correct for such biases. Alternatively, the pattern may reflect consistent extinction selectivity on some as-yet unidentified covariate of genus age. Although this latter explanation is not compatible with a Red Queen model if most genus extinctions have resulted from biological interactions, it may be applicable if most genus extinctions have instead been caused by recurrent physical disturbances that repeatedly impose similar selective pressures.&quot;,&quot;container-title&quot;:&quot;Paleobiology&quot;,&quot;ISSN&quot;:&quot;0094-8373&quot;,&quot;issue&quot;:&quot;3&quot;,&quot;note&quot;:&quot;publisher: Paleontological Society&quot;,&quot;page&quot;:&quot;318-341&quot;,&quot;source&quot;:&quot;JSTOR&quot;,&quot;title&quot;:&quot;The Red Queen Revisited: Reevaluating the Age Selectivity of Phanerozoic Marine Genus Extinctions&quot;,&quot;title-short&quot;:&quot;The Red Queen Revisited&quot;,&quot;volume&quot;:&quot;34&quot;,&quot;author&quot;:[{&quot;family&quot;:&quot;Finnegan&quot;,&quot;given&quot;:&quot;Seth&quot;},{&quot;family&quot;:&quot;Payne&quot;,&quot;given&quot;:&quot;Jonathan L.&quot;},{&quot;family&quot;:&quot;Wang&quot;,&quot;given&quot;:&quot;Steve C.&quot;}],&quot;issued&quot;:{&quot;date-parts&quot;:[[&quot;2008&quot;]]}}}],&quot;schema&quot;:&quot;https://github.com/citation-style-language/schema/raw/master/csl-citation.json&quot;} RND4FyxZxJ48r"/><text:span text:style-name="T302">. Here, fossil sampling bias is less likely to affect our results as PyRate already accounts f</text:span><text:span text:style-name="T160">or it. The current spatial (</text:span><text:span text:style-name="T226">SI Appendix, </text:span><text:span text:style-name="T231">Fig. S3</text:span><text:span text:style-name="T160">) and taxonomic (</text:span><text:span text:style-name="T226">SI Appendix, </text:span><text:span text:style-name="T231">Fig. S30</text:span><text:span text:style-name="T160">) incompleteness of our data do not allow us to reliably test either of the two remaining factors.</text:span><text:span text:style-name="T159"> </text:span></text:p>
      <text:p text:style-name="P1"><text:span text:style-name="T71"><text:tab/>The MBD analyses also provided support</text:span><text:span text:style-name="T36"> </text:span><text:span text:style-name="T71">for a positive correlation between </text:span><text:span text:style-name="T36">global temperature </text:span><text:span text:style-name="T71">and </text:span><text:span text:style-name="T36">Eocene mammal origination rate (</text:span><text:span text:style-name="T104">G</text:span><text:span text:style-name="T142">𝝀</text:span><text:span text:style-name="T36"> = 0.24, </text:span><text:span text:style-name="T104">w</text:span><text:span text:style-name="T142">𝜆</text:span><text:span text:style-name="T36"> = 0.82). This explains the previously-described gradual decline in SAM diversity in the mid-late Eocene, qualitatively matching with the post-EECO </text:span><text:span text:style-name="T72">overall </text:span><text:span text:style-name="T36">decline in temperature (</text:span><text:span text:style-name="T27">Fig. 1D </text:span><text:span text:style-name="T36">and</text:span><text:span text:style-name="T27"> 4B</text:span><text:span text:style-name="T36">). It is now clearly established that temperature change directly impacts biodiversity, at every timescale</text:span><text:span text:style-name="T73">s</text:span><text:span text:style-name="T36"> </text:span><text:reference-mark-start text:name="ZOTERO_ITEM CSL_CITATION {&quot;citationID&quot;:&quot;hGwvmsyB&quot;,&quot;properties&quot;:{&quot;formattedCitation&quot;:&quot;(64\\uc0\\u8211{}66)&quot;,&quot;plainCitation&quot;:&quot;(64–66)&quot;,&quot;noteIndex&quot;:0},&quot;citationItems&quot;:[{&quot;id&quot;:6129,&quot;uris&quot;:[&quot;http://zotero.org/users/7245292/items/L7J46TFP&quot;],&quot;itemData&quot;:{&quot;id&quot;:6129,&quot;type&quot;:&quot;report&quot;,&quot;event-place&quot;:&quot;Geneva, Switzerland&quot;,&quot;page&quot;:&quot;35-115&quot;,&quot;publisher&quot;:&quot;IPCC&quot;,&quot;publisher-place&quot;:&quot;Geneva, Switzerland&quot;,&quot;title&quot;:&quot;Climate Change 2023: Synthesis Report. Contribution of Working Groups I, II and III to the Sixth Assessment Report of the Intergovernmental Panel on Climate Change [Core Writing Team, H. Lee and J. Romero (eds.)]&quot;,&quot;URL&quot;:&quot;https://doi.org/10.59327/IPCC/AR6-9789291691647&quot;,&quot;author&quot;:[{&quot;family&quot;:&quot;IPCC&quot;,&quot;given&quot;:&quot;&quot;}],&quot;issued&quot;:{&quot;date-parts&quot;:[[&quot;2023&quot;]]}},&quot;label&quot;:&quot;page&quot;},{&quot;id&quot;:351,&quot;uris&quot;:[&quot;http://zotero.org/users/7245292/items/SFKME6QV&quot;],&quot;itemData&quot;:{&quot;id&quot;:351,&quot;type&quot;:&quot;article-journal&quot;,&quot;abstract&quot;:&quot;Predicting how biodiversity will be affected and will respond to human-induced environmental changes is one of the most critical challenges facing ecologists today. Here, we put current environmental changes and their effects on biodiversity in a macroevolutionary perspective. We build on research in palaeontology and recent developments in phylogenetic approaches to ask how macroevolution can help us understand how environmental changes have affected biodiversity in the past, and how they will affect biodiversity in the future. More and more paleontological and phylogenetic data are accumulated, and we argue that much of the potential these data have for understanding environmental changes remains to be explored.&quot;,&quot;container-title&quot;:&quot;Ecology Letters&quot;,&quot;DOI&quot;:&quot;https://doi.org/10.1111/ele.12062&quot;,&quot;ISSN&quot;:&quot;1461-0248&quot;,&quot;issue&quot;:&quot;s1&quot;,&quot;language&quot;:&quot;en&quot;,&quot;license&quot;:&quot;© 2013 John Wiley &amp; Sons Ltd/CNRS&quot;,&quot;note&quot;:&quot;_eprint: https://onlinelibrary.wiley.com/doi/pdf/10.1111/ele.12062&quot;,&quot;page&quot;:&quot;72-85&quot;,&quot;source&quot;:&quot;Wiley Online Library&quot;,&quot;title&quot;:&quot;Macroevolutionary perspectives to environmental change&quot;,&quot;volume&quot;:&quot;16&quot;,&quot;author&quot;:[{&quot;family&quot;:&quot;Condamine&quot;,&quot;given&quot;:&quot;Fabien L.&quot;},{&quot;family&quot;:&quot;Rolland&quot;,&quot;given&quot;:&quot;Jonathan&quot;},{&quot;family&quot;:&quot;Morlon&quot;,&quot;given&quot;:&quot;Hélène&quot;}],&quot;issued&quot;:{&quot;date-parts&quot;:[[&quot;2013&quot;]]}}},{&quot;id&quot;:845,&quot;uris&quot;:[&quot;http://zotero.org/users/7245292/items/9Z3RFYKP&quot;],&quot;itemData&quot;:{&quot;id&quot;:845,&quot;type&quot;:&quot;article-journal&quot;,&quot;abstract&quot;:&quot;Diversification rates vary over time, yet the factors driving these variations remain unclear. Temporal declines in speciation rates have often been interpreted as the effect of ecological limits, competition, and diversity dependence, emphasising the role of biotic factors. Abiotic factors, such as climate change, are also supposed to have affected diversification rates over geological time scales, yet direct tests of these presumed effects have mainly been limited to few clades well represented in the fossil record. If warmer climatic periods have sustained faster speciation, this could explain slowdowns in speciation during the Cenozoic climate cooling. Here, we apply state-of-the art diversity-dependent and temperature-dependent phylogenetic models of diversification to 218 tetrapod families, along with constant rate and time-dependent models. We confirm the prevalence of diversification slowdowns, and find as much support for temperature-dependent than diversity-dependent models. These results call for a better integration of these two processes in studies of diversification dynamics.&quot;,&quot;container-title&quot;:&quot;Ecology Letters&quot;,&quot;DOI&quot;:&quot;10.1111/ele.13382&quot;,&quot;ISSN&quot;:&quot;1461-0248&quot;,&quot;issue&quot;:&quot;11&quot;,&quot;language&quot;:&quot;en&quot;,&quot;note&quot;:&quot;_eprint: https://onlinelibrary.wiley.com/doi/pdf/10.1111/ele.13382&quot;,&quot;page&quot;:&quot;1900-1912&quot;,&quot;source&quot;:&quot;Wiley Online Library&quot;,&quot;title&quot;:&quot;Assessing the causes of diversification slowdowns: temperature-dependent and diversity-dependent models receive equivalent support&quot;,&quot;title-short&quot;:&quot;Assessing the causes of diversification slowdowns&quot;,&quot;volume&quot;:&quot;22&quot;,&quot;author&quot;:[{&quot;family&quot;:&quot;Condamine&quot;,&quot;given&quot;:&quot;Fabien L.&quot;},{&quot;family&quot;:&quot;Rolland&quot;,&quot;given&quot;:&quot;Jonathan&quot;},{&quot;family&quot;:&quot;Morlon&quot;,&quot;given&quot;:&quot;Hélène&quot;}],&quot;issued&quot;:{&quot;date-parts&quot;:[[&quot;2019&quot;]]}}}],&quot;schema&quot;:&quot;https://github.com/citation-style-language/schema/raw/master/csl-citation.json&quot;} RNDucamgS6sr0"/><text:span text:style-name="T148">(64</text:span><text:span text:style-name="T147">–66)</text:span><text:reference-mark-end text:name="ZOTERO_ITEM CSL_CITATION {&quot;citationID&quot;:&quot;hGwvmsyB&quot;,&quot;properties&quot;:{&quot;formattedCitation&quot;:&quot;(64\\uc0\\u8211{}66)&quot;,&quot;plainCitation&quot;:&quot;(64–66)&quot;,&quot;noteIndex&quot;:0},&quot;citationItems&quot;:[{&quot;id&quot;:6129,&quot;uris&quot;:[&quot;http://zotero.org/users/7245292/items/L7J46TFP&quot;],&quot;itemData&quot;:{&quot;id&quot;:6129,&quot;type&quot;:&quot;report&quot;,&quot;event-place&quot;:&quot;Geneva, Switzerland&quot;,&quot;page&quot;:&quot;35-115&quot;,&quot;publisher&quot;:&quot;IPCC&quot;,&quot;publisher-place&quot;:&quot;Geneva, Switzerland&quot;,&quot;title&quot;:&quot;Climate Change 2023: Synthesis Report. Contribution of Working Groups I, II and III to the Sixth Assessment Report of the Intergovernmental Panel on Climate Change [Core Writing Team, H. Lee and J. Romero (eds.)]&quot;,&quot;URL&quot;:&quot;https://doi.org/10.59327/IPCC/AR6-9789291691647&quot;,&quot;author&quot;:[{&quot;family&quot;:&quot;IPCC&quot;,&quot;given&quot;:&quot;&quot;}],&quot;issued&quot;:{&quot;date-parts&quot;:[[&quot;2023&quot;]]}},&quot;label&quot;:&quot;page&quot;},{&quot;id&quot;:351,&quot;uris&quot;:[&quot;http://zotero.org/users/7245292/items/SFKME6QV&quot;],&quot;itemData&quot;:{&quot;id&quot;:351,&quot;type&quot;:&quot;article-journal&quot;,&quot;abstract&quot;:&quot;Predicting how biodiversity will be affected and will respond to human-induced environmental changes is one of the most critical challenges facing ecologists today. Here, we put current environmental changes and their effects on biodiversity in a macroevolutionary perspective. We build on research in palaeontology and recent developments in phylogenetic approaches to ask how macroevolution can help us understand how environmental changes have affected biodiversity in the past, and how they will affect biodiversity in the future. More and more paleontological and phylogenetic data are accumulated, and we argue that much of the potential these data have for understanding environmental changes remains to be explored.&quot;,&quot;container-title&quot;:&quot;Ecology Letters&quot;,&quot;DOI&quot;:&quot;https://doi.org/10.1111/ele.12062&quot;,&quot;ISSN&quot;:&quot;1461-0248&quot;,&quot;issue&quot;:&quot;s1&quot;,&quot;language&quot;:&quot;en&quot;,&quot;license&quot;:&quot;© 2013 John Wiley &amp; Sons Ltd/CNRS&quot;,&quot;note&quot;:&quot;_eprint: https://onlinelibrary.wiley.com/doi/pdf/10.1111/ele.12062&quot;,&quot;page&quot;:&quot;72-85&quot;,&quot;source&quot;:&quot;Wiley Online Library&quot;,&quot;title&quot;:&quot;Macroevolutionary perspectives to environmental change&quot;,&quot;volume&quot;:&quot;16&quot;,&quot;author&quot;:[{&quot;family&quot;:&quot;Condamine&quot;,&quot;given&quot;:&quot;Fabien L.&quot;},{&quot;family&quot;:&quot;Rolland&quot;,&quot;given&quot;:&quot;Jonathan&quot;},{&quot;family&quot;:&quot;Morlon&quot;,&quot;given&quot;:&quot;Hélène&quot;}],&quot;issued&quot;:{&quot;date-parts&quot;:[[&quot;2013&quot;]]}}},{&quot;id&quot;:845,&quot;uris&quot;:[&quot;http://zotero.org/users/7245292/items/9Z3RFYKP&quot;],&quot;itemData&quot;:{&quot;id&quot;:845,&quot;type&quot;:&quot;article-journal&quot;,&quot;abstract&quot;:&quot;Diversification rates vary over time, yet the factors driving these variations remain unclear. Temporal declines in speciation rates have often been interpreted as the effect of ecological limits, competition, and diversity dependence, emphasising the role of biotic factors. Abiotic factors, such as climate change, are also supposed to have affected diversification rates over geological time scales, yet direct tests of these presumed effects have mainly been limited to few clades well represented in the fossil record. If warmer climatic periods have sustained faster speciation, this could explain slowdowns in speciation during the Cenozoic climate cooling. Here, we apply state-of-the art diversity-dependent and temperature-dependent phylogenetic models of diversification to 218 tetrapod families, along with constant rate and time-dependent models. We confirm the prevalence of diversification slowdowns, and find as much support for temperature-dependent than diversity-dependent models. These results call for a better integration of these two processes in studies of diversification dynamics.&quot;,&quot;container-title&quot;:&quot;Ecology Letters&quot;,&quot;DOI&quot;:&quot;10.1111/ele.13382&quot;,&quot;ISSN&quot;:&quot;1461-0248&quot;,&quot;issue&quot;:&quot;11&quot;,&quot;language&quot;:&quot;en&quot;,&quot;note&quot;:&quot;_eprint: https://onlinelibrary.wiley.com/doi/pdf/10.1111/ele.13382&quot;,&quot;page&quot;:&quot;1900-1912&quot;,&quot;source&quot;:&quot;Wiley Online Library&quot;,&quot;title&quot;:&quot;Assessing the causes of diversification slowdowns: temperature-dependent and diversity-dependent models receive equivalent support&quot;,&quot;title-short&quot;:&quot;Assessing the causes of diversification slowdowns&quot;,&quot;volume&quot;:&quot;22&quot;,&quot;author&quot;:[{&quot;family&quot;:&quot;Condamine&quot;,&quot;given&quot;:&quot;Fabien L.&quot;},{&quot;family&quot;:&quot;Rolland&quot;,&quot;given&quot;:&quot;Jonathan&quot;},{&quot;family&quot;:&quot;Morlon&quot;,&quot;given&quot;:&quot;Hélène&quot;}],&quot;issued&quot;:{&quot;date-parts&quot;:[[&quot;2019&quot;]]}}}],&quot;schema&quot;:&quot;https://github.com/citation-style-language/schema/raw/master/csl-citation.json&quot;} RNDucamgS6sr0"/><text:span text:style-name="T36">, and temperature was already identified as a key driver influencing </text:span><text:span text:style-name="T74">the diversification of an endemic </text:span><text:span text:style-name="T36">European artiodactyl </text:span><text:span text:style-name="T74">family </text:span><text:span text:style-name="T36">at the EOT </text:span><text:reference-mark-start text:name="ZOTERO_ITEM CSL_CITATION {&quot;citationID&quot;:&quot;nabD7neq&quot;,&quot;properties&quot;:{&quot;formattedCitation&quot;:&quot;(67)&quot;,&quot;plainCitation&quot;:&quot;(67)&quot;,&quot;noteIndex&quot;:0},&quot;citationItems&quot;:[{&quot;id&quot;:956,&quot;uris&quot;:[&quot;http://zotero.org/users/7245292/items/IZZUVVBE&quot;],&quot;itemData&quot;:{&quot;id&quot;:956,&quot;type&quot;:&quot;article-journal&quot;,&quot;abstract&quot;:&quot;The Eocene–Oligocene transition (EOT) represents a period of global environmental changes particularly marked in Europe and coincides with a dramatic biotic turnover. Here, using an exceptional fossil preservation, we document and analyse the diversity dynamics of a mammal clade, Cainotherioidea (Artiodactyla), that survived the EOT and radiated rapidly immediately after. We infer their diversification history from Quercy Konzentrat–Lagerstätte (south-west France) at the species level using Bayesian birth–death models. We show that cainotherioid diversity fluctuated through time, with extinction events at the EOT and in the late Oligocene, and a major speciation burst in the early Oligocene. The latter is in line with our finding that cainotherioids had a high morphological adaptability following environmental changes throughout the EOT, which probably played a key role in the survival and evolutionary success of this clade in the aftermath. Speciation is positively associated with temperature and continental fragmentation in a time-continuous way, while extinction seems to synchronize with environmental change in a punctuated way. Within-clade interactions negatively affected the cainotherioid diversification, while inter-clade competition might explain their final decline during the late Oligocene. Our results provide a detailed dynamic picture of the evolutionary history of a mammal clade in a context of global change.&quot;,&quot;container-title&quot;:&quot;Proceedings of the Royal Society B: Biological Sciences&quot;,&quot;DOI&quot;:&quot;10.1098/rspb.2021.0173&quot;,&quot;issue&quot;:&quot;1952&quot;,&quot;note&quot;:&quot;publisher: Royal Society&quot;,&quot;page&quot;:&quot;20210173&quot;,&quot;source&quot;:&quot;royalsocietypublishing.org (Atypon)&quot;,&quot;title&quot;:&quot;Evolutionary drivers, morphological evolution and diversity dynamics of a surviving mammal clade: cainotherioids at the Eocene–Oligocene transition&quot;,&quot;title-short&quot;:&quot;Evolutionary drivers, morphological evolution and diversity dynamics of a surviving mammal clade&quot;,&quot;volume&quot;:&quot;288&quot;,&quot;author&quot;:[{&quot;family&quot;:&quot;Weppe&quot;,&quot;given&quot;:&quot;R.&quot;},{&quot;family&quot;:&quot;Orliac&quot;,&quot;given&quot;:&quot;M. J.&quot;},{&quot;family&quot;:&quot;Guinot&quot;,&quot;given&quot;:&quot;G.&quot;},{&quot;family&quot;:&quot;Condamine&quot;,&quot;given&quot;:&quot;F. L.&quot;}],&quot;issued&quot;:{&quot;date-parts&quot;:[[&quot;2021&quot;,6,2]]}}}],&quot;schema&quot;:&quot;https://github.com/citation-style-language/schema/raw/master/csl-citation.json&quot;} RND1VvzMgRpYF"/><text:span text:style-name="T36">(67)</text:span><text:reference-mark-end text:name="ZOTERO_ITEM CSL_CITATION {&quot;citationID&quot;:&quot;nabD7neq&quot;,&quot;properties&quot;:{&quot;formattedCitation&quot;:&quot;(67)&quot;,&quot;plainCitation&quot;:&quot;(67)&quot;,&quot;noteIndex&quot;:0},&quot;citationItems&quot;:[{&quot;id&quot;:956,&quot;uris&quot;:[&quot;http://zotero.org/users/7245292/items/IZZUVVBE&quot;],&quot;itemData&quot;:{&quot;id&quot;:956,&quot;type&quot;:&quot;article-journal&quot;,&quot;abstract&quot;:&quot;The Eocene–Oligocene transition (EOT) represents a period of global environmental changes particularly marked in Europe and coincides with a dramatic biotic turnover. Here, using an exceptional fossil preservation, we document and analyse the diversity dynamics of a mammal clade, Cainotherioidea (Artiodactyla), that survived the EOT and radiated rapidly immediately after. We infer their diversification history from Quercy Konzentrat–Lagerstätte (south-west France) at the species level using Bayesian birth–death models. We show that cainotherioid diversity fluctuated through time, with extinction events at the EOT and in the late Oligocene, and a major speciation burst in the early Oligocene. The latter is in line with our finding that cainotherioids had a high morphological adaptability following environmental changes throughout the EOT, which probably played a key role in the survival and evolutionary success of this clade in the aftermath. Speciation is positively associated with temperature and continental fragmentation in a time-continuous way, while extinction seems to synchronize with environmental change in a punctuated way. Within-clade interactions negatively affected the cainotherioid diversification, while inter-clade competition might explain their final decline during the late Oligocene. Our results provide a detailed dynamic picture of the evolutionary history of a mammal clade in a context of global change.&quot;,&quot;container-title&quot;:&quot;Proceedings of the Royal Society B: Biological Sciences&quot;,&quot;DOI&quot;:&quot;10.1098/rspb.2021.0173&quot;,&quot;issue&quot;:&quot;1952&quot;,&quot;note&quot;:&quot;publisher: Royal Society&quot;,&quot;page&quot;:&quot;20210173&quot;,&quot;source&quot;:&quot;royalsocietypublishing.org (Atypon)&quot;,&quot;title&quot;:&quot;Evolutionary drivers, morphological evolution and diversity dynamics of a surviving mammal clade: cainotherioids at the Eocene–Oligocene transition&quot;,&quot;title-short&quot;:&quot;Evolutionary drivers, morphological evolution and diversity dynamics of a surviving mammal clade&quot;,&quot;volume&quot;:&quot;288&quot;,&quot;author&quot;:[{&quot;family&quot;:&quot;Weppe&quot;,&quot;given&quot;:&quot;R.&quot;},{&quot;family&quot;:&quot;Orliac&quot;,&quot;given&quot;:&quot;M. J.&quot;},{&quot;family&quot;:&quot;Guinot&quot;,&quot;given&quot;:&quot;G.&quot;},{&quot;family&quot;:&quot;Condamine&quot;,&quot;given&quot;:&quot;F. L.&quot;}],&quot;issued&quot;:{&quot;date-parts&quot;:[[&quot;2021&quot;,6,2]]}}}],&quot;schema&quot;:&quot;https://github.com/citation-style-language/schema/raw/master/csl-citation.json&quot;} RND1VvzMgRpYF"/><text:span text:style-name="T36">. </text:span><text:span text:style-name="T75">This said, b</text:span><text:span text:style-name="T36">ased on isotope analyses of Patagonian ungulate enamel or on paleobotanical data, it has been </text:span><text:span text:style-name="T75">proposed</text:span><text:span text:style-name="T36"> that the South American </text:span><text:span text:style-name="T73">climate, </text:span><text:span text:style-name="T36">at least in the Southern part of the continent, remained merely stable across the Eocene</text:span><text:span text:style-name="T99">−</text:span><text:span text:style-name="T36">Oligocene </text:span><text:span text:style-name="T76">interval</text:span><text:span text:style-name="T36"> </text:span><text:reference-mark-start text:name="ZOTERO_ITEM CSL_CITATION {&quot;citationID&quot;:&quot;w9jhxCmg&quot;,&quot;properties&quot;:{&quot;formattedCitation&quot;:&quot;(40, 41, 68)&quot;,&quot;plainCitation&quot;:&quot;(40, 41, 68)&quot;,&quot;noteIndex&quot;:0},&quot;citationItems&quot;:[{&quot;id&quot;:764,&quot;uris&quot;:[&quot;http://zotero.org/users/7245292/items/BLURZSMH&quot;],&quot;itemData&quot;:{&quot;id&quot;:764,&quot;type&quot;:&quot;article-journal&quot;,&quot;abstract&quot;:&quot;Fossil mammal teeth from mid-latitude southern Argentina (∼46°S) that closely bracket the Eocene-Oligocene transition show no resolvable change in oxygen isotope compositions. In combination with paleofloral observations and geographic considerations, this finding implies not only that climate was essentially constant, despite interpretations elsewhere for major mid- and high-latitude cooling, but also that evolution of hypsodonty did not coincide with climate change during the Eocene-Oligocene transition. One possible explanation for Eocene-Oligocene transition climatic stability is that southern high-latitude cooling increased latitudinal temperature gradients and strengthened ocean circulation gyres, including the southward-flowing Brazil Current in the western South Atlantic. Regionally increased heat transport in the western Atlantic offset global cooling, producing a nearly constant temperature in southern South America. A more radical interpretation, supported by some marine data, is that the paradigm of major global cooling at the Eocene-Oligocene transition is largely false, in that mean sea-surface temperatures changed very little.&quot;,&quot;container-title&quot;:&quot;Geology&quot;,&quot;DOI&quot;:&quot;10.1130/G20442.1&quot;,&quot;ISSN&quot;:&quot;0091-7613&quot;,&quot;issue&quot;:&quot;7&quot;,&quot;journalAbbreviation&quot;:&quot;Geology&quot;,&quot;page&quot;:&quot;621-624&quot;,&quot;source&quot;:&quot;Silverchair&quot;,&quot;title&quot;:&quot;Climate stability across the Eocene-Oligocene transition, southern Argentina&quot;,&quot;volume&quot;:&quot;32&quot;,&quot;author&quot;:[{&quot;family&quot;:&quot;Kohn&quot;,&quot;given&quot;:&quot;Matthew J.&quot;},{&quot;family&quot;:&quot;Josef&quot;,&quot;given&quot;:&quot;Jennifer A.&quot;},{&quot;family&quot;:&quot;Madden&quot;,&quot;given&quot;:&quot;Richard&quot;},{&quot;family&quot;:&quot;Kay&quot;,&quot;given&quot;:&quot;Richard&quot;},{&quot;family&quot;:&quot;Vucetich&quot;,&quot;given&quot;:&quot;Guiomar&quot;},{&quot;family&quot;:&quot;Carlini&quot;,&quot;given&quot;:&quot;Alfredo A.&quot;}],&quot;issued&quot;:{&quot;date-parts&quot;:[[&quot;2004&quot;,7,1]]}}},{&quot;id&quot;:762,&quot;uris&quot;:[&quot;http://zotero.org/users/7245292/items/8Y57TXY5&quot;],&quot;itemData&quot;:{&quot;id&quot;:762,&quot;type&quot;:&quot;article-journal&quot;,&quot;abstract&quot;:&quot;New local/regional climatic data were compared with floral and faunal records from central Patagonia to investigate how faunas evolve in the context of local and global climates. Oxygen isotope compositions of mammal fossils between c. 43 and 21Ma suggest a nearly constant mean annual temperature of 16±3°C, consistent with leaf physiognomic and sea surface studies that imply temperatures of 16–18°C. Carbon isotopes in tooth enamel track atmospheric δ13C, but with a positive deviation at 27.2Ma, and a strong negative deviation at 21Ma. Combined with paleosol characteristics and reconstructed Leaf Area Indices (rLAIs), these trends suggest aridification from 45Ma (c. 1200mm/yr) to 43Ma (c. 450mm/yr), quasi-constant MAP until at least 31Ma, and an increase to ~800mm/yr by 21Ma. Comparable MAP through most of the sequence is consistent with relatively constant floral compositions, rLAI, and leaf physiognomy. Abundance of palms reflects relatively dry-adapted lineages and greater drought tolerance under higher pCO2. Pedogenic carbonate isotopes imply low pCO2=430±300ppmv at the initiation of the Eocene–Oligocene climatic transition. Arid conditions in Patagonia during the late Eocene through Oligocene provided dust to the Southern Ocean, enhancing productivity of silicifiers, drawdown of atmospheric CO2, and protracted global cooling. As the Antarctic Circumpolar Current formed and Earth cooled, wind speeds increased across Patagonia, providing more dust in a positive climate feedback. High tooth crowns (hypsodonty) and ever-growing teeth (hypselodonty) in notoungulates evolved slowly and progressively over 20Ma after initiation of relatively dry environments through natural selection in response to dust ingestion. A Ratchet evolutionary model may explain protracted evolution of hypsodonty, in which small variations in climate or dust delivery in an otherwise static environment drive small morphological shifts that accumulate slowly over geologic time.&quot;,&quot;container-title&quot;:&quot;Palaeogeography, Palaeoclimatology, Palaeoecology&quot;,&quot;DOI&quot;:&quot;10.1016/j.palaeo.2015.05.028&quot;,&quot;ISSN&quot;:&quot;0031-0182&quot;,&quot;journalAbbreviation&quot;:&quot;Palaeogeography, Palaeoclimatology, Palaeoecology&quot;,&quot;page&quot;:&quot;24-37&quot;,&quot;source&quot;:&quot;ScienceDirect&quot;,&quot;title&quot;:&quot;Quasi-static Eocene–Oligocene climate in Patagonia promotes slow faunal evolution and mid-Cenozoic global cooling&quot;,&quot;volume&quot;:&quot;435&quot;,&quot;author&quot;:[{&quot;family&quot;:&quot;Kohn&quot;,&quot;given&quot;:&quot;Matthew J.&quot;},{&quot;family&quot;:&quot;Strömberg&quot;,&quot;given&quot;:&quot;Caroline A. E.&quot;},{&quot;family&quot;:&quot;Madden&quot;,&quot;given&quot;:&quot;Richard H.&quot;},{&quot;family&quot;:&quot;Dunn&quot;,&quot;given&quot;:&quot;Regan E.&quot;},{&quot;family&quot;:&quot;Evans&quot;,&quot;given&quot;:&quot;Samantha&quot;},{&quot;family&quot;:&quot;Palacios&quot;,&quot;given&quot;:&quot;Alma&quot;},{&quot;family&quot;:&quot;Carlini&quot;,&quot;given&quot;:&quot;Alfredo A.&quot;}],&quot;issued&quot;:{&quot;date-parts&quot;:[[&quot;2015&quot;,10,1]]}}},{&quot;id&quot;:4302,&quot;uris&quot;:[&quot;http://zotero.org/users/7245292/items/H8VVRA22&quot;],&quot;itemData&quot;:{&quot;id&quot;:4302,&quot;type&quot;:&quot;article-journal&quot;,&quot;abstract&quot;:&quot;Rapid global cooling at the Eocene – Oligocene Transition (EOT), ~33.9–33.5 Ma, is widely considered to mark the onset of the modern icehouse world. A large and rapid drop in atmospheric pCO2 has been proposed as the driving force behind extinctions in the marine realm and glaciation on Antarctica. However, the global terrestrial response to this cooling is uncertain. Here we present the first global vegetation and terrestrial temperature reconstructions for the EOT. Using an extensive palynological dataset, that has been statistically grouped into palaeo-biomes, we show a more transitional nature of terrestrial climate change by indicating a spatial and temporal heterogeneity of vegetation change at the EOT in both hemispheres. The reconstructed terrestrial temperatures show for many regions a cooling that started well before the EOT and continued into the Early Oligocene. We conclude that the heterogeneous pattern of global vegetation change has been controlled by a combination of multiple forcings, such as tectonics, sea-level fall and long-term decline in greenhouse gas concentrations during the late Eocene to early Oligocene, and does not represent a single response to a rapid decline in atmospheric pCO2 at the EOT.&quot;,&quot;container-title&quot;:&quot;Scientific Reports&quot;,&quot;DOI&quot;:&quot;10.1038/srep43386&quot;,&quot;ISSN&quot;:&quot;2045-2322&quot;,&quot;issue&quot;:&quot;1&quot;,&quot;journalAbbreviation&quot;:&quot;Sci Rep&quot;,&quot;language&quot;:&quot;en&quot;,&quot;license&quot;:&quot;2017 The Author(s)&quot;,&quot;note&quot;:&quot;number: 1\npublisher: Nature Publishing Group&quot;,&quot;page&quot;:&quot;43386&quot;,&quot;source&quot;:&quot;www.nature.com&quot;,&quot;title&quot;:&quot;Heterogeneity in global vegetation and terrestrial climate change during the late Eocene to early Oligocene transition&quot;,&quot;volume&quot;:&quot;7&quot;,&quot;author&quot;:[{&quot;family&quot;:&quot;Pound&quot;,&quot;given&quot;:&quot;Matthew J.&quot;},{&quot;family&quot;:&quot;Salzmann&quot;,&quot;given&quot;:&quot;Ulrich&quot;}],&quot;issued&quot;:{&quot;date-parts&quot;:[[&quot;2017&quot;,2,24]]}}}],&quot;schema&quot;:&quot;https://github.com/citation-style-language/schema/raw/master/csl-citation.json&quot;} RNDgMevKzT6Fs"/><text:span text:style-name="T36">(40, 41, 68)</text:span><text:reference-mark-end text:name="ZOTERO_ITEM CSL_CITATION {&quot;citationID&quot;:&quot;w9jhxCmg&quot;,&quot;properties&quot;:{&quot;formattedCitation&quot;:&quot;(40, 41, 68)&quot;,&quot;plainCitation&quot;:&quot;(40, 41, 68)&quot;,&quot;noteIndex&quot;:0},&quot;citationItems&quot;:[{&quot;id&quot;:764,&quot;uris&quot;:[&quot;http://zotero.org/users/7245292/items/BLURZSMH&quot;],&quot;itemData&quot;:{&quot;id&quot;:764,&quot;type&quot;:&quot;article-journal&quot;,&quot;abstract&quot;:&quot;Fossil mammal teeth from mid-latitude southern Argentina (∼46°S) that closely bracket the Eocene-Oligocene transition show no resolvable change in oxygen isotope compositions. In combination with paleofloral observations and geographic considerations, this finding implies not only that climate was essentially constant, despite interpretations elsewhere for major mid- and high-latitude cooling, but also that evolution of hypsodonty did not coincide with climate change during the Eocene-Oligocene transition. One possible explanation for Eocene-Oligocene transition climatic stability is that southern high-latitude cooling increased latitudinal temperature gradients and strengthened ocean circulation gyres, including the southward-flowing Brazil Current in the western South Atlantic. Regionally increased heat transport in the western Atlantic offset global cooling, producing a nearly constant temperature in southern South America. A more radical interpretation, supported by some marine data, is that the paradigm of major global cooling at the Eocene-Oligocene transition is largely false, in that mean sea-surface temperatures changed very little.&quot;,&quot;container-title&quot;:&quot;Geology&quot;,&quot;DOI&quot;:&quot;10.1130/G20442.1&quot;,&quot;ISSN&quot;:&quot;0091-7613&quot;,&quot;issue&quot;:&quot;7&quot;,&quot;journalAbbreviation&quot;:&quot;Geology&quot;,&quot;page&quot;:&quot;621-624&quot;,&quot;source&quot;:&quot;Silverchair&quot;,&quot;title&quot;:&quot;Climate stability across the Eocene-Oligocene transition, southern Argentina&quot;,&quot;volume&quot;:&quot;32&quot;,&quot;author&quot;:[{&quot;family&quot;:&quot;Kohn&quot;,&quot;given&quot;:&quot;Matthew J.&quot;},{&quot;family&quot;:&quot;Josef&quot;,&quot;given&quot;:&quot;Jennifer A.&quot;},{&quot;family&quot;:&quot;Madden&quot;,&quot;given&quot;:&quot;Richard&quot;},{&quot;family&quot;:&quot;Kay&quot;,&quot;given&quot;:&quot;Richard&quot;},{&quot;family&quot;:&quot;Vucetich&quot;,&quot;given&quot;:&quot;Guiomar&quot;},{&quot;family&quot;:&quot;Carlini&quot;,&quot;given&quot;:&quot;Alfredo A.&quot;}],&quot;issued&quot;:{&quot;date-parts&quot;:[[&quot;2004&quot;,7,1]]}}},{&quot;id&quot;:762,&quot;uris&quot;:[&quot;http://zotero.org/users/7245292/items/8Y57TXY5&quot;],&quot;itemData&quot;:{&quot;id&quot;:762,&quot;type&quot;:&quot;article-journal&quot;,&quot;abstract&quot;:&quot;New local/regional climatic data were compared with floral and faunal records from central Patagonia to investigate how faunas evolve in the context of local and global climates. Oxygen isotope compositions of mammal fossils between c. 43 and 21Ma suggest a nearly constant mean annual temperature of 16±3°C, consistent with leaf physiognomic and sea surface studies that imply temperatures of 16–18°C. Carbon isotopes in tooth enamel track atmospheric δ13C, but with a positive deviation at 27.2Ma, and a strong negative deviation at 21Ma. Combined with paleosol characteristics and reconstructed Leaf Area Indices (rLAIs), these trends suggest aridification from 45Ma (c. 1200mm/yr) to 43Ma (c. 450mm/yr), quasi-constant MAP until at least 31Ma, and an increase to ~800mm/yr by 21Ma. Comparable MAP through most of the sequence is consistent with relatively constant floral compositions, rLAI, and leaf physiognomy. Abundance of palms reflects relatively dry-adapted lineages and greater drought tolerance under higher pCO2. Pedogenic carbonate isotopes imply low pCO2=430±300ppmv at the initiation of the Eocene–Oligocene climatic transition. Arid conditions in Patagonia during the late Eocene through Oligocene provided dust to the Southern Ocean, enhancing productivity of silicifiers, drawdown of atmospheric CO2, and protracted global cooling. As the Antarctic Circumpolar Current formed and Earth cooled, wind speeds increased across Patagonia, providing more dust in a positive climate feedback. High tooth crowns (hypsodonty) and ever-growing teeth (hypselodonty) in notoungulates evolved slowly and progressively over 20Ma after initiation of relatively dry environments through natural selection in response to dust ingestion. A Ratchet evolutionary model may explain protracted evolution of hypsodonty, in which small variations in climate or dust delivery in an otherwise static environment drive small morphological shifts that accumulate slowly over geologic time.&quot;,&quot;container-title&quot;:&quot;Palaeogeography, Palaeoclimatology, Palaeoecology&quot;,&quot;DOI&quot;:&quot;10.1016/j.palaeo.2015.05.028&quot;,&quot;ISSN&quot;:&quot;0031-0182&quot;,&quot;journalAbbreviation&quot;:&quot;Palaeogeography, Palaeoclimatology, Palaeoecology&quot;,&quot;page&quot;:&quot;24-37&quot;,&quot;source&quot;:&quot;ScienceDirect&quot;,&quot;title&quot;:&quot;Quasi-static Eocene–Oligocene climate in Patagonia promotes slow faunal evolution and mid-Cenozoic global cooling&quot;,&quot;volume&quot;:&quot;435&quot;,&quot;author&quot;:[{&quot;family&quot;:&quot;Kohn&quot;,&quot;given&quot;:&quot;Matthew J.&quot;},{&quot;family&quot;:&quot;Strömberg&quot;,&quot;given&quot;:&quot;Caroline A. E.&quot;},{&quot;family&quot;:&quot;Madden&quot;,&quot;given&quot;:&quot;Richard H.&quot;},{&quot;family&quot;:&quot;Dunn&quot;,&quot;given&quot;:&quot;Regan E.&quot;},{&quot;family&quot;:&quot;Evans&quot;,&quot;given&quot;:&quot;Samantha&quot;},{&quot;family&quot;:&quot;Palacios&quot;,&quot;given&quot;:&quot;Alma&quot;},{&quot;family&quot;:&quot;Carlini&quot;,&quot;given&quot;:&quot;Alfredo A.&quot;}],&quot;issued&quot;:{&quot;date-parts&quot;:[[&quot;2015&quot;,10,1]]}}},{&quot;id&quot;:4302,&quot;uris&quot;:[&quot;http://zotero.org/users/7245292/items/H8VVRA22&quot;],&quot;itemData&quot;:{&quot;id&quot;:4302,&quot;type&quot;:&quot;article-journal&quot;,&quot;abstract&quot;:&quot;Rapid global cooling at the Eocene – Oligocene Transition (EOT), ~33.9–33.5 Ma, is widely considered to mark the onset of the modern icehouse world. A large and rapid drop in atmospheric pCO2 has been proposed as the driving force behind extinctions in the marine realm and glaciation on Antarctica. However, the global terrestrial response to this cooling is uncertain. Here we present the first global vegetation and terrestrial temperature reconstructions for the EOT. Using an extensive palynological dataset, that has been statistically grouped into palaeo-biomes, we show a more transitional nature of terrestrial climate change by indicating a spatial and temporal heterogeneity of vegetation change at the EOT in both hemispheres. The reconstructed terrestrial temperatures show for many regions a cooling that started well before the EOT and continued into the Early Oligocene. We conclude that the heterogeneous pattern of global vegetation change has been controlled by a combination of multiple forcings, such as tectonics, sea-level fall and long-term decline in greenhouse gas concentrations during the late Eocene to early Oligocene, and does not represent a single response to a rapid decline in atmospheric pCO2 at the EOT.&quot;,&quot;container-title&quot;:&quot;Scientific Reports&quot;,&quot;DOI&quot;:&quot;10.1038/srep43386&quot;,&quot;ISSN&quot;:&quot;2045-2322&quot;,&quot;issue&quot;:&quot;1&quot;,&quot;journalAbbreviation&quot;:&quot;Sci Rep&quot;,&quot;language&quot;:&quot;en&quot;,&quot;license&quot;:&quot;2017 The Author(s)&quot;,&quot;note&quot;:&quot;number: 1\npublisher: Nature Publishing Group&quot;,&quot;page&quot;:&quot;43386&quot;,&quot;source&quot;:&quot;www.nature.com&quot;,&quot;title&quot;:&quot;Heterogeneity in global vegetation and terrestrial climate change during the late Eocene to early Oligocene transition&quot;,&quot;volume&quot;:&quot;7&quot;,&quot;author&quot;:[{&quot;family&quot;:&quot;Pound&quot;,&quot;given&quot;:&quot;Matthew J.&quot;},{&quot;family&quot;:&quot;Salzmann&quot;,&quot;given&quot;:&quot;Ulrich&quot;}],&quot;issued&quot;:{&quot;date-parts&quot;:[[&quot;2017&quot;,2,24]]}}}],&quot;schema&quot;:&quot;https://github.com/citation-style-language/schema/raw/master/csl-citation.json&quot;} RNDgMevKzT6Fs"/><text:span text:style-name="T36">. However, as illustrated by Antoine et al. </text:span><text:reference-mark-start text:name="ZOTERO_ITEM CSL_CITATION {&quot;citationID&quot;:&quot;ax9uaVB1&quot;,&quot;properties&quot;:{&quot;formattedCitation&quot;:&quot;(37)&quot;,&quot;plainCitation&quot;:&quot;(37)&quot;,&quot;noteIndex&quot;:0},&quot;citationItems&quot;:[{&quot;id&quot;:958,&quot;uris&quot;:[&quot;http://zotero.org/users/7245292/items/BBBHDKHA&quot;],&quot;itemData&quot;:{&quot;id&quot;:958,&quot;type&quot;:&quot;article-journal&quot;,&quot;abstract&quot;:&quot;Since 2012, we have investigated a stratigraphic section encompassing the late Eocene–earliest Oligocene interval at Shapaja (Tarapoto area, Peruvian Amazonia, ca. 7°S), through paleontological and geological fieldwork. The measured sedimentary series (120 m-thick [West] plus 90 m-thick [East]), assigned to the upper member of the Pozo Formation, records fluvial micro-conglomeratic lenses intercalated with floodplain and evaporite-rich fine red deposits, estuarine/coastal-plain tidally-influenced fine sandstones, and oxbow lake nodule-rich blue clays. This sedimentary shift coincides locally with the demise of the large Eocene coastal-plain wetland known as Pozo System. The late Eocene–early Oligocene Shapaja section was extensively sampled for chemostratigraphy (δ13C on dispersed organic matter and pedogenic carbonate nodules), which in turn allowed for refining the location of the Eocene-Oligocene Transition (EOT) and other climatic events recognized at a global scale (i.e., Oi-1 and Oi-1a). The section has yielded nine fossil localities with plant remains (leaves, wood, charophytes, and palynomorphs), mollusks, decapods, and/or vertebrates (selachians, actinopterygians, lungfishes, amphibians, sauropsids, and mammals), documenting ~130 distinct taxa. Four localities of the upper member of the Pozo Formation at Shapaja predate the EOT, one is clearly within the EOT, while four are earliest/early Oligocene in age. The small leaf impressions found along the Shapaja section could be indicative of dry and/or seasonal conditions for this region throughout and after the EOT. Monkeys, indicative of tropical rainforest environments, are only recorded in a latest Eocene locality (TAR-21). Two biotic turnovers are perceptible in the selachian, metatherian, and rodent communities, well before the EOT [~35–36 Ma] and a few hundred thousand years after the EOT [~33 Ma]. The latter turnover seems to be primarily related to a global sea-level drop (ichthyofauna: marine-littoral elements replaced by obligate freshwater taxa) and/or the onset of a drier and more seasonal climate in early Oligocene times (terrestrial components). Changes in the structure of the Shapaja paleocommunities were mostly driven by the flexural subsidence during the late Eocene, and then globally driven by the earliest Oligocene climatic deterioration.&quot;,&quot;container-title&quot;:&quot;Global and Planetary Change&quot;,&quot;DOI&quot;:&quot;10.1016/j.gloplacha.2021.103512&quot;,&quot;ISSN&quot;:&quot;0921-8181&quot;,&quot;journalAbbreviation&quot;:&quot;Global and Planetary Change&quot;,&quot;language&quot;:&quot;en&quot;,&quot;page&quot;:&quot;103512&quot;,&quot;source&quot;:&quot;ScienceDirect&quot;,&quot;title&quot;:&quot;Biotic community and landscape changes around the Eocene–Oligocene transition at Shapaja, Peruvian Amazonia: Regional or global drivers?&quot;,&quot;title-short&quot;:&quot;Biotic community and landscape changes around the Eocene–Oligocene transition at Shapaja, Peruvian Amazonia&quot;,&quot;volume&quot;:&quot;202&quot;,&quot;author&quot;:[{&quot;family&quot;:&quot;Antoine&quot;,&quot;given&quot;:&quot;Pierre-Olivier&quot;},{&quot;family&quot;:&quot;Yans&quot;,&quot;given&quot;:&quot;Johan&quot;},{&quot;family&quot;:&quot;Castillo&quot;,&quot;given&quot;:&quot;Angélica Aliaga&quot;},{&quot;family&quot;:&quot;Stutz&quot;,&quot;given&quot;:&quot;Narla&quot;},{&quot;family&quot;:&quot;Abello&quot;,&quot;given&quot;:&quot;M. Alejandra&quot;},{&quot;family&quot;:&quot;Adnet&quot;,&quot;given&quot;:&quot;Sylvain&quot;},{&quot;family&quot;:&quot;Custódio&quot;,&quot;given&quot;:&quot;Michele Andriolli&quot;},{&quot;family&quot;:&quot;Benites-Palomino&quot;,&quot;given&quot;:&quot;Aldo&quot;},{&quot;family&quot;:&quot;Billet&quot;,&quot;given&quot;:&quot;Guillaume&quot;},{&quot;family&quot;:&quot;Boivin&quot;,&quot;given&quot;:&quot;Myriam&quot;},{&quot;family&quot;:&quot;Herrera&quot;,&quot;given&quot;:&quot;Fabiany&quot;},{&quot;family&quot;:&quot;Jaramillo&quot;,&quot;given&quot;:&quot;Carlos&quot;},{&quot;family&quot;:&quot;Mártinez&quot;,&quot;given&quot;:&quot;Camila&quot;},{&quot;family&quot;:&quot;Moreno&quot;,&quot;given&quot;:&quot;Federico&quot;},{&quot;family&quot;:&quot;Navarrete&quot;,&quot;given&quot;:&quot;Rosa E.&quot;},{&quot;family&quot;:&quot;Negri&quot;,&quot;given&quot;:&quot;Francisco Ricardo&quot;},{&quot;family&quot;:&quot;Parra&quot;,&quot;given&quot;:&quot;Francisco&quot;},{&quot;family&quot;:&quot;Pujos&quot;,&quot;given&quot;:&quot;François&quot;},{&quot;family&quot;:&quot;Rage&quot;,&quot;given&quot;:&quot;Jean-Claude&quot;},{&quot;family&quot;:&quot;Ribeiro&quot;,&quot;given&quot;:&quot;Ana Maria&quot;},{&quot;family&quot;:&quot;Robinet&quot;,&quot;given&quot;:&quot;Céline&quot;},{&quot;family&quot;:&quot;Roddaz&quot;,&quot;given&quot;:&quot;Martin&quot;},{&quot;family&quot;:&quot;Tejada-Lara&quot;,&quot;given&quot;:&quot;Julia V.&quot;},{&quot;family&quot;:&quot;Varas-Malca&quot;,&quot;given&quot;:&quot;Rafael&quot;},{&quot;family&quot;:&quot;Ventura Santos&quot;,&quot;given&quot;:&quot;Roberto&quot;},{&quot;family&quot;:&quot;Salas-Gismondi&quot;,&quot;given&quot;:&quot;Rodolfo&quot;},{&quot;family&quot;:&quot;Marivaux&quot;,&quot;given&quot;:&quot;Laurent&quot;}],&quot;issued&quot;:{&quot;date-parts&quot;:[[&quot;2021&quot;,7,1]]}}}],&quot;schema&quot;:&quot;https://github.com/citation-style-language/schema/raw/master/csl-citation.json&quot;} RND3hfwFcRelh"/><text:span text:style-name="T36">(37)</text:span><text:reference-mark-end text:name="ZOTERO_ITEM CSL_CITATION {&quot;citationID&quot;:&quot;ax9uaVB1&quot;,&quot;properties&quot;:{&quot;formattedCitation&quot;:&quot;(37)&quot;,&quot;plainCitation&quot;:&quot;(37)&quot;,&quot;noteIndex&quot;:0},&quot;citationItems&quot;:[{&quot;id&quot;:958,&quot;uris&quot;:[&quot;http://zotero.org/users/7245292/items/BBBHDKHA&quot;],&quot;itemData&quot;:{&quot;id&quot;:958,&quot;type&quot;:&quot;article-journal&quot;,&quot;abstract&quot;:&quot;Since 2012, we have investigated a stratigraphic section encompassing the late Eocene–earliest Oligocene interval at Shapaja (Tarapoto area, Peruvian Amazonia, ca. 7°S), through paleontological and geological fieldwork. The measured sedimentary series (120 m-thick [West] plus 90 m-thick [East]), assigned to the upper member of the Pozo Formation, records fluvial micro-conglomeratic lenses intercalated with floodplain and evaporite-rich fine red deposits, estuarine/coastal-plain tidally-influenced fine sandstones, and oxbow lake nodule-rich blue clays. This sedimentary shift coincides locally with the demise of the large Eocene coastal-plain wetland known as Pozo System. The late Eocene–early Oligocene Shapaja section was extensively sampled for chemostratigraphy (δ13C on dispersed organic matter and pedogenic carbonate nodules), which in turn allowed for refining the location of the Eocene-Oligocene Transition (EOT) and other climatic events recognized at a global scale (i.e., Oi-1 and Oi-1a). The section has yielded nine fossil localities with plant remains (leaves, wood, charophytes, and palynomorphs), mollusks, decapods, and/or vertebrates (selachians, actinopterygians, lungfishes, amphibians, sauropsids, and mammals), documenting ~130 distinct taxa. Four localities of the upper member of the Pozo Formation at Shapaja predate the EOT, one is clearly within the EOT, while four are earliest/early Oligocene in age. The small leaf impressions found along the Shapaja section could be indicative of dry and/or seasonal conditions for this region throughout and after the EOT. Monkeys, indicative of tropical rainforest environments, are only recorded in a latest Eocene locality (TAR-21). Two biotic turnovers are perceptible in the selachian, metatherian, and rodent communities, well before the EOT [~35–36 Ma] and a few hundred thousand years after the EOT [~33 Ma]. The latter turnover seems to be primarily related to a global sea-level drop (ichthyofauna: marine-littoral elements replaced by obligate freshwater taxa) and/or the onset of a drier and more seasonal climate in early Oligocene times (terrestrial components). Changes in the structure of the Shapaja paleocommunities were mostly driven by the flexural subsidence during the late Eocene, and then globally driven by the earliest Oligocene climatic deterioration.&quot;,&quot;container-title&quot;:&quot;Global and Planetary Change&quot;,&quot;DOI&quot;:&quot;10.1016/j.gloplacha.2021.103512&quot;,&quot;ISSN&quot;:&quot;0921-8181&quot;,&quot;journalAbbreviation&quot;:&quot;Global and Planetary Change&quot;,&quot;language&quot;:&quot;en&quot;,&quot;page&quot;:&quot;103512&quot;,&quot;source&quot;:&quot;ScienceDirect&quot;,&quot;title&quot;:&quot;Biotic community and landscape changes around the Eocene–Oligocene transition at Shapaja, Peruvian Amazonia: Regional or global drivers?&quot;,&quot;title-short&quot;:&quot;Biotic community and landscape changes around the Eocene–Oligocene transition at Shapaja, Peruvian Amazonia&quot;,&quot;volume&quot;:&quot;202&quot;,&quot;author&quot;:[{&quot;family&quot;:&quot;Antoine&quot;,&quot;given&quot;:&quot;Pierre-Olivier&quot;},{&quot;family&quot;:&quot;Yans&quot;,&quot;given&quot;:&quot;Johan&quot;},{&quot;family&quot;:&quot;Castillo&quot;,&quot;given&quot;:&quot;Angélica Aliaga&quot;},{&quot;family&quot;:&quot;Stutz&quot;,&quot;given&quot;:&quot;Narla&quot;},{&quot;family&quot;:&quot;Abello&quot;,&quot;given&quot;:&quot;M. Alejandra&quot;},{&quot;family&quot;:&quot;Adnet&quot;,&quot;given&quot;:&quot;Sylvain&quot;},{&quot;family&quot;:&quot;Custódio&quot;,&quot;given&quot;:&quot;Michele Andriolli&quot;},{&quot;family&quot;:&quot;Benites-Palomino&quot;,&quot;given&quot;:&quot;Aldo&quot;},{&quot;family&quot;:&quot;Billet&quot;,&quot;given&quot;:&quot;Guillaume&quot;},{&quot;family&quot;:&quot;Boivin&quot;,&quot;given&quot;:&quot;Myriam&quot;},{&quot;family&quot;:&quot;Herrera&quot;,&quot;given&quot;:&quot;Fabiany&quot;},{&quot;family&quot;:&quot;Jaramillo&quot;,&quot;given&quot;:&quot;Carlos&quot;},{&quot;family&quot;:&quot;Mártinez&quot;,&quot;given&quot;:&quot;Camila&quot;},{&quot;family&quot;:&quot;Moreno&quot;,&quot;given&quot;:&quot;Federico&quot;},{&quot;family&quot;:&quot;Navarrete&quot;,&quot;given&quot;:&quot;Rosa E.&quot;},{&quot;family&quot;:&quot;Negri&quot;,&quot;given&quot;:&quot;Francisco Ricardo&quot;},{&quot;family&quot;:&quot;Parra&quot;,&quot;given&quot;:&quot;Francisco&quot;},{&quot;family&quot;:&quot;Pujos&quot;,&quot;given&quot;:&quot;François&quot;},{&quot;family&quot;:&quot;Rage&quot;,&quot;given&quot;:&quot;Jean-Claude&quot;},{&quot;family&quot;:&quot;Ribeiro&quot;,&quot;given&quot;:&quot;Ana Maria&quot;},{&quot;family&quot;:&quot;Robinet&quot;,&quot;given&quot;:&quot;Céline&quot;},{&quot;family&quot;:&quot;Roddaz&quot;,&quot;given&quot;:&quot;Martin&quot;},{&quot;family&quot;:&quot;Tejada-Lara&quot;,&quot;given&quot;:&quot;Julia V.&quot;},{&quot;family&quot;:&quot;Varas-Malca&quot;,&quot;given&quot;:&quot;Rafael&quot;},{&quot;family&quot;:&quot;Ventura Santos&quot;,&quot;given&quot;:&quot;Roberto&quot;},{&quot;family&quot;:&quot;Salas-Gismondi&quot;,&quot;given&quot;:&quot;Rodolfo&quot;},{&quot;family&quot;:&quot;Marivaux&quot;,&quot;given&quot;:&quot;Laurent&quot;}],&quot;issued&quot;:{&quot;date-parts&quot;:[[&quot;2021&quot;,7,1]]}}}],&quot;schema&quot;:&quot;https://github.com/citation-style-language/schema/raw/master/csl-citation.json&quot;} RND3hfwFcRelh"/><text:span text:style-name="T36">, we assume that the spatial scale (i.e., continental vs. global) does not affect the trends and directionality of temperature changes through time, but rather their amplitude. Hence, in the framework of our MBD analyses, the use of a global estimate of paleotemperature is still relevant, as we are more interested in trends than having actual paleotemperature values. </text:span><text:span text:style-name="T71">Also, t</text:span><text:span text:style-name="T36">o date, no regional paleotemperature reconstruction for the South American continent has been produced with the same resolution as the global estimate used in this study </text:span><text:reference-mark-start text:name="ZOTERO_ITEM CSL_CITATION {&quot;citationID&quot;:&quot;q88AXFSO&quot;,&quot;properties&quot;:{&quot;formattedCitation&quot;:&quot;(16)&quot;,&quot;plainCitation&quot;:&quot;(16)&quot;,&quot;noteIndex&quot;:0},&quot;citationItems&quot;:[{&quot;id&quot;:47,&quot;uris&quot;:[&quot;http://zotero.org/users/7245292/items/YDVJFJXL&quot;],&quot;itemData&quot;:{&quot;id&quot;:47,&quot;type&quot;:&quot;article-journal&quot;,&quot;abstract&quot;:&quot;Much of our understanding of Earth’s past climate comes from the measurement of oxygen and carbon isotope variations in deep-sea benthic foraminifera. Yet, long intervals in existing records lack the temporal resolution and age control needed to thoroughly categorize climate states of the Cenozoic era and to study their dynamics. Here, we present a new, highly resolved, astronomically dated, continuous composite of benthic foraminifer isotope records developed in our laboratories. Four climate states—Hothouse, Warmhouse, Coolhouse, Icehouse—are identified on the basis of their distinctive response to astronomical forcing depending on greenhouse gas concentrations and polar ice sheet volume. Statistical analysis of the nonlinear behavior encoded in our record reveals the key role that polar ice volume plays in the predictability of Cenozoic climate dynamics.&quot;,&quot;container-title&quot;:&quot;Science&quot;,&quot;DOI&quot;:&quot;10.1126/science.aba6853&quot;,&quot;issue&quot;:&quot;6509&quot;,&quot;note&quot;:&quot;publisher: American Association for the Advancement of Science&quot;,&quot;page&quot;:&quot;1383-1387&quot;,&quot;source&quot;:&quot;science.org (Atypon)&quot;,&quot;title&quot;:&quot;An astronomically dated record of Earth’s climate and its predictability over the last 66 million years&quot;,&quot;volume&quot;:&quot;369&quot;,&quot;author&quot;:[{&quot;family&quot;:&quot;Westerhold&quot;,&quot;given&quot;:&quot;Thomas&quot;},{&quot;family&quot;:&quot;Marwan&quot;,&quot;given&quot;:&quot;Norbert&quot;},{&quot;family&quot;:&quot;Drury&quot;,&quot;given&quot;:&quot;Anna Joy&quot;},{&quot;family&quot;:&quot;Liebrand&quot;,&quot;given&quot;:&quot;Diederik&quot;},{&quot;family&quot;:&quot;Agnini&quot;,&quot;given&quot;:&quot;Claudia&quot;},{&quot;family&quot;:&quot;Anagnostou&quot;,&quot;given&quot;:&quot;Eleni&quot;},{&quot;family&quot;:&quot;Barnet&quot;,&quot;given&quot;:&quot;James S. K.&quot;},{&quot;family&quot;:&quot;Bohaty&quot;,&quot;given&quot;:&quot;Steven M.&quot;},{&quot;family&quot;:&quot;De Vleeschouwer&quot;,&quot;given&quot;:&quot;David&quot;},{&quot;family&quot;:&quot;Florindo&quot;,&quot;given&quot;:&quot;Fabio&quot;},{&quot;family&quot;:&quot;Frederichs&quot;,&quot;given&quot;:&quot;Thomas&quot;},{&quot;family&quot;:&quot;Hodell&quot;,&quot;given&quot;:&quot;David A.&quot;},{&quot;family&quot;:&quot;Holbourn&quot;,&quot;given&quot;:&quot;Ann E.&quot;},{&quot;family&quot;:&quot;Kroon&quot;,&quot;given&quot;:&quot;Dick&quot;},{&quot;family&quot;:&quot;Lauretano&quot;,&quot;given&quot;:&quot;Vittoria&quot;},{&quot;family&quot;:&quot;Littler&quot;,&quot;given&quot;:&quot;Kate&quot;},{&quot;family&quot;:&quot;Lourens&quot;,&quot;given&quot;:&quot;Lucas J.&quot;},{&quot;family&quot;:&quot;Lyle&quot;,&quot;given&quot;:&quot;Mitchell&quot;},{&quot;family&quot;:&quot;Pälike&quot;,&quot;given&quot;:&quot;Heiko&quot;},{&quot;family&quot;:&quot;Röhl&quot;,&quot;given&quot;:&quot;Ursula&quot;},{&quot;family&quot;:&quot;Tian&quot;,&quot;given&quot;:&quot;Jun&quot;},{&quot;family&quot;:&quot;Wilkens&quot;,&quot;given&quot;:&quot;Roy H.&quot;},{&quot;family&quot;:&quot;Wilson&quot;,&quot;given&quot;:&quot;Paul A.&quot;},{&quot;family&quot;:&quot;Zachos&quot;,&quot;given&quot;:&quot;James C.&quot;}],&quot;issued&quot;:{&quot;date-parts&quot;:[[&quot;2020&quot;,9,11]]}}}],&quot;schema&quot;:&quot;https://github.com/citation-style-language/schema/raw/master/csl-citation.json&quot;} RNDiwid32wpys"/><text:span text:style-name="T36">(16)</text:span><text:reference-mark-end text:name="ZOTERO_ITEM CSL_CITATION {&quot;citationID&quot;:&quot;q88AXFSO&quot;,&quot;properties&quot;:{&quot;formattedCitation&quot;:&quot;(16)&quot;,&quot;plainCitation&quot;:&quot;(16)&quot;,&quot;noteIndex&quot;:0},&quot;citationItems&quot;:[{&quot;id&quot;:47,&quot;uris&quot;:[&quot;http://zotero.org/users/7245292/items/YDVJFJXL&quot;],&quot;itemData&quot;:{&quot;id&quot;:47,&quot;type&quot;:&quot;article-journal&quot;,&quot;abstract&quot;:&quot;Much of our understanding of Earth’s past climate comes from the measurement of oxygen and carbon isotope variations in deep-sea benthic foraminifera. Yet, long intervals in existing records lack the temporal resolution and age control needed to thoroughly categorize climate states of the Cenozoic era and to study their dynamics. Here, we present a new, highly resolved, astronomically dated, continuous composite of benthic foraminifer isotope records developed in our laboratories. Four climate states—Hothouse, Warmhouse, Coolhouse, Icehouse—are identified on the basis of their distinctive response to astronomical forcing depending on greenhouse gas concentrations and polar ice sheet volume. Statistical analysis of the nonlinear behavior encoded in our record reveals the key role that polar ice volume plays in the predictability of Cenozoic climate dynamics.&quot;,&quot;container-title&quot;:&quot;Science&quot;,&quot;DOI&quot;:&quot;10.1126/science.aba6853&quot;,&quot;issue&quot;:&quot;6509&quot;,&quot;note&quot;:&quot;publisher: American Association for the Advancement of Science&quot;,&quot;page&quot;:&quot;1383-1387&quot;,&quot;source&quot;:&quot;science.org (Atypon)&quot;,&quot;title&quot;:&quot;An astronomically dated record of Earth’s climate and its predictability over the last 66 million years&quot;,&quot;volume&quot;:&quot;369&quot;,&quot;author&quot;:[{&quot;family&quot;:&quot;Westerhold&quot;,&quot;given&quot;:&quot;Thomas&quot;},{&quot;family&quot;:&quot;Marwan&quot;,&quot;given&quot;:&quot;Norbert&quot;},{&quot;family&quot;:&quot;Drury&quot;,&quot;given&quot;:&quot;Anna Joy&quot;},{&quot;family&quot;:&quot;Liebrand&quot;,&quot;given&quot;:&quot;Diederik&quot;},{&quot;family&quot;:&quot;Agnini&quot;,&quot;given&quot;:&quot;Claudia&quot;},{&quot;family&quot;:&quot;Anagnostou&quot;,&quot;given&quot;:&quot;Eleni&quot;},{&quot;family&quot;:&quot;Barnet&quot;,&quot;given&quot;:&quot;James S. K.&quot;},{&quot;family&quot;:&quot;Bohaty&quot;,&quot;given&quot;:&quot;Steven M.&quot;},{&quot;family&quot;:&quot;De Vleeschouwer&quot;,&quot;given&quot;:&quot;David&quot;},{&quot;family&quot;:&quot;Florindo&quot;,&quot;given&quot;:&quot;Fabio&quot;},{&quot;family&quot;:&quot;Frederichs&quot;,&quot;given&quot;:&quot;Thomas&quot;},{&quot;family&quot;:&quot;Hodell&quot;,&quot;given&quot;:&quot;David A.&quot;},{&quot;family&quot;:&quot;Holbourn&quot;,&quot;given&quot;:&quot;Ann E.&quot;},{&quot;family&quot;:&quot;Kroon&quot;,&quot;given&quot;:&quot;Dick&quot;},{&quot;family&quot;:&quot;Lauretano&quot;,&quot;given&quot;:&quot;Vittoria&quot;},{&quot;family&quot;:&quot;Littler&quot;,&quot;given&quot;:&quot;Kate&quot;},{&quot;family&quot;:&quot;Lourens&quot;,&quot;given&quot;:&quot;Lucas J.&quot;},{&quot;family&quot;:&quot;Lyle&quot;,&quot;given&quot;:&quot;Mitchell&quot;},{&quot;family&quot;:&quot;Pälike&quot;,&quot;given&quot;:&quot;Heiko&quot;},{&quot;family&quot;:&quot;Röhl&quot;,&quot;given&quot;:&quot;Ursula&quot;},{&quot;family&quot;:&quot;Tian&quot;,&quot;given&quot;:&quot;Jun&quot;},{&quot;family&quot;:&quot;Wilkens&quot;,&quot;given&quot;:&quot;Roy H.&quot;},{&quot;family&quot;:&quot;Wilson&quot;,&quot;given&quot;:&quot;Paul A.&quot;},{&quot;family&quot;:&quot;Zachos&quot;,&quot;given&quot;:&quot;James C.&quot;}],&quot;issued&quot;:{&quot;date-parts&quot;:[[&quot;2020&quot;,9,11]]}}}],&quot;schema&quot;:&quot;https://github.com/citation-style-language/schema/raw/master/csl-citation.json&quot;} RNDiwid32wpys"/><text:span text:style-name="T36">.</text:span></text:p>
      <text:p text:style-name="P39"><text:span text:style-name="T160"><text:tab/>We obtained a weak but significant positive correlation between </text:span><text:span text:style-name="T199">the </text:span><text:span text:style-name="T160">Oligocene mammal extinction rate and the Andean uplift (</text:span><text:span text:style-name="T218">G</text:span><text:span text:style-name="T140">µ</text:span><text:span text:style-name="T160"> = 0.02, </text:span><text:span text:style-name="T218">w</text:span><text:span text:style-name="T140">µ</text:span><text:span text:style-name="T160"> = 0.87) (</text:span><text:span text:style-name="T231">Fig. 4, </text:span><text:span text:style-name="T226">SI Appendix, </text:span><text:span text:style-name="T231">Tab. S3-6</text:span><text:span text:style-name="T160">). Mountain-building processes are known to greatly influence species diversity </text:span><text:reference-mark-start text:name="ZOTERO_ITEM CSL_CITATION {&quot;citationID&quot;:&quot;LxXv8TD0&quot;,&quot;properties&quot;:{&quot;formattedCitation&quot;:&quot;(69)&quot;,&quot;plainCitation&quot;:&quot;(69)&quot;,&quot;noteIndex&quot;:0},&quot;citationItems&quot;:[{&quot;id&quot;:6351,&quot;uris&quot;:[&quot;http://zotero.org/users/7245292/items/67XL46GA&quot;],&quot;itemData&quot;:{&quot;id&quot;:6351,&quot;type&quot;:&quot;article-journal&quot;,&quot;abstract&quot;:&quot;Mountains are key features of the Earth’s surface and host a substantial proportion of the world’s species. However, the links between the evolution and distribution of biodiversity and the formation of mountains remain poorly understood. Here, we integrate multiple datasets to assess the relationships between species richness in mountains, geology and climate at global and regional scales. Specifically, we analyse how erosion, relief, soil and climate relate to the geographical distribution of terrestrial tetrapods, which include amphibians, birds and mammals. We find that centres of species richness correlate with areas of high temperatures, annual rainfall and topographic relief, supporting previous studies. We unveil additional links between mountain-building processes and biodiversity: species richness correlates with erosion rates and heterogeneity of soil types, with a varying response across continents. These additional links are prominent but under-explored, and probably relate to the interplay between surface uplift, climate change and atmospheric circulation through time. They are also influenced by the location and orientation of mountain ranges in relation to air circulation patterns, and how species diversification, dispersal and refugia respond to climate change. A better understanding of biosphere–lithosphere interactions is needed to understand the patterns and evolution of mountain biodiversity across space and time.&quot;,&quot;container-title&quot;:&quot;Nature Geoscience&quot;,&quot;DOI&quot;:&quot;10.1038/s41561-018-0236-z&quot;,&quot;ISSN&quot;:&quot;1752-0908&quot;,&quot;issue&quot;:&quot;10&quot;,&quot;journalAbbreviation&quot;:&quot;Nature Geosci&quot;,&quot;language&quot;:&quot;en&quot;,&quot;license&quot;:&quot;2018 The Author(s), under exclusive licence to Springer Nature Limited&quot;,&quot;note&quot;:&quot;publisher: Nature Publishing Group&quot;,&quot;page&quot;:&quot;718-725&quot;,&quot;source&quot;:&quot;www.nature.com&quot;,&quot;title&quot;:&quot;Geological and climatic influences on mountain biodiversity&quot;,&quot;volume&quot;:&quot;11&quot;,&quot;author&quot;:[{&quot;family&quot;:&quot;Antonelli&quot;,&quot;given&quot;:&quot;Alexandre&quot;},{&quot;family&quot;:&quot;Kissling&quot;,&quot;given&quot;:&quot;W. Daniel&quot;},{&quot;family&quot;:&quot;Flantua&quot;,&quot;given&quot;:&quot;Suzette G. A.&quot;},{&quot;family&quot;:&quot;Bermúdez&quot;,&quot;given&quot;:&quot;Mauricio A.&quot;},{&quot;family&quot;:&quot;Mulch&quot;,&quot;given&quot;:&quot;Andreas&quot;},{&quot;family&quot;:&quot;Muellner-Riehl&quot;,&quot;given&quot;:&quot;Alexandra N.&quot;},{&quot;family&quot;:&quot;Kreft&quot;,&quot;given&quot;:&quot;Holger&quot;},{&quot;family&quot;:&quot;Linder&quot;,&quot;given&quot;:&quot;H. Peter&quot;},{&quot;family&quot;:&quot;Badgley&quot;,&quot;given&quot;:&quot;Catherine&quot;},{&quot;family&quot;:&quot;Fjeldså&quot;,&quot;given&quot;:&quot;Jon&quot;},{&quot;family&quot;:&quot;Fritz&quot;,&quot;given&quot;:&quot;Susanne A.&quot;},{&quot;family&quot;:&quot;Rahbek&quot;,&quot;given&quot;:&quot;Carsten&quot;},{&quot;family&quot;:&quot;Herman&quot;,&quot;given&quot;:&quot;Frédéric&quot;},{&quot;family&quot;:&quot;Hooghiemstra&quot;,&quot;given&quot;:&quot;Henry&quot;},{&quot;family&quot;:&quot;Hoorn&quot;,&quot;given&quot;:&quot;Carina&quot;}],&quot;issued&quot;:{&quot;date-parts&quot;:[[&quot;2018&quot;,10]]}}}],&quot;schema&quot;:&quot;https://github.com/citation-style-language/schema/raw/master/csl-citation.json&quot;} RND5dg8gl5GZS"/><text:span text:style-name="T160">(69)</text:span><text:reference-mark-end text:name="ZOTERO_ITEM CSL_CITATION {&quot;citationID&quot;:&quot;LxXv8TD0&quot;,&quot;properties&quot;:{&quot;formattedCitation&quot;:&quot;(69)&quot;,&quot;plainCitation&quot;:&quot;(69)&quot;,&quot;noteIndex&quot;:0},&quot;citationItems&quot;:[{&quot;id&quot;:6351,&quot;uris&quot;:[&quot;http://zotero.org/users/7245292/items/67XL46GA&quot;],&quot;itemData&quot;:{&quot;id&quot;:6351,&quot;type&quot;:&quot;article-journal&quot;,&quot;abstract&quot;:&quot;Mountains are key features of the Earth’s surface and host a substantial proportion of the world’s species. However, the links between the evolution and distribution of biodiversity and the formation of mountains remain poorly understood. Here, we integrate multiple datasets to assess the relationships between species richness in mountains, geology and climate at global and regional scales. Specifically, we analyse how erosion, relief, soil and climate relate to the geographical distribution of terrestrial tetrapods, which include amphibians, birds and mammals. We find that centres of species richness correlate with areas of high temperatures, annual rainfall and topographic relief, supporting previous studies. We unveil additional links between mountain-building processes and biodiversity: species richness correlates with erosion rates and heterogeneity of soil types, with a varying response across continents. These additional links are prominent but under-explored, and probably relate to the interplay between surface uplift, climate change and atmospheric circulation through time. They are also influenced by the location and orientation of mountain ranges in relation to air circulation patterns, and how species diversification, dispersal and refugia respond to climate change. A better understanding of biosphere–lithosphere interactions is needed to understand the patterns and evolution of mountain biodiversity across space and time.&quot;,&quot;container-title&quot;:&quot;Nature Geoscience&quot;,&quot;DOI&quot;:&quot;10.1038/s41561-018-0236-z&quot;,&quot;ISSN&quot;:&quot;1752-0908&quot;,&quot;issue&quot;:&quot;10&quot;,&quot;journalAbbreviation&quot;:&quot;Nature Geosci&quot;,&quot;language&quot;:&quot;en&quot;,&quot;license&quot;:&quot;2018 The Author(s), under exclusive licence to Springer Nature Limited&quot;,&quot;note&quot;:&quot;publisher: Nature Publishing Group&quot;,&quot;page&quot;:&quot;718-725&quot;,&quot;source&quot;:&quot;www.nature.com&quot;,&quot;title&quot;:&quot;Geological and climatic influences on mountain biodiversity&quot;,&quot;volume&quot;:&quot;11&quot;,&quot;author&quot;:[{&quot;family&quot;:&quot;Antonelli&quot;,&quot;given&quot;:&quot;Alexandre&quot;},{&quot;family&quot;:&quot;Kissling&quot;,&quot;given&quot;:&quot;W. Daniel&quot;},{&quot;family&quot;:&quot;Flantua&quot;,&quot;given&quot;:&quot;Suzette G. A.&quot;},{&quot;family&quot;:&quot;Bermúdez&quot;,&quot;given&quot;:&quot;Mauricio A.&quot;},{&quot;family&quot;:&quot;Mulch&quot;,&quot;given&quot;:&quot;Andreas&quot;},{&quot;family&quot;:&quot;Muellner-Riehl&quot;,&quot;given&quot;:&quot;Alexandra N.&quot;},{&quot;family&quot;:&quot;Kreft&quot;,&quot;given&quot;:&quot;Holger&quot;},{&quot;family&quot;:&quot;Linder&quot;,&quot;given&quot;:&quot;H. Peter&quot;},{&quot;family&quot;:&quot;Badgley&quot;,&quot;given&quot;:&quot;Catherine&quot;},{&quot;family&quot;:&quot;Fjeldså&quot;,&quot;given&quot;:&quot;Jon&quot;},{&quot;family&quot;:&quot;Fritz&quot;,&quot;given&quot;:&quot;Susanne A.&quot;},{&quot;family&quot;:&quot;Rahbek&quot;,&quot;given&quot;:&quot;Carsten&quot;},{&quot;family&quot;:&quot;Herman&quot;,&quot;given&quot;:&quot;Frédéric&quot;},{&quot;family&quot;:&quot;Hooghiemstra&quot;,&quot;given&quot;:&quot;Henry&quot;},{&quot;family&quot;:&quot;Hoorn&quot;,&quot;given&quot;:&quot;Carina&quot;}],&quot;issued&quot;:{&quot;date-parts&quot;:[[&quot;2018&quot;,10]]}}}],&quot;schema&quot;:&quot;https://github.com/citation-style-language/schema/raw/master/csl-citation.json&quot;} RND5dg8gl5GZS"/><text:span text:style-name="T160">, and previous studies illustrated the key importance of the Andes in shaping diversity patterns of a wide range of South-American organisms, even in the early stages of the build-up of the chain </text:span><text:reference-mark-start text:name="ZOTERO_ITEM CSL_CITATION {&quot;citationID&quot;:&quot;L8RvLK0G&quot;,&quot;properties&quot;:{&quot;formattedCitation&quot;:&quot;(70\\uc0\\u8211{}72)&quot;,&quot;plainCitation&quot;:&quot;(70–72)&quot;,&quot;noteIndex&quot;:0},&quot;citationItems&quot;:[{&quot;id&quot;:6955,&quot;uris&quot;:[&quot;http://zotero.org/users/7245292/items/TL2VRYZB&quot;],&quot;itemData&quot;:{&quot;id&quot;:6955,&quot;type&quot;:&quot;article-journal&quot;,&quot;abstract&quot;:&quot;Recent phylogenetic studies have revealed the major role played by the uplift of the Andes in the extraordinary diversification of the Neotropical flora. These studies, however, have typically considered the Andean uplift as a single, time-limited event fostering the evolution of highland elements. This contrasts with geological reconstructions indicating that the uplift occurred in discrete periods from west to east and that it affected different regions at different times. We introduce an approach for integrating Andean tectonics with biogeographic reconstructions of Neotropical plants, using the coffee family (Rubiaceae) as a model group. The distribution of this family spans highland and montane habitats as well as tropical lowlands of Central and South America, thus offering a unique opportunity to study the influence of the Andean uplift on the entire Neotropical flora. Our results suggest that the Rubiaceae originated in the Paleotropics and used the boreotropical connection to reach South America. The biogeographic patterns found corroborate the existence of a long-lasting dispersal barrier between the Northern and Central Andes, the “Western Andean Portal.” The uplift of the Eastern Cordillera ended this barrier, allowing dispersal of boreotropical lineages to the South, but gave rise to a huge wetland system (“Lake Pebas”) in western Amazonia that prevented in situ speciation and floristic dispersal between the Andes and Amazonia for at least 6 million years. Here, we provide evidence of these events in plants.&quot;,&quot;container-title&quot;:&quot;Proceedings of the National Academy of Sciences&quot;,&quot;DOI&quot;:&quot;10.1073/pnas.0811421106&quot;,&quot;issue&quot;:&quot;24&quot;,&quot;journalAbbreviation&quot;:&quot;Proc. Nat. Acad. Sc. U.S.A&quot;,&quot;note&quot;:&quot;publisher: Proceedings of the National Academy of Sciences&quot;,&quot;page&quot;:&quot;9749-9754&quot;,&quot;source&quot;:&quot;pnas.org (Atypon)&quot;,&quot;title&quot;:&quot;Tracing the impact of the Andean uplift on Neotropical plant evolution&quot;,&quot;volume&quot;:&quot;106&quot;,&quot;author&quot;:[{&quot;family&quot;:&quot;Antonelli&quot;,&quot;given&quot;:&quot;Alexandre&quot;},{&quot;family&quot;:&quot;Nylander&quot;,&quot;given&quot;:&quot;Johan A. A.&quot;},{&quot;family&quot;:&quot;Persson&quot;,&quot;given&quot;:&quot;Claes&quot;},{&quot;family&quot;:&quot;Sanmartín&quot;,&quot;given&quot;:&quot;Isabel&quot;}],&quot;issued&quot;:{&quot;date-parts&quot;:[[&quot;2009&quot;,6,16]]}}},{&quot;id&quot;:50,&quot;uris&quot;:[&quot;http://zotero.org/users/7245292/items/KMDQBBZA&quot;],&quot;itemData&quot;:{&quot;id&quot;:50,&quot;type&quot;:&quot;article-journal&quot;,&quot;abstract&quot;:&quot;Mountainous areas host a disproportionately large fraction of Earth's biodiversity, suggesting a causal relationship between mountain building and biological diversification. Mountain clade radiations are generally associated with changes in environment, climate, and the increase in heterogeneity therein during mountain building. However, examining the causal relationship between mountain building and diversification is a complex challenge, because isolating the effects of surface uplift from other abiotic (climate) or biotic variables is not straightforward. In this study, we investigate the relative contributions of abiotic climate-driven (temperature) and geology-driven (elevation) drivers on evolutionary rates of ancient groups of organisms in the South American Andes. We present regional curves of Andean elevation based on a recent compilation of paleo-elevational data back to the Late Cretaceous, and analyse the diversification history of six Andean frog and lizard families that originated equally far back in time. For two clades (Aromobatidae and Leptodactylidae), we find that they diversified most rapidly during the early phase of mountain building (Late Cretaceous - Paleogene), when the first high-elevation habitats emerged in South America. The diversification of one clade (Centrolenidae) is correlated with Cenozoic temperature variations, with higher speciation rates during warm periods. The last three clades (Dendrobatidae, Hemiphractidae and Liolaemidae) are best explained by environment-independent diversification, although for Liolaemidae, an almost equally strong positive correlation was found between speciation and Andean elevation since the late Eocene. Our findings imply that throughout the long-lived history of surface uplift in the Andes, mountain building drove the diversification of different clades at different times, while not directly affecting other clades. Our study illustrates the importance of paleogeographic reconstructions that capture the complexity and heterogeneity of mountain building in our understanding of the effects that a changing environment plays in shaping biodiversity patterns observed today.&quot;,&quot;container-title&quot;:&quot;Global and Planetary Change&quot;,&quot;DOI&quot;:&quot;10.1016/j.gloplacha.2021.103704&quot;,&quot;ISSN&quot;:&quot;0921-8181&quot;,&quot;journalAbbreviation&quot;:&quot;Global and Planetary Change&quot;,&quot;language&quot;:&quot;en&quot;,&quot;page&quot;:&quot;103704&quot;,&quot;source&quot;:&quot;ScienceDirect&quot;,&quot;title&quot;:&quot;Mountain radiations are not only rapid and recent: Ancient diversification of South American frog and lizard families related to Paleogene Andean orogeny and Cenozoic climate variations&quot;,&quot;title-short&quot;:&quot;Mountain radiations are not only rapid and recent&quot;,&quot;volume&quot;:&quot;208&quot;,&quot;author&quot;:[{&quot;family&quot;:&quot;Boschman&quot;,&quot;given&quot;:&quot;Lydian M.&quot;},{&quot;family&quot;:&quot;Condamine&quot;,&quot;given&quot;:&quot;Fabien L.&quot;}],&quot;issued&quot;:{&quot;date-parts&quot;:[[&quot;2022&quot;,1,1]]}}},{&quot;id&quot;:4667,&quot;uris&quot;:[&quot;http://zotero.org/users/7245292/items/J6ZMVHZB&quot;],&quot;itemData&quot;:{&quot;id&quot;:4667,&quot;type&quot;:&quot;article-journal&quot;,&quot;abstract&quot;:&quot;The Andean mountains stand out for their striking species richness and endemicity that characterize many emblematic Neotropical clades distributed in or around these mountains. The radiation of the Sigmodontinae subfamily, the most diversified mammalian group in the Neotropics, has been historically related to Andean orogenesis. We aim to evaluate this interplay between geological processes and biological responses through the diversification dynamics, the biogeographical history, and the range evolution of the subfamily. For these, we built the most comprehensive phylogeny and gathered 14,836 occurrences for the subfamily. We identified one shift in the speciation rate in the genus Akodon, which suffered their Andean radiation after the arrival of non-Andean ancestors. Our biogeographic analyses show multiple dispersal paths throughout the evolution that allowed this subfamily to colonize all Neotropics. The Northern Andes and Central-Southern Andes were the most important sources of diversity. In addition, the Central-Southern Andes were the most relevant sink, receiving the highest number of lineages. The Andean region exhibited higher speciation and turnover rates than non-Andean regions. Thus, our results support the crucial role of the Andean Mountains in the Sigmodontinae radiation, acting as a \&quot;macroevolutionary cradle\&quot; and \&quot;species attractor\&quot; for several sigmodontine lineages at different times, and as a \&quot;species pump\&quot; becoming the biogeographic source of multiple widely distributed neotropical lineages. Then, complex macroevolutionary dynamics would explain these rodents' high extant Andean diversity and their wide distribution in the Neotropics.&quot;,&quot;container-title&quot;:&quot;Scientific Reports&quot;,&quot;DOI&quot;:&quot;10.1038/s41598-023-28497-0&quot;,&quot;ISSN&quot;:&quot;2045-2322&quot;,&quot;issue&quot;:&quot;1&quot;,&quot;journalAbbreviation&quot;:&quot;Sci Rep&quot;,&quot;language&quot;:&quot;en&quot;,&quot;license&quot;:&quot;2023 The Author(s)&quot;,&quot;note&quot;:&quot;number: 1\npublisher: Nature Publishing Group&quot;,&quot;page&quot;:&quot;2207&quot;,&quot;source&quot;:&quot;www.nature.com&quot;,&quot;title&quot;:&quot;The importance of the Andes in the evolutionary radiation of Sigmodontinae (Rodentia, Cricetidae), the most diverse group of mammals in the Neotropics&quot;,&quot;volume&quot;:&quot;13&quot;,&quot;author&quot;:[{&quot;family&quot;:&quot;Vallejos-Garrido&quot;,&quot;given&quot;:&quot;Paulo&quot;},{&quot;family&quot;:&quot;Pino&quot;,&quot;given&quot;:&quot;Kateryn&quot;},{&quot;family&quot;:&quot;Espinoza-Aravena&quot;,&quot;given&quot;:&quot;Nicolás&quot;},{&quot;family&quot;:&quot;Pari&quot;,&quot;given&quot;:&quot;Alexander&quot;},{&quot;family&quot;:&quot;Inostroza-Michael&quot;,&quot;given&quot;:&quot;Oscar&quot;},{&quot;family&quot;:&quot;Toledo-Muñoz&quot;,&quot;given&quot;:&quot;Macarena&quot;},{&quot;family&quot;:&quot;Castillo-Ravanal&quot;,&quot;given&quot;:&quot;Boris&quot;},{&quot;family&quot;:&quot;Romero-Alarcón&quot;,&quot;given&quot;:&quot;Viviana&quot;},{&quot;family&quot;:&quot;Hernández&quot;,&quot;given&quot;:&quot;Cristián E.&quot;},{&quot;family&quot;:&quot;Palma&quot;,&quot;given&quot;:&quot;R. Eduardo&quot;},{&quot;family&quot;:&quot;Rodríguez-Serrano&quot;,&quot;given&quot;:&quot;Enrique&quot;}],&quot;issued&quot;:{&quot;date-parts&quot;:[[&quot;2023&quot;,2,7]]}}}],&quot;schema&quot;:&quot;https://github.com/citation-style-language/schema/raw/master/csl-citation.json&quot;} RNDnLlKwfa9d3"/><text:span text:style-name="T151">(70</text:span><text:span text:style-name="T149">–72)</text:span><text:reference-mark-end text:name="ZOTERO_ITEM CSL_CITATION {&quot;citationID&quot;:&quot;L8RvLK0G&quot;,&quot;properties&quot;:{&quot;formattedCitation&quot;:&quot;(70\\uc0\\u8211{}72)&quot;,&quot;plainCitation&quot;:&quot;(70–72)&quot;,&quot;noteIndex&quot;:0},&quot;citationItems&quot;:[{&quot;id&quot;:6955,&quot;uris&quot;:[&quot;http://zotero.org/users/7245292/items/TL2VRYZB&quot;],&quot;itemData&quot;:{&quot;id&quot;:6955,&quot;type&quot;:&quot;article-journal&quot;,&quot;abstract&quot;:&quot;Recent phylogenetic studies have revealed the major role played by the uplift of the Andes in the extraordinary diversification of the Neotropical flora. These studies, however, have typically considered the Andean uplift as a single, time-limited event fostering the evolution of highland elements. This contrasts with geological reconstructions indicating that the uplift occurred in discrete periods from west to east and that it affected different regions at different times. We introduce an approach for integrating Andean tectonics with biogeographic reconstructions of Neotropical plants, using the coffee family (Rubiaceae) as a model group. The distribution of this family spans highland and montane habitats as well as tropical lowlands of Central and South America, thus offering a unique opportunity to study the influence of the Andean uplift on the entire Neotropical flora. Our results suggest that the Rubiaceae originated in the Paleotropics and used the boreotropical connection to reach South America. The biogeographic patterns found corroborate the existence of a long-lasting dispersal barrier between the Northern and Central Andes, the “Western Andean Portal.” The uplift of the Eastern Cordillera ended this barrier, allowing dispersal of boreotropical lineages to the South, but gave rise to a huge wetland system (“Lake Pebas”) in western Amazonia that prevented in situ speciation and floristic dispersal between the Andes and Amazonia for at least 6 million years. Here, we provide evidence of these events in plants.&quot;,&quot;container-title&quot;:&quot;Proceedings of the National Academy of Sciences&quot;,&quot;DOI&quot;:&quot;10.1073/pnas.0811421106&quot;,&quot;issue&quot;:&quot;24&quot;,&quot;journalAbbreviation&quot;:&quot;Proc. Nat. Acad. Sc. U.S.A&quot;,&quot;note&quot;:&quot;publisher: Proceedings of the National Academy of Sciences&quot;,&quot;page&quot;:&quot;9749-9754&quot;,&quot;source&quot;:&quot;pnas.org (Atypon)&quot;,&quot;title&quot;:&quot;Tracing the impact of the Andean uplift on Neotropical plant evolution&quot;,&quot;volume&quot;:&quot;106&quot;,&quot;author&quot;:[{&quot;family&quot;:&quot;Antonelli&quot;,&quot;given&quot;:&quot;Alexandre&quot;},{&quot;family&quot;:&quot;Nylander&quot;,&quot;given&quot;:&quot;Johan A. A.&quot;},{&quot;family&quot;:&quot;Persson&quot;,&quot;given&quot;:&quot;Claes&quot;},{&quot;family&quot;:&quot;Sanmartín&quot;,&quot;given&quot;:&quot;Isabel&quot;}],&quot;issued&quot;:{&quot;date-parts&quot;:[[&quot;2009&quot;,6,16]]}}},{&quot;id&quot;:50,&quot;uris&quot;:[&quot;http://zotero.org/users/7245292/items/KMDQBBZA&quot;],&quot;itemData&quot;:{&quot;id&quot;:50,&quot;type&quot;:&quot;article-journal&quot;,&quot;abstract&quot;:&quot;Mountainous areas host a disproportionately large fraction of Earth's biodiversity, suggesting a causal relationship between mountain building and biological diversification. Mountain clade radiations are generally associated with changes in environment, climate, and the increase in heterogeneity therein during mountain building. However, examining the causal relationship between mountain building and diversification is a complex challenge, because isolating the effects of surface uplift from other abiotic (climate) or biotic variables is not straightforward. In this study, we investigate the relative contributions of abiotic climate-driven (temperature) and geology-driven (elevation) drivers on evolutionary rates of ancient groups of organisms in the South American Andes. We present regional curves of Andean elevation based on a recent compilation of paleo-elevational data back to the Late Cretaceous, and analyse the diversification history of six Andean frog and lizard families that originated equally far back in time. For two clades (Aromobatidae and Leptodactylidae), we find that they diversified most rapidly during the early phase of mountain building (Late Cretaceous - Paleogene), when the first high-elevation habitats emerged in South America. The diversification of one clade (Centrolenidae) is correlated with Cenozoic temperature variations, with higher speciation rates during warm periods. The last three clades (Dendrobatidae, Hemiphractidae and Liolaemidae) are best explained by environment-independent diversification, although for Liolaemidae, an almost equally strong positive correlation was found between speciation and Andean elevation since the late Eocene. Our findings imply that throughout the long-lived history of surface uplift in the Andes, mountain building drove the diversification of different clades at different times, while not directly affecting other clades. Our study illustrates the importance of paleogeographic reconstructions that capture the complexity and heterogeneity of mountain building in our understanding of the effects that a changing environment plays in shaping biodiversity patterns observed today.&quot;,&quot;container-title&quot;:&quot;Global and Planetary Change&quot;,&quot;DOI&quot;:&quot;10.1016/j.gloplacha.2021.103704&quot;,&quot;ISSN&quot;:&quot;0921-8181&quot;,&quot;journalAbbreviation&quot;:&quot;Global and Planetary Change&quot;,&quot;language&quot;:&quot;en&quot;,&quot;page&quot;:&quot;103704&quot;,&quot;source&quot;:&quot;ScienceDirect&quot;,&quot;title&quot;:&quot;Mountain radiations are not only rapid and recent: Ancient diversification of South American frog and lizard families related to Paleogene Andean orogeny and Cenozoic climate variations&quot;,&quot;title-short&quot;:&quot;Mountain radiations are not only rapid and recent&quot;,&quot;volume&quot;:&quot;208&quot;,&quot;author&quot;:[{&quot;family&quot;:&quot;Boschman&quot;,&quot;given&quot;:&quot;Lydian M.&quot;},{&quot;family&quot;:&quot;Condamine&quot;,&quot;given&quot;:&quot;Fabien L.&quot;}],&quot;issued&quot;:{&quot;date-parts&quot;:[[&quot;2022&quot;,1,1]]}}},{&quot;id&quot;:4667,&quot;uris&quot;:[&quot;http://zotero.org/users/7245292/items/J6ZMVHZB&quot;],&quot;itemData&quot;:{&quot;id&quot;:4667,&quot;type&quot;:&quot;article-journal&quot;,&quot;abstract&quot;:&quot;The Andean mountains stand out for their striking species richness and endemicity that characterize many emblematic Neotropical clades distributed in or around these mountains. The radiation of the Sigmodontinae subfamily, the most diversified mammalian group in the Neotropics, has been historically related to Andean orogenesis. We aim to evaluate this interplay between geological processes and biological responses through the diversification dynamics, the biogeographical history, and the range evolution of the subfamily. For these, we built the most comprehensive phylogeny and gathered 14,836 occurrences for the subfamily. We identified one shift in the speciation rate in the genus Akodon, which suffered their Andean radiation after the arrival of non-Andean ancestors. Our biogeographic analyses show multiple dispersal paths throughout the evolution that allowed this subfamily to colonize all Neotropics. The Northern Andes and Central-Southern Andes were the most important sources of diversity. In addition, the Central-Southern Andes were the most relevant sink, receiving the highest number of lineages. The Andean region exhibited higher speciation and turnover rates than non-Andean regions. Thus, our results support the crucial role of the Andean Mountains in the Sigmodontinae radiation, acting as a \&quot;macroevolutionary cradle\&quot; and \&quot;species attractor\&quot; for several sigmodontine lineages at different times, and as a \&quot;species pump\&quot; becoming the biogeographic source of multiple widely distributed neotropical lineages. Then, complex macroevolutionary dynamics would explain these rodents' high extant Andean diversity and their wide distribution in the Neotropics.&quot;,&quot;container-title&quot;:&quot;Scientific Reports&quot;,&quot;DOI&quot;:&quot;10.1038/s41598-023-28497-0&quot;,&quot;ISSN&quot;:&quot;2045-2322&quot;,&quot;issue&quot;:&quot;1&quot;,&quot;journalAbbreviation&quot;:&quot;Sci Rep&quot;,&quot;language&quot;:&quot;en&quot;,&quot;license&quot;:&quot;2023 The Author(s)&quot;,&quot;note&quot;:&quot;number: 1\npublisher: Nature Publishing Group&quot;,&quot;page&quot;:&quot;2207&quot;,&quot;source&quot;:&quot;www.nature.com&quot;,&quot;title&quot;:&quot;The importance of the Andes in the evolutionary radiation of Sigmodontinae (Rodentia, Cricetidae), the most diverse group of mammals in the Neotropics&quot;,&quot;volume&quot;:&quot;13&quot;,&quot;author&quot;:[{&quot;family&quot;:&quot;Vallejos-Garrido&quot;,&quot;given&quot;:&quot;Paulo&quot;},{&quot;family&quot;:&quot;Pino&quot;,&quot;given&quot;:&quot;Kateryn&quot;},{&quot;family&quot;:&quot;Espinoza-Aravena&quot;,&quot;given&quot;:&quot;Nicolás&quot;},{&quot;family&quot;:&quot;Pari&quot;,&quot;given&quot;:&quot;Alexander&quot;},{&quot;family&quot;:&quot;Inostroza-Michael&quot;,&quot;given&quot;:&quot;Oscar&quot;},{&quot;family&quot;:&quot;Toledo-Muñoz&quot;,&quot;given&quot;:&quot;Macarena&quot;},{&quot;family&quot;:&quot;Castillo-Ravanal&quot;,&quot;given&quot;:&quot;Boris&quot;},{&quot;family&quot;:&quot;Romero-Alarcón&quot;,&quot;given&quot;:&quot;Viviana&quot;},{&quot;family&quot;:&quot;Hernández&quot;,&quot;given&quot;:&quot;Cristián E.&quot;},{&quot;family&quot;:&quot;Palma&quot;,&quot;given&quot;:&quot;R. Eduardo&quot;},{&quot;family&quot;:&quot;Rodríguez-Serrano&quot;,&quot;given&quot;:&quot;Enrique&quot;}],&quot;issued&quot;:{&quot;date-parts&quot;:[[&quot;2023&quot;,2,7]]}}}],&quot;schema&quot;:&quot;https://github.com/citation-style-language/schema/raw/master/csl-citation.json&quot;} RNDnLlKwfa9d3"/><text:span text:style-name="T160">. In a context of active margin, the Andean orogeny has been associated with volcanic activity, which, in conjunction to subsequent forest fires, resulted in a </text:span><text:soft-page-break/><text:span text:style-name="T160">massive dust emission. </text:span><text:span text:style-name="T198">This dust emission has been postulated to promote</text:span><text:span text:style-name="T160"> grazer-like herbivore origination and diversification, in particular at the EOT and </text:span><text:span text:style-name="T200">there</text:span><text:span text:style-name="T160">after </text:span><text:reference-mark-start text:name="ZOTERO_ITEM CSL_CITATION {&quot;citationID&quot;:&quot;NeX60oZH&quot;,&quot;properties&quot;:{&quot;formattedCitation&quot;:&quot;(41, 73)&quot;,&quot;plainCitation&quot;:&quot;(41, 73)&quot;,&quot;noteIndex&quot;:0},&quot;citationItems&quot;:[{&quot;id&quot;:762,&quot;uris&quot;:[&quot;http://zotero.org/users/7245292/items/8Y57TXY5&quot;],&quot;itemData&quot;:{&quot;id&quot;:762,&quot;type&quot;:&quot;article-journal&quot;,&quot;abstract&quot;:&quot;New local/regional climatic data were compared with floral and faunal records from central Patagonia to investigate how faunas evolve in the context of local and global climates. Oxygen isotope compositions of mammal fossils between c. 43 and 21Ma suggest a nearly constant mean annual temperature of 16±3°C, consistent with leaf physiognomic and sea surface studies that imply temperatures of 16–18°C. Carbon isotopes in tooth enamel track atmospheric δ13C, but with a positive deviation at 27.2Ma, and a strong negative deviation at 21Ma. Combined with paleosol characteristics and reconstructed Leaf Area Indices (rLAIs), these trends suggest aridification from 45Ma (c. 1200mm/yr) to 43Ma (c. 450mm/yr), quasi-constant MAP until at least 31Ma, and an increase to ~800mm/yr by 21Ma. Comparable MAP through most of the sequence is consistent with relatively constant floral compositions, rLAI, and leaf physiognomy. Abundance of palms reflects relatively dry-adapted lineages and greater drought tolerance under higher pCO2. Pedogenic carbonate isotopes imply low pCO2=430±300ppmv at the initiation of the Eocene–Oligocene climatic transition. Arid conditions in Patagonia during the late Eocene through Oligocene provided dust to the Southern Ocean, enhancing productivity of silicifiers, drawdown of atmospheric CO2, and protracted global cooling. As the Antarctic Circumpolar Current formed and Earth cooled, wind speeds increased across Patagonia, providing more dust in a positive climate feedback. High tooth crowns (hypsodonty) and ever-growing teeth (hypselodonty) in notoungulates evolved slowly and progressively over 20Ma after initiation of relatively dry environments through natural selection in response to dust ingestion. A Ratchet evolutionary model may explain protracted evolution of hypsodonty, in which small variations in climate or dust delivery in an otherwise static environment drive small morphological shifts that accumulate slowly over geologic time.&quot;,&quot;container-title&quot;:&quot;Palaeogeography, Palaeoclimatology, Palaeoecology&quot;,&quot;DOI&quot;:&quot;10.1016/j.palaeo.2015.05.028&quot;,&quot;ISSN&quot;:&quot;0031-0182&quot;,&quot;journalAbbreviation&quot;:&quot;Palaeogeography, Palaeoclimatology, Palaeoecology&quot;,&quot;page&quot;:&quot;24-37&quot;,&quot;source&quot;:&quot;ScienceDirect&quot;,&quot;title&quot;:&quot;Quasi-static Eocene–Oligocene climate in Patagonia promotes slow faunal evolution and mid-Cenozoic global cooling&quot;,&quot;volume&quot;:&quot;435&quot;,&quot;author&quot;:[{&quot;family&quot;:&quot;Kohn&quot;,&quot;given&quot;:&quot;Matthew J.&quot;},{&quot;family&quot;:&quot;Strömberg&quot;,&quot;given&quot;:&quot;Caroline A. E.&quot;},{&quot;family&quot;:&quot;Madden&quot;,&quot;given&quot;:&quot;Richard H.&quot;},{&quot;family&quot;:&quot;Dunn&quot;,&quot;given&quot;:&quot;Regan E.&quot;},{&quot;family&quot;:&quot;Evans&quot;,&quot;given&quot;:&quot;Samantha&quot;},{&quot;family&quot;:&quot;Palacios&quot;,&quot;given&quot;:&quot;Alma&quot;},{&quot;family&quot;:&quot;Carlini&quot;,&quot;given&quot;:&quot;Alfredo A.&quot;}],&quot;issued&quot;:{&quot;date-parts&quot;:[[&quot;2015&quot;,10,1]]}}},{&quot;id&quot;:4383,&quot;uris&quot;:[&quot;http://zotero.org/users/7245292/items/M6TBCADB&quot;],&quot;itemData&quot;:{&quot;id&quot;:4383,&quot;type&quot;:&quot;article-journal&quot;,&quot;abstract&quot;:&quot;The Eocene-Oligocene transition (EOT) is typically interpreted as a time of drastic global cooling and drying associated with massive growth of a glacial icecap in Antarctica and the shift to an “icehouse” climate. The effects of this transition on the terrestrial environments, floras, and faunas of the Southern Hemisphere, however, have been unclear. Here we document simultaneous changes in fire regime and plant community in Patagonia, Argentina. Decreases in the concentration of magnetite in loessites from the Eocene-Oligocene Vera Member of the Sarmiento Formation correlate with decreases in the fraction of burnt palm phytoliths as well as more consistently palm-dominated phytolith assemblages. Association of magnetite and burnt palm phytoliths suggests intense wildfires, which appear to have been suppressed for ∼200 k.y. shortly after the EOT. The disappearance of fire-related characteristics near the EOT is possible if changes in regional wind patterns—consistent with observed changes in sediment particle sizes—caused changes in seasonal precipitation. These results imply a more important role for fire in structuring Eocene-Oligocene landscapes than previously thought.&quot;,&quot;container-title&quot;:&quot;Geology&quot;,&quot;DOI&quot;:&quot;10.1130/G36664.1&quot;,&quot;ISSN&quot;:&quot;0091-7613&quot;,&quot;issue&quot;:&quot;7&quot;,&quot;journalAbbreviation&quot;:&quot;Geology&quot;,&quot;page&quot;:&quot;567-570&quot;,&quot;source&quot;:&quot;Silverchair&quot;,&quot;title&quot;:&quot;Climate, dust, and fire across the Eocene-Oligocene transition, Patagonia&quot;,&quot;volume&quot;:&quot;43&quot;,&quot;author&quot;:[{&quot;family&quot;:&quot;Selkin&quot;,&quot;given&quot;:&quot;Peter A.&quot;},{&quot;family&quot;:&quot;Strömberg&quot;,&quot;given&quot;:&quot;Caroline A.E.&quot;},{&quot;family&quot;:&quot;Dunn&quot;,&quot;given&quot;:&quot;Regan&quot;},{&quot;family&quot;:&quot;Kohn&quot;,&quot;given&quot;:&quot;Matthew J.&quot;},{&quot;family&quot;:&quot;Carlini&quot;,&quot;given&quot;:&quot;Alfredo A.&quot;},{&quot;family&quot;:&quot;Davies-Vollum&quot;,&quot;given&quot;:&quot;K. Siân&quot;},{&quot;family&quot;:&quot;Madden&quot;,&quot;given&quot;:&quot;Richard H.&quot;}],&quot;issued&quot;:{&quot;date-parts&quot;:[[&quot;2015&quot;,7,1]]}}}],&quot;schema&quot;:&quot;https://github.com/citation-style-language/schema/raw/master/csl-citation.json&quot;} RND4BjTa86rGX"/><text:span text:style-name="T160">(41, 73)</text:span><text:reference-mark-end text:name="ZOTERO_ITEM CSL_CITATION {&quot;citationID&quot;:&quot;NeX60oZH&quot;,&quot;properties&quot;:{&quot;formattedCitation&quot;:&quot;(41, 73)&quot;,&quot;plainCitation&quot;:&quot;(41, 73)&quot;,&quot;noteIndex&quot;:0},&quot;citationItems&quot;:[{&quot;id&quot;:762,&quot;uris&quot;:[&quot;http://zotero.org/users/7245292/items/8Y57TXY5&quot;],&quot;itemData&quot;:{&quot;id&quot;:762,&quot;type&quot;:&quot;article-journal&quot;,&quot;abstract&quot;:&quot;New local/regional climatic data were compared with floral and faunal records from central Patagonia to investigate how faunas evolve in the context of local and global climates. Oxygen isotope compositions of mammal fossils between c. 43 and 21Ma suggest a nearly constant mean annual temperature of 16±3°C, consistent with leaf physiognomic and sea surface studies that imply temperatures of 16–18°C. Carbon isotopes in tooth enamel track atmospheric δ13C, but with a positive deviation at 27.2Ma, and a strong negative deviation at 21Ma. Combined with paleosol characteristics and reconstructed Leaf Area Indices (rLAIs), these trends suggest aridification from 45Ma (c. 1200mm/yr) to 43Ma (c. 450mm/yr), quasi-constant MAP until at least 31Ma, and an increase to ~800mm/yr by 21Ma. Comparable MAP through most of the sequence is consistent with relatively constant floral compositions, rLAI, and leaf physiognomy. Abundance of palms reflects relatively dry-adapted lineages and greater drought tolerance under higher pCO2. Pedogenic carbonate isotopes imply low pCO2=430±300ppmv at the initiation of the Eocene–Oligocene climatic transition. Arid conditions in Patagonia during the late Eocene through Oligocene provided dust to the Southern Ocean, enhancing productivity of silicifiers, drawdown of atmospheric CO2, and protracted global cooling. As the Antarctic Circumpolar Current formed and Earth cooled, wind speeds increased across Patagonia, providing more dust in a positive climate feedback. High tooth crowns (hypsodonty) and ever-growing teeth (hypselodonty) in notoungulates evolved slowly and progressively over 20Ma after initiation of relatively dry environments through natural selection in response to dust ingestion. A Ratchet evolutionary model may explain protracted evolution of hypsodonty, in which small variations in climate or dust delivery in an otherwise static environment drive small morphological shifts that accumulate slowly over geologic time.&quot;,&quot;container-title&quot;:&quot;Palaeogeography, Palaeoclimatology, Palaeoecology&quot;,&quot;DOI&quot;:&quot;10.1016/j.palaeo.2015.05.028&quot;,&quot;ISSN&quot;:&quot;0031-0182&quot;,&quot;journalAbbreviation&quot;:&quot;Palaeogeography, Palaeoclimatology, Palaeoecology&quot;,&quot;page&quot;:&quot;24-37&quot;,&quot;source&quot;:&quot;ScienceDirect&quot;,&quot;title&quot;:&quot;Quasi-static Eocene–Oligocene climate in Patagonia promotes slow faunal evolution and mid-Cenozoic global cooling&quot;,&quot;volume&quot;:&quot;435&quot;,&quot;author&quot;:[{&quot;family&quot;:&quot;Kohn&quot;,&quot;given&quot;:&quot;Matthew J.&quot;},{&quot;family&quot;:&quot;Strömberg&quot;,&quot;given&quot;:&quot;Caroline A. E.&quot;},{&quot;family&quot;:&quot;Madden&quot;,&quot;given&quot;:&quot;Richard H.&quot;},{&quot;family&quot;:&quot;Dunn&quot;,&quot;given&quot;:&quot;Regan E.&quot;},{&quot;family&quot;:&quot;Evans&quot;,&quot;given&quot;:&quot;Samantha&quot;},{&quot;family&quot;:&quot;Palacios&quot;,&quot;given&quot;:&quot;Alma&quot;},{&quot;family&quot;:&quot;Carlini&quot;,&quot;given&quot;:&quot;Alfredo A.&quot;}],&quot;issued&quot;:{&quot;date-parts&quot;:[[&quot;2015&quot;,10,1]]}}},{&quot;id&quot;:4383,&quot;uris&quot;:[&quot;http://zotero.org/users/7245292/items/M6TBCADB&quot;],&quot;itemData&quot;:{&quot;id&quot;:4383,&quot;type&quot;:&quot;article-journal&quot;,&quot;abstract&quot;:&quot;The Eocene-Oligocene transition (EOT) is typically interpreted as a time of drastic global cooling and drying associated with massive growth of a glacial icecap in Antarctica and the shift to an “icehouse” climate. The effects of this transition on the terrestrial environments, floras, and faunas of the Southern Hemisphere, however, have been unclear. Here we document simultaneous changes in fire regime and plant community in Patagonia, Argentina. Decreases in the concentration of magnetite in loessites from the Eocene-Oligocene Vera Member of the Sarmiento Formation correlate with decreases in the fraction of burnt palm phytoliths as well as more consistently palm-dominated phytolith assemblages. Association of magnetite and burnt palm phytoliths suggests intense wildfires, which appear to have been suppressed for ∼200 k.y. shortly after the EOT. The disappearance of fire-related characteristics near the EOT is possible if changes in regional wind patterns—consistent with observed changes in sediment particle sizes—caused changes in seasonal precipitation. These results imply a more important role for fire in structuring Eocene-Oligocene landscapes than previously thought.&quot;,&quot;container-title&quot;:&quot;Geology&quot;,&quot;DOI&quot;:&quot;10.1130/G36664.1&quot;,&quot;ISSN&quot;:&quot;0091-7613&quot;,&quot;issue&quot;:&quot;7&quot;,&quot;journalAbbreviation&quot;:&quot;Geology&quot;,&quot;page&quot;:&quot;567-570&quot;,&quot;source&quot;:&quot;Silverchair&quot;,&quot;title&quot;:&quot;Climate, dust, and fire across the Eocene-Oligocene transition, Patagonia&quot;,&quot;volume&quot;:&quot;43&quot;,&quot;author&quot;:[{&quot;family&quot;:&quot;Selkin&quot;,&quot;given&quot;:&quot;Peter A.&quot;},{&quot;family&quot;:&quot;Strömberg&quot;,&quot;given&quot;:&quot;Caroline A.E.&quot;},{&quot;family&quot;:&quot;Dunn&quot;,&quot;given&quot;:&quot;Regan&quot;},{&quot;family&quot;:&quot;Kohn&quot;,&quot;given&quot;:&quot;Matthew J.&quot;},{&quot;family&quot;:&quot;Carlini&quot;,&quot;given&quot;:&quot;Alfredo A.&quot;},{&quot;family&quot;:&quot;Davies-Vollum&quot;,&quot;given&quot;:&quot;K. Siân&quot;},{&quot;family&quot;:&quot;Madden&quot;,&quot;given&quot;:&quot;Richard H.&quot;}],&quot;issued&quot;:{&quot;date-parts&quot;:[[&quot;2015&quot;,7,1]]}}}],&quot;schema&quot;:&quot;https://github.com/citation-style-language/schema/raw/master/csl-citation.json&quot;} RND4BjTa86rGX"/><text:span text:style-name="T160">. Due to the high proportion of herbivores in our dataset ( </text:span><text:span text:style-name="T301">S</text:span><text:span text:style-name="T299">I Appendix,</text:span><text:span text:style-name="T300"> </text:span><text:span text:style-name="T296">Tab. </text:span><text:span text:style-name="T297">S</text:span><text:span text:style-name="T296">1</text:span><text:span text:style-name="T297">0</text:span><text:span text:style-name="T231"> </text:span><text:span text:style-name="T160">and</text:span><text:span text:style-name="T231"> Fig. 2</text:span><text:span text:style-name="T160">), we could have expected Andean uplift to be either positively related to </text:span><text:span text:style-name="T212">SAM </text:span><text:span text:style-name="T160">origination, negatively related to </text:span><text:span text:style-name="T212">SAM </text:span><text:span text:style-name="T160">extinction, or both. Here, our results suggest that Andean uplift promoted extinction among SAM faunas, thus not providing support for any of the previously-stated hypotheses. </text:span><text:span text:style-name="T194">Instead</text:span><text:span text:style-name="T160">, they lead us to hypothesize that the building of the Andes, possibly by </text:span><text:span text:style-name="T194">reshaping</text:span><text:span text:style-name="T160"> the landscapes, re-organizing climate advections, triggering volcanism or any other factor, was an obstacle, rather than a facilitator, for Oligocene mammal diversification. </text:span></text:p>
      <text:p text:style-name="P1"><text:span text:style-name="T36"><text:tab/>Interestingly, none of our proxies for land opening, </text:span><text:span text:style-name="T103">i.e., </text:span><text:span text:style-name="T36">phytolith-derived floral composition – proxy for grassland spreading, or habitat openness </text:span><text:reference-mark-start text:name="ZOTERO_ITEM CSL_CITATION {&quot;citationID&quot;:&quot;SicGU1in&quot;,&quot;properties&quot;:{&quot;formattedCitation&quot;:&quot;(42)&quot;,&quot;plainCitation&quot;:&quot;(42)&quot;,&quot;noteIndex&quot;:0},&quot;citationItems&quot;:[{&quot;id&quot;:763,&quot;uris&quot;:[&quot;http://zotero.org/users/7245292/items/RRXJVP22&quot;],&quot;itemData&quot;:{&quot;id&quot;:763,&quot;type&quot;:&quot;article-journal&quot;,&quot;abstract&quot;:&quot;The evolution of high-crowned cheek teeth (hypsodonty) in herbivorous mammals during the late Cenozoic is classically regarded as an adaptive response to the near-global spread of grass-dominated habitats. Precocious hypsodonty in middle Eocene (∼38 million years (Myr) ago) faunas from Patagonia, South America, is therefore thought to signal Earth’s first grasslands, 20 million years earlier than elsewhere. Here, using a high-resolution, 43–18 million-year record of plant silica (phytoliths) from Patagonia, we show that although open-habitat grasses existed in southern South America since the middle Eocene (∼40 Myr ago), they were minor floral components in overall forested habitats between 40 and 18 Myr ago. Thus, distinctly different, continent-specific environmental conditions (arid grasslands versus ash-laden forests) triggered convergent cheek–tooth evolution in Cenozoic herbivores. Hypsodonty evolution is an important example where the present is an insufficient key to the past, and contextual information from fossils is vital for understanding processes of adaptation.&quot;,&quot;container-title&quot;:&quot;Nature Communications&quot;,&quot;DOI&quot;:&quot;10.1038/ncomms2508&quot;,&quot;ISSN&quot;:&quot;2041-1723&quot;,&quot;issue&quot;:&quot;1&quot;,&quot;journalAbbreviation&quot;:&quot;Nat Commun&quot;,&quot;language&quot;:&quot;en&quot;,&quot;license&quot;:&quot;2013 Springer Nature Limited&quot;,&quot;note&quot;:&quot;number: 1\npublisher: Nature Publishing Group&quot;,&quot;page&quot;:&quot;1478&quot;,&quot;source&quot;:&quot;www.nature.com&quot;,&quot;title&quot;:&quot;Decoupling the spread of grasslands from the evolution of grazer-type herbivores in South America&quot;,&quot;volume&quot;:&quot;4&quot;,&quot;author&quot;:[{&quot;family&quot;:&quot;Strömberg&quot;,&quot;given&quot;:&quot;Caroline A. E.&quot;},{&quot;family&quot;:&quot;Dunn&quot;,&quot;given&quot;:&quot;Regan E.&quot;},{&quot;family&quot;:&quot;Madden&quot;,&quot;given&quot;:&quot;Richard H.&quot;},{&quot;family&quot;:&quot;Kohn&quot;,&quot;given&quot;:&quot;Matthew J.&quot;},{&quot;family&quot;:&quot;Carlini&quot;,&quot;given&quot;:&quot;Alfredo A.&quot;}],&quot;issued&quot;:{&quot;date-parts&quot;:[[&quot;2013&quot;,2,12]]}}}],&quot;schema&quot;:&quot;https://github.com/citation-style-language/schema/raw/master/csl-citation.json&quot;} RNDRmI4ReHYsb"/><text:span text:style-name="T36">(42)</text:span><text:reference-mark-end text:name="ZOTERO_ITEM CSL_CITATION {&quot;citationID&quot;:&quot;SicGU1in&quot;,&quot;properties&quot;:{&quot;formattedCitation&quot;:&quot;(42)&quot;,&quot;plainCitation&quot;:&quot;(42)&quot;,&quot;noteIndex&quot;:0},&quot;citationItems&quot;:[{&quot;id&quot;:763,&quot;uris&quot;:[&quot;http://zotero.org/users/7245292/items/RRXJVP22&quot;],&quot;itemData&quot;:{&quot;id&quot;:763,&quot;type&quot;:&quot;article-journal&quot;,&quot;abstract&quot;:&quot;The evolution of high-crowned cheek teeth (hypsodonty) in herbivorous mammals during the late Cenozoic is classically regarded as an adaptive response to the near-global spread of grass-dominated habitats. Precocious hypsodonty in middle Eocene (∼38 million years (Myr) ago) faunas from Patagonia, South America, is therefore thought to signal Earth’s first grasslands, 20 million years earlier than elsewhere. Here, using a high-resolution, 43–18 million-year record of plant silica (phytoliths) from Patagonia, we show that although open-habitat grasses existed in southern South America since the middle Eocene (∼40 Myr ago), they were minor floral components in overall forested habitats between 40 and 18 Myr ago. Thus, distinctly different, continent-specific environmental conditions (arid grasslands versus ash-laden forests) triggered convergent cheek–tooth evolution in Cenozoic herbivores. Hypsodonty evolution is an important example where the present is an insufficient key to the past, and contextual information from fossils is vital for understanding processes of adaptation.&quot;,&quot;container-title&quot;:&quot;Nature Communications&quot;,&quot;DOI&quot;:&quot;10.1038/ncomms2508&quot;,&quot;ISSN&quot;:&quot;2041-1723&quot;,&quot;issue&quot;:&quot;1&quot;,&quot;journalAbbreviation&quot;:&quot;Nat Commun&quot;,&quot;language&quot;:&quot;en&quot;,&quot;license&quot;:&quot;2013 Springer Nature Limited&quot;,&quot;note&quot;:&quot;number: 1\npublisher: Nature Publishing Group&quot;,&quot;page&quot;:&quot;1478&quot;,&quot;source&quot;:&quot;www.nature.com&quot;,&quot;title&quot;:&quot;Decoupling the spread of grasslands from the evolution of grazer-type herbivores in South America&quot;,&quot;volume&quot;:&quot;4&quot;,&quot;author&quot;:[{&quot;family&quot;:&quot;Strömberg&quot;,&quot;given&quot;:&quot;Caroline A. E.&quot;},{&quot;family&quot;:&quot;Dunn&quot;,&quot;given&quot;:&quot;Regan E.&quot;},{&quot;family&quot;:&quot;Madden&quot;,&quot;given&quot;:&quot;Richard H.&quot;},{&quot;family&quot;:&quot;Kohn&quot;,&quot;given&quot;:&quot;Matthew J.&quot;},{&quot;family&quot;:&quot;Carlini&quot;,&quot;given&quot;:&quot;Alfredo A.&quot;}],&quot;issued&quot;:{&quot;date-parts&quot;:[[&quot;2013&quot;,2,12]]}}}],&quot;schema&quot;:&quot;https://github.com/citation-style-language/schema/raw/master/csl-citation.json&quot;} RNDRmI4ReHYsb"/><text:span text:style-name="T36"> – and relative Leaf Area Index (rLAI) – proxy for forest density </text:span><text:reference-mark-start text:name="ZOTERO_ITEM CSL_CITATION {&quot;citationID&quot;:&quot;D0i3CXod&quot;,&quot;properties&quot;:{&quot;formattedCitation&quot;:&quot;(74)&quot;,&quot;plainCitation&quot;:&quot;(74)&quot;,&quot;noteIndex&quot;:0},&quot;citationItems&quot;:[{&quot;id&quot;:5676,&quot;uris&quot;:[&quot;http://zotero.org/users/7245292/items/2XB3TQV4&quot;],&quot;itemData&quot;:{&quot;id&quot;:5676,&quot;type&quot;:&quot;article-journal&quot;,&quot;abstract&quot;:&quot;Vegetation structure is a key determinant of ecosystems and ecosystem function, but paleoecological techniques to quantify it are lacking. We present a method for reconstructing leaf area index (LAI) based on light-dependent morphology of leaf epidermal cells and phytoliths derived from them. Using this proxy, we reconstruct LAI for the Cenozoic (49 million to 11 million years ago) of middle-latitude Patagonia. Our record shows that dense forests opened up by the late Eocene; open forests and shrubland habitats then fluctuated, with a brief middle-Miocene regreening period. Furthermore, endemic herbivorous mammals show accelerated tooth crown height evolution during open, yet relatively grass-free, shrubland habitat intervals. Our Patagonian LAI record provides a high-resolution, sensitive tool with which to dissect terrestrial ecosystem response to changing Southern Ocean conditions during the Cenozoic.&quot;,&quot;container-title&quot;:&quot;Science&quot;,&quot;DOI&quot;:&quot;10.1126/science.1260947&quot;,&quot;issue&quot;:&quot;6219&quot;,&quot;note&quot;:&quot;publisher: American Association for the Advancement of Science&quot;,&quot;page&quot;:&quot;258-261&quot;,&quot;source&quot;:&quot;science.org (Atypon)&quot;,&quot;title&quot;:&quot;Linked canopy, climate, and faunal change in the Cenozoic of Patagonia&quot;,&quot;volume&quot;:&quot;347&quot;,&quot;author&quot;:[{&quot;family&quot;:&quot;Dunn&quot;,&quot;given&quot;:&quot;Regan E.&quot;},{&quot;family&quot;:&quot;Strömberg&quot;,&quot;given&quot;:&quot;Caroline A. E.&quot;},{&quot;family&quot;:&quot;Madden&quot;,&quot;given&quot;:&quot;Richard H.&quot;},{&quot;family&quot;:&quot;Kohn&quot;,&quot;given&quot;:&quot;Matthew J.&quot;},{&quot;family&quot;:&quot;Carlini&quot;,&quot;given&quot;:&quot;Alfredo A.&quot;}],&quot;issued&quot;:{&quot;date-parts&quot;:[[&quot;2015&quot;,1,16]]}}}],&quot;schema&quot;:&quot;https://github.com/citation-style-language/schema/raw/master/csl-citation.json&quot;} RNDt8JTIJZHYQ"/><text:span text:style-name="T36">(74)</text:span><text:reference-mark-end text:name="ZOTERO_ITEM CSL_CITATION {&quot;citationID&quot;:&quot;D0i3CXod&quot;,&quot;properties&quot;:{&quot;formattedCitation&quot;:&quot;(74)&quot;,&quot;plainCitation&quot;:&quot;(74)&quot;,&quot;noteIndex&quot;:0},&quot;citationItems&quot;:[{&quot;id&quot;:5676,&quot;uris&quot;:[&quot;http://zotero.org/users/7245292/items/2XB3TQV4&quot;],&quot;itemData&quot;:{&quot;id&quot;:5676,&quot;type&quot;:&quot;article-journal&quot;,&quot;abstract&quot;:&quot;Vegetation structure is a key determinant of ecosystems and ecosystem function, but paleoecological techniques to quantify it are lacking. We present a method for reconstructing leaf area index (LAI) based on light-dependent morphology of leaf epidermal cells and phytoliths derived from them. Using this proxy, we reconstruct LAI for the Cenozoic (49 million to 11 million years ago) of middle-latitude Patagonia. Our record shows that dense forests opened up by the late Eocene; open forests and shrubland habitats then fluctuated, with a brief middle-Miocene regreening period. Furthermore, endemic herbivorous mammals show accelerated tooth crown height evolution during open, yet relatively grass-free, shrubland habitat intervals. Our Patagonian LAI record provides a high-resolution, sensitive tool with which to dissect terrestrial ecosystem response to changing Southern Ocean conditions during the Cenozoic.&quot;,&quot;container-title&quot;:&quot;Science&quot;,&quot;DOI&quot;:&quot;10.1126/science.1260947&quot;,&quot;issue&quot;:&quot;6219&quot;,&quot;note&quot;:&quot;publisher: American Association for the Advancement of Science&quot;,&quot;page&quot;:&quot;258-261&quot;,&quot;source&quot;:&quot;science.org (Atypon)&quot;,&quot;title&quot;:&quot;Linked canopy, climate, and faunal change in the Cenozoic of Patagonia&quot;,&quot;volume&quot;:&quot;347&quot;,&quot;author&quot;:[{&quot;family&quot;:&quot;Dunn&quot;,&quot;given&quot;:&quot;Regan E.&quot;},{&quot;family&quot;:&quot;Strömberg&quot;,&quot;given&quot;:&quot;Caroline A. E.&quot;},{&quot;family&quot;:&quot;Madden&quot;,&quot;given&quot;:&quot;Richard H.&quot;},{&quot;family&quot;:&quot;Kohn&quot;,&quot;given&quot;:&quot;Matthew J.&quot;},{&quot;family&quot;:&quot;Carlini&quot;,&quot;given&quot;:&quot;Alfredo A.&quot;}],&quot;issued&quot;:{&quot;date-parts&quot;:[[&quot;2015&quot;,1,16]]}}}],&quot;schema&quot;:&quot;https://github.com/citation-style-language/schema/raw/master/csl-citation.json&quot;} RNDt8JTIJZHYQ"/><text:span text:style-name="T36"> – was found to be correlated with any diversification rate, </text:span><text:span text:style-name="T92">even when </text:span><text:span text:style-name="T93">constraining our analyses to notoungulate taxa (</text:span><text:span text:style-name="T31">Fig. S35</text:span><text:span text:style-name="T124">)</text:span><text:span text:style-name="T36">. The convergent evolution of high-crowned cheek teeth and larger body sizes among several notoungulate families near the EOT, suggesting the emergence of the grazing feeding mode, has long been regarded as evidence for the expansion of grasslands in response to climate cooling and aridification </text:span><text:reference-mark-start text:name="ZOTERO_ITEM CSL_CITATION {&quot;citationID&quot;:&quot;KI6hbL4v&quot;,&quot;properties&quot;:{&quot;formattedCitation&quot;:&quot;(35)&quot;,&quot;plainCitation&quot;:&quot;(35)&quot;,&quot;noteIndex&quot;:0},&quot;citationItems&quot;:[{&quot;id&quot;:4074,&quot;uris&quot;:[&quot;http://zotero.org/users/7245292/items/VSHUKXNZ&quot;],&quot;itemData&quot;:{&quot;id&quot;:4074,&quot;type&quot;:&quot;article-journal&quot;,&quot;abstract&quot;:&quot;The appearance of fossilized silica bodies derived from the leaf epidermis of grasses and of mammalian fossils having high-crowned teeth was nearly simultaneous in lower to middle Eocene strata of Patagonia, where these fossils are associated with dry land sediments that indicate the presence of savannas containing shrubs and traversed by rivers that provided mesic habitats. In North America, the earliest clearly identified grass fossils are stipoid fruits of lower Miocene age, while the oldest mammals having high-crowned teeth are rhinoceroses of Miocene age. The abundant stipoid fruits known from the Miocene and Pliocene Epochs in the central United States indicate that the earliest Miocene species were quite different from modern counterparts, but that early Pliocene species have modern counterparts in the pampas of South America. During the Pleistocene, stipoid grasses ceased to be dominant elements of North American grasslands, being replaced by grasses belonging to the tribes Chlorideae and Andropogoneae. This change was associated with the appearance of a drier, more continental climate and with the appearance of bison and sheep on the North American plains. The evolutionary significance of these coordinated changes is discussed.&quot;,&quot;container-title&quot;:&quot;Annals of the Missouri Botanical Garden&quot;,&quot;DOI&quot;:&quot;10.2307/2398811&quot;,&quot;ISSN&quot;:&quot;0026-6493&quot;,&quot;issue&quot;:&quot;1&quot;,&quot;journalAbbreviation&quot;:&quot;Ann. Missouri Bot. Gard.&quot;,&quot;note&quot;:&quot;publisher: Missouri Botanical Garden Press&quot;,&quot;page&quot;:&quot;75-86&quot;,&quot;source&quot;:&quot;JSTOR&quot;,&quot;title&quot;:&quot;Coevolution of Grasses and Herbivores&quot;,&quot;volume&quot;:&quot;68&quot;,&quot;author&quot;:[{&quot;family&quot;:&quot;Stebbins&quot;,&quot;given&quot;:&quot;G. Ledyard&quot;}],&quot;issued&quot;:{&quot;date-parts&quot;:[[&quot;1981&quot;]]}}}],&quot;schema&quot;:&quot;https://github.com/citation-style-language/schema/raw/master/csl-citation.json&quot;} RNDXEUfoUudwY"/><text:span text:style-name="T36">(35)</text:span><text:reference-mark-end text:name="ZOTERO_ITEM CSL_CITATION {&quot;citationID&quot;:&quot;KI6hbL4v&quot;,&quot;properties&quot;:{&quot;formattedCitation&quot;:&quot;(35)&quot;,&quot;plainCitation&quot;:&quot;(35)&quot;,&quot;noteIndex&quot;:0},&quot;citationItems&quot;:[{&quot;id&quot;:4074,&quot;uris&quot;:[&quot;http://zotero.org/users/7245292/items/VSHUKXNZ&quot;],&quot;itemData&quot;:{&quot;id&quot;:4074,&quot;type&quot;:&quot;article-journal&quot;,&quot;abstract&quot;:&quot;The appearance of fossilized silica bodies derived from the leaf epidermis of grasses and of mammalian fossils having high-crowned teeth was nearly simultaneous in lower to middle Eocene strata of Patagonia, where these fossils are associated with dry land sediments that indicate the presence of savannas containing shrubs and traversed by rivers that provided mesic habitats. In North America, the earliest clearly identified grass fossils are stipoid fruits of lower Miocene age, while the oldest mammals having high-crowned teeth are rhinoceroses of Miocene age. The abundant stipoid fruits known from the Miocene and Pliocene Epochs in the central United States indicate that the earliest Miocene species were quite different from modern counterparts, but that early Pliocene species have modern counterparts in the pampas of South America. During the Pleistocene, stipoid grasses ceased to be dominant elements of North American grasslands, being replaced by grasses belonging to the tribes Chlorideae and Andropogoneae. This change was associated with the appearance of a drier, more continental climate and with the appearance of bison and sheep on the North American plains. The evolutionary significance of these coordinated changes is discussed.&quot;,&quot;container-title&quot;:&quot;Annals of the Missouri Botanical Garden&quot;,&quot;DOI&quot;:&quot;10.2307/2398811&quot;,&quot;ISSN&quot;:&quot;0026-6493&quot;,&quot;issue&quot;:&quot;1&quot;,&quot;journalAbbreviation&quot;:&quot;Ann. Missouri Bot. Gard.&quot;,&quot;note&quot;:&quot;publisher: Missouri Botanical Garden Press&quot;,&quot;page&quot;:&quot;75-86&quot;,&quot;source&quot;:&quot;JSTOR&quot;,&quot;title&quot;:&quot;Coevolution of Grasses and Herbivores&quot;,&quot;volume&quot;:&quot;68&quot;,&quot;author&quot;:[{&quot;family&quot;:&quot;Stebbins&quot;,&quot;given&quot;:&quot;G. Ledyard&quot;}],&quot;issued&quot;:{&quot;date-parts&quot;:[[&quot;1981&quot;]]}}}],&quot;schema&quot;:&quot;https://github.com/citation-style-language/schema/raw/master/csl-citation.json&quot;} RNDXEUfoUudwY"/><text:span text:style-name="T36">. However, subsequent studies highlighted that grasslands did not spread that much during the mid-Eocene to Oligocene of Patagonia, meanwhile hypsodont taxa evolved and diversified </text:span><text:reference-mark-start text:name="ZOTERO_ITEM CSL_CITATION {&quot;citationID&quot;:&quot;qlopDbtp&quot;,&quot;properties&quot;:{&quot;formattedCitation&quot;:&quot;(42)&quot;,&quot;plainCitation&quot;:&quot;(42)&quot;,&quot;noteIndex&quot;:0},&quot;citationItems&quot;:[{&quot;id&quot;:763,&quot;uris&quot;:[&quot;http://zotero.org/users/7245292/items/RRXJVP22&quot;],&quot;itemData&quot;:{&quot;id&quot;:763,&quot;type&quot;:&quot;article-journal&quot;,&quot;abstract&quot;:&quot;The evolution of high-crowned cheek teeth (hypsodonty) in herbivorous mammals during the late Cenozoic is classically regarded as an adaptive response to the near-global spread of grass-dominated habitats. Precocious hypsodonty in middle Eocene (∼38 million years (Myr) ago) faunas from Patagonia, South America, is therefore thought to signal Earth’s first grasslands, 20 million years earlier than elsewhere. Here, using a high-resolution, 43–18 million-year record of plant silica (phytoliths) from Patagonia, we show that although open-habitat grasses existed in southern South America since the middle Eocene (∼40 Myr ago), they were minor floral components in overall forested habitats between 40 and 18 Myr ago. Thus, distinctly different, continent-specific environmental conditions (arid grasslands versus ash-laden forests) triggered convergent cheek–tooth evolution in Cenozoic herbivores. Hypsodonty evolution is an important example where the present is an insufficient key to the past, and contextual information from fossils is vital for understanding processes of adaptation.&quot;,&quot;container-title&quot;:&quot;Nature Communications&quot;,&quot;DOI&quot;:&quot;10.1038/ncomms2508&quot;,&quot;ISSN&quot;:&quot;2041-1723&quot;,&quot;issue&quot;:&quot;1&quot;,&quot;journalAbbreviation&quot;:&quot;Nat Commun&quot;,&quot;language&quot;:&quot;en&quot;,&quot;license&quot;:&quot;2013 Springer Nature Limited&quot;,&quot;note&quot;:&quot;number: 1\npublisher: Nature Publishing Group&quot;,&quot;page&quot;:&quot;1478&quot;,&quot;source&quot;:&quot;www.nature.com&quot;,&quot;title&quot;:&quot;Decoupling the spread of grasslands from the evolution of grazer-type herbivores in South America&quot;,&quot;volume&quot;:&quot;4&quot;,&quot;author&quot;:[{&quot;family&quot;:&quot;Strömberg&quot;,&quot;given&quot;:&quot;Caroline A. E.&quot;},{&quot;family&quot;:&quot;Dunn&quot;,&quot;given&quot;:&quot;Regan E.&quot;},{&quot;family&quot;:&quot;Madden&quot;,&quot;given&quot;:&quot;Richard H.&quot;},{&quot;family&quot;:&quot;Kohn&quot;,&quot;given&quot;:&quot;Matthew J.&quot;},{&quot;family&quot;:&quot;Carlini&quot;,&quot;given&quot;:&quot;Alfredo A.&quot;}],&quot;issued&quot;:{&quot;date-parts&quot;:[[&quot;2013&quot;,2,12]]}}}],&quot;schema&quot;:&quot;https://github.com/citation-style-language/schema/raw/master/csl-citation.json&quot;} RND78TGCbL5pB"/><text:span text:style-name="T36">(42)</text:span><text:reference-mark-end text:name="ZOTERO_ITEM CSL_CITATION {&quot;citationID&quot;:&quot;qlopDbtp&quot;,&quot;properties&quot;:{&quot;formattedCitation&quot;:&quot;(42)&quot;,&quot;plainCitation&quot;:&quot;(42)&quot;,&quot;noteIndex&quot;:0},&quot;citationItems&quot;:[{&quot;id&quot;:763,&quot;uris&quot;:[&quot;http://zotero.org/users/7245292/items/RRXJVP22&quot;],&quot;itemData&quot;:{&quot;id&quot;:763,&quot;type&quot;:&quot;article-journal&quot;,&quot;abstract&quot;:&quot;The evolution of high-crowned cheek teeth (hypsodonty) in herbivorous mammals during the late Cenozoic is classically regarded as an adaptive response to the near-global spread of grass-dominated habitats. Precocious hypsodonty in middle Eocene (∼38 million years (Myr) ago) faunas from Patagonia, South America, is therefore thought to signal Earth’s first grasslands, 20 million years earlier than elsewhere. Here, using a high-resolution, 43–18 million-year record of plant silica (phytoliths) from Patagonia, we show that although open-habitat grasses existed in southern South America since the middle Eocene (∼40 Myr ago), they were minor floral components in overall forested habitats between 40 and 18 Myr ago. Thus, distinctly different, continent-specific environmental conditions (arid grasslands versus ash-laden forests) triggered convergent cheek–tooth evolution in Cenozoic herbivores. Hypsodonty evolution is an important example where the present is an insufficient key to the past, and contextual information from fossils is vital for understanding processes of adaptation.&quot;,&quot;container-title&quot;:&quot;Nature Communications&quot;,&quot;DOI&quot;:&quot;10.1038/ncomms2508&quot;,&quot;ISSN&quot;:&quot;2041-1723&quot;,&quot;issue&quot;:&quot;1&quot;,&quot;journalAbbreviation&quot;:&quot;Nat Commun&quot;,&quot;language&quot;:&quot;en&quot;,&quot;license&quot;:&quot;2013 Springer Nature Limited&quot;,&quot;note&quot;:&quot;number: 1\npublisher: Nature Publishing Group&quot;,&quot;page&quot;:&quot;1478&quot;,&quot;source&quot;:&quot;www.nature.com&quot;,&quot;title&quot;:&quot;Decoupling the spread of grasslands from the evolution of grazer-type herbivores in South America&quot;,&quot;volume&quot;:&quot;4&quot;,&quot;author&quot;:[{&quot;family&quot;:&quot;Strömberg&quot;,&quot;given&quot;:&quot;Caroline A. E.&quot;},{&quot;family&quot;:&quot;Dunn&quot;,&quot;given&quot;:&quot;Regan E.&quot;},{&quot;family&quot;:&quot;Madden&quot;,&quot;given&quot;:&quot;Richard H.&quot;},{&quot;family&quot;:&quot;Kohn&quot;,&quot;given&quot;:&quot;Matthew J.&quot;},{&quot;family&quot;:&quot;Carlini&quot;,&quot;given&quot;:&quot;Alfredo A.&quot;}],&quot;issued&quot;:{&quot;date-parts&quot;:[[&quot;2013&quot;,2,12]]}}}],&quot;schema&quot;:&quot;https://github.com/citation-style-language/schema/raw/master/csl-citation.json&quot;} RND78TGCbL5pB"/><text:span text:style-name="T36">, and more generally, that South American paleobiome composition remained stable throughout that period </text:span><text:reference-mark-start text:name="ZOTERO_ITEM CSL_CITATION {&quot;citationID&quot;:&quot;8UKOnJpG&quot;,&quot;properties&quot;:{&quot;formattedCitation&quot;:&quot;(68)&quot;,&quot;plainCitation&quot;:&quot;(68)&quot;,&quot;noteIndex&quot;:0},&quot;citationItems&quot;:[{&quot;id&quot;:4302,&quot;uris&quot;:[&quot;http://zotero.org/users/7245292/items/H8VVRA22&quot;],&quot;itemData&quot;:{&quot;id&quot;:4302,&quot;type&quot;:&quot;article-journal&quot;,&quot;abstract&quot;:&quot;Rapid global cooling at the Eocene – Oligocene Transition (EOT), ~33.9–33.5 Ma, is widely considered to mark the onset of the modern icehouse world. A large and rapid drop in atmospheric pCO2 has been proposed as the driving force behind extinctions in the marine realm and glaciation on Antarctica. However, the global terrestrial response to this cooling is uncertain. Here we present the first global vegetation and terrestrial temperature reconstructions for the EOT. Using an extensive palynological dataset, that has been statistically grouped into palaeo-biomes, we show a more transitional nature of terrestrial climate change by indicating a spatial and temporal heterogeneity of vegetation change at the EOT in both hemispheres. The reconstructed terrestrial temperatures show for many regions a cooling that started well before the EOT and continued into the Early Oligocene. We conclude that the heterogeneous pattern of global vegetation change has been controlled by a combination of multiple forcings, such as tectonics, sea-level fall and long-term decline in greenhouse gas concentrations during the late Eocene to early Oligocene, and does not represent a single response to a rapid decline in atmospheric pCO2 at the EOT.&quot;,&quot;container-title&quot;:&quot;Scientific Reports&quot;,&quot;DOI&quot;:&quot;10.1038/srep43386&quot;,&quot;ISSN&quot;:&quot;2045-2322&quot;,&quot;issue&quot;:&quot;1&quot;,&quot;journalAbbreviation&quot;:&quot;Sci Rep&quot;,&quot;language&quot;:&quot;en&quot;,&quot;license&quot;:&quot;2017 The Author(s)&quot;,&quot;note&quot;:&quot;number: 1\npublisher: Nature Publishing Group&quot;,&quot;page&quot;:&quot;43386&quot;,&quot;source&quot;:&quot;www.nature.com&quot;,&quot;title&quot;:&quot;Heterogeneity in global vegetation and terrestrial climate change during the late Eocene to early Oligocene transition&quot;,&quot;volume&quot;:&quot;7&quot;,&quot;author&quot;:[{&quot;family&quot;:&quot;Pound&quot;,&quot;given&quot;:&quot;Matthew J.&quot;},{&quot;family&quot;:&quot;Salzmann&quot;,&quot;given&quot;:&quot;Ulrich&quot;}],&quot;issued&quot;:{&quot;date-parts&quot;:[[&quot;2017&quot;,2,24]]}}}],&quot;schema&quot;:&quot;https://github.com/citation-style-language/schema/raw/master/csl-citation.json&quot;} RNDoVSYhkVr2R"/><text:span text:style-name="T36">(68)</text:span><text:reference-mark-end text:name="ZOTERO_ITEM CSL_CITATION {&quot;citationID&quot;:&quot;8UKOnJpG&quot;,&quot;properties&quot;:{&quot;formattedCitation&quot;:&quot;(68)&quot;,&quot;plainCitation&quot;:&quot;(68)&quot;,&quot;noteIndex&quot;:0},&quot;citationItems&quot;:[{&quot;id&quot;:4302,&quot;uris&quot;:[&quot;http://zotero.org/users/7245292/items/H8VVRA22&quot;],&quot;itemData&quot;:{&quot;id&quot;:4302,&quot;type&quot;:&quot;article-journal&quot;,&quot;abstract&quot;:&quot;Rapid global cooling at the Eocene – Oligocene Transition (EOT), ~33.9–33.5 Ma, is widely considered to mark the onset of the modern icehouse world. A large and rapid drop in atmospheric pCO2 has been proposed as the driving force behind extinctions in the marine realm and glaciation on Antarctica. However, the global terrestrial response to this cooling is uncertain. Here we present the first global vegetation and terrestrial temperature reconstructions for the EOT. Using an extensive palynological dataset, that has been statistically grouped into palaeo-biomes, we show a more transitional nature of terrestrial climate change by indicating a spatial and temporal heterogeneity of vegetation change at the EOT in both hemispheres. The reconstructed terrestrial temperatures show for many regions a cooling that started well before the EOT and continued into the Early Oligocene. We conclude that the heterogeneous pattern of global vegetation change has been controlled by a combination of multiple forcings, such as tectonics, sea-level fall and long-term decline in greenhouse gas concentrations during the late Eocene to early Oligocene, and does not represent a single response to a rapid decline in atmospheric pCO2 at the EOT.&quot;,&quot;container-title&quot;:&quot;Scientific Reports&quot;,&quot;DOI&quot;:&quot;10.1038/srep43386&quot;,&quot;ISSN&quot;:&quot;2045-2322&quot;,&quot;issue&quot;:&quot;1&quot;,&quot;journalAbbreviation&quot;:&quot;Sci Rep&quot;,&quot;language&quot;:&quot;en&quot;,&quot;license&quot;:&quot;2017 The Author(s)&quot;,&quot;note&quot;:&quot;number: 1\npublisher: Nature Publishing Group&quot;,&quot;page&quot;:&quot;43386&quot;,&quot;source&quot;:&quot;www.nature.com&quot;,&quot;title&quot;:&quot;Heterogeneity in global vegetation and terrestrial climate change during the late Eocene to early Oligocene transition&quot;,&quot;volume&quot;:&quot;7&quot;,&quot;author&quot;:[{&quot;family&quot;:&quot;Pound&quot;,&quot;given&quot;:&quot;Matthew J.&quot;},{&quot;family&quot;:&quot;Salzmann&quot;,&quot;given&quot;:&quot;Ulrich&quot;}],&quot;issued&quot;:{&quot;date-parts&quot;:[[&quot;2017&quot;,2,24]]}}}],&quot;schema&quot;:&quot;https://github.com/citation-style-language/schema/raw/master/csl-citation.json&quot;} RNDoVSYhkVr2R"/><text:span text:style-name="T36">. In addition, trait-based correlation analyses failed at recovering any temporal relation between the evolution of hypsodonty and the abundance of open habitats </text:span><text:reference-mark-start text:name="ZOTERO_ITEM CSL_CITATION {&quot;citationID&quot;:&quot;FkE0wKls&quot;,&quot;properties&quot;:{&quot;formattedCitation&quot;:&quot;(34)&quot;,&quot;plainCitation&quot;:&quot;(34)&quot;,&quot;noteIndex&quot;:0},&quot;citationItems&quot;:[{&quot;id&quot;:4079,&quot;uris&quot;:[&quot;http://zotero.org/users/7245292/items/CPY74DRI&quot;],&quot;itemData&quot;:{&quot;id&quot;:4079,&quot;type&quot;:&quot;article-journal&quot;,&quot;abstract&quot;:&quot;Members of the Order Notoungulata are among the most diverse and common mammals in South America during the Cenozoic. Several lineages within notoungulates (e.g., suborders Typotheria and Toxodontia) show a tendency for increased body sizes and hypsodonty during the last 50 Myr. However, the timing, evolutionary mode, and drivers of such tendencies are not entirely understood. In this paper, we use an extensive database of notoungulate fossil occurrences and body mass and hypsodonty estimates to characterize the evolutionary mode of these two phenotypic traits over time, test the extent to which several factors (e.g., development of open environments in the south of South America) have influenced it through time, and investigate whether large trait values were selected through elevated origination or reduced extinction rates. Our results demonstrate that most of the major notoungulate clades evolved toward larger body sizes (up 1500 kg) and higher tooth crown, from a small and low-crowned tooth ancestor, in a punctuated mode. We also show that body mass and the hypsodonty in typotherians and toxodonts had a coupled evolutionary history. Species sorting was a relevant macroevolutionary process in some notoungulate clades, as taxa with high teeth crown and body mass had lower extinction rates. Finally, the development of the hypsodonty in notoungulates must reflect repeated and quick instances of adaptive responses to the increased availability of volcanic or other terrigenous particles, within the broad context of the SSA Cenozoic Andean mountain building.&quot;,&quot;container-title&quot;:&quot;Palaeogeography, Palaeoclimatology, Palaeoecology&quot;,&quot;DOI&quot;:&quot;10.1016/j.palaeo.2021.110306&quot;,&quot;ISSN&quot;:&quot;0031-0182&quot;,&quot;journalAbbreviation&quot;:&quot;Palaeogeography, Palaeoclimatology, Palaeoecology&quot;,&quot;page&quot;:&quot;110306&quot;,&quot;source&quot;:&quot;ScienceDirect&quot;,&quot;title&quot;:&quot;Evolutionary trends of body size and hypsodonty in notoungulates and their probable drivers&quot;,&quot;volume&quot;:&quot;568&quot;,&quot;author&quot;:[{&quot;family&quot;:&quot;Solórzano&quot;,&quot;given&quot;:&quot;Andrés&quot;},{&quot;family&quot;:&quot;Núñez-Flores&quot;,&quot;given&quot;:&quot;Mónica&quot;}],&quot;issued&quot;:{&quot;date-parts&quot;:[[&quot;2021&quot;,4,15]]}}}],&quot;schema&quot;:&quot;https://github.com/citation-style-language/schema/raw/master/csl-citation.json&quot;} RNDOZFTpxgFWK"/><text:span text:style-name="T36">(34)</text:span><text:reference-mark-end text:name="ZOTERO_ITEM CSL_CITATION {&quot;citationID&quot;:&quot;FkE0wKls&quot;,&quot;properties&quot;:{&quot;formattedCitation&quot;:&quot;(34)&quot;,&quot;plainCitation&quot;:&quot;(34)&quot;,&quot;noteIndex&quot;:0},&quot;citationItems&quot;:[{&quot;id&quot;:4079,&quot;uris&quot;:[&quot;http://zotero.org/users/7245292/items/CPY74DRI&quot;],&quot;itemData&quot;:{&quot;id&quot;:4079,&quot;type&quot;:&quot;article-journal&quot;,&quot;abstract&quot;:&quot;Members of the Order Notoungulata are among the most diverse and common mammals in South America during the Cenozoic. Several lineages within notoungulates (e.g., suborders Typotheria and Toxodontia) show a tendency for increased body sizes and hypsodonty during the last 50 Myr. However, the timing, evolutionary mode, and drivers of such tendencies are not entirely understood. In this paper, we use an extensive database of notoungulate fossil occurrences and body mass and hypsodonty estimates to characterize the evolutionary mode of these two phenotypic traits over time, test the extent to which several factors (e.g., development of open environments in the south of South America) have influenced it through time, and investigate whether large trait values were selected through elevated origination or reduced extinction rates. Our results demonstrate that most of the major notoungulate clades evolved toward larger body sizes (up 1500 kg) and higher tooth crown, from a small and low-crowned tooth ancestor, in a punctuated mode. We also show that body mass and the hypsodonty in typotherians and toxodonts had a coupled evolutionary history. Species sorting was a relevant macroevolutionary process in some notoungulate clades, as taxa with high teeth crown and body mass had lower extinction rates. Finally, the development of the hypsodonty in notoungulates must reflect repeated and quick instances of adaptive responses to the increased availability of volcanic or other terrigenous particles, within the broad context of the SSA Cenozoic Andean mountain building.&quot;,&quot;container-title&quot;:&quot;Palaeogeography, Palaeoclimatology, Palaeoecology&quot;,&quot;DOI&quot;:&quot;10.1016/j.palaeo.2021.110306&quot;,&quot;ISSN&quot;:&quot;0031-0182&quot;,&quot;journalAbbreviation&quot;:&quot;Palaeogeography, Palaeoclimatology, Palaeoecology&quot;,&quot;page&quot;:&quot;110306&quot;,&quot;source&quot;:&quot;ScienceDirect&quot;,&quot;title&quot;:&quot;Evolutionary trends of body size and hypsodonty in notoungulates and their probable drivers&quot;,&quot;volume&quot;:&quot;568&quot;,&quot;author&quot;:[{&quot;family&quot;:&quot;Solórzano&quot;,&quot;given&quot;:&quot;Andrés&quot;},{&quot;family&quot;:&quot;Núñez-Flores&quot;,&quot;given&quot;:&quot;Mónica&quot;}],&quot;issued&quot;:{&quot;date-parts&quot;:[[&quot;2021&quot;,4,15]]}}}],&quot;schema&quot;:&quot;https://github.com/citation-style-language/schema/raw/master/csl-citation.json&quot;} RNDOZFTpxgFWK"/><text:span text:style-name="T36">. Here, our results for the entire dataset are pointing in the same direction, thereby suggesting that mammal diversification was not influenced by the proportion of open habitats in South America. As mentioned earlier, this could be a direct consequence of the apparent biome stability of the continent at that time, and could probably represent one additional feature making the macroevolutionary behavior of SAMs near the EOT so unique compared to other regions of the world.</text:span></text:p>
      <text:p text:style-name="P17"><text:span text:style-name="T312">When carrying out the MBD analyses without partitioning Eocene and Oligocene faunas, we still found strong negative correlations of origination (</text:span><text:span text:style-name="T157">G</text:span><text:span text:style-name="T141">𝝀</text:span><text:span text:style-name="T312"> = -2.16, </text:span><text:span text:style-name="T157">w</text:span><text:span text:style-name="T141">𝜆</text:span><text:span text:style-name="T312"> = 0.90) and extinction (</text:span><text:span text:style-name="T157">G</text:span><text:span text:style-name="T141">µ</text:span><text:span text:style-name="T157"> </text:span><text:span text:style-name="T312">= -2.18, </text:span><text:span text:style-name="T157">w</text:span><text:span text:style-name="T141">µ</text:span><text:span text:style-name="T157"> </text:span><text:span text:style-name="T312">= 0.81) rates with self-diversity, and a weak positive correlation of extinction rate with the Andean uplift (</text:span><text:span text:style-name="T157">G</text:span><text:span text:style-name="T141">µ</text:span><text:span text:style-name="T157"> </text:span><text:span text:style-name="T312">= 0.003, </text:span><text:span text:style-name="T157">w</text:span><text:span text:style-name="T141">µ</text:span><text:span text:style-name="T157"> </text:span><text:span text:style-name="T312">= 0.70) (</text:span><text:span text:style-name="T158">SI Appendix, </text:span><text:span text:style-name="T144">Fig. S34, Tab. S3-6</text:span><text:span text:style-name="T312">). However, we no longer retrieved any correlation of origination rate with temperature, highlighting the prominent and exclusive role of temperature in shaping Eocene mammal diversity.</text:span></text:p>
      <text:p text:style-name="P19"/>
      <text:p text:style-name="P29">Limits and perspectives</text:p>
      <text:p text:style-name="P1"><text:span text:style-name="T36"><text:tab/>One of the main limitations of our work comes from the fact that many of the taxa we are dealing with (e.g., notoungulates, sparassodonts, glyptodons, ground sloths, etc.) have no modern representatives. This raises a major issue for the inferences about their </text:span><text:span text:style-name="T69">precise </text:span><text:span text:style-name="T36">ecology as we do not have any proper reference to lean on. For instance, many studies – including the present work – failed at </text:span><text:soft-page-break/><text:span text:style-name="T36">relating grassland spreading with the apparition of high-crowned and/or ever-growing cheek teeth, whereas it is known to be the case in the history of </text:span><text:span text:style-name="T70">iconic</text:span><text:span text:style-name="T36"> extant groups, such as horses </text:span><text:reference-mark-start text:name="ZOTERO_ITEM CSL_CITATION {&quot;citationID&quot;:&quot;Pf15VtKB&quot;,&quot;properties&quot;:{&quot;formattedCitation&quot;:&quot;(35)&quot;,&quot;plainCitation&quot;:&quot;(35)&quot;,&quot;noteIndex&quot;:0},&quot;citationItems&quot;:[{&quot;id&quot;:4074,&quot;uris&quot;:[&quot;http://zotero.org/users/7245292/items/VSHUKXNZ&quot;],&quot;itemData&quot;:{&quot;id&quot;:4074,&quot;type&quot;:&quot;article-journal&quot;,&quot;abstract&quot;:&quot;The appearance of fossilized silica bodies derived from the leaf epidermis of grasses and of mammalian fossils having high-crowned teeth was nearly simultaneous in lower to middle Eocene strata of Patagonia, where these fossils are associated with dry land sediments that indicate the presence of savannas containing shrubs and traversed by rivers that provided mesic habitats. In North America, the earliest clearly identified grass fossils are stipoid fruits of lower Miocene age, while the oldest mammals having high-crowned teeth are rhinoceroses of Miocene age. The abundant stipoid fruits known from the Miocene and Pliocene Epochs in the central United States indicate that the earliest Miocene species were quite different from modern counterparts, but that early Pliocene species have modern counterparts in the pampas of South America. During the Pleistocene, stipoid grasses ceased to be dominant elements of North American grasslands, being replaced by grasses belonging to the tribes Chlorideae and Andropogoneae. This change was associated with the appearance of a drier, more continental climate and with the appearance of bison and sheep on the North American plains. The evolutionary significance of these coordinated changes is discussed.&quot;,&quot;container-title&quot;:&quot;Annals of the Missouri Botanical Garden&quot;,&quot;DOI&quot;:&quot;10.2307/2398811&quot;,&quot;ISSN&quot;:&quot;0026-6493&quot;,&quot;issue&quot;:&quot;1&quot;,&quot;journalAbbreviation&quot;:&quot;Ann. Missouri Bot. Gard.&quot;,&quot;note&quot;:&quot;publisher: Missouri Botanical Garden Press&quot;,&quot;page&quot;:&quot;75-86&quot;,&quot;source&quot;:&quot;JSTOR&quot;,&quot;title&quot;:&quot;Coevolution of Grasses and Herbivores&quot;,&quot;volume&quot;:&quot;68&quot;,&quot;author&quot;:[{&quot;family&quot;:&quot;Stebbins&quot;,&quot;given&quot;:&quot;G. Ledyard&quot;}],&quot;issued&quot;:{&quot;date-parts&quot;:[[&quot;1981&quot;]]}}}],&quot;schema&quot;:&quot;https://github.com/citation-style-language/schema/raw/master/csl-citation.json&quot;} RNDdzlupBZA5Q"/><text:span text:style-name="T36">(35)</text:span><text:reference-mark-end text:name="ZOTERO_ITEM CSL_CITATION {&quot;citationID&quot;:&quot;Pf15VtKB&quot;,&quot;properties&quot;:{&quot;formattedCitation&quot;:&quot;(35)&quot;,&quot;plainCitation&quot;:&quot;(35)&quot;,&quot;noteIndex&quot;:0},&quot;citationItems&quot;:[{&quot;id&quot;:4074,&quot;uris&quot;:[&quot;http://zotero.org/users/7245292/items/VSHUKXNZ&quot;],&quot;itemData&quot;:{&quot;id&quot;:4074,&quot;type&quot;:&quot;article-journal&quot;,&quot;abstract&quot;:&quot;The appearance of fossilized silica bodies derived from the leaf epidermis of grasses and of mammalian fossils having high-crowned teeth was nearly simultaneous in lower to middle Eocene strata of Patagonia, where these fossils are associated with dry land sediments that indicate the presence of savannas containing shrubs and traversed by rivers that provided mesic habitats. In North America, the earliest clearly identified grass fossils are stipoid fruits of lower Miocene age, while the oldest mammals having high-crowned teeth are rhinoceroses of Miocene age. The abundant stipoid fruits known from the Miocene and Pliocene Epochs in the central United States indicate that the earliest Miocene species were quite different from modern counterparts, but that early Pliocene species have modern counterparts in the pampas of South America. During the Pleistocene, stipoid grasses ceased to be dominant elements of North American grasslands, being replaced by grasses belonging to the tribes Chlorideae and Andropogoneae. This change was associated with the appearance of a drier, more continental climate and with the appearance of bison and sheep on the North American plains. The evolutionary significance of these coordinated changes is discussed.&quot;,&quot;container-title&quot;:&quot;Annals of the Missouri Botanical Garden&quot;,&quot;DOI&quot;:&quot;10.2307/2398811&quot;,&quot;ISSN&quot;:&quot;0026-6493&quot;,&quot;issue&quot;:&quot;1&quot;,&quot;journalAbbreviation&quot;:&quot;Ann. Missouri Bot. Gard.&quot;,&quot;note&quot;:&quot;publisher: Missouri Botanical Garden Press&quot;,&quot;page&quot;:&quot;75-86&quot;,&quot;source&quot;:&quot;JSTOR&quot;,&quot;title&quot;:&quot;Coevolution of Grasses and Herbivores&quot;,&quot;volume&quot;:&quot;68&quot;,&quot;author&quot;:[{&quot;family&quot;:&quot;Stebbins&quot;,&quot;given&quot;:&quot;G. Ledyard&quot;}],&quot;issued&quot;:{&quot;date-parts&quot;:[[&quot;1981&quot;]]}}}],&quot;schema&quot;:&quot;https://github.com/citation-style-language/schema/raw/master/csl-citation.json&quot;} RNDdzlupBZA5Q"/><text:span text:style-name="T36">.</text:span></text:p>
      <text:p text:style-name="P33"><text:span text:style-name="T160"><text:tab/>Next, as previously mentioned, our data was particularly subject to spatial heterogeneity. There is a sampling gap in Amazonia (</text:span><text:span text:style-name="T223">SI Appendix, </text:span><text:span text:style-name="T231">Fig. S3</text:span><text:span text:style-name="T160">), yet known to be the cradle for most Neotropical groups, ranging from angiosperms to vertebrates </text:span><text:reference-mark-start text:name="ZOTERO_ITEM CSL_CITATION {&quot;citationID&quot;:&quot;OSw0Tjz2&quot;,&quot;properties&quot;:{&quot;formattedCitation&quot;:&quot;(75)&quot;,&quot;plainCitation&quot;:&quot;(75)&quot;,&quot;noteIndex&quot;:0},&quot;citationItems&quot;:[{&quot;id&quot;:6367,&quot;uris&quot;:[&quot;http://zotero.org/users/7245292/items/CZZ7Y247&quot;],&quot;itemData&quot;:{&quot;id&quot;:6367,&quot;type&quot;:&quot;article-journal&quot;,&quot;abstract&quot;:&quot;The American tropics (the Neotropics) are the most species-rich realm on Earth, and\nfor centuries, scientists have attempted to understand the orig...&quot;,&quot;archive_location&quot;:&quot;world&quot;,&quot;container-title&quot;:&quot;Proceedings of the National Academy of Sciences&quot;,&quot;DOI&quot;:&quot;10.1073/pnas.1713819115&quot;,&quot;issue&quot;:&quot;23&quot;,&quot;journalAbbreviation&quot;:&quot;Proc. Nat. Acad. Sc. U.S.A&quot;,&quot;language&quot;:&quot;EN&quot;,&quot;license&quot;:&quot;Copyright © 2018 the Author(s). Published by PNAS.&quot;,&quot;note&quot;:&quot;Company: National Academy of Sciences\nDistributor: National Academy of Sciences\nInstitution: National Academy of Sciences\nLabel: National Academy of Sciences\npublisher: Proceedings of the National Academy of Sciences&quot;,&quot;page&quot;:&quot;6034-6039&quot;,&quot;source&quot;:&quot;www.pnas.org&quot;,&quot;title&quot;:&quot;Amazonia is the primary source of Neotropical biodiversity&quot;,&quot;volume&quot;:&quot;115&quot;,&quot;author&quot;:[{&quot;family&quot;:&quot;Antonelli&quot;,&quot;given&quot;:&quot;Alexandre&quot;},{&quot;family&quot;:&quot;Zizka&quot;,&quot;given&quot;:&quot;Alexander&quot;},{&quot;family&quot;:&quot;Carvalho&quot;,&quot;given&quot;:&quot;Fernanda Antunes&quot;},{&quot;family&quot;:&quot;Scharn&quot;,&quot;given&quot;:&quot;Ruud&quot;},{&quot;family&quot;:&quot;Bacon&quot;,&quot;given&quot;:&quot;Christine D.&quot;},{&quot;family&quot;:&quot;Silvestro&quot;,&quot;given&quot;:&quot;Daniele&quot;},{&quot;family&quot;:&quot;Condamine&quot;,&quot;given&quot;:&quot;Fabien L.&quot;}],&quot;issued&quot;:{&quot;date-parts&quot;:[[&quot;2018&quot;,6,5]]}}}],&quot;schema&quot;:&quot;https://github.com/citation-style-language/schema/raw/master/csl-citation.json&quot;} RND8kihoEqiAT"/><text:span text:style-name="T160">(75)</text:span><text:reference-mark-end text:name="ZOTERO_ITEM CSL_CITATION {&quot;citationID&quot;:&quot;OSw0Tjz2&quot;,&quot;properties&quot;:{&quot;formattedCitation&quot;:&quot;(75)&quot;,&quot;plainCitation&quot;:&quot;(75)&quot;,&quot;noteIndex&quot;:0},&quot;citationItems&quot;:[{&quot;id&quot;:6367,&quot;uris&quot;:[&quot;http://zotero.org/users/7245292/items/CZZ7Y247&quot;],&quot;itemData&quot;:{&quot;id&quot;:6367,&quot;type&quot;:&quot;article-journal&quot;,&quot;abstract&quot;:&quot;The American tropics (the Neotropics) are the most species-rich realm on Earth, and\nfor centuries, scientists have attempted to understand the orig...&quot;,&quot;archive_location&quot;:&quot;world&quot;,&quot;container-title&quot;:&quot;Proceedings of the National Academy of Sciences&quot;,&quot;DOI&quot;:&quot;10.1073/pnas.1713819115&quot;,&quot;issue&quot;:&quot;23&quot;,&quot;journalAbbreviation&quot;:&quot;Proc. Nat. Acad. Sc. U.S.A&quot;,&quot;language&quot;:&quot;EN&quot;,&quot;license&quot;:&quot;Copyright © 2018 the Author(s). Published by PNAS.&quot;,&quot;note&quot;:&quot;Company: National Academy of Sciences\nDistributor: National Academy of Sciences\nInstitution: National Academy of Sciences\nLabel: National Academy of Sciences\npublisher: Proceedings of the National Academy of Sciences&quot;,&quot;page&quot;:&quot;6034-6039&quot;,&quot;source&quot;:&quot;www.pnas.org&quot;,&quot;title&quot;:&quot;Amazonia is the primary source of Neotropical biodiversity&quot;,&quot;volume&quot;:&quot;115&quot;,&quot;author&quot;:[{&quot;family&quot;:&quot;Antonelli&quot;,&quot;given&quot;:&quot;Alexandre&quot;},{&quot;family&quot;:&quot;Zizka&quot;,&quot;given&quot;:&quot;Alexander&quot;},{&quot;family&quot;:&quot;Carvalho&quot;,&quot;given&quot;:&quot;Fernanda Antunes&quot;},{&quot;family&quot;:&quot;Scharn&quot;,&quot;given&quot;:&quot;Ruud&quot;},{&quot;family&quot;:&quot;Bacon&quot;,&quot;given&quot;:&quot;Christine D.&quot;},{&quot;family&quot;:&quot;Silvestro&quot;,&quot;given&quot;:&quot;Daniele&quot;},{&quot;family&quot;:&quot;Condamine&quot;,&quot;given&quot;:&quot;Fabien L.&quot;}],&quot;issued&quot;:{&quot;date-parts&quot;:[[&quot;2018&quot;,6,5]]}}}],&quot;schema&quot;:&quot;https://github.com/citation-style-language/schema/raw/master/csl-citation.json&quot;} RND8kihoEqiAT"/><text:span text:style-name="T160">. The still poorly-known record of fossil mammals from this region </text:span><text:span text:style-name="T201">surely</text:span><text:span text:style-name="T160"> hides part of the picture </text:span><text:span text:style-name="T201">of the continent-scale mammal diversification</text:span><text:span text:style-name="T160">, and even more considering the spatial heterogeneity of diversity dynamics </text:span><text:reference-mark-start text:name="ZOTERO_ITEM CSL_CITATION {&quot;citationID&quot;:&quot;q3hiTAB8&quot;,&quot;properties&quot;:{&quot;formattedCitation&quot;:&quot;(76, 77)&quot;,&quot;plainCitation&quot;:&quot;(76, 77)&quot;,&quot;noteIndex&quot;:0},&quot;citationItems&quot;:[{&quot;id&quot;:941,&quot;uris&quot;:[&quot;http://zotero.org/users/7245292/items/IXLLGITF&quot;],&quot;itemData&quot;:{&quot;id&quot;:941,&quot;type&quot;:&quot;article-journal&quot;,&quot;abstract&quot;:&quot;Global diversity patterns in the fossil record comprise a mosaic of regional trends, underpinned by spatially non-random drivers and distorted by variation in sampling intensity through time and across space. Sampling-corrected diversity estimates from spatially-standardised fossil datasets retain their regional biogeographic nuances and avoid these biases, yet diversity-through-time arises from the interplay of origination and extinction, the processes that shape macroevolutionary history. Here we present a subsampling algorithm to eliminate spatial sampling bias, coupled with advanced probabilistic methods for estimating origination and extinction rates and a Bayesian method for estimating sampling-corrected diversity. We then re-examine the Late Permian to Early Jurassic marine fossil record, an interval spanning several global biotic upheavals that shaped the origins of the modern marine biosphere. We find that origination and extinction rates are regionally heterogenous even during events that manifested globally, highlighting the need for spatially explicit views of macroevolutionary processes through geological time.&quot;,&quot;container-title&quot;:&quot;Nature Communications&quot;,&quot;DOI&quot;:&quot;10.1038/s41467-022-30507-0&quot;,&quot;ISSN&quot;:&quot;2041-1723&quot;,&quot;issue&quot;:&quot;1&quot;,&quot;journalAbbreviation&quot;:&quot;Nat Commun&quot;,&quot;language&quot;:&quot;en&quot;,&quot;license&quot;:&quot;2022 The Author(s)&quot;,&quot;note&quot;:&quot;number: 1\npublisher: Nature Publishing Group&quot;,&quot;page&quot;:&quot;2751&quot;,&quot;source&quot;:&quot;www.nature.com&quot;,&quot;title&quot;:&quot;Global diversity dynamics in the fossil record are regionally heterogeneous&quot;,&quot;volume&quot;:&quot;13&quot;,&quot;author&quot;:[{&quot;family&quot;:&quot;Flannery-Sutherland&quot;,&quot;given&quot;:&quot;Joseph T.&quot;},{&quot;family&quot;:&quot;Silvestro&quot;,&quot;given&quot;:&quot;Daniele&quot;},{&quot;family&quot;:&quot;Benton&quot;,&quot;given&quot;:&quot;Michael J.&quot;}],&quot;issued&quot;:{&quot;date-parts&quot;:[[&quot;2022&quot;,5,18]]}}},{&quot;id&quot;:7322,&quot;uris&quot;:[&quot;http://zotero.org/users/7245292/items/4BCA4DR3&quot;],&quot;itemData&quot;:{&quot;id&quot;:7322,&quot;type&quot;:&quot;article-journal&quot;,&quot;abstract&quot;:&quot;Palaeontologists have long sought to explain the diversification of individual clades to whole biotas at global scales. Advances in our understanding of the spatial distribution of the fossil record through geological time, however, has demonstrated that global trends in biodiversity were a mosaic of regionally heterogeneous diversification processes. Drivers of diversification must presumably have also displayed regional variation to produce the spatial disparities observed in past taxonomic richness. Here, we analyse the fossil record of ammonoids, pelagic shelled cephalopods, through the Late Cretaceous, characterised by some palaeontologists as an interval of biotic decline prior to their total extinction at the Cretaceous-Paleogene boundary. We regionally subdivide this record to eliminate the impacts of spatial sampling biases and infer regional origination and extinction rates corrected for temporal sampling biases using Bayesian methods. We then model these rates using biotic and abiotic drivers commonly inferred to influence diversification. Ammonoid diversification dynamics and responses to this common set of diversity drivers were regionally heterogeneous, do not support ecological decline, and demonstrate that their global diversification signal is influenced by spatial disparities in sampling effort. These results call into question the feasibility of seeking drivers of diversity at global scales in the fossil record.&quot;,&quot;container-title&quot;:&quot;Nature Communications&quot;,&quot;DOI&quot;:&quot;10.1038/s41467-024-49462-z&quot;,&quot;ISSN&quot;:&quot;2041-1723&quot;,&quot;issue&quot;:&quot;1&quot;,&quot;journalAbbreviation&quot;:&quot;Nat Commun&quot;,&quot;language&quot;:&quot;en&quot;,&quot;license&quot;:&quot;2024 The Author(s)&quot;,&quot;note&quot;:&quot;publisher: Nature Publishing Group&quot;,&quot;page&quot;:&quot;5382&quot;,&quot;source&quot;:&quot;www.nature.com&quot;,&quot;title&quot;:&quot;Late Cretaceous ammonoids show that drivers of diversification are regionally heterogeneous&quot;,&quot;volume&quot;:&quot;15&quot;,&quot;author&quot;:[{&quot;family&quot;:&quot;Flannery-Sutherland&quot;,&quot;given&quot;:&quot;Joseph T.&quot;},{&quot;family&quot;:&quot;Crossan&quot;,&quot;given&quot;:&quot;Cameron D.&quot;},{&quot;family&quot;:&quot;Myers&quot;,&quot;given&quot;:&quot;Corinne E.&quot;},{&quot;family&quot;:&quot;Hendy&quot;,&quot;given&quot;:&quot;Austin J. W.&quot;},{&quot;family&quot;:&quot;Landman&quot;,&quot;given&quot;:&quot;Neil H.&quot;},{&quot;family&quot;:&quot;Witts&quot;,&quot;given&quot;:&quot;James D.&quot;}],&quot;issued&quot;:{&quot;date-parts&quot;:[[&quot;2024&quot;,6,27]]}}}],&quot;schema&quot;:&quot;https://github.com/citation-style-language/schema/raw/master/csl-citation.json&quot;} RNDXXmdoCbLQ2"/><text:span text:style-name="T160">(76, 77)</text:span><text:reference-mark-end text:name="ZOTERO_ITEM CSL_CITATION {&quot;citationID&quot;:&quot;q3hiTAB8&quot;,&quot;properties&quot;:{&quot;formattedCitation&quot;:&quot;(76, 77)&quot;,&quot;plainCitation&quot;:&quot;(76, 77)&quot;,&quot;noteIndex&quot;:0},&quot;citationItems&quot;:[{&quot;id&quot;:941,&quot;uris&quot;:[&quot;http://zotero.org/users/7245292/items/IXLLGITF&quot;],&quot;itemData&quot;:{&quot;id&quot;:941,&quot;type&quot;:&quot;article-journal&quot;,&quot;abstract&quot;:&quot;Global diversity patterns in the fossil record comprise a mosaic of regional trends, underpinned by spatially non-random drivers and distorted by variation in sampling intensity through time and across space. Sampling-corrected diversity estimates from spatially-standardised fossil datasets retain their regional biogeographic nuances and avoid these biases, yet diversity-through-time arises from the interplay of origination and extinction, the processes that shape macroevolutionary history. Here we present a subsampling algorithm to eliminate spatial sampling bias, coupled with advanced probabilistic methods for estimating origination and extinction rates and a Bayesian method for estimating sampling-corrected diversity. We then re-examine the Late Permian to Early Jurassic marine fossil record, an interval spanning several global biotic upheavals that shaped the origins of the modern marine biosphere. We find that origination and extinction rates are regionally heterogenous even during events that manifested globally, highlighting the need for spatially explicit views of macroevolutionary processes through geological time.&quot;,&quot;container-title&quot;:&quot;Nature Communications&quot;,&quot;DOI&quot;:&quot;10.1038/s41467-022-30507-0&quot;,&quot;ISSN&quot;:&quot;2041-1723&quot;,&quot;issue&quot;:&quot;1&quot;,&quot;journalAbbreviation&quot;:&quot;Nat Commun&quot;,&quot;language&quot;:&quot;en&quot;,&quot;license&quot;:&quot;2022 The Author(s)&quot;,&quot;note&quot;:&quot;number: 1\npublisher: Nature Publishing Group&quot;,&quot;page&quot;:&quot;2751&quot;,&quot;source&quot;:&quot;www.nature.com&quot;,&quot;title&quot;:&quot;Global diversity dynamics in the fossil record are regionally heterogeneous&quot;,&quot;volume&quot;:&quot;13&quot;,&quot;author&quot;:[{&quot;family&quot;:&quot;Flannery-Sutherland&quot;,&quot;given&quot;:&quot;Joseph T.&quot;},{&quot;family&quot;:&quot;Silvestro&quot;,&quot;given&quot;:&quot;Daniele&quot;},{&quot;family&quot;:&quot;Benton&quot;,&quot;given&quot;:&quot;Michael J.&quot;}],&quot;issued&quot;:{&quot;date-parts&quot;:[[&quot;2022&quot;,5,18]]}}},{&quot;id&quot;:7322,&quot;uris&quot;:[&quot;http://zotero.org/users/7245292/items/4BCA4DR3&quot;],&quot;itemData&quot;:{&quot;id&quot;:7322,&quot;type&quot;:&quot;article-journal&quot;,&quot;abstract&quot;:&quot;Palaeontologists have long sought to explain the diversification of individual clades to whole biotas at global scales. Advances in our understanding of the spatial distribution of the fossil record through geological time, however, has demonstrated that global trends in biodiversity were a mosaic of regionally heterogeneous diversification processes. Drivers of diversification must presumably have also displayed regional variation to produce the spatial disparities observed in past taxonomic richness. Here, we analyse the fossil record of ammonoids, pelagic shelled cephalopods, through the Late Cretaceous, characterised by some palaeontologists as an interval of biotic decline prior to their total extinction at the Cretaceous-Paleogene boundary. We regionally subdivide this record to eliminate the impacts of spatial sampling biases and infer regional origination and extinction rates corrected for temporal sampling biases using Bayesian methods. We then model these rates using biotic and abiotic drivers commonly inferred to influence diversification. Ammonoid diversification dynamics and responses to this common set of diversity drivers were regionally heterogeneous, do not support ecological decline, and demonstrate that their global diversification signal is influenced by spatial disparities in sampling effort. These results call into question the feasibility of seeking drivers of diversity at global scales in the fossil record.&quot;,&quot;container-title&quot;:&quot;Nature Communications&quot;,&quot;DOI&quot;:&quot;10.1038/s41467-024-49462-z&quot;,&quot;ISSN&quot;:&quot;2041-1723&quot;,&quot;issue&quot;:&quot;1&quot;,&quot;journalAbbreviation&quot;:&quot;Nat Commun&quot;,&quot;language&quot;:&quot;en&quot;,&quot;license&quot;:&quot;2024 The Author(s)&quot;,&quot;note&quot;:&quot;publisher: Nature Publishing Group&quot;,&quot;page&quot;:&quot;5382&quot;,&quot;source&quot;:&quot;www.nature.com&quot;,&quot;title&quot;:&quot;Late Cretaceous ammonoids show that drivers of diversification are regionally heterogeneous&quot;,&quot;volume&quot;:&quot;15&quot;,&quot;author&quot;:[{&quot;family&quot;:&quot;Flannery-Sutherland&quot;,&quot;given&quot;:&quot;Joseph T.&quot;},{&quot;family&quot;:&quot;Crossan&quot;,&quot;given&quot;:&quot;Cameron D.&quot;},{&quot;family&quot;:&quot;Myers&quot;,&quot;given&quot;:&quot;Corinne E.&quot;},{&quot;family&quot;:&quot;Hendy&quot;,&quot;given&quot;:&quot;Austin J. W.&quot;},{&quot;family&quot;:&quot;Landman&quot;,&quot;given&quot;:&quot;Neil H.&quot;},{&quot;family&quot;:&quot;Witts&quot;,&quot;given&quot;:&quot;James D.&quot;}],&quot;issued&quot;:{&quot;date-parts&quot;:[[&quot;2024&quot;,6,27]]}}}],&quot;schema&quot;:&quot;https://github.com/citation-style-language/schema/raw/master/csl-citation.json&quot;} RNDXXmdoCbLQ2"/><text:span text:style-name="T160">. We </text:span><text:span text:style-name="T202">tested the robustness of our interpretation</text:span><text:span text:style-name="T203">s</text:span><text:span text:style-name="T202"> regarding this </text:span><text:span text:style-name="T160">spatial heterogeneity by carrying out sensitivity analyses to evaluate the extent to which </text:span><text:span text:style-name="T204">it</text:span><text:span text:style-name="T160"> affected our results, by subsampling our occurrence data to unique taxa-locality combinations, leading to no major difference with the trends we derived from our complete dataset (</text:span><text:span text:style-name="T223">SI Appendix, </text:span><text:span text:style-name="T231">Fig. S14 </text:span><text:span text:style-name="T160">and </text:span><text:span text:style-name="T231">S33</text:span><text:span text:style-name="T160">).</text:span></text:p>
      <text:p text:style-name="P33"><text:span text:style-name="T160"><text:tab/>Temporal and taxonomic completeness were also sources of limitations. As for temporal biases, we saw that gaps remain in the South American Land Mammal Age scale, illustrating the temporal sparsity of the SAM fossil record (</text:span><text:span text:style-name="T223">SI Appendix, </text:span><text:span text:style-name="T231">Fig. S1</text:span><text:span text:style-name="T160">). This adds some degree of uncertainty to our taxon age estimations. To intend to cope with this issue, we assigned each of our occurrences with the boundaries of the sub-epoch they most overlapped with (</text:span><text:span text:style-name="T223">SI Appendix, </text:span><text:span text:style-name="T231">Fig. S2</text:span><text:span text:style-name="T160">). In fact, such an age smoothing did not lead to any major difference in our diversification analyses, </text:span><text:span text:style-name="T194">further </text:span><text:span text:style-name="T160">illustrating PyRate’s ability to deal with data incompleteness. Furthermore, our work also led us to appreciate the unequal representation of some lineages compared to others, with around 36% of our genera and 54% of our species only represented by a single occurrence in our dataset (</text:span><text:span text:style-name="T217">i.e., </text:span><text:span text:style-name="T160">singletons) (</text:span><text:span text:style-name="T223">SI Appendix, </text:span><text:span text:style-name="T231">Tab. S1</text:span><text:span text:style-name="T160">). As a result, our average preservation rates per lineages were low (</text:span><text:span text:style-name="T223">SI Appendix, </text:span><text:span text:style-name="T231">Fig. S30-3</text:span><text:span text:style-name="T234">1</text:span><text:span text:style-name="T160">), below the values that we usually observe in recent studies </text:span><text:reference-mark-start text:name="ZOTERO_ITEM CSL_CITATION {&quot;citationID&quot;:&quot;EfEBHIVD&quot;,&quot;properties&quot;:{&quot;formattedCitation&quot;:&quot;(23, 78)&quot;,&quot;plainCitation&quot;:&quot;(23, 78)&quot;,&quot;noteIndex&quot;:0},&quot;citationItems&quot;:[{&quot;id&quot;:697,&quot;uris&quot;:[&quot;http://zotero.org/users/7245292/items/LMX3SE9S&quot;],&quot;itemData&quot;:{&quot;id&quot;:697,&quot;type&quot;:&quot;article-journal&quot;,&quot;abstract&quot;:&quot;Simultaneously investigating the effects of abiotic and biotic factors on diversity dynamics is essential to understand the evolutionary history of clades. The Grande Coupure corresponds to a major faunal turnover at the Eocene–Oligocene transition (EOT) (~34.1 to 33.55 Mya) and is defined in western Europe as an extinction of insular European mammals coupled with the arrival of crown clades from Asia. Here, we focused on the species-rich group of endemic European artiodactyls to determine the drivers of the Grande Coupure during the major environmental disruptions at the EOT. Using Bayesian birth–death models, we analyzed an original high-resolution fossil dataset (90 species, &gt;2,100 occurrences) from southwestern France (Quercy area) and estimated the regional diversification and diversity dynamics of endemic and immigrant artiodactyls. We show that the endemic artiodactyl radiation was mainly related to the Eocene tropical conditions, combined with biotic controls on speciation and clade-related diversity dependence. We further highlight that the major environmental changes at the transition (77% of species became extinct) and the concurrent increase in seasonality in Europe during the Oligocene were likely the main drivers of their decline. Surprisingly, our results do not support the widely-held hypothesis of active competition between endemic and immigrant artiodactyls but rather suggest a passive or opportunistic replacement by immigrants, which is further supported by morphological clustering of specific ecological traits across the Eocene-Oligocene transition. Our analyses provide insights into the evolutionary and ecological processes driving the diversification and decline of mammalian clades during a major biological and climatic crisis.&quot;,&quot;container-title&quot;:&quot;Proceedings of the National Academy of Sciences&quot;,&quot;DOI&quot;:&quot;10.1073/pnas.2309945120&quot;,&quot;issue&quot;:&quot;52&quot;,&quot;journalAbbreviation&quot;:&quot;Proc. Nat. Acad. Sc. U.S.A&quot;,&quot;note&quot;:&quot;publisher: Proceedings of the National Academy of Sciences&quot;,&quot;page&quot;:&quot;e2309945120&quot;,&quot;source&quot;:&quot;pnas.org (Atypon)&quot;,&quot;title&quot;:&quot;Drivers of the artiodactyl turnover in insular western Europe at the Eocene–Oligocene Transition&quot;,&quot;volume&quot;:&quot;120&quot;,&quot;author&quot;:[{&quot;family&quot;:&quot;Weppe&quot;,&quot;given&quot;:&quot;R.&quot;},{&quot;family&quot;:&quot;Condamine&quot;,&quot;given&quot;:&quot;F. L.&quot;},{&quot;family&quot;:&quot;Guinot&quot;,&quot;given&quot;:&quot;G.&quot;},{&quot;family&quot;:&quot;Maugoust&quot;,&quot;given&quot;:&quot;J.&quot;},{&quot;family&quot;:&quot;Orliac&quot;,&quot;given&quot;:&quot;M. J.&quot;}],&quot;issued&quot;:{&quot;date-parts&quot;:[[&quot;2023&quot;,12,26]]}}},{&quot;id&quot;:5085,&quot;uris&quot;:[&quot;http://zotero.org/users/7245292/items/N7SE7BKV&quot;],&quot;itemData&quot;:{&quot;id&quot;:5085,&quot;type&quot;:&quot;article-journal&quot;,&quot;abstract&quot;:&quot;With ~14,000 extant species, ants are ubiquitous and of tremendous ecological importance. They have undergone remarkable diversification throughout their evolutionary history. However, the drivers of their diversity dynamics are not well quantified or understood. Previous phylogenetic analyses have suggested patterns of diversity dynamics associated with the Angiosperm Terrestrial Revolution (ATR), but these studies have overlooked valuable information from the fossil record. To address this gap, we conducted a comprehensive analysis using a large dataset that includes both the ant fossil record (~24,000 individual occurrences) and neontological data (~14,000 occurrences), and tested four hypotheses proposed for ant diversification: co-diversification, competitive extinction, hyper-specialization, and buffered extinction. Taking into account biases in the fossil record, we found three distinct diversification periods (the latest Cretaceous, Eocene, and Oligo-Miocene) and one extinction period (Late Cretaceous). The competitive extinction hypothesis between stem and crown ants is not supported. Instead, we found support for the co-diversification, buffered extinction, and hyper-specialization hypotheses. The environmental changes of the ATR, mediated by the angiosperm radiation, likely played a critical role in buffering ants against extinction and favoring their diversification by providing new ecological niches, such as forest litter and arboreal nesting sites, and additional resources. We also hypothesize that the decline and extinction of stem ants during the Late Cretaceous was due to their hyper-specialized morphology, which limited their ability to expand their dietary niche in changing environments. This study highlights the importance of a holistic approach when studying the interplay between past environments and the evolutionary trajectories of organisms.&quot;,&quot;container-title&quot;:&quot;Proceedings of the National Academy of Sciences&quot;,&quot;DOI&quot;:&quot;10.1073/pnas.2317795121&quot;,&quot;issue&quot;:&quot;13&quot;,&quot;journalAbbreviation&quot;:&quot;Proc. Nat. Acad. Sc. U.S.A&quot;,&quot;note&quot;:&quot;publisher: Proceedings of the National Academy of Sciences&quot;,&quot;page&quot;:&quot;e2317795121&quot;,&quot;source&quot;:&quot;pnas.org (Atypon)&quot;,&quot;title&quot;:&quot;The Angiosperm Terrestrial Revolution buffered ants against extinction&quot;,&quot;volume&quot;:&quot;121&quot;,&quot;author&quot;:[{&quot;family&quot;:&quot;Jouault&quot;,&quot;given&quot;:&quot;Corentin&quot;},{&quot;family&quot;:&quot;Condamine&quot;,&quot;given&quot;:&quot;Fabien L.&quot;},{&quot;family&quot;:&quot;Legendre&quot;,&quot;given&quot;:&quot;Frédéric&quot;},{&quot;family&quot;:&quot;Perrichot&quot;,&quot;given&quot;:&quot;Vincent&quot;}],&quot;issued&quot;:{&quot;date-parts&quot;:[[&quot;2024&quot;,3,26]]}}}],&quot;schema&quot;:&quot;https://github.com/citation-style-language/schema/raw/master/csl-citation.json&quot;} RNDwce5Mhtehb"/><text:span text:style-name="T160">(23, 78)</text:span><text:reference-mark-end text:name="ZOTERO_ITEM CSL_CITATION {&quot;citationID&quot;:&quot;EfEBHIVD&quot;,&quot;properties&quot;:{&quot;formattedCitation&quot;:&quot;(23, 78)&quot;,&quot;plainCitation&quot;:&quot;(23, 78)&quot;,&quot;noteIndex&quot;:0},&quot;citationItems&quot;:[{&quot;id&quot;:697,&quot;uris&quot;:[&quot;http://zotero.org/users/7245292/items/LMX3SE9S&quot;],&quot;itemData&quot;:{&quot;id&quot;:697,&quot;type&quot;:&quot;article-journal&quot;,&quot;abstract&quot;:&quot;Simultaneously investigating the effects of abiotic and biotic factors on diversity dynamics is essential to understand the evolutionary history of clades. The Grande Coupure corresponds to a major faunal turnover at the Eocene–Oligocene transition (EOT) (~34.1 to 33.55 Mya) and is defined in western Europe as an extinction of insular European mammals coupled with the arrival of crown clades from Asia. Here, we focused on the species-rich group of endemic European artiodactyls to determine the drivers of the Grande Coupure during the major environmental disruptions at the EOT. Using Bayesian birth–death models, we analyzed an original high-resolution fossil dataset (90 species, &gt;2,100 occurrences) from southwestern France (Quercy area) and estimated the regional diversification and diversity dynamics of endemic and immigrant artiodactyls. We show that the endemic artiodactyl radiation was mainly related to the Eocene tropical conditions, combined with biotic controls on speciation and clade-related diversity dependence. We further highlight that the major environmental changes at the transition (77% of species became extinct) and the concurrent increase in seasonality in Europe during the Oligocene were likely the main drivers of their decline. Surprisingly, our results do not support the widely-held hypothesis of active competition between endemic and immigrant artiodactyls but rather suggest a passive or opportunistic replacement by immigrants, which is further supported by morphological clustering of specific ecological traits across the Eocene-Oligocene transition. Our analyses provide insights into the evolutionary and ecological processes driving the diversification and decline of mammalian clades during a major biological and climatic crisis.&quot;,&quot;container-title&quot;:&quot;Proceedings of the National Academy of Sciences&quot;,&quot;DOI&quot;:&quot;10.1073/pnas.2309945120&quot;,&quot;issue&quot;:&quot;52&quot;,&quot;journalAbbreviation&quot;:&quot;Proc. Nat. Acad. Sc. U.S.A&quot;,&quot;note&quot;:&quot;publisher: Proceedings of the National Academy of Sciences&quot;,&quot;page&quot;:&quot;e2309945120&quot;,&quot;source&quot;:&quot;pnas.org (Atypon)&quot;,&quot;title&quot;:&quot;Drivers of the artiodactyl turnover in insular western Europe at the Eocene–Oligocene Transition&quot;,&quot;volume&quot;:&quot;120&quot;,&quot;author&quot;:[{&quot;family&quot;:&quot;Weppe&quot;,&quot;given&quot;:&quot;R.&quot;},{&quot;family&quot;:&quot;Condamine&quot;,&quot;given&quot;:&quot;F. L.&quot;},{&quot;family&quot;:&quot;Guinot&quot;,&quot;given&quot;:&quot;G.&quot;},{&quot;family&quot;:&quot;Maugoust&quot;,&quot;given&quot;:&quot;J.&quot;},{&quot;family&quot;:&quot;Orliac&quot;,&quot;given&quot;:&quot;M. J.&quot;}],&quot;issued&quot;:{&quot;date-parts&quot;:[[&quot;2023&quot;,12,26]]}}},{&quot;id&quot;:5085,&quot;uris&quot;:[&quot;http://zotero.org/users/7245292/items/N7SE7BKV&quot;],&quot;itemData&quot;:{&quot;id&quot;:5085,&quot;type&quot;:&quot;article-journal&quot;,&quot;abstract&quot;:&quot;With ~14,000 extant species, ants are ubiquitous and of tremendous ecological importance. They have undergone remarkable diversification throughout their evolutionary history. However, the drivers of their diversity dynamics are not well quantified or understood. Previous phylogenetic analyses have suggested patterns of diversity dynamics associated with the Angiosperm Terrestrial Revolution (ATR), but these studies have overlooked valuable information from the fossil record. To address this gap, we conducted a comprehensive analysis using a large dataset that includes both the ant fossil record (~24,000 individual occurrences) and neontological data (~14,000 occurrences), and tested four hypotheses proposed for ant diversification: co-diversification, competitive extinction, hyper-specialization, and buffered extinction. Taking into account biases in the fossil record, we found three distinct diversification periods (the latest Cretaceous, Eocene, and Oligo-Miocene) and one extinction period (Late Cretaceous). The competitive extinction hypothesis between stem and crown ants is not supported. Instead, we found support for the co-diversification, buffered extinction, and hyper-specialization hypotheses. The environmental changes of the ATR, mediated by the angiosperm radiation, likely played a critical role in buffering ants against extinction and favoring their diversification by providing new ecological niches, such as forest litter and arboreal nesting sites, and additional resources. We also hypothesize that the decline and extinction of stem ants during the Late Cretaceous was due to their hyper-specialized morphology, which limited their ability to expand their dietary niche in changing environments. This study highlights the importance of a holistic approach when studying the interplay between past environments and the evolutionary trajectories of organisms.&quot;,&quot;container-title&quot;:&quot;Proceedings of the National Academy of Sciences&quot;,&quot;DOI&quot;:&quot;10.1073/pnas.2317795121&quot;,&quot;issue&quot;:&quot;13&quot;,&quot;journalAbbreviation&quot;:&quot;Proc. Nat. Acad. Sc. U.S.A&quot;,&quot;note&quot;:&quot;publisher: Proceedings of the National Academy of Sciences&quot;,&quot;page&quot;:&quot;e2317795121&quot;,&quot;source&quot;:&quot;pnas.org (Atypon)&quot;,&quot;title&quot;:&quot;The Angiosperm Terrestrial Revolution buffered ants against extinction&quot;,&quot;volume&quot;:&quot;121&quot;,&quot;author&quot;:[{&quot;family&quot;:&quot;Jouault&quot;,&quot;given&quot;:&quot;Corentin&quot;},{&quot;family&quot;:&quot;Condamine&quot;,&quot;given&quot;:&quot;Fabien L.&quot;},{&quot;family&quot;:&quot;Legendre&quot;,&quot;given&quot;:&quot;Frédéric&quot;},{&quot;family&quot;:&quot;Perrichot&quot;,&quot;given&quot;:&quot;Vincent&quot;}],&quot;issued&quot;:{&quot;date-parts&quot;:[[&quot;2024&quot;,3,26]]}}}],&quot;schema&quot;:&quot;https://github.com/citation-style-language/schema/raw/master/csl-citation.json&quot;} RNDwce5Mhtehb"/><text:span text:style-name="T160">. </text:span><text:span text:style-name="T203">This said, r</text:span><text:span text:style-name="T160">emoving singletons did not seem to have any major effect on the inferred diversification patterns (</text:span><text:span text:style-name="T223">SI Appendix, </text:span><text:span text:style-name="T231">Fig. S12-13 </text:span><text:span text:style-name="T160">and</text:span><text:span text:style-name="T231"> S32</text:span><text:span text:style-name="T160">). Overall, despite our sensitivity tests, our dataset undersamples South America's past mammalian diversity, and no statistical framework may fully recover the entire picture of its underlying macroevolutionary processes.</text:span></text:p>
      <text:p text:style-name="P1"><text:span text:style-name="T65"><text:tab/></text:span><text:span text:style-name="T66">Here, we provide the first integrative study of the macroevolutionary fate of </text:span><text:span text:style-name="T100">the </text:span><text:span text:style-name="T66">extinct mammals from South America across the Eocene−Oligocene </text:span><text:span text:style-name="T67">interval</text:span><text:span text:style-name="T66"> using the fossil record. Interestingly, our results challenge the occurrence of a </text:span><text:span text:style-name="T68">landmass</text:span><text:span text:style-name="T66">-scale mass extinction of mammals at the EOT </text:span><text:reference-mark-start text:name="ZOTERO_ITEM CSL_CITATION {&quot;citationID&quot;:&quot;b9X7bAYn&quot;,&quot;properties&quot;:{&quot;formattedCitation&quot;:&quot;(31)&quot;,&quot;plainCitation&quot;:&quot;(31)&quot;,&quot;noteIndex&quot;:0},&quot;citationItems&quot;:[{&quot;id&quot;:947,&quot;uris&quot;:[&quot;http://zotero.org/users/7245292/items/L84ABIMJ&quot;],&quot;itemData&quot;:{&quot;id&quot;:947,&quot;type&quot;:&quot;article-journal&quot;,&quot;abstract&quot;:&quot;The hypothesis that destructive mass extinctions enable creative evolutionary radiations (creative destruction) is central to classic concepts of macroevolution1,2. However, the relative impacts of extinction and radiation on the co-occurrence of species have not been directly quantitatively compared across the Phanerozoic eon. Here we apply machine learning to generate a spatial embedding (multidimensional ordination) of the temporal co-occurrence structure of the Phanerozoic fossil record, covering 1,273,254 occurrences in the Paleobiology Database for 171,231 embedded species. This facilitates the simultaneous comparison of macroevolutionary disruptions, using measures independent of secular diversity trends. Among the 5% most significant periods of disruption, we identify the ‘big five’ mass extinction events2, seven additional mass extinctions, two combined mass extinction–radiation events and 15 mass radiations. In contrast to narratives that emphasize post-extinction radiations1,3, we find that the proportionally most comparable mass radiations and extinctions (such as the Cambrian explosion and the end-Permian mass extinction) are typically decoupled in time, refuting any direct causal relationship between them. Moreover, in addition to extinctions4, evolutionary radiations themselves cause evolutionary decay (modelled co-occurrence probability and shared fraction of species between times approaching zero), a concept that we describe as destructive creation. A direct test of the time to over-threshold macroevolutionary decay4 (shared fraction of species between two times ≤ 0.1), counted by the decay clock, reveals saw-toothed fluctuations around a Phanerozoic mean of 18.6 million years. As the Quaternary period began at a below-average decay-clock time of 11 million years, modern extinctions further increase life’s decay-clock debt.&quot;,&quot;container-title&quot;:&quot;Nature&quot;,&quot;DOI&quot;:&quot;10.1038/s41586-020-3003-4&quot;,&quot;ISSN&quot;:&quot;1476-4687&quot;,&quot;issue&quot;:&quot;7839&quot;,&quot;language&quot;:&quot;en&quot;,&quot;license&quot;:&quot;2020 The Author(s), under exclusive licence to Springer Nature Limited&quot;,&quot;note&quot;:&quot;number: 7839\npublisher: Nature Publishing Group&quot;,&quot;page&quot;:&quot;636-641&quot;,&quot;source&quot;:&quot;www.nature.com&quot;,&quot;title&quot;:&quot;Impacts of speciation and extinction measured by an evolutionary decay clock&quot;,&quot;volume&quot;:&quot;588&quot;,&quot;author&quot;:[{&quot;family&quot;:&quot;Hoyal Cuthill&quot;,&quot;given&quot;:&quot;Jennifer F.&quot;},{&quot;family&quot;:&quot;Guttenberg&quot;,&quot;given&quot;:&quot;Nicholas&quot;},{&quot;family&quot;:&quot;Budd&quot;,&quot;given&quot;:&quot;Graham E.&quot;}],&quot;issued&quot;:{&quot;date-parts&quot;:[[&quot;2020&quot;,12]]}}}],&quot;schema&quot;:&quot;https://github.com/citation-style-language/schema/raw/master/csl-citation.json&quot;} RNDOrf7KYGU7m"/><text:span text:style-name="T66">(31)</text:span><text:reference-mark-end text:name="ZOTERO_ITEM CSL_CITATION {&quot;citationID&quot;:&quot;b9X7bAYn&quot;,&quot;properties&quot;:{&quot;formattedCitation&quot;:&quot;(31)&quot;,&quot;plainCitation&quot;:&quot;(31)&quot;,&quot;noteIndex&quot;:0},&quot;citationItems&quot;:[{&quot;id&quot;:947,&quot;uris&quot;:[&quot;http://zotero.org/users/7245292/items/L84ABIMJ&quot;],&quot;itemData&quot;:{&quot;id&quot;:947,&quot;type&quot;:&quot;article-journal&quot;,&quot;abstract&quot;:&quot;The hypothesis that destructive mass extinctions enable creative evolutionary radiations (creative destruction) is central to classic concepts of macroevolution1,2. However, the relative impacts of extinction and radiation on the co-occurrence of species have not been directly quantitatively compared across the Phanerozoic eon. Here we apply machine learning to generate a spatial embedding (multidimensional ordination) of the temporal co-occurrence structure of the Phanerozoic fossil record, covering 1,273,254 occurrences in the Paleobiology Database for 171,231 embedded species. This facilitates the simultaneous comparison of macroevolutionary disruptions, using measures independent of secular diversity trends. Among the 5% most significant periods of disruption, we identify the ‘big five’ mass extinction events2, seven additional mass extinctions, two combined mass extinction–radiation events and 15 mass radiations. In contrast to narratives that emphasize post-extinction radiations1,3, we find that the proportionally most comparable mass radiations and extinctions (such as the Cambrian explosion and the end-Permian mass extinction) are typically decoupled in time, refuting any direct causal relationship between them. Moreover, in addition to extinctions4, evolutionary radiations themselves cause evolutionary decay (modelled co-occurrence probability and shared fraction of species between times approaching zero), a concept that we describe as destructive creation. A direct test of the time to over-threshold macroevolutionary decay4 (shared fraction of species between two times ≤ 0.1), counted by the decay clock, reveals saw-toothed fluctuations around a Phanerozoic mean of 18.6 million years. As the Quaternary period began at a below-average decay-clock time of 11 million years, modern extinctions further increase life’s decay-clock debt.&quot;,&quot;container-title&quot;:&quot;Nature&quot;,&quot;DOI&quot;:&quot;10.1038/s41586-020-3003-4&quot;,&quot;ISSN&quot;:&quot;1476-4687&quot;,&quot;issue&quot;:&quot;7839&quot;,&quot;language&quot;:&quot;en&quot;,&quot;license&quot;:&quot;2020 The Author(s), under exclusive licence to Springer Nature Limited&quot;,&quot;note&quot;:&quot;number: 7839\npublisher: Nature Publishing Group&quot;,&quot;page&quot;:&quot;636-641&quot;,&quot;source&quot;:&quot;www.nature.com&quot;,&quot;title&quot;:&quot;Impacts of speciation and extinction measured by an evolutionary decay clock&quot;,&quot;volume&quot;:&quot;588&quot;,&quot;author&quot;:[{&quot;family&quot;:&quot;Hoyal Cuthill&quot;,&quot;given&quot;:&quot;Jennifer F.&quot;},{&quot;family&quot;:&quot;Guttenberg&quot;,&quot;given&quot;:&quot;Nicholas&quot;},{&quot;family&quot;:&quot;Budd&quot;,&quot;given&quot;:&quot;Graham E.&quot;}],&quot;issued&quot;:{&quot;date-parts&quot;:[[&quot;2020&quot;,12]]}}}],&quot;schema&quot;:&quot;https://github.com/citation-style-language/schema/raw/master/csl-citation.json&quot;} RNDOrf7KYGU7m"/><text:span text:style-name="T66">, contrary to what has been suggested for other regions of the world </text:span><text:reference-mark-start text:name="ZOTERO_ITEM CSL_CITATION {&quot;citationID&quot;:&quot;tACOi1Ck&quot;,&quot;properties&quot;:{&quot;formattedCitation&quot;:&quot;(23)&quot;,&quot;plainCitation&quot;:&quot;(23)&quot;,&quot;dontUpdate&quot;:true,&quot;noteIndex&quot;:0},&quot;citationItems&quot;:[{&quot;id&quot;:697,&quot;uris&quot;:[&quot;http://zotero.org/users/7245292/items/LMX3SE9S&quot;],&quot;itemData&quot;:{&quot;id&quot;:697,&quot;type&quot;:&quot;article-journal&quot;,&quot;abstract&quot;:&quot;Simultaneously investigating the effects of abiotic and biotic factors on diversity dynamics is essential to understand the evolutionary history of clades. The Grande Coupure corresponds to a major faunal turnover at the Eocene–Oligocene transition (EOT) (~34.1 to 33.55 Mya) and is defined in western Europe as an extinction of insular European mammals coupled with the arrival of crown clades from Asia. Here, we focused on the species-rich group of endemic European artiodactyls to determine the drivers of the Grande Coupure during the major environmental disruptions at the EOT. Using Bayesian birth–death models, we analyzed an original high-resolution fossil dataset (90 species, &gt;2,100 occurrences) from southwestern France (Quercy area) and estimated the regional diversification and diversity dynamics of endemic and immigrant artiodactyls. We show that the endemic artiodactyl radiation was mainly related to the Eocene tropical conditions, combined with biotic controls on speciation and clade-related diversity dependence. We further highlight that the major environmental changes at the transition (77% of species became extinct) and the concurrent increase in seasonality in Europe during the Oligocene were likely the main drivers of their decline. Surprisingly, our results do not support the widely-held hypothesis of active competition between endemic and immigrant artiodactyls but rather suggest a passive or opportunistic replacement by immigrants, which is further supported by morphological clustering of specific ecological traits across the Eocene-Oligocene transition. Our analyses provide insights into the evolutionary and ecological processes driving the diversification and decline of mammalian clades during a major biological and climatic crisis.&quot;,&quot;container-title&quot;:&quot;Proceedings of the National Academy of Sciences&quot;,&quot;DOI&quot;:&quot;10.1073/pnas.2309945120&quot;,&quot;issue&quot;:&quot;52&quot;,&quot;journalAbbreviation&quot;:&quot;Proc. Nat. Acad. Sc. U.S.A&quot;,&quot;note&quot;:&quot;publisher: Proceedings of the National Academy of Sciences&quot;,&quot;page&quot;:&quot;e2309945120&quot;,&quot;source&quot;:&quot;pnas.org (Atypon)&quot;,&quot;title&quot;:&quot;Drivers of the artiodactyl turnover in insular western Europe at the Eocene–Oligocene Transition&quot;,&quot;volume&quot;:&quot;120&quot;,&quot;author&quot;:[{&quot;family&quot;:&quot;Weppe&quot;,&quot;given&quot;:&quot;R.&quot;},{&quot;family&quot;:&quot;Condamine&quot;,&quot;given&quot;:&quot;F. L.&quot;},{&quot;family&quot;:&quot;Guinot&quot;,&quot;given&quot;:&quot;G.&quot;},{&quot;family&quot;:&quot;Maugoust&quot;,&quot;given&quot;:&quot;J.&quot;},{&quot;family&quot;:&quot;Orliac&quot;,&quot;given&quot;:&quot;M. J.&quot;}],&quot;issued&quot;:{&quot;date-parts&quot;:[[&quot;2023&quot;,12,26]]}}}],&quot;schema&quot;:&quot;https://github.com/citation-style-language/schema/raw/master/csl-citation.json&quot;} RNDnCVl38Qxfd"/><text:span text:style-name="T66">(e.g. 23)</text:span><text:reference-mark-end text:name="ZOTERO_ITEM CSL_CITATION {&quot;citationID&quot;:&quot;tACOi1Ck&quot;,&quot;properties&quot;:{&quot;formattedCitation&quot;:&quot;(23)&quot;,&quot;plainCitation&quot;:&quot;(23)&quot;,&quot;dontUpdate&quot;:true,&quot;noteIndex&quot;:0},&quot;citationItems&quot;:[{&quot;id&quot;:697,&quot;uris&quot;:[&quot;http://zotero.org/users/7245292/items/LMX3SE9S&quot;],&quot;itemData&quot;:{&quot;id&quot;:697,&quot;type&quot;:&quot;article-journal&quot;,&quot;abstract&quot;:&quot;Simultaneously investigating the effects of abiotic and biotic factors on diversity dynamics is essential to understand the evolutionary history of clades. The Grande Coupure corresponds to a major faunal turnover at the Eocene–Oligocene transition (EOT) (~34.1 to 33.55 Mya) and is defined in western Europe as an extinction of insular European mammals coupled with the arrival of crown clades from Asia. Here, we focused on the species-rich group of endemic European artiodactyls to determine the drivers of the Grande Coupure during the major environmental disruptions at the EOT. Using Bayesian birth–death models, we analyzed an original high-resolution fossil dataset (90 species, &gt;2,100 occurrences) from southwestern France (Quercy area) and estimated the regional diversification and diversity dynamics of endemic and immigrant artiodactyls. We show that the endemic artiodactyl radiation was mainly related to the Eocene tropical conditions, combined with biotic controls on speciation and clade-related diversity dependence. We further highlight that the major environmental changes at the transition (77% of species became extinct) and the concurrent increase in seasonality in Europe during the Oligocene were likely the main drivers of their decline. Surprisingly, our results do not support the widely-held hypothesis of active competition between endemic and immigrant artiodactyls but rather suggest a passive or opportunistic replacement by immigrants, which is further supported by morphological clustering of specific ecological traits across the Eocene-Oligocene transition. Our analyses provide insights into the evolutionary and ecological processes driving the diversification and decline of mammalian clades during a major biological and climatic crisis.&quot;,&quot;container-title&quot;:&quot;Proceedings of the National Academy of Sciences&quot;,&quot;DOI&quot;:&quot;10.1073/pnas.2309945120&quot;,&quot;issue&quot;:&quot;52&quot;,&quot;journalAbbreviation&quot;:&quot;Proc. Nat. Acad. Sc. U.S.A&quot;,&quot;note&quot;:&quot;publisher: Proceedings of the National Academy of Sciences&quot;,&quot;page&quot;:&quot;e2309945120&quot;,&quot;source&quot;:&quot;pnas.org (Atypon)&quot;,&quot;title&quot;:&quot;Drivers of the artiodactyl turnover in insular western Europe at the Eocene–Oligocene Transition&quot;,&quot;volume&quot;:&quot;120&quot;,&quot;author&quot;:[{&quot;family&quot;:&quot;Weppe&quot;,&quot;given&quot;:&quot;R.&quot;},{&quot;family&quot;:&quot;Condamine&quot;,&quot;given&quot;:&quot;F. L.&quot;},{&quot;family&quot;:&quot;Guinot&quot;,&quot;given&quot;:&quot;G.&quot;},{&quot;family&quot;:&quot;Maugoust&quot;,&quot;given&quot;:&quot;J.&quot;},{&quot;family&quot;:&quot;Orliac&quot;,&quot;given&quot;:&quot;M. J.&quot;}],&quot;issued&quot;:{&quot;date-parts&quot;:[[&quot;2023&quot;,12,26]]}}}],&quot;schema&quot;:&quot;https://github.com/citation-style-language/schema/raw/master/csl-citation.json&quot;} RNDnCVl38Qxfd"/><text:span text:style-name="T66">. Rather, we showed that the SAMs underwent a temperature- and diversity-dependent gradual diversity decline during the Eocene, followed by an Oligocene waxing-and-waning </text:span><text:span text:style-name="T68">likely </text:span><text:span text:style-name="T66">associated with the build-up of the Andes and other diversity-dependent effects. Remarkably, we found that lineages inhabiting tropical and extratropical areas had very different macroevolutionary histories, supporting Wallace’s theory of tropical stability </text:span><text:reference-mark-start text:name="ZOTERO_ITEM CSL_CITATION {&quot;citationID&quot;:&quot;IxjGucMO&quot;,&quot;properties&quot;:{&quot;formattedCitation&quot;:&quot;(39)&quot;,&quot;plainCitation&quot;:&quot;(39)&quot;,&quot;noteIndex&quot;:0},&quot;citationItems&quot;:[{&quot;id&quot;:4525,&quot;uris&quot;:[&quot;http://zotero.org/users/7245292/items/UC6LZJRT&quot;],&quot;itemData&quot;:{&quot;id&quot;:4525,&quot;type&quot;:&quot;book&quot;,&quot;abstract&quot;:&quot;Sometimes referred to as 'the grand old man of science', Alfred Russel Wallace (1823-1913) was a naturalist, evolutionary theorist, and friend of Charles Darwin. In this study of tropical flora and fauna, he takes the reader on a tour of the equatorial forest belt - the almost continuous band of forest that stretches around the world between the tropics. There, chameleon-like caterpillars alter the colours of their cocoons, parasitical trees override their hosts with spectacular aerial root systems, and some of the most pressing questions of Victorian evolutionary science arise: how do animals and plants come to be brightly coloured? Can their adaptations provide clues about past geological eras? And was Darwin wholly correct in his theory of sexual selection? First published in 1878, Wallace's book is a skilfully written reflection of contemporary naturalism, still highly readable and relevant to students in the history of science.&quot;,&quot;language&quot;:&quot;en&quot;,&quot;note&quot;:&quot;Google-Books-ID: 09TeahwIfN0C&quot;,&quot;number-of-pages&quot;:&quot;416&quot;,&quot;publisher&quot;:&quot;Macmillan and Company&quot;,&quot;source&quot;:&quot;Google Books&quot;,&quot;title&quot;:&quot;Tropical Nature, and Other Essays&quot;,&quot;author&quot;:[{&quot;family&quot;:&quot;Wallace&quot;,&quot;given&quot;:&quot;Alfred Russel&quot;}],&quot;issued&quot;:{&quot;date-parts&quot;:[[&quot;1878&quot;]]}}}],&quot;schema&quot;:&quot;https://github.com/citation-style-language/schema/raw/master/csl-citation.json&quot;} RNDmQUJQhHH7k"/><text:span text:style-name="T66">(39)</text:span><text:reference-mark-end text:name="ZOTERO_ITEM CSL_CITATION {&quot;citationID&quot;:&quot;IxjGucMO&quot;,&quot;properties&quot;:{&quot;formattedCitation&quot;:&quot;(39)&quot;,&quot;plainCitation&quot;:&quot;(39)&quot;,&quot;noteIndex&quot;:0},&quot;citationItems&quot;:[{&quot;id&quot;:4525,&quot;uris&quot;:[&quot;http://zotero.org/users/7245292/items/UC6LZJRT&quot;],&quot;itemData&quot;:{&quot;id&quot;:4525,&quot;type&quot;:&quot;book&quot;,&quot;abstract&quot;:&quot;Sometimes referred to as 'the grand old man of science', Alfred Russel Wallace (1823-1913) was a naturalist, evolutionary theorist, and friend of Charles Darwin. In this study of tropical flora and fauna, he takes the reader on a tour of the equatorial forest belt - the almost continuous band of forest that stretches around the world between the tropics. There, chameleon-like caterpillars alter the colours of their cocoons, parasitical trees override their hosts with spectacular aerial root systems, and some of the most pressing questions of Victorian evolutionary science arise: how do animals and plants come to be brightly coloured? Can their adaptations provide clues about past geological eras? And was Darwin wholly correct in his theory of sexual selection? First published in 1878, Wallace's book is a skilfully written reflection of contemporary naturalism, still highly readable and relevant to students in the history of science.&quot;,&quot;language&quot;:&quot;en&quot;,&quot;note&quot;:&quot;Google-Books-ID: 09TeahwIfN0C&quot;,&quot;number-of-pages&quot;:&quot;416&quot;,&quot;publisher&quot;:&quot;Macmillan and Company&quot;,&quot;source&quot;:&quot;Google Books&quot;,&quot;title&quot;:&quot;Tropical Nature, and Other Essays&quot;,&quot;author&quot;:[{&quot;family&quot;:&quot;Wallace&quot;,&quot;given&quot;:&quot;Alfred Russel&quot;}],&quot;issued&quot;:{&quot;date-parts&quot;:[[&quot;1878&quot;]]}}}],&quot;schema&quot;:&quot;https://github.com/citation-style-language/schema/raw/master/csl-citation.json&quot;} RNDmQUJQhHH7k"/><text:span text:style-name="T66">. </text:span><text:span text:style-name="T67">Enhanced knowledge of the past of SAMs</text:span><text:span text:style-name="T66"> will provide key insights into the origin and dynamics of one of the </text:span><text:span text:style-name="T67">world’s </text:span><text:span text:style-name="T66">most species-rich regions, a central and historic topic in the field of macroevolution.</text:span></text:p>
      <text:p text:style-name="P53">Material and Methods</text:p>
      <text:p text:style-name="P35"><text:span text:style-name="T283">Additional methodological details are provided in the </text:span><text:span text:style-name="T284">SI Appendix</text:span><text:span text:style-name="T283">.</text:span></text:p>
      <text:p text:style-name="P54"/>
      <text:p text:style-name="P8"><text:span text:style-name="T255">Fossil data compilation and analytical framework.</text:span><text:span text:style-name="T273"> </text:span><text:span text:style-name="T261">We downloaded and cleaned all genus-level South American terrestrial mammal occurrences from </text:span><text:span text:style-name="T266">The Paleobiology Database</text:span><text:span text:style-name="T261"> (</text:span><text:a xlink:type="simple" xlink:href="https://paleobiodb.org/" text:style-name="Internet_20_link" text:visited-style-name="Visited_20_Internet_20_Link"><text:span text:style-name="Internet_20_link"><text:span text:style-name="T261">https://paleobiodb.org/</text:span></text:span></text:a><text:span text:style-name="T261">) spanning the late Paleocene to the early Miocene (60-16 Ma) (3,384 occurrences; </text:span><text:span text:style-name="T266">SI Appendix, Extended Materials and Methods </text:span><text:span text:style-name="T282">and </text:span><text:span text:style-name="T279">Tab. S1</text:span><text:span text:style-name="T261">). </text:span><text:span text:style-name="T262">Cleaning consisted of a manual revision of the taxonomic name (e.g., synonymies, missing open nomenclature elements, typos) and time range of each occurrence (</text:span><text:span text:style-name="T267">SI Appendix,</text:span><text:span text:style-name="T268"> </text:span><text:span text:style-name="T278">Fig. S4</text:span><text:span text:style-name="T280"> and</text:span><text:span text:style-name="T269"> </text:span><text:span text:style-name="T270">Manual </text:span><text:span text:style-name="T271">C</text:span><text:span text:style-name="T270">leaning </text:span><text:span text:style-name="T271">D</text:span><text:span text:style-name="T270">etails</text:span><text:span text:style-name="T281">)</text:span><text:span text:style-name="T262">. </text:span><text:span text:style-name="T261">Using paleocoordinate reconstructions </text:span><text:reference-mark-start text:name="ZOTERO_ITEM CSL_CITATION {&quot;citationID&quot;:&quot;z3X7qQgw&quot;,&quot;properties&quot;:{&quot;formattedCitation&quot;:&quot;(79, 80)&quot;,&quot;plainCitation&quot;:&quot;(79, 80)&quot;,&quot;noteIndex&quot;:0},&quot;citationItems&quot;:[{&quot;id&quot;:828,&quot;uris&quot;:[&quot;http://zotero.org/users/7245292/items/HPRKB6PM&quot;],&quot;itemData&quot;:{&quot;id&quot;:828,&quot;type&quot;:&quot;article-journal&quot;,&quot;title&quot;:&quot;PALEOMAP Paleodigital Elevation Models (PaleoDEMs) for the Phanerozoic PALEOMAP Project&quot;,&quot;URL&quot;:&quot;https://www.earthbyte.org/paleodem-resource-scotese-and-wright-2018/&quot;,&quot;author&quot;:[{&quot;family&quot;:&quot;Scotese&quot;,&quot;given&quot;:&quot;C.&quot;},{&quot;family&quot;:&quot;Wright&quot;,&quot;given&quot;:&quot;N.M.&quot;}],&quot;issued&quot;:{&quot;date-parts&quot;:[[&quot;2018&quot;]]}}},{&quot;id&quot;:711,&quot;uris&quot;:[&quot;http://zotero.org/users/7245292/items/CDMC3PHH&quot;],&quot;itemData&quot;:{&quot;id&quot;:711,&quot;type&quot;:&quot;article-journal&quot;,&quot;abstract&quot;:&quot;The open-source programming language ‘R' has become a standard tool in the palaeobiologist's toolkit. Its popularity within the palaeobiological community continues to grow, with published articles increasingly citing the usage of R and R packages. However, there are currently a lack of agreed standards for data preparation and available frameworks to support the implementation of such standards. Consequently, data preparation workflows are often unclear and not reproducible, even when code is provided. Moreover, due to a lack of code accessibility and documentation, palaeobiologists are often forced to ‘reinvent the wheel’ to find solutions to issues already solved by other members of the community. Here, we introduce palaeoverse, a community-driven R package to aid data preparation and exploration for quantitative palaeobiological research. The package is freely available and has three core principles: (1) streamline data preparation and analyses; (2) enhance code readability; and (3) improve reproducibility of results. To develop these aims, we assessed the analytical needs of the broader palaeobiological community using an online survey, in addition to incorporating our own experiences. In this work, we first report the findings of the survey, which shaped the development of the package. Subsequently, we describe and demonstrate the functionality available in palaeoverse and provide usage examples. Finally, we discuss the resources we have made available for the community and our future plans for the broader Palaeoverse project. palaeoverse is a community-driven R package for palaeobiology, developed with the intention of bringing palaeobiologists together to establish agreed standards for high-quality quantitative research. The package provides a user-friendly platform for preparing data for analysis with well-documented open-source code to enhance transparency. The functionality available in palaeoverse improves code reproducibility and accessibility, which is beneficial for both the review process and future research.&quot;,&quot;container-title&quot;:&quot;Methods in Ecology and Evolution&quot;,&quot;DOI&quot;:&quot;10.1111/2041-210X.14099&quot;,&quot;ISSN&quot;:&quot;2041-210X&quot;,&quot;issue&quot;:&quot;9&quot;,&quot;language&quot;:&quot;en&quot;,&quot;license&quot;:&quot;© 2023 The Authors. Methods in Ecology and Evolution published by John Wiley &amp; Sons Ltd on behalf of British Ecological Society.&quot;,&quot;note&quot;:&quot;_eprint: https://onlinelibrary.wiley.com/doi/pdf/10.1111/2041-210X.14099&quot;,&quot;page&quot;:&quot;2205-2215&quot;,&quot;source&quot;:&quot;Wiley Online Library&quot;,&quot;title&quot;:&quot;palaeoverse: A community-driven R package to support palaeobiological analysis&quot;,&quot;title-short&quot;:&quot;palaeoverse&quot;,&quot;volume&quot;:&quot;14&quot;,&quot;author&quot;:[{&quot;family&quot;:&quot;Jones&quot;,&quot;given&quot;:&quot;Lewis A.&quot;},{&quot;family&quot;:&quot;Gearty&quot;,&quot;given&quot;:&quot;William&quot;},{&quot;family&quot;:&quot;Allen&quot;,&quot;given&quot;:&quot;Bethany J.&quot;},{&quot;family&quot;:&quot;Eichenseer&quot;,&quot;given&quot;:&quot;Kilian&quot;},{&quot;family&quot;:&quot;Dean&quot;,&quot;given&quot;:&quot;Christopher D.&quot;},{&quot;family&quot;:&quot;Galván&quot;,&quot;given&quot;:&quot;Sofía&quot;},{&quot;family&quot;:&quot;Kouvari&quot;,&quot;given&quot;:&quot;Miranta&quot;},{&quot;family&quot;:&quot;Godoy&quot;,&quot;given&quot;:&quot;Pedro L.&quot;},{&quot;family&quot;:&quot;Nicholl&quot;,&quot;given&quot;:&quot;Cecily S. C.&quot;},{&quot;family&quot;:&quot;Buffan&quot;,&quot;given&quot;:&quot;Lucas&quot;},{&quot;family&quot;:&quot;Dillon&quot;,&quot;given&quot;:&quot;Erin M.&quot;},{&quot;family&quot;:&quot;Flannery-Sutherland&quot;,&quot;given&quot;:&quot;Joseph T.&quot;},{&quot;family&quot;:&quot;Chiarenza&quot;,&quot;given&quot;:&quot;Alfio Alessandro&quot;}],&quot;issued&quot;:{&quot;date-parts&quot;:[[&quot;2023&quot;]]}}}],&quot;schema&quot;:&quot;https://github.com/citation-style-language/schema/raw/master/csl-citation.json&quot;} RND8ewKGrsDfl"/><text:span text:style-name="T261">(79, 80)</text:span><text:reference-mark-end text:name="ZOTERO_ITEM CSL_CITATION {&quot;citationID&quot;:&quot;z3X7qQgw&quot;,&quot;properties&quot;:{&quot;formattedCitation&quot;:&quot;(79, 80)&quot;,&quot;plainCitation&quot;:&quot;(79, 80)&quot;,&quot;noteIndex&quot;:0},&quot;citationItems&quot;:[{&quot;id&quot;:828,&quot;uris&quot;:[&quot;http://zotero.org/users/7245292/items/HPRKB6PM&quot;],&quot;itemData&quot;:{&quot;id&quot;:828,&quot;type&quot;:&quot;article-journal&quot;,&quot;title&quot;:&quot;PALEOMAP Paleodigital Elevation Models (PaleoDEMs) for the Phanerozoic PALEOMAP Project&quot;,&quot;URL&quot;:&quot;https://www.earthbyte.org/paleodem-resource-scotese-and-wright-2018/&quot;,&quot;author&quot;:[{&quot;family&quot;:&quot;Scotese&quot;,&quot;given&quot;:&quot;C.&quot;},{&quot;family&quot;:&quot;Wright&quot;,&quot;given&quot;:&quot;N.M.&quot;}],&quot;issued&quot;:{&quot;date-parts&quot;:[[&quot;2018&quot;]]}}},{&quot;id&quot;:711,&quot;uris&quot;:[&quot;http://zotero.org/users/7245292/items/CDMC3PHH&quot;],&quot;itemData&quot;:{&quot;id&quot;:711,&quot;type&quot;:&quot;article-journal&quot;,&quot;abstract&quot;:&quot;The open-source programming language ‘R' has become a standard tool in the palaeobiologist's toolkit. Its popularity within the palaeobiological community continues to grow, with published articles increasingly citing the usage of R and R packages. However, there are currently a lack of agreed standards for data preparation and available frameworks to support the implementation of such standards. Consequently, data preparation workflows are often unclear and not reproducible, even when code is provided. Moreover, due to a lack of code accessibility and documentation, palaeobiologists are often forced to ‘reinvent the wheel’ to find solutions to issues already solved by other members of the community. Here, we introduce palaeoverse, a community-driven R package to aid data preparation and exploration for quantitative palaeobiological research. The package is freely available and has three core principles: (1) streamline data preparation and analyses; (2) enhance code readability; and (3) improve reproducibility of results. To develop these aims, we assessed the analytical needs of the broader palaeobiological community using an online survey, in addition to incorporating our own experiences. In this work, we first report the findings of the survey, which shaped the development of the package. Subsequently, we describe and demonstrate the functionality available in palaeoverse and provide usage examples. Finally, we discuss the resources we have made available for the community and our future plans for the broader Palaeoverse project. palaeoverse is a community-driven R package for palaeobiology, developed with the intention of bringing palaeobiologists together to establish agreed standards for high-quality quantitative research. The package provides a user-friendly platform for preparing data for analysis with well-documented open-source code to enhance transparency. The functionality available in palaeoverse improves code reproducibility and accessibility, which is beneficial for both the review process and future research.&quot;,&quot;container-title&quot;:&quot;Methods in Ecology and Evolution&quot;,&quot;DOI&quot;:&quot;10.1111/2041-210X.14099&quot;,&quot;ISSN&quot;:&quot;2041-210X&quot;,&quot;issue&quot;:&quot;9&quot;,&quot;language&quot;:&quot;en&quot;,&quot;license&quot;:&quot;© 2023 The Authors. Methods in Ecology and Evolution published by John Wiley &amp; Sons Ltd on behalf of British Ecological Society.&quot;,&quot;note&quot;:&quot;_eprint: https://onlinelibrary.wiley.com/doi/pdf/10.1111/2041-210X.14099&quot;,&quot;page&quot;:&quot;2205-2215&quot;,&quot;source&quot;:&quot;Wiley Online Library&quot;,&quot;title&quot;:&quot;palaeoverse: A community-driven R package to support palaeobiological analysis&quot;,&quot;title-short&quot;:&quot;palaeoverse&quot;,&quot;volume&quot;:&quot;14&quot;,&quot;author&quot;:[{&quot;family&quot;:&quot;Jones&quot;,&quot;given&quot;:&quot;Lewis A.&quot;},{&quot;family&quot;:&quot;Gearty&quot;,&quot;given&quot;:&quot;William&quot;},{&quot;family&quot;:&quot;Allen&quot;,&quot;given&quot;:&quot;Bethany J.&quot;},{&quot;family&quot;:&quot;Eichenseer&quot;,&quot;given&quot;:&quot;Kilian&quot;},{&quot;family&quot;:&quot;Dean&quot;,&quot;given&quot;:&quot;Christopher D.&quot;},{&quot;family&quot;:&quot;Galván&quot;,&quot;given&quot;:&quot;Sofía&quot;},{&quot;family&quot;:&quot;Kouvari&quot;,&quot;given&quot;:&quot;Miranta&quot;},{&quot;family&quot;:&quot;Godoy&quot;,&quot;given&quot;:&quot;Pedro L.&quot;},{&quot;family&quot;:&quot;Nicholl&quot;,&quot;given&quot;:&quot;Cecily S. C.&quot;},{&quot;family&quot;:&quot;Buffan&quot;,&quot;given&quot;:&quot;Lucas&quot;},{&quot;family&quot;:&quot;Dillon&quot;,&quot;given&quot;:&quot;Erin M.&quot;},{&quot;family&quot;:&quot;Flannery-Sutherland&quot;,&quot;given&quot;:&quot;Joseph T.&quot;},{&quot;family&quot;:&quot;Chiarenza&quot;,&quot;given&quot;:&quot;Alfio Alessandro&quot;}],&quot;issued&quot;:{&quot;date-parts&quot;:[[&quot;2023&quot;]]}}}],&quot;schema&quot;:&quot;https://github.com/citation-style-language/schema/raw/master/csl-citation.json&quot;} RND8ewKGrsDfl"/><text:span text:style-name="T261"> and paleobiome maps </text:span><text:reference-mark-start text:name="ZOTERO_ITEM CSL_CITATION {&quot;citationID&quot;:&quot;VAYHXox2&quot;,&quot;properties&quot;:{&quot;formattedCitation&quot;:&quot;(49)&quot;,&quot;plainCitation&quot;:&quot;(49)&quot;,&quot;noteIndex&quot;:0},&quot;citationItems&quot;:[{&quot;id&quot;:916,&quot;uris&quot;:[&quot;http://zotero.org/users/7245292/items/7UIQS39W&quot;],&quot;itemData&quot;:{&quot;id&quot;:916,&quot;type&quot;:&quot;article-journal&quot;,&quot;abstract&quot;:&quot;This study provides a comprehensive and quantitative estimate of how global temperatures have changed during the last 540 million years. It combines paleotemperature measurements determined from oxygen isotopes with broader insights obtained from the changing distribution of lithologic indicators of climate, such as coals, evaporites, calcretes, reefs, and bauxite deposits. The waxing and waning of the Earth’s great polar icecaps have been mapped using the past distribution of tillites, dropstones, and glendonites. The global temperature model presented here includes estimates of global average temperate (GAT), changing tropical temperatures (∆T° tropical), deep ocean temperatures, and polar temperatures. Though similar, in many respects, to the temperature history deduced directly from the study of oxygen isotopes, our model does not predict the extreme high temperatures for the Early Paleozoic required by isotopic investigations. The history of global changes in temperature during the Phanerozoic has been summarized in a “paleotemperature timescale” that subdivides the many past climatic events into 8 major climate modes; each climate mode is made up of 3-4 pairs of warming and cooling episodes (chronotemps). A detailed narrative describes how these past temperature events have been affected by geological processes such as the eruption of Large Igneous Provinces (LIPS) (warming) and bolide impacts (cooling). The paleotemperature model presented here allows for a deeper understanding of the interconnected geologic, tectonic, paleoclimatic, paleoceanographic, and evolutionary events that have shaped our planet, and we make explicit predictions about the Earth’s past temperature that can be tested and evaluated. By quantitatively describing the pattern of paleotemperature change through time, we may be able to gain important insights into the history of the Earth System and the fundamental causes of climate change on geological timescales. These insights can help us better understand the problems and challenges that we face as a result of Future Global Warming.&quot;,&quot;container-title&quot;:&quot;Earth-Science Reviews&quot;,&quot;DOI&quot;:&quot;10.1016/j.earscirev.2021.103503&quot;,&quot;ISSN&quot;:&quot;0012-8252&quot;,&quot;journalAbbreviation&quot;:&quot;Earth-Science Reviews&quot;,&quot;page&quot;:&quot;103503&quot;,&quot;source&quot;:&quot;ScienceDirect&quot;,&quot;title&quot;:&quot;Phanerozoic paleotemperatures: The earth’s changing climate during the last 540 million years&quot;,&quot;title-short&quot;:&quot;Phanerozoic paleotemperatures&quot;,&quot;volume&quot;:&quot;215&quot;,&quot;author&quot;:[{&quot;family&quot;:&quot;Scotese&quot;,&quot;given&quot;:&quot;Christopher R.&quot;},{&quot;family&quot;:&quot;Song&quot;,&quot;given&quot;:&quot;Haijun&quot;},{&quot;family&quot;:&quot;Mills&quot;,&quot;given&quot;:&quot;Benjamin J. W.&quot;},{&quot;family&quot;:&quot;Meer&quot;,&quot;given&quot;:&quot;Douwe G.&quot;,&quot;non-dropping-particle&quot;:&quot;van der&quot;}],&quot;issued&quot;:{&quot;date-parts&quot;:[[&quot;2021&quot;,4,1]]}}}],&quot;schema&quot;:&quot;https://github.com/citation-style-language/schema/raw/master/csl-citation.json&quot;} RNDklDFKwQwJQ"/><text:span text:style-name="T261">(49)</text:span><text:reference-mark-end text:name="ZOTERO_ITEM CSL_CITATION {&quot;citationID&quot;:&quot;VAYHXox2&quot;,&quot;properties&quot;:{&quot;formattedCitation&quot;:&quot;(49)&quot;,&quot;plainCitation&quot;:&quot;(49)&quot;,&quot;noteIndex&quot;:0},&quot;citationItems&quot;:[{&quot;id&quot;:916,&quot;uris&quot;:[&quot;http://zotero.org/users/7245292/items/7UIQS39W&quot;],&quot;itemData&quot;:{&quot;id&quot;:916,&quot;type&quot;:&quot;article-journal&quot;,&quot;abstract&quot;:&quot;This study provides a comprehensive and quantitative estimate of how global temperatures have changed during the last 540 million years. It combines paleotemperature measurements determined from oxygen isotopes with broader insights obtained from the changing distribution of lithologic indicators of climate, such as coals, evaporites, calcretes, reefs, and bauxite deposits. The waxing and waning of the Earth’s great polar icecaps have been mapped using the past distribution of tillites, dropstones, and glendonites. The global temperature model presented here includes estimates of global average temperate (GAT), changing tropical temperatures (∆T° tropical), deep ocean temperatures, and polar temperatures. Though similar, in many respects, to the temperature history deduced directly from the study of oxygen isotopes, our model does not predict the extreme high temperatures for the Early Paleozoic required by isotopic investigations. The history of global changes in temperature during the Phanerozoic has been summarized in a “paleotemperature timescale” that subdivides the many past climatic events into 8 major climate modes; each climate mode is made up of 3-4 pairs of warming and cooling episodes (chronotemps). A detailed narrative describes how these past temperature events have been affected by geological processes such as the eruption of Large Igneous Provinces (LIPS) (warming) and bolide impacts (cooling). The paleotemperature model presented here allows for a deeper understanding of the interconnected geologic, tectonic, paleoclimatic, paleoceanographic, and evolutionary events that have shaped our planet, and we make explicit predictions about the Earth’s past temperature that can be tested and evaluated. By quantitatively describing the pattern of paleotemperature change through time, we may be able to gain important insights into the history of the Earth System and the fundamental causes of climate change on geological timescales. These insights can help us better understand the problems and challenges that we face as a result of Future Global Warming.&quot;,&quot;container-title&quot;:&quot;Earth-Science Reviews&quot;,&quot;DOI&quot;:&quot;10.1016/j.earscirev.2021.103503&quot;,&quot;ISSN&quot;:&quot;0012-8252&quot;,&quot;journalAbbreviation&quot;:&quot;Earth-Science Reviews&quot;,&quot;page&quot;:&quot;103503&quot;,&quot;source&quot;:&quot;ScienceDirect&quot;,&quot;title&quot;:&quot;Phanerozoic paleotemperatures: The earth’s changing climate during the last 540 million years&quot;,&quot;title-short&quot;:&quot;Phanerozoic paleotemperatures&quot;,&quot;volume&quot;:&quot;215&quot;,&quot;author&quot;:[{&quot;family&quot;:&quot;Scotese&quot;,&quot;given&quot;:&quot;Christopher R.&quot;},{&quot;family&quot;:&quot;Song&quot;,&quot;given&quot;:&quot;Haijun&quot;},{&quot;family&quot;:&quot;Mills&quot;,&quot;given&quot;:&quot;Benjamin J. W.&quot;},{&quot;family&quot;:&quot;Meer&quot;,&quot;given&quot;:&quot;Douwe G.&quot;,&quot;non-dropping-particle&quot;:&quot;van der&quot;}],&quot;issued&quot;:{&quot;date-parts&quot;:[[&quot;2021&quot;,4,1]]}}}],&quot;schema&quot;:&quot;https://github.com/citation-style-language/schema/raw/master/csl-citation.json&quot;} RNDklDFKwQwJQ"/><text:span text:style-name="T261">, we assigned each occurrence a tropical or extratropical affinity, and collapsed the</text:span><text:span text:style-name="T262">ir associated</text:span><text:span text:style-name="T261"> dental ecomorphotype-derived trophic classes into four categories: carnivorous, herbivorous, omnivorous </text:span><text:span text:style-name="T263">and</text:span><text:span text:style-name="T261"> insectivorous (</text:span><text:span text:style-name="T264">S</text:span><text:span text:style-name="T266">I Appendix,</text:span><text:span text:style-name="T261"> </text:span><text:span text:style-name="T256">Tab. </text:span><text:span text:style-name="T257">S</text:span><text:span text:style-name="T256">1</text:span><text:span text:style-name="T257">0</text:span><text:span text:style-name="T261">).</text:span></text:p>
      <text:p text:style-name="P33"><text:span text:style-name="T283">We analyzed our database using PyRate v.3 </text:span><text:reference-mark-start text:name="ZOTERO_ITEM CSL_CITATION {&quot;citationID&quot;:&quot;wl6THRoE&quot;,&quot;properties&quot;:{&quot;formattedCitation&quot;:&quot;(81)&quot;,&quot;plainCitation&quot;:&quot;(81)&quot;,&quot;noteIndex&quot;:0},&quot;citationItems&quot;:[{&quot;id&quot;:83,&quot;uris&quot;:[&quot;http://zotero.org/users/7245292/items/VMY7MS2Z&quot;],&quot;itemData&quot;:{&quot;id&quot;:83,&quot;type&quot;:&quot;article-journal&quot;,&quot;abstract&quot;:&quot;The estimation of origination and extinction rates and their temporal variation is central to understanding diversity patterns and the evolutionary history of clades. The fossil record provides the only direct evidence of extinction and biodiversity changes through time and has long been used to infer the dynamics of diversity changes in deep time. The software PyRate implements a Bayesian framework to analyze fossil occurrence data to estimate the rates of preservation, origination, and extinction while incorporating several sources of uncertainty. Building upon this framework, we present a suite of methodological advances including more complex and realistic models of preservation and the first likelihood-based test to compare the fit across different models. Further, we develop a new reversible jump Markov chain Monte Carlo algorithm to estimate origination and extinction rates and their temporal variation, which provides more reliable results and includes an explicit estimation of the number and temporal placement of statistically significant rate changes. Finally, we implement a new C++ library that speeds up the analyses by orders of magnitude, therefore facilitating the application of the PyRate methods to large data sets. We demonstrate the new functionalities through extensive simulations and with the analysis of a large data set of Cenozoic marine mammals. We compare our analytical framework against two widely used alternative methods to infer origination and extinction rates, revealing that PyRate decisively outperforms them across a range of simulated data sets. Our analyses indicate that explicit statistical model testing, which is often neglected in fossil-based macroevolutionary analyses, is crucial to obtain accurate and robust results.&quot;,&quot;container-title&quot;:&quot;Paleobiology&quot;,&quot;DOI&quot;:&quot;10.1017/pab.2019.23&quot;,&quot;ISSN&quot;:&quot;0094-8373, 1938-5331&quot;,&quot;issue&quot;:&quot;4&quot;,&quot;language&quot;:&quot;en&quot;,&quot;note&quot;:&quot;publisher: Cambridge University Press&quot;,&quot;page&quot;:&quot;546-570&quot;,&quot;source&quot;:&quot;Cambridge University Press&quot;,&quot;title&quot;:&quot;Improved estimation of macroevolutionary rates from fossil data using a Bayesian framework&quot;,&quot;volume&quot;:&quot;45&quot;,&quot;author&quot;:[{&quot;family&quot;:&quot;Silvestro&quot;,&quot;given&quot;:&quot;Daniele&quot;},{&quot;family&quot;:&quot;Salamin&quot;,&quot;given&quot;:&quot;Nicolas&quot;},{&quot;family&quot;:&quot;Antonelli&quot;,&quot;given&quot;:&quot;Alexandre&quot;},{&quot;family&quot;:&quot;Meyer&quot;,&quot;given&quot;:&quot;Xavier&quot;}],&quot;issued&quot;:{&quot;date-parts&quot;:[[&quot;2019&quot;,9]]}}}],&quot;schema&quot;:&quot;https://github.com/citation-style-language/schema/raw/master/csl-citation.json&quot;} RNDstFCZygIT6"/><text:span text:style-name="T283">(81)</text:span><text:reference-mark-end text:name="ZOTERO_ITEM CSL_CITATION {&quot;citationID&quot;:&quot;wl6THRoE&quot;,&quot;properties&quot;:{&quot;formattedCitation&quot;:&quot;(81)&quot;,&quot;plainCitation&quot;:&quot;(81)&quot;,&quot;noteIndex&quot;:0},&quot;citationItems&quot;:[{&quot;id&quot;:83,&quot;uris&quot;:[&quot;http://zotero.org/users/7245292/items/VMY7MS2Z&quot;],&quot;itemData&quot;:{&quot;id&quot;:83,&quot;type&quot;:&quot;article-journal&quot;,&quot;abstract&quot;:&quot;The estimation of origination and extinction rates and their temporal variation is central to understanding diversity patterns and the evolutionary history of clades. The fossil record provides the only direct evidence of extinction and biodiversity changes through time and has long been used to infer the dynamics of diversity changes in deep time. The software PyRate implements a Bayesian framework to analyze fossil occurrence data to estimate the rates of preservation, origination, and extinction while incorporating several sources of uncertainty. Building upon this framework, we present a suite of methodological advances including more complex and realistic models of preservation and the first likelihood-based test to compare the fit across different models. Further, we develop a new reversible jump Markov chain Monte Carlo algorithm to estimate origination and extinction rates and their temporal variation, which provides more reliable results and includes an explicit estimation of the number and temporal placement of statistically significant rate changes. Finally, we implement a new C++ library that speeds up the analyses by orders of magnitude, therefore facilitating the application of the PyRate methods to large data sets. We demonstrate the new functionalities through extensive simulations and with the analysis of a large data set of Cenozoic marine mammals. We compare our analytical framework against two widely used alternative methods to infer origination and extinction rates, revealing that PyRate decisively outperforms them across a range of simulated data sets. Our analyses indicate that explicit statistical model testing, which is often neglected in fossil-based macroevolutionary analyses, is crucial to obtain accurate and robust results.&quot;,&quot;container-title&quot;:&quot;Paleobiology&quot;,&quot;DOI&quot;:&quot;10.1017/pab.2019.23&quot;,&quot;ISSN&quot;:&quot;0094-8373, 1938-5331&quot;,&quot;issue&quot;:&quot;4&quot;,&quot;language&quot;:&quot;en&quot;,&quot;note&quot;:&quot;publisher: Cambridge University Press&quot;,&quot;page&quot;:&quot;546-570&quot;,&quot;source&quot;:&quot;Cambridge University Press&quot;,&quot;title&quot;:&quot;Improved estimation of macroevolutionary rates from fossil data using a Bayesian framework&quot;,&quot;volume&quot;:&quot;45&quot;,&quot;author&quot;:[{&quot;family&quot;:&quot;Silvestro&quot;,&quot;given&quot;:&quot;Daniele&quot;},{&quot;family&quot;:&quot;Salamin&quot;,&quot;given&quot;:&quot;Nicolas&quot;},{&quot;family&quot;:&quot;Antonelli&quot;,&quot;given&quot;:&quot;Alexandre&quot;},{&quot;family&quot;:&quot;Meyer&quot;,&quot;given&quot;:&quot;Xavier&quot;}],&quot;issued&quot;:{&quot;date-parts&quot;:[[&quot;2019&quot;,9]]}}}],&quot;schema&quot;:&quot;https://github.com/citation-style-language/schema/raw/master/csl-citation.json&quot;} RNDstFCZygIT6"/><text:span text:style-name="T289">, and approximated the posterior distribution of the origination and extinction times (</text:span><text:span text:style-name="T285">T</text:span><text:span text:style-name="T138">s</text:span><text:span text:style-name="T289"> and </text:span><text:span text:style-name="T285">T</text:span><text:span text:style-name="T138">e</text:span><text:span text:style-name="T289">, respectively) of each genus and the rate of the preservation process using the RJMCMC algorithm. We then used these </text:span><text:span text:style-name="T285">T</text:span><text:span text:style-name="T138">s</text:span><text:span text:style-name="T289"> and </text:span><text:span text:style-name="T285">T</text:span><text:span text:style-name="T138">e</text:span><text:span text:style-name="T289"> to estimate the underlying diversification process (origination and extinction rates) with the Birth-Death model with Constrained Shifts (BDCS) </text:span><text:reference-mark-start text:name="ZOTERO_ITEM CSL_CITATION {&quot;citationID&quot;:&quot;rkMbgRpb&quot;,&quot;properties&quot;:{&quot;formattedCitation&quot;:&quot;(82)&quot;,&quot;plainCitation&quot;:&quot;(82)&quot;,&quot;noteIndex&quot;:0},&quot;citationItems&quot;:[{&quot;id&quot;:4885,&quot;uris&quot;:[&quot;http://zotero.org/users/7245292/items/ZSWN3ZUG&quot;],&quot;itemData&quot;:{&quot;id&quot;:4885,&quot;type&quot;:&quot;article-journal&quot;,&quot;abstract&quot;:&quot;Plants have a long evolutionary history, during which mass extinction events dramatically affected Earth's ecosystems and its biodiversity. The fossil record can shed light on the diversification dynamics of plant life and reveal how changes in the origination–extinction balance have contributed to shaping the current flora. We use a novel Bayesian approach to estimate origination and extinction rates in plants throughout their history. We focus on the effect of the ‘Big Five’ mass extinctions and on estimating the timing of origin of vascular plants, seed plants and angiosperms. Our analyses show that plant diversification is characterized by several shifts in origination and extinction rates, often matching the most important geological boundaries. The estimated origin of major plant clades predates the oldest macrofossils when considering the uncertainties associated with the fossil record and the preservation process. Our findings show that the commonly recognized mass extinctions have affected each plant group differently and that phases of high extinction often coincided with major floral turnovers. For instance, after the Cretaceous–Paleogene boundary we infer negligible shifts in diversification of nonflowering seed plants, but find significantly decreased extinction in spore-bearing plants and increased origination rates in angiosperms, contributing to their current ecological and evolutionary dominance.&quot;,&quot;container-title&quot;:&quot;New Phytologist&quot;,&quot;DOI&quot;:&quot;10.1111/nph.13247&quot;,&quot;ISSN&quot;:&quot;1469-8137&quot;,&quot;issue&quot;:&quot;2&quot;,&quot;language&quot;:&quot;en&quot;,&quot;license&quot;:&quot;© 2015 The Authors. New Phytologist © 2015 New Phytologist Trust.&quot;,&quot;note&quot;:&quot;_eprint: https://onlinelibrary.wiley.com/doi/pdf/10.1111/nph.13247&quot;,&quot;page&quot;:&quot;425-436&quot;,&quot;source&quot;:&quot;Wiley Online Library&quot;,&quot;title&quot;:&quot;Revisiting the origin and diversification of vascular plants through a comprehensive Bayesian analysis of the fossil record&quot;,&quot;volume&quot;:&quot;207&quot;,&quot;author&quot;:[{&quot;family&quot;:&quot;Silvestro&quot;,&quot;given&quot;:&quot;Daniele&quot;},{&quot;family&quot;:&quot;Cascales-Miñana&quot;,&quot;given&quot;:&quot;Borja&quot;},{&quot;family&quot;:&quot;Bacon&quot;,&quot;given&quot;:&quot;Christine D.&quot;},{&quot;family&quot;:&quot;Antonelli&quot;,&quot;given&quot;:&quot;Alexandre&quot;}],&quot;issued&quot;:{&quot;date-parts&quot;:[[&quot;2015&quot;]]}}}],&quot;schema&quot;:&quot;https://github.com/citation-style-language/schema/raw/master/csl-citation.json&quot;} RNDlxkM5zniDU"/><text:span text:style-name="T289">(82)</text:span><text:reference-mark-end text:name="ZOTERO_ITEM CSL_CITATION {&quot;citationID&quot;:&quot;rkMbgRpb&quot;,&quot;properties&quot;:{&quot;formattedCitation&quot;:&quot;(82)&quot;,&quot;plainCitation&quot;:&quot;(82)&quot;,&quot;noteIndex&quot;:0},&quot;citationItems&quot;:[{&quot;id&quot;:4885,&quot;uris&quot;:[&quot;http://zotero.org/users/7245292/items/ZSWN3ZUG&quot;],&quot;itemData&quot;:{&quot;id&quot;:4885,&quot;type&quot;:&quot;article-journal&quot;,&quot;abstract&quot;:&quot;Plants have a long evolutionary history, during which mass extinction events dramatically affected Earth's ecosystems and its biodiversity. The fossil record can shed light on the diversification dynamics of plant life and reveal how changes in the origination–extinction balance have contributed to shaping the current flora. We use a novel Bayesian approach to estimate origination and extinction rates in plants throughout their history. We focus on the effect of the ‘Big Five’ mass extinctions and on estimating the timing of origin of vascular plants, seed plants and angiosperms. Our analyses show that plant diversification is characterized by several shifts in origination and extinction rates, often matching the most important geological boundaries. The estimated origin of major plant clades predates the oldest macrofossils when considering the uncertainties associated with the fossil record and the preservation process. Our findings show that the commonly recognized mass extinctions have affected each plant group differently and that phases of high extinction often coincided with major floral turnovers. For instance, after the Cretaceous–Paleogene boundary we infer negligible shifts in diversification of nonflowering seed plants, but find significantly decreased extinction in spore-bearing plants and increased origination rates in angiosperms, contributing to their current ecological and evolutionary dominance.&quot;,&quot;container-title&quot;:&quot;New Phytologist&quot;,&quot;DOI&quot;:&quot;10.1111/nph.13247&quot;,&quot;ISSN&quot;:&quot;1469-8137&quot;,&quot;issue&quot;:&quot;2&quot;,&quot;language&quot;:&quot;en&quot;,&quot;license&quot;:&quot;© 2015 The Authors. New Phytologist © 2015 New Phytologist Trust.&quot;,&quot;note&quot;:&quot;_eprint: https://onlinelibrary.wiley.com/doi/pdf/10.1111/nph.13247&quot;,&quot;page&quot;:&quot;425-436&quot;,&quot;source&quot;:&quot;Wiley Online Library&quot;,&quot;title&quot;:&quot;Revisiting the origin and diversification of vascular plants through a comprehensive Bayesian analysis of the fossil record&quot;,&quot;volume&quot;:&quot;207&quot;,&quot;author&quot;:[{&quot;family&quot;:&quot;Silvestro&quot;,&quot;given&quot;:&quot;Daniele&quot;},{&quot;family&quot;:&quot;Cascales-Miñana&quot;,&quot;given&quot;:&quot;Borja&quot;},{&quot;family&quot;:&quot;Bacon&quot;,&quot;given&quot;:&quot;Christine D.&quot;},{&quot;family&quot;:&quot;Antonelli&quot;,&quot;given&quot;:&quot;Alexandre&quot;}],&quot;issued&quot;:{&quot;date-parts&quot;:[[&quot;2015&quot;]]}}}],&quot;schema&quot;:&quot;https://github.com/citation-style-language/schema/raw/master/csl-citation.json&quot;} RNDlxkM5zniDU"/><text:span text:style-name="T289"> (</text:span><text:span text:style-name="T285">SI Appendix, Extended Materials and Methods</text:span><text:span text:style-name="T289">).</text:span></text:p>
      <text:p text:style-name="P37"><text:span text:style-name="T289">We ran the RJMCMC model for 50 million generations and sampled every 50,000, with a time-dependent preservation process allowing for rate shift between geological stages (</text:span><text:span text:style-name="T285">SI Appendix, </text:span><text:span text:style-name="T287">Fig. S5-6 </text:span><text:span text:style-name="T289">and </text:span><text:span text:style-name="T285">Extended Materials and Methods</text:span><text:span text:style-name="T289">). We allowed for a gamma-distributed preservation heterogeneity across lineages. We ran the BDCS model for 10 million generations, sampled every 10,000, and allowed diversification (i.e., origination and extinction) rates to vary between each geological sub-Epochs (</text:span><text:span text:style-name="T285">SI Appendix, </text:span><text:span text:style-name="T287">Fig. S1</text:span><text:span text:style-name="T289">). Diversification analyses were replicated 20 times after randomly drawing fossil ages between their upper and lower age boundaries, and posterior estimates across all replicates </text:span><text:span text:style-name="T290">that achieved convergence (n=11, </text:span><text:span text:style-name="T286">SI Appendix </text:span><text:span text:style-name="T292">Fig. S40</text:span><text:span text:style-name="T290">)</text:span><text:span text:style-name="T289"> were combined. To test the robustness of our macroevolutionary inference, we conducted sensitivity analyses by either removing singletons or subsampling our fossil database to unique locality-lineage combinations</text:span><text:span text:style-name="T285"> (SI Appendix,</text:span><text:span text:style-name="T289"> </text:span><text:span text:style-name="T285">Extended Materials and Methods</text:span><text:span text:style-name="T289">). We assessed the convergence of each parameter with the pymc 5</text:span><text:span text:style-name="T283">.9.2 python library </text:span><text:reference-mark-start text:name="ZOTERO_ITEM CSL_CITATION {&quot;citationID&quot;:&quot;DwuOqDWu&quot;,&quot;properties&quot;:{&quot;formattedCitation&quot;:&quot;(83)&quot;,&quot;plainCitation&quot;:&quot;(83)&quot;,&quot;noteIndex&quot;:0},&quot;citationItems&quot;:[{&quot;id&quot;:902,&quot;uris&quot;:[&quot;http://zotero.org/users/7245292/items/64U54CV6&quot;],&quot;itemData&quot;:{&quot;id&quot;:902,&quot;type&quot;:&quot;article-journal&quot;,&quot;DOI&quot;:&quot;10.5281/zenodo.4603970&quot;,&quot;language&quot;:&quot;en&quot;,&quot;source&quot;:&quot;zenodo.org&quot;,&quot;title&quot;:&quot;pymc-devs/pymc: v5.9.2&quot;,&quot;title-short&quot;:&quot;pymc-devs/pymc&quot;,&quot;URL&quot;:&quot;https://zenodo.org/doi/10.5281/zenodo.4603970&quot;,&quot;author&quot;:[{&quot;family&quot;:&quot;Wiecki&quot;,&quot;given&quot;:&quot;Thomas&quot;},{&quot;family&quot;:&quot;Salvatier&quot;,&quot;given&quot;:&quot;John&quot;},{&quot;family&quot;:&quot;Vieira&quot;,&quot;given&quot;:&quot;Ricardo&quot;},{&quot;family&quot;:&quot;Kochurov&quot;,&quot;given&quot;:&quot;Maxim&quot;},{&quot;family&quot;:&quot;Osthege&quot;,&quot;given&quot;:&quot;Michael&quot;},{&quot;family&quot;:&quot;Willard&quot;,&quot;given&quot;:&quot;Brandon T.&quot;}],&quot;accessed&quot;:{&quot;date-parts&quot;:[[&quot;2023&quot;,11,15]]},&quot;issued&quot;:{&quot;date-parts&quot;:[[&quot;2023&quot;]]}}}],&quot;schema&quot;:&quot;https://github.com/citation-style-language/schema/raw/master/csl-citation.json&quot;} RNDgOzADZHfpu"/><text:span text:style-name="T283">(83)</text:span><text:reference-mark-end text:name="ZOTERO_ITEM CSL_CITATION {&quot;citationID&quot;:&quot;DwuOqDWu&quot;,&quot;properties&quot;:{&quot;formattedCitation&quot;:&quot;(83)&quot;,&quot;plainCitation&quot;:&quot;(83)&quot;,&quot;noteIndex&quot;:0},&quot;citationItems&quot;:[{&quot;id&quot;:902,&quot;uris&quot;:[&quot;http://zotero.org/users/7245292/items/64U54CV6&quot;],&quot;itemData&quot;:{&quot;id&quot;:902,&quot;type&quot;:&quot;article-journal&quot;,&quot;DOI&quot;:&quot;10.5281/zenodo.4603970&quot;,&quot;language&quot;:&quot;en&quot;,&quot;source&quot;:&quot;zenodo.org&quot;,&quot;title&quot;:&quot;pymc-devs/pymc: v5.9.2&quot;,&quot;title-short&quot;:&quot;pymc-devs/pymc&quot;,&quot;URL&quot;:&quot;https://zenodo.org/doi/10.5281/zenodo.4603970&quot;,&quot;author&quot;:[{&quot;family&quot;:&quot;Wiecki&quot;,&quot;given&quot;:&quot;Thomas&quot;},{&quot;family&quot;:&quot;Salvatier&quot;,&quot;given&quot;:&quot;John&quot;},{&quot;family&quot;:&quot;Vieira&quot;,&quot;given&quot;:&quot;Ricardo&quot;},{&quot;family&quot;:&quot;Kochurov&quot;,&quot;given&quot;:&quot;Maxim&quot;},{&quot;family&quot;:&quot;Osthege&quot;,&quot;given&quot;:&quot;Michael&quot;},{&quot;family&quot;:&quot;Willard&quot;,&quot;given&quot;:&quot;Brandon T.&quot;}],&quot;accessed&quot;:{&quot;date-parts&quot;:[[&quot;2023&quot;,11,15]]},&quot;issued&quot;:{&quot;date-parts&quot;:[[&quot;2023&quot;]]}}}],&quot;schema&quot;:&quot;https://github.com/citation-style-language/schema/raw/master/csl-citation.json&quot;} RNDgOzADZHfpu"/><text:span text:style-name="T289">. We considered parameters achieved convergence if their Effective Sample Size (ESS) was above 200.</text:span></text:p>
      <text:p text:style-name="P52"/>
      <text:p text:style-name="P38"><text:span text:style-name="T287">Age-dependent Extinction (ADE) model. </text:span><text:span text:style-name="T289">We assessed the effect of taxon age on its extinction probability by fitting the ADE model to our genus-level occurrence data </text:span><text:reference-mark-start text:name="ZOTERO_ITEM CSL_CITATION {&quot;citationID&quot;:&quot;wtZWJhOx&quot;,&quot;properties&quot;:{&quot;formattedCitation&quot;:&quot;(59)&quot;,&quot;plainCitation&quot;:&quot;(59)&quot;,&quot;noteIndex&quot;:0},&quot;citationItems&quot;:[{&quot;id&quot;:39,&quot;uris&quot;:[&quot;http://zotero.org/users/7245292/items/8HJZT5E4&quot;],&quot;itemData&quot;:{&quot;id&quot;:39,&quot;type&quot;:&quot;article-journal&quot;,&quot;abstract&quot;:&quot;The estimation of diversification rates is one of the most vividly debated topics in modern systematics, with considerable controversy surrounding the power of phylogenetic and fossil-based approaches in estimating extinction. Van Valen’s seminal work from 1973 proposed the “Law of constant extinction,” which states that the probability of extinction of taxa is not dependent on their age. This assumption of age-independent extinction has prevailed for decades with its assessment based on survivorship curves, which, however, do not directly account for the incompleteness of the fossil record, and have rarely been applied at the species level. Here, we present a Bayesian framework to estimate extinction rates from the fossil record accounting for age-dependent extinction (ADE). Our approach, unlike previous implementations, explicitly models unobserved species and accounts for the effects of fossil preservation on the observed longevity of sampled lineages. We assess the performance and robustness of our method through extensive simulations and apply it to a fossil data set of terrestrial Carnivora spanning the past 40 myr. We find strong evidence of ADE, as we detect the extinction rate to be highest in young species and declining with increasing species age. For comparison, we apply a recently developed analogous ADE model to a dated phylogeny of extant Carnivora. Although the phylogeny-based analysis also infers ADE, it indicates that the extinction rate, instead, increases with increasing taxon age. The estimated mean species longevity also differs substantially, with the fossil-based analyses estimating 2.0 myr, in contrast to 9.8 myr derived from the phylogeny-based inference. Scrutinizing these discrepancies, we find that both fossil and phylogeny-based ADE models are prone to high error rates when speciation and extinction rates increase or decrease through time. However, analyses of simulated and empirical data show that fossil-based inferences are more robust. This study shows that an accurate estimation of ADE from incomplete fossil data is possible when the effects of preservation are jointly modeled, thus allowing for a reassessment of Van Valen’s model as a general rule in macroevolution.&quot;,&quot;container-title&quot;:&quot;Systematic Biology&quot;,&quot;DOI&quot;:&quot;10.1093/sysbio/syx082&quot;,&quot;ISSN&quot;:&quot;1063-5157&quot;,&quot;issue&quot;:&quot;3&quot;,&quot;journalAbbreviation&quot;:&quot;Systematic Biology&quot;,&quot;page&quot;:&quot;458-474&quot;,&quot;source&quot;:&quot;Silverchair&quot;,&quot;title&quot;:&quot;Estimating Age-Dependent Extinction: Contrasting Evidence from Fossils and Phylogenies&quot;,&quot;title-short&quot;:&quot;Estimating Age-Dependent Extinction&quot;,&quot;volume&quot;:&quot;67&quot;,&quot;author&quot;:[{&quot;family&quot;:&quot;Hagen&quot;,&quot;given&quot;:&quot;Oskar&quot;},{&quot;family&quot;:&quot;Andermann&quot;,&quot;given&quot;:&quot;Tobias&quot;},{&quot;family&quot;:&quot;Quental&quot;,&quot;given&quot;:&quot;Tiago B&quot;},{&quot;family&quot;:&quot;Antonelli&quot;,&quot;given&quot;:&quot;Alexandre&quot;},{&quot;family&quot;:&quot;Silvestro&quot;,&quot;given&quot;:&quot;Daniele&quot;}],&quot;issued&quot;:{&quot;date-parts&quot;:[[&quot;2018&quot;,5,1]]}}}],&quot;schema&quot;:&quot;https://github.com/citation-style-language/schema/raw/master/csl-citation.json&quot;} RNDf7mN5QWSxL"/><text:span text:style-name="T289">(59)</text:span><text:reference-mark-end text:name="ZOTERO_ITEM CSL_CITATION {&quot;citationID&quot;:&quot;wtZWJhOx&quot;,&quot;properties&quot;:{&quot;formattedCitation&quot;:&quot;(59)&quot;,&quot;plainCitation&quot;:&quot;(59)&quot;,&quot;noteIndex&quot;:0},&quot;citationItems&quot;:[{&quot;id&quot;:39,&quot;uris&quot;:[&quot;http://zotero.org/users/7245292/items/8HJZT5E4&quot;],&quot;itemData&quot;:{&quot;id&quot;:39,&quot;type&quot;:&quot;article-journal&quot;,&quot;abstract&quot;:&quot;The estimation of diversification rates is one of the most vividly debated topics in modern systematics, with considerable controversy surrounding the power of phylogenetic and fossil-based approaches in estimating extinction. Van Valen’s seminal work from 1973 proposed the “Law of constant extinction,” which states that the probability of extinction of taxa is not dependent on their age. This assumption of age-independent extinction has prevailed for decades with its assessment based on survivorship curves, which, however, do not directly account for the incompleteness of the fossil record, and have rarely been applied at the species level. Here, we present a Bayesian framework to estimate extinction rates from the fossil record accounting for age-dependent extinction (ADE). Our approach, unlike previous implementations, explicitly models unobserved species and accounts for the effects of fossil preservation on the observed longevity of sampled lineages. We assess the performance and robustness of our method through extensive simulations and apply it to a fossil data set of terrestrial Carnivora spanning the past 40 myr. We find strong evidence of ADE, as we detect the extinction rate to be highest in young species and declining with increasing species age. For comparison, we apply a recently developed analogous ADE model to a dated phylogeny of extant Carnivora. Although the phylogeny-based analysis also infers ADE, it indicates that the extinction rate, instead, increases with increasing taxon age. The estimated mean species longevity also differs substantially, with the fossil-based analyses estimating 2.0 myr, in contrast to 9.8 myr derived from the phylogeny-based inference. Scrutinizing these discrepancies, we find that both fossil and phylogeny-based ADE models are prone to high error rates when speciation and extinction rates increase or decrease through time. However, analyses of simulated and empirical data show that fossil-based inferences are more robust. This study shows that an accurate estimation of ADE from incomplete fossil data is possible when the effects of preservation are jointly modeled, thus allowing for a reassessment of Van Valen’s model as a general rule in macroevolution.&quot;,&quot;container-title&quot;:&quot;Systematic Biology&quot;,&quot;DOI&quot;:&quot;10.1093/sysbio/syx082&quot;,&quot;ISSN&quot;:&quot;1063-5157&quot;,&quot;issue&quot;:&quot;3&quot;,&quot;journalAbbreviation&quot;:&quot;Systematic Biology&quot;,&quot;page&quot;:&quot;458-474&quot;,&quot;source&quot;:&quot;Silverchair&quot;,&quot;title&quot;:&quot;Estimating Age-Dependent Extinction: Contrasting Evidence from Fossils and Phylogenies&quot;,&quot;title-short&quot;:&quot;Estimating Age-Dependent Extinction&quot;,&quot;volume&quot;:&quot;67&quot;,&quot;author&quot;:[{&quot;family&quot;:&quot;Hagen&quot;,&quot;given&quot;:&quot;Oskar&quot;},{&quot;family&quot;:&quot;Andermann&quot;,&quot;given&quot;:&quot;Tobias&quot;},{&quot;family&quot;:&quot;Quental&quot;,&quot;given&quot;:&quot;Tiago B&quot;},{&quot;family&quot;:&quot;Antonelli&quot;,&quot;given&quot;:&quot;Alexandre&quot;},{&quot;family&quot;:&quot;Silvestro&quot;,&quot;given&quot;:&quot;Daniele&quot;}],&quot;issued&quot;:{&quot;date-parts&quot;:[[&quot;2018&quot;,5,1]]}}}],&quot;schema&quot;:&quot;https://github.com/citation-style-language/schema/raw/master/csl-citation.json&quot;} RNDf7mN5QWSxL"/><text:span text:style-name="T289">. We ran the model for 100 million generations and sampled every 50,000, with preservation rates varying between geological stages and across lineages according to a </text:span><text:span text:style-name="T285">Gamma</text:span><text:span text:style-name="T289"> model. We focused on the shape (</text:span><text:span text:style-name="T254">𝜙</text:span><text:span text:style-name="T289">) of the Weibull distribution, knowing that </text:span><text:span text:style-name="T254">𝜙</text:span><text:span text:style-name="T289"> &lt; 1 indicates a decreasing extinction probability with increasing taxon age and </text:span><text:span text:style-name="T254">𝜙</text:span><text:span text:style-name="T289"> &gt; 1 indicates an increasing extinction probability with increasing taxon age (no effect if </text:span><text:span text:style-name="T254">𝜙</text:span><text:span text:style-name="T289"> = 1). </text:span><text:span text:style-name="T254">𝜙 </text:span><text:span text:style-name="T291">was </text:span><text:soft-page-break/><text:span text:style-name="T291">considered as significantly different from one if one was excluded from a significant proportion of its posterior distribution. </text:span><text:span text:style-name="T289">We performed 20 independent ADE analyses of randomized datasets before and after the increase in turnover to assess the age selectivity of this taxonomic renewal (</text:span><text:span text:style-name="T285">SI Appendix,</text:span><text:span text:style-name="T289"> </text:span><text:span text:style-name="T287">Fig. S8-11</text:span><text:span text:style-name="T293">, </text:span><text:span text:style-name="T288">S41 </text:span><text:span text:style-name="T289">and </text:span><text:span text:style-name="T285">Extended Materials and Methods</text:span><text:span text:style-name="T289">). We monitored parameter convergence with the pymc 5</text:span><text:span text:style-name="T283">.9.2 python library, and parameters were considered convergent if their ESS was above 200.</text:span></text:p>
      <text:p text:style-name="P54"/>
      <text:p text:style-name="P1"><text:span text:style-name="T258">Selection of environmental variables.</text:span><text:span text:style-name="T273"> To investigate possible environmental correlates for the changes in SAM diversification dynamics over the Eocene</text:span><text:span text:style-name="T276">−</text:span><text:span text:style-name="T273">Oligocene interval, we selected two global (i.e., atmospheric temperature and sea level) and four continental-scale (i.e., Andean uplift, Neotropical plant diversity, forest density and habitat openness) variables (</text:span><text:span text:style-name="T272">SI Appendix,</text:span><text:span text:style-name="T273"> </text:span><text:span text:style-name="T259">Fig. S3</text:span><text:span text:style-name="T260">9</text:span><text:span text:style-name="T259"> </text:span><text:span text:style-name="T275">and </text:span><text:span text:style-name="T258">Tab. S2</text:span><text:span text:style-name="T273">). Temperature is known for influencing macroevolutionary processes across several groups, including mammals </text:span><text:reference-mark-start text:name="ZOTERO_ITEM CSL_CITATION {&quot;citationID&quot;:&quot;z7I1k0yI&quot;,&quot;properties&quot;:{&quot;formattedCitation&quot;:&quot;(66, 84)&quot;,&quot;plainCitation&quot;:&quot;(66, 84)&quot;,&quot;noteIndex&quot;:0},&quot;citationItems&quot;:[{&quot;id&quot;:845,&quot;uris&quot;:[&quot;http://zotero.org/users/7245292/items/9Z3RFYKP&quot;],&quot;itemData&quot;:{&quot;id&quot;:845,&quot;type&quot;:&quot;article-journal&quot;,&quot;abstract&quot;:&quot;Diversification rates vary over time, yet the factors driving these variations remain unclear. Temporal declines in speciation rates have often been interpreted as the effect of ecological limits, competition, and diversity dependence, emphasising the role of biotic factors. Abiotic factors, such as climate change, are also supposed to have affected diversification rates over geological time scales, yet direct tests of these presumed effects have mainly been limited to few clades well represented in the fossil record. If warmer climatic periods have sustained faster speciation, this could explain slowdowns in speciation during the Cenozoic climate cooling. Here, we apply state-of-the art diversity-dependent and temperature-dependent phylogenetic models of diversification to 218 tetrapod families, along with constant rate and time-dependent models. We confirm the prevalence of diversification slowdowns, and find as much support for temperature-dependent than diversity-dependent models. These results call for a better integration of these two processes in studies of diversification dynamics.&quot;,&quot;container-title&quot;:&quot;Ecology Letters&quot;,&quot;DOI&quot;:&quot;10.1111/ele.13382&quot;,&quot;ISSN&quot;:&quot;1461-0248&quot;,&quot;issue&quot;:&quot;11&quot;,&quot;language&quot;:&quot;en&quot;,&quot;note&quot;:&quot;_eprint: https://onlinelibrary.wiley.com/doi/pdf/10.1111/ele.13382&quot;,&quot;page&quot;:&quot;1900-1912&quot;,&quot;source&quot;:&quot;Wiley Online Library&quot;,&quot;title&quot;:&quot;Assessing the causes of diversification slowdowns: temperature-dependent and diversity-dependent models receive equivalent support&quot;,&quot;title-short&quot;:&quot;Assessing the causes of diversification slowdowns&quot;,&quot;volume&quot;:&quot;22&quot;,&quot;author&quot;:[{&quot;family&quot;:&quot;Condamine&quot;,&quot;given&quot;:&quot;Fabien L.&quot;},{&quot;family&quot;:&quot;Rolland&quot;,&quot;given&quot;:&quot;Jonathan&quot;},{&quot;family&quot;:&quot;Morlon&quot;,&quot;given&quot;:&quot;Hélène&quot;}],&quot;issued&quot;:{&quot;date-parts&quot;:[[&quot;2019&quot;]]}}},{&quot;id&quot;:3866,&quot;uris&quot;:[&quot;http://zotero.org/users/7245292/items/2R4P5PDD&quot;],&quot;itemData&quot;:{&quot;id&quot;:3866,&quot;type&quot;:&quot;article-journal&quot;,&quot;abstract&quot;:&quot;Red Queen hypotheses maintain that biotic interactions are the most important drivers of evolutionary change, whereas Court Jester hypotheses regard physical-environmental perturbations, such as climate change, as most important. Tests for the biotic effects of climate change that are conducted on too large a geographic scale can falsely reject the Court Jester because climate is so complex its manifestation is in opposite directions in different geographic areas. Consequently, faunal responses vary from place to place, and lumping of data from different climate zones averages out any local faunal responses. Likewise, tests that are conducted at inappropriate temporal scales will not be effective at distinguishing between the Red Queen and Court Jester. A test at a temporal and geographic scale that takes the above considerations into account suggests a biotic response of mammals to a climatic warming event in the northern Rocky Mountains 18.5–14.0 Ma (the late-Early Miocene climatic optimum). During the environmental perturbation, mammalian species richness possibly increased, faunal turnover was pronounced, and taxa adapted to warm, arid environments became more abundant in numbers of species and density of individuals. The data are consistent with environmental change—the Court Jester—driving evolutionary change at sub-continental spatial scales and temporal scales that exceed typical Milankovitch oscillations. The Red Queen may be active at smaller temporal and geographic scales.&quot;,&quot;container-title&quot;:&quot;Journal of Vertebrate Paleontology&quot;,&quot;DOI&quot;:&quot;10.1671/0272-4634(2001)021[0172:DTEOTR]2.0.CO;2&quot;,&quot;ISSN&quot;:&quot;0272-4634&quot;,&quot;issue&quot;:&quot;1&quot;,&quot;note&quot;:&quot;publisher: Taylor &amp; Francis\n_eprint: https://doi.org/10.1671/0272-4634(2001)021[0172:DTEOTR]2.0.CO;2&quot;,&quot;page&quot;:&quot;172-185&quot;,&quot;source&quot;:&quot;Taylor and Francis+NEJM&quot;,&quot;title&quot;:&quot;Distinguishing the effects of the Red Queen and Court Jester on Miocene mammal evolution in the northern Rocky mountains&quot;,&quot;volume&quot;:&quot;21&quot;,&quot;author&quot;:[{&quot;family&quot;:&quot;Barnosky&quot;,&quot;given&quot;:&quot;Anthony D.&quot;}],&quot;issued&quot;:{&quot;date-parts&quot;:[[&quot;2001&quot;,3,26]]}}}],&quot;schema&quot;:&quot;https://github.com/citation-style-language/schema/raw/master/csl-citation.json&quot;} RND2CznfuxSQn"/><text:span text:style-name="T273">(66, 84)</text:span><text:reference-mark-end text:name="ZOTERO_ITEM CSL_CITATION {&quot;citationID&quot;:&quot;z7I1k0yI&quot;,&quot;properties&quot;:{&quot;formattedCitation&quot;:&quot;(66, 84)&quot;,&quot;plainCitation&quot;:&quot;(66, 84)&quot;,&quot;noteIndex&quot;:0},&quot;citationItems&quot;:[{&quot;id&quot;:845,&quot;uris&quot;:[&quot;http://zotero.org/users/7245292/items/9Z3RFYKP&quot;],&quot;itemData&quot;:{&quot;id&quot;:845,&quot;type&quot;:&quot;article-journal&quot;,&quot;abstract&quot;:&quot;Diversification rates vary over time, yet the factors driving these variations remain unclear. Temporal declines in speciation rates have often been interpreted as the effect of ecological limits, competition, and diversity dependence, emphasising the role of biotic factors. Abiotic factors, such as climate change, are also supposed to have affected diversification rates over geological time scales, yet direct tests of these presumed effects have mainly been limited to few clades well represented in the fossil record. If warmer climatic periods have sustained faster speciation, this could explain slowdowns in speciation during the Cenozoic climate cooling. Here, we apply state-of-the art diversity-dependent and temperature-dependent phylogenetic models of diversification to 218 tetrapod families, along with constant rate and time-dependent models. We confirm the prevalence of diversification slowdowns, and find as much support for temperature-dependent than diversity-dependent models. These results call for a better integration of these two processes in studies of diversification dynamics.&quot;,&quot;container-title&quot;:&quot;Ecology Letters&quot;,&quot;DOI&quot;:&quot;10.1111/ele.13382&quot;,&quot;ISSN&quot;:&quot;1461-0248&quot;,&quot;issue&quot;:&quot;11&quot;,&quot;language&quot;:&quot;en&quot;,&quot;note&quot;:&quot;_eprint: https://onlinelibrary.wiley.com/doi/pdf/10.1111/ele.13382&quot;,&quot;page&quot;:&quot;1900-1912&quot;,&quot;source&quot;:&quot;Wiley Online Library&quot;,&quot;title&quot;:&quot;Assessing the causes of diversification slowdowns: temperature-dependent and diversity-dependent models receive equivalent support&quot;,&quot;title-short&quot;:&quot;Assessing the causes of diversification slowdowns&quot;,&quot;volume&quot;:&quot;22&quot;,&quot;author&quot;:[{&quot;family&quot;:&quot;Condamine&quot;,&quot;given&quot;:&quot;Fabien L.&quot;},{&quot;family&quot;:&quot;Rolland&quot;,&quot;given&quot;:&quot;Jonathan&quot;},{&quot;family&quot;:&quot;Morlon&quot;,&quot;given&quot;:&quot;Hélène&quot;}],&quot;issued&quot;:{&quot;date-parts&quot;:[[&quot;2019&quot;]]}}},{&quot;id&quot;:3866,&quot;uris&quot;:[&quot;http://zotero.org/users/7245292/items/2R4P5PDD&quot;],&quot;itemData&quot;:{&quot;id&quot;:3866,&quot;type&quot;:&quot;article-journal&quot;,&quot;abstract&quot;:&quot;Red Queen hypotheses maintain that biotic interactions are the most important drivers of evolutionary change, whereas Court Jester hypotheses regard physical-environmental perturbations, such as climate change, as most important. Tests for the biotic effects of climate change that are conducted on too large a geographic scale can falsely reject the Court Jester because climate is so complex its manifestation is in opposite directions in different geographic areas. Consequently, faunal responses vary from place to place, and lumping of data from different climate zones averages out any local faunal responses. Likewise, tests that are conducted at inappropriate temporal scales will not be effective at distinguishing between the Red Queen and Court Jester. A test at a temporal and geographic scale that takes the above considerations into account suggests a biotic response of mammals to a climatic warming event in the northern Rocky Mountains 18.5–14.0 Ma (the late-Early Miocene climatic optimum). During the environmental perturbation, mammalian species richness possibly increased, faunal turnover was pronounced, and taxa adapted to warm, arid environments became more abundant in numbers of species and density of individuals. The data are consistent with environmental change—the Court Jester—driving evolutionary change at sub-continental spatial scales and temporal scales that exceed typical Milankovitch oscillations. The Red Queen may be active at smaller temporal and geographic scales.&quot;,&quot;container-title&quot;:&quot;Journal of Vertebrate Paleontology&quot;,&quot;DOI&quot;:&quot;10.1671/0272-4634(2001)021[0172:DTEOTR]2.0.CO;2&quot;,&quot;ISSN&quot;:&quot;0272-4634&quot;,&quot;issue&quot;:&quot;1&quot;,&quot;note&quot;:&quot;publisher: Taylor &amp; Francis\n_eprint: https://doi.org/10.1671/0272-4634(2001)021[0172:DTEOTR]2.0.CO;2&quot;,&quot;page&quot;:&quot;172-185&quot;,&quot;source&quot;:&quot;Taylor and Francis+NEJM&quot;,&quot;title&quot;:&quot;Distinguishing the effects of the Red Queen and Court Jester on Miocene mammal evolution in the northern Rocky mountains&quot;,&quot;volume&quot;:&quot;21&quot;,&quot;author&quot;:[{&quot;family&quot;:&quot;Barnosky&quot;,&quot;given&quot;:&quot;Anthony D.&quot;}],&quot;issued&quot;:{&quot;date-parts&quot;:[[&quot;2001&quot;,3,26]]}}}],&quot;schema&quot;:&quot;https://github.com/citation-style-language/schema/raw/master/csl-citation.json&quot;} RND2CznfuxSQn"/><text:span text:style-name="T273">, and sea level has a direct effect on the connectivity of habitats. Even in its early phase, the Andean uplift was evidenced as a major diversification driver for many South American groups </text:span><text:reference-mark-start text:name="ZOTERO_ITEM CSL_CITATION {&quot;citationID&quot;:&quot;XnMhMTnk&quot;,&quot;properties&quot;:{&quot;formattedCitation&quot;:&quot;(71)&quot;,&quot;plainCitation&quot;:&quot;(71)&quot;,&quot;noteIndex&quot;:0},&quot;citationItems&quot;:[{&quot;id&quot;:50,&quot;uris&quot;:[&quot;http://zotero.org/users/7245292/items/KMDQBBZA&quot;],&quot;itemData&quot;:{&quot;id&quot;:50,&quot;type&quot;:&quot;article-journal&quot;,&quot;abstract&quot;:&quot;Mountainous areas host a disproportionately large fraction of Earth's biodiversity, suggesting a causal relationship between mountain building and biological diversification. Mountain clade radiations are generally associated with changes in environment, climate, and the increase in heterogeneity therein during mountain building. However, examining the causal relationship between mountain building and diversification is a complex challenge, because isolating the effects of surface uplift from other abiotic (climate) or biotic variables is not straightforward. In this study, we investigate the relative contributions of abiotic climate-driven (temperature) and geology-driven (elevation) drivers on evolutionary rates of ancient groups of organisms in the South American Andes. We present regional curves of Andean elevation based on a recent compilation of paleo-elevational data back to the Late Cretaceous, and analyse the diversification history of six Andean frog and lizard families that originated equally far back in time. For two clades (Aromobatidae and Leptodactylidae), we find that they diversified most rapidly during the early phase of mountain building (Late Cretaceous - Paleogene), when the first high-elevation habitats emerged in South America. The diversification of one clade (Centrolenidae) is correlated with Cenozoic temperature variations, with higher speciation rates during warm periods. The last three clades (Dendrobatidae, Hemiphractidae and Liolaemidae) are best explained by environment-independent diversification, although for Liolaemidae, an almost equally strong positive correlation was found between speciation and Andean elevation since the late Eocene. Our findings imply that throughout the long-lived history of surface uplift in the Andes, mountain building drove the diversification of different clades at different times, while not directly affecting other clades. Our study illustrates the importance of paleogeographic reconstructions that capture the complexity and heterogeneity of mountain building in our understanding of the effects that a changing environment plays in shaping biodiversity patterns observed today.&quot;,&quot;container-title&quot;:&quot;Global and Planetary Change&quot;,&quot;DOI&quot;:&quot;10.1016/j.gloplacha.2021.103704&quot;,&quot;ISSN&quot;:&quot;0921-8181&quot;,&quot;journalAbbreviation&quot;:&quot;Global and Planetary Change&quot;,&quot;language&quot;:&quot;en&quot;,&quot;page&quot;:&quot;103704&quot;,&quot;source&quot;:&quot;ScienceDirect&quot;,&quot;title&quot;:&quot;Mountain radiations are not only rapid and recent: Ancient diversification of South American frog and lizard families related to Paleogene Andean orogeny and Cenozoic climate variations&quot;,&quot;title-short&quot;:&quot;Mountain radiations are not only rapid and recent&quot;,&quot;volume&quot;:&quot;208&quot;,&quot;author&quot;:[{&quot;family&quot;:&quot;Boschman&quot;,&quot;given&quot;:&quot;Lydian M.&quot;},{&quot;family&quot;:&quot;Condamine&quot;,&quot;given&quot;:&quot;Fabien L.&quot;}],&quot;issued&quot;:{&quot;date-parts&quot;:[[&quot;2022&quot;,1,1]]}}}],&quot;schema&quot;:&quot;https://github.com/citation-style-language/schema/raw/master/csl-citation.json&quot;} RNDxJunhKlTor"/><text:span text:style-name="T273">(71)</text:span><text:reference-mark-end text:name="ZOTERO_ITEM CSL_CITATION {&quot;citationID&quot;:&quot;XnMhMTnk&quot;,&quot;properties&quot;:{&quot;formattedCitation&quot;:&quot;(71)&quot;,&quot;plainCitation&quot;:&quot;(71)&quot;,&quot;noteIndex&quot;:0},&quot;citationItems&quot;:[{&quot;id&quot;:50,&quot;uris&quot;:[&quot;http://zotero.org/users/7245292/items/KMDQBBZA&quot;],&quot;itemData&quot;:{&quot;id&quot;:50,&quot;type&quot;:&quot;article-journal&quot;,&quot;abstract&quot;:&quot;Mountainous areas host a disproportionately large fraction of Earth's biodiversity, suggesting a causal relationship between mountain building and biological diversification. Mountain clade radiations are generally associated with changes in environment, climate, and the increase in heterogeneity therein during mountain building. However, examining the causal relationship between mountain building and diversification is a complex challenge, because isolating the effects of surface uplift from other abiotic (climate) or biotic variables is not straightforward. In this study, we investigate the relative contributions of abiotic climate-driven (temperature) and geology-driven (elevation) drivers on evolutionary rates of ancient groups of organisms in the South American Andes. We present regional curves of Andean elevation based on a recent compilation of paleo-elevational data back to the Late Cretaceous, and analyse the diversification history of six Andean frog and lizard families that originated equally far back in time. For two clades (Aromobatidae and Leptodactylidae), we find that they diversified most rapidly during the early phase of mountain building (Late Cretaceous - Paleogene), when the first high-elevation habitats emerged in South America. The diversification of one clade (Centrolenidae) is correlated with Cenozoic temperature variations, with higher speciation rates during warm periods. The last three clades (Dendrobatidae, Hemiphractidae and Liolaemidae) are best explained by environment-independent diversification, although for Liolaemidae, an almost equally strong positive correlation was found between speciation and Andean elevation since the late Eocene. Our findings imply that throughout the long-lived history of surface uplift in the Andes, mountain building drove the diversification of different clades at different times, while not directly affecting other clades. Our study illustrates the importance of paleogeographic reconstructions that capture the complexity and heterogeneity of mountain building in our understanding of the effects that a changing environment plays in shaping biodiversity patterns observed today.&quot;,&quot;container-title&quot;:&quot;Global and Planetary Change&quot;,&quot;DOI&quot;:&quot;10.1016/j.gloplacha.2021.103704&quot;,&quot;ISSN&quot;:&quot;0921-8181&quot;,&quot;journalAbbreviation&quot;:&quot;Global and Planetary Change&quot;,&quot;language&quot;:&quot;en&quot;,&quot;page&quot;:&quot;103704&quot;,&quot;source&quot;:&quot;ScienceDirect&quot;,&quot;title&quot;:&quot;Mountain radiations are not only rapid and recent: Ancient diversification of South American frog and lizard families related to Paleogene Andean orogeny and Cenozoic climate variations&quot;,&quot;title-short&quot;:&quot;Mountain radiations are not only rapid and recent&quot;,&quot;volume&quot;:&quot;208&quot;,&quot;author&quot;:[{&quot;family&quot;:&quot;Boschman&quot;,&quot;given&quot;:&quot;Lydian M.&quot;},{&quot;family&quot;:&quot;Condamine&quot;,&quot;given&quot;:&quot;Fabien L.&quot;}],&quot;issued&quot;:{&quot;date-parts&quot;:[[&quot;2022&quot;,1,1]]}}}],&quot;schema&quot;:&quot;https://github.com/citation-style-language/schema/raw/master/csl-citation.json&quot;} RNDxJunhKlTor"/><text:span text:style-name="T273">. Diversity of SAM, in particular herbivorous taxa, can be controlled by plant diversity. Finally, relative Leaf Area Index (proxy for forest density, </text:span><text:reference-mark-start text:name="ZOTERO_ITEM CSL_CITATION {&quot;citationID&quot;:&quot;NJmX5EWD&quot;,&quot;properties&quot;:{&quot;formattedCitation&quot;:&quot;(72)&quot;,&quot;plainCitation&quot;:&quot;(72)&quot;,&quot;dontUpdate&quot;:true,&quot;noteIndex&quot;:0},&quot;citationItems&quot;:[{&quot;id&quot;:5676,&quot;uris&quot;:[&quot;http://zotero.org/users/7245292/items/2XB3TQV4&quot;],&quot;itemData&quot;:{&quot;id&quot;:5676,&quot;type&quot;:&quot;article-journal&quot;,&quot;abstract&quot;:&quot;Vegetation structure is a key determinant of ecosystems and ecosystem function, but paleoecological techniques to quantify it are lacking. We present a method for reconstructing leaf area index (LAI) based on light-dependent morphology of leaf epidermal cells and phytoliths derived from them. Using this proxy, we reconstruct LAI for the Cenozoic (49 million to 11 million years ago) of middle-latitude Patagonia. Our record shows that dense forests opened up by the late Eocene; open forests and shrubland habitats then fluctuated, with a brief middle-Miocene regreening period. Furthermore, endemic herbivorous mammals show accelerated tooth crown height evolution during open, yet relatively grass-free, shrubland habitat intervals. Our Patagonian LAI record provides a high-resolution, sensitive tool with which to dissect terrestrial ecosystem response to changing Southern Ocean conditions during the Cenozoic.&quot;,&quot;container-title&quot;:&quot;Science&quot;,&quot;DOI&quot;:&quot;10.1126/science.1260947&quot;,&quot;issue&quot;:&quot;6219&quot;,&quot;note&quot;:&quot;publisher: American Association for the Advancement of Science&quot;,&quot;page&quot;:&quot;258-261&quot;,&quot;source&quot;:&quot;science.org (Atypon)&quot;,&quot;title&quot;:&quot;Linked canopy, climate, and faunal change in the Cenozoic of Patagonia&quot;,&quot;volume&quot;:&quot;347&quot;,&quot;author&quot;:[{&quot;family&quot;:&quot;Dunn&quot;,&quot;given&quot;:&quot;Regan E.&quot;},{&quot;family&quot;:&quot;Strömberg&quot;,&quot;given&quot;:&quot;Caroline A. E.&quot;},{&quot;family&quot;:&quot;Madden&quot;,&quot;given&quot;:&quot;Richard H.&quot;},{&quot;family&quot;:&quot;Kohn&quot;,&quot;given&quot;:&quot;Matthew J.&quot;},{&quot;family&quot;:&quot;Carlini&quot;,&quot;given&quot;:&quot;Alfredo A.&quot;}],&quot;issued&quot;:{&quot;date-parts&quot;:[[&quot;2015&quot;,1,16]]}}}],&quot;schema&quot;:&quot;https://github.com/citation-style-language/schema/raw/master/csl-citation.json&quot;} RND2DsokL4AwK"/><text:span text:style-name="T273">72)</text:span><text:reference-mark-end text:name="ZOTERO_ITEM CSL_CITATION {&quot;citationID&quot;:&quot;NJmX5EWD&quot;,&quot;properties&quot;:{&quot;formattedCitation&quot;:&quot;(72)&quot;,&quot;plainCitation&quot;:&quot;(72)&quot;,&quot;dontUpdate&quot;:true,&quot;noteIndex&quot;:0},&quot;citationItems&quot;:[{&quot;id&quot;:5676,&quot;uris&quot;:[&quot;http://zotero.org/users/7245292/items/2XB3TQV4&quot;],&quot;itemData&quot;:{&quot;id&quot;:5676,&quot;type&quot;:&quot;article-journal&quot;,&quot;abstract&quot;:&quot;Vegetation structure is a key determinant of ecosystems and ecosystem function, but paleoecological techniques to quantify it are lacking. We present a method for reconstructing leaf area index (LAI) based on light-dependent morphology of leaf epidermal cells and phytoliths derived from them. Using this proxy, we reconstruct LAI for the Cenozoic (49 million to 11 million years ago) of middle-latitude Patagonia. Our record shows that dense forests opened up by the late Eocene; open forests and shrubland habitats then fluctuated, with a brief middle-Miocene regreening period. Furthermore, endemic herbivorous mammals show accelerated tooth crown height evolution during open, yet relatively grass-free, shrubland habitat intervals. Our Patagonian LAI record provides a high-resolution, sensitive tool with which to dissect terrestrial ecosystem response to changing Southern Ocean conditions during the Cenozoic.&quot;,&quot;container-title&quot;:&quot;Science&quot;,&quot;DOI&quot;:&quot;10.1126/science.1260947&quot;,&quot;issue&quot;:&quot;6219&quot;,&quot;note&quot;:&quot;publisher: American Association for the Advancement of Science&quot;,&quot;page&quot;:&quot;258-261&quot;,&quot;source&quot;:&quot;science.org (Atypon)&quot;,&quot;title&quot;:&quot;Linked canopy, climate, and faunal change in the Cenozoic of Patagonia&quot;,&quot;volume&quot;:&quot;347&quot;,&quot;author&quot;:[{&quot;family&quot;:&quot;Dunn&quot;,&quot;given&quot;:&quot;Regan E.&quot;},{&quot;family&quot;:&quot;Strömberg&quot;,&quot;given&quot;:&quot;Caroline A. E.&quot;},{&quot;family&quot;:&quot;Madden&quot;,&quot;given&quot;:&quot;Richard H.&quot;},{&quot;family&quot;:&quot;Kohn&quot;,&quot;given&quot;:&quot;Matthew J.&quot;},{&quot;family&quot;:&quot;Carlini&quot;,&quot;given&quot;:&quot;Alfredo A.&quot;}],&quot;issued&quot;:{&quot;date-parts&quot;:[[&quot;2015&quot;,1,16]]}}}],&quot;schema&quot;:&quot;https://github.com/citation-style-language/schema/raw/master/csl-citation.json&quot;} RND2DsokL4AwK"/><text:span text:style-name="T273"> and patterns of relative abundance of open habitats </text:span><text:reference-mark-start text:name="ZOTERO_ITEM CSL_CITATION {&quot;citationID&quot;:&quot;uFGcgGyA&quot;,&quot;properties&quot;:{&quot;formattedCitation&quot;:&quot;(34, 42, 85)&quot;,&quot;plainCitation&quot;:&quot;(34, 42, 85)&quot;,&quot;noteIndex&quot;:0},&quot;citationItems&quot;:[{&quot;id&quot;:4079,&quot;uris&quot;:[&quot;http://zotero.org/users/7245292/items/CPY74DRI&quot;],&quot;itemData&quot;:{&quot;id&quot;:4079,&quot;type&quot;:&quot;article-journal&quot;,&quot;abstract&quot;:&quot;Members of the Order Notoungulata are among the most diverse and common mammals in South America during the Cenozoic. Several lineages within notoungulates (e.g., suborders Typotheria and Toxodontia) show a tendency for increased body sizes and hypsodonty during the last 50 Myr. However, the timing, evolutionary mode, and drivers of such tendencies are not entirely understood. In this paper, we use an extensive database of notoungulate fossil occurrences and body mass and hypsodonty estimates to characterize the evolutionary mode of these two phenotypic traits over time, test the extent to which several factors (e.g., development of open environments in the south of South America) have influenced it through time, and investigate whether large trait values were selected through elevated origination or reduced extinction rates. Our results demonstrate that most of the major notoungulate clades evolved toward larger body sizes (up 1500 kg) and higher tooth crown, from a small and low-crowned tooth ancestor, in a punctuated mode. We also show that body mass and the hypsodonty in typotherians and toxodonts had a coupled evolutionary history. Species sorting was a relevant macroevolutionary process in some notoungulate clades, as taxa with high teeth crown and body mass had lower extinction rates. Finally, the development of the hypsodonty in notoungulates must reflect repeated and quick instances of adaptive responses to the increased availability of volcanic or other terrigenous particles, within the broad context of the SSA Cenozoic Andean mountain building.&quot;,&quot;container-title&quot;:&quot;Palaeogeography, Palaeoclimatology, Palaeoecology&quot;,&quot;DOI&quot;:&quot;10.1016/j.palaeo.2021.110306&quot;,&quot;ISSN&quot;:&quot;0031-0182&quot;,&quot;journalAbbreviation&quot;:&quot;Palaeogeography, Palaeoclimatology, Palaeoecology&quot;,&quot;page&quot;:&quot;110306&quot;,&quot;source&quot;:&quot;ScienceDirect&quot;,&quot;title&quot;:&quot;Evolutionary trends of body size and hypsodonty in notoungulates and their probable drivers&quot;,&quot;volume&quot;:&quot;568&quot;,&quot;author&quot;:[{&quot;family&quot;:&quot;Solórzano&quot;,&quot;given&quot;:&quot;Andrés&quot;},{&quot;family&quot;:&quot;Núñez-Flores&quot;,&quot;given&quot;:&quot;Mónica&quot;}],&quot;issued&quot;:{&quot;date-parts&quot;:[[&quot;2021&quot;,4,15]]}}},{&quot;id&quot;:763,&quot;uris&quot;:[&quot;http://zotero.org/users/7245292/items/RRXJVP22&quot;],&quot;itemData&quot;:{&quot;id&quot;:763,&quot;type&quot;:&quot;article-journal&quot;,&quot;abstract&quot;:&quot;The evolution of high-crowned cheek teeth (hypsodonty) in herbivorous mammals during the late Cenozoic is classically regarded as an adaptive response to the near-global spread of grass-dominated habitats. Precocious hypsodonty in middle Eocene (∼38 million years (Myr) ago) faunas from Patagonia, South America, is therefore thought to signal Earth’s first grasslands, 20 million years earlier than elsewhere. Here, using a high-resolution, 43–18 million-year record of plant silica (phytoliths) from Patagonia, we show that although open-habitat grasses existed in southern South America since the middle Eocene (∼40 Myr ago), they were minor floral components in overall forested habitats between 40 and 18 Myr ago. Thus, distinctly different, continent-specific environmental conditions (arid grasslands versus ash-laden forests) triggered convergent cheek–tooth evolution in Cenozoic herbivores. Hypsodonty evolution is an important example where the present is an insufficient key to the past, and contextual information from fossils is vital for understanding processes of adaptation.&quot;,&quot;container-title&quot;:&quot;Nature Communications&quot;,&quot;DOI&quot;:&quot;10.1038/ncomms2508&quot;,&quot;ISSN&quot;:&quot;2041-1723&quot;,&quot;issue&quot;:&quot;1&quot;,&quot;journalAbbreviation&quot;:&quot;Nat Commun&quot;,&quot;language&quot;:&quot;en&quot;,&quot;license&quot;:&quot;2013 Springer Nature Limited&quot;,&quot;note&quot;:&quot;number: 1\npublisher: Nature Publishing Group&quot;,&quot;page&quot;:&quot;1478&quot;,&quot;source&quot;:&quot;www.nature.com&quot;,&quot;title&quot;:&quot;Decoupling the spread of grasslands from the evolution of grazer-type herbivores in South America&quot;,&quot;volume&quot;:&quot;4&quot;,&quot;author&quot;:[{&quot;family&quot;:&quot;Strömberg&quot;,&quot;given&quot;:&quot;Caroline A. E.&quot;},{&quot;family&quot;:&quot;Dunn&quot;,&quot;given&quot;:&quot;Regan E.&quot;},{&quot;family&quot;:&quot;Madden&quot;,&quot;given&quot;:&quot;Richard H.&quot;},{&quot;family&quot;:&quot;Kohn&quot;,&quot;given&quot;:&quot;Matthew J.&quot;},{&quot;family&quot;:&quot;Carlini&quot;,&quot;given&quot;:&quot;Alfredo A.&quot;}],&quot;issued&quot;:{&quot;date-parts&quot;:[[&quot;2013&quot;,2,12]]}}},{&quot;id&quot;:5727,&quot;uris&quot;:[&quot;http://zotero.org/users/7245292/items/WFL7UQVV&quot;],&quot;itemData&quot;:{&quot;id&quot;:5727,&quot;type&quot;:&quot;article-journal&quot;,&quot;abstract&quot;:&quot;The timing of major turnovers in terrestrial ecosystems of the Cenozoic Era has been largely interpreted from the analysis of the assumed feeding preference of extinct mammals. For example, the expansion of open-habitat ecosystems (grasslands or savannas) is inferred to have occurred earlier in Patagonia than elsewhere because of the early advent of high-crowned teeth (hypsodont) mammals ∼26 Ma ago. However, the plant fossil record from Patagonia implies another evolutionary scenario. Here we show that the dominance of key open-habitat species—amaranths, Ephedra, asters and grasses—occurred during the last 10 Ma, about 15 Ma later than previously inferred using feeding/habitat ecology of extinct mammals. This late rise of open-landscapes in southern South America brings into question whether the expansion of open-habitat vegetation could have been the prime factor of high-crowned mammal diversification.&quot;,&quot;container-title&quot;:&quot;Nature Communications&quot;,&quot;DOI&quot;:&quot;10.1038/ncomms2299&quot;,&quot;ISSN&quot;:&quot;2041-1723&quot;,&quot;issue&quot;:&quot;1&quot;,&quot;journalAbbreviation&quot;:&quot;Nat Commun&quot;,&quot;language&quot;:&quot;en&quot;,&quot;license&quot;:&quot;2012 Springer Nature Limited&quot;,&quot;note&quot;:&quot;publisher: Nature Publishing Group&quot;,&quot;page&quot;:&quot;1294&quot;,&quot;source&quot;:&quot;www.nature.com&quot;,&quot;title&quot;:&quot;Fossil pollen records reveal a late rise of open-habitat ecosystems in Patagonia&quot;,&quot;volume&quot;:&quot;3&quot;,&quot;author&quot;:[{&quot;family&quot;:&quot;Palazzesi&quot;,&quot;given&quot;:&quot;Luis&quot;},{&quot;family&quot;:&quot;Barreda&quot;,&quot;given&quot;:&quot;Viviana&quot;}],&quot;issued&quot;:{&quot;date-parts&quot;:[[&quot;2012&quot;,12,18]]}}}],&quot;schema&quot;:&quot;https://github.com/citation-style-language/schema/raw/master/csl-citation.json&quot;} RNDTSTNW7KzOT"/><text:span text:style-name="T273">(34, 42, 85)</text:span><text:reference-mark-end text:name="ZOTERO_ITEM CSL_CITATION {&quot;citationID&quot;:&quot;uFGcgGyA&quot;,&quot;properties&quot;:{&quot;formattedCitation&quot;:&quot;(34, 42, 85)&quot;,&quot;plainCitation&quot;:&quot;(34, 42, 85)&quot;,&quot;noteIndex&quot;:0},&quot;citationItems&quot;:[{&quot;id&quot;:4079,&quot;uris&quot;:[&quot;http://zotero.org/users/7245292/items/CPY74DRI&quot;],&quot;itemData&quot;:{&quot;id&quot;:4079,&quot;type&quot;:&quot;article-journal&quot;,&quot;abstract&quot;:&quot;Members of the Order Notoungulata are among the most diverse and common mammals in South America during the Cenozoic. Several lineages within notoungulates (e.g., suborders Typotheria and Toxodontia) show a tendency for increased body sizes and hypsodonty during the last 50 Myr. However, the timing, evolutionary mode, and drivers of such tendencies are not entirely understood. In this paper, we use an extensive database of notoungulate fossil occurrences and body mass and hypsodonty estimates to characterize the evolutionary mode of these two phenotypic traits over time, test the extent to which several factors (e.g., development of open environments in the south of South America) have influenced it through time, and investigate whether large trait values were selected through elevated origination or reduced extinction rates. Our results demonstrate that most of the major notoungulate clades evolved toward larger body sizes (up 1500 kg) and higher tooth crown, from a small and low-crowned tooth ancestor, in a punctuated mode. We also show that body mass and the hypsodonty in typotherians and toxodonts had a coupled evolutionary history. Species sorting was a relevant macroevolutionary process in some notoungulate clades, as taxa with high teeth crown and body mass had lower extinction rates. Finally, the development of the hypsodonty in notoungulates must reflect repeated and quick instances of adaptive responses to the increased availability of volcanic or other terrigenous particles, within the broad context of the SSA Cenozoic Andean mountain building.&quot;,&quot;container-title&quot;:&quot;Palaeogeography, Palaeoclimatology, Palaeoecology&quot;,&quot;DOI&quot;:&quot;10.1016/j.palaeo.2021.110306&quot;,&quot;ISSN&quot;:&quot;0031-0182&quot;,&quot;journalAbbreviation&quot;:&quot;Palaeogeography, Palaeoclimatology, Palaeoecology&quot;,&quot;page&quot;:&quot;110306&quot;,&quot;source&quot;:&quot;ScienceDirect&quot;,&quot;title&quot;:&quot;Evolutionary trends of body size and hypsodonty in notoungulates and their probable drivers&quot;,&quot;volume&quot;:&quot;568&quot;,&quot;author&quot;:[{&quot;family&quot;:&quot;Solórzano&quot;,&quot;given&quot;:&quot;Andrés&quot;},{&quot;family&quot;:&quot;Núñez-Flores&quot;,&quot;given&quot;:&quot;Mónica&quot;}],&quot;issued&quot;:{&quot;date-parts&quot;:[[&quot;2021&quot;,4,15]]}}},{&quot;id&quot;:763,&quot;uris&quot;:[&quot;http://zotero.org/users/7245292/items/RRXJVP22&quot;],&quot;itemData&quot;:{&quot;id&quot;:763,&quot;type&quot;:&quot;article-journal&quot;,&quot;abstract&quot;:&quot;The evolution of high-crowned cheek teeth (hypsodonty) in herbivorous mammals during the late Cenozoic is classically regarded as an adaptive response to the near-global spread of grass-dominated habitats. Precocious hypsodonty in middle Eocene (∼38 million years (Myr) ago) faunas from Patagonia, South America, is therefore thought to signal Earth’s first grasslands, 20 million years earlier than elsewhere. Here, using a high-resolution, 43–18 million-year record of plant silica (phytoliths) from Patagonia, we show that although open-habitat grasses existed in southern South America since the middle Eocene (∼40 Myr ago), they were minor floral components in overall forested habitats between 40 and 18 Myr ago. Thus, distinctly different, continent-specific environmental conditions (arid grasslands versus ash-laden forests) triggered convergent cheek–tooth evolution in Cenozoic herbivores. Hypsodonty evolution is an important example where the present is an insufficient key to the past, and contextual information from fossils is vital for understanding processes of adaptation.&quot;,&quot;container-title&quot;:&quot;Nature Communications&quot;,&quot;DOI&quot;:&quot;10.1038/ncomms2508&quot;,&quot;ISSN&quot;:&quot;2041-1723&quot;,&quot;issue&quot;:&quot;1&quot;,&quot;journalAbbreviation&quot;:&quot;Nat Commun&quot;,&quot;language&quot;:&quot;en&quot;,&quot;license&quot;:&quot;2013 Springer Nature Limited&quot;,&quot;note&quot;:&quot;number: 1\npublisher: Nature Publishing Group&quot;,&quot;page&quot;:&quot;1478&quot;,&quot;source&quot;:&quot;www.nature.com&quot;,&quot;title&quot;:&quot;Decoupling the spread of grasslands from the evolution of grazer-type herbivores in South America&quot;,&quot;volume&quot;:&quot;4&quot;,&quot;author&quot;:[{&quot;family&quot;:&quot;Strömberg&quot;,&quot;given&quot;:&quot;Caroline A. E.&quot;},{&quot;family&quot;:&quot;Dunn&quot;,&quot;given&quot;:&quot;Regan E.&quot;},{&quot;family&quot;:&quot;Madden&quot;,&quot;given&quot;:&quot;Richard H.&quot;},{&quot;family&quot;:&quot;Kohn&quot;,&quot;given&quot;:&quot;Matthew J.&quot;},{&quot;family&quot;:&quot;Carlini&quot;,&quot;given&quot;:&quot;Alfredo A.&quot;}],&quot;issued&quot;:{&quot;date-parts&quot;:[[&quot;2013&quot;,2,12]]}}},{&quot;id&quot;:5727,&quot;uris&quot;:[&quot;http://zotero.org/users/7245292/items/WFL7UQVV&quot;],&quot;itemData&quot;:{&quot;id&quot;:5727,&quot;type&quot;:&quot;article-journal&quot;,&quot;abstract&quot;:&quot;The timing of major turnovers in terrestrial ecosystems of the Cenozoic Era has been largely interpreted from the analysis of the assumed feeding preference of extinct mammals. For example, the expansion of open-habitat ecosystems (grasslands or savannas) is inferred to have occurred earlier in Patagonia than elsewhere because of the early advent of high-crowned teeth (hypsodont) mammals ∼26 Ma ago. However, the plant fossil record from Patagonia implies another evolutionary scenario. Here we show that the dominance of key open-habitat species—amaranths, Ephedra, asters and grasses—occurred during the last 10 Ma, about 15 Ma later than previously inferred using feeding/habitat ecology of extinct mammals. This late rise of open-landscapes in southern South America brings into question whether the expansion of open-habitat vegetation could have been the prime factor of high-crowned mammal diversification.&quot;,&quot;container-title&quot;:&quot;Nature Communications&quot;,&quot;DOI&quot;:&quot;10.1038/ncomms2299&quot;,&quot;ISSN&quot;:&quot;2041-1723&quot;,&quot;issue&quot;:&quot;1&quot;,&quot;journalAbbreviation&quot;:&quot;Nat Commun&quot;,&quot;language&quot;:&quot;en&quot;,&quot;license&quot;:&quot;2012 Springer Nature Limited&quot;,&quot;note&quot;:&quot;publisher: Nature Publishing Group&quot;,&quot;page&quot;:&quot;1294&quot;,&quot;source&quot;:&quot;www.nature.com&quot;,&quot;title&quot;:&quot;Fossil pollen records reveal a late rise of open-habitat ecosystems in Patagonia&quot;,&quot;volume&quot;:&quot;3&quot;,&quot;author&quot;:[{&quot;family&quot;:&quot;Palazzesi&quot;,&quot;given&quot;:&quot;Luis&quot;},{&quot;family&quot;:&quot;Barreda&quot;,&quot;given&quot;:&quot;Viviana&quot;}],&quot;issued&quot;:{&quot;date-parts&quot;:[[&quot;2012&quot;,12,18]]}}}],&quot;schema&quot;:&quot;https://github.com/citation-style-language/schema/raw/master/csl-citation.json&quot;} RNDTSTNW7KzOT"/><text:span text:style-name="T273"> are both indicators of the relative abundance of grasslands, which has long been regarded as shaping herbivore diversity </text:span><text:reference-mark-start text:name="ZOTERO_ITEM CSL_CITATION {&quot;citationID&quot;:&quot;7pWhdojt&quot;,&quot;properties&quot;:{&quot;formattedCitation&quot;:&quot;(35)&quot;,&quot;plainCitation&quot;:&quot;(35)&quot;,&quot;noteIndex&quot;:0},&quot;citationItems&quot;:[{&quot;id&quot;:4074,&quot;uris&quot;:[&quot;http://zotero.org/users/7245292/items/VSHUKXNZ&quot;],&quot;itemData&quot;:{&quot;id&quot;:4074,&quot;type&quot;:&quot;article-journal&quot;,&quot;abstract&quot;:&quot;The appearance of fossilized silica bodies derived from the leaf epidermis of grasses and of mammalian fossils having high-crowned teeth was nearly simultaneous in lower to middle Eocene strata of Patagonia, where these fossils are associated with dry land sediments that indicate the presence of savannas containing shrubs and traversed by rivers that provided mesic habitats. In North America, the earliest clearly identified grass fossils are stipoid fruits of lower Miocene age, while the oldest mammals having high-crowned teeth are rhinoceroses of Miocene age. The abundant stipoid fruits known from the Miocene and Pliocene Epochs in the central United States indicate that the earliest Miocene species were quite different from modern counterparts, but that early Pliocene species have modern counterparts in the pampas of South America. During the Pleistocene, stipoid grasses ceased to be dominant elements of North American grasslands, being replaced by grasses belonging to the tribes Chlorideae and Andropogoneae. This change was associated with the appearance of a drier, more continental climate and with the appearance of bison and sheep on the North American plains. The evolutionary significance of these coordinated changes is discussed.&quot;,&quot;container-title&quot;:&quot;Annals of the Missouri Botanical Garden&quot;,&quot;DOI&quot;:&quot;10.2307/2398811&quot;,&quot;ISSN&quot;:&quot;0026-6493&quot;,&quot;issue&quot;:&quot;1&quot;,&quot;journalAbbreviation&quot;:&quot;Ann. Missouri Bot. Gard.&quot;,&quot;note&quot;:&quot;publisher: Missouri Botanical Garden Press&quot;,&quot;page&quot;:&quot;75-86&quot;,&quot;source&quot;:&quot;JSTOR&quot;,&quot;title&quot;:&quot;Coevolution of Grasses and Herbivores&quot;,&quot;volume&quot;:&quot;68&quot;,&quot;author&quot;:[{&quot;family&quot;:&quot;Stebbins&quot;,&quot;given&quot;:&quot;G. Ledyard&quot;}],&quot;issued&quot;:{&quot;date-parts&quot;:[[&quot;1981&quot;]]}}}],&quot;schema&quot;:&quot;https://github.com/citation-style-language/schema/raw/master/csl-citation.json&quot;} RNDn1KSJCeGo4"/><text:span text:style-name="T273">(35)</text:span><text:reference-mark-end text:name="ZOTERO_ITEM CSL_CITATION {&quot;citationID&quot;:&quot;7pWhdojt&quot;,&quot;properties&quot;:{&quot;formattedCitation&quot;:&quot;(35)&quot;,&quot;plainCitation&quot;:&quot;(35)&quot;,&quot;noteIndex&quot;:0},&quot;citationItems&quot;:[{&quot;id&quot;:4074,&quot;uris&quot;:[&quot;http://zotero.org/users/7245292/items/VSHUKXNZ&quot;],&quot;itemData&quot;:{&quot;id&quot;:4074,&quot;type&quot;:&quot;article-journal&quot;,&quot;abstract&quot;:&quot;The appearance of fossilized silica bodies derived from the leaf epidermis of grasses and of mammalian fossils having high-crowned teeth was nearly simultaneous in lower to middle Eocene strata of Patagonia, where these fossils are associated with dry land sediments that indicate the presence of savannas containing shrubs and traversed by rivers that provided mesic habitats. In North America, the earliest clearly identified grass fossils are stipoid fruits of lower Miocene age, while the oldest mammals having high-crowned teeth are rhinoceroses of Miocene age. The abundant stipoid fruits known from the Miocene and Pliocene Epochs in the central United States indicate that the earliest Miocene species were quite different from modern counterparts, but that early Pliocene species have modern counterparts in the pampas of South America. During the Pleistocene, stipoid grasses ceased to be dominant elements of North American grasslands, being replaced by grasses belonging to the tribes Chlorideae and Andropogoneae. This change was associated with the appearance of a drier, more continental climate and with the appearance of bison and sheep on the North American plains. The evolutionary significance of these coordinated changes is discussed.&quot;,&quot;container-title&quot;:&quot;Annals of the Missouri Botanical Garden&quot;,&quot;DOI&quot;:&quot;10.2307/2398811&quot;,&quot;ISSN&quot;:&quot;0026-6493&quot;,&quot;issue&quot;:&quot;1&quot;,&quot;journalAbbreviation&quot;:&quot;Ann. Missouri Bot. Gard.&quot;,&quot;note&quot;:&quot;publisher: Missouri Botanical Garden Press&quot;,&quot;page&quot;:&quot;75-86&quot;,&quot;source&quot;:&quot;JSTOR&quot;,&quot;title&quot;:&quot;Coevolution of Grasses and Herbivores&quot;,&quot;volume&quot;:&quot;68&quot;,&quot;author&quot;:[{&quot;family&quot;:&quot;Stebbins&quot;,&quot;given&quot;:&quot;G. Ledyard&quot;}],&quot;issued&quot;:{&quot;date-parts&quot;:[[&quot;1981&quot;]]}}}],&quot;schema&quot;:&quot;https://github.com/citation-style-language/schema/raw/master/csl-citation.json&quot;} RNDn1KSJCeGo4"/><text:span text:style-name="T273">. As highlighted by Weppe et al. </text:span><text:reference-mark-start text:name="ZOTERO_ITEM CSL_CITATION {&quot;citationID&quot;:&quot;wC7AjmHm&quot;,&quot;properties&quot;:{&quot;formattedCitation&quot;:&quot;(23)&quot;,&quot;plainCitation&quot;:&quot;(23)&quot;,&quot;noteIndex&quot;:0},&quot;citationItems&quot;:[{&quot;id&quot;:697,&quot;uris&quot;:[&quot;http://zotero.org/users/7245292/items/LMX3SE9S&quot;],&quot;itemData&quot;:{&quot;id&quot;:697,&quot;type&quot;:&quot;article-journal&quot;,&quot;abstract&quot;:&quot;Simultaneously investigating the effects of abiotic and biotic factors on diversity dynamics is essential to understand the evolutionary history of clades. The Grande Coupure corresponds to a major faunal turnover at the Eocene–Oligocene transition (EOT) (~34.1 to 33.55 Mya) and is defined in western Europe as an extinction of insular European mammals coupled with the arrival of crown clades from Asia. Here, we focused on the species-rich group of endemic European artiodactyls to determine the drivers of the Grande Coupure during the major environmental disruptions at the EOT. Using Bayesian birth–death models, we analyzed an original high-resolution fossil dataset (90 species, &gt;2,100 occurrences) from southwestern France (Quercy area) and estimated the regional diversification and diversity dynamics of endemic and immigrant artiodactyls. We show that the endemic artiodactyl radiation was mainly related to the Eocene tropical conditions, combined with biotic controls on speciation and clade-related diversity dependence. We further highlight that the major environmental changes at the transition (77% of species became extinct) and the concurrent increase in seasonality in Europe during the Oligocene were likely the main drivers of their decline. Surprisingly, our results do not support the widely-held hypothesis of active competition between endemic and immigrant artiodactyls but rather suggest a passive or opportunistic replacement by immigrants, which is further supported by morphological clustering of specific ecological traits across the Eocene-Oligocene transition. Our analyses provide insights into the evolutionary and ecological processes driving the diversification and decline of mammalian clades during a major biological and climatic crisis.&quot;,&quot;container-title&quot;:&quot;Proceedings of the National Academy of Sciences&quot;,&quot;DOI&quot;:&quot;10.1073/pnas.2309945120&quot;,&quot;issue&quot;:&quot;52&quot;,&quot;journalAbbreviation&quot;:&quot;Proc. Nat. Acad. Sc. U.S.A&quot;,&quot;note&quot;:&quot;publisher: Proceedings of the National Academy of Sciences&quot;,&quot;page&quot;:&quot;e2309945120&quot;,&quot;source&quot;:&quot;pnas.org (Atypon)&quot;,&quot;title&quot;:&quot;Drivers of the artiodactyl turnover in insular western Europe at the Eocene–Oligocene Transition&quot;,&quot;volume&quot;:&quot;120&quot;,&quot;author&quot;:[{&quot;family&quot;:&quot;Weppe&quot;,&quot;given&quot;:&quot;R.&quot;},{&quot;family&quot;:&quot;Condamine&quot;,&quot;given&quot;:&quot;F. L.&quot;},{&quot;family&quot;:&quot;Guinot&quot;,&quot;given&quot;:&quot;G.&quot;},{&quot;family&quot;:&quot;Maugoust&quot;,&quot;given&quot;:&quot;J.&quot;},{&quot;family&quot;:&quot;Orliac&quot;,&quot;given&quot;:&quot;M. J.&quot;}],&quot;issued&quot;:{&quot;date-parts&quot;:[[&quot;2023&quot;,12,26]]}}}],&quot;schema&quot;:&quot;https://github.com/citation-style-language/schema/raw/master/csl-citation.json&quot;} RNDH89q1BdJQO"/><text:span text:style-name="T273">(23)</text:span><text:reference-mark-end text:name="ZOTERO_ITEM CSL_CITATION {&quot;citationID&quot;:&quot;wC7AjmHm&quot;,&quot;properties&quot;:{&quot;formattedCitation&quot;:&quot;(23)&quot;,&quot;plainCitation&quot;:&quot;(23)&quot;,&quot;noteIndex&quot;:0},&quot;citationItems&quot;:[{&quot;id&quot;:697,&quot;uris&quot;:[&quot;http://zotero.org/users/7245292/items/LMX3SE9S&quot;],&quot;itemData&quot;:{&quot;id&quot;:697,&quot;type&quot;:&quot;article-journal&quot;,&quot;abstract&quot;:&quot;Simultaneously investigating the effects of abiotic and biotic factors on diversity dynamics is essential to understand the evolutionary history of clades. The Grande Coupure corresponds to a major faunal turnover at the Eocene–Oligocene transition (EOT) (~34.1 to 33.55 Mya) and is defined in western Europe as an extinction of insular European mammals coupled with the arrival of crown clades from Asia. Here, we focused on the species-rich group of endemic European artiodactyls to determine the drivers of the Grande Coupure during the major environmental disruptions at the EOT. Using Bayesian birth–death models, we analyzed an original high-resolution fossil dataset (90 species, &gt;2,100 occurrences) from southwestern France (Quercy area) and estimated the regional diversification and diversity dynamics of endemic and immigrant artiodactyls. We show that the endemic artiodactyl radiation was mainly related to the Eocene tropical conditions, combined with biotic controls on speciation and clade-related diversity dependence. We further highlight that the major environmental changes at the transition (77% of species became extinct) and the concurrent increase in seasonality in Europe during the Oligocene were likely the main drivers of their decline. Surprisingly, our results do not support the widely-held hypothesis of active competition between endemic and immigrant artiodactyls but rather suggest a passive or opportunistic replacement by immigrants, which is further supported by morphological clustering of specific ecological traits across the Eocene-Oligocene transition. Our analyses provide insights into the evolutionary and ecological processes driving the diversification and decline of mammalian clades during a major biological and climatic crisis.&quot;,&quot;container-title&quot;:&quot;Proceedings of the National Academy of Sciences&quot;,&quot;DOI&quot;:&quot;10.1073/pnas.2309945120&quot;,&quot;issue&quot;:&quot;52&quot;,&quot;journalAbbreviation&quot;:&quot;Proc. Nat. Acad. Sc. U.S.A&quot;,&quot;note&quot;:&quot;publisher: Proceedings of the National Academy of Sciences&quot;,&quot;page&quot;:&quot;e2309945120&quot;,&quot;source&quot;:&quot;pnas.org (Atypon)&quot;,&quot;title&quot;:&quot;Drivers of the artiodactyl turnover in insular western Europe at the Eocene–Oligocene Transition&quot;,&quot;volume&quot;:&quot;120&quot;,&quot;author&quot;:[{&quot;family&quot;:&quot;Weppe&quot;,&quot;given&quot;:&quot;R.&quot;},{&quot;family&quot;:&quot;Condamine&quot;,&quot;given&quot;:&quot;F. L.&quot;},{&quot;family&quot;:&quot;Guinot&quot;,&quot;given&quot;:&quot;G.&quot;},{&quot;family&quot;:&quot;Maugoust&quot;,&quot;given&quot;:&quot;J.&quot;},{&quot;family&quot;:&quot;Orliac&quot;,&quot;given&quot;:&quot;M. J.&quot;}],&quot;issued&quot;:{&quot;date-parts&quot;:[[&quot;2023&quot;,12,26]]}}}],&quot;schema&quot;:&quot;https://github.com/citation-style-language/schema/raw/master/csl-citation.json&quot;} RNDH89q1BdJQO"/><text:span text:style-name="T273">, it is important to consider regional-scale variables because environmental changes across the Eocene</text:span><text:span text:style-name="T277">−</text:span><text:span text:style-name="T273">Oligocene </text:span><text:span text:style-name="T274">interval </text:span><text:span text:style-name="T273">were shown to be regionally heterogeneous </text:span><text:reference-mark-start text:name="ZOTERO_ITEM CSL_CITATION {&quot;citationID&quot;:&quot;XeDePAWm&quot;,&quot;properties&quot;:{&quot;formattedCitation&quot;:&quot;(68, 86)&quot;,&quot;plainCitation&quot;:&quot;(68, 86)&quot;,&quot;noteIndex&quot;:0},&quot;citationItems&quot;:[{&quot;id&quot;:4302,&quot;uris&quot;:[&quot;http://zotero.org/users/7245292/items/H8VVRA22&quot;],&quot;itemData&quot;:{&quot;id&quot;:4302,&quot;type&quot;:&quot;article-journal&quot;,&quot;abstract&quot;:&quot;Rapid global cooling at the Eocene – Oligocene Transition (EOT), ~33.9–33.5 Ma, is widely considered to mark the onset of the modern icehouse world. A large and rapid drop in atmospheric pCO2 has been proposed as the driving force behind extinctions in the marine realm and glaciation on Antarctica. However, the global terrestrial response to this cooling is uncertain. Here we present the first global vegetation and terrestrial temperature reconstructions for the EOT. Using an extensive palynological dataset, that has been statistically grouped into palaeo-biomes, we show a more transitional nature of terrestrial climate change by indicating a spatial and temporal heterogeneity of vegetation change at the EOT in both hemispheres. The reconstructed terrestrial temperatures show for many regions a cooling that started well before the EOT and continued into the Early Oligocene. We conclude that the heterogeneous pattern of global vegetation change has been controlled by a combination of multiple forcings, such as tectonics, sea-level fall and long-term decline in greenhouse gas concentrations during the late Eocene to early Oligocene, and does not represent a single response to a rapid decline in atmospheric pCO2 at the EOT.&quot;,&quot;container-title&quot;:&quot;Scientific Reports&quot;,&quot;DOI&quot;:&quot;10.1038/srep43386&quot;,&quot;ISSN&quot;:&quot;2045-2322&quot;,&quot;issue&quot;:&quot;1&quot;,&quot;journalAbbreviation&quot;:&quot;Sci Rep&quot;,&quot;language&quot;:&quot;en&quot;,&quot;license&quot;:&quot;2017 The Author(s)&quot;,&quot;note&quot;:&quot;number: 1\npublisher: Nature Publishing Group&quot;,&quot;page&quot;:&quot;43386&quot;,&quot;source&quot;:&quot;www.nature.com&quot;,&quot;title&quot;:&quot;Heterogeneity in global vegetation and terrestrial climate change during the late Eocene to early Oligocene transition&quot;,&quot;volume&quot;:&quot;7&quot;,&quot;author&quot;:[{&quot;family&quot;:&quot;Pound&quot;,&quot;given&quot;:&quot;Matthew J.&quot;},{&quot;family&quot;:&quot;Salzmann&quot;,&quot;given&quot;:&quot;Ulrich&quot;}],&quot;issued&quot;:{&quot;date-parts&quot;:[[&quot;2017&quot;,2,24]]}}},{&quot;id&quot;:7144,&quot;uris&quot;:[&quot;http://zotero.org/users/7245292/items/NS5TTJZM&quot;],&quot;itemData&quot;:{&quot;id&quot;:7144,&quot;type&quot;:&quot;article-journal&quot;,&quot;abstract&quot;:&quot;At the junction of greenhouse and icehouse climate states, the Eocene–Oligocene Transition (EOT) is a key moment in Cenozoic climate history. While it is associated with severe extinctions and biodiversity turnovers on land, the role of terrestrial climate evolution remains poorly resolved, especially the associated changes in seasonality. Some paleobotanical and geochemical continental records in parts of the Northern Hemisphere suggest the EOT is associated with a marked cooling in winter, leading to the development of more pronounced seasons (i.e., an increase in the mean annual range of temperature, MATR). However, the MATR increase has been barely studied by climate models and large uncertainties remain on its origin, geographical extent and impact. In order to better understand and describe temperature seasonality changes between the middle Eocene and the early Oligocene, we use the Earth system model IPSL-CM5A2 and a set of simulations reconstructing the EOT through three major climate forcings: pCO2 decrease (1120, 840 and 560 ppm), the Antarctic ice-sheet (AIS) formation and the associated sea-level decrease. Our simulations suggest that pCO2 lowering alone is not sufficient to explain the seasonality evolution described by the data through the EOT but rather that the combined effects of pCO2, AIS formation and increased continentality provide the best data–model agreement. pCO2 decrease induces a zonal pattern with alternating increasing and decreasing seasonality bands particularly strong in the northern high latitudes (up to 8 ∘C MATR increase) due to sea-ice and surface albedo feedback. Conversely, the onset of the AIS is responsible for a more constant surface albedo yearly, which leads to a strong decrease in seasonality in the southern midlatitudes to high latitudes (&amp;gt;40∘ S). Finally, continental areas that emerged due to the sea-level lowering cause the largest increase in seasonality and explain most of the global heterogeneity in MATR changes (ΔMATR) patterns. The ΔMATR patterns we reconstruct are generally consistent with the variability of the EOT biotic crisis intensity across the Northern Hemisphere and provide insights on their underlying mechanisms.&quot;,&quot;container-title&quot;:&quot;Climate of the Past&quot;,&quot;DOI&quot;:&quot;10.5194/cp-18-341-2022&quot;,&quot;ISSN&quot;:&quot;1814-9324&quot;,&quot;issue&quot;:&quot;2&quot;,&quot;language&quot;:&quot;English&quot;,&quot;note&quot;:&quot;publisher: Copernicus GmbH&quot;,&quot;page&quot;:&quot;341-362&quot;,&quot;source&quot;:&quot;Copernicus Online Journals&quot;,&quot;title&quot;:&quot;Evolution of continental temperature seasonality from the Eocene greenhouse to the Oligocene icehouse –a model–data comparison&quot;,&quot;volume&quot;:&quot;18&quot;,&quot;author&quot;:[{&quot;family&quot;:&quot;Toumoulin&quot;,&quot;given&quot;:&quot;Agathe&quot;},{&quot;family&quot;:&quot;Tardif&quot;,&quot;given&quot;:&quot;Delphine&quot;},{&quot;family&quot;:&quot;Donnadieu&quot;,&quot;given&quot;:&quot;Yannick&quot;},{&quot;family&quot;:&quot;Licht&quot;,&quot;given&quot;:&quot;Alexis&quot;},{&quot;family&quot;:&quot;Ladant&quot;,&quot;given&quot;:&quot;Jean-Baptiste&quot;},{&quot;family&quot;:&quot;Kunzmann&quot;,&quot;given&quot;:&quot;Lutz&quot;},{&quot;family&quot;:&quot;Dupont-Nivet&quot;,&quot;given&quot;:&quot;Guillaume&quot;}],&quot;issued&quot;:{&quot;date-parts&quot;:[[&quot;2022&quot;,2,28]]}}}],&quot;schema&quot;:&quot;https://github.com/citation-style-language/schema/raw/master/csl-citation.json&quot;} RND1sJTDs3ukJ"/><text:span text:style-name="T273">(68, 86)</text:span><text:reference-mark-end text:name="ZOTERO_ITEM CSL_CITATION {&quot;citationID&quot;:&quot;XeDePAWm&quot;,&quot;properties&quot;:{&quot;formattedCitation&quot;:&quot;(68, 86)&quot;,&quot;plainCitation&quot;:&quot;(68, 86)&quot;,&quot;noteIndex&quot;:0},&quot;citationItems&quot;:[{&quot;id&quot;:4302,&quot;uris&quot;:[&quot;http://zotero.org/users/7245292/items/H8VVRA22&quot;],&quot;itemData&quot;:{&quot;id&quot;:4302,&quot;type&quot;:&quot;article-journal&quot;,&quot;abstract&quot;:&quot;Rapid global cooling at the Eocene – Oligocene Transition (EOT), ~33.9–33.5 Ma, is widely considered to mark the onset of the modern icehouse world. A large and rapid drop in atmospheric pCO2 has been proposed as the driving force behind extinctions in the marine realm and glaciation on Antarctica. However, the global terrestrial response to this cooling is uncertain. Here we present the first global vegetation and terrestrial temperature reconstructions for the EOT. Using an extensive palynological dataset, that has been statistically grouped into palaeo-biomes, we show a more transitional nature of terrestrial climate change by indicating a spatial and temporal heterogeneity of vegetation change at the EOT in both hemispheres. The reconstructed terrestrial temperatures show for many regions a cooling that started well before the EOT and continued into the Early Oligocene. We conclude that the heterogeneous pattern of global vegetation change has been controlled by a combination of multiple forcings, such as tectonics, sea-level fall and long-term decline in greenhouse gas concentrations during the late Eocene to early Oligocene, and does not represent a single response to a rapid decline in atmospheric pCO2 at the EOT.&quot;,&quot;container-title&quot;:&quot;Scientific Reports&quot;,&quot;DOI&quot;:&quot;10.1038/srep43386&quot;,&quot;ISSN&quot;:&quot;2045-2322&quot;,&quot;issue&quot;:&quot;1&quot;,&quot;journalAbbreviation&quot;:&quot;Sci Rep&quot;,&quot;language&quot;:&quot;en&quot;,&quot;license&quot;:&quot;2017 The Author(s)&quot;,&quot;note&quot;:&quot;number: 1\npublisher: Nature Publishing Group&quot;,&quot;page&quot;:&quot;43386&quot;,&quot;source&quot;:&quot;www.nature.com&quot;,&quot;title&quot;:&quot;Heterogeneity in global vegetation and terrestrial climate change during the late Eocene to early Oligocene transition&quot;,&quot;volume&quot;:&quot;7&quot;,&quot;author&quot;:[{&quot;family&quot;:&quot;Pound&quot;,&quot;given&quot;:&quot;Matthew J.&quot;},{&quot;family&quot;:&quot;Salzmann&quot;,&quot;given&quot;:&quot;Ulrich&quot;}],&quot;issued&quot;:{&quot;date-parts&quot;:[[&quot;2017&quot;,2,24]]}}},{&quot;id&quot;:7144,&quot;uris&quot;:[&quot;http://zotero.org/users/7245292/items/NS5TTJZM&quot;],&quot;itemData&quot;:{&quot;id&quot;:7144,&quot;type&quot;:&quot;article-journal&quot;,&quot;abstract&quot;:&quot;At the junction of greenhouse and icehouse climate states, the Eocene–Oligocene Transition (EOT) is a key moment in Cenozoic climate history. While it is associated with severe extinctions and biodiversity turnovers on land, the role of terrestrial climate evolution remains poorly resolved, especially the associated changes in seasonality. Some paleobotanical and geochemical continental records in parts of the Northern Hemisphere suggest the EOT is associated with a marked cooling in winter, leading to the development of more pronounced seasons (i.e., an increase in the mean annual range of temperature, MATR). However, the MATR increase has been barely studied by climate models and large uncertainties remain on its origin, geographical extent and impact. In order to better understand and describe temperature seasonality changes between the middle Eocene and the early Oligocene, we use the Earth system model IPSL-CM5A2 and a set of simulations reconstructing the EOT through three major climate forcings: pCO2 decrease (1120, 840 and 560 ppm), the Antarctic ice-sheet (AIS) formation and the associated sea-level decrease. Our simulations suggest that pCO2 lowering alone is not sufficient to explain the seasonality evolution described by the data through the EOT but rather that the combined effects of pCO2, AIS formation and increased continentality provide the best data–model agreement. pCO2 decrease induces a zonal pattern with alternating increasing and decreasing seasonality bands particularly strong in the northern high latitudes (up to 8 ∘C MATR increase) due to sea-ice and surface albedo feedback. Conversely, the onset of the AIS is responsible for a more constant surface albedo yearly, which leads to a strong decrease in seasonality in the southern midlatitudes to high latitudes (&amp;gt;40∘ S). Finally, continental areas that emerged due to the sea-level lowering cause the largest increase in seasonality and explain most of the global heterogeneity in MATR changes (ΔMATR) patterns. The ΔMATR patterns we reconstruct are generally consistent with the variability of the EOT biotic crisis intensity across the Northern Hemisphere and provide insights on their underlying mechanisms.&quot;,&quot;container-title&quot;:&quot;Climate of the Past&quot;,&quot;DOI&quot;:&quot;10.5194/cp-18-341-2022&quot;,&quot;ISSN&quot;:&quot;1814-9324&quot;,&quot;issue&quot;:&quot;2&quot;,&quot;language&quot;:&quot;English&quot;,&quot;note&quot;:&quot;publisher: Copernicus GmbH&quot;,&quot;page&quot;:&quot;341-362&quot;,&quot;source&quot;:&quot;Copernicus Online Journals&quot;,&quot;title&quot;:&quot;Evolution of continental temperature seasonality from the Eocene greenhouse to the Oligocene icehouse –a model–data comparison&quot;,&quot;volume&quot;:&quot;18&quot;,&quot;author&quot;:[{&quot;family&quot;:&quot;Toumoulin&quot;,&quot;given&quot;:&quot;Agathe&quot;},{&quot;family&quot;:&quot;Tardif&quot;,&quot;given&quot;:&quot;Delphine&quot;},{&quot;family&quot;:&quot;Donnadieu&quot;,&quot;given&quot;:&quot;Yannick&quot;},{&quot;family&quot;:&quot;Licht&quot;,&quot;given&quot;:&quot;Alexis&quot;},{&quot;family&quot;:&quot;Ladant&quot;,&quot;given&quot;:&quot;Jean-Baptiste&quot;},{&quot;family&quot;:&quot;Kunzmann&quot;,&quot;given&quot;:&quot;Lutz&quot;},{&quot;family&quot;:&quot;Dupont-Nivet&quot;,&quot;given&quot;:&quot;Guillaume&quot;}],&quot;issued&quot;:{&quot;date-parts&quot;:[[&quot;2022&quot;,2,28]]}}}],&quot;schema&quot;:&quot;https://github.com/citation-style-language/schema/raw/master/csl-citation.json&quot;} RND1sJTDs3ukJ"/><text:span text:style-name="T1">.</text:span></text:p>
      <text:p text:style-name="P51"/>
      <text:p text:style-name="P2"><text:span text:style-name="T258">Multivariate Birth-Death (MBD) model. </text:span><text:span text:style-name="T273">We carried out environment-dependent diversification analyses involving the aforementioned variables by running the MBD model included in PyRate </text:span><text:reference-mark-start text:name="ZOTERO_ITEM CSL_CITATION {&quot;citationID&quot;:&quot;2Rtv0Nfw&quot;,&quot;properties&quot;:{&quot;formattedCitation&quot;:&quot;(87)&quot;,&quot;plainCitation&quot;:&quot;(87)&quot;,&quot;noteIndex&quot;:0},&quot;citationItems&quot;:[{&quot;id&quot;:939,&quot;uris&quot;:[&quot;http://zotero.org/users/7245292/items/USM48CL7&quot;],&quot;itemData&quot;:{&quot;id&quot;:939,&quot;type&quot;:&quot;article-journal&quot;,&quot;abstract&quot;:&quot;Combining palaeontological and neontological data offers a unique opportunity to investigate the relative roles of biotic and abiotic controls of species diversification, and the importance of origination versus extinction in driving evolutionary dynamics. Ferns comprise a major terrestrial plant radiation with an extensive evolutionary history providing a wealth of modern and fossil data for modelling environmental drivers of diversification. Here we develop a novel Bayesian model to simultaneously estimate correlations between diversification dynamics and multiple environmental trajectories. We estimate the impact of different factors on fern diversification over the past 400 million years by analysing a comprehensive dataset of fossil occurrences and complement these findings by analysing a large molecular phylogeny. We show that origination and extinction rates are governed by fundamentally different processes: originations depend on within-group diversity but are largely unaffected by environmental changes, whereas extinctions are strongly affected by external factors such as climate and geology. Our results indicate that the prime driver of fern diversity dynamics is environmentally driven extinction, with origination being an opportunistic response to diminishing ecospace occupancy.&quot;,&quot;container-title&quot;:&quot;Scientific Reports&quot;,&quot;DOI&quot;:&quot;10.1038/s41598-017-05263-7&quot;,&quot;ISSN&quot;:&quot;2045-2322&quot;,&quot;issue&quot;:&quot;1&quot;,&quot;journalAbbreviation&quot;:&quot;Sci. Rep.&quot;,&quot;language&quot;:&quot;en&quot;,&quot;license&quot;:&quot;2017 The Author(s)&quot;,&quot;note&quot;:&quot;number: 1\npublisher: Nature Publishing Group&quot;,&quot;page&quot;:&quot;4831&quot;,&quot;source&quot;:&quot;www.nature.com&quot;,&quot;title&quot;:&quot;Environmentally driven extinction and opportunistic origination explain fern diversification patterns&quot;,&quot;volume&quot;:&quot;7&quot;,&quot;author&quot;:[{&quot;family&quot;:&quot;Lehtonen&quot;,&quot;given&quot;:&quot;Samuli&quot;},{&quot;family&quot;:&quot;Silvestro&quot;,&quot;given&quot;:&quot;Daniele&quot;},{&quot;family&quot;:&quot;Karger&quot;,&quot;given&quot;:&quot;Dirk Nikolaus&quot;},{&quot;family&quot;:&quot;Scotese&quot;,&quot;given&quot;:&quot;Christopher&quot;},{&quot;family&quot;:&quot;Tuomisto&quot;,&quot;given&quot;:&quot;Hanna&quot;},{&quot;family&quot;:&quot;Kessler&quot;,&quot;given&quot;:&quot;Michael&quot;},{&quot;family&quot;:&quot;Peña&quot;,&quot;given&quot;:&quot;Carlos&quot;},{&quot;family&quot;:&quot;Wahlberg&quot;,&quot;given&quot;:&quot;Niklas&quot;},{&quot;family&quot;:&quot;Antonelli&quot;,&quot;given&quot;:&quot;Alexandre&quot;}],&quot;issued&quot;:{&quot;date-parts&quot;:[[&quot;2017&quot;,7,6]]}}}],&quot;schema&quot;:&quot;https://github.com/citation-style-language/schema/raw/master/csl-citation.json&quot;} RNDtWrXHkuPce"/><text:span text:style-name="T273">(87)</text:span><text:reference-mark-end text:name="ZOTERO_ITEM CSL_CITATION {&quot;citationID&quot;:&quot;2Rtv0Nfw&quot;,&quot;properties&quot;:{&quot;formattedCitation&quot;:&quot;(87)&quot;,&quot;plainCitation&quot;:&quot;(87)&quot;,&quot;noteIndex&quot;:0},&quot;citationItems&quot;:[{&quot;id&quot;:939,&quot;uris&quot;:[&quot;http://zotero.org/users/7245292/items/USM48CL7&quot;],&quot;itemData&quot;:{&quot;id&quot;:939,&quot;type&quot;:&quot;article-journal&quot;,&quot;abstract&quot;:&quot;Combining palaeontological and neontological data offers a unique opportunity to investigate the relative roles of biotic and abiotic controls of species diversification, and the importance of origination versus extinction in driving evolutionary dynamics. Ferns comprise a major terrestrial plant radiation with an extensive evolutionary history providing a wealth of modern and fossil data for modelling environmental drivers of diversification. Here we develop a novel Bayesian model to simultaneously estimate correlations between diversification dynamics and multiple environmental trajectories. We estimate the impact of different factors on fern diversification over the past 400 million years by analysing a comprehensive dataset of fossil occurrences and complement these findings by analysing a large molecular phylogeny. We show that origination and extinction rates are governed by fundamentally different processes: originations depend on within-group diversity but are largely unaffected by environmental changes, whereas extinctions are strongly affected by external factors such as climate and geology. Our results indicate that the prime driver of fern diversity dynamics is environmentally driven extinction, with origination being an opportunistic response to diminishing ecospace occupancy.&quot;,&quot;container-title&quot;:&quot;Scientific Reports&quot;,&quot;DOI&quot;:&quot;10.1038/s41598-017-05263-7&quot;,&quot;ISSN&quot;:&quot;2045-2322&quot;,&quot;issue&quot;:&quot;1&quot;,&quot;journalAbbreviation&quot;:&quot;Sci. Rep.&quot;,&quot;language&quot;:&quot;en&quot;,&quot;license&quot;:&quot;2017 The Author(s)&quot;,&quot;note&quot;:&quot;number: 1\npublisher: Nature Publishing Group&quot;,&quot;page&quot;:&quot;4831&quot;,&quot;source&quot;:&quot;www.nature.com&quot;,&quot;title&quot;:&quot;Environmentally driven extinction and opportunistic origination explain fern diversification patterns&quot;,&quot;volume&quot;:&quot;7&quot;,&quot;author&quot;:[{&quot;family&quot;:&quot;Lehtonen&quot;,&quot;given&quot;:&quot;Samuli&quot;},{&quot;family&quot;:&quot;Silvestro&quot;,&quot;given&quot;:&quot;Daniele&quot;},{&quot;family&quot;:&quot;Karger&quot;,&quot;given&quot;:&quot;Dirk Nikolaus&quot;},{&quot;family&quot;:&quot;Scotese&quot;,&quot;given&quot;:&quot;Christopher&quot;},{&quot;family&quot;:&quot;Tuomisto&quot;,&quot;given&quot;:&quot;Hanna&quot;},{&quot;family&quot;:&quot;Kessler&quot;,&quot;given&quot;:&quot;Michael&quot;},{&quot;family&quot;:&quot;Peña&quot;,&quot;given&quot;:&quot;Carlos&quot;},{&quot;family&quot;:&quot;Wahlberg&quot;,&quot;given&quot;:&quot;Niklas&quot;},{&quot;family&quot;:&quot;Antonelli&quot;,&quot;given&quot;:&quot;Alexandre&quot;}],&quot;issued&quot;:{&quot;date-parts&quot;:[[&quot;2017&quot;,7,6]]}}}],&quot;schema&quot;:&quot;https://github.com/citation-style-language/schema/raw/master/csl-citation.json&quot;} RNDtWrXHkuPce"/><text:span text:style-name="T273">. </text:span><text:span text:style-name="T261">This model carries out two independent correlations involving a set of environmental covariates and diversification rates (</text:span><text:span text:style-name="T265">λ </text:span><text:span text:style-name="T261">and</text:span><text:span text:style-name="T265"> μ) </text:span><text:span text:style-name="T261">newly-estimated from empirical </text:span><text:span text:style-name="T265">T</text:span><text:span text:style-name="T135">s</text:span><text:span text:style-name="T265"> </text:span><text:span text:style-name="T261">and</text:span><text:span text:style-name="T265"> T</text:span><text:span text:style-name="T135">e</text:span><text:span text:style-name="T261">. Each variable is assigned to two correlation coefficients, one for the correlation with </text:span><text:span text:style-name="T265">λ</text:span><text:span text:style-name="T261"> (</text:span><text:span text:style-name="T266">G</text:span><text:span text:style-name="T136">i,λ</text:span><text:span text:style-name="T261">, where </text:span><text:span text:style-name="T265">i</text:span><text:span text:style-name="T261"> is the index of the variable in the set of covariates) and the other for the correlation with </text:span><text:span text:style-name="T265">μ</text:span><text:span text:style-name="T261"> (</text:span><text:span text:style-name="T266">G</text:span><text:span text:style-name="T136">i,μ</text:span><text:span text:style-name="T261">). An MCMC algorithm jointly estimates baseline origination and extinction rates and all the </text:span><text:span text:style-name="T266">G</text:span><text:span text:style-name="T136">λ</text:span><text:span text:style-name="T261"> and </text:span><text:span text:style-name="T266">G</text:span><text:span text:style-name="T136">µ</text:span><text:span text:style-name="T261">, while controlling for over-parameterization. Each </text:span><text:span text:style-name="T266">G</text:span><text:span text:style-name="T136">λ</text:span><text:span text:style-name="T137"> </text:span><text:span text:style-name="T261">and </text:span><text:span text:style-name="T266">G</text:span><text:span text:style-name="T136">µ</text:span><text:span text:style-name="T261"> is assigned a shrinkage weight (</text:span><text:span text:style-name="T266">w</text:span><text:span text:style-name="T261">(</text:span><text:span text:style-name="T266">G</text:span><text:span text:style-name="T136">λ</text:span><text:span text:style-name="T261">) or </text:span><text:span text:style-name="T266">w</text:span><text:span text:style-name="T261">(</text:span><text:span text:style-name="T266">G</text:span><text:span text:style-name="T136">µ</text:span><text:span text:style-name="T261">)), ranging between 0 and 1, testing the significance of the correlation. A correlation of coefficient </text:span><text:span text:style-name="T266">G</text:span><text:span text:style-name="T136">λ,i</text:span><text:span text:style-name="T137"> </text:span><text:span text:style-name="T261">is considered significant if </text:span><text:span text:style-name="T266">w</text:span><text:span text:style-name="T261">(</text:span><text:span text:style-name="T266">G</text:span><text:span text:style-name="T136">λ,i</text:span><text:span text:style-name="T261">) &gt; 0.5 and if a sufficiently high proportion of its posterior density does not overlap with 0.</text:span><text:span text:style-name="T273"> </text:span><text:span text:style-name="T261">Each set of MBD analyses was run across 10 million iterations, sampling every 10,000. We carried out exponential correlations. Parameter convergence (i.e., ESS &gt; 200) was assessed using the </text:span><text:span text:style-name="T265">pymc </text:span><text:span text:style-name="T261">5.9.2</text:span><text:span text:style-name="T265"> </text:span><text:span text:style-name="T261">Python library </text:span><text:reference-mark-start text:name="ZOTERO_ITEM CSL_CITATION {&quot;citationID&quot;:&quot;Gww827bc&quot;,&quot;properties&quot;:{&quot;formattedCitation&quot;:&quot;(83)&quot;,&quot;plainCitation&quot;:&quot;(83)&quot;,&quot;noteIndex&quot;:0},&quot;citationItems&quot;:[{&quot;id&quot;:902,&quot;uris&quot;:[&quot;http://zotero.org/users/7245292/items/64U54CV6&quot;],&quot;itemData&quot;:{&quot;id&quot;:902,&quot;type&quot;:&quot;article-journal&quot;,&quot;DOI&quot;:&quot;10.5281/zenodo.4603970&quot;,&quot;language&quot;:&quot;en&quot;,&quot;source&quot;:&quot;zenodo.org&quot;,&quot;title&quot;:&quot;pymc-devs/pymc: v5.9.2&quot;,&quot;title-short&quot;:&quot;pymc-devs/pymc&quot;,&quot;URL&quot;:&quot;https://zenodo.org/doi/10.5281/zenodo.4603970&quot;,&quot;author&quot;:[{&quot;family&quot;:&quot;Wiecki&quot;,&quot;given&quot;:&quot;Thomas&quot;},{&quot;family&quot;:&quot;Salvatier&quot;,&quot;given&quot;:&quot;John&quot;},{&quot;family&quot;:&quot;Vieira&quot;,&quot;given&quot;:&quot;Ricardo&quot;},{&quot;family&quot;:&quot;Kochurov&quot;,&quot;given&quot;:&quot;Maxim&quot;},{&quot;family&quot;:&quot;Osthege&quot;,&quot;given&quot;:&quot;Michael&quot;},{&quot;family&quot;:&quot;Willard&quot;,&quot;given&quot;:&quot;Brandon T.&quot;}],&quot;accessed&quot;:{&quot;date-parts&quot;:[[&quot;2023&quot;,11,15]]},&quot;issued&quot;:{&quot;date-parts&quot;:[[&quot;2023&quot;]]}}}],&quot;schema&quot;:&quot;https://github.com/citation-style-language/schema/raw/master/csl-citation.json&quot;} RNDpc5bvU4fKN"/><text:span text:style-name="T261">(83)</text:span><text:reference-mark-end text:name="ZOTERO_ITEM CSL_CITATION {&quot;citationID&quot;:&quot;Gww827bc&quot;,&quot;properties&quot;:{&quot;formattedCitation&quot;:&quot;(83)&quot;,&quot;plainCitation&quot;:&quot;(83)&quot;,&quot;noteIndex&quot;:0},&quot;citationItems&quot;:[{&quot;id&quot;:902,&quot;uris&quot;:[&quot;http://zotero.org/users/7245292/items/64U54CV6&quot;],&quot;itemData&quot;:{&quot;id&quot;:902,&quot;type&quot;:&quot;article-journal&quot;,&quot;DOI&quot;:&quot;10.5281/zenodo.4603970&quot;,&quot;language&quot;:&quot;en&quot;,&quot;source&quot;:&quot;zenodo.org&quot;,&quot;title&quot;:&quot;pymc-devs/pymc: v5.9.2&quot;,&quot;title-short&quot;:&quot;pymc-devs/pymc&quot;,&quot;URL&quot;:&quot;https://zenodo.org/doi/10.5281/zenodo.4603970&quot;,&quot;author&quot;:[{&quot;family&quot;:&quot;Wiecki&quot;,&quot;given&quot;:&quot;Thomas&quot;},{&quot;family&quot;:&quot;Salvatier&quot;,&quot;given&quot;:&quot;John&quot;},{&quot;family&quot;:&quot;Vieira&quot;,&quot;given&quot;:&quot;Ricardo&quot;},{&quot;family&quot;:&quot;Kochurov&quot;,&quot;given&quot;:&quot;Maxim&quot;},{&quot;family&quot;:&quot;Osthege&quot;,&quot;given&quot;:&quot;Michael&quot;},{&quot;family&quot;:&quot;Willard&quot;,&quot;given&quot;:&quot;Brandon T.&quot;}],&quot;accessed&quot;:{&quot;date-parts&quot;:[[&quot;2023&quot;,11,15]]},&quot;issued&quot;:{&quot;date-parts&quot;:[[&quot;2023&quot;]]}}}],&quot;schema&quot;:&quot;https://github.com/citation-style-language/schema/raw/master/csl-citation.json&quot;} RNDpc5bvU4fKN"/><text:span text:style-name="T1">.</text:span></text:p>
      <text:p text:style-name="P24">Data, Materials, and Software Availability</text:p>
      <text:p text:style-name="P1"><text:span text:style-name="T36">All the occurrence data used in this study are available on a Figshare repository (</text:span><text:a xlink:type="simple" xlink:href="https://doi.org/10.6084/m9.figshare.26495989" text:style-name="Internet_20_link" text:visited-style-name="Visited_20_Internet_20_Link"><text:span text:style-name="T101">https://doi.org/</text:span></text:a><text:a xlink:type="simple" xlink:href="https://doi.org/10.6084/m9.figshare.26495989" text:style-name="Internet_20_link" text:visited-style-name="Visited_20_Internet_20_Link"><text:span text:style-name="T36">10.6084/m9.figshare.26495989</text:span></text:a><text:span text:style-name="T36">) and all the data analysis and visualization codes have been deposited in GitHub (</text:span><text:a xlink:type="simple" xlink:href="https://github.com/Buffan3369/Neotropical_mammals.git" text:style-name="Standard" text:visited-style-name="Standard"><text:span text:style-name="T130">https://github.com/Buffan3369/Neotropical_mammals.git</text:span></text:a><text:span text:style-name="T36"> and </text:span><text:a xlink:type="simple" xlink:href="https://github.com/Alexis-Marion/CorsaiR.git" text:style-name="Internet_20_link" text:visited-style-name="Visited_20_Internet_20_Link"><text:span text:style-name="T130">https://github.com/Alexis-Marion/CorsaiR.git</text:span></text:a><text:span text:style-name="T36">).</text:span></text:p>
      <text:p text:style-name="P18"><text:soft-page-break/></text:p>
      <text:p text:style-name="P18"/>
      <text:p text:style-name="P24">Acknowledgments</text:p>
      <text:p text:style-name="P45"><text:span text:style-name="T5">We are grateful to all the people who collected and entered the data we used in The Paleobiology Database. Moreover, we thank Chris Scotese (</text:span><text:span text:style-name="T6">Northwestern Univ.,</text:span><text:span text:style-name="T5"> </text:span><text:span text:style-name="T6">Evanston, USA</text:span><text:span text:style-name="T5">), Ignacio Quintero (</text:span><text:span text:style-name="T6">IBENS</text:span><text:span text:style-name="T5">, </text:span><text:span text:style-name="T6">France</text:span><text:span text:style-name="T5">) </text:span><text:span text:style-name="T18">and Miranta Kouvari</text:span><text:span text:style-name="T5"> for their data </text:span><text:span text:style-name="T8">sharing; </text:span><text:span text:style-name="T17">Gilles Escarguel (LEHNA, Lyon, France), Myriam Boivin (CONICET, San Salvador de Jujuy, Argentine) and Ana Rodrigues (CEFE, Montpellier, France) for their useful feedbacks on the present study</text:span><text:span text:style-name="T5">. Also, we thank Alexis F.P. Marion (ISEM, France) for coding collaborations </text:span><text:span text:style-name="T12">and thoughtful remarks</text:span><text:span text:style-name="T5">; and </text:span><text:span text:style-name="T12">all </text:span><text:span text:style-name="T5">members of the </text:span><text:span text:style-name="T22">Phylogénie et Évolution Moléculaire </text:span><text:span text:style-name="T5">and </text:span><text:span text:style-name="T22">Paléontologie </text:span><text:span text:style-name="T5">teams at ISEM for their useful inputs and feedback on the present work. </text:span><text:span text:style-name="T1">This research was supported by the French </text:span><text:span text:style-name="T25">Agence Nationale de la Recherche</text:span><text:span text:style-name="T1"> (ANR) in the framework of the LabEx CEBA (ANR-10-LABX-25-01; strategic project EMERGENCE). </text:span><text:span text:style-name="T5">L.B was funded by a grant offered by the </text:span><text:span text:style-name="T22">École Normale Supérieure de Lyon</text:span><text:span text:style-name="T5">. This is Paleobiology Database publication no. </text:span><text:span text:style-name="T3">XXX </text:span><text:span text:style-name="T26">and ISEM-Sud article no</text:span><text:span text:style-name="T5">. </text:span><text:span text:style-name="T4">202X-XXX</text:span><text:span text:style-name="T7">.</text:span></text:p>
      <text:p text:style-name="P26">References</text:p>
      <text:p text:style-name="P55">1. <text:tab/>M. R. Willig, D. M. Kaufman, R. D. Stevens, Latitudinal Gradients of Biodiversity: Pattern, Process, Scale, and Synthesis. <text:span text:style-name="T152">Annu. Rev. Ecol. Evol. Syst.</text:span> <text:span text:style-name="T143">34</text:span>, 273–309 (2003).</text:p>
      <text:p text:style-name="P55">2. <text:tab/>C. R. Scotese, An Atlas of Phanerozoic Paleogeographic Maps: The Seas Come In and the Seas Go Out. <text:span text:style-name="T152">Annu. Rev. Earth Planet. Sci.</text:span> <text:span text:style-name="T143">49</text:span>, 679–728 (2021).</text:p>
      <text:p text:style-name="P55">3. <text:tab/>F. J. Goin, M. O. Woodburne, A. N. Zimicz, G. M. Martin, L. Chornogubsky, <text:span text:style-name="T152">A brief history of South American Metatherians: evolutionary contexts and intercontinental dispersals</text:span>, Springer Dordrecht (2016).</text:p>
      <text:p text:style-name="P55">4. <text:tab/>M. Boivin, L. Marivaux, P.-O. Antoine, L’apport du registre paléogène d’Amazonie sur la diversification initiale des Caviomorpha (Hystricognathi, Rodentia): implications phylogénétiques, macroévolutives et paléobiogéographiques. <text:span text:style-name="T152">Geodiversitas</text:span> <text:span text:style-name="T143">41</text:span>, 143–245 (2019).</text:p>
      <text:p text:style-name="P55">5. <text:tab/>D. A. Croft, J. N. Gelfo, G. M. López, Splendid Innovation: The Extinct South American Native Ungulates. <text:span text:style-name="T152">Annu. Rev. Earth Planet. Sci.</text:span> <text:span text:style-name="T143">48</text:span>, 259–290 (2020).</text:p>
      <text:p text:style-name="P55">6. <text:tab/>R. M. D. Beck, D. de Vries, M. C. Janiak, I. B. Goodhead, J. P. Boubli, Total evidence phylogeny of platyrrhine primates and a comparison of undated and tip-dating approaches. <text:span text:style-name="T152">J. Hum. Evol.</text:span> <text:span text:style-name="T143">174</text:span>, 103293 (2023).</text:p>
      <text:p text:style-name="P55">7. <text:tab/>J. V. Tejada, <text:span text:style-name="T152">et al.</text:span>, Bayesian Total-Evidence Dating Revisits Sloth Phylogeny and Biogeography: A Cautionary Tale on Morphological Clock Analyses. <text:span text:style-name="T152">Syst. Biol.</text:span> <text:span text:style-name="T143">73</text:span>, 125–139 (2024).</text:p>
      <text:p text:style-name="P55">8. <text:tab/>G. G. Simpson, <text:span text:style-name="T152">Splendid isolation : the Curious History of South American Mammals</text:span>, Yale University Press, New Haven (1980).</text:p>
      <text:p text:style-name="P55">9. <text:tab/>D. A. Croft, J. J. Flynn, A. R. Wyss, The Tinguiririca Fauna of Chile and the early stages of “modernization” of South American mammal faunas. <text:span text:style-name="T152">Arq. Mus. Nac. Rio Jan.</text:span> <text:span text:style-name="T143">66</text:span>, 191–211 (2008).</text:p>
      <text:p text:style-name="P55">10. <text:tab/>P.-O. Antoine, <text:span text:style-name="T152">et al.</text:span>, Middle Eocene rodents from Peruvian Amazonia reveal the pattern and timing of caviomorph origins and biogeography. <text:span text:style-name="T152">Proc. R. Soc. B Biol. Sci.</text:span> <text:span text:style-name="T143">279</text:span>, 1319–1326 (2011).</text:p>
      <text:p text:style-name="P55">11. <text:tab/>M. Bond, <text:span text:style-name="T152">et al.</text:span>, Eocene primates of South America and the African origins of New World monkeys. <text:span text:style-name="T152">Nature</text:span> <text:span text:style-name="T143">520</text:span>, 538–541 (2015).</text:p>
      <text:p text:style-name="P55">12. <text:tab/>L. Marivaux, <text:span text:style-name="T152">et al.</text:span>, An eosimiid primate of South Asian affinities in the Paleogene of Western Amazonia and the origin of New World monkeys. <text:span text:style-name="T152">Proc. Natl. Acad. Sci. </text:span><text:span text:style-name="T153">U.S.A.</text:span> <text:span text:style-name="T143">120</text:span>, e2301338120 (2023).</text:p>
      <text:p text:style-name="P55">13. <text:tab/>C. Montes, <text:span text:style-name="T152">et al.</text:span>, Middle Miocene closure of the Central American Seaway. <text:span text:style-name="T152">Science</text:span> <text:span text:style-name="T143">348</text:span>, 226–229 (2015).</text:p>
      <text:p text:style-name="P55">14. <text:tab/>L. G. Marshall, Land Mammals and the Great American Interchange. <text:span text:style-name="T152">Am. Sci.</text:span> <text:span text:style-name="T143">76</text:span>, 380–388 (1988).</text:p>
      <text:p text:style-name="P55">15. <text:tab/>H. K. Coxall, P. N. Pearson, “The Eocene–Oligocene Transition” in <text:span text:style-name="T152">Deep-Time Perspectives on Climate Change: Marrying the Signal from Computer Models and Biological Proxies</text:span>, M. Williams, A. M. Haywood, F. J. Gregory, D. N. Schmidt, Eds. (Geological Society of London, 2007), pp. 351–387.</text:p>
      <text:p text:style-name="P55">16. <text:tab/>T. Westerhold, <text:span text:style-name="T152">et al.</text:span>, An astronomically dated record of Earth’s climate and its predictability over the last 66 million years. <text:span text:style-name="T152">Science</text:span> <text:span text:style-name="T143">369</text:span>, 1383–1387 (2020).</text:p>
      <text:p text:style-name="P55">17. <text:tab/>K. G. Miller, <text:span text:style-name="T152">et al.</text:span>, Cenozoic sea-level and cryospheric evolution from deep-sea geochemical and continental margin records. <text:span text:style-name="T152">Sci. Adv.</text:span> <text:span text:style-name="T143">6</text:span>, eaaz1346 (2020).</text:p>
      <text:p text:style-name="P55"><text:soft-page-break/>18. <text:tab/>Z. Liu, <text:span text:style-name="T152">et al.</text:span>, Global Cooling During the Eocene−Oligocene Climate Transition. <text:span text:style-name="T152">Science</text:span> <text:span text:style-name="T143">323</text:span>, 1187–1190 (2009).</text:p>
      <text:p text:style-name="P55">19. <text:tab/>A. Toumoulin, <text:span text:style-name="T152">et al.</text:span>, Quantifying the Effect of the Drake Passage Opening on the Eocene Ocean. <text:span text:style-name="T152">Paleoceanogr. Paleoclimatology</text:span> <text:span text:style-name="T143">35</text:span>, e2020PA003889 (2020).</text:p>
      <text:p text:style-name="P55">20. <text:tab/>H. G. Stehlin, Remarques sur les faunules de mammifères des couches éocènes et oligocènes du Bassin de Paris. <text:span text:style-name="T152">Bull. Soc. Géol. Fr.</text:span> 488–520 (1909).</text:p>
      <text:p text:style-name="P55">21. <text:tab/>S. Legendre, <text:span text:style-name="T152">et al.</text:span>, Évolution de la diversité des faunes de Mammifères d’Europe occidentale au Paléogène (MP 11 à MP 30). <text:span text:style-name="T152">Bull. Soc. Géol. Fr.</text:span> <text:span text:style-name="T143">162</text:span>, 867–874 (1991).</text:p>
      <text:p text:style-name="P55">22. <text:tab/>G. Escarguel, S. Legendre, B. Sigé, Unearthing deep-time biodiversity changes: The Palaeogene mammalian metacommunity of the Quercy and Limagne area (Massif Central, France). <text:span text:style-name="T152">C. R. G..</text:span> <text:span text:style-name="T143">340</text:span>, 602–614 (2008).</text:p>
      <text:p text:style-name="P56">23. <text:tab/>R. Weppe, F. L. Condamine, G. Guinot, J. Maugoust, M. J. Orliac, Drivers of the artiodactyl turnover in insular western Europe at the Eocene–Oligocene Transition. <text:span text:style-name="T152">Proc. Natl. Acad. Sci. </text:span><text:span text:style-name="T153">U.S.A.</text:span> <text:span text:style-name="T143">120</text:span>, e2309945120 (2023).</text:p>
      <text:p text:style-name="P55">24. <text:tab/>J. Meng, M. C. McKenna, Faunal turnovers of Palaeogene mammals from the Mongolian Plateau. <text:span text:style-name="T152">Nature</text:span> <text:span text:style-name="T143">394</text:span>, 364–367 (1998).</text:p>
      <text:p text:style-name="P55">25. <text:tab/>B. P. Kraatz, J. H. Geisler, Eocene–Oligocene transition in Central Asia and its effects on mammalian evolution. <text:span text:style-name="T152">Geology</text:span> <text:span text:style-name="T143">38</text:span>, 111–114 (2010).</text:p>
      <text:p text:style-name="P55">26. <text:tab/>J. Sun, <text:span text:style-name="T152">et al.</text:span>, Synchronous turnover of flora, fauna and climate at the Eocene–Oligocene Boundary in Asia. <text:span text:style-name="T152">Sci. Rep.</text:span> <text:span text:style-name="T143">4</text:span>, 7463 (2014).</text:p>
      <text:p text:style-name="P56">27. <text:tab/>B. Figueirido, C. M. Janis, J. A. Pérez-Claros, M. De Renzi, P. Palmqvist, Cenozoic climate change influences mammalian evolutionary dynamics. <text:span text:style-name="T152">Proc. Natl. Acad. Sci. </text:span><text:span text:style-name="T153">U.S.A.</text:span> <text:span text:style-name="T143">109</text:span>, 722–727 (2012).</text:p>
      <text:p text:style-name="P55">28. <text:tab/>R. K. Stucky, “24. Mammalian Faunas in North America of Bridgerian to Early Arikareean ‘Ages’ (Eocene and Oligocene)” in <text:span text:style-name="T152">Eocene−Oligocene Climatic and Biotic Evolution</text:span>, (Princeton University Press, 2014), pp. 464–493.</text:p>
      <text:p text:style-name="P55">29. <text:tab/>D. de Vries, S. Heritage, M. R. Borths, H. M. Sallam, E. R. Seiffert, Widespread loss of mammalian lineage and dietary diversity in the early Oligocene of Afro-Arabia. <text:span text:style-name="T152">Commun. Biol.</text:span> <text:span text:style-name="T143">4</text:span>, 11–72 (2021).</text:p>
      <text:p text:style-name="P55">30. <text:tab/>L. R. Godfrey, <text:span text:style-name="T152">et al.</text:span>, Mid-Cenozoic climate change, extinction, and faunal turnover in Madagascar, and their bearing on the evolution of lemurs. <text:span text:style-name="T152">BMC Evol. Biol.</text:span> <text:span text:style-name="T143">20</text:span>, 97 (2020).</text:p>
      <text:p text:style-name="P55">31. <text:tab/>J. F. Hoyal Cuthill, N. Guttenberg, G. E. Budd, Impacts of speciation and extinction measured by an evolutionary decay clock. <text:span text:style-name="T152">Nature</text:span> <text:span text:style-name="T143">588</text:span>, 636–641 (2020).</text:p>
      <text:p text:style-name="P55">32. <text:tab/>M. A. Abello, N. Toledo, E. Ortiz-Jaureguizar, Evolution of South American Paucituberculata (Metatheria: Marsupialia): adaptive radiation and climate changes at the Eocene−Oligocene boundary. <text:span text:style-name="T152">Hist. Biol.</text:span> <text:span text:style-name="T143">32</text:span>, 476–493 (2020).</text:p>
      <text:p text:style-name="P55">33. <text:tab/>F. J. Goin, M. A. Abello, L. Chornogubsky, Middle Tertiary marsupials from central Patagonia (early Oligocene of Gran Barranca): understanding South America’s Grande Coupure. <text:span text:style-name="T152">Paleontol. Gran Barranca Camb. Univ Press N. Y. 448</text:span> 71–107 (2010).</text:p>
      <text:p text:style-name="P55">34. <text:tab/>P.-O. Antoine, <text:span text:style-name="T152">et al.</text:span>, Biotic community and landscape changes around the Eocene–Oligocene transition at Shapaja, Peruvian Amazonia: Regional or global drivers? <text:span text:style-name="T152">Glob. Planet. Change</text:span> <text:span text:style-name="T143">202</text:span>, 103512 (2021).</text:p>
      <text:p text:style-name="P55"><text:soft-page-break/>35. <text:tab/>A. Solórzano, M. Núñez-Flores, Evolutionary trends of body size and hypsodonty in notoungulates and their probable drivers. <text:span text:style-name="T152">Palaeogeogr. Palaeoclimatol. Palaeoecol.</text:span> <text:span text:style-name="T143">568</text:span>, 110306 (2021).</text:p>
      <text:p text:style-name="P55">36. <text:tab/>G. L. Stebbins, Coevolution of Grasses and Herbivores. <text:span text:style-name="T152">Ann. Mo. Bot. Gard.</text:span> <text:span text:style-name="T143">68</text:span>, 75–86 (1981).</text:p>
      <text:p text:style-name="P55">37. <text:tab/>M. A. Reguero, A. M. Candela, G. H. Cassini, “Hypsodonty and body size in rodent-like notoungulates” in <text:span text:style-name="T152">The Paleontology of Gran Barranca. Evolution and Environmental Change through the Middle Cenozoic of Patagonia.</text:span>, (Cambridge University Press, 2010), pp. 358–367.</text:p>
      <text:p text:style-name="P55">38. <text:tab/>G. Guinot, F. L. Condamine, Global impact and selectivity of the Cretaceous-Paleogene mass extinction among sharks, skates, and rays. <text:span text:style-name="T152">Science</text:span> <text:span text:style-name="T143">379</text:span>, 802–806 (2023).</text:p>
      <text:p text:style-name="P55">39. <text:tab/>A. R. Wallace, <text:span text:style-name="T152">Tropical Nature, and Other Essays</text:span> (Macmillan and Company, 1878).</text:p>
      <text:p text:style-name="P55">40. <text:tab/>M. J. Kohn, <text:span text:style-name="T152">et al.</text:span>, Climate stability across the Eocene−Oligocene transition, southern Argentina. <text:span text:style-name="T152">Geology</text:span> <text:span text:style-name="T143">32</text:span>, 621–624 (2004).</text:p>
      <text:p text:style-name="P55">41. <text:tab/>M. J. Kohn, <text:span text:style-name="T152">et al.</text:span>, Quasi-static Eocene–Oligocene climate in Patagonia promotes slow faunal evolution and mid-Cenozoic global cooling. <text:span text:style-name="T152">Palaeogeogr. Palaeoclimatol. Palaeoecol.</text:span> <text:span text:style-name="T143">435</text:span>, 24–37 (2015).</text:p>
      <text:p text:style-name="P55">42. <text:tab/>C. A. E. Strömberg, R. E. Dunn, R. H. Madden, M. J. Kohn, A. A. Carlini, Decoupling the spread of grasslands from the evolution of grazer-type herbivores in South America. <text:span text:style-name="T152">Nat. Commun.</text:span> <text:span text:style-name="T143">4</text:span>, 1478 (2013).</text:p>
      <text:p text:style-name="P55">43. <text:tab/>D. Silvestro, J. Schnitzler, L. H. Liow, A. Antonelli, N. Salamin, Bayesian Estimation of Speciation and Extinction from Incomplete Fossil Occurrence Data. <text:span text:style-name="T152">Syst. Biol.</text:span> <text:span text:style-name="T143">63</text:span>, 349–367 (2014).</text:p>
      <text:p text:style-name="P55">44. <text:tab/>D. Silvestro, N. Salamin, J. Schnitzler, PyRate: a new program to estimate speciation and extinction rates from incomplete fossil data. <text:span text:style-name="T152">Methods Ecol. Evol.</text:span> <text:span text:style-name="T143">5</text:span>, 1126–1131 (2014).</text:p>
      <text:p text:style-name="P55">45. <text:tab/>J. C. Zachos, G. R. Dickens, R. E. Zeebe, An early Cenozoic perspective on greenhouse warming and carbon-cycle dynamics. <text:span text:style-name="T152">Nature</text:span> <text:span text:style-name="T143">451</text:span>, 279–283 (2008).</text:p>
      <text:p text:style-name="P55">46. <text:tab/>C. Jouault, A. Nel, V. Perrichot, F. Legendre, F. L. Condamine, Multiple drivers and lineage-specific insect extinctions during the Permo–Triassic. <text:span text:style-name="T152">Nat. Commun.</text:span> <text:span text:style-name="T143">13</text:span>, 7512 (2022).</text:p>
      <text:p text:style-name="P55">47. <text:tab/>M. R. Ciancio, A. A. Carlini, K. E. Campbell, G. J. Scillato-Yané, New Palaeogene cingulates (Mammalia, Xenarthra) from Santa Rosa, Perú and their importance in the context of South American faunas. <text:span text:style-name="T152">J. Syst. Palaeontol.</text:span> <text:span text:style-name="T143">11</text:span>, 727–741 (2013).</text:p>
      <text:p text:style-name="P55">48. <text:tab/>D. R. Prothero, The Late Eocene−Oligocene Extinctions. <text:span text:style-name="T152">Annu. Rev. Earth Planet. Sci.</text:span> <text:span text:style-name="T143">22</text:span>, 145–165 (1994).</text:p>
      <text:p text:style-name="P55">49. <text:tab/>C. R. Scotese, H. Song, B. J. W. Mills, D. G. van der Meer, Phanerozoic paleotemperatures: The earth’s changing climate during the last 540 million years. <text:span text:style-name="T152">Earth-Sci. Rev.</text:span> <text:span text:style-name="T143">215</text:span>, 103503 (2021).</text:p>
      <text:p text:style-name="P55">50. <text:tab/>I. Quintero, M. J. Landis, W. Jetz, H. Morlon, The build-up of the present-day tropical diversity of tetrapods. <text:span text:style-name="T152">Proc. Natl. Acad. Sci. </text:span><text:span text:style-name="T154">U.S.A.</text:span> <text:span text:style-name="T143">120</text:span>, e2220672120 (2023).</text:p>
      <text:p text:style-name="P55">51. <text:tab/>P.-O. Antoine, R. Salas-Gismondi, F. Pujos, M. Ganerød, L. Marivaux, Western Amazonia as a Hotspot of Mammalian Biodiversity Throughout the Cenozoic. <text:span text:style-name="T152">J. Mamm. Evol.</text:span> <text:span text:style-name="T143">24</text:span>, 5–17 (2017).</text:p>
      <text:p text:style-name="P57">52. <text:tab/>K. E. Campbell, P. B. O’Sullivan, J. G. Fleagle, D. de Vries, E. R. Seiffert, An Early Oligocene age for the oldest known monkeys and rodents of South America. <text:span text:style-name="T152">Proc. Natl. Acad. Sci. </text:span><text:span text:style-name="T153">U.S.A.</text:span> <text:span text:style-name="T143">118</text:span>, e2105956118 (2021).</text:p>
      <text:p text:style-name="P55"><text:soft-page-break/>53. <text:tab/>G. L. Stebbins, “Trends of Angiosperm Phylogeny - The Ecological Basis of Diversity” in <text:span text:style-name="T152">Flowering Plants: Evolution above the Species Level</text:span>, The Belknap Press of Harvard University Press, (1974), pp. 156–170.</text:p>
      <text:p text:style-name="P55">54. <text:tab/>T. Vasconcelos, B. C. O’Meara, J. M. Beaulieu, Retiring “Cradles” and “Museums” of Biodiversity. <text:span text:style-name="T152">Am. Nat.</text:span> <text:span text:style-name="T143">199</text:span>, 194–205 (2022).</text:p>
      <text:p text:style-name="P55">55. <text:tab/>J. Rolland, F. L. Condamine, F. Jiguet, H. Morlon, Faster Speciation and Reduced Extinction in the Tropics Contribute to the Mammalian Latitudinal Diversity Gradient. <text:span text:style-name="T152">PLOS Biol.</text:span> <text:span text:style-name="T143">12</text:span>, e1001775 (2014).</text:p>
      <text:p text:style-name="P55">56. <text:tab/>A. S. Meseguer, F. L. Condamine, Ancient tropical extinctions at high latitudes contributed to the latitudinal diversity gradient. <text:span text:style-name="T152">Evolution</text:span> <text:span text:style-name="T143">74</text:span>, 1966–1987 (2020).</text:p>
      <text:p text:style-name="P55">57. <text:tab/>D. Jablonski, K. Roy, J. W. Valentine, Out of the Tropics: Evolutionary Dynamics of the Latitudinal Diversity Gradient. <text:span text:style-name="T152">Science</text:span> <text:span text:style-name="T143">314</text:span>, 102–106 (2006).</text:p>
      <text:p text:style-name="P55">58. <text:tab/>D. Storch, J. G. Okie, The carrying capacity for species richness. <text:span text:style-name="T152">Glob. Ecol. Biogeogr.</text:span> <text:span text:style-name="T143">28</text:span>, 1519–1532 (2019).</text:p>
      <text:p text:style-name="P55">59. <text:tab/>O. Hagen, T. Andermann, T. B. Quental, A. Antonelli, D. Silvestro, Estimating Age-Dependent Extinction: Contrasting Evidence from Fossils and Phylogenies. <text:span text:style-name="T152">Syst. Biol.</text:span> <text:span text:style-name="T143">67</text:span>, 458–474 (2018).</text:p>
      <text:p text:style-name="P55">60. <text:tab/>S. Finnegan, J. L. Payne, S. C. Wang, The Red Queen Revisited: Reevaluating the Age Selectivity of Phanerozoic Marine Genus Extinctions. <text:span text:style-name="T152">Paleobiology</text:span> <text:span text:style-name="T143">34</text:span>, 318–341 (2008).</text:p>
      <text:p text:style-name="P55">61. <text:tab/>F. L. Condamine, J. Romieu, G. Guinot, Climate cooling and clade competition likely drove the decline of lamniform sharks. <text:span text:style-name="T152">Proc. Natl. Acad. Sci.</text:span> <text:span text:style-name="T143">116</text:span>, 20584–20590 (2019).</text:p>
      <text:p text:style-name="P55">62. <text:tab/>D. Silvestro, <text:span text:style-name="T152">et al.</text:span>, A 450 million years long latitudinal gradient in age-dependent extinction. <text:span text:style-name="T152">Ecol. Lett.</text:span> <text:span text:style-name="T143">23</text:span>, 439–446 (2020).</text:p>
      <text:p text:style-name="P57">63. <text:tab/>J. G. Saulsbury, C. T. Parins-Fukuchi, C. J. Wilson, T. Reitan, L. H. Liow, Age-dependent extinction and the neutral theory of biodiversity. <text:span text:style-name="T152">Proc. Natl. Acad. Sci. </text:span><text:span text:style-name="T153">U.S.A.</text:span> <text:span text:style-name="T143">121</text:span>, e2307629121 (2024).</text:p>
      <text:p text:style-name="P55">64. <text:tab/>IPCC, “Climate Change 2023: Synthesis Report. Contribution of Working Groups I, II and III to the Sixth Assessment Report of the Intergovernmental Panel on Climate Change [Core Writing Team, H. Lee and J. Romero (eds.)]” (IPCC, 2023).</text:p>
      <text:p text:style-name="P55">65. <text:tab/>F. L. Condamine, J. Rolland, H. Morlon, Macroevolutionary perspectives to environmental change. <text:span text:style-name="T152">Ecol. Lett.</text:span> <text:span text:style-name="T143">16</text:span>, 72–85 (2013).</text:p>
      <text:p text:style-name="P55">66. <text:tab/>F. L. Condamine, J. Rolland, H. Morlon, Assessing the causes of diversification slowdowns: temperature-dependent and diversity-dependent models receive equivalent support. <text:span text:style-name="T152">Ecol. Lett.</text:span> <text:span text:style-name="T143">22</text:span>, 1900–1912 (2019).</text:p>
      <text:p text:style-name="P55">67. <text:tab/>R. Weppe, M. J. Orliac, G. Guinot, F. L. Condamine, Evolutionary drivers, morphological evolution and diversity dynamics of a surviving mammal clade: cainotherioids at the Eocene–Oligocene transition. <text:span text:style-name="T152">Proc. R. Soc. B Biol. Sci.</text:span> <text:span text:style-name="T143">288</text:span>, 20210173 (2021).</text:p>
      <text:p text:style-name="P55">68. <text:tab/>M. J. Pound, U. Salzmann, Heterogeneity in global vegetation and terrestrial climate change during the late Eocene to early Oligocene transition. <text:span text:style-name="T152">Sci. Rep.</text:span> <text:span text:style-name="T143">7</text:span>, 43386 (2017).</text:p>
      <text:p text:style-name="P55">69. <text:tab/>A. Antonelli, <text:span text:style-name="T152">et al.</text:span>, Geological and climatic influences on mountain biodiversity. <text:span text:style-name="T152">Nat. Geosci.</text:span> <text:span text:style-name="T143">11</text:span>, 718–725 (2018).</text:p>
      <text:p text:style-name="P57">70. <text:tab/>A. Antonelli, J. A. A. Nylander, C. Persson, I. Sanmartín, Tracing the impact of the Andean uplift on Neotropical plant evolution. <text:span text:style-name="T152">Proc. Natl. Acad. Sci. </text:span><text:span text:style-name="T153">U.S.A.</text:span> <text:span text:style-name="T143">106</text:span>, 9749–9754 (2009).</text:p>
      <text:p text:style-name="P55"><text:soft-page-break/>71. <text:tab/>L. M. Boschman, F. L. Condamine, Mountain radiations are not only rapid and recent: Ancient diversification of South American frog and lizard families related to Paleogene Andean orogeny and Cenozoic climate variations. <text:span text:style-name="T152">Glob. Planet. Change</text:span> <text:span text:style-name="T143">208</text:span>, 103704 (2022).</text:p>
      <text:p text:style-name="P55">72. <text:tab/>P. Vallejos-Garrido, <text:span text:style-name="T152">et al.</text:span>, The importance of the Andes in the evolutionary radiation of Sigmodontinae (Rodentia, Cricetidae), the most diverse group of mammals in the Neotropics. <text:span text:style-name="T152">Sci. Rep.</text:span> <text:span text:style-name="T143">13</text:span>, 2207 (2023).</text:p>
      <text:p text:style-name="P55">73. <text:tab/>P. A. Selkin, <text:span text:style-name="T152">et al.</text:span>, Climate, dust, and fire across the Eocene−Oligocene transition, Patagonia. <text:span text:style-name="T152">Geology</text:span> <text:span text:style-name="T143">43</text:span>, 567–570 (2015).</text:p>
      <text:p text:style-name="P55">74. <text:tab/>R. E. Dunn, C. A. E. Strömberg, R. H. Madden, M. J. Kohn, A. A. Carlini, Linked canopy, climate, and faunal change in the Cenozoic of Patagonia. <text:span text:style-name="T152">Science</text:span> <text:span text:style-name="T143">347</text:span>, 258–261 (2015).</text:p>
      <text:p text:style-name="P57">75. <text:tab/>A. Antonelli, <text:span text:style-name="T152">et al.</text:span>, Amazonia is the primary source of Neotropical biodiversity. <text:span text:style-name="T152">Proc. Natl. Acad. Sci. </text:span><text:span text:style-name="T153">U.S.A.</text:span> <text:span text:style-name="T143">115</text:span>, 6034–6039 (2018).</text:p>
      <text:p text:style-name="P55">76. <text:tab/>J. T. Flannery-Sutherland, D. Silvestro, M. J. Benton, Global diversity dynamics in the fossil record are regionally heterogeneous. <text:span text:style-name="T152">Nat. Commun.</text:span> <text:span text:style-name="T143">13</text:span>, 2751 (2022).</text:p>
      <text:p text:style-name="P55">77. <text:tab/>J. T. Flannery-Sutherland, <text:span text:style-name="T152">et al.</text:span>, Late Cretaceous ammonoids show that drivers of diversification are regionally heterogeneous. <text:span text:style-name="T152">Nat. Commun.</text:span> <text:span text:style-name="T143">15</text:span>, 5382 (2024).</text:p>
      <text:p text:style-name="P57">78. <text:tab/>C. Jouault, F. L. Condamine, F. Legendre, V. Perrichot, The Angiosperm Terrestrial Revolution buffered ants against extinction. <text:span text:style-name="T152">Proc. Natl. Acad. Sci. </text:span><text:span text:style-name="T153">U.S.A.</text:span> <text:span text:style-name="T143">121</text:span>, e2317795121 (2024).</text:p>
      <text:p text:style-name="P55">79. <text:tab/>C. Scotese, N. M. Wright, PALEOMAP Paleodigital Elevation Models (PaleoDEMs) for the Phanerozoic PALEOMAP Project. (2018).</text:p>
      <text:p text:style-name="P55">80. <text:tab/>L. A. Jones, <text:span text:style-name="T152">et al.</text:span>, palaeoverse: A community-driven R package to support palaeobiological analysis. <text:span text:style-name="T152">Methods Ecol. Evol.</text:span> <text:span text:style-name="T143">14</text:span>, 2205–2215 (2023).</text:p>
      <text:p text:style-name="P55">81. <text:tab/>D. Silvestro, N. Salamin, A. Antonelli, X. Meyer, Improved estimation of macroevolutionary rates from fossil data using a Bayesian framework. <text:span text:style-name="T152">Paleobiology</text:span> <text:span text:style-name="T143">45</text:span>, 546–570 (2019).</text:p>
      <text:p text:style-name="P55">82. <text:tab/>D. Silvestro, B. Cascales-Miñana, C. D. Bacon, A. Antonelli, Revisiting the origin and diversification of vascular plants through a comprehensive Bayesian analysis of the fossil record. <text:span text:style-name="T152">New Phytol.</text:span> <text:span text:style-name="T143">207</text:span>, 425–436 (2015).</text:p>
      <text:p text:style-name="P55">83. <text:tab/>T. Wiecki, <text:span text:style-name="T152">et al.</text:span>, pymc-devs/pymc: v5.9.2. (2023). https://doi.org/10.5281/zenodo.4603970.</text:p>
      <text:p text:style-name="P55">84. <text:tab/>A. D. Barnosky, Distinguishing the effects of the Red Queen and Court Jester on Miocene mammal evolution in the northern Rocky mountains. <text:span text:style-name="T152">J. Vertebr. Paleontol.</text:span> <text:span text:style-name="T143">21</text:span>, 172–185 (2001).</text:p>
      <text:p text:style-name="P55">85. <text:tab/>L. Palazzesi, V. Barreda, Fossil pollen records reveal a late rise of open-habitat ecosystems in Patagonia. <text:span text:style-name="T152">Nat. Commun.</text:span> <text:span text:style-name="T143">3</text:span>, 1294 (2012).</text:p>
      <text:p text:style-name="P55">86. <text:tab/>A. Toumoulin, <text:span text:style-name="T152">et al.</text:span>, Evolution of continental temperature seasonality from the Eocene greenhouse to the Oligocene icehouse –a model–data comparison. <text:span text:style-name="T152">Clim. Past</text:span> <text:span text:style-name="T143">18</text:span>, 341–362 (2022).</text:p>
      <text:p text:style-name="P55">87. <text:tab/>S. Lehtonen, <text:span text:style-name="T152">et al.</text:span>, Environmentally driven extinction and opportunistic origination explain fern diversification patterns. <text:span text:style-name="T152">Sci. Rep.</text:span> <text:span text:style-name="T143">7</text:span>, 4831 (2017).</text:p>
      <text:p text:style-name="P55">88. <text:tab/>W. Gearty, L. A. Jones, rphylopic: An R package for fetching, transforming, and visualising PhyloPic silhouettes. <text:span text:style-name="T152">Methods Ecol. Evol.</text:span> <text:span text:style-name="T143">14</text:span>, 2700–2708 (2023).</text:p>
      <text:p text:style-name="P55"><text:soft-page-break/>89. <text:tab/>W. Gearty, deeptime: Plotting Tools for Anyone Working in Deep Time. R package version 1.0.1. (2023). Deposited 2023.</text:p>
      <text:p text:style-name="P27">Figures</text:p>
      <text:p text:style-name="P12"/>
      <text:p text:style-name="P12"/>
      <text:p text:style-name="P44"><text:span text:style-name="T2">Figure 1. </text:span><text:span text:style-name="T5">Bayesian inferences of taxon longevities (</text:span><text:span text:style-name="T2">A</text:span><text:span text:style-name="T5">), diversification (</text:span><text:span text:style-name="T2">B-C</text:span><text:span text:style-name="T5">) and diversity (</text:span><text:span text:style-name="T3">D</text:span><text:span text:style-name="T5">) dynamics of South American Mammals from the early Eocene to the late Oligocene (genus level).</text:span></text:p>
      <text:p text:style-name="P4"><text:span text:style-name="T36">The plot on the left (</text:span><text:span text:style-name="T27">A</text:span><text:span text:style-name="T36">) shows the longevity–i.e., interval between origination and extinction times–of each Eocene−Oligocene (373 out of 529 genera) South American mammal genus estimated with PyRate. J-values are Jaccard’s similarity indices between the Eocene and Oligocene assemblages for each of the five groups. The right part of the panel shows the origination (blue) and extinction (red) rates through time (</text:span><text:span text:style-name="T27">B</text:span><text:span text:style-name="T36">), the net diversification rate (origination minus extinction) (</text:span><text:span text:style-name="T27">C</text:span><text:span text:style-name="T36">), and diversity (</text:span><text:span text:style-name="T27">D</text:span><text:span text:style-name="T36">) of all South American mammals throughout the study period. Full lines represent median estimates and ribbons their associated 95% higher posterior density. Light brown vertical bands indicate two key climate events, the Early Eocene Climate Optimum (EECO, ~53-51 Ma) and the Middle Eocene Climate Optimum (MECO, ~41.5-41 Ma). Stars on the (</text:span><text:span text:style-name="T27">B</text:span><text:span text:style-name="T36">) plot indicate significant rate shifts. Organisms’ silhouettes are from PhyloPic (</text:span><text:a xlink:type="simple" xlink:href="https://www.phylopic.org/" text:style-name="Standard" text:visited-style-name="Standard"><text:span text:style-name="T130">https://www.phylopic.org</text:span></text:a><text:span text:style-name="T36">) and were added thanks to the R package rphylopic </text:span><text:reference-mark-start text:name="ZOTERO_ITEM CSL_CITATION {&quot;citationID&quot;:&quot;YdXVjxXY&quot;,&quot;properties&quot;:{&quot;formattedCitation&quot;:&quot;(88)&quot;,&quot;plainCitation&quot;:&quot;(88)&quot;,&quot;noteIndex&quot;:0},&quot;citationItems&quot;:[{&quot;id&quot;:4611,&quot;uris&quot;:[&quot;http://zotero.org/users/7245292/items/JXYFFQU4&quot;],&quot;itemData&quot;:{&quot;id&quot;:4611,&quot;type&quot;:&quot;article-journal&quot;,&quot;abstract&quot;:&quot;Effective data visualisation is vital for data exploration, analysis and communication in research. In ecology and evolutionary biology, data are often associated with various taxonomic entities. Graphics of organisms associated with these taxa are valuable for framing results within a broader biological context. However, acquiring and using such resources can be challenging due to availability and licensing constraints. The PhyloPic database solves many of these issues by making organism silhouettes freely available. Tools that integrate this database with existing research workflows are needed to remove hurdles associated with data visualisation in the biological sciences. Here, we introduce rphylopic, an R package for fetching, transforming and visualising silhouettes of organisms from the PhyloPic database. In addition to making over 8000 organism silhouettes available within the R programming language, rphylopic empowers users to modify the appearance of these silhouettes for ultimate customisability when coding production–quality visualisations in both base R and ggplot2 workflows. In this work, we provide details about how the package can be installed, its implementation and potential use cases. For the latter, we showcase three examples across the ecology and evolutionary biology spectrum. Our hope is that rphylopic will make it easier for biologists to develop more accessible and engaging data visualisations by making external resources readily accessible, customisable and usable within R. In turn, by integrating into existing workflows, rphylopic helps to ensure that science is reproducible and accessible.&quot;,&quot;container-title&quot;:&quot;Methods in Ecology and Evolution&quot;,&quot;DOI&quot;:&quot;10.1111/2041-210X.14221&quot;,&quot;ISSN&quot;:&quot;2041-210X&quot;,&quot;issue&quot;:&quot;11&quot;,&quot;language&quot;:&quot;en&quot;,&quot;license&quot;:&quot;© 2023 The Authors. Methods in Ecology and Evolution published by John Wiley &amp; Sons Ltd on behalf of British Ecological Society.&quot;,&quot;note&quot;:&quot;_eprint: https://onlinelibrary.wiley.com/doi/pdf/10.1111/2041-210X.14221&quot;,&quot;page&quot;:&quot;2700-2708&quot;,&quot;source&quot;:&quot;Wiley Online Library&quot;,&quot;title&quot;:&quot;rphylopic: An R package for fetching, transforming, and visualising PhyloPic silhouettes&quot;,&quot;title-short&quot;:&quot;rphylopic&quot;,&quot;volume&quot;:&quot;14&quot;,&quot;author&quot;:[{&quot;family&quot;:&quot;Gearty&quot;,&quot;given&quot;:&quot;William&quot;},{&quot;family&quot;:&quot;Jones&quot;,&quot;given&quot;:&quot;Lewis A.&quot;}],&quot;issued&quot;:{&quot;date-parts&quot;:[[&quot;2023&quot;]]}}}],&quot;schema&quot;:&quot;https://github.com/citation-style-language/schema/raw/master/csl-citation.json&quot;} RNDD4k1ey9OKF"/><text:span text:style-name="T36">(88)</text:span><text:reference-mark-end text:name="ZOTERO_ITEM CSL_CITATION {&quot;citationID&quot;:&quot;YdXVjxXY&quot;,&quot;properties&quot;:{&quot;formattedCitation&quot;:&quot;(88)&quot;,&quot;plainCitation&quot;:&quot;(88)&quot;,&quot;noteIndex&quot;:0},&quot;citationItems&quot;:[{&quot;id&quot;:4611,&quot;uris&quot;:[&quot;http://zotero.org/users/7245292/items/JXYFFQU4&quot;],&quot;itemData&quot;:{&quot;id&quot;:4611,&quot;type&quot;:&quot;article-journal&quot;,&quot;abstract&quot;:&quot;Effective data visualisation is vital for data exploration, analysis and communication in research. In ecology and evolutionary biology, data are often associated with various taxonomic entities. Graphics of organisms associated with these taxa are valuable for framing results within a broader biological context. However, acquiring and using such resources can be challenging due to availability and licensing constraints. The PhyloPic database solves many of these issues by making organism silhouettes freely available. Tools that integrate this database with existing research workflows are needed to remove hurdles associated with data visualisation in the biological sciences. Here, we introduce rphylopic, an R package for fetching, transforming and visualising silhouettes of organisms from the PhyloPic database. In addition to making over 8000 organism silhouettes available within the R programming language, rphylopic empowers users to modify the appearance of these silhouettes for ultimate customisability when coding production–quality visualisations in both base R and ggplot2 workflows. In this work, we provide details about how the package can be installed, its implementation and potential use cases. For the latter, we showcase three examples across the ecology and evolutionary biology spectrum. Our hope is that rphylopic will make it easier for biologists to develop more accessible and engaging data visualisations by making external resources readily accessible, customisable and usable within R. In turn, by integrating into existing workflows, rphylopic helps to ensure that science is reproducible and accessible.&quot;,&quot;container-title&quot;:&quot;Methods in Ecology and Evolution&quot;,&quot;DOI&quot;:&quot;10.1111/2041-210X.14221&quot;,&quot;ISSN&quot;:&quot;2041-210X&quot;,&quot;issue&quot;:&quot;11&quot;,&quot;language&quot;:&quot;en&quot;,&quot;license&quot;:&quot;© 2023 The Authors. Methods in Ecology and Evolution published by John Wiley &amp; Sons Ltd on behalf of British Ecological Society.&quot;,&quot;note&quot;:&quot;_eprint: https://onlinelibrary.wiley.com/doi/pdf/10.1111/2041-210X.14221&quot;,&quot;page&quot;:&quot;2700-2708&quot;,&quot;source&quot;:&quot;Wiley Online Library&quot;,&quot;title&quot;:&quot;rphylopic: An R package for fetching, transforming, and visualising PhyloPic silhouettes&quot;,&quot;title-short&quot;:&quot;rphylopic&quot;,&quot;volume&quot;:&quot;14&quot;,&quot;author&quot;:[{&quot;family&quot;:&quot;Gearty&quot;,&quot;given&quot;:&quot;William&quot;},{&quot;family&quot;:&quot;Jones&quot;,&quot;given&quot;:&quot;Lewis A.&quot;}],&quot;issued&quot;:{&quot;date-parts&quot;:[[&quot;2023&quot;]]}}}],&quot;schema&quot;:&quot;https://github.com/citation-style-language/schema/raw/master/csl-citation.json&quot;} RNDD4k1ey9OKF"/><text:span text:style-name="T27">.</text:span><text:span text:style-name="T36"> Silhouettes were contributed by Julián Bayona, 2016 (CC BY-SA 3.0), Kai R. Kaspar (CC BY-SA 3.0), Milena Cavalcanti, Patricia Pilatti &amp; Diego Astúa (CC BY 4.0). Geological </text:span><text:span text:style-name="T54">and South American Land Mammal Ages (SALMA) </text:span><text:span text:style-name="T36">timescale</text:span><text:span text:style-name="T54">s</text:span><text:span text:style-name="T36"> w</text:span><text:span text:style-name="T54">ere</text:span><text:span text:style-name="T36"> depicted thanks to the deeptime R package </text:span><text:reference-mark-start text:name="ZOTERO_ITEM CSL_CITATION {&quot;citationID&quot;:&quot;lhuzWYDP&quot;,&quot;properties&quot;:{&quot;formattedCitation&quot;:&quot;(89)&quot;,&quot;plainCitation&quot;:&quot;(89)&quot;,&quot;noteIndex&quot;:0},&quot;citationItems&quot;:[{&quot;id&quot;:56,&quot;uris&quot;:[&quot;http://zotero.org/users/7245292/items/FTJ4PFCZ&quot;],&quot;itemData&quot;:{&quot;id&quot;:56,&quot;type&quot;:&quot;software&quot;,&quot;title&quot;:&quot;deeptime: Plotting Tools for Anyone Working in Deep Time. R package version 1.0.1.&quot;,&quot;URL&quot;:&quot;https://CRAN.R-project.org/package=deeptime&quot;,&quot;author&quot;:[{&quot;family&quot;:&quot;Gearty&quot;,&quot;given&quot;:&quot;W.&quot;}],&quot;issued&quot;:{&quot;date-parts&quot;:[[&quot;2023&quot;]]}}}],&quot;schema&quot;:&quot;https://github.com/citation-style-language/schema/raw/master/csl-citation.json&quot;} RNDLRMXnyAIKV"/><text:span text:style-name="T36">(89)</text:span><text:reference-mark-end text:name="ZOTERO_ITEM CSL_CITATION {&quot;citationID&quot;:&quot;lhuzWYDP&quot;,&quot;properties&quot;:{&quot;formattedCitation&quot;:&quot;(89)&quot;,&quot;plainCitation&quot;:&quot;(89)&quot;,&quot;noteIndex&quot;:0},&quot;citationItems&quot;:[{&quot;id&quot;:56,&quot;uris&quot;:[&quot;http://zotero.org/users/7245292/items/FTJ4PFCZ&quot;],&quot;itemData&quot;:{&quot;id&quot;:56,&quot;type&quot;:&quot;software&quot;,&quot;title&quot;:&quot;deeptime: Plotting Tools for Anyone Working in Deep Time. R package version 1.0.1.&quot;,&quot;URL&quot;:&quot;https://CRAN.R-project.org/package=deeptime&quot;,&quot;author&quot;:[{&quot;family&quot;:&quot;Gearty&quot;,&quot;given&quot;:&quot;W.&quot;}],&quot;issued&quot;:{&quot;date-parts&quot;:[[&quot;2023&quot;]]}}}],&quot;schema&quot;:&quot;https://github.com/citation-style-language/schema/raw/master/csl-citation.json&quot;} RNDLRMXnyAIKV"/><text:span text:style-name="T27">. </text:span></text:p>
      <text:p text:style-name="P4"><text:span text:style-name="T116">Abbreviations for SALMA. Des: Deseadan, Ting: Tinguirirican, Must: Mustersan, Bar: Barrancan, </text:span><text:span text:style-name="T118">Sap</text:span><text:span text:style-name="T116">: “Sapoan Fauna”, R: Riochian, It: Itaboraian. </text:span><text:span text:style-name="T118">The small band between Tinguirirican and Deseadan is the “La Cantera fauna”.</text:span></text:p>
      <text:p text:style-name="P31"/>
      <text:p text:style-name="P3"><text:span text:style-name="T27">Figure 2. </text:span><text:span text:style-name="T36">Evolution of genus-level functional assemblages between the Eocene and the Oligocene. The plot on the left shows the median (full line) and 95% HPD (ribbon) of estimated genus richness among the four trophic classes we defined based on dental ecomorphotypes: carnivorous (red), herbivorous (green), insectivorous (purple) and omnivorous (blue). Pie charts indicate the relative abundance of each trophic group for each sub-epoch. The matrix on the right shows pairwise Bray-Curtis dissimilarities between sub-epoch-level trophic communities, with darker color indicating higher dissimilarities. Geological </text:span><text:span text:style-name="T55">and SALMA </text:span><text:span text:style-name="T36">timescale</text:span><text:span text:style-name="T55">s</text:span><text:span text:style-name="T36"> w</text:span><text:span text:style-name="T55">ere</text:span><text:span text:style-name="T36"> added thanks to the deeptime R package </text:span><text:reference-mark-start text:name="ZOTERO_ITEM CSL_CITATION {&quot;citationID&quot;:&quot;3r8xfpVP&quot;,&quot;properties&quot;:{&quot;formattedCitation&quot;:&quot;(89)&quot;,&quot;plainCitation&quot;:&quot;(89)&quot;,&quot;noteIndex&quot;:0},&quot;citationItems&quot;:[{&quot;id&quot;:56,&quot;uris&quot;:[&quot;http://zotero.org/users/7245292/items/FTJ4PFCZ&quot;],&quot;itemData&quot;:{&quot;id&quot;:56,&quot;type&quot;:&quot;software&quot;,&quot;title&quot;:&quot;deeptime: Plotting Tools for Anyone Working in Deep Time. R package version 1.0.1.&quot;,&quot;URL&quot;:&quot;https://CRAN.R-project.org/package=deeptime&quot;,&quot;author&quot;:[{&quot;family&quot;:&quot;Gearty&quot;,&quot;given&quot;:&quot;W.&quot;}],&quot;issued&quot;:{&quot;date-parts&quot;:[[&quot;2023&quot;]]}}}],&quot;schema&quot;:&quot;https://github.com/citation-style-language/schema/raw/master/csl-citation.json&quot;} RND7yrKRDxSsn"/><text:span text:style-name="T36">(89)</text:span><text:reference-mark-end text:name="ZOTERO_ITEM CSL_CITATION {&quot;citationID&quot;:&quot;3r8xfpVP&quot;,&quot;properties&quot;:{&quot;formattedCitation&quot;:&quot;(89)&quot;,&quot;plainCitation&quot;:&quot;(89)&quot;,&quot;noteIndex&quot;:0},&quot;citationItems&quot;:[{&quot;id&quot;:56,&quot;uris&quot;:[&quot;http://zotero.org/users/7245292/items/FTJ4PFCZ&quot;],&quot;itemData&quot;:{&quot;id&quot;:56,&quot;type&quot;:&quot;software&quot;,&quot;title&quot;:&quot;deeptime: Plotting Tools for Anyone Working in Deep Time. R package version 1.0.1.&quot;,&quot;URL&quot;:&quot;https://CRAN.R-project.org/package=deeptime&quot;,&quot;author&quot;:[{&quot;family&quot;:&quot;Gearty&quot;,&quot;given&quot;:&quot;W.&quot;}],&quot;issued&quot;:{&quot;date-parts&quot;:[[&quot;2023&quot;]]}}}],&quot;schema&quot;:&quot;https://github.com/citation-style-language/schema/raw/master/csl-citation.json&quot;} RND7yrKRDxSsn"/><text:span text:style-name="T27">.</text:span></text:p>
      <text:p text:style-name="P3"><text:span text:style-name="T108">Abbreviations for SALMA. Des: Deseadan, Ting: Tinguirirican, Must: Mustersan, Bar: Barrancan, </text:span><text:span text:style-name="T109">Sap</text:span><text:span text:style-name="T108">: “Sapoan Fauna”, R</text:span><text:span text:style-name="T110">io</text:span><text:span text:style-name="T108">: Riochian. </text:span><text:span text:style-name="T109">The small band between Tinguirirican and Deseadan is “La Cantera fauna”.</text:span></text:p>
      <text:p text:style-name="P32"/>
      <text:p text:style-name="P5"><text:span text:style-name="T27">Figure 3. </text:span><text:span text:style-name="T36">Diversification (</text:span><text:span text:style-name="T27">A-B </text:span><text:span text:style-name="T36">and</text:span><text:span text:style-name="T27"> D-E</text:span><text:span text:style-name="T36">) and diversity (</text:span><text:span text:style-name="T27">C </text:span><text:span text:style-name="T36">and</text:span><text:span text:style-name="T27"> F</text:span><text:span text:style-name="T36">) dynamics of South American mammal genera between the Eocene and Oligocene arranged by paleotropical affinity. Trends are assessed for the tropical <text:s/>(</text:span><text:span text:style-name="T27">A-C</text:span><text:span text:style-name="T36">) and extratropical (</text:span><text:span text:style-name="T27">D-F</text:span><text:span text:style-name="T36">) biomes. Origination and extinction rates are respectively depicted in blue and red. Stars indicate significant rate shifts. The timing and significance of rate shifts was assessed by the RJMCMC model (</text:span><text:span text:style-name="T27">Fig. S3</text:span><text:span text:style-name="T35">6</text:span><text:span text:style-name="T33">-3</text:span><text:span text:style-name="T35">7</text:span><text:span text:style-name="T36">). Their difference, being the net diversification rate, is </text:span><text:soft-page-break/><text:span text:style-name="T36">represented in black. Diversity through time is plotted in green. Light brown vertical bands indicate two key climate events, the Early Eocene Climate Optimum (EECO, ~53-51 Ma) and the Middle Eocene Climate Optimum (MECO, ~41.5-41 Ma). </text:span><text:span text:style-name="T52">The question mark on the tropical diversity-through-time plot (</text:span><text:span text:style-name="T29">C</text:span><text:span text:style-name="T120">) indicate</text:span><text:span text:style-name="T121">s</text:span><text:span text:style-name="T120"> that the </text:span><text:span text:style-name="T122">late-Oligocen tropical diversity decline </text:span><text:span text:style-name="T120">that is observe</text:span><text:span text:style-name="T122">d</text:span><text:span text:style-name="T120"> is likely due to the quasi-absence of fossil material of Late Eocene age (Deseadan SALMA) so far unearthed. </text:span><text:span text:style-name="T119">The</text:span><text:span text:style-name="T36"> maps on the right show the localities of our extratropical (top) and tropical (bottom) occurrences. Geological </text:span><text:span text:style-name="T56">and SALMA </text:span><text:span text:style-name="T36">timescale</text:span><text:span text:style-name="T56">s</text:span><text:span text:style-name="T36"> w</text:span><text:span text:style-name="T56">ere</text:span><text:span text:style-name="T36"> added thanks to the deeptime R package </text:span><text:reference-mark-start text:name="ZOTERO_ITEM CSL_CITATION {&quot;citationID&quot;:&quot;Vjlr2N2W&quot;,&quot;properties&quot;:{&quot;formattedCitation&quot;:&quot;(89)&quot;,&quot;plainCitation&quot;:&quot;(89)&quot;,&quot;noteIndex&quot;:0},&quot;citationItems&quot;:[{&quot;id&quot;:56,&quot;uris&quot;:[&quot;http://zotero.org/users/7245292/items/FTJ4PFCZ&quot;],&quot;itemData&quot;:{&quot;id&quot;:56,&quot;type&quot;:&quot;software&quot;,&quot;title&quot;:&quot;deeptime: Plotting Tools for Anyone Working in Deep Time. R package version 1.0.1.&quot;,&quot;URL&quot;:&quot;https://CRAN.R-project.org/package=deeptime&quot;,&quot;author&quot;:[{&quot;family&quot;:&quot;Gearty&quot;,&quot;given&quot;:&quot;W.&quot;}],&quot;issued&quot;:{&quot;date-parts&quot;:[[&quot;2023&quot;]]}}}],&quot;schema&quot;:&quot;https://github.com/citation-style-language/schema/raw/master/csl-citation.json&quot;} RNDvKk36G3web"/><text:span text:style-name="T36">(89)</text:span><text:reference-mark-end text:name="ZOTERO_ITEM CSL_CITATION {&quot;citationID&quot;:&quot;Vjlr2N2W&quot;,&quot;properties&quot;:{&quot;formattedCitation&quot;:&quot;(89)&quot;,&quot;plainCitation&quot;:&quot;(89)&quot;,&quot;noteIndex&quot;:0},&quot;citationItems&quot;:[{&quot;id&quot;:56,&quot;uris&quot;:[&quot;http://zotero.org/users/7245292/items/FTJ4PFCZ&quot;],&quot;itemData&quot;:{&quot;id&quot;:56,&quot;type&quot;:&quot;software&quot;,&quot;title&quot;:&quot;deeptime: Plotting Tools for Anyone Working in Deep Time. R package version 1.0.1.&quot;,&quot;URL&quot;:&quot;https://CRAN.R-project.org/package=deeptime&quot;,&quot;author&quot;:[{&quot;family&quot;:&quot;Gearty&quot;,&quot;given&quot;:&quot;W.&quot;}],&quot;issued&quot;:{&quot;date-parts&quot;:[[&quot;2023&quot;]]}}}],&quot;schema&quot;:&quot;https://github.com/citation-style-language/schema/raw/master/csl-citation.json&quot;} RNDvKk36G3web"/><text:span text:style-name="T27">.</text:span></text:p>
      <text:p text:style-name="P18"/>
      <text:p text:style-name="P1"><text:span text:style-name="T27">Figure 4. </text:span><text:span text:style-name="T36">Bayesian estimation of correlation parameters on origination (blue) and extinction (red) rates with paleoenvironmental variables. (</text:span><text:span text:style-name="T27">A</text:span><text:span text:style-name="T36">) We analyzed separately the post-Early Eocene Climate Optimum (52-33.9 Ma, top row) and Oligocene (33.9-23.03 Ma, bottom row) mammal faunas, therefore not treating our dataset as a whole throughout our study period. The 2.5%, 50% and 97.5% quantiles are indicated in the distribution of each parameter by vertical lines, respectively from left to right. The interval between the leftmost and the rightmost vertical line of each parameter is therefore its 95% Highest Posterior Density (HPD). Significant correlations, i.e., having shrinkage weights </text:span><text:span text:style-name="T53">higher than</text:span><text:span text:style-name="T36"> 0.5 and the correlation parameter not including 0 in their 95% HPD, are highlighted by stars and darker shades. Details of the environmental variables can be found in</text:span><text:span text:style-name="T28"> </text:span><text:span text:style-name="T30">Fig. S3</text:span><text:span text:style-name="T32">9</text:span><text:span text:style-name="T28"> </text:span><text:span text:style-name="T123">and </text:span><text:span text:style-name="T27">Tab. S2</text:span><text:span text:style-name="T36"> (‘forest density’ refers to the relative Leaf Area Index, abbreviated rLAI). A graphical interpretation of the highlighted effects of environment covariates on South American mammal diversity is proposed in (</text:span><text:span text:style-name="T27">B</text:span><text:span text:style-name="T36">). Arrows with a sharp head indicate positive correlations, whereas flat heads indicate negative ones. Following color legend in (</text:span><text:span text:style-name="T27">A</text:span><text:span text:style-name="T36">), the arrow indicates the rate on which the correlation was found, with red being the extinction rate and blue the origination rate. Temperature during the Eocene (displayed in pink) was taken from </text:span><text:span text:style-name="T57">Westerhold et al</text:span><text:span text:style-name="T36">. </text:span><text:reference-mark-start text:name="ZOTERO_ITEM CSL_CITATION {&quot;citationID&quot;:&quot;1JTephW3&quot;,&quot;properties&quot;:{&quot;formattedCitation&quot;:&quot;(16)&quot;,&quot;plainCitation&quot;:&quot;(16)&quot;,&quot;noteIndex&quot;:0},&quot;citationItems&quot;:[{&quot;id&quot;:47,&quot;uris&quot;:[&quot;http://zotero.org/users/7245292/items/YDVJFJXL&quot;],&quot;itemData&quot;:{&quot;id&quot;:47,&quot;type&quot;:&quot;article-journal&quot;,&quot;abstract&quot;:&quot;Much of our understanding of Earth’s past climate comes from the measurement of oxygen and carbon isotope variations in deep-sea benthic foraminifera. Yet, long intervals in existing records lack the temporal resolution and age control needed to thoroughly categorize climate states of the Cenozoic era and to study their dynamics. Here, we present a new, highly resolved, astronomically dated, continuous composite of benthic foraminifer isotope records developed in our laboratories. Four climate states—Hothouse, Warmhouse, Coolhouse, Icehouse—are identified on the basis of their distinctive response to astronomical forcing depending on greenhouse gas concentrations and polar ice sheet volume. Statistical analysis of the nonlinear behavior encoded in our record reveals the key role that polar ice volume plays in the predictability of Cenozoic climate dynamics.&quot;,&quot;container-title&quot;:&quot;Science&quot;,&quot;DOI&quot;:&quot;10.1126/science.aba6853&quot;,&quot;issue&quot;:&quot;6509&quot;,&quot;note&quot;:&quot;publisher: American Association for the Advancement of Science&quot;,&quot;page&quot;:&quot;1383-1387&quot;,&quot;source&quot;:&quot;science.org (Atypon)&quot;,&quot;title&quot;:&quot;An astronomically dated record of Earth’s climate and its predictability over the last 66 million years&quot;,&quot;volume&quot;:&quot;369&quot;,&quot;author&quot;:[{&quot;family&quot;:&quot;Westerhold&quot;,&quot;given&quot;:&quot;Thomas&quot;},{&quot;family&quot;:&quot;Marwan&quot;,&quot;given&quot;:&quot;Norbert&quot;},{&quot;family&quot;:&quot;Drury&quot;,&quot;given&quot;:&quot;Anna Joy&quot;},{&quot;family&quot;:&quot;Liebrand&quot;,&quot;given&quot;:&quot;Diederik&quot;},{&quot;family&quot;:&quot;Agnini&quot;,&quot;given&quot;:&quot;Claudia&quot;},{&quot;family&quot;:&quot;Anagnostou&quot;,&quot;given&quot;:&quot;Eleni&quot;},{&quot;family&quot;:&quot;Barnet&quot;,&quot;given&quot;:&quot;James S. K.&quot;},{&quot;family&quot;:&quot;Bohaty&quot;,&quot;given&quot;:&quot;Steven M.&quot;},{&quot;family&quot;:&quot;De Vleeschouwer&quot;,&quot;given&quot;:&quot;David&quot;},{&quot;family&quot;:&quot;Florindo&quot;,&quot;given&quot;:&quot;Fabio&quot;},{&quot;family&quot;:&quot;Frederichs&quot;,&quot;given&quot;:&quot;Thomas&quot;},{&quot;family&quot;:&quot;Hodell&quot;,&quot;given&quot;:&quot;David A.&quot;},{&quot;family&quot;:&quot;Holbourn&quot;,&quot;given&quot;:&quot;Ann E.&quot;},{&quot;family&quot;:&quot;Kroon&quot;,&quot;given&quot;:&quot;Dick&quot;},{&quot;family&quot;:&quot;Lauretano&quot;,&quot;given&quot;:&quot;Vittoria&quot;},{&quot;family&quot;:&quot;Littler&quot;,&quot;given&quot;:&quot;Kate&quot;},{&quot;family&quot;:&quot;Lourens&quot;,&quot;given&quot;:&quot;Lucas J.&quot;},{&quot;family&quot;:&quot;Lyle&quot;,&quot;given&quot;:&quot;Mitchell&quot;},{&quot;family&quot;:&quot;Pälike&quot;,&quot;given&quot;:&quot;Heiko&quot;},{&quot;family&quot;:&quot;Röhl&quot;,&quot;given&quot;:&quot;Ursula&quot;},{&quot;family&quot;:&quot;Tian&quot;,&quot;given&quot;:&quot;Jun&quot;},{&quot;family&quot;:&quot;Wilkens&quot;,&quot;given&quot;:&quot;Roy H.&quot;},{&quot;family&quot;:&quot;Wilson&quot;,&quot;given&quot;:&quot;Paul A.&quot;},{&quot;family&quot;:&quot;Zachos&quot;,&quot;given&quot;:&quot;James C.&quot;}],&quot;issued&quot;:{&quot;date-parts&quot;:[[&quot;2020&quot;,9,11]]}}}],&quot;schema&quot;:&quot;https://github.com/citation-style-language/schema/raw/master/csl-citation.json&quot;} RND7JbeZCOh6u"/><text:span text:style-name="T36">(16)</text:span><text:reference-mark-end text:name="ZOTERO_ITEM CSL_CITATION {&quot;citationID&quot;:&quot;1JTephW3&quot;,&quot;properties&quot;:{&quot;formattedCitation&quot;:&quot;(16)&quot;,&quot;plainCitation&quot;:&quot;(16)&quot;,&quot;noteIndex&quot;:0},&quot;citationItems&quot;:[{&quot;id&quot;:47,&quot;uris&quot;:[&quot;http://zotero.org/users/7245292/items/YDVJFJXL&quot;],&quot;itemData&quot;:{&quot;id&quot;:47,&quot;type&quot;:&quot;article-journal&quot;,&quot;abstract&quot;:&quot;Much of our understanding of Earth’s past climate comes from the measurement of oxygen and carbon isotope variations in deep-sea benthic foraminifera. Yet, long intervals in existing records lack the temporal resolution and age control needed to thoroughly categorize climate states of the Cenozoic era and to study their dynamics. Here, we present a new, highly resolved, astronomically dated, continuous composite of benthic foraminifer isotope records developed in our laboratories. Four climate states—Hothouse, Warmhouse, Coolhouse, Icehouse—are identified on the basis of their distinctive response to astronomical forcing depending on greenhouse gas concentrations and polar ice sheet volume. Statistical analysis of the nonlinear behavior encoded in our record reveals the key role that polar ice volume plays in the predictability of Cenozoic climate dynamics.&quot;,&quot;container-title&quot;:&quot;Science&quot;,&quot;DOI&quot;:&quot;10.1126/science.aba6853&quot;,&quot;issue&quot;:&quot;6509&quot;,&quot;note&quot;:&quot;publisher: American Association for the Advancement of Science&quot;,&quot;page&quot;:&quot;1383-1387&quot;,&quot;source&quot;:&quot;science.org (Atypon)&quot;,&quot;title&quot;:&quot;An astronomically dated record of Earth’s climate and its predictability over the last 66 million years&quot;,&quot;volume&quot;:&quot;369&quot;,&quot;author&quot;:[{&quot;family&quot;:&quot;Westerhold&quot;,&quot;given&quot;:&quot;Thomas&quot;},{&quot;family&quot;:&quot;Marwan&quot;,&quot;given&quot;:&quot;Norbert&quot;},{&quot;family&quot;:&quot;Drury&quot;,&quot;given&quot;:&quot;Anna Joy&quot;},{&quot;family&quot;:&quot;Liebrand&quot;,&quot;given&quot;:&quot;Diederik&quot;},{&quot;family&quot;:&quot;Agnini&quot;,&quot;given&quot;:&quot;Claudia&quot;},{&quot;family&quot;:&quot;Anagnostou&quot;,&quot;given&quot;:&quot;Eleni&quot;},{&quot;family&quot;:&quot;Barnet&quot;,&quot;given&quot;:&quot;James S. K.&quot;},{&quot;family&quot;:&quot;Bohaty&quot;,&quot;given&quot;:&quot;Steven M.&quot;},{&quot;family&quot;:&quot;De Vleeschouwer&quot;,&quot;given&quot;:&quot;David&quot;},{&quot;family&quot;:&quot;Florindo&quot;,&quot;given&quot;:&quot;Fabio&quot;},{&quot;family&quot;:&quot;Frederichs&quot;,&quot;given&quot;:&quot;Thomas&quot;},{&quot;family&quot;:&quot;Hodell&quot;,&quot;given&quot;:&quot;David A.&quot;},{&quot;family&quot;:&quot;Holbourn&quot;,&quot;given&quot;:&quot;Ann E.&quot;},{&quot;family&quot;:&quot;Kroon&quot;,&quot;given&quot;:&quot;Dick&quot;},{&quot;family&quot;:&quot;Lauretano&quot;,&quot;given&quot;:&quot;Vittoria&quot;},{&quot;family&quot;:&quot;Littler&quot;,&quot;given&quot;:&quot;Kate&quot;},{&quot;family&quot;:&quot;Lourens&quot;,&quot;given&quot;:&quot;Lucas J.&quot;},{&quot;family&quot;:&quot;Lyle&quot;,&quot;given&quot;:&quot;Mitchell&quot;},{&quot;family&quot;:&quot;Pälike&quot;,&quot;given&quot;:&quot;Heiko&quot;},{&quot;family&quot;:&quot;Röhl&quot;,&quot;given&quot;:&quot;Ursula&quot;},{&quot;family&quot;:&quot;Tian&quot;,&quot;given&quot;:&quot;Jun&quot;},{&quot;family&quot;:&quot;Wilkens&quot;,&quot;given&quot;:&quot;Roy H.&quot;},{&quot;family&quot;:&quot;Wilson&quot;,&quot;given&quot;:&quot;Paul A.&quot;},{&quot;family&quot;:&quot;Zachos&quot;,&quot;given&quot;:&quot;James C.&quot;}],&quot;issued&quot;:{&quot;date-parts&quot;:[[&quot;2020&quot;,9,11]]}}}],&quot;schema&quot;:&quot;https://github.com/citation-style-language/schema/raw/master/csl-citation.json&quot;} RND7JbeZCOh6u"/><text:span text:style-name="T36">.</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Cambria Math" svg:font-family="'Cambria Math'" style:font-family-generic="roman" style:font-pitch="variable"/>
    <style:font-face style:name="Cambria Math1" svg:font-family="'Cambria Math'"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Mangal" svg:font-family="Mangal" style:font-family-generic="system" style:font-pitch="variable"/>
    <style:font-face style:name="Noto Sans CJK SC" svg:font-family="'Noto Sans CJK SC'" style:font-family-generic="system" style:font-pitch="variable"/>
    <style:font-face style:name="Segoe UI" svg:font-family="'Segoe UI'" style:font-family-generic="roman"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arial" svg:font-family="arial" style:font-family-generic="roman" style:font-pitch="variable"/>
    <style:font-face style:name="arial1" svg:font-family="arial" style:font-family-generic="swis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Arial" fo:font-size="11pt" fo:language="en" fo:country="US"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Arial" fo:font-size="11pt" fo:language="en" fo:country="US"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line-height="115%" fo:text-align="start" style:justify-single-word="false" fo:orphans="2" fo:widows="2" fo:hyphenation-ladder-count="no-limit" style:writing-mode="lr-tb"/>
      <style:text-properties style:use-window-font-color="true" loext:opacity="0%" style:font-name="Arial" fo:font-family="Arial" style:font-family-generic="roman" style:font-pitch="variable" fo:font-size="11pt" fo:language="en" fo:country="US" style:letter-kerning="false" style:font-name-asian="Arial1" style:font-family-asian="Arial" style:font-family-generic-asian="system" style:font-pitch-asian="variable" style:font-size-asian="11pt" style:language-asian="zh" style:country-asian="CN" style:font-name-complex="Arial1" style:font-family-complex="Arial" style:font-family-generic-complex="system" style:font-pitch-complex="variable" style:font-size-complex="11pt" style:language-complex="hi" style:country-complex="IN"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style:style>
    <style:style style:name="List" style:family="paragraph" style:parent-style-name="Text_20_body" style:class="list">
      <style:text-properties style:font-name-complex="Lohit Devanagari" style:font-family-complex="'Lohit Devanagari'"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LO-normal" style:next-style-name="LO-normal" style:default-outline-level="1" style:list-style-name="" style:class="text">
      <style:paragraph-properties fo:margin-top="0.706cm" fo:margin-bottom="0.212cm" style:contextual-spacing="false" fo:line-height="100%" fo:keep-together="always" fo:keep-with-next="always"/>
      <style:text-properties fo:font-size="20pt" style:font-size-asian="20pt" style:font-size-complex="20pt"/>
    </style:style>
    <style:style style:name="Heading_20_2" style:display-name="Heading 2" style:family="paragraph" style:parent-style-name="LO-normal" style:next-style-name="LO-normal" style:default-outline-level="2" style:list-style-name="" style:class="text">
      <style:paragraph-properties fo:margin-top="0.635cm" fo:margin-bottom="0.212cm" style:contextual-spacing="false" fo:line-height="100%" fo:keep-together="always" fo:keep-with-next="always"/>
      <style:text-properties fo:font-size="16pt" style:font-size-asian="16pt" style:font-size-complex="16pt"/>
    </style:style>
    <style:style style:name="Heading_20_3" style:display-name="Heading 3" style:family="paragraph" style:parent-style-name="LO-normal" style:next-style-name="LO-normal" style:default-outline-level="3" style:list-style-name="" style:class="text">
      <style:paragraph-properties fo:margin-top="0.564cm" fo:margin-bottom="0.141cm" style:contextual-spacing="false" fo:line-height="100%" fo:keep-together="always" fo:keep-with-next="always"/>
      <style:text-properties fo:color="#434343" loext:opacity="100%" fo:font-size="14pt" style:font-size-asian="14pt" style:font-size-complex="14pt"/>
    </style:style>
    <style:style style:name="Heading_20_4" style:display-name="Heading 4" style:family="paragraph" style:parent-style-name="LO-normal" style:next-style-name="LO-normal" style:default-outline-level="4" style:list-style-name="" style:class="text">
      <style:paragraph-properties fo:margin-top="0.494cm" fo:margin-bottom="0.141cm" style:contextual-spacing="false" fo:line-height="100%" fo:keep-together="always" fo:keep-with-next="always"/>
      <style:text-properties fo:color="#666666" loext:opacity="100%" fo:font-size="12pt" style:font-size-asian="12pt" style:font-size-complex="12pt"/>
    </style:style>
    <style:style style:name="Heading_20_5" style:display-name="Heading 5" style:family="paragraph" style:parent-style-name="LO-normal" style:next-style-name="LO-normal" style:default-outline-level="5" style:list-style-name="" style:class="text">
      <style:paragraph-properties fo:margin-top="0.423cm" fo:margin-bottom="0.141cm" style:contextual-spacing="false" fo:line-height="100%" fo:keep-together="always" fo:keep-with-next="always"/>
      <style:text-properties fo:color="#666666" loext:opacity="100%"/>
    </style:style>
    <style:style style:name="Heading_20_6" style:display-name="Heading 6" style:family="paragraph" style:parent-style-name="LO-normal" style:next-style-name="LO-normal" style:default-outline-level="6" style:list-style-name="" style:class="text">
      <style:paragraph-properties fo:margin-top="0.423cm" fo:margin-bottom="0.141cm" style:contextual-spacing="false" fo:line-height="100%" fo:keep-together="always" fo:keep-with-next="always"/>
      <style:text-properties fo:color="#666666" loext:opacity="100%" fo:font-style="italic" style:font-style-asian="italic"/>
    </style:style>
    <style:style style:name="caption"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LO-normal" style:family="paragraph">
      <style:paragraph-properties fo:margin-top="0cm" fo:margin-bottom="0cm" style:contextual-spacing="false" fo:line-height="115%" fo:text-align="start" style:justify-single-word="false" fo:orphans="2" fo:widows="2" fo:hyphenation-ladder-count="no-limit" style:writing-mode="lr-tb"/>
      <style:text-properties style:use-window-font-color="true" loext:opacity="0%" style:font-name="Arial" fo:font-family="Arial" style:font-family-generic="roman" style:font-pitch="variable" fo:font-size="11pt" fo:language="en" fo:country="US" style:letter-kerning="false" style:font-name-asian="Arial1" style:font-family-asian="Arial" style:font-family-generic-asian="system" style:font-pitch-asian="variable" style:font-size-asian="11pt" style:language-asian="zh" style:country-asian="CN" style:font-name-complex="Arial1" style:font-family-complex="Arial" style:font-family-generic-complex="system" style:font-pitch-complex="variable" style:font-size-complex="11pt" style:language-complex="hi" style:country-complex="IN" fo:hyphenate="false" fo:hyphenation-remain-char-count="2" fo:hyphenation-push-char-count="2" loext:hyphenation-no-caps="false"/>
    </style:style>
    <style:style style:name="Title" style:family="paragraph" style:parent-style-name="LO-normal" style:next-style-name="LO-normal" style:class="chapter">
      <style:paragraph-properties fo:margin-top="0cm" fo:margin-bottom="0.106cm" style:contextual-spacing="false" fo:line-height="100%" fo:keep-together="always" fo:keep-with-next="always"/>
      <style:text-properties fo:font-size="26pt" style:font-size-asian="26pt" style:font-size-complex="26pt"/>
    </style:style>
    <style:style style:name="Subtitle" style:family="paragraph" style:parent-style-name="LO-normal" style:next-style-name="LO-normal" style:class="chapter">
      <style:paragraph-properties fo:margin-top="0cm" fo:margin-bottom="0.564cm" style:contextual-spacing="false" fo:line-height="100%" fo:keep-together="always" fo:keep-with-next="always"/>
      <style:text-properties fo:color="#666666" loext:opacity="100%" fo:font-size="15pt" style:font-size-asian="15pt" style:font-size-complex="15pt"/>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annotation_20_text" style:display-name="annotation text" style:family="paragraph" style:parent-style-name="Standard" loext:linked-style-name="Commentaire_20_Car">
      <style:paragraph-properties fo:line-height="100%"/>
      <style:text-properties fo:font-size="10pt" style:font-size-asian="10pt" style:font-name-complex="Mangal" style:font-family-complex="Mangal" style:font-family-generic-complex="system" style:font-pitch-complex="variable" style:font-size-complex="9pt"/>
    </style:style>
    <style:style style:name="Balloon_20_Text" style:display-name="Balloon Text" style:family="paragraph" style:parent-style-name="Standard" loext:linked-style-name="Texte_20_de_20_bulles_20_Car">
      <style:paragraph-properties fo:line-height="100%"/>
      <style:text-properties style:font-name="Segoe UI" fo:font-family="'Segoe UI'" style:font-family-generic="roman" style:font-pitch="variable" fo:font-size="9pt" style:font-size-asian="9pt" style:font-name-complex="Mangal" style:font-family-complex="Mangal" style:font-family-generic-complex="system" style:font-pitch-complex="variable" style:font-size-complex="8pt"/>
    </style:style>
    <style:style style:name="annotation_20_subject" style:display-name="annotation subject" style:family="paragraph" style:parent-style-name="annotation_20_text" style:next-style-name="annotation_20_text" loext:linked-style-name="Objet_20_du_20_commentaire_20_Car">
      <style:text-properties fo:font-weight="bold" style:font-weight-asian="bold" style:font-weight-complex="bold"/>
    </style:style>
    <style:style style:name="Revision" style:family="paragraph">
      <style:paragraph-properties fo:margin-top="0cm" fo:margin-bottom="0cm" style:contextual-spacing="false" fo:text-align="start" style:justify-single-word="false" fo:orphans="2" fo:widows="2" fo:hyphenation-ladder-count="no-limit" style:writing-mode="lr-tb"/>
      <style:text-properties style:use-window-font-color="true" loext:opacity="0%" style:font-name="Arial" fo:font-family="Arial" style:font-family-generic="roman" style:font-pitch="variable" fo:font-size="11pt" fo:language="en" fo:country="US" style:letter-kerning="false" style:font-name-asian="Arial1" style:font-family-asian="Arial" style:font-family-generic-asian="system" style:font-pitch-asian="variable" style:font-size-asian="11pt" style:language-asian="zh" style:country-asian="CN" style:font-name-complex="Mangal" style:font-family-complex="Mangal" style:font-family-generic-complex="system" style:font-pitch-complex="variable" style:font-size-complex="10pt" style:language-complex="hi" style:country-complex="IN" fo:hyphenate="true" fo:hyphenation-remain-char-count="2" fo:hyphenation-push-char-count="2" loext:hyphenation-no-caps="false"/>
    </style:style>
    <style:style style:name="Bibliography_20_1" style:display-name="Bibliography 1" style:family="paragraph" style:parent-style-name="Index" style:class="index">
      <style:paragraph-properties fo:margin-left="0.889cm" fo:margin-right="0cm" fo:margin-top="0cm" fo:margin-bottom="0.423cm" style:contextual-spacing="false" style:line-height-at-least="0.423cm" fo:text-indent="-0.889cm" style:auto-text-indent="false">
        <style:tab-stops>
          <style:tab-stop style:position="0.889cm"/>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Internet_20_link" style:display-name="Internet link" style:family="text">
      <style:text-properties fo:color="#000080" loext:opacity="100%" style:text-underline-style="solid" style:text-underline-width="auto" style:text-underline-color="font-color"/>
    </style:style>
    <style:style style:name="Commentaire_20_Car" style:display-name="Commentaire Car" style:family="text" style:parent-style-name="Default_20_Paragraph_20_Font" loext:linked-style-name="annotation_20_text">
      <style:text-properties fo:font-size="10pt" style:font-size-asian="10pt" style:font-name-complex="Mangal" style:font-family-complex="Mangal" style:font-family-generic-complex="system" style:font-pitch-complex="variable" style:font-size-complex="9pt"/>
    </style:style>
    <style:style style:name="annotation_20_reference" style:display-name="annotation reference" style:family="text" style:parent-style-name="Default_20_Paragraph_20_Font">
      <style:text-properties fo:font-size="8pt" style:font-size-asian="8pt" style:font-size-complex="8pt"/>
    </style:style>
    <style:style style:name="Texte_20_de_20_bulles_20_Car" style:display-name="Texte de bulles Car" style:family="text" style:parent-style-name="Default_20_Paragraph_20_Font" loext:linked-style-name="Balloon_20_Text">
      <style:text-properties style:font-name="Segoe UI" fo:font-family="'Segoe UI'" style:font-family-generic="roman" style:font-pitch="variable" fo:font-size="9pt" style:font-size-asian="9pt" style:font-name-complex="Mangal" style:font-family-complex="Mangal" style:font-family-generic-complex="system" style:font-pitch-complex="variable" style:font-size-complex="8pt"/>
    </style:style>
    <style:style style:name="Objet_20_du_20_commentaire_20_Car" style:display-name="Objet du commentaire Car" style:family="text" style:parent-style-name="Commentaire_20_Car" loext:linked-style-name="annotation_20_subject">
      <style:text-properties fo:font-size="10pt" fo:font-weight="bold" style:font-size-asian="10pt" style:font-weight-asian="bold" style:font-name-complex="Mangal" style:font-family-complex="Mangal" style:font-family-generic-complex="system" style:font-pitch-complex="variable" style:font-size-complex="9pt" style:font-weight-complex="bold"/>
    </style:style>
    <style:style style:name="Line_20_numbering" style:display-name="Line numbering" style:family="text"/>
    <style:style style:name="Fonte_20_parág._20_padrão" style:display-name="Fonte parág. padrão"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1.27cm" fo:margin-bottom="2.54cm" fo:margin-left="2.54cm" fo:margin-right="2.54cm" style:writing-mode="lr-tb" style:layout-grid-color="#c0c0c0" style:layout-grid-lines="129" style:layout-grid-base-height="0.176cm" style:layout-grid-ruby-height="0cm" style:layout-grid-mode="none" style:layout-grid-ruby-below="false" style:layout-grid-print="false" style:layout-grid-display="false" style:layout-grid-base-width="0.459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LO-normal"/>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30T06:34:00</meta:creation-date>
    <dc:language>en-US</dc:language>
    <dc:date>2024-08-16T17:38:45.725743883</dc:date>
    <meta:editing-cycles>419</meta:editing-cycles>
    <meta:editing-duration>P2DT8H7M40S</meta:editing-duration>
    <meta:generator>LibreOffice/7.3.7.2$Linux_X86_64 LibreOffice_project/30$Build-2</meta:generator>
    <dc:creator>Lucas Buffan</dc:creator>
    <meta:document-statistic meta:table-count="0" meta:image-count="1" meta:object-count="0" meta:page-count="23" meta:paragraph-count="164" meta:word-count="9836" meta:character-count="66648" meta:non-whitespace-character-count="56924"/>
    <meta:user-defined meta:name="AppVersion">15.0000</meta:user-defined>
    <meta:user-defined meta:name="ZOTERO_PREF_1">&lt;data data-version="3" zotero-version="6.0.35"&gt;&lt;session id="0jgFnUia"/&gt;&lt;style id="http://www.zotero.org/styles/pnas" hasBibliography="1" bibliographyStyleHasBeenSet="1"/&gt;&lt;prefs&gt;&lt;pref name="fieldType" value="ReferenceMark"/&gt;&lt;pref name="automaticJournalAbbr</meta:user-defined>
    <meta:user-defined meta:name="ZOTERO_PREF_2">eviations" value="true"/&gt;&lt;/prefs&gt;&lt;/data&gt;</meta:user-defined>
    <meta:template xlink:type="simple" xlink:actuate="onRequest" xlink:title="Normal.dotm" xlink:href=""/>
  </office:meta>
</office:document-meta>
</file>